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2in"/>
    </style:style>
    <style:style style:name="co2" style:family="table-column">
      <style:table-column-properties fo:break-before="auto" style:column-width="4.2925in"/>
    </style:style>
    <style:style style:name="co3" style:family="table-column">
      <style:table-column-properties fo:break-before="auto" style:column-width="0.5256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0.69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coregion_statistics_wdpa_20203_no_oecm_ecoregions_20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ot_vector_sqkm</text:p>
          </table:table-cell>
          <table:table-cell office:value-type="string" calcext:value-type="string">
            <text:p>tot_raster_sqkm</text:p>
          </table:table-cell>
          <table:table-cell office:value-type="string" calcext:value-type="string">
            <text:p>ratio_rv</text:p>
          </table:table-cell>
          <table:table-cell office:value-type="string" calcext:value-type="string">
            <text:p>prot_raster_sqkm</text:p>
          </table:table-cell>
          <table:table-cell office:value-type="string" calcext:value-type="string">
            <text:p>perc_pr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arctic</text:p>
          </table:table-cell>
          <table:table-cell office:value-type="string" calcext:value-type="string">
            <text:p>ppow</text:p>
          </table:table-cell>
          <table:table-cell office:value-type="float" office:value="29404055.3346948" calcext:value-type="float">
            <text:p>29404055.3346948</text:p>
          </table:table-cell>
          <table:table-cell office:value-type="float" office:value="29404056.5997594" calcext:value-type="float">
            <text:p>29404056.5997594</text:p>
          </table:table-cell>
          <table:table-cell office:value-type="float" office:value="100" calcext:value-type="float">
            <text:p>100</text:p>
          </table:table-cell>
          <table:table-cell office:value-type="float" office:value="2724409.55638391" calcext:value-type="float">
            <text:p>2724409.55638391</text:p>
          </table:table-cell>
          <table:table-cell office:value-type="float" office:value="9.27" calcext:value-type="float">
            <text:p>9.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arctic Polar Front</text:p>
          </table:table-cell>
          <table:table-cell office:value-type="string" calcext:value-type="string">
            <text:p>ppow</text:p>
          </table:table-cell>
          <table:table-cell office:value-type="float" office:value="14126890.9076274" calcext:value-type="float">
            <text:p>14126890.9076274</text:p>
          </table:table-cell>
          <table:table-cell office:value-type="float" office:value="14126897.3866756" calcext:value-type="float">
            <text:p>14126897.3866756</text:p>
          </table:table-cell>
          <table:table-cell office:value-type="float" office:value="100" calcext:value-type="float">
            <text:p>100</text:p>
          </table:table-cell>
          <table:table-cell office:value-type="float" office:value="1425538.64431707" calcext:value-type="float">
            <text:p>1425538.64431707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ctic</text:p>
          </table:table-cell>
          <table:table-cell office:value-type="string" calcext:value-type="string">
            <text:p>ppow</text:p>
          </table:table-cell>
          <table:table-cell office:value-type="float" office:value="7868257.92170766" calcext:value-type="float">
            <text:p>7868257.92170766</text:p>
          </table:table-cell>
          <table:table-cell office:value-type="float" office:value="7868261.23673944" calcext:value-type="float">
            <text:p>7868261.23673944</text:p>
          </table:table-cell>
          <table:table-cell office:value-type="float" office:value="100" calcext:value-type="float">
            <text:p>100</text:p>
          </table:table-cell>
          <table:table-cell office:value-type="float" office:value="108828.56233271" calcext:value-type="float">
            <text:p>108828.56233271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nguela Current</text:p>
          </table:table-cell>
          <table:table-cell office:value-type="string" calcext:value-type="string">
            <text:p>ppow</text:p>
          </table:table-cell>
          <table:table-cell office:value-type="float" office:value="1332367.98579378" calcext:value-type="float">
            <text:p>1332367.98579378</text:p>
          </table:table-cell>
          <table:table-cell office:value-type="float" office:value="1332364.06056861" calcext:value-type="float">
            <text:p>1332364.06056861</text:p>
          </table:table-cell>
          <table:table-cell office:value-type="float" office:value="100" calcext:value-type="float">
            <text:p>100</text:p>
          </table:table-cell>
          <table:table-cell office:value-type="float" office:value="4053.70879440123" calcext:value-type="float">
            <text:p>4053.7087944012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 Sea</text:p>
          </table:table-cell>
          <table:table-cell office:value-type="string" calcext:value-type="string">
            <text:p>ppow</text:p>
          </table:table-cell>
          <table:table-cell office:value-type="float" office:value="292026.870036053" calcext:value-type="float">
            <text:p>292026.870036053</text:p>
          </table:table-cell>
          <table:table-cell office:value-type="float" office:value="292026.87308805" calcext:value-type="float">
            <text:p>292026.8730880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lifornia Current</text:p>
          </table:table-cell>
          <table:table-cell office:value-type="string" calcext:value-type="string">
            <text:p>ppow</text:p>
          </table:table-cell>
          <table:table-cell office:value-type="float" office:value="1471740.78407564" calcext:value-type="float">
            <text:p>1471740.78407564</text:p>
          </table:table-cell>
          <table:table-cell office:value-type="float" office:value="1471732.09912854" calcext:value-type="float">
            <text:p>1471732.09912854</text:p>
          </table:table-cell>
          <table:table-cell office:value-type="float" office:value="100" calcext:value-type="float">
            <text:p>100</text:p>
          </table:table-cell>
          <table:table-cell office:value-type="float" office:value="20176.5455309547" calcext:value-type="float">
            <text:p>20176.5455309547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ary Current</text:p>
          </table:table-cell>
          <table:table-cell office:value-type="string" calcext:value-type="string">
            <text:p>ppow</text:p>
          </table:table-cell>
          <table:table-cell office:value-type="float" office:value="1796886.46475852" calcext:value-type="float">
            <text:p>1796886.46475852</text:p>
          </table:table-cell>
          <table:table-cell office:value-type="float" office:value="1796882.48716631" calcext:value-type="float">
            <text:p>1796882.48716631</text:p>
          </table:table-cell>
          <table:table-cell office:value-type="float" office:value="100" calcext:value-type="float">
            <text:p>100</text:p>
          </table:table-cell>
          <table:table-cell office:value-type="float" office:value="18791.8608695792" calcext:value-type="float">
            <text:p>18791.860869579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astern Tropical Pacific</text:p>
          </table:table-cell>
          <table:table-cell office:value-type="string" calcext:value-type="string">
            <text:p>ppow</text:p>
          </table:table-cell>
          <table:table-cell office:value-type="float" office:value="11745020.2378397" calcext:value-type="float">
            <text:p>11745020.2378397</text:p>
          </table:table-cell>
          <table:table-cell office:value-type="float" office:value="11744987.4636689" calcext:value-type="float">
            <text:p>11744987.4636689</text:p>
          </table:table-cell>
          <table:table-cell office:value-type="float" office:value="100" calcext:value-type="float">
            <text:p>100</text:p>
          </table:table-cell>
          <table:table-cell office:value-type="float" office:value="701076.768616653" calcext:value-type="float">
            <text:p>701076.768616653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quatorial Atlantic</text:p>
          </table:table-cell>
          <table:table-cell office:value-type="string" calcext:value-type="string">
            <text:p>ppow</text:p>
          </table:table-cell>
          <table:table-cell office:value-type="float" office:value="15997733.4983095" calcext:value-type="float">
            <text:p>15997733.4983095</text:p>
          </table:table-cell>
          <table:table-cell office:value-type="float" office:value="15997733.9055873" calcext:value-type="float">
            <text:p>15997733.9055873</text:p>
          </table:table-cell>
          <table:table-cell office:value-type="float" office:value="100" calcext:value-type="float">
            <text:p>100</text:p>
          </table:table-cell>
          <table:table-cell office:value-type="float" office:value="1016362.84777213" calcext:value-type="float">
            <text:p>1016362.84777213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quatorial Pacific</text:p>
          </table:table-cell>
          <table:table-cell office:value-type="string" calcext:value-type="string">
            <text:p>ppow</text:p>
          </table:table-cell>
          <table:table-cell office:value-type="float" office:value="9135517.95412306" calcext:value-type="float">
            <text:p>9135517.95412306</text:p>
          </table:table-cell>
          <table:table-cell office:value-type="float" office:value="9135517.26868467" calcext:value-type="float">
            <text:p>9135517.26868467</text:p>
          </table:table-cell>
          <table:table-cell office:value-type="float" office:value="100" calcext:value-type="float">
            <text:p>100</text:p>
          </table:table-cell>
          <table:table-cell office:value-type="float" office:value="637655.021378613" calcext:value-type="float">
            <text:p>637655.021378613</text:p>
          </table:table-cell>
          <table:table-cell office:value-type="float" office:value="6.98" calcext:value-type="float">
            <text:p>6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inea Current</text:p>
          </table:table-cell>
          <table:table-cell office:value-type="string" calcext:value-type="string">
            <text:p>ppow</text:p>
          </table:table-cell>
          <table:table-cell office:value-type="float" office:value="626180.195588832" calcext:value-type="float">
            <text:p>626180.195588832</text:p>
          </table:table-cell>
          <table:table-cell office:value-type="float" office:value="626180.194986223" calcext:value-type="float">
            <text:p>626180.1949862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lf Stream</text:p>
          </table:table-cell>
          <table:table-cell office:value-type="string" calcext:value-type="string">
            <text:p>ppow</text:p>
          </table:table-cell>
          <table:table-cell office:value-type="float" office:value="1189348.9607448" calcext:value-type="float">
            <text:p>1189348.9607448</text:p>
          </table:table-cell>
          <table:table-cell office:value-type="float" office:value="1189348.97252325" calcext:value-type="float">
            <text:p>1189348.97252325</text:p>
          </table:table-cell>
          <table:table-cell office:value-type="float" office:value="100" calcext:value-type="float">
            <text:p>100</text:p>
          </table:table-cell>
          <table:table-cell office:value-type="float" office:value="15408.027956371" calcext:value-type="float">
            <text:p>15408.027956371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umboldt Current</text:p>
          </table:table-cell>
          <table:table-cell office:value-type="string" calcext:value-type="string">
            <text:p>ppow</text:p>
          </table:table-cell>
          <table:table-cell office:value-type="float" office:value="3120584.55725579" calcext:value-type="float">
            <text:p>3120584.55725579</text:p>
          </table:table-cell>
          <table:table-cell office:value-type="float" office:value="3120592.0056217" calcext:value-type="float">
            <text:p>3120592.0056217</text:p>
          </table:table-cell>
          <table:table-cell office:value-type="float" office:value="100" calcext:value-type="float">
            <text:p>100</text:p>
          </table:table-cell>
          <table:table-cell office:value-type="float" office:value="248563.120610232" calcext:value-type="float">
            <text:p>248563.120610232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uthern Indian Ocean</text:p>
          </table:table-cell>
          <table:table-cell office:value-type="string" calcext:value-type="string">
            <text:p>ppow</text:p>
          </table:table-cell>
          <table:table-cell office:value-type="float" office:value="18465769.4936417" calcext:value-type="float">
            <text:p>18465769.4936417</text:p>
          </table:table-cell>
          <table:table-cell office:value-type="float" office:value="18465771.7473289" calcext:value-type="float">
            <text:p>18465771.7473289</text:p>
          </table:table-cell>
          <table:table-cell office:value-type="float" office:value="100" calcext:value-type="float">
            <text:p>100</text:p>
          </table:table-cell>
          <table:table-cell office:value-type="float" office:value="528091.264334847" calcext:value-type="float">
            <text:p>528091.264334847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thern Indian Ocean</text:p>
          </table:table-cell>
          <table:table-cell office:value-type="string" calcext:value-type="string">
            <text:p>ppow</text:p>
          </table:table-cell>
          <table:table-cell office:value-type="float" office:value="19034986.869037" calcext:value-type="float">
            <text:p>19034986.869037</text:p>
          </table:table-cell>
          <table:table-cell office:value-type="float" office:value="19034986.9669424" calcext:value-type="float">
            <text:p>19034986.9669424</text:p>
          </table:table-cell>
          <table:table-cell office:value-type="float" office:value="100" calcext:value-type="float">
            <text:p>100</text:p>
          </table:table-cell>
          <table:table-cell office:value-type="float" office:value="1024098.49869938" calcext:value-type="float">
            <text:p>1024098.49869938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donesian Through-Flow</text:p>
          </table:table-cell>
          <table:table-cell office:value-type="string" calcext:value-type="string">
            <text:p>ppow</text:p>
          </table:table-cell>
          <table:table-cell office:value-type="float" office:value="3571583.76209216" calcext:value-type="float">
            <text:p>3571583.76209216</text:p>
          </table:table-cell>
          <table:table-cell office:value-type="float" office:value="3571589.97992909" calcext:value-type="float">
            <text:p>3571589.97992909</text:p>
          </table:table-cell>
          <table:table-cell office:value-type="float" office:value="100" calcext:value-type="float">
            <text:p>100</text:p>
          </table:table-cell>
          <table:table-cell office:value-type="float" office:value="150045.436330415" calcext:value-type="float">
            <text:p>150045.43633041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ter American Seas</text:p>
          </table:table-cell>
          <table:table-cell office:value-type="string" calcext:value-type="string">
            <text:p>ppow</text:p>
          </table:table-cell>
          <table:table-cell office:value-type="float" office:value="3321487.99135838" calcext:value-type="float">
            <text:p>3321487.99135838</text:p>
          </table:table-cell>
          <table:table-cell office:value-type="float" office:value="3321488.32487083" calcext:value-type="float">
            <text:p>3321488.32487083</text:p>
          </table:table-cell>
          <table:table-cell office:value-type="float" office:value="100" calcext:value-type="float">
            <text:p>100</text:p>
          </table:table-cell>
          <table:table-cell office:value-type="float" office:value="158207.508838598" calcext:value-type="float">
            <text:p>158207.508838598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uroshio-Oyashio Current</text:p>
          </table:table-cell>
          <table:table-cell office:value-type="string" calcext:value-type="string">
            <text:p>ppow</text:p>
          </table:table-cell>
          <table:table-cell office:value-type="float" office:value="1063252.55678329" calcext:value-type="float">
            <text:p>1063252.55678329</text:p>
          </table:table-cell>
          <table:table-cell office:value-type="float" office:value="1063247.46643492" calcext:value-type="float">
            <text:p>1063247.46643492</text:p>
          </table:table-cell>
          <table:table-cell office:value-type="float" office:value="100" calcext:value-type="float">
            <text:p>100</text:p>
          </table:table-cell>
          <table:table-cell office:value-type="float" office:value="40495.2646909649" calcext:value-type="float">
            <text:p>40495.2646909649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euwin Current</text:p>
          </table:table-cell>
          <table:table-cell office:value-type="string" calcext:value-type="string">
            <text:p>ppow</text:p>
          </table:table-cell>
          <table:table-cell office:value-type="float" office:value="1357488.36722541" calcext:value-type="float">
            <text:p>1357488.36722541</text:p>
          </table:table-cell>
          <table:table-cell office:value-type="float" office:value="1357482.19592798" calcext:value-type="float">
            <text:p>1357482.19592798</text:p>
          </table:table-cell>
          <table:table-cell office:value-type="float" office:value="100" calcext:value-type="float">
            <text:p>100</text:p>
          </table:table-cell>
          <table:table-cell office:value-type="float" office:value="324498.444361536" calcext:value-type="float">
            <text:p>324498.444361536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lvinas Current</text:p>
          </table:table-cell>
          <table:table-cell office:value-type="string" calcext:value-type="string">
            <text:p>ppow</text:p>
          </table:table-cell>
          <table:table-cell office:value-type="float" office:value="686582.511681257" calcext:value-type="float">
            <text:p>686582.511681257</text:p>
          </table:table-cell>
          <table:table-cell office:value-type="float" office:value="686582.490278653" calcext:value-type="float">
            <text:p>686582.49027865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editerranean</text:p>
          </table:table-cell>
          <table:table-cell office:value-type="string" calcext:value-type="string">
            <text:p>ppow</text:p>
          </table:table-cell>
          <table:table-cell office:value-type="float" office:value="1840882.84767659" calcext:value-type="float">
            <text:p>1840882.84767659</text:p>
          </table:table-cell>
          <table:table-cell office:value-type="float" office:value="1840882.89189578" calcext:value-type="float">
            <text:p>1840882.89189578</text:p>
          </table:table-cell>
          <table:table-cell office:value-type="float" office:value="100" calcext:value-type="float">
            <text:p>100</text:p>
          </table:table-cell>
          <table:table-cell office:value-type="float" office:value="108734.973835006" calcext:value-type="float">
            <text:p>108734.973835006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uthwest Pacific</text:p>
          </table:table-cell>
          <table:table-cell office:value-type="string" calcext:value-type="string">
            <text:p>ppow</text:p>
          </table:table-cell>
          <table:table-cell office:value-type="float" office:value="7788312.01335117" calcext:value-type="float">
            <text:p>7788312.01335117</text:p>
          </table:table-cell>
          <table:table-cell office:value-type="float" office:value="7788325.3945775" calcext:value-type="float">
            <text:p>7788325.3945775</text:p>
          </table:table-cell>
          <table:table-cell office:value-type="float" office:value="100" calcext:value-type="float">
            <text:p>100</text:p>
          </table:table-cell>
          <table:table-cell office:value-type="float" office:value="2612897.86003408" calcext:value-type="float">
            <text:p>2612897.86003408</text:p>
          </table:table-cell>
          <table:table-cell office:value-type="float" office:value="33.55" calcext:value-type="float">
            <text:p>33.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rth Atlantic Current</text:p>
          </table:table-cell>
          <table:table-cell office:value-type="string" calcext:value-type="string">
            <text:p>ppow</text:p>
          </table:table-cell>
          <table:table-cell office:value-type="float" office:value="6188629.67239847" calcext:value-type="float">
            <text:p>6188629.67239847</text:p>
          </table:table-cell>
          <table:table-cell office:value-type="float" office:value="6188624.56429365" calcext:value-type="float">
            <text:p>6188624.56429365</text:p>
          </table:table-cell>
          <table:table-cell office:value-type="float" office:value="100" calcext:value-type="float">
            <text:p>100</text:p>
          </table:table-cell>
          <table:table-cell office:value-type="float" office:value="483350.790447044" calcext:value-type="float">
            <text:p>483350.790447044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rth Central Atlantic</text:p>
          </table:table-cell>
          <table:table-cell office:value-type="string" calcext:value-type="string">
            <text:p>ppow</text:p>
          </table:table-cell>
          <table:table-cell office:value-type="float" office:value="12139399.3976566" calcext:value-type="float">
            <text:p>12139399.3976566</text:p>
          </table:table-cell>
          <table:table-cell office:value-type="float" office:value="12139395.8601338" calcext:value-type="float">
            <text:p>12139395.8601338</text:p>
          </table:table-cell>
          <table:table-cell office:value-type="float" office:value="100" calcext:value-type="float">
            <text:p>100</text:p>
          </table:table-cell>
          <table:table-cell office:value-type="float" office:value="194847.30797421" calcext:value-type="float">
            <text:p>194847.30797421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rth Central Pacific</text:p>
          </table:table-cell>
          <table:table-cell office:value-type="string" calcext:value-type="string">
            <text:p>ppow</text:p>
          </table:table-cell>
          <table:table-cell office:value-type="float" office:value="36145240.4268374" calcext:value-type="float">
            <text:p>36145240.4268374</text:p>
          </table:table-cell>
          <table:table-cell office:value-type="float" office:value="36145231.1062311" calcext:value-type="float">
            <text:p>36145231.1062311</text:p>
          </table:table-cell>
          <table:table-cell office:value-type="float" office:value="100" calcext:value-type="float">
            <text:p>100</text:p>
          </table:table-cell>
          <table:table-cell office:value-type="float" office:value="2931776.89874676" calcext:value-type="float">
            <text:p>2931776.89874676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rth Pacific Current</text:p>
          </table:table-cell>
          <table:table-cell office:value-type="string" calcext:value-type="string">
            <text:p>ppow</text:p>
          </table:table-cell>
          <table:table-cell office:value-type="float" office:value="7390619.86024644" calcext:value-type="float">
            <text:p>7390619.86024644</text:p>
          </table:table-cell>
          <table:table-cell office:value-type="float" office:value="7390619.85110386" calcext:value-type="float">
            <text:p>7390619.851103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d Sea</text:p>
          </table:table-cell>
          <table:table-cell office:value-type="string" calcext:value-type="string">
            <text:p>ppow</text:p>
          </table:table-cell>
          <table:table-cell office:value-type="float" office:value="229820.869259182" calcext:value-type="float">
            <text:p>229820.869259182</text:p>
          </table:table-cell>
          <table:table-cell office:value-type="float" office:value="229820.614089617" calcext:value-type="float">
            <text:p>229820.614089617</text:p>
          </table:table-cell>
          <table:table-cell office:value-type="float" office:value="100" calcext:value-type="float">
            <text:p>100</text:p>
          </table:table-cell>
          <table:table-cell office:value-type="float" office:value="627.385610900771" calcext:value-type="float">
            <text:p>627.385610900771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a of Japan/East Sea</text:p>
          </table:table-cell>
          <table:table-cell office:value-type="string" calcext:value-type="string">
            <text:p>ppow</text:p>
          </table:table-cell>
          <table:table-cell office:value-type="float" office:value="740969.565820335" calcext:value-type="float">
            <text:p>740969.565820335</text:p>
          </table:table-cell>
          <table:table-cell office:value-type="float" office:value="740969.604997112" calcext:value-type="float">
            <text:p>740969.604997112</text:p>
          </table:table-cell>
          <table:table-cell office:value-type="float" office:value="100" calcext:value-type="float">
            <text:p>100</text:p>
          </table:table-cell>
          <table:table-cell office:value-type="float" office:value="33867.763464221" calcext:value-type="float">
            <text:p>33867.763464221</text:p>
          </table:table-cell>
          <table:table-cell office:value-type="float" office:value="4.57" calcext:value-type="float">
            <text:p>4.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mali Current</text:p>
          </table:table-cell>
          <table:table-cell office:value-type="string" calcext:value-type="string">
            <text:p>ppow</text:p>
          </table:table-cell>
          <table:table-cell office:value-type="float" office:value="2596016.31307836" calcext:value-type="float">
            <text:p>2596016.31307836</text:p>
          </table:table-cell>
          <table:table-cell office:value-type="float" office:value="2596016.3688408" calcext:value-type="float">
            <text:p>2596016.3688408</text:p>
          </table:table-cell>
          <table:table-cell office:value-type="float" office:value="100" calcext:value-type="float">
            <text:p>100</text:p>
          </table:table-cell>
          <table:table-cell office:value-type="float" office:value="26.826866039112" calcext:value-type="float">
            <text:p>26.826866039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uth Central Atlantic</text:p>
          </table:table-cell>
          <table:table-cell office:value-type="string" calcext:value-type="string">
            <text:p>ppow</text:p>
          </table:table-cell>
          <table:table-cell office:value-type="float" office:value="14715177.474055" calcext:value-type="float">
            <text:p>14715177.474055</text:p>
          </table:table-cell>
          <table:table-cell office:value-type="float" office:value="14715173.4532528" calcext:value-type="float">
            <text:p>14715173.4532528</text:p>
          </table:table-cell>
          <table:table-cell office:value-type="float" office:value="100" calcext:value-type="float">
            <text:p>100</text:p>
          </table:table-cell>
          <table:table-cell office:value-type="float" office:value="472494.659191656" calcext:value-type="float">
            <text:p>472494.659191656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uth Central Pacific</text:p>
          </table:table-cell>
          <table:table-cell office:value-type="string" calcext:value-type="string">
            <text:p>ppow</text:p>
          </table:table-cell>
          <table:table-cell office:value-type="float" office:value="41391368.910763" calcext:value-type="float">
            <text:p>41391368.910763</text:p>
          </table:table-cell>
          <table:table-cell office:value-type="float" office:value="41391371.5956145" calcext:value-type="float">
            <text:p>41391371.5956145</text:p>
          </table:table-cell>
          <table:table-cell office:value-type="float" office:value="100" calcext:value-type="float">
            <text:p>100</text:p>
          </table:table-cell>
          <table:table-cell office:value-type="float" office:value="4897414.58863231" calcext:value-type="float">
            <text:p>4897414.58863231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uth China Sea</text:p>
          </table:table-cell>
          <table:table-cell office:value-type="string" calcext:value-type="string">
            <text:p>ppow</text:p>
          </table:table-cell>
          <table:table-cell office:value-type="float" office:value="1586356.48647686" calcext:value-type="float">
            <text:p>1586356.48647686</text:p>
          </table:table-cell>
          <table:table-cell office:value-type="float" office:value="1586356.50694171" calcext:value-type="float">
            <text:p>1586356.50694171</text:p>
          </table:table-cell>
          <table:table-cell office:value-type="float" office:value="100" calcext:value-type="float">
            <text:p>100</text:p>
          </table:table-cell>
          <table:table-cell office:value-type="float" office:value="1975.78680778525" calcext:value-type="float">
            <text:p>1975.7868077852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bantarctic</text:p>
          </table:table-cell>
          <table:table-cell office:value-type="string" calcext:value-type="string">
            <text:p>ppow</text:p>
          </table:table-cell>
          <table:table-cell office:value-type="float" office:value="16861221.4155813" calcext:value-type="float">
            <text:p>16861221.4155813</text:p>
          </table:table-cell>
          <table:table-cell office:value-type="float" office:value="16861239.1333451" calcext:value-type="float">
            <text:p>16861239.1333451</text:p>
          </table:table-cell>
          <table:table-cell office:value-type="float" office:value="100" calcext:value-type="float">
            <text:p>100</text:p>
          </table:table-cell>
          <table:table-cell office:value-type="float" office:value="593801.70269348" calcext:value-type="float">
            <text:p>593801.70269348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barctic Pacific</text:p>
          </table:table-cell>
          <table:table-cell office:value-type="string" calcext:value-type="string">
            <text:p>ppow</text:p>
          </table:table-cell>
          <table:table-cell office:value-type="float" office:value="8234986.46529212" calcext:value-type="float">
            <text:p>8234986.46529212</text:p>
          </table:table-cell>
          <table:table-cell office:value-type="float" office:value="8234986.97179862" calcext:value-type="float">
            <text:p>8234986.97179862</text:p>
          </table:table-cell>
          <table:table-cell office:value-type="float" office:value="100" calcext:value-type="float">
            <text:p>100</text:p>
          </table:table-cell>
          <table:table-cell office:value-type="float" office:value="26183.4825943424" calcext:value-type="float">
            <text:p>26183.4825943424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uthern Subtropical Front</text:p>
          </table:table-cell>
          <table:table-cell office:value-type="string" calcext:value-type="string">
            <text:p>ppow</text:p>
          </table:table-cell>
          <table:table-cell office:value-type="float" office:value="21859819.1745488" calcext:value-type="float">
            <text:p>21859819.1745488</text:p>
          </table:table-cell>
          <table:table-cell office:value-type="float" office:value="21859847.3952231" calcext:value-type="float">
            <text:p>21859847.3952231</text:p>
          </table:table-cell>
          <table:table-cell office:value-type="float" office:value="100" calcext:value-type="float">
            <text:p>100</text:p>
          </table:table-cell>
          <table:table-cell office:value-type="float" office:value="987265.728576569" calcext:value-type="float">
            <text:p>987265.728576569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ubarctic Atlantic</text:p>
          </table:table-cell>
          <table:table-cell office:value-type="string" calcext:value-type="string">
            <text:p>ppow</text:p>
          </table:table-cell>
          <table:table-cell office:value-type="float" office:value="4337706.88004335" calcext:value-type="float">
            <text:p>4337706.88004335</text:p>
          </table:table-cell>
          <table:table-cell office:value-type="float" office:value="4337706.45600846" calcext:value-type="float">
            <text:p>4337706.45600846</text:p>
          </table:table-cell>
          <table:table-cell office:value-type="float" office:value="100" calcext:value-type="float">
            <text:p>100</text:p>
          </table:table-cell>
          <table:table-cell office:value-type="float" office:value="140917.255566182" calcext:value-type="float">
            <text:p>140917.255566182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gulhas Current</text:p>
          </table:table-cell>
          <table:table-cell office:value-type="string" calcext:value-type="string">
            <text:p>ppow</text:p>
          </table:table-cell>
          <table:table-cell office:value-type="float" office:value="2110446.72402275" calcext:value-type="float">
            <text:p>2110446.72402275</text:p>
          </table:table-cell>
          <table:table-cell office:value-type="float" office:value="2110446.59552904" calcext:value-type="float">
            <text:p>2110446.59552904</text:p>
          </table:table-cell>
          <table:table-cell office:value-type="float" office:value="100" calcext:value-type="float">
            <text:p>100</text:p>
          </table:table-cell>
          <table:table-cell office:value-type="float" office:value="22289.4203171129" calcext:value-type="float">
            <text:p>22289.4203171129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teow</text:p>
          </table:table-cell>
          <table:table-cell office:value-type="float" office:value="1038862.88079596" calcext:value-type="float">
            <text:p>1038862.88079596</text:p>
          </table:table-cell>
          <table:table-cell office:value-type="float" office:value="1038862.77216995" calcext:value-type="float">
            <text:p>1038862.77216995</text:p>
          </table:table-cell>
          <table:table-cell office:value-type="float" office:value="100" calcext:value-type="float">
            <text:p>100</text:p>
          </table:table-cell>
          <table:table-cell office:value-type="float" office:value="100816.095169753" calcext:value-type="float">
            <text:p>100816.095169753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ock and Ice</text:p>
          </table:table-cell>
          <table:table-cell office:value-type="string" calcext:value-type="string">
            <text:p>teow</text:p>
          </table:table-cell>
          <table:table-cell office:value-type="float" office:value="11094367.5206902" calcext:value-type="float">
            <text:p>11094367.5206902</text:p>
          </table:table-cell>
          <table:table-cell office:value-type="float" office:value="11094367.6374528" calcext:value-type="float">
            <text:p>11094367.6374528</text:p>
          </table:table-cell>
          <table:table-cell office:value-type="float" office:value="100" calcext:value-type="float">
            <text:p>100</text:p>
          </table:table-cell>
          <table:table-cell office:value-type="float" office:value="759050.86329551" calcext:value-type="float">
            <text:p>759050.86329551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Admiralty Islands lowland rain forests</text:p>
          </table:table-cell>
          <table:table-cell office:value-type="string" calcext:value-type="string">
            <text:p>teow</text:p>
          </table:table-cell>
          <table:table-cell office:value-type="float" office:value="2025.01971987668" calcext:value-type="float">
            <text:p>2025.01971987668</text:p>
          </table:table-cell>
          <table:table-cell office:value-type="float" office:value="2025.01971450315" calcext:value-type="float">
            <text:p>2025.01971450315</text:p>
          </table:table-cell>
          <table:table-cell office:value-type="float" office:value="100" calcext:value-type="float">
            <text:p>100</text:p>
          </table:table-cell>
          <table:table-cell office:value-type="float" office:value="33.5322703131208" calcext:value-type="float">
            <text:p>33.5322703131208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Banda Sea Islands moist deciduous forests</text:p>
          </table:table-cell>
          <table:table-cell office:value-type="string" calcext:value-type="string">
            <text:p>teow</text:p>
          </table:table-cell>
          <table:table-cell office:value-type="float" office:value="7234.70636177727" calcext:value-type="float">
            <text:p>7234.70636177727</text:p>
          </table:table-cell>
          <table:table-cell office:value-type="float" office:value="7234.70632185402" calcext:value-type="float">
            <text:p>7234.70632185402</text:p>
          </table:table-cell>
          <table:table-cell office:value-type="float" office:value="100" calcext:value-type="float">
            <text:p>100</text:p>
          </table:table-cell>
          <table:table-cell office:value-type="float" office:value="1090.22435336823" calcext:value-type="float">
            <text:p>1090.22435336823</text:p>
          </table:table-cell>
          <table:table-cell office:value-type="float" office:value="15.07" calcext:value-type="float">
            <text:p>15.07</text:p>
          </table:table-cell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Biak-Numfoor rain forests</text:p>
          </table:table-cell>
          <table:table-cell office:value-type="string" calcext:value-type="string">
            <text:p>teow</text:p>
          </table:table-cell>
          <table:table-cell office:value-type="float" office:value="2728.30188485162" calcext:value-type="float">
            <text:p>2728.30188485162</text:p>
          </table:table-cell>
          <table:table-cell office:value-type="float" office:value="2728.30188144625" calcext:value-type="float">
            <text:p>2728.30188144625</text:p>
          </table:table-cell>
          <table:table-cell office:value-type="float" office:value="100" calcext:value-type="float">
            <text:p>100</text:p>
          </table:table-cell>
          <table:table-cell office:value-type="float" office:value="569.024725454277" calcext:value-type="float">
            <text:p>569.024725454277</text:p>
          </table:table-cell>
          <table:table-cell office:value-type="float" office:value="20.86" calcext:value-type="float">
            <text:p>20.86</text:p>
          </table:table-cell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Buru rain forests</text:p>
          </table:table-cell>
          <table:table-cell office:value-type="string" calcext:value-type="string">
            <text:p>teow</text:p>
          </table:table-cell>
          <table:table-cell office:value-type="float" office:value="8500.50986808766" calcext:value-type="float">
            <text:p>8500.50986808766</text:p>
          </table:table-cell>
          <table:table-cell office:value-type="float" office:value="8500.50986860024" calcext:value-type="float">
            <text:p>8500.50986860024</text:p>
          </table:table-cell>
          <table:table-cell office:value-type="float" office:value="100" calcext:value-type="float">
            <text:p>100</text:p>
          </table:table-cell>
          <table:table-cell office:value-type="float" office:value="68.4705304208698" calcext:value-type="float">
            <text:p>68.4705304208698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Central Range montane rain forests</text:p>
          </table:table-cell>
          <table:table-cell office:value-type="string" calcext:value-type="string">
            <text:p>teow</text:p>
          </table:table-cell>
          <table:table-cell office:value-type="float" office:value="171229.640800245" calcext:value-type="float">
            <text:p>171229.640800245</text:p>
          </table:table-cell>
          <table:table-cell office:value-type="float" office:value="171230.528342455" calcext:value-type="float">
            <text:p>171230.528342455</text:p>
          </table:table-cell>
          <table:table-cell office:value-type="float" office:value="100" calcext:value-type="float">
            <text:p>100</text:p>
          </table:table-cell>
          <table:table-cell office:value-type="float" office:value="24494.2251969918" calcext:value-type="float">
            <text:p>24494.2251969918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Halmahera rain forests</text:p>
          </table:table-cell>
          <table:table-cell office:value-type="string" calcext:value-type="string">
            <text:p>teow</text:p>
          </table:table-cell>
          <table:table-cell office:value-type="float" office:value="26063.0367968232" calcext:value-type="float">
            <text:p>26063.0367968232</text:p>
          </table:table-cell>
          <table:table-cell office:value-type="float" office:value="26062.9990668373" calcext:value-type="float">
            <text:p>26062.9990668373</text:p>
          </table:table-cell>
          <table:table-cell office:value-type="float" office:value="100" calcext:value-type="float">
            <text:p>100</text:p>
          </table:table-cell>
          <table:table-cell office:value-type="float" office:value="2048.17451324617" calcext:value-type="float">
            <text:p>2048.17451324617</text:p>
          </table:table-cell>
          <table:table-cell office:value-type="float" office:value="7.86" calcext:value-type="float">
            <text:p>7.86</text:p>
          </table:table-cell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Huon Peninsula montane rain forests</text:p>
          </table:table-cell>
          <table:table-cell office:value-type="string" calcext:value-type="string">
            <text:p>teow</text:p>
          </table:table-cell>
          <table:table-cell office:value-type="float" office:value="16414.4186871353" calcext:value-type="float">
            <text:p>16414.4186871353</text:p>
          </table:table-cell>
          <table:table-cell office:value-type="float" office:value="16414.5753296923" calcext:value-type="float">
            <text:p>16414.5753296923</text:p>
          </table:table-cell>
          <table:table-cell office:value-type="float" office:value="100" calcext:value-type="float">
            <text:p>100</text:p>
          </table:table-cell>
          <table:table-cell office:value-type="float" office:value="581.815003829531" calcext:value-type="float">
            <text:p>581.815003829531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Yapen rain forests</text:p>
          </table:table-cell>
          <table:table-cell office:value-type="string" calcext:value-type="string">
            <text:p>teow</text:p>
          </table:table-cell>
          <table:table-cell office:value-type="float" office:value="2334.09335865092" calcext:value-type="float">
            <text:p>2334.09335865092</text:p>
          </table:table-cell>
          <table:table-cell office:value-type="float" office:value="2334.09335875211" calcext:value-type="float">
            <text:p>2334.09335875211</text:p>
          </table:table-cell>
          <table:table-cell office:value-type="float" office:value="100" calcext:value-type="float">
            <text:p>100</text:p>
          </table:table-cell>
          <table:table-cell office:value-type="float" office:value="1127.62283218168" calcext:value-type="float">
            <text:p>1127.62283218168</text:p>
          </table:table-cell>
          <table:table-cell office:value-type="float" office:value="48.31" calcext:value-type="float">
            <text:p>48.31</text:p>
          </table:table-cell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Lord Howe Island subtropical forests</text:p>
          </table:table-cell>
          <table:table-cell office:value-type="string" calcext:value-type="string">
            <text:p>teow</text:p>
          </table:table-cell>
          <table:table-cell office:value-type="float" office:value="11.2067810587212" calcext:value-type="float">
            <text:p>11.2067810587212</text:p>
          </table:table-cell>
          <table:table-cell office:value-type="float" office:value="11.2067853860857" calcext:value-type="float">
            <text:p>11.2067853860857</text:p>
          </table:table-cell>
          <table:table-cell office:value-type="float" office:value="100" calcext:value-type="float">
            <text:p>100</text:p>
          </table:table-cell>
          <table:table-cell office:value-type="float" office:value="11.2067853860857" calcext:value-type="float">
            <text:p>11.20678538608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Louisiade Archipelago rain forests</text:p>
          </table:table-cell>
          <table:table-cell office:value-type="string" calcext:value-type="string">
            <text:p>teow</text:p>
          </table:table-cell>
          <table:table-cell office:value-type="float" office:value="1360.30879074895" calcext:value-type="float">
            <text:p>1360.30879074895</text:p>
          </table:table-cell>
          <table:table-cell office:value-type="float" office:value="1360.30879532086" calcext:value-type="float">
            <text:p>1360.308795320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New Britain-New Ireland lowland rain forests</text:p>
          </table:table-cell>
          <table:table-cell office:value-type="string" calcext:value-type="string">
            <text:p>teow</text:p>
          </table:table-cell>
          <table:table-cell office:value-type="float" office:value="34328.3827766812" calcext:value-type="float">
            <text:p>34328.3827766812</text:p>
          </table:table-cell>
          <table:table-cell office:value-type="float" office:value="34328.4348816942" calcext:value-type="float">
            <text:p>34328.4348816942</text:p>
          </table:table-cell>
          <table:table-cell office:value-type="float" office:value="100" calcext:value-type="float">
            <text:p>100</text:p>
          </table:table-cell>
          <table:table-cell office:value-type="float" office:value="997.653575474234" calcext:value-type="float">
            <text:p>997.653575474234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New Britain-New Ireland montane rain forests</text:p>
          </table:table-cell>
          <table:table-cell office:value-type="string" calcext:value-type="string">
            <text:p>teow</text:p>
          </table:table-cell>
          <table:table-cell office:value-type="float" office:value="12081.1728474652" calcext:value-type="float">
            <text:p>12081.1728474652</text:p>
          </table:table-cell>
          <table:table-cell office:value-type="float" office:value="12081.1728474672" calcext:value-type="float">
            <text:p>12081.1728474672</text:p>
          </table:table-cell>
          <table:table-cell office:value-type="float" office:value="100" calcext:value-type="float">
            <text:p>100</text:p>
          </table:table-cell>
          <table:table-cell office:value-type="float" office:value="64.6618238021476" calcext:value-type="float">
            <text:p>64.6618238021476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New Caledonia rain forests</text:p>
          </table:table-cell>
          <table:table-cell office:value-type="string" calcext:value-type="string">
            <text:p>teow</text:p>
          </table:table-cell>
          <table:table-cell office:value-type="float" office:value="14143.7448082458" calcext:value-type="float">
            <text:p>14143.7448082458</text:p>
          </table:table-cell>
          <table:table-cell office:value-type="float" office:value="14143.718690085" calcext:value-type="float">
            <text:p>14143.718690085</text:p>
          </table:table-cell>
          <table:table-cell office:value-type="float" office:value="100" calcext:value-type="float">
            <text:p>100</text:p>
          </table:table-cell>
          <table:table-cell office:value-type="float" office:value="8509.13165869821" calcext:value-type="float">
            <text:p>8509.13165869821</text:p>
          </table:table-cell>
          <table:table-cell office:value-type="float" office:value="60.16" calcext:value-type="float">
            <text:p>60.16</text:p>
          </table:table-cell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Norfolk Island subtropical forests</text:p>
          </table:table-cell>
          <table:table-cell office:value-type="string" calcext:value-type="string">
            <text:p>teow</text:p>
          </table:table-cell>
          <table:table-cell office:value-type="float" office:value="27.7144270668564" calcext:value-type="float">
            <text:p>27.7144270668564</text:p>
          </table:table-cell>
          <table:table-cell office:value-type="float" office:value="27.7144270267237" calcext:value-type="float">
            <text:p>27.7144270267237</text:p>
          </table:table-cell>
          <table:table-cell office:value-type="float" office:value="100" calcext:value-type="float">
            <text:p>100</text:p>
          </table:table-cell>
          <table:table-cell office:value-type="float" office:value="5.96803717626671" calcext:value-type="float">
            <text:p>5.96803717626671</text:p>
          </table:table-cell>
          <table:table-cell office:value-type="float" office:value="21.53" calcext:value-type="float">
            <text:p>21.53</text:p>
          </table:table-cell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Northern New Guinea lowland rain and freshwater swamp forests</text:p>
          </table:table-cell>
          <table:table-cell office:value-type="string" calcext:value-type="string">
            <text:p>teow</text:p>
          </table:table-cell>
          <table:table-cell office:value-type="float" office:value="134472.785624938" calcext:value-type="float">
            <text:p>134472.785624938</text:p>
          </table:table-cell>
          <table:table-cell office:value-type="float" office:value="134473.151290808" calcext:value-type="float">
            <text:p>134473.151290808</text:p>
          </table:table-cell>
          <table:table-cell office:value-type="float" office:value="100" calcext:value-type="float">
            <text:p>100</text:p>
          </table:table-cell>
          <table:table-cell office:value-type="float" office:value="15844.0723476446" calcext:value-type="float">
            <text:p>15844.0723476446</text:p>
          </table:table-cell>
          <table:table-cell office:value-type="float" office:value="11.78" calcext:value-type="float">
            <text:p>11.78</text:p>
          </table:table-cell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Northern New Guinea montane rain forests</text:p>
          </table:table-cell>
          <table:table-cell office:value-type="string" calcext:value-type="string">
            <text:p>teow</text:p>
          </table:table-cell>
          <table:table-cell office:value-type="float" office:value="23164.4657527992" calcext:value-type="float">
            <text:p>23164.4657527992</text:p>
          </table:table-cell>
          <table:table-cell office:value-type="float" office:value="23164.4657527734" calcext:value-type="float">
            <text:p>23164.4657527734</text:p>
          </table:table-cell>
          <table:table-cell office:value-type="float" office:value="100" calcext:value-type="float">
            <text:p>100</text:p>
          </table:table-cell>
          <table:table-cell office:value-type="float" office:value="3385.86330187765" calcext:value-type="float">
            <text:p>3385.86330187765</text:p>
          </table:table-cell>
          <table:table-cell office:value-type="float" office:value="14.62" calcext:value-type="float">
            <text:p>14.62</text:p>
          </table:table-cell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Queensland tropical rain forests</text:p>
          </table:table-cell>
          <table:table-cell office:value-type="string" calcext:value-type="string">
            <text:p>teow</text:p>
          </table:table-cell>
          <table:table-cell office:value-type="float" office:value="32418.1656366122" calcext:value-type="float">
            <text:p>32418.1656366122</text:p>
          </table:table-cell>
          <table:table-cell office:value-type="float" office:value="32418.2041805394" calcext:value-type="float">
            <text:p>32418.2041805394</text:p>
          </table:table-cell>
          <table:table-cell office:value-type="float" office:value="100" calcext:value-type="float">
            <text:p>100</text:p>
          </table:table-cell>
          <table:table-cell office:value-type="float" office:value="13658.5397810966" calcext:value-type="float">
            <text:p>13658.5397810966</text:p>
          </table:table-cell>
          <table:table-cell office:value-type="float" office:value="42.13" calcext:value-type="float">
            <text:p>42.13</text:p>
          </table:table-cell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Seram rain forests</text:p>
          </table:table-cell>
          <table:table-cell office:value-type="string" calcext:value-type="string">
            <text:p>teow</text:p>
          </table:table-cell>
          <table:table-cell office:value-type="float" office:value="18805.0232401463" calcext:value-type="float">
            <text:p>18805.0232401463</text:p>
          </table:table-cell>
          <table:table-cell office:value-type="float" office:value="18805.8965847736" calcext:value-type="float">
            <text:p>18805.8965847736</text:p>
          </table:table-cell>
          <table:table-cell office:value-type="float" office:value="100" calcext:value-type="float">
            <text:p>100</text:p>
          </table:table-cell>
          <table:table-cell office:value-type="float" office:value="1996.19042152779" calcext:value-type="float">
            <text:p>1996.19042152779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Solomon Islands rain forests</text:p>
          </table:table-cell>
          <table:table-cell office:value-type="string" calcext:value-type="string">
            <text:p>teow</text:p>
          </table:table-cell>
          <table:table-cell office:value-type="float" office:value="34113.1469474096" calcext:value-type="float">
            <text:p>34113.1469474096</text:p>
          </table:table-cell>
          <table:table-cell office:value-type="float" office:value="34113.1453885459" calcext:value-type="float">
            <text:p>34113.1453885459</text:p>
          </table:table-cell>
          <table:table-cell office:value-type="float" office:value="100" calcext:value-type="float">
            <text:p>100</text:p>
          </table:table-cell>
          <table:table-cell office:value-type="float" office:value="421.478695173968" calcext:value-type="float">
            <text:p>421.478695173968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Southeastern Papuan rain forests</text:p>
          </table:table-cell>
          <table:table-cell office:value-type="string" calcext:value-type="string">
            <text:p>teow</text:p>
          </table:table-cell>
          <table:table-cell office:value-type="float" office:value="76451.2385542619" calcext:value-type="float">
            <text:p>76451.2385542619</text:p>
          </table:table-cell>
          <table:table-cell office:value-type="float" office:value="76451.5706042302" calcext:value-type="float">
            <text:p>76451.5706042302</text:p>
          </table:table-cell>
          <table:table-cell office:value-type="float" office:value="100" calcext:value-type="float">
            <text:p>100</text:p>
          </table:table-cell>
          <table:table-cell office:value-type="float" office:value="2530.21045077125" calcext:value-type="float">
            <text:p>2530.21045077125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Southern New Guinea freshwater swamp forests</text:p>
          </table:table-cell>
          <table:table-cell office:value-type="string" calcext:value-type="string">
            <text:p>teow</text:p>
          </table:table-cell>
          <table:table-cell office:value-type="float" office:value="99041.4319126055" calcext:value-type="float">
            <text:p>99041.4319126055</text:p>
          </table:table-cell>
          <table:table-cell office:value-type="float" office:value="99041.4323580137" calcext:value-type="float">
            <text:p>99041.4323580137</text:p>
          </table:table-cell>
          <table:table-cell office:value-type="float" office:value="100" calcext:value-type="float">
            <text:p>100</text:p>
          </table:table-cell>
          <table:table-cell office:value-type="float" office:value="8530.39491694065" calcext:value-type="float">
            <text:p>8530.39491694065</text:p>
          </table:table-cell>
          <table:table-cell office:value-type="float" office:value="8.61" calcext:value-type="float">
            <text:p>8.61</text:p>
          </table:table-cell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Southern New Guinea lowland rain forests</text:p>
          </table:table-cell>
          <table:table-cell office:value-type="string" calcext:value-type="string">
            <text:p>teow</text:p>
          </table:table-cell>
          <table:table-cell office:value-type="float" office:value="122326.479867868" calcext:value-type="float">
            <text:p>122326.479867868</text:p>
          </table:table-cell>
          <table:table-cell office:value-type="float" office:value="122326.484495243" calcext:value-type="float">
            <text:p>122326.484495243</text:p>
          </table:table-cell>
          <table:table-cell office:value-type="float" office:value="100" calcext:value-type="float">
            <text:p>100</text:p>
          </table:table-cell>
          <table:table-cell office:value-type="float" office:value="6076.71322331825" calcext:value-type="float">
            <text:p>6076.71322331825</text:p>
          </table:table-cell>
          <table:table-cell office:value-type="float" office:value="4.97" calcext:value-type="float">
            <text:p>4.97</text:p>
          </table:table-cell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Sulawesi lowland rain forests</text:p>
          </table:table-cell>
          <table:table-cell office:value-type="string" calcext:value-type="string">
            <text:p>teow</text:p>
          </table:table-cell>
          <table:table-cell office:value-type="float" office:value="113332.012881086" calcext:value-type="float">
            <text:p>113332.012881086</text:p>
          </table:table-cell>
          <table:table-cell office:value-type="float" office:value="113332.041418812" calcext:value-type="float">
            <text:p>113332.041418812</text:p>
          </table:table-cell>
          <table:table-cell office:value-type="float" office:value="100" calcext:value-type="float">
            <text:p>100</text:p>
          </table:table-cell>
          <table:table-cell office:value-type="float" office:value="8393.17619910816" calcext:value-type="float">
            <text:p>8393.17619910816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Sulawesi montane rain forests</text:p>
          </table:table-cell>
          <table:table-cell office:value-type="string" calcext:value-type="string">
            <text:p>teow</text:p>
          </table:table-cell>
          <table:table-cell office:value-type="float" office:value="75471.6739631715" calcext:value-type="float">
            <text:p>75471.6739631715</text:p>
          </table:table-cell>
          <table:table-cell office:value-type="float" office:value="75471.7540319011" calcext:value-type="float">
            <text:p>75471.7540319011</text:p>
          </table:table-cell>
          <table:table-cell office:value-type="float" office:value="100" calcext:value-type="float">
            <text:p>100</text:p>
          </table:table-cell>
          <table:table-cell office:value-type="float" office:value="11121.3895227273" calcext:value-type="float">
            <text:p>11121.3895227273</text:p>
          </table:table-cell>
          <table:table-cell office:value-type="float" office:value="14.74" calcext:value-type="float">
            <text:p>14.74</text:p>
          </table:table-cell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Trobriand Islands rain forests</text:p>
          </table:table-cell>
          <table:table-cell office:value-type="string" calcext:value-type="string">
            <text:p>teow</text:p>
          </table:table-cell>
          <table:table-cell office:value-type="float" office:value="3690.7590852445" calcext:value-type="float">
            <text:p>3690.7590852445</text:p>
          </table:table-cell>
          <table:table-cell office:value-type="float" office:value="3690.70113585108" calcext:value-type="float">
            <text:p>3690.70113585108</text:p>
          </table:table-cell>
          <table:table-cell office:value-type="float" office:value="100" calcext:value-type="float">
            <text:p>100</text:p>
          </table:table-cell>
          <table:table-cell office:value-type="float" office:value="257.763830430341" calcext:value-type="float">
            <text:p>257.763830430341</text:p>
          </table:table-cell>
          <table:table-cell office:value-type="float" office:value="6.98" calcext:value-type="float">
            <text:p>6.98</text:p>
          </table:table-cell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Vanuatu rain forests</text:p>
          </table:table-cell>
          <table:table-cell office:value-type="string" calcext:value-type="string">
            <text:p>teow</text:p>
          </table:table-cell>
          <table:table-cell office:value-type="float" office:value="11809.8123392733" calcext:value-type="float">
            <text:p>11809.8123392733</text:p>
          </table:table-cell>
          <table:table-cell office:value-type="float" office:value="11809.8076740639" calcext:value-type="float">
            <text:p>11809.8076740639</text:p>
          </table:table-cell>
          <table:table-cell office:value-type="float" office:value="100" calcext:value-type="float">
            <text:p>100</text:p>
          </table:table-cell>
          <table:table-cell office:value-type="float" office:value="508.752292484304" calcext:value-type="float">
            <text:p>508.752292484304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Vogelkop montane rain forests</text:p>
          </table:table-cell>
          <table:table-cell office:value-type="string" calcext:value-type="string">
            <text:p>teow</text:p>
          </table:table-cell>
          <table:table-cell office:value-type="float" office:value="21646.7637536313" calcext:value-type="float">
            <text:p>21646.7637536313</text:p>
          </table:table-cell>
          <table:table-cell office:value-type="float" office:value="21646.7643382672" calcext:value-type="float">
            <text:p>21646.7643382672</text:p>
          </table:table-cell>
          <table:table-cell office:value-type="float" office:value="100" calcext:value-type="float">
            <text:p>100</text:p>
          </table:table-cell>
          <table:table-cell office:value-type="float" office:value="12209.2322940914" calcext:value-type="float">
            <text:p>12209.2322940914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Vogelkop-Aru lowland rain forests</text:p>
          </table:table-cell>
          <table:table-cell office:value-type="string" calcext:value-type="string">
            <text:p>teow</text:p>
          </table:table-cell>
          <table:table-cell office:value-type="float" office:value="74698.036558621" calcext:value-type="float">
            <text:p>74698.036558621</text:p>
          </table:table-cell>
          <table:table-cell office:value-type="float" office:value="74698.0366664462" calcext:value-type="float">
            <text:p>74698.0366664462</text:p>
          </table:table-cell>
          <table:table-cell office:value-type="float" office:value="100" calcext:value-type="float">
            <text:p>100</text:p>
          </table:table-cell>
          <table:table-cell office:value-type="float" office:value="6908.75871676041" calcext:value-type="float">
            <text:p>6908.75871676041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string" calcext:value-type="string">
            <text:p>Lesser Sundas deciduous forests</text:p>
          </table:table-cell>
          <table:table-cell office:value-type="string" calcext:value-type="string">
            <text:p>teow</text:p>
          </table:table-cell>
          <table:table-cell office:value-type="float" office:value="38652.071359543" calcext:value-type="float">
            <text:p>38652.071359543</text:p>
          </table:table-cell>
          <table:table-cell office:value-type="float" office:value="38652.0713642139" calcext:value-type="float">
            <text:p>38652.0713642139</text:p>
          </table:table-cell>
          <table:table-cell office:value-type="float" office:value="100" calcext:value-type="float">
            <text:p>100</text:p>
          </table:table-cell>
          <table:table-cell office:value-type="float" office:value="2993.82215518796" calcext:value-type="float">
            <text:p>2993.82215518796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string" calcext:value-type="string">
            <text:p>New Caledonia dry forests</text:p>
          </table:table-cell>
          <table:table-cell office:value-type="string" calcext:value-type="string">
            <text:p>teow</text:p>
          </table:table-cell>
          <table:table-cell office:value-type="float" office:value="4256.73563603036" calcext:value-type="float">
            <text:p>4256.73563603036</text:p>
          </table:table-cell>
          <table:table-cell office:value-type="float" office:value="4256.73563555409" calcext:value-type="float">
            <text:p>4256.73563555409</text:p>
          </table:table-cell>
          <table:table-cell office:value-type="float" office:value="100" calcext:value-type="float">
            <text:p>100</text:p>
          </table:table-cell>
          <table:table-cell office:value-type="float" office:value="2392.37737711501" calcext:value-type="float">
            <text:p>2392.37737711501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string" calcext:value-type="string">
            <text:p>Sumba deciduous forests</text:p>
          </table:table-cell>
          <table:table-cell office:value-type="string" calcext:value-type="string">
            <text:p>teow</text:p>
          </table:table-cell>
          <table:table-cell office:value-type="float" office:value="10634.7000597649" calcext:value-type="float">
            <text:p>10634.7000597649</text:p>
          </table:table-cell>
          <table:table-cell office:value-type="float" office:value="10634.7007459956" calcext:value-type="float">
            <text:p>10634.7007459956</text:p>
          </table:table-cell>
          <table:table-cell office:value-type="float" office:value="100" calcext:value-type="float">
            <text:p>100</text:p>
          </table:table-cell>
          <table:table-cell office:value-type="float" office:value="972.182662633421" calcext:value-type="float">
            <text:p>972.182662633421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float" office:value="10204" calcext:value-type="float">
            <text:p>10204</text:p>
          </table:table-cell>
          <table:table-cell office:value-type="string" calcext:value-type="string">
            <text:p>Timor and Wetar deciduous forests</text:p>
          </table:table-cell>
          <table:table-cell office:value-type="string" calcext:value-type="string">
            <text:p>teow</text:p>
          </table:table-cell>
          <table:table-cell office:value-type="float" office:value="32983.6581395061" calcext:value-type="float">
            <text:p>32983.6581395061</text:p>
          </table:table-cell>
          <table:table-cell office:value-type="float" office:value="32983.6630930297" calcext:value-type="float">
            <text:p>32983.6630930297</text:p>
          </table:table-cell>
          <table:table-cell office:value-type="float" office:value="100" calcext:value-type="float">
            <text:p>100</text:p>
          </table:table-cell>
          <table:table-cell office:value-type="float" office:value="3417.04162901271" calcext:value-type="float">
            <text:p>3417.04162901271</text:p>
          </table:table-cell>
          <table:table-cell office:value-type="float" office:value="10.36" calcext:value-type="float">
            <text:p>10.36</text:p>
          </table:table-cell>
        </table:table-row>
        <table:table-row table:style-name="ro1">
          <table:table-cell office:value-type="float" office:value="10401" calcext:value-type="float">
            <text:p>10401</text:p>
          </table:table-cell>
          <table:table-cell office:value-type="string" calcext:value-type="string">
            <text:p>Chatham Island temperate forests</text:p>
          </table:table-cell>
          <table:table-cell office:value-type="string" calcext:value-type="string">
            <text:p>teow</text:p>
          </table:table-cell>
          <table:table-cell office:value-type="float" office:value="635.509342135898" calcext:value-type="float">
            <text:p>635.509342135898</text:p>
          </table:table-cell>
          <table:table-cell office:value-type="float" office:value="635.509361373273" calcext:value-type="float">
            <text:p>635.509361373273</text:p>
          </table:table-cell>
          <table:table-cell office:value-type="float" office:value="100" calcext:value-type="float">
            <text:p>100</text:p>
          </table:table-cell>
          <table:table-cell office:value-type="float" office:value="40.1941481777072" calcext:value-type="float">
            <text:p>40.1941481777072</text:p>
          </table:table-cell>
          <table:table-cell office:value-type="float" office:value="6.32" calcext:value-type="float">
            <text:p>6.32</text:p>
          </table:table-cell>
        </table:table-row>
        <table:table-row table:style-name="ro1">
          <table:table-cell office:value-type="float" office:value="10402" calcext:value-type="float">
            <text:p>10402</text:p>
          </table:table-cell>
          <table:table-cell office:value-type="string" calcext:value-type="string">
            <text:p>Eastern Australian temperate forests</text:p>
          </table:table-cell>
          <table:table-cell office:value-type="string" calcext:value-type="string">
            <text:p>teow</text:p>
          </table:table-cell>
          <table:table-cell office:value-type="float" office:value="221228.54076863" calcext:value-type="float">
            <text:p>221228.54076863</text:p>
          </table:table-cell>
          <table:table-cell office:value-type="float" office:value="221242.358688557" calcext:value-type="float">
            <text:p>221242.358688557</text:p>
          </table:table-cell>
          <table:table-cell office:value-type="float" office:value="100.01" calcext:value-type="float">
            <text:p>100.01</text:p>
          </table:table-cell>
          <table:table-cell office:value-type="float" office:value="40253.2994541846" calcext:value-type="float">
            <text:p>40253.2994541846</text:p>
          </table:table-cell>
          <table:table-cell office:value-type="float" office:value="18.19" calcext:value-type="float">
            <text:p>18.19</text:p>
          </table:table-cell>
        </table:table-row>
        <table:table-row table:style-name="ro1">
          <table:table-cell office:value-type="float" office:value="10403" calcext:value-type="float">
            <text:p>10403</text:p>
          </table:table-cell>
          <table:table-cell office:value-type="string" calcext:value-type="string">
            <text:p>Fiordland temperate forests</text:p>
          </table:table-cell>
          <table:table-cell office:value-type="string" calcext:value-type="string">
            <text:p>teow</text:p>
          </table:table-cell>
          <table:table-cell office:value-type="float" office:value="10741.7981190847" calcext:value-type="float">
            <text:p>10741.7981190847</text:p>
          </table:table-cell>
          <table:table-cell office:value-type="float" office:value="10741.7981025562" calcext:value-type="float">
            <text:p>10741.7981025562</text:p>
          </table:table-cell>
          <table:table-cell office:value-type="float" office:value="100" calcext:value-type="float">
            <text:p>100</text:p>
          </table:table-cell>
          <table:table-cell office:value-type="float" office:value="10687.0519047013" calcext:value-type="float">
            <text:p>10687.0519047013</text:p>
          </table:table-cell>
          <table:table-cell office:value-type="float" office:value="99.49" calcext:value-type="float">
            <text:p>99.49</text:p>
          </table:table-cell>
        </table:table-row>
        <table:table-row table:style-name="ro1">
          <table:table-cell office:value-type="float" office:value="10404" calcext:value-type="float">
            <text:p>10404</text:p>
          </table:table-cell>
          <table:table-cell office:value-type="string" calcext:value-type="string">
            <text:p>Nelson Coast temperate forests</text:p>
          </table:table-cell>
          <table:table-cell office:value-type="string" calcext:value-type="string">
            <text:p>teow</text:p>
          </table:table-cell>
          <table:table-cell office:value-type="float" office:value="14520.8822089206" calcext:value-type="float">
            <text:p>14520.8822089206</text:p>
          </table:table-cell>
          <table:table-cell office:value-type="float" office:value="14522.919187568" calcext:value-type="float">
            <text:p>14522.919187568</text:p>
          </table:table-cell>
          <table:table-cell office:value-type="float" office:value="100.01" calcext:value-type="float">
            <text:p>100.01</text:p>
          </table:table-cell>
          <table:table-cell office:value-type="float" office:value="11395.5925461515" calcext:value-type="float">
            <text:p>11395.5925461515</text:p>
          </table:table-cell>
          <table:table-cell office:value-type="float" office:value="78.47" calcext:value-type="float">
            <text:p>78.47</text:p>
          </table:table-cell>
        </table:table-row>
        <table:table-row table:style-name="ro1">
          <table:table-cell office:value-type="float" office:value="10405" calcext:value-type="float">
            <text:p>10405</text:p>
          </table:table-cell>
          <table:table-cell office:value-type="string" calcext:value-type="string">
            <text:p>North Island temperate forests</text:p>
          </table:table-cell>
          <table:table-cell office:value-type="string" calcext:value-type="string">
            <text:p>teow</text:p>
          </table:table-cell>
          <table:table-cell office:value-type="float" office:value="83234.9360011265" calcext:value-type="float">
            <text:p>83234.9360011265</text:p>
          </table:table-cell>
          <table:table-cell office:value-type="float" office:value="83242.049749694" calcext:value-type="float">
            <text:p>83242.049749694</text:p>
          </table:table-cell>
          <table:table-cell office:value-type="float" office:value="100.01" calcext:value-type="float">
            <text:p>100.01</text:p>
          </table:table-cell>
          <table:table-cell office:value-type="float" office:value="16156.6411120541" calcext:value-type="float">
            <text:p>16156.6411120541</text:p>
          </table:table-cell>
          <table:table-cell office:value-type="float" office:value="19.41" calcext:value-type="float">
            <text:p>19.41</text:p>
          </table:table-cell>
        </table:table-row>
        <table:table-row table:style-name="ro1">
          <table:table-cell office:value-type="float" office:value="10406" calcext:value-type="float">
            <text:p>10406</text:p>
          </table:table-cell>
          <table:table-cell office:value-type="string" calcext:value-type="string">
            <text:p>Northland temperate kauri forests</text:p>
          </table:table-cell>
          <table:table-cell office:value-type="string" calcext:value-type="string">
            <text:p>teow</text:p>
          </table:table-cell>
          <table:table-cell office:value-type="float" office:value="28327.6089951984" calcext:value-type="float">
            <text:p>28327.6089951984</text:p>
          </table:table-cell>
          <table:table-cell office:value-type="float" office:value="28327.6354296084" calcext:value-type="float">
            <text:p>28327.6354296084</text:p>
          </table:table-cell>
          <table:table-cell office:value-type="float" office:value="100" calcext:value-type="float">
            <text:p>100</text:p>
          </table:table-cell>
          <table:table-cell office:value-type="float" office:value="3357.18667644071" calcext:value-type="float">
            <text:p>3357.18667644071</text:p>
          </table:table-cell>
          <table:table-cell office:value-type="float" office:value="11.85" calcext:value-type="float">
            <text:p>11.85</text:p>
          </table:table-cell>
        </table:table-row>
        <table:table-row table:style-name="ro1">
          <table:table-cell office:value-type="float" office:value="10407" calcext:value-type="float">
            <text:p>10407</text:p>
          </table:table-cell>
          <table:table-cell office:value-type="string" calcext:value-type="string">
            <text:p>Rakiura Island temperate forests</text:p>
          </table:table-cell>
          <table:table-cell office:value-type="string" calcext:value-type="string">
            <text:p>teow</text:p>
          </table:table-cell>
          <table:table-cell office:value-type="float" office:value="1415.80901283303" calcext:value-type="float">
            <text:p>1415.80901283303</text:p>
          </table:table-cell>
          <table:table-cell office:value-type="float" office:value="1415.80901030578" calcext:value-type="float">
            <text:p>1415.80901030578</text:p>
          </table:table-cell>
          <table:table-cell office:value-type="float" office:value="100" calcext:value-type="float">
            <text:p>100</text:p>
          </table:table-cell>
          <table:table-cell office:value-type="float" office:value="1288.47916767253" calcext:value-type="float">
            <text:p>1288.47916767253</text:p>
          </table:table-cell>
          <table:table-cell office:value-type="float" office:value="91.01" calcext:value-type="float">
            <text:p>91.01</text:p>
          </table:table-cell>
        </table:table-row>
        <table:table-row table:style-name="ro1">
          <table:table-cell office:value-type="float" office:value="10408" calcext:value-type="float">
            <text:p>10408</text:p>
          </table:table-cell>
          <table:table-cell office:value-type="string" calcext:value-type="string">
            <text:p>Richmond temperate forests</text:p>
          </table:table-cell>
          <table:table-cell office:value-type="string" calcext:value-type="string">
            <text:p>teow</text:p>
          </table:table-cell>
          <table:table-cell office:value-type="float" office:value="12596.2906978276" calcext:value-type="float">
            <text:p>12596.2906978276</text:p>
          </table:table-cell>
          <table:table-cell office:value-type="float" office:value="12596.2905575349" calcext:value-type="float">
            <text:p>12596.2905575349</text:p>
          </table:table-cell>
          <table:table-cell office:value-type="float" office:value="100" calcext:value-type="float">
            <text:p>100</text:p>
          </table:table-cell>
          <table:table-cell office:value-type="float" office:value="4828.54157415879" calcext:value-type="float">
            <text:p>4828.54157415879</text:p>
          </table:table-cell>
          <table:table-cell office:value-type="float" office:value="38.33" calcext:value-type="float">
            <text:p>38.33</text:p>
          </table:table-cell>
        </table:table-row>
        <table:table-row table:style-name="ro1">
          <table:table-cell office:value-type="float" office:value="10409" calcext:value-type="float">
            <text:p>10409</text:p>
          </table:table-cell>
          <table:table-cell office:value-type="string" calcext:value-type="string">
            <text:p>Southeast Australia temperate forests</text:p>
          </table:table-cell>
          <table:table-cell office:value-type="string" calcext:value-type="string">
            <text:p>teow</text:p>
          </table:table-cell>
          <table:table-cell office:value-type="float" office:value="271991.887251235" calcext:value-type="float">
            <text:p>271991.887251235</text:p>
          </table:table-cell>
          <table:table-cell office:value-type="float" office:value="271996.825078756" calcext:value-type="float">
            <text:p>271996.825078756</text:p>
          </table:table-cell>
          <table:table-cell office:value-type="float" office:value="100" calcext:value-type="float">
            <text:p>100</text:p>
          </table:table-cell>
          <table:table-cell office:value-type="float" office:value="34340.4507001077" calcext:value-type="float">
            <text:p>34340.4507001077</text:p>
          </table:table-cell>
          <table:table-cell office:value-type="float" office:value="12.63" calcext:value-type="float">
            <text:p>12.63</text:p>
          </table:table-cell>
        </table:table-row>
        <table:table-row table:style-name="ro1">
          <table:table-cell office:value-type="float" office:value="10410" calcext:value-type="float">
            <text:p>10410</text:p>
          </table:table-cell>
          <table:table-cell office:value-type="string" calcext:value-type="string">
            <text:p>South Island temperate forests</text:p>
          </table:table-cell>
          <table:table-cell office:value-type="string" calcext:value-type="string">
            <text:p>teow</text:p>
          </table:table-cell>
          <table:table-cell office:value-type="float" office:value="11376.8717601563" calcext:value-type="float">
            <text:p>11376.8717601563</text:p>
          </table:table-cell>
          <table:table-cell office:value-type="float" office:value="11377.6016322295" calcext:value-type="float">
            <text:p>11377.6016322295</text:p>
          </table:table-cell>
          <table:table-cell office:value-type="float" office:value="100.01" calcext:value-type="float">
            <text:p>100.01</text:p>
          </table:table-cell>
          <table:table-cell office:value-type="float" office:value="2381.38062962259" calcext:value-type="float">
            <text:p>2381.38062962259</text:p>
          </table:table-cell>
          <table:table-cell office:value-type="float" office:value="20.93" calcext:value-type="float">
            <text:p>20.93</text:p>
          </table:table-cell>
        </table:table-row>
        <table:table-row table:style-name="ro1">
          <table:table-cell office:value-type="float" office:value="10411" calcext:value-type="float">
            <text:p>10411</text:p>
          </table:table-cell>
          <table:table-cell office:value-type="string" calcext:value-type="string">
            <text:p>Tasmanian Central Highland forests</text:p>
          </table:table-cell>
          <table:table-cell office:value-type="string" calcext:value-type="string">
            <text:p>teow</text:p>
          </table:table-cell>
          <table:table-cell office:value-type="float" office:value="18698.4197075988" calcext:value-type="float">
            <text:p>18698.4197075988</text:p>
          </table:table-cell>
          <table:table-cell office:value-type="float" office:value="18698.4563811018" calcext:value-type="float">
            <text:p>18698.4563811018</text:p>
          </table:table-cell>
          <table:table-cell office:value-type="float" office:value="100" calcext:value-type="float">
            <text:p>100</text:p>
          </table:table-cell>
          <table:table-cell office:value-type="float" office:value="6087.44827985703" calcext:value-type="float">
            <text:p>6087.44827985703</text:p>
          </table:table-cell>
          <table:table-cell office:value-type="float" office:value="32.56" calcext:value-type="float">
            <text:p>32.56</text:p>
          </table:table-cell>
        </table:table-row>
        <table:table-row table:style-name="ro1">
          <table:table-cell office:value-type="float" office:value="10412" calcext:value-type="float">
            <text:p>10412</text:p>
          </table:table-cell>
          <table:table-cell office:value-type="string" calcext:value-type="string">
            <text:p>Tasmanian temperate forests</text:p>
          </table:table-cell>
          <table:table-cell office:value-type="string" calcext:value-type="string">
            <text:p>teow</text:p>
          </table:table-cell>
          <table:table-cell office:value-type="float" office:value="17935.7392971614" calcext:value-type="float">
            <text:p>17935.7392971614</text:p>
          </table:table-cell>
          <table:table-cell office:value-type="float" office:value="17936.558702587" calcext:value-type="float">
            <text:p>17936.558702587</text:p>
          </table:table-cell>
          <table:table-cell office:value-type="float" office:value="100" calcext:value-type="float">
            <text:p>100</text:p>
          </table:table-cell>
          <table:table-cell office:value-type="float" office:value="3909.11732689799" calcext:value-type="float">
            <text:p>3909.11732689799</text:p>
          </table:table-cell>
          <table:table-cell office:value-type="float" office:value="21.79" calcext:value-type="float">
            <text:p>21.79</text:p>
          </table:table-cell>
        </table:table-row>
        <table:table-row table:style-name="ro1">
          <table:table-cell office:value-type="float" office:value="10413" calcext:value-type="float">
            <text:p>10413</text:p>
          </table:table-cell>
          <table:table-cell office:value-type="string" calcext:value-type="string">
            <text:p>Tasmanian temperate rain forests</text:p>
          </table:table-cell>
          <table:table-cell office:value-type="string" calcext:value-type="string">
            <text:p>teow</text:p>
          </table:table-cell>
          <table:table-cell office:value-type="float" office:value="31097.1230884157" calcext:value-type="float">
            <text:p>31097.1230884157</text:p>
          </table:table-cell>
          <table:table-cell office:value-type="float" office:value="31099.4608063253" calcext:value-type="float">
            <text:p>31099.4608063253</text:p>
          </table:table-cell>
          <table:table-cell office:value-type="float" office:value="100.01" calcext:value-type="float">
            <text:p>100.01</text:p>
          </table:table-cell>
          <table:table-cell office:value-type="float" office:value="18586.7512014223" calcext:value-type="float">
            <text:p>18586.7512014223</text:p>
          </table:table-cell>
          <table:table-cell office:value-type="float" office:value="59.77" calcext:value-type="float">
            <text:p>59.77</text:p>
          </table:table-cell>
        </table:table-row>
        <table:table-row table:style-name="ro1">
          <table:table-cell office:value-type="float" office:value="10414" calcext:value-type="float">
            <text:p>10414</text:p>
          </table:table-cell>
          <table:table-cell office:value-type="string" calcext:value-type="string">
            <text:p>Westland temperate forests</text:p>
          </table:table-cell>
          <table:table-cell office:value-type="string" calcext:value-type="string">
            <text:p>teow</text:p>
          </table:table-cell>
          <table:table-cell office:value-type="float" office:value="5185.96593737117" calcext:value-type="float">
            <text:p>5185.96593737117</text:p>
          </table:table-cell>
          <table:table-cell office:value-type="float" office:value="5185.96869241524" calcext:value-type="float">
            <text:p>5185.96869241524</text:p>
          </table:table-cell>
          <table:table-cell office:value-type="float" office:value="100" calcext:value-type="float">
            <text:p>100</text:p>
          </table:table-cell>
          <table:table-cell office:value-type="float" office:value="4251.49771689861" calcext:value-type="float">
            <text:p>4251.49771689861</text:p>
          </table:table-cell>
          <table:table-cell office:value-type="float" office:value="81.98" calcext:value-type="float">
            <text:p>81.98</text:p>
          </table:table-cell>
        </table:table-row>
        <table:table-row table:style-name="ro1">
          <table:table-cell office:value-type="float" office:value="10701" calcext:value-type="float">
            <text:p>10701</text:p>
          </table:table-cell>
          <table:table-cell office:value-type="string" calcext:value-type="string">
            <text:p>Arnhem Land tropical savanna</text:p>
          </table:table-cell>
          <table:table-cell office:value-type="string" calcext:value-type="string">
            <text:p>teow</text:p>
          </table:table-cell>
          <table:table-cell office:value-type="float" office:value="156922.061906226" calcext:value-type="float">
            <text:p>156922.061906226</text:p>
          </table:table-cell>
          <table:table-cell office:value-type="float" office:value="156925.658839045" calcext:value-type="float">
            <text:p>156925.658839045</text:p>
          </table:table-cell>
          <table:table-cell office:value-type="float" office:value="100" calcext:value-type="float">
            <text:p>100</text:p>
          </table:table-cell>
          <table:table-cell office:value-type="float" office:value="69114.7207592626" calcext:value-type="float">
            <text:p>69114.7207592626</text:p>
          </table:table-cell>
          <table:table-cell office:value-type="float" office:value="44.04" calcext:value-type="float">
            <text:p>44.04</text:p>
          </table:table-cell>
        </table:table-row>
        <table:table-row table:style-name="ro1">
          <table:table-cell office:value-type="float" office:value="10702" calcext:value-type="float">
            <text:p>10702</text:p>
          </table:table-cell>
          <table:table-cell office:value-type="string" calcext:value-type="string">
            <text:p>Brigalow tropical savanna</text:p>
          </table:table-cell>
          <table:table-cell office:value-type="string" calcext:value-type="string">
            <text:p>teow</text:p>
          </table:table-cell>
          <table:table-cell office:value-type="float" office:value="341456.243100231" calcext:value-type="float">
            <text:p>341456.243100231</text:p>
          </table:table-cell>
          <table:table-cell office:value-type="float" office:value="341471.604867249" calcext:value-type="float">
            <text:p>341471.604867249</text:p>
          </table:table-cell>
          <table:table-cell office:value-type="float" office:value="100" calcext:value-type="float">
            <text:p>100</text:p>
          </table:table-cell>
          <table:table-cell office:value-type="float" office:value="13731.8066135018" calcext:value-type="float">
            <text:p>13731.8066135018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10703" calcext:value-type="float">
            <text:p>10703</text:p>
          </table:table-cell>
          <table:table-cell office:value-type="string" calcext:value-type="string">
            <text:p>Cape York Peninsula tropical savanna</text:p>
          </table:table-cell>
          <table:table-cell office:value-type="string" calcext:value-type="string">
            <text:p>teow</text:p>
          </table:table-cell>
          <table:table-cell office:value-type="float" office:value="115668.178101584" calcext:value-type="float">
            <text:p>115668.178101584</text:p>
          </table:table-cell>
          <table:table-cell office:value-type="float" office:value="115672.462238545" calcext:value-type="float">
            <text:p>115672.462238545</text:p>
          </table:table-cell>
          <table:table-cell office:value-type="float" office:value="100" calcext:value-type="float">
            <text:p>100</text:p>
          </table:table-cell>
          <table:table-cell office:value-type="float" office:value="39662.9678589818" calcext:value-type="float">
            <text:p>39662.9678589818</text:p>
          </table:table-cell>
          <table:table-cell office:value-type="float" office:value="34.29" calcext:value-type="float">
            <text:p>34.29</text:p>
          </table:table-cell>
        </table:table-row>
        <table:table-row table:style-name="ro1">
          <table:table-cell office:value-type="float" office:value="10704" calcext:value-type="float">
            <text:p>10704</text:p>
          </table:table-cell>
          <table:table-cell office:value-type="string" calcext:value-type="string">
            <text:p>Carpentaria tropical savanna</text:p>
          </table:table-cell>
          <table:table-cell office:value-type="string" calcext:value-type="string">
            <text:p>teow</text:p>
          </table:table-cell>
          <table:table-cell office:value-type="float" office:value="358292.916394403" calcext:value-type="float">
            <text:p>358292.916394403</text:p>
          </table:table-cell>
          <table:table-cell office:value-type="float" office:value="358295.826323541" calcext:value-type="float">
            <text:p>358295.826323541</text:p>
          </table:table-cell>
          <table:table-cell office:value-type="float" office:value="100" calcext:value-type="float">
            <text:p>100</text:p>
          </table:table-cell>
          <table:table-cell office:value-type="float" office:value="50359.1650831322" calcext:value-type="float">
            <text:p>50359.1650831322</text:p>
          </table:table-cell>
          <table:table-cell office:value-type="float" office:value="14.06" calcext:value-type="float">
            <text:p>14.06</text:p>
          </table:table-cell>
        </table:table-row>
        <table:table-row table:style-name="ro1">
          <table:table-cell office:value-type="float" office:value="10705" calcext:value-type="float">
            <text:p>10705</text:p>
          </table:table-cell>
          <table:table-cell office:value-type="string" calcext:value-type="string">
            <text:p>Einasleigh upland savanna</text:p>
          </table:table-cell>
          <table:table-cell office:value-type="string" calcext:value-type="string">
            <text:p>teow</text:p>
          </table:table-cell>
          <table:table-cell office:value-type="float" office:value="128067.563978031" calcext:value-type="float">
            <text:p>128067.563978031</text:p>
          </table:table-cell>
          <table:table-cell office:value-type="float" office:value="128067.693739048" calcext:value-type="float">
            <text:p>128067.693739048</text:p>
          </table:table-cell>
          <table:table-cell office:value-type="float" office:value="100" calcext:value-type="float">
            <text:p>100</text:p>
          </table:table-cell>
          <table:table-cell office:value-type="float" office:value="9668.07528135824" calcext:value-type="float">
            <text:p>9668.07528135824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10706" calcext:value-type="float">
            <text:p>10706</text:p>
          </table:table-cell>
          <table:table-cell office:value-type="string" calcext:value-type="string">
            <text:p>Kimberly tropical savanna</text:p>
          </table:table-cell>
          <table:table-cell office:value-type="string" calcext:value-type="string">
            <text:p>teow</text:p>
          </table:table-cell>
          <table:table-cell office:value-type="float" office:value="345911.893381974" calcext:value-type="float">
            <text:p>345911.893381974</text:p>
          </table:table-cell>
          <table:table-cell office:value-type="float" office:value="345919.758390249" calcext:value-type="float">
            <text:p>345919.758390249</text:p>
          </table:table-cell>
          <table:table-cell office:value-type="float" office:value="100" calcext:value-type="float">
            <text:p>100</text:p>
          </table:table-cell>
          <table:table-cell office:value-type="float" office:value="106906.561915141" calcext:value-type="float">
            <text:p>106906.561915141</text:p>
          </table:table-cell>
          <table:table-cell office:value-type="float" office:value="30.91" calcext:value-type="float">
            <text:p>30.91</text:p>
          </table:table-cell>
        </table:table-row>
        <table:table-row table:style-name="ro1">
          <table:table-cell office:value-type="float" office:value="10707" calcext:value-type="float">
            <text:p>10707</text:p>
          </table:table-cell>
          <table:table-cell office:value-type="string" calcext:value-type="string">
            <text:p>Mitchell grass downs</text:p>
          </table:table-cell>
          <table:table-cell office:value-type="string" calcext:value-type="string">
            <text:p>teow</text:p>
          </table:table-cell>
          <table:table-cell office:value-type="float" office:value="459495.969335655" calcext:value-type="float">
            <text:p>459495.969335655</text:p>
          </table:table-cell>
          <table:table-cell office:value-type="float" office:value="459503.769547212" calcext:value-type="float">
            <text:p>459503.769547212</text:p>
          </table:table-cell>
          <table:table-cell office:value-type="float" office:value="100" calcext:value-type="float">
            <text:p>100</text:p>
          </table:table-cell>
          <table:table-cell office:value-type="float" office:value="10863.704758495" calcext:value-type="float">
            <text:p>10863.704758495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10708" calcext:value-type="float">
            <text:p>10708</text:p>
          </table:table-cell>
          <table:table-cell office:value-type="string" calcext:value-type="string">
            <text:p>Trans Fly savanna and grasslands</text:p>
          </table:table-cell>
          <table:table-cell office:value-type="string" calcext:value-type="string">
            <text:p>teow</text:p>
          </table:table-cell>
          <table:table-cell office:value-type="float" office:value="26461.6772130769" calcext:value-type="float">
            <text:p>26461.6772130769</text:p>
          </table:table-cell>
          <table:table-cell office:value-type="float" office:value="26461.6772144349" calcext:value-type="float">
            <text:p>26461.6772144349</text:p>
          </table:table-cell>
          <table:table-cell office:value-type="float" office:value="100" calcext:value-type="float">
            <text:p>100</text:p>
          </table:table-cell>
          <table:table-cell office:value-type="float" office:value="10188.7607589014" calcext:value-type="float">
            <text:p>10188.7607589014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float" office:value="10709" calcext:value-type="float">
            <text:p>10709</text:p>
          </table:table-cell>
          <table:table-cell office:value-type="string" calcext:value-type="string">
            <text:p>Victoria Plains tropical savanna</text:p>
          </table:table-cell>
          <table:table-cell office:value-type="string" calcext:value-type="string">
            <text:p>teow</text:p>
          </table:table-cell>
          <table:table-cell office:value-type="float" office:value="224881.426418718" calcext:value-type="float">
            <text:p>224881.426418718</text:p>
          </table:table-cell>
          <table:table-cell office:value-type="float" office:value="224881.43576824" calcext:value-type="float">
            <text:p>224881.43576824</text:p>
          </table:table-cell>
          <table:table-cell office:value-type="float" office:value="100" calcext:value-type="float">
            <text:p>100</text:p>
          </table:table-cell>
          <table:table-cell office:value-type="float" office:value="16213.5782557712" calcext:value-type="float">
            <text:p>16213.5782557712</text:p>
          </table:table-cell>
          <table:table-cell office:value-type="float" office:value="7.21" calcext:value-type="float">
            <text:p>7.21</text:p>
          </table:table-cell>
        </table:table-row>
        <table:table-row table:style-name="ro1">
          <table:table-cell office:value-type="float" office:value="10801" calcext:value-type="float">
            <text:p>10801</text:p>
          </table:table-cell>
          <table:table-cell office:value-type="string" calcext:value-type="string">
            <text:p>Cantebury-Otago tussock grasslands</text:p>
          </table:table-cell>
          <table:table-cell office:value-type="string" calcext:value-type="string">
            <text:p>teow</text:p>
          </table:table-cell>
          <table:table-cell office:value-type="float" office:value="52306.5009539944" calcext:value-type="float">
            <text:p>52306.5009539944</text:p>
          </table:table-cell>
          <table:table-cell office:value-type="float" office:value="52308.2702660897" calcext:value-type="float">
            <text:p>52308.2702660897</text:p>
          </table:table-cell>
          <table:table-cell office:value-type="float" office:value="100" calcext:value-type="float">
            <text:p>100</text:p>
          </table:table-cell>
          <table:table-cell office:value-type="float" office:value="4743.19417038204" calcext:value-type="float">
            <text:p>4743.19417038204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table-cell office:value-type="float" office:value="10802" calcext:value-type="float">
            <text:p>10802</text:p>
          </table:table-cell>
          <table:table-cell office:value-type="string" calcext:value-type="string">
            <text:p>Eastern Australia mulga shrublands</text:p>
          </table:table-cell>
          <table:table-cell office:value-type="string" calcext:value-type="string">
            <text:p>teow</text:p>
          </table:table-cell>
          <table:table-cell office:value-type="float" office:value="253515.427563137" calcext:value-type="float">
            <text:p>253515.427563137</text:p>
          </table:table-cell>
          <table:table-cell office:value-type="float" office:value="253519.432645184" calcext:value-type="float">
            <text:p>253519.432645184</text:p>
          </table:table-cell>
          <table:table-cell office:value-type="float" office:value="100" calcext:value-type="float">
            <text:p>100</text:p>
          </table:table-cell>
          <table:table-cell office:value-type="float" office:value="11260.0447230685" calcext:value-type="float">
            <text:p>11260.0447230685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float" office:value="10803" calcext:value-type="float">
            <text:p>10803</text:p>
          </table:table-cell>
          <table:table-cell office:value-type="string" calcext:value-type="string">
            <text:p>Southeast Australia temperate savanna</text:p>
          </table:table-cell>
          <table:table-cell office:value-type="string" calcext:value-type="string">
            <text:p>teow</text:p>
          </table:table-cell>
          <table:table-cell office:value-type="float" office:value="321998.851135603" calcext:value-type="float">
            <text:p>321998.851135603</text:p>
          </table:table-cell>
          <table:table-cell office:value-type="float" office:value="322003.886345452" calcext:value-type="float">
            <text:p>322003.886345452</text:p>
          </table:table-cell>
          <table:table-cell office:value-type="float" office:value="100" calcext:value-type="float">
            <text:p>100</text:p>
          </table:table-cell>
          <table:table-cell office:value-type="float" office:value="13392.8195351228" calcext:value-type="float">
            <text:p>13392.8195351228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string" calcext:value-type="string">
            <text:p>Australian Alps montane grasslands</text:p>
          </table:table-cell>
          <table:table-cell office:value-type="string" calcext:value-type="string">
            <text:p>teow</text:p>
          </table:table-cell>
          <table:table-cell office:value-type="float" office:value="11999.3973595704" calcext:value-type="float">
            <text:p>11999.3973595704</text:p>
          </table:table-cell>
          <table:table-cell office:value-type="float" office:value="11999.4820628487" calcext:value-type="float">
            <text:p>11999.4820628487</text:p>
          </table:table-cell>
          <table:table-cell office:value-type="float" office:value="100" calcext:value-type="float">
            <text:p>100</text:p>
          </table:table-cell>
          <table:table-cell office:value-type="float" office:value="7643.12967959074" calcext:value-type="float">
            <text:p>7643.12967959074</text:p>
          </table:table-cell>
          <table:table-cell office:value-type="float" office:value="63.7" calcext:value-type="float">
            <text:p>63.7</text:p>
          </table:table-cell>
        </table:table-row>
        <table:table-row table:style-name="ro1">
          <table:table-cell office:value-type="float" office:value="11002" calcext:value-type="float">
            <text:p>11002</text:p>
          </table:table-cell>
          <table:table-cell office:value-type="string" calcext:value-type="string">
            <text:p>Central Range sub-alpine grasslands</text:p>
          </table:table-cell>
          <table:table-cell office:value-type="string" calcext:value-type="string">
            <text:p>teow</text:p>
          </table:table-cell>
          <table:table-cell office:value-type="float" office:value="15502.8026203408" calcext:value-type="float">
            <text:p>15502.8026203408</text:p>
          </table:table-cell>
          <table:table-cell office:value-type="float" office:value="15502.8193304702" calcext:value-type="float">
            <text:p>15502.8193304702</text:p>
          </table:table-cell>
          <table:table-cell office:value-type="float" office:value="100" calcext:value-type="float">
            <text:p>100</text:p>
          </table:table-cell>
          <table:table-cell office:value-type="float" office:value="6239.51844122571" calcext:value-type="float">
            <text:p>6239.51844122571</text:p>
          </table:table-cell>
          <table:table-cell office:value-type="float" office:value="40.25" calcext:value-type="float">
            <text:p>40.25</text:p>
          </table:table-cell>
        </table:table-row>
        <table:table-row table:style-name="ro1">
          <table:table-cell office:value-type="float" office:value="11003" calcext:value-type="float">
            <text:p>11003</text:p>
          </table:table-cell>
          <table:table-cell office:value-type="string" calcext:value-type="string">
            <text:p>South Island montane grasslands</text:p>
          </table:table-cell>
          <table:table-cell office:value-type="string" calcext:value-type="string">
            <text:p>teow</text:p>
          </table:table-cell>
          <table:table-cell office:value-type="float" office:value="39990.5058378806" calcext:value-type="float">
            <text:p>39990.5058378806</text:p>
          </table:table-cell>
          <table:table-cell office:value-type="float" office:value="39990.6383694023" calcext:value-type="float">
            <text:p>39990.6383694023</text:p>
          </table:table-cell>
          <table:table-cell office:value-type="float" office:value="100" calcext:value-type="float">
            <text:p>100</text:p>
          </table:table-cell>
          <table:table-cell office:value-type="float" office:value="25658.2369573059" calcext:value-type="float">
            <text:p>25658.2369573059</text:p>
          </table:table-cell>
          <table:table-cell office:value-type="float" office:value="64.16" calcext:value-type="float">
            <text:p>64.16</text:p>
          </table:table-cell>
        </table:table-row>
        <table:table-row table:style-name="ro1">
          <table:table-cell office:value-type="float" office:value="11101" calcext:value-type="float">
            <text:p>11101</text:p>
          </table:table-cell>
          <table:table-cell office:value-type="string" calcext:value-type="string">
            <text:p>Antipodes Subantarctic Islands tundra</text:p>
          </table:table-cell>
          <table:table-cell office:value-type="string" calcext:value-type="string">
            <text:p>teow</text:p>
          </table:table-cell>
          <table:table-cell office:value-type="float" office:value="643.674094226034" calcext:value-type="float">
            <text:p>643.674094226034</text:p>
          </table:table-cell>
          <table:table-cell office:value-type="float" office:value="643.67406570331" calcext:value-type="float">
            <text:p>643.67406570331</text:p>
          </table:table-cell>
          <table:table-cell office:value-type="float" office:value="100" calcext:value-type="float">
            <text:p>100</text:p>
          </table:table-cell>
          <table:table-cell office:value-type="float" office:value="643.67406570331" calcext:value-type="float">
            <text:p>643.674065703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string" calcext:value-type="string">
            <text:p>Coolgardie woodlands</text:p>
          </table:table-cell>
          <table:table-cell office:value-type="string" calcext:value-type="string">
            <text:p>teow</text:p>
          </table:table-cell>
          <table:table-cell office:value-type="float" office:value="137255.020964829" calcext:value-type="float">
            <text:p>137255.020964829</text:p>
          </table:table-cell>
          <table:table-cell office:value-type="float" office:value="137255.029150294" calcext:value-type="float">
            <text:p>137255.029150294</text:p>
          </table:table-cell>
          <table:table-cell office:value-type="float" office:value="100" calcext:value-type="float">
            <text:p>100</text:p>
          </table:table-cell>
          <table:table-cell office:value-type="float" office:value="14889.0923730693" calcext:value-type="float">
            <text:p>14889.0923730693</text:p>
          </table:table-cell>
          <table:table-cell office:value-type="float" office:value="10.85" calcext:value-type="float">
            <text:p>10.85</text:p>
          </table:table-cell>
        </table:table-row>
        <table:table-row table:style-name="ro1">
          <table:table-cell office:value-type="float" office:value="11202" calcext:value-type="float">
            <text:p>11202</text:p>
          </table:table-cell>
          <table:table-cell office:value-type="string" calcext:value-type="string">
            <text:p>Esperance mallee</text:p>
          </table:table-cell>
          <table:table-cell office:value-type="string" calcext:value-type="string">
            <text:p>teow</text:p>
          </table:table-cell>
          <table:table-cell office:value-type="float" office:value="115279.491960445" calcext:value-type="float">
            <text:p>115279.491960445</text:p>
          </table:table-cell>
          <table:table-cell office:value-type="float" office:value="115281.709962501" calcext:value-type="float">
            <text:p>115281.709962501</text:p>
          </table:table-cell>
          <table:table-cell office:value-type="float" office:value="100" calcext:value-type="float">
            <text:p>100</text:p>
          </table:table-cell>
          <table:table-cell office:value-type="float" office:value="23620.6948665704" calcext:value-type="float">
            <text:p>23620.6948665704</text:p>
          </table:table-cell>
          <table:table-cell office:value-type="float" office:value="20.49" calcext:value-type="float">
            <text:p>20.49</text:p>
          </table:table-cell>
        </table:table-row>
        <table:table-row table:style-name="ro1">
          <table:table-cell office:value-type="float" office:value="11203" calcext:value-type="float">
            <text:p>11203</text:p>
          </table:table-cell>
          <table:table-cell office:value-type="string" calcext:value-type="string">
            <text:p>Eyre and York mallee</text:p>
          </table:table-cell>
          <table:table-cell office:value-type="string" calcext:value-type="string">
            <text:p>teow</text:p>
          </table:table-cell>
          <table:table-cell office:value-type="float" office:value="60637.4377165489" calcext:value-type="float">
            <text:p>60637.4377165489</text:p>
          </table:table-cell>
          <table:table-cell office:value-type="float" office:value="60640.3157716364" calcext:value-type="float">
            <text:p>60640.3157716364</text:p>
          </table:table-cell>
          <table:table-cell office:value-type="float" office:value="100" calcext:value-type="float">
            <text:p>100</text:p>
          </table:table-cell>
          <table:table-cell office:value-type="float" office:value="9241.04470290667" calcext:value-type="float">
            <text:p>9241.04470290667</text:p>
          </table:table-cell>
          <table:table-cell office:value-type="float" office:value="15.24" calcext:value-type="float">
            <text:p>15.24</text:p>
          </table:table-cell>
        </table:table-row>
        <table:table-row table:style-name="ro1">
          <table:table-cell office:value-type="float" office:value="11204" calcext:value-type="float">
            <text:p>11204</text:p>
          </table:table-cell>
          <table:table-cell office:value-type="string" calcext:value-type="string">
            <text:p>Jarrah-Karri forest and shrublands</text:p>
          </table:table-cell>
          <table:table-cell office:value-type="string" calcext:value-type="string">
            <text:p>teow</text:p>
          </table:table-cell>
          <table:table-cell office:value-type="float" office:value="10339.7957824973" calcext:value-type="float">
            <text:p>10339.7957824973</text:p>
          </table:table-cell>
          <table:table-cell office:value-type="float" office:value="10339.8035783942" calcext:value-type="float">
            <text:p>10339.8035783942</text:p>
          </table:table-cell>
          <table:table-cell office:value-type="float" office:value="100" calcext:value-type="float">
            <text:p>100</text:p>
          </table:table-cell>
          <table:table-cell office:value-type="float" office:value="4701.90546436036" calcext:value-type="float">
            <text:p>4701.90546436036</text:p>
          </table:table-cell>
          <table:table-cell office:value-type="float" office:value="45.47" calcext:value-type="float">
            <text:p>45.47</text:p>
          </table:table-cell>
        </table:table-row>
        <table:table-row table:style-name="ro1">
          <table:table-cell office:value-type="float" office:value="11205" calcext:value-type="float">
            <text:p>11205</text:p>
          </table:table-cell>
          <table:table-cell office:value-type="string" calcext:value-type="string">
            <text:p>Swan Coastal Plain Scrub and Woodlands</text:p>
          </table:table-cell>
          <table:table-cell office:value-type="string" calcext:value-type="string">
            <text:p>teow</text:p>
          </table:table-cell>
          <table:table-cell office:value-type="float" office:value="15157.8854062118" calcext:value-type="float">
            <text:p>15157.8854062118</text:p>
          </table:table-cell>
          <table:table-cell office:value-type="float" office:value="15157.8869981296" calcext:value-type="float">
            <text:p>15157.8869981296</text:p>
          </table:table-cell>
          <table:table-cell office:value-type="float" office:value="100" calcext:value-type="float">
            <text:p>100</text:p>
          </table:table-cell>
          <table:table-cell office:value-type="float" office:value="1999.51260135433" calcext:value-type="float">
            <text:p>1999.51260135433</text:p>
          </table:table-cell>
          <table:table-cell office:value-type="float" office:value="13.19" calcext:value-type="float">
            <text:p>13.19</text:p>
          </table:table-cell>
        </table:table-row>
        <table:table-row table:style-name="ro1">
          <table:table-cell office:value-type="float" office:value="11206" calcext:value-type="float">
            <text:p>11206</text:p>
          </table:table-cell>
          <table:table-cell office:value-type="string" calcext:value-type="string">
            <text:p>Mount Lofty woodlands</text:p>
          </table:table-cell>
          <table:table-cell office:value-type="string" calcext:value-type="string">
            <text:p>teow</text:p>
          </table:table-cell>
          <table:table-cell office:value-type="float" office:value="23657.4908279719" calcext:value-type="float">
            <text:p>23657.4908279719</text:p>
          </table:table-cell>
          <table:table-cell office:value-type="float" office:value="23657.7245290831" calcext:value-type="float">
            <text:p>23657.7245290831</text:p>
          </table:table-cell>
          <table:table-cell office:value-type="float" office:value="100" calcext:value-type="float">
            <text:p>100</text:p>
          </table:table-cell>
          <table:table-cell office:value-type="float" office:value="2110.27930764702" calcext:value-type="float">
            <text:p>2110.27930764702</text:p>
          </table:table-cell>
          <table:table-cell office:value-type="float" office:value="8.92" calcext:value-type="float">
            <text:p>8.92</text:p>
          </table:table-cell>
        </table:table-row>
        <table:table-row table:style-name="ro1">
          <table:table-cell office:value-type="float" office:value="11207" calcext:value-type="float">
            <text:p>11207</text:p>
          </table:table-cell>
          <table:table-cell office:value-type="string" calcext:value-type="string">
            <text:p>Murray-Darling woodlands and mallee</text:p>
          </table:table-cell>
          <table:table-cell office:value-type="string" calcext:value-type="string">
            <text:p>teow</text:p>
          </table:table-cell>
          <table:table-cell office:value-type="float" office:value="197875.096850029" calcext:value-type="float">
            <text:p>197875.096850029</text:p>
          </table:table-cell>
          <table:table-cell office:value-type="float" office:value="197883.894378252" calcext:value-type="float">
            <text:p>197883.894378252</text:p>
          </table:table-cell>
          <table:table-cell office:value-type="float" office:value="100" calcext:value-type="float">
            <text:p>100</text:p>
          </table:table-cell>
          <table:table-cell office:value-type="float" office:value="36071.085524822" calcext:value-type="float">
            <text:p>36071.085524822</text:p>
          </table:table-cell>
          <table:table-cell office:value-type="float" office:value="18.23" calcext:value-type="float">
            <text:p>18.23</text:p>
          </table:table-cell>
        </table:table-row>
        <table:table-row table:style-name="ro1">
          <table:table-cell office:value-type="float" office:value="11208" calcext:value-type="float">
            <text:p>11208</text:p>
          </table:table-cell>
          <table:table-cell office:value-type="string" calcext:value-type="string">
            <text:p>Naracoorte woodlands</text:p>
          </table:table-cell>
          <table:table-cell office:value-type="string" calcext:value-type="string">
            <text:p>teow</text:p>
          </table:table-cell>
          <table:table-cell office:value-type="float" office:value="27326.9762606053" calcext:value-type="float">
            <text:p>27326.9762606053</text:p>
          </table:table-cell>
          <table:table-cell office:value-type="float" office:value="27326.9823264806" calcext:value-type="float">
            <text:p>27326.9823264806</text:p>
          </table:table-cell>
          <table:table-cell office:value-type="float" office:value="100" calcext:value-type="float">
            <text:p>100</text:p>
          </table:table-cell>
          <table:table-cell office:value-type="float" office:value="2689.00819675788" calcext:value-type="float">
            <text:p>2689.00819675788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float" office:value="11209" calcext:value-type="float">
            <text:p>11209</text:p>
          </table:table-cell>
          <table:table-cell office:value-type="string" calcext:value-type="string">
            <text:p>Southwest Australia savanna</text:p>
          </table:table-cell>
          <table:table-cell office:value-type="string" calcext:value-type="string">
            <text:p>teow</text:p>
          </table:table-cell>
          <table:table-cell office:value-type="float" office:value="168563.786356309" calcext:value-type="float">
            <text:p>168563.786356309</text:p>
          </table:table-cell>
          <table:table-cell office:value-type="float" office:value="168567.674441891" calcext:value-type="float">
            <text:p>168567.674441891</text:p>
          </table:table-cell>
          <table:table-cell office:value-type="float" office:value="100" calcext:value-type="float">
            <text:p>100</text:p>
          </table:table-cell>
          <table:table-cell office:value-type="float" office:value="14456.1953720722" calcext:value-type="float">
            <text:p>14456.1953720722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string" calcext:value-type="string">
            <text:p>Southwest Australia woodlands</text:p>
          </table:table-cell>
          <table:table-cell office:value-type="string" calcext:value-type="string">
            <text:p>teow</text:p>
          </table:table-cell>
          <table:table-cell office:value-type="float" office:value="46009.2268040109" calcext:value-type="float">
            <text:p>46009.2268040109</text:p>
          </table:table-cell>
          <table:table-cell office:value-type="float" office:value="46015.1886926822" calcext:value-type="float">
            <text:p>46015.1886926822</text:p>
          </table:table-cell>
          <table:table-cell office:value-type="float" office:value="100.01" calcext:value-type="float">
            <text:p>100.01</text:p>
          </table:table-cell>
          <table:table-cell office:value-type="float" office:value="5915.49295126765" calcext:value-type="float">
            <text:p>5915.49295126765</text:p>
          </table:table-cell>
          <table:table-cell office:value-type="float" office:value="12.86" calcext:value-type="float">
            <text:p>12.86</text:p>
          </table:table-cell>
        </table:table-row>
        <table:table-row table:style-name="ro1">
          <table:table-cell office:value-type="float" office:value="11301" calcext:value-type="float">
            <text:p>11301</text:p>
          </table:table-cell>
          <table:table-cell office:value-type="string" calcext:value-type="string">
            <text:p>Carnarvon xeric shrublands</text:p>
          </table:table-cell>
          <table:table-cell office:value-type="string" calcext:value-type="string">
            <text:p>teow</text:p>
          </table:table-cell>
          <table:table-cell office:value-type="float" office:value="89970.0301175399" calcext:value-type="float">
            <text:p>89970.0301175399</text:p>
          </table:table-cell>
          <table:table-cell office:value-type="float" office:value="89970.342625302" calcext:value-type="float">
            <text:p>89970.342625302</text:p>
          </table:table-cell>
          <table:table-cell office:value-type="float" office:value="100" calcext:value-type="float">
            <text:p>100</text:p>
          </table:table-cell>
          <table:table-cell office:value-type="float" office:value="9314.25739320096" calcext:value-type="float">
            <text:p>9314.25739320096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>
          <table:table-cell office:value-type="float" office:value="11302" calcext:value-type="float">
            <text:p>11302</text:p>
          </table:table-cell>
          <table:table-cell office:value-type="string" calcext:value-type="string">
            <text:p>Central Ranges xeric scrub</text:p>
          </table:table-cell>
          <table:table-cell office:value-type="string" calcext:value-type="string">
            <text:p>teow</text:p>
          </table:table-cell>
          <table:table-cell office:value-type="float" office:value="281050.734931419" calcext:value-type="float">
            <text:p>281050.734931419</text:p>
          </table:table-cell>
          <table:table-cell office:value-type="float" office:value="281055.790313578" calcext:value-type="float">
            <text:p>281055.790313578</text:p>
          </table:table-cell>
          <table:table-cell office:value-type="float" office:value="100" calcext:value-type="float">
            <text:p>100</text:p>
          </table:table-cell>
          <table:table-cell office:value-type="float" office:value="92202.887023366" calcext:value-type="float">
            <text:p>92202.887023366</text:p>
          </table:table-cell>
          <table:table-cell office:value-type="float" office:value="32.81" calcext:value-type="float">
            <text:p>32.81</text:p>
          </table:table-cell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string" calcext:value-type="string">
            <text:p>Gibson desert</text:p>
          </table:table-cell>
          <table:table-cell office:value-type="string" calcext:value-type="string">
            <text:p>teow</text:p>
          </table:table-cell>
          <table:table-cell office:value-type="float" office:value="155523.501993394" calcext:value-type="float">
            <text:p>155523.501993394</text:p>
          </table:table-cell>
          <table:table-cell office:value-type="float" office:value="155525.919768746" calcext:value-type="float">
            <text:p>155525.919768746</text:p>
          </table:table-cell>
          <table:table-cell office:value-type="float" office:value="100" calcext:value-type="float">
            <text:p>100</text:p>
          </table:table-cell>
          <table:table-cell office:value-type="float" office:value="93320.7739833998" calcext:value-type="float">
            <text:p>93320.77398339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string" calcext:value-type="string">
            <text:p>Great Sandy-Tanami desert</text:p>
          </table:table-cell>
          <table:table-cell office:value-type="string" calcext:value-type="string">
            <text:p>teow</text:p>
          </table:table-cell>
          <table:table-cell office:value-type="float" office:value="820766.969073775" calcext:value-type="float">
            <text:p>820766.969073775</text:p>
          </table:table-cell>
          <table:table-cell office:value-type="float" office:value="820782.050249453" calcext:value-type="float">
            <text:p>820782.050249453</text:p>
          </table:table-cell>
          <table:table-cell office:value-type="float" office:value="100" calcext:value-type="float">
            <text:p>100</text:p>
          </table:table-cell>
          <table:table-cell office:value-type="float" office:value="313745.885800197" calcext:value-type="float">
            <text:p>313745.885800197</text:p>
          </table:table-cell>
          <table:table-cell office:value-type="float" office:value="38.23" calcext:value-type="float">
            <text:p>38.23</text:p>
          </table:table-cell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string" calcext:value-type="string">
            <text:p>Great Victoria desert</text:p>
          </table:table-cell>
          <table:table-cell office:value-type="string" calcext:value-type="string">
            <text:p>teow</text:p>
          </table:table-cell>
          <table:table-cell office:value-type="float" office:value="423733.989451953" calcext:value-type="float">
            <text:p>423733.989451953</text:p>
          </table:table-cell>
          <table:table-cell office:value-type="float" office:value="423739.967612765" calcext:value-type="float">
            <text:p>423739.967612765</text:p>
          </table:table-cell>
          <table:table-cell office:value-type="float" office:value="100" calcext:value-type="float">
            <text:p>100</text:p>
          </table:table-cell>
          <table:table-cell office:value-type="float" office:value="128786.872803915" calcext:value-type="float">
            <text:p>128786.872803915</text:p>
          </table:table-cell>
          <table:table-cell office:value-type="float" office:value="30.39" calcext:value-type="float">
            <text:p>30.39</text:p>
          </table:table-cell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string" calcext:value-type="string">
            <text:p>Nullarbor Plains xeric shrublands</text:p>
          </table:table-cell>
          <table:table-cell office:value-type="string" calcext:value-type="string">
            <text:p>teow</text:p>
          </table:table-cell>
          <table:table-cell office:value-type="float" office:value="195003.056512516" calcext:value-type="float">
            <text:p>195003.056512516</text:p>
          </table:table-cell>
          <table:table-cell office:value-type="float" office:value="195003.031128986" calcext:value-type="float">
            <text:p>195003.031128986</text:p>
          </table:table-cell>
          <table:table-cell office:value-type="float" office:value="100" calcext:value-type="float">
            <text:p>100</text:p>
          </table:table-cell>
          <table:table-cell office:value-type="float" office:value="62804.885890701" calcext:value-type="float">
            <text:p>62804.885890701</text:p>
          </table:table-cell>
          <table:table-cell office:value-type="float" office:value="32.21" calcext:value-type="float">
            <text:p>32.21</text:p>
          </table:table-cell>
        </table:table-row>
        <table:table-row table:style-name="ro1">
          <table:table-cell office:value-type="float" office:value="11307" calcext:value-type="float">
            <text:p>11307</text:p>
          </table:table-cell>
          <table:table-cell office:value-type="string" calcext:value-type="string">
            <text:p>Pilbara shrublands</text:p>
          </table:table-cell>
          <table:table-cell office:value-type="string" calcext:value-type="string">
            <text:p>teow</text:p>
          </table:table-cell>
          <table:table-cell office:value-type="float" office:value="179135.126158125" calcext:value-type="float">
            <text:p>179135.126158125</text:p>
          </table:table-cell>
          <table:table-cell office:value-type="float" office:value="179135.125858155" calcext:value-type="float">
            <text:p>179135.125858155</text:p>
          </table:table-cell>
          <table:table-cell office:value-type="float" office:value="100" calcext:value-type="float">
            <text:p>100</text:p>
          </table:table-cell>
          <table:table-cell office:value-type="float" office:value="11590.4066290054" calcext:value-type="float">
            <text:p>11590.4066290054</text:p>
          </table:table-cell>
          <table:table-cell office:value-type="float" office:value="6.47" calcext:value-type="float">
            <text:p>6.47</text:p>
          </table:table-cell>
        </table:table-row>
        <table:table-row table:style-name="ro1">
          <table:table-cell office:value-type="float" office:value="11308" calcext:value-type="float">
            <text:p>11308</text:p>
          </table:table-cell>
          <table:table-cell office:value-type="string" calcext:value-type="string">
            <text:p>Simpson desert</text:p>
          </table:table-cell>
          <table:table-cell office:value-type="string" calcext:value-type="string">
            <text:p>teow</text:p>
          </table:table-cell>
          <table:table-cell office:value-type="float" office:value="583394.267685867" calcext:value-type="float">
            <text:p>583394.267685867</text:p>
          </table:table-cell>
          <table:table-cell office:value-type="float" office:value="583412.12739592" calcext:value-type="float">
            <text:p>583412.12739592</text:p>
          </table:table-cell>
          <table:table-cell office:value-type="float" office:value="100" calcext:value-type="float">
            <text:p>100</text:p>
          </table:table-cell>
          <table:table-cell office:value-type="float" office:value="131043.512942334" calcext:value-type="float">
            <text:p>131043.512942334</text:p>
          </table:table-cell>
          <table:table-cell office:value-type="float" office:value="22.46" calcext:value-type="float">
            <text:p>22.46</text:p>
          </table:table-cell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string" calcext:value-type="string">
            <text:p>Tirari-Sturt stony desert</text:p>
          </table:table-cell>
          <table:table-cell office:value-type="string" calcext:value-type="string">
            <text:p>teow</text:p>
          </table:table-cell>
          <table:table-cell office:value-type="float" office:value="376478.160280569" calcext:value-type="float">
            <text:p>376478.160280569</text:p>
          </table:table-cell>
          <table:table-cell office:value-type="float" office:value="376487.865885688" calcext:value-type="float">
            <text:p>376487.865885688</text:p>
          </table:table-cell>
          <table:table-cell office:value-type="float" office:value="100" calcext:value-type="float">
            <text:p>100</text:p>
          </table:table-cell>
          <table:table-cell office:value-type="float" office:value="38923.9832773926" calcext:value-type="float">
            <text:p>38923.9832773926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string" calcext:value-type="string">
            <text:p>Western Australian Mulga shrublands</text:p>
          </table:table-cell>
          <table:table-cell office:value-type="string" calcext:value-type="string">
            <text:p>teow</text:p>
          </table:table-cell>
          <table:table-cell office:value-type="float" office:value="459615.981414624" calcext:value-type="float">
            <text:p>459615.981414624</text:p>
          </table:table-cell>
          <table:table-cell office:value-type="float" office:value="459621.818927389" calcext:value-type="float">
            <text:p>459621.818927389</text:p>
          </table:table-cell>
          <table:table-cell office:value-type="float" office:value="100" calcext:value-type="float">
            <text:p>100</text:p>
          </table:table-cell>
          <table:table-cell office:value-type="float" office:value="20788.6222733028" calcext:value-type="float">
            <text:p>20788.6222733028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11401" calcext:value-type="float">
            <text:p>11401</text:p>
          </table:table-cell>
          <table:table-cell office:value-type="string" calcext:value-type="string">
            <text:p>New Guinea mangroves</text:p>
          </table:table-cell>
          <table:table-cell office:value-type="string" calcext:value-type="string">
            <text:p>teow</text:p>
          </table:table-cell>
          <table:table-cell office:value-type="float" office:value="25049.4099660226" calcext:value-type="float">
            <text:p>25049.4099660226</text:p>
          </table:table-cell>
          <table:table-cell office:value-type="float" office:value="25049.4099913782" calcext:value-type="float">
            <text:p>25049.4099913782</text:p>
          </table:table-cell>
          <table:table-cell office:value-type="float" office:value="100" calcext:value-type="float">
            <text:p>100</text:p>
          </table:table-cell>
          <table:table-cell office:value-type="float" office:value="5583.79330571698" calcext:value-type="float">
            <text:p>5583.79330571698</text:p>
          </table:table-cell>
          <table:table-cell office:value-type="float" office:value="22.29" calcext:value-type="float">
            <text:p>22.29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string" calcext:value-type="string">
            <text:p>North Greenland</text:p>
          </table:table-cell>
          <table:table-cell office:value-type="string" calcext:value-type="string">
            <text:p>meow</text:p>
          </table:table-cell>
          <table:table-cell office:value-type="float" office:value="188098.315796965" calcext:value-type="float">
            <text:p>188098.315796965</text:p>
          </table:table-cell>
          <table:table-cell office:value-type="float" office:value="188098.35302576" calcext:value-type="float">
            <text:p>188098.35302576</text:p>
          </table:table-cell>
          <table:table-cell office:value-type="float" office:value="100" calcext:value-type="float">
            <text:p>100</text:p>
          </table:table-cell>
          <table:table-cell office:value-type="float" office:value="61395.5583446113" calcext:value-type="float">
            <text:p>61395.5583446113</text:p>
          </table:table-cell>
          <table:table-cell office:value-type="float" office:value="32.64" calcext:value-type="float">
            <text:p>32.64</text:p>
          </table:table-cell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string" calcext:value-type="string">
            <text:p>North and East Iceland</text:p>
          </table:table-cell>
          <table:table-cell office:value-type="string" calcext:value-type="string">
            <text:p>meow</text:p>
          </table:table-cell>
          <table:table-cell office:value-type="float" office:value="39445.0069708197" calcext:value-type="float">
            <text:p>39445.0069708197</text:p>
          </table:table-cell>
          <table:table-cell office:value-type="float" office:value="39445.0112516431" calcext:value-type="float">
            <text:p>39445.0112516431</text:p>
          </table:table-cell>
          <table:table-cell office:value-type="float" office:value="100" calcext:value-type="float">
            <text:p>100</text:p>
          </table:table-cell>
          <table:table-cell office:value-type="float" office:value="2015.55836029057" calcext:value-type="float">
            <text:p>2015.55836029057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office:value-type="float" office:value="20003" calcext:value-type="float">
            <text:p>20003</text:p>
          </table:table-cell>
          <table:table-cell office:value-type="string" calcext:value-type="string">
            <text:p>East Greenland Shelf</text:p>
          </table:table-cell>
          <table:table-cell office:value-type="string" calcext:value-type="string">
            <text:p>meow</text:p>
          </table:table-cell>
          <table:table-cell office:value-type="float" office:value="146384.743367322" calcext:value-type="float">
            <text:p>146384.743367322</text:p>
          </table:table-cell>
          <table:table-cell office:value-type="float" office:value="146384.938734437" calcext:value-type="float">
            <text:p>146384.938734437</text:p>
          </table:table-cell>
          <table:table-cell office:value-type="float" office:value="100" calcext:value-type="float">
            <text:p>100</text:p>
          </table:table-cell>
          <table:table-cell office:value-type="float" office:value="29931.9040755058" calcext:value-type="float">
            <text:p>29931.9040755058</text:p>
          </table:table-cell>
          <table:table-cell office:value-type="float" office:value="20.45" calcext:value-type="float">
            <text:p>20.45</text:p>
          </table:table-cell>
        </table:table-row>
        <table:table-row table:style-name="ro1">
          <table:table-cell office:value-type="float" office:value="20004" calcext:value-type="float">
            <text:p>20004</text:p>
          </table:table-cell>
          <table:table-cell office:value-type="string" calcext:value-type="string">
            <text:p>West Greenland Shelf</text:p>
          </table:table-cell>
          <table:table-cell office:value-type="string" calcext:value-type="string">
            <text:p>meow</text:p>
          </table:table-cell>
          <table:table-cell office:value-type="float" office:value="198219.799831872" calcext:value-type="float">
            <text:p>198219.799831872</text:p>
          </table:table-cell>
          <table:table-cell office:value-type="float" office:value="198219.778976207" calcext:value-type="float">
            <text:p>198219.778976207</text:p>
          </table:table-cell>
          <table:table-cell office:value-type="float" office:value="100" calcext:value-type="float">
            <text:p>100</text:p>
          </table:table-cell>
          <table:table-cell office:value-type="float" office:value="6416.12403097218" calcext:value-type="float">
            <text:p>6416.12403097218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20005" calcext:value-type="float">
            <text:p>20005</text:p>
          </table:table-cell>
          <table:table-cell office:value-type="string" calcext:value-type="string">
            <text:p>Northern Grand Banks - Southern Labrador</text:p>
          </table:table-cell>
          <table:table-cell office:value-type="string" calcext:value-type="string">
            <text:p>meow</text:p>
          </table:table-cell>
          <table:table-cell office:value-type="float" office:value="158995.543659097" calcext:value-type="float">
            <text:p>158995.543659097</text:p>
          </table:table-cell>
          <table:table-cell office:value-type="float" office:value="158995.543858262" calcext:value-type="float">
            <text:p>158995.543858262</text:p>
          </table:table-cell>
          <table:table-cell office:value-type="float" office:value="100" calcext:value-type="float">
            <text:p>100</text:p>
          </table:table-cell>
          <table:table-cell office:value-type="float" office:value="246.934979846974" calcext:value-type="float">
            <text:p>246.93497984697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20006" calcext:value-type="float">
            <text:p>20006</text:p>
          </table:table-cell>
          <table:table-cell office:value-type="string" calcext:value-type="string">
            <text:p>Northern Labrador</text:p>
          </table:table-cell>
          <table:table-cell office:value-type="string" calcext:value-type="string">
            <text:p>meow</text:p>
          </table:table-cell>
          <table:table-cell office:value-type="float" office:value="135049.846593567" calcext:value-type="float">
            <text:p>135049.846593567</text:p>
          </table:table-cell>
          <table:table-cell office:value-type="float" office:value="135049.844515632" calcext:value-type="float">
            <text:p>135049.844515632</text:p>
          </table:table-cell>
          <table:table-cell office:value-type="float" office:value="100" calcext:value-type="float">
            <text:p>100</text:p>
          </table:table-cell>
          <table:table-cell office:value-type="float" office:value="168.049736314066" calcext:value-type="float">
            <text:p>168.04973631406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0008" calcext:value-type="float">
            <text:p>20008</text:p>
          </table:table-cell>
          <table:table-cell office:value-type="string" calcext:value-type="string">
            <text:p>Hudson Complex</text:p>
          </table:table-cell>
          <table:table-cell office:value-type="string" calcext:value-type="string">
            <text:p>meow</text:p>
          </table:table-cell>
          <table:table-cell office:value-type="float" office:value="1126604.47635486" calcext:value-type="float">
            <text:p>1126604.47635486</text:p>
          </table:table-cell>
          <table:table-cell office:value-type="float" office:value="1126604.4738619" calcext:value-type="float">
            <text:p>1126604.4738619</text:p>
          </table:table-cell>
          <table:table-cell office:value-type="float" office:value="100" calcext:value-type="float">
            <text:p>100</text:p>
          </table:table-cell>
          <table:table-cell office:value-type="float" office:value="9001.8130674383" calcext:value-type="float">
            <text:p>9001.813067438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11" calcext:value-type="float">
            <text:p>20011</text:p>
          </table:table-cell>
          <table:table-cell office:value-type="string" calcext:value-type="string">
            <text:p>Beaufort-Amundsen-Viscount Melville-Queen Maud</text:p>
          </table:table-cell>
          <table:table-cell office:value-type="string" calcext:value-type="string">
            <text:p>meow</text:p>
          </table:table-cell>
          <table:table-cell office:value-type="float" office:value="309453.453677143" calcext:value-type="float">
            <text:p>309453.453677143</text:p>
          </table:table-cell>
          <table:table-cell office:value-type="float" office:value="309453.435116374" calcext:value-type="float">
            <text:p>309453.435116374</text:p>
          </table:table-cell>
          <table:table-cell office:value-type="float" office:value="100" calcext:value-type="float">
            <text:p>100</text:p>
          </table:table-cell>
          <table:table-cell office:value-type="float" office:value="9770.32854249865" calcext:value-type="float">
            <text:p>9770.32854249865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20012" calcext:value-type="float">
            <text:p>20012</text:p>
          </table:table-cell>
          <table:table-cell office:value-type="string" calcext:value-type="string">
            <text:p>Beaufort Sea - continental coast and shelf</text:p>
          </table:table-cell>
          <table:table-cell office:value-type="string" calcext:value-type="string">
            <text:p>meow</text:p>
          </table:table-cell>
          <table:table-cell office:value-type="float" office:value="128741.23243839" calcext:value-type="float">
            <text:p>128741.23243839</text:p>
          </table:table-cell>
          <table:table-cell office:value-type="float" office:value="128741.232002104" calcext:value-type="float">
            <text:p>128741.232002104</text:p>
          </table:table-cell>
          <table:table-cell office:value-type="float" office:value="100" calcext:value-type="float">
            <text:p>100</text:p>
          </table:table-cell>
          <table:table-cell office:value-type="float" office:value="2359.29171900483" calcext:value-type="float">
            <text:p>2359.29171900483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20013" calcext:value-type="float">
            <text:p>20013</text:p>
          </table:table-cell>
          <table:table-cell office:value-type="string" calcext:value-type="string">
            <text:p>Chukchi Sea</text:p>
          </table:table-cell>
          <table:table-cell office:value-type="string" calcext:value-type="string">
            <text:p>meow</text:p>
          </table:table-cell>
          <table:table-cell office:value-type="float" office:value="591785.929688078" calcext:value-type="float">
            <text:p>591785.929688078</text:p>
          </table:table-cell>
          <table:table-cell office:value-type="float" office:value="591785.945767224" calcext:value-type="float">
            <text:p>591785.945767224</text:p>
          </table:table-cell>
          <table:table-cell office:value-type="float" office:value="100" calcext:value-type="float">
            <text:p>100</text:p>
          </table:table-cell>
          <table:table-cell office:value-type="float" office:value="10555.0894622517" calcext:value-type="float">
            <text:p>10555.0894622517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20015" calcext:value-type="float">
            <text:p>20015</text:p>
          </table:table-cell>
          <table:table-cell office:value-type="string" calcext:value-type="string">
            <text:p>East Siberian Sea</text:p>
          </table:table-cell>
          <table:table-cell office:value-type="string" calcext:value-type="string">
            <text:p>meow</text:p>
          </table:table-cell>
          <table:table-cell office:value-type="float" office:value="911736.568741284" calcext:value-type="float">
            <text:p>911736.568741284</text:p>
          </table:table-cell>
          <table:table-cell office:value-type="float" office:value="911736.157145899" calcext:value-type="float">
            <text:p>911736.157145899</text:p>
          </table:table-cell>
          <table:table-cell office:value-type="float" office:value="100" calcext:value-type="float">
            <text:p>100</text:p>
          </table:table-cell>
          <table:table-cell office:value-type="float" office:value="14692.5612892904" calcext:value-type="float">
            <text:p>14692.5612892904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20016" calcext:value-type="float">
            <text:p>20016</text:p>
          </table:table-cell>
          <table:table-cell office:value-type="string" calcext:value-type="string">
            <text:p>Laptev Sea</text:p>
          </table:table-cell>
          <table:table-cell office:value-type="string" calcext:value-type="string">
            <text:p>meow</text:p>
          </table:table-cell>
          <table:table-cell office:value-type="float" office:value="516110.741580904" calcext:value-type="float">
            <text:p>516110.741580904</text:p>
          </table:table-cell>
          <table:table-cell office:value-type="float" office:value="516110.741534168" calcext:value-type="float">
            <text:p>516110.741534168</text:p>
          </table:table-cell>
          <table:table-cell office:value-type="float" office:value="100" calcext:value-type="float">
            <text:p>100</text:p>
          </table:table-cell>
          <table:table-cell office:value-type="float" office:value="22966.3838790918" calcext:value-type="float">
            <text:p>22966.3838790918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20017" calcext:value-type="float">
            <text:p>20017</text:p>
          </table:table-cell>
          <table:table-cell office:value-type="string" calcext:value-type="string">
            <text:p>Kara Sea</text:p>
          </table:table-cell>
          <table:table-cell office:value-type="string" calcext:value-type="string">
            <text:p>meow</text:p>
          </table:table-cell>
          <table:table-cell office:value-type="float" office:value="807563.767983483" calcext:value-type="float">
            <text:p>807563.767983483</text:p>
          </table:table-cell>
          <table:table-cell office:value-type="float" office:value="807563.368557153" calcext:value-type="float">
            <text:p>807563.368557153</text:p>
          </table:table-cell>
          <table:table-cell office:value-type="float" office:value="100" calcext:value-type="float">
            <text:p>100</text:p>
          </table:table-cell>
          <table:table-cell office:value-type="float" office:value="21078.1214241722" calcext:value-type="float">
            <text:p>21078.1214241722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20018" calcext:value-type="float">
            <text:p>20018</text:p>
          </table:table-cell>
          <table:table-cell office:value-type="string" calcext:value-type="string">
            <text:p>North and East Barents Sea</text:p>
          </table:table-cell>
          <table:table-cell office:value-type="string" calcext:value-type="string">
            <text:p>meow</text:p>
          </table:table-cell>
          <table:table-cell office:value-type="float" office:value="905648.285763246" calcext:value-type="float">
            <text:p>905648.285763246</text:p>
          </table:table-cell>
          <table:table-cell office:value-type="float" office:value="905648.30278416" calcext:value-type="float">
            <text:p>905648.30278416</text:p>
          </table:table-cell>
          <table:table-cell office:value-type="float" office:value="100" calcext:value-type="float">
            <text:p>100</text:p>
          </table:table-cell>
          <table:table-cell office:value-type="float" office:value="161952.010848945" calcext:value-type="float">
            <text:p>161952.010848945</text:p>
          </table:table-cell>
          <table:table-cell office:value-type="float" office:value="17.88" calcext:value-type="float">
            <text:p>17.88</text:p>
          </table:table-cell>
        </table:table-row>
        <table:table-row table:style-name="ro1">
          <table:table-cell office:value-type="float" office:value="20019" calcext:value-type="float">
            <text:p>20019</text:p>
          </table:table-cell>
          <table:table-cell office:value-type="string" calcext:value-type="string">
            <text:p>White Sea</text:p>
          </table:table-cell>
          <table:table-cell office:value-type="string" calcext:value-type="string">
            <text:p>meow</text:p>
          </table:table-cell>
          <table:table-cell office:value-type="float" office:value="84826.609705202" calcext:value-type="float">
            <text:p>84826.609705202</text:p>
          </table:table-cell>
          <table:table-cell office:value-type="float" office:value="84826.617544304" calcext:value-type="float">
            <text:p>84826.617544304</text:p>
          </table:table-cell>
          <table:table-cell office:value-type="float" office:value="100" calcext:value-type="float">
            <text:p>100</text:p>
          </table:table-cell>
          <table:table-cell office:value-type="float" office:value="2562.29818135419" calcext:value-type="float">
            <text:p>2562.29818135419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20020" calcext:value-type="float">
            <text:p>20020</text:p>
          </table:table-cell>
          <table:table-cell office:value-type="string" calcext:value-type="string">
            <text:p>South and West Iceland</text:p>
          </table:table-cell>
          <table:table-cell office:value-type="string" calcext:value-type="string">
            <text:p>meow</text:p>
          </table:table-cell>
          <table:table-cell office:value-type="float" office:value="103254.418843807" calcext:value-type="float">
            <text:p>103254.418843807</text:p>
          </table:table-cell>
          <table:table-cell office:value-type="float" office:value="103254.425571387" calcext:value-type="float">
            <text:p>103254.425571387</text:p>
          </table:table-cell>
          <table:table-cell office:value-type="float" office:value="100" calcext:value-type="float">
            <text:p>100</text:p>
          </table:table-cell>
          <table:table-cell office:value-type="float" office:value="2870.7123034794" calcext:value-type="float">
            <text:p>2870.7123034794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20021" calcext:value-type="float">
            <text:p>20021</text:p>
          </table:table-cell>
          <table:table-cell office:value-type="string" calcext:value-type="string">
            <text:p>Faroe Plateau</text:p>
          </table:table-cell>
          <table:table-cell office:value-type="string" calcext:value-type="string">
            <text:p>meow</text:p>
          </table:table-cell>
          <table:table-cell office:value-type="float" office:value="34190.3374394325" calcext:value-type="float">
            <text:p>34190.3374394325</text:p>
          </table:table-cell>
          <table:table-cell office:value-type="float" office:value="34190.336222765" calcext:value-type="float">
            <text:p>34190.336222765</text:p>
          </table:table-cell>
          <table:table-cell office:value-type="float" office:value="100" calcext:value-type="float">
            <text:p>100</text:p>
          </table:table-cell>
          <table:table-cell office:value-type="float" office:value="28.974115325526" calcext:value-type="float">
            <text:p>28.97411532552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0022" calcext:value-type="float">
            <text:p>20022</text:p>
          </table:table-cell>
          <table:table-cell office:value-type="string" calcext:value-type="string">
            <text:p>Southern Norway</text:p>
          </table:table-cell>
          <table:table-cell office:value-type="string" calcext:value-type="string">
            <text:p>meow</text:p>
          </table:table-cell>
          <table:table-cell office:value-type="float" office:value="69718.8066705879" calcext:value-type="float">
            <text:p>69718.8066705879</text:p>
          </table:table-cell>
          <table:table-cell office:value-type="float" office:value="69718.8808025174" calcext:value-type="float">
            <text:p>69718.8808025174</text:p>
          </table:table-cell>
          <table:table-cell office:value-type="float" office:value="100" calcext:value-type="float">
            <text:p>100</text:p>
          </table:table-cell>
          <table:table-cell office:value-type="float" office:value="2936.27142192567" calcext:value-type="float">
            <text:p>2936.27142192567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float" office:value="20023" calcext:value-type="float">
            <text:p>20023</text:p>
          </table:table-cell>
          <table:table-cell office:value-type="string" calcext:value-type="string">
            <text:p>Northern Norway and Finnmark</text:p>
          </table:table-cell>
          <table:table-cell office:value-type="string" calcext:value-type="string">
            <text:p>meow</text:p>
          </table:table-cell>
          <table:table-cell office:value-type="float" office:value="108703.311005952" calcext:value-type="float">
            <text:p>108703.311005952</text:p>
          </table:table-cell>
          <table:table-cell office:value-type="float" office:value="108703.329755247" calcext:value-type="float">
            <text:p>108703.329755247</text:p>
          </table:table-cell>
          <table:table-cell office:value-type="float" office:value="100" calcext:value-type="float">
            <text:p>100</text:p>
          </table:table-cell>
          <table:table-cell office:value-type="float" office:value="1202.4989505838" calcext:value-type="float">
            <text:p>1202.4989505838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20024" calcext:value-type="float">
            <text:p>20024</text:p>
          </table:table-cell>
          <table:table-cell office:value-type="string" calcext:value-type="string">
            <text:p>Baltic Sea</text:p>
          </table:table-cell>
          <table:table-cell office:value-type="string" calcext:value-type="string">
            <text:p>meow</text:p>
          </table:table-cell>
          <table:table-cell office:value-type="float" office:value="372859.916482779" calcext:value-type="float">
            <text:p>372859.916482779</text:p>
          </table:table-cell>
          <table:table-cell office:value-type="float" office:value="372858.749434967" calcext:value-type="float">
            <text:p>372858.749434967</text:p>
          </table:table-cell>
          <table:table-cell office:value-type="float" office:value="100" calcext:value-type="float">
            <text:p>100</text:p>
          </table:table-cell>
          <table:table-cell office:value-type="float" office:value="57053.2276821864" calcext:value-type="float">
            <text:p>57053.2276821864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20025" calcext:value-type="float">
            <text:p>20025</text:p>
          </table:table-cell>
          <table:table-cell office:value-type="string" calcext:value-type="string">
            <text:p>North Sea</text:p>
          </table:table-cell>
          <table:table-cell office:value-type="string" calcext:value-type="string">
            <text:p>meow</text:p>
          </table:table-cell>
          <table:table-cell office:value-type="float" office:value="621728.371743518" calcext:value-type="float">
            <text:p>621728.371743518</text:p>
          </table:table-cell>
          <table:table-cell office:value-type="float" office:value="621726.652454705" calcext:value-type="float">
            <text:p>621726.652454705</text:p>
          </table:table-cell>
          <table:table-cell office:value-type="float" office:value="100" calcext:value-type="float">
            <text:p>100</text:p>
          </table:table-cell>
          <table:table-cell office:value-type="float" office:value="147110.531726113" calcext:value-type="float">
            <text:p>147110.531726113</text:p>
          </table:table-cell>
          <table:table-cell office:value-type="float" office:value="23.66" calcext:value-type="float">
            <text:p>23.66</text:p>
          </table:table-cell>
        </table:table-row>
        <table:table-row table:style-name="ro1">
          <table:table-cell office:value-type="float" office:value="20026" calcext:value-type="float">
            <text:p>20026</text:p>
          </table:table-cell>
          <table:table-cell office:value-type="string" calcext:value-type="string">
            <text:p>Celtic Seas</text:p>
          </table:table-cell>
          <table:table-cell office:value-type="string" calcext:value-type="string">
            <text:p>meow</text:p>
          </table:table-cell>
          <table:table-cell office:value-type="float" office:value="441098.159673989" calcext:value-type="float">
            <text:p>441098.159673989</text:p>
          </table:table-cell>
          <table:table-cell office:value-type="float" office:value="441097.266386633" calcext:value-type="float">
            <text:p>441097.266386633</text:p>
          </table:table-cell>
          <table:table-cell office:value-type="float" office:value="100" calcext:value-type="float">
            <text:p>100</text:p>
          </table:table-cell>
          <table:table-cell office:value-type="float" office:value="97034.3114125465" calcext:value-type="float">
            <text:p>97034.31141254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27" calcext:value-type="float">
            <text:p>20027</text:p>
          </table:table-cell>
          <table:table-cell office:value-type="string" calcext:value-type="string">
            <text:p>South European Atlantic Shelf</text:p>
          </table:table-cell>
          <table:table-cell office:value-type="string" calcext:value-type="string">
            <text:p>meow</text:p>
          </table:table-cell>
          <table:table-cell office:value-type="float" office:value="154931.414761618" calcext:value-type="float">
            <text:p>154931.414761618</text:p>
          </table:table-cell>
          <table:table-cell office:value-type="float" office:value="154927.431483493" calcext:value-type="float">
            <text:p>154927.431483493</text:p>
          </table:table-cell>
          <table:table-cell office:value-type="float" office:value="100" calcext:value-type="float">
            <text:p>100</text:p>
          </table:table-cell>
          <table:table-cell office:value-type="float" office:value="59857.5215996276" calcext:value-type="float">
            <text:p>59857.5215996276</text:p>
          </table:table-cell>
          <table:table-cell office:value-type="float" office:value="38.64" calcext:value-type="float">
            <text:p>38.64</text:p>
          </table:table-cell>
        </table:table-row>
        <table:table-row table:style-name="ro1">
          <table:table-cell office:value-type="float" office:value="20028" calcext:value-type="float">
            <text:p>20028</text:p>
          </table:table-cell>
          <table:table-cell office:value-type="string" calcext:value-type="string">
            <text:p>Saharan Upwelling</text:p>
          </table:table-cell>
          <table:table-cell office:value-type="string" calcext:value-type="string">
            <text:p>meow</text:p>
          </table:table-cell>
          <table:table-cell office:value-type="float" office:value="128536.065102972" calcext:value-type="float">
            <text:p>128536.065102972</text:p>
          </table:table-cell>
          <table:table-cell office:value-type="float" office:value="128536.03496065" calcext:value-type="float">
            <text:p>128536.03496065</text:p>
          </table:table-cell>
          <table:table-cell office:value-type="float" office:value="100" calcext:value-type="float">
            <text:p>100</text:p>
          </table:table-cell>
          <table:table-cell office:value-type="float" office:value="4456.14062422639" calcext:value-type="float">
            <text:p>4456.14062422639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20029" calcext:value-type="float">
            <text:p>20029</text:p>
          </table:table-cell>
          <table:table-cell office:value-type="string" calcext:value-type="string">
            <text:p>Azores Canaries Madeira</text:p>
          </table:table-cell>
          <table:table-cell office:value-type="string" calcext:value-type="string">
            <text:p>meow</text:p>
          </table:table-cell>
          <table:table-cell office:value-type="float" office:value="23414.8090853888" calcext:value-type="float">
            <text:p>23414.8090853888</text:p>
          </table:table-cell>
          <table:table-cell office:value-type="float" office:value="23414.8127247076" calcext:value-type="float">
            <text:p>23414.8127247076</text:p>
          </table:table-cell>
          <table:table-cell office:value-type="float" office:value="100" calcext:value-type="float">
            <text:p>100</text:p>
          </table:table-cell>
          <table:table-cell office:value-type="float" office:value="10107.0744219852" calcext:value-type="float">
            <text:p>10107.0744219852</text:p>
          </table:table-cell>
          <table:table-cell office:value-type="float" office:value="43.17" calcext:value-type="float">
            <text:p>43.17</text:p>
          </table:table-cell>
        </table:table-row>
        <table:table-row table:style-name="ro1">
          <table:table-cell office:value-type="float" office:value="20030" calcext:value-type="float">
            <text:p>20030</text:p>
          </table:table-cell>
          <table:table-cell office:value-type="string" calcext:value-type="string">
            <text:p>Adriatic Sea</text:p>
          </table:table-cell>
          <table:table-cell office:value-type="string" calcext:value-type="string">
            <text:p>meow</text:p>
          </table:table-cell>
          <table:table-cell office:value-type="float" office:value="107272.283536006" calcext:value-type="float">
            <text:p>107272.283536006</text:p>
          </table:table-cell>
          <table:table-cell office:value-type="float" office:value="107272.283314276" calcext:value-type="float">
            <text:p>107272.283314276</text:p>
          </table:table-cell>
          <table:table-cell office:value-type="float" office:value="100" calcext:value-type="float">
            <text:p>100</text:p>
          </table:table-cell>
          <table:table-cell office:value-type="float" office:value="6352.71406372536" calcext:value-type="float">
            <text:p>6352.71406372536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20037" calcext:value-type="float">
            <text:p>20037</text:p>
          </table:table-cell>
          <table:table-cell office:value-type="string" calcext:value-type="string">
            <text:p>Gulf of St. Lawrence - Eastern Scotian Shelf</text:p>
          </table:table-cell>
          <table:table-cell office:value-type="string" calcext:value-type="string">
            <text:p>meow</text:p>
          </table:table-cell>
          <table:table-cell office:value-type="float" office:value="239453.868865529" calcext:value-type="float">
            <text:p>239453.868865529</text:p>
          </table:table-cell>
          <table:table-cell office:value-type="float" office:value="239453.842142197" calcext:value-type="float">
            <text:p>239453.842142197</text:p>
          </table:table-cell>
          <table:table-cell office:value-type="float" office:value="100" calcext:value-type="float">
            <text:p>100</text:p>
          </table:table-cell>
          <table:table-cell office:value-type="float" office:value="9639.16688575812" calcext:value-type="float">
            <text:p>9639.16688575812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20038" calcext:value-type="float">
            <text:p>20038</text:p>
          </table:table-cell>
          <table:table-cell office:value-type="string" calcext:value-type="string">
            <text:p>Southern Grand Banks - South Newfoundland</text:p>
          </table:table-cell>
          <table:table-cell office:value-type="string" calcext:value-type="string">
            <text:p>meow</text:p>
          </table:table-cell>
          <table:table-cell office:value-type="float" office:value="248890.774525937" calcext:value-type="float">
            <text:p>248890.774525937</text:p>
          </table:table-cell>
          <table:table-cell office:value-type="float" office:value="248890.749354805" calcext:value-type="float">
            <text:p>248890.749354805</text:p>
          </table:table-cell>
          <table:table-cell office:value-type="float" office:value="100" calcext:value-type="float">
            <text:p>100</text:p>
          </table:table-cell>
          <table:table-cell office:value-type="float" office:value="10.9870363749856" calcext:value-type="float">
            <text:p>10.987036374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9" calcext:value-type="float">
            <text:p>20039</text:p>
          </table:table-cell>
          <table:table-cell office:value-type="string" calcext:value-type="string">
            <text:p>Scotian Shelf</text:p>
          </table:table-cell>
          <table:table-cell office:value-type="string" calcext:value-type="string">
            <text:p>meow</text:p>
          </table:table-cell>
          <table:table-cell office:value-type="float" office:value="108718.113628042" calcext:value-type="float">
            <text:p>108718.113628042</text:p>
          </table:table-cell>
          <table:table-cell office:value-type="float" office:value="108718.087915268" calcext:value-type="float">
            <text:p>108718.087915268</text:p>
          </table:table-cell>
          <table:table-cell office:value-type="float" office:value="100" calcext:value-type="float">
            <text:p>100</text:p>
          </table:table-cell>
          <table:table-cell office:value-type="float" office:value="675.760884803606" calcext:value-type="float">
            <text:p>675.76088480360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0041" calcext:value-type="float">
            <text:p>20041</text:p>
          </table:table-cell>
          <table:table-cell office:value-type="string" calcext:value-type="string">
            <text:p>Virginian</text:p>
          </table:table-cell>
          <table:table-cell office:value-type="string" calcext:value-type="string">
            <text:p>meow</text:p>
          </table:table-cell>
          <table:table-cell office:value-type="float" office:value="156559.735677225" calcext:value-type="float">
            <text:p>156559.735677225</text:p>
          </table:table-cell>
          <table:table-cell office:value-type="float" office:value="156559.732141173" calcext:value-type="float">
            <text:p>156559.732141173</text:p>
          </table:table-cell>
          <table:table-cell office:value-type="float" office:value="100" calcext:value-type="float">
            <text:p>100</text:p>
          </table:table-cell>
          <table:table-cell office:value-type="float" office:value="1616.7258139089" calcext:value-type="float">
            <text:p>1616.725813908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20043" calcext:value-type="float">
            <text:p>20043</text:p>
          </table:table-cell>
          <table:table-cell office:value-type="string" calcext:value-type="string">
            <text:p>Northern Gulf of Mexico</text:p>
          </table:table-cell>
          <table:table-cell office:value-type="string" calcext:value-type="string">
            <text:p>meow</text:p>
          </table:table-cell>
          <table:table-cell office:value-type="float" office:value="264047.110723527" calcext:value-type="float">
            <text:p>264047.110723527</text:p>
          </table:table-cell>
          <table:table-cell office:value-type="float" office:value="264047.265801571" calcext:value-type="float">
            <text:p>264047.265801571</text:p>
          </table:table-cell>
          <table:table-cell office:value-type="float" office:value="100" calcext:value-type="float">
            <text:p>100</text:p>
          </table:table-cell>
          <table:table-cell office:value-type="float" office:value="6705.66880447717" calcext:value-type="float">
            <text:p>6705.66880447717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20044" calcext:value-type="float">
            <text:p>20044</text:p>
          </table:table-cell>
          <table:table-cell office:value-type="string" calcext:value-type="string">
            <text:p>Black Sea</text:p>
          </table:table-cell>
          <table:table-cell office:value-type="string" calcext:value-type="string">
            <text:p>meow</text:p>
          </table:table-cell>
          <table:table-cell office:value-type="float" office:value="170312.050520913" calcext:value-type="float">
            <text:p>170312.050520913</text:p>
          </table:table-cell>
          <table:table-cell office:value-type="float" office:value="170312.028631818" calcext:value-type="float">
            <text:p>170312.028631818</text:p>
          </table:table-cell>
          <table:table-cell office:value-type="float" office:value="100" calcext:value-type="float">
            <text:p>100</text:p>
          </table:table-cell>
          <table:table-cell office:value-type="float" office:value="15310.542575253" calcext:value-type="float">
            <text:p>15310.542575253</text:p>
          </table:table-cell>
          <table:table-cell office:value-type="float" office:value="8.99" calcext:value-type="float">
            <text:p>8.99</text:p>
          </table:table-cell>
        </table:table-row>
        <table:table-row table:style-name="ro1">
          <table:table-cell office:value-type="float" office:value="20045" calcext:value-type="float">
            <text:p>20045</text:p>
          </table:table-cell>
          <table:table-cell office:value-type="string" calcext:value-type="string">
            <text:p>Sea of Okhotsk</text:p>
          </table:table-cell>
          <table:table-cell office:value-type="string" calcext:value-type="string">
            <text:p>meow</text:p>
          </table:table-cell>
          <table:table-cell office:value-type="float" office:value="666112.4417883" calcext:value-type="float">
            <text:p>666112.4417883</text:p>
          </table:table-cell>
          <table:table-cell office:value-type="float" office:value="666113.482484483" calcext:value-type="float">
            <text:p>666113.482484483</text:p>
          </table:table-cell>
          <table:table-cell office:value-type="float" office:value="100" calcext:value-type="float">
            <text:p>100</text:p>
          </table:table-cell>
          <table:table-cell office:value-type="float" office:value="21076.0458919539" calcext:value-type="float">
            <text:p>21076.0458919539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20047" calcext:value-type="float">
            <text:p>20047</text:p>
          </table:table-cell>
          <table:table-cell office:value-type="string" calcext:value-type="string">
            <text:p>Oyashio Current</text:p>
          </table:table-cell>
          <table:table-cell office:value-type="string" calcext:value-type="string">
            <text:p>meow</text:p>
          </table:table-cell>
          <table:table-cell office:value-type="float" office:value="80295.820300386" calcext:value-type="float">
            <text:p>80295.820300386</text:p>
          </table:table-cell>
          <table:table-cell office:value-type="float" office:value="80295.8160076536" calcext:value-type="float">
            <text:p>80295.8160076536</text:p>
          </table:table-cell>
          <table:table-cell office:value-type="float" office:value="100" calcext:value-type="float">
            <text:p>100</text:p>
          </table:table-cell>
          <table:table-cell office:value-type="float" office:value="13591.9254849283" calcext:value-type="float">
            <text:p>13591.9254849283</text:p>
          </table:table-cell>
          <table:table-cell office:value-type="float" office:value="16.93" calcext:value-type="float">
            <text:p>16.93</text:p>
          </table:table-cell>
        </table:table-row>
        <table:table-row table:style-name="ro1">
          <table:table-cell office:value-type="float" office:value="20048" calcext:value-type="float">
            <text:p>20048</text:p>
          </table:table-cell>
          <table:table-cell office:value-type="string" calcext:value-type="string">
            <text:p>Northeastern Honshu</text:p>
          </table:table-cell>
          <table:table-cell office:value-type="string" calcext:value-type="string">
            <text:p>meow</text:p>
          </table:table-cell>
          <table:table-cell office:value-type="float" office:value="38468.1569964112" calcext:value-type="float">
            <text:p>38468.1569964112</text:p>
          </table:table-cell>
          <table:table-cell office:value-type="float" office:value="38468.1596275951" calcext:value-type="float">
            <text:p>38468.1596275951</text:p>
          </table:table-cell>
          <table:table-cell office:value-type="float" office:value="100" calcext:value-type="float">
            <text:p>100</text:p>
          </table:table-cell>
          <table:table-cell office:value-type="float" office:value="25251.6114248319" calcext:value-type="float">
            <text:p>25251.6114248319</text:p>
          </table:table-cell>
          <table:table-cell office:value-type="float" office:value="65.64" calcext:value-type="float">
            <text:p>65.64</text:p>
          </table:table-cell>
        </table:table-row>
        <table:table-row table:style-name="ro1">
          <table:table-cell office:value-type="float" office:value="20049" calcext:value-type="float">
            <text:p>20049</text:p>
          </table:table-cell>
          <table:table-cell office:value-type="string" calcext:value-type="string">
            <text:p>Sea of Japan</text:p>
          </table:table-cell>
          <table:table-cell office:value-type="string" calcext:value-type="string">
            <text:p>meow</text:p>
          </table:table-cell>
          <table:table-cell office:value-type="float" office:value="247442.587626672" calcext:value-type="float">
            <text:p>247442.587626672</text:p>
          </table:table-cell>
          <table:table-cell office:value-type="float" office:value="247442.588690918" calcext:value-type="float">
            <text:p>247442.588690918</text:p>
          </table:table-cell>
          <table:table-cell office:value-type="float" office:value="100" calcext:value-type="float">
            <text:p>100</text:p>
          </table:table-cell>
          <table:table-cell office:value-type="float" office:value="67900.519046365" calcext:value-type="float">
            <text:p>67900.519046365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20050" calcext:value-type="float">
            <text:p>20050</text:p>
          </table:table-cell>
          <table:table-cell office:value-type="string" calcext:value-type="string">
            <text:p>Yellow Sea</text:p>
          </table:table-cell>
          <table:table-cell office:value-type="string" calcext:value-type="string">
            <text:p>meow</text:p>
          </table:table-cell>
          <table:table-cell office:value-type="float" office:value="437314.396492787" calcext:value-type="float">
            <text:p>437314.396492787</text:p>
          </table:table-cell>
          <table:table-cell office:value-type="float" office:value="437314.42564525" calcext:value-type="float">
            <text:p>437314.42564525</text:p>
          </table:table-cell>
          <table:table-cell office:value-type="float" office:value="100" calcext:value-type="float">
            <text:p>100</text:p>
          </table:table-cell>
          <table:table-cell office:value-type="float" office:value="7226.42582864336" calcext:value-type="float">
            <text:p>7226.42582864336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20051" calcext:value-type="float">
            <text:p>20051</text:p>
          </table:table-cell>
          <table:table-cell office:value-type="string" calcext:value-type="string">
            <text:p>Central Kuroshio Current</text:p>
          </table:table-cell>
          <table:table-cell office:value-type="string" calcext:value-type="string">
            <text:p>meow</text:p>
          </table:table-cell>
          <table:table-cell office:value-type="float" office:value="93441.3620434973" calcext:value-type="float">
            <text:p>93441.3620434973</text:p>
          </table:table-cell>
          <table:table-cell office:value-type="float" office:value="93441.2432433805" calcext:value-type="float">
            <text:p>93441.2432433805</text:p>
          </table:table-cell>
          <table:table-cell office:value-type="float" office:value="100" calcext:value-type="float">
            <text:p>100</text:p>
          </table:table-cell>
          <table:table-cell office:value-type="float" office:value="53879.3170665338" calcext:value-type="float">
            <text:p>53879.3170665338</text:p>
          </table:table-cell>
          <table:table-cell office:value-type="float" office:value="57.66" calcext:value-type="float">
            <text:p>57.66</text:p>
          </table:table-cell>
        </table:table-row>
        <table:table-row table:style-name="ro1">
          <table:table-cell office:value-type="float" office:value="20052" calcext:value-type="float">
            <text:p>20052</text:p>
          </table:table-cell>
          <table:table-cell office:value-type="string" calcext:value-type="string">
            <text:p>East China Sea</text:p>
          </table:table-cell>
          <table:table-cell office:value-type="string" calcext:value-type="string">
            <text:p>meow</text:p>
          </table:table-cell>
          <table:table-cell office:value-type="float" office:value="570348.119258796" calcext:value-type="float">
            <text:p>570348.119258796</text:p>
          </table:table-cell>
          <table:table-cell office:value-type="float" office:value="570348.124361158" calcext:value-type="float">
            <text:p>570348.124361158</text:p>
          </table:table-cell>
          <table:table-cell office:value-type="float" office:value="100" calcext:value-type="float">
            <text:p>100</text:p>
          </table:table-cell>
          <table:table-cell office:value-type="float" office:value="65364.3087779006" calcext:value-type="float">
            <text:p>65364.3087779006</text:p>
          </table:table-cell>
          <table:table-cell office:value-type="float" office:value="11.46" calcext:value-type="float">
            <text:p>11.46</text:p>
          </table:table-cell>
        </table:table-row>
        <table:table-row table:style-name="ro1">
          <table:table-cell office:value-type="float" office:value="20053" calcext:value-type="float">
            <text:p>20053</text:p>
          </table:table-cell>
          <table:table-cell office:value-type="string" calcext:value-type="string">
            <text:p>Aleutian Islands</text:p>
          </table:table-cell>
          <table:table-cell office:value-type="string" calcext:value-type="string">
            <text:p>meow</text:p>
          </table:table-cell>
          <table:table-cell office:value-type="float" office:value="84765.4494562859" calcext:value-type="float">
            <text:p>84765.4494562859</text:p>
          </table:table-cell>
          <table:table-cell office:value-type="float" office:value="84766.8770913337" calcext:value-type="float">
            <text:p>84766.8770913337</text:p>
          </table:table-cell>
          <table:table-cell office:value-type="float" office:value="100" calcext:value-type="float">
            <text:p>100</text:p>
          </table:table-cell>
          <table:table-cell office:value-type="float" office:value="181.713071044396" calcext:value-type="float">
            <text:p>181.71307104439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054" calcext:value-type="float">
            <text:p>20054</text:p>
          </table:table-cell>
          <table:table-cell office:value-type="string" calcext:value-type="string">
            <text:p>Gulf of Alaska</text:p>
          </table:table-cell>
          <table:table-cell office:value-type="string" calcext:value-type="string">
            <text:p>meow</text:p>
          </table:table-cell>
          <table:table-cell office:value-type="float" office:value="258051.864683504" calcext:value-type="float">
            <text:p>258051.864683504</text:p>
          </table:table-cell>
          <table:table-cell office:value-type="float" office:value="258053.860142634" calcext:value-type="float">
            <text:p>258053.860142634</text:p>
          </table:table-cell>
          <table:table-cell office:value-type="float" office:value="100" calcext:value-type="float">
            <text:p>100</text:p>
          </table:table-cell>
          <table:table-cell office:value-type="float" office:value="9724.20031310456" calcext:value-type="float">
            <text:p>9724.20031310456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20060" calcext:value-type="float">
            <text:p>20060</text:p>
          </table:table-cell>
          <table:table-cell office:value-type="string" calcext:value-type="string">
            <text:p>Cortezian</text:p>
          </table:table-cell>
          <table:table-cell office:value-type="string" calcext:value-type="string">
            <text:p>meow</text:p>
          </table:table-cell>
          <table:table-cell office:value-type="float" office:value="109673.982736692" calcext:value-type="float">
            <text:p>109673.982736692</text:p>
          </table:table-cell>
          <table:table-cell office:value-type="float" office:value="109673.929361447" calcext:value-type="float">
            <text:p>109673.929361447</text:p>
          </table:table-cell>
          <table:table-cell office:value-type="float" office:value="100" calcext:value-type="float">
            <text:p>100</text:p>
          </table:table-cell>
          <table:table-cell office:value-type="float" office:value="17922.924721422" calcext:value-type="float">
            <text:p>17922.924721422</text:p>
          </table:table-cell>
          <table:table-cell office:value-type="float" office:value="16.34" calcext:value-type="float">
            <text:p>16.34</text:p>
          </table:table-cell>
        </table:table-row>
        <table:table-row table:style-name="ro1">
          <table:table-cell office:value-type="float" office:value="20061" calcext:value-type="float">
            <text:p>20061</text:p>
          </table:table-cell>
          <table:table-cell office:value-type="string" calcext:value-type="string">
            <text:p>Magdalena Transition</text:p>
          </table:table-cell>
          <table:table-cell office:value-type="string" calcext:value-type="string">
            <text:p>meow</text:p>
          </table:table-cell>
          <table:table-cell office:value-type="float" office:value="28676.3923957884" calcext:value-type="float">
            <text:p>28676.3923957884</text:p>
          </table:table-cell>
          <table:table-cell office:value-type="float" office:value="28676.3385590291" calcext:value-type="float">
            <text:p>28676.3385590291</text:p>
          </table:table-cell>
          <table:table-cell office:value-type="float" office:value="100" calcext:value-type="float">
            <text:p>100</text:p>
          </table:table-cell>
          <table:table-cell office:value-type="float" office:value="1127.14214752912" calcext:value-type="float">
            <text:p>1127.14214752912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20062" calcext:value-type="float">
            <text:p>20062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meow</text:p>
          </table:table-cell>
          <table:table-cell office:value-type="float" office:value="916.057939501654" calcext:value-type="float">
            <text:p>916.057939501654</text:p>
          </table:table-cell>
          <table:table-cell office:value-type="float" office:value="916.057939297379" calcext:value-type="float">
            <text:p>916.057939297379</text:p>
          </table:table-cell>
          <table:table-cell office:value-type="float" office:value="100" calcext:value-type="float">
            <text:p>100</text:p>
          </table:table-cell>
          <table:table-cell office:value-type="float" office:value="0.254613467860731" calcext:value-type="float">
            <text:p>0.25461346786073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0063" calcext:value-type="float">
            <text:p>20063</text:p>
          </table:table-cell>
          <table:table-cell office:value-type="string" calcext:value-type="string">
            <text:p>Bahamian</text:p>
          </table:table-cell>
          <table:table-cell office:value-type="string" calcext:value-type="string">
            <text:p>meow</text:p>
          </table:table-cell>
          <table:table-cell office:value-type="float" office:value="163314.189200749" calcext:value-type="float">
            <text:p>163314.189200749</text:p>
          </table:table-cell>
          <table:table-cell office:value-type="float" office:value="163314.234416128" calcext:value-type="float">
            <text:p>163314.234416128</text:p>
          </table:table-cell>
          <table:table-cell office:value-type="float" office:value="100" calcext:value-type="float">
            <text:p>100</text:p>
          </table:table-cell>
          <table:table-cell office:value-type="float" office:value="21539.132670864" calcext:value-type="float">
            <text:p>21539.132670864</text:p>
          </table:table-cell>
          <table:table-cell office:value-type="float" office:value="13.19" calcext:value-type="float">
            <text:p>13.19</text:p>
          </table:table-cell>
        </table:table-row>
        <table:table-row table:style-name="ro1">
          <table:table-cell office:value-type="float" office:value="20064" calcext:value-type="float">
            <text:p>20064</text:p>
          </table:table-cell>
          <table:table-cell office:value-type="string" calcext:value-type="string">
            <text:p>Eastern Caribbean</text:p>
          </table:table-cell>
          <table:table-cell office:value-type="string" calcext:value-type="string">
            <text:p>meow</text:p>
          </table:table-cell>
          <table:table-cell office:value-type="float" office:value="44456.9914877885" calcext:value-type="float">
            <text:p>44456.9914877885</text:p>
          </table:table-cell>
          <table:table-cell office:value-type="float" office:value="44456.9215867486" calcext:value-type="float">
            <text:p>44456.9215867486</text:p>
          </table:table-cell>
          <table:table-cell office:value-type="float" office:value="100" calcext:value-type="float">
            <text:p>100</text:p>
          </table:table-cell>
          <table:table-cell office:value-type="float" office:value="13379.399222955" calcext:value-type="float">
            <text:p>13379.399222955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20065" calcext:value-type="float">
            <text:p>20065</text:p>
          </table:table-cell>
          <table:table-cell office:value-type="string" calcext:value-type="string">
            <text:p>Greater Antilles</text:p>
          </table:table-cell>
          <table:table-cell office:value-type="string" calcext:value-type="string">
            <text:p>meow</text:p>
          </table:table-cell>
          <table:table-cell office:value-type="float" office:value="126730.80544382" calcext:value-type="float">
            <text:p>126730.80544382</text:p>
          </table:table-cell>
          <table:table-cell office:value-type="float" office:value="126726.447319496" calcext:value-type="float">
            <text:p>126726.447319496</text:p>
          </table:table-cell>
          <table:table-cell office:value-type="float" office:value="100" calcext:value-type="float">
            <text:p>100</text:p>
          </table:table-cell>
          <table:table-cell office:value-type="float" office:value="27400.2060929034" calcext:value-type="float">
            <text:p>27400.2060929034</text:p>
          </table:table-cell>
          <table:table-cell office:value-type="float" office:value="21.62" calcext:value-type="float">
            <text:p>21.62</text:p>
          </table:table-cell>
        </table:table-row>
        <table:table-row table:style-name="ro1">
          <table:table-cell office:value-type="float" office:value="20066" calcext:value-type="float">
            <text:p>20066</text:p>
          </table:table-cell>
          <table:table-cell office:value-type="string" calcext:value-type="string">
            <text:p>Southern Caribbean</text:p>
          </table:table-cell>
          <table:table-cell office:value-type="string" calcext:value-type="string">
            <text:p>meow</text:p>
          </table:table-cell>
          <table:table-cell office:value-type="float" office:value="119981.400515996" calcext:value-type="float">
            <text:p>119981.400515996</text:p>
          </table:table-cell>
          <table:table-cell office:value-type="float" office:value="119981.421133529" calcext:value-type="float">
            <text:p>119981.421133529</text:p>
          </table:table-cell>
          <table:table-cell office:value-type="float" office:value="100" calcext:value-type="float">
            <text:p>100</text:p>
          </table:table-cell>
          <table:table-cell office:value-type="float" office:value="8015.18699603947" calcext:value-type="float">
            <text:p>8015.18699603947</text:p>
          </table:table-cell>
          <table:table-cell office:value-type="float" office:value="6.68" calcext:value-type="float">
            <text:p>6.68</text:p>
          </table:table-cell>
        </table:table-row>
        <table:table-row table:style-name="ro1">
          <table:table-cell office:value-type="float" office:value="20067" calcext:value-type="float">
            <text:p>20067</text:p>
          </table:table-cell>
          <table:table-cell office:value-type="string" calcext:value-type="string">
            <text:p>Southwestern Caribbean</text:p>
          </table:table-cell>
          <table:table-cell office:value-type="string" calcext:value-type="string">
            <text:p>meow</text:p>
          </table:table-cell>
          <table:table-cell office:value-type="float" office:value="172947.55453962" calcext:value-type="float">
            <text:p>172947.55453962</text:p>
          </table:table-cell>
          <table:table-cell office:value-type="float" office:value="172947.475066461" calcext:value-type="float">
            <text:p>172947.475066461</text:p>
          </table:table-cell>
          <table:table-cell office:value-type="float" office:value="100" calcext:value-type="float">
            <text:p>100</text:p>
          </table:table-cell>
          <table:table-cell office:value-type="float" office:value="17765.6436206657" calcext:value-type="float">
            <text:p>17765.6436206657</text:p>
          </table:table-cell>
          <table:table-cell office:value-type="float" office:value="10.27" calcext:value-type="float">
            <text:p>10.27</text:p>
          </table:table-cell>
        </table:table-row>
        <table:table-row table:style-name="ro1">
          <table:table-cell office:value-type="float" office:value="20068" calcext:value-type="float">
            <text:p>20068</text:p>
          </table:table-cell>
          <table:table-cell office:value-type="string" calcext:value-type="string">
            <text:p>Western Caribbean</text:p>
          </table:table-cell>
          <table:table-cell office:value-type="string" calcext:value-type="string">
            <text:p>meow</text:p>
          </table:table-cell>
          <table:table-cell office:value-type="float" office:value="40862.4121343363" calcext:value-type="float">
            <text:p>40862.4121343363</text:p>
          </table:table-cell>
          <table:table-cell office:value-type="float" office:value="40862.4020940983" calcext:value-type="float">
            <text:p>40862.4020940983</text:p>
          </table:table-cell>
          <table:table-cell office:value-type="float" office:value="100" calcext:value-type="float">
            <text:p>100</text:p>
          </table:table-cell>
          <table:table-cell office:value-type="float" office:value="23646.8174817946" calcext:value-type="float">
            <text:p>23646.8174817946</text:p>
          </table:table-cell>
          <table:table-cell office:value-type="float" office:value="57.87" calcext:value-type="float">
            <text:p>57.87</text:p>
          </table:table-cell>
        </table:table-row>
        <table:table-row table:style-name="ro1">
          <table:table-cell office:value-type="float" office:value="20069" calcext:value-type="float">
            <text:p>20069</text:p>
          </table:table-cell>
          <table:table-cell office:value-type="string" calcext:value-type="string">
            <text:p>Southern Gulf of Mexico</text:p>
          </table:table-cell>
          <table:table-cell office:value-type="string" calcext:value-type="string">
            <text:p>meow</text:p>
          </table:table-cell>
          <table:table-cell office:value-type="float" office:value="216908.757279859" calcext:value-type="float">
            <text:p>216908.757279859</text:p>
          </table:table-cell>
          <table:table-cell office:value-type="float" office:value="216908.802534196" calcext:value-type="float">
            <text:p>216908.802534196</text:p>
          </table:table-cell>
          <table:table-cell office:value-type="float" office:value="100" calcext:value-type="float">
            <text:p>100</text:p>
          </table:table-cell>
          <table:table-cell office:value-type="float" office:value="14869.452128371" calcext:value-type="float">
            <text:p>14869.452128371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float" office:value="20070" calcext:value-type="float">
            <text:p>20070</text:p>
          </table:table-cell>
          <table:table-cell office:value-type="string" calcext:value-type="string">
            <text:p>Floridian</text:p>
          </table:table-cell>
          <table:table-cell office:value-type="string" calcext:value-type="string">
            <text:p>meow</text:p>
          </table:table-cell>
          <table:table-cell office:value-type="float" office:value="128145.390284392" calcext:value-type="float">
            <text:p>128145.390284392</text:p>
          </table:table-cell>
          <table:table-cell office:value-type="float" office:value="128145.398519682" calcext:value-type="float">
            <text:p>128145.398519682</text:p>
          </table:table-cell>
          <table:table-cell office:value-type="float" office:value="100" calcext:value-type="float">
            <text:p>100</text:p>
          </table:table-cell>
          <table:table-cell office:value-type="float" office:value="15036.5415648871" calcext:value-type="float">
            <text:p>15036.5415648871</text:p>
          </table:table-cell>
          <table:table-cell office:value-type="float" office:value="11.73" calcext:value-type="float">
            <text:p>11.73</text:p>
          </table:table-cell>
        </table:table-row>
        <table:table-row table:style-name="ro1">
          <table:table-cell office:value-type="float" office:value="20071" calcext:value-type="float">
            <text:p>20071</text:p>
          </table:table-cell>
          <table:table-cell office:value-type="string" calcext:value-type="string">
            <text:p>Guianan</text:p>
          </table:table-cell>
          <table:table-cell office:value-type="string" calcext:value-type="string">
            <text:p>meow</text:p>
          </table:table-cell>
          <table:table-cell office:value-type="float" office:value="201933.58808064" calcext:value-type="float">
            <text:p>201933.58808064</text:p>
          </table:table-cell>
          <table:table-cell office:value-type="float" office:value="201932.043220128" calcext:value-type="float">
            <text:p>201932.043220128</text:p>
          </table:table-cell>
          <table:table-cell office:value-type="float" office:value="100" calcext:value-type="float">
            <text:p>100</text:p>
          </table:table-cell>
          <table:table-cell office:value-type="float" office:value="9887.16540099942" calcext:value-type="float">
            <text:p>9887.16540099942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20072" calcext:value-type="float">
            <text:p>20072</text:p>
          </table:table-cell>
          <table:table-cell office:value-type="string" calcext:value-type="string">
            <text:p>Amazonia</text:p>
          </table:table-cell>
          <table:table-cell office:value-type="string" calcext:value-type="string">
            <text:p>meow</text:p>
          </table:table-cell>
          <table:table-cell office:value-type="float" office:value="304281.381027044" calcext:value-type="float">
            <text:p>304281.381027044</text:p>
          </table:table-cell>
          <table:table-cell office:value-type="float" office:value="304281.050505982" calcext:value-type="float">
            <text:p>304281.050505982</text:p>
          </table:table-cell>
          <table:table-cell office:value-type="float" office:value="100" calcext:value-type="float">
            <text:p>100</text:p>
          </table:table-cell>
          <table:table-cell office:value-type="float" office:value="38466.2211755148" calcext:value-type="float">
            <text:p>38466.2211755148</text:p>
          </table:table-cell>
          <table:table-cell office:value-type="float" office:value="12.64" calcext:value-type="float">
            <text:p>12.64</text:p>
          </table:table-cell>
        </table:table-row>
        <table:table-row table:style-name="ro1">
          <table:table-cell office:value-type="float" office:value="20073" calcext:value-type="float">
            <text:p>20073</text:p>
          </table:table-cell>
          <table:table-cell office:value-type="string" calcext:value-type="string">
            <text:p>Sao Pedro and Sao Paulo Islands</text:p>
          </table:table-cell>
          <table:table-cell office:value-type="string" calcext:value-type="string">
            <text:p>meow</text:p>
          </table:table-cell>
          <table:table-cell office:value-type="float" office:value="77.7992722975381" calcext:value-type="float">
            <text:p>77.7992722975381</text:p>
          </table:table-cell>
          <table:table-cell office:value-type="float" office:value="77.7992722975333" calcext:value-type="float">
            <text:p>77.7992722975333</text:p>
          </table:table-cell>
          <table:table-cell office:value-type="float" office:value="100" calcext:value-type="float">
            <text:p>100</text:p>
          </table:table-cell>
          <table:table-cell office:value-type="float" office:value="77.7992722975333" calcext:value-type="float">
            <text:p>77.7992722975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74" calcext:value-type="float">
            <text:p>20074</text:p>
          </table:table-cell>
          <table:table-cell office:value-type="string" calcext:value-type="string">
            <text:p>Fernando de Naronha and Atoll das Rocas</text:p>
          </table:table-cell>
          <table:table-cell office:value-type="string" calcext:value-type="string">
            <text:p>meow</text:p>
          </table:table-cell>
          <table:table-cell office:value-type="float" office:value="435.948773549112" calcext:value-type="float">
            <text:p>435.948773549112</text:p>
          </table:table-cell>
          <table:table-cell office:value-type="float" office:value="435.948770405007" calcext:value-type="float">
            <text:p>435.948770405007</text:p>
          </table:table-cell>
          <table:table-cell office:value-type="float" office:value="100" calcext:value-type="float">
            <text:p>100</text:p>
          </table:table-cell>
          <table:table-cell office:value-type="float" office:value="435.505272134477" calcext:value-type="float">
            <text:p>435.505272134477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20075" calcext:value-type="float">
            <text:p>20075</text:p>
          </table:table-cell>
          <table:table-cell office:value-type="string" calcext:value-type="string">
            <text:p>Northeastern Brazil</text:p>
          </table:table-cell>
          <table:table-cell office:value-type="string" calcext:value-type="string">
            <text:p>meow</text:p>
          </table:table-cell>
          <table:table-cell office:value-type="float" office:value="83755.6565257573" calcext:value-type="float">
            <text:p>83755.6565257573</text:p>
          </table:table-cell>
          <table:table-cell office:value-type="float" office:value="83755.6557204916" calcext:value-type="float">
            <text:p>83755.6557204916</text:p>
          </table:table-cell>
          <table:table-cell office:value-type="float" office:value="100" calcext:value-type="float">
            <text:p>100</text:p>
          </table:table-cell>
          <table:table-cell office:value-type="float" office:value="11299.2156240683" calcext:value-type="float">
            <text:p>11299.2156240683</text:p>
          </table:table-cell>
          <table:table-cell office:value-type="float" office:value="13.49" calcext:value-type="float">
            <text:p>13.49</text:p>
          </table:table-cell>
        </table:table-row>
        <table:table-row table:style-name="ro1">
          <table:table-cell office:value-type="float" office:value="20076" calcext:value-type="float">
            <text:p>20076</text:p>
          </table:table-cell>
          <table:table-cell office:value-type="string" calcext:value-type="string">
            <text:p>Eastern Brazil</text:p>
          </table:table-cell>
          <table:table-cell office:value-type="string" calcext:value-type="string">
            <text:p>meow</text:p>
          </table:table-cell>
          <table:table-cell office:value-type="float" office:value="112522.339120952" calcext:value-type="float">
            <text:p>112522.339120952</text:p>
          </table:table-cell>
          <table:table-cell office:value-type="float" office:value="112522.370993428" calcext:value-type="float">
            <text:p>112522.370993428</text:p>
          </table:table-cell>
          <table:table-cell office:value-type="float" office:value="100" calcext:value-type="float">
            <text:p>100</text:p>
          </table:table-cell>
          <table:table-cell office:value-type="float" office:value="9297.98341028114" calcext:value-type="float">
            <text:p>9297.98341028114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office:value-type="float" office:value="20077" calcext:value-type="float">
            <text:p>20077</text:p>
          </table:table-cell>
          <table:table-cell office:value-type="string" calcext:value-type="string">
            <text:p>Trindade and Martin Vaz Islands</text:p>
          </table:table-cell>
          <table:table-cell office:value-type="string" calcext:value-type="string">
            <text:p>meow</text:p>
          </table:table-cell>
          <table:table-cell office:value-type="float" office:value="563.85866733587" calcext:value-type="float">
            <text:p>563.85866733587</text:p>
          </table:table-cell>
          <table:table-cell office:value-type="float" office:value="563.858667367147" calcext:value-type="float">
            <text:p>563.858667367147</text:p>
          </table:table-cell>
          <table:table-cell office:value-type="float" office:value="100" calcext:value-type="float">
            <text:p>100</text:p>
          </table:table-cell>
          <table:table-cell office:value-type="float" office:value="424.786638236666" calcext:value-type="float">
            <text:p>424.786638236666</text:p>
          </table:table-cell>
          <table:table-cell office:value-type="float" office:value="75.34" calcext:value-type="float">
            <text:p>75.34</text:p>
          </table:table-cell>
        </table:table-row>
        <table:table-row table:style-name="ro1">
          <table:table-cell office:value-type="float" office:value="20078" calcext:value-type="float">
            <text:p>20078</text:p>
          </table:table-cell>
          <table:table-cell office:value-type="string" calcext:value-type="string">
            <text:p>St. Helena and Ascension Islands</text:p>
          </table:table-cell>
          <table:table-cell office:value-type="string" calcext:value-type="string">
            <text:p>meow</text:p>
          </table:table-cell>
          <table:table-cell office:value-type="float" office:value="1255.42046784368" calcext:value-type="float">
            <text:p>1255.42046784368</text:p>
          </table:table-cell>
          <table:table-cell office:value-type="float" office:value="1255.42007556426" calcext:value-type="float">
            <text:p>1255.42007556426</text:p>
          </table:table-cell>
          <table:table-cell office:value-type="float" office:value="100" calcext:value-type="float">
            <text:p>100</text:p>
          </table:table-cell>
          <table:table-cell office:value-type="float" office:value="335.917818878281" calcext:value-type="float">
            <text:p>335.917818878281</text:p>
          </table:table-cell>
          <table:table-cell office:value-type="float" office:value="26.76" calcext:value-type="float">
            <text:p>26.76</text:p>
          </table:table-cell>
        </table:table-row>
        <table:table-row table:style-name="ro1">
          <table:table-cell office:value-type="float" office:value="20079" calcext:value-type="float">
            <text:p>20079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meow</text:p>
          </table:table-cell>
          <table:table-cell office:value-type="float" office:value="10648.5163586814" calcext:value-type="float">
            <text:p>10648.5163586814</text:p>
          </table:table-cell>
          <table:table-cell office:value-type="float" office:value="10648.5200846441" calcext:value-type="float">
            <text:p>10648.5200846441</text:p>
          </table:table-cell>
          <table:table-cell office:value-type="float" office:value="100" calcext:value-type="float">
            <text:p>100</text:p>
          </table:table-cell>
          <table:table-cell office:value-type="float" office:value="5.39959590700699" calcext:value-type="float">
            <text:p>5.3995959070069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0082" calcext:value-type="float">
            <text:p>20082</text:p>
          </table:table-cell>
          <table:table-cell office:value-type="string" calcext:value-type="string">
            <text:p>Gulf of Guinea Upwelling</text:p>
          </table:table-cell>
          <table:table-cell office:value-type="string" calcext:value-type="string">
            <text:p>meow</text:p>
          </table:table-cell>
          <table:table-cell office:value-type="float" office:value="36956.3535325897" calcext:value-type="float">
            <text:p>36956.3535325897</text:p>
          </table:table-cell>
          <table:table-cell office:value-type="float" office:value="36956.3504270739" calcext:value-type="float">
            <text:p>36956.3504270739</text:p>
          </table:table-cell>
          <table:table-cell office:value-type="float" office:value="100" calcext:value-type="float">
            <text:p>100</text:p>
          </table:table-cell>
          <table:table-cell office:value-type="float" office:value="127.203313897591" calcext:value-type="float">
            <text:p>127.203313897591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0083" calcext:value-type="float">
            <text:p>20083</text:p>
          </table:table-cell>
          <table:table-cell office:value-type="string" calcext:value-type="string">
            <text:p>Gulf of Guinea Central</text:p>
          </table:table-cell>
          <table:table-cell office:value-type="string" calcext:value-type="string">
            <text:p>meow</text:p>
          </table:table-cell>
          <table:table-cell office:value-type="float" office:value="93060.8333549239" calcext:value-type="float">
            <text:p>93060.8333549239</text:p>
          </table:table-cell>
          <table:table-cell office:value-type="float" office:value="93060.8339822589" calcext:value-type="float">
            <text:p>93060.8339822589</text:p>
          </table:table-cell>
          <table:table-cell office:value-type="float" office:value="100" calcext:value-type="float">
            <text:p>100</text:p>
          </table:table-cell>
          <table:table-cell office:value-type="float" office:value="5758.2654556724" calcext:value-type="float">
            <text:p>5758.2654556724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>
          <table:table-cell office:value-type="float" office:value="20084" calcext:value-type="float">
            <text:p>20084</text:p>
          </table:table-cell>
          <table:table-cell office:value-type="string" calcext:value-type="string">
            <text:p>Gulf of Guinea Islands</text:p>
          </table:table-cell>
          <table:table-cell office:value-type="string" calcext:value-type="string">
            <text:p>meow</text:p>
          </table:table-cell>
          <table:table-cell office:value-type="float" office:value="3719.90684850945" calcext:value-type="float">
            <text:p>3719.90684850945</text:p>
          </table:table-cell>
          <table:table-cell office:value-type="float" office:value="3719.90684851798" calcext:value-type="float">
            <text:p>3719.90684851798</text:p>
          </table:table-cell>
          <table:table-cell office:value-type="float" office:value="100" calcext:value-type="float">
            <text:p>100</text:p>
          </table:table-cell>
          <table:table-cell office:value-type="float" office:value="234.006080427641" calcext:value-type="float">
            <text:p>234.006080427641</text:p>
          </table:table-cell>
          <table:table-cell office:value-type="float" office:value="6.29" calcext:value-type="float">
            <text:p>6.29</text:p>
          </table:table-cell>
        </table:table-row>
        <table:table-row table:style-name="ro1">
          <table:table-cell office:value-type="float" office:value="20087" calcext:value-type="float">
            <text:p>20087</text:p>
          </table:table-cell>
          <table:table-cell office:value-type="string" calcext:value-type="string">
            <text:p>Northern and Central Red Sea</text:p>
          </table:table-cell>
          <table:table-cell office:value-type="string" calcext:value-type="string">
            <text:p>meow</text:p>
          </table:table-cell>
          <table:table-cell office:value-type="float" office:value="66695.8495742448" calcext:value-type="float">
            <text:p>66695.8495742448</text:p>
          </table:table-cell>
          <table:table-cell office:value-type="float" office:value="66695.572146656" calcext:value-type="float">
            <text:p>66695.572146656</text:p>
          </table:table-cell>
          <table:table-cell office:value-type="float" office:value="100" calcext:value-type="float">
            <text:p>100</text:p>
          </table:table-cell>
          <table:table-cell office:value-type="float" office:value="13123.9122931099" calcext:value-type="float">
            <text:p>13123.9122931099</text:p>
          </table:table-cell>
          <table:table-cell office:value-type="float" office:value="19.68" calcext:value-type="float">
            <text:p>19.68</text:p>
          </table:table-cell>
        </table:table-row>
        <table:table-row table:style-name="ro1">
          <table:table-cell office:value-type="float" office:value="20088" calcext:value-type="float">
            <text:p>20088</text:p>
          </table:table-cell>
          <table:table-cell office:value-type="string" calcext:value-type="string">
            <text:p>Southern Red Sea</text:p>
          </table:table-cell>
          <table:table-cell office:value-type="string" calcext:value-type="string">
            <text:p>meow</text:p>
          </table:table-cell>
          <table:table-cell office:value-type="float" office:value="157113.050782342" calcext:value-type="float">
            <text:p>157113.050782342</text:p>
          </table:table-cell>
          <table:table-cell office:value-type="float" office:value="157112.263636507" calcext:value-type="float">
            <text:p>157112.263636507</text:p>
          </table:table-cell>
          <table:table-cell office:value-type="float" office:value="100" calcext:value-type="float">
            <text:p>100</text:p>
          </table:table-cell>
          <table:table-cell office:value-type="float" office:value="12595.2001334642" calcext:value-type="float">
            <text:p>12595.2001334642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20089" calcext:value-type="float">
            <text:p>20089</text:p>
          </table:table-cell>
          <table:table-cell office:value-type="string" calcext:value-type="string">
            <text:p>Gulf of Aden</text:p>
          </table:table-cell>
          <table:table-cell office:value-type="string" calcext:value-type="string">
            <text:p>meow</text:p>
          </table:table-cell>
          <table:table-cell office:value-type="float" office:value="61174.6219798341" calcext:value-type="float">
            <text:p>61174.6219798341</text:p>
          </table:table-cell>
          <table:table-cell office:value-type="float" office:value="61174.6201404353" calcext:value-type="float">
            <text:p>61174.6201404353</text:p>
          </table:table-cell>
          <table:table-cell office:value-type="float" office:value="100" calcext:value-type="float">
            <text:p>100</text:p>
          </table:table-cell>
          <table:table-cell office:value-type="float" office:value="2512.01173228684" calcext:value-type="float">
            <text:p>2512.01173228684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20090" calcext:value-type="float">
            <text:p>20090</text:p>
          </table:table-cell>
          <table:table-cell office:value-type="string" calcext:value-type="string">
            <text:p>Arabian (Persian) Gulf</text:p>
          </table:table-cell>
          <table:table-cell office:value-type="string" calcext:value-type="string">
            <text:p>meow</text:p>
          </table:table-cell>
          <table:table-cell office:value-type="float" office:value="239413.740566509" calcext:value-type="float">
            <text:p>239413.740566509</text:p>
          </table:table-cell>
          <table:table-cell office:value-type="float" office:value="239413.738376629" calcext:value-type="float">
            <text:p>239413.738376629</text:p>
          </table:table-cell>
          <table:table-cell office:value-type="float" office:value="100" calcext:value-type="float">
            <text:p>100</text:p>
          </table:table-cell>
          <table:table-cell office:value-type="float" office:value="7904.54766581296" calcext:value-type="float">
            <text:p>7904.5476658129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20091" calcext:value-type="float">
            <text:p>20091</text:p>
          </table:table-cell>
          <table:table-cell office:value-type="string" calcext:value-type="string">
            <text:p>Gulf of Oman</text:p>
          </table:table-cell>
          <table:table-cell office:value-type="string" calcext:value-type="string">
            <text:p>meow</text:p>
          </table:table-cell>
          <table:table-cell office:value-type="float" office:value="51439.3161868281" calcext:value-type="float">
            <text:p>51439.3161868281</text:p>
          </table:table-cell>
          <table:table-cell office:value-type="float" office:value="51439.3168234196" calcext:value-type="float">
            <text:p>51439.3168234196</text:p>
          </table:table-cell>
          <table:table-cell office:value-type="float" office:value="100" calcext:value-type="float">
            <text:p>100</text:p>
          </table:table-cell>
          <table:table-cell office:value-type="float" office:value="1101.92405015654" calcext:value-type="float">
            <text:p>1101.92405015654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20092" calcext:value-type="float">
            <text:p>20092</text:p>
          </table:table-cell>
          <table:table-cell office:value-type="string" calcext:value-type="string">
            <text:p>Western Arabian Sea</text:p>
          </table:table-cell>
          <table:table-cell office:value-type="string" calcext:value-type="string">
            <text:p>meow</text:p>
          </table:table-cell>
          <table:table-cell office:value-type="float" office:value="62329.2530760247" calcext:value-type="float">
            <text:p>62329.2530760247</text:p>
          </table:table-cell>
          <table:table-cell office:value-type="float" office:value="62329.2547521611" calcext:value-type="float">
            <text:p>62329.2547521611</text:p>
          </table:table-cell>
          <table:table-cell office:value-type="float" office:value="100" calcext:value-type="float">
            <text:p>100</text:p>
          </table:table-cell>
          <table:table-cell office:value-type="float" office:value="425.444816730483" calcext:value-type="float">
            <text:p>425.44481673048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20093" calcext:value-type="float">
            <text:p>20093</text:p>
          </table:table-cell>
          <table:table-cell office:value-type="string" calcext:value-type="string">
            <text:p>Central Somali Coast</text:p>
          </table:table-cell>
          <table:table-cell office:value-type="string" calcext:value-type="string">
            <text:p>meow</text:p>
          </table:table-cell>
          <table:table-cell office:value-type="float" office:value="38201.6574809193" calcext:value-type="float">
            <text:p>38201.6574809193</text:p>
          </table:table-cell>
          <table:table-cell office:value-type="float" office:value="38201.6575415741" calcext:value-type="float">
            <text:p>38201.657541574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0094" calcext:value-type="float">
            <text:p>20094</text:p>
          </table:table-cell>
          <table:table-cell office:value-type="string" calcext:value-type="string">
            <text:p>Northern Monsoon Current Coast</text:p>
          </table:table-cell>
          <table:table-cell office:value-type="string" calcext:value-type="string">
            <text:p>meow</text:p>
          </table:table-cell>
          <table:table-cell office:value-type="float" office:value="13325.0743893637" calcext:value-type="float">
            <text:p>13325.0743893637</text:p>
          </table:table-cell>
          <table:table-cell office:value-type="float" office:value="13325.0766893358" calcext:value-type="float">
            <text:p>13325.0766893358</text:p>
          </table:table-cell>
          <table:table-cell office:value-type="float" office:value="100" calcext:value-type="float">
            <text:p>100</text:p>
          </table:table-cell>
          <table:table-cell office:value-type="float" office:value="201.297229232232" calcext:value-type="float">
            <text:p>201.297229232232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20095" calcext:value-type="float">
            <text:p>20095</text:p>
          </table:table-cell>
          <table:table-cell office:value-type="string" calcext:value-type="string">
            <text:p>East African Coral Coast</text:p>
          </table:table-cell>
          <table:table-cell office:value-type="string" calcext:value-type="string">
            <text:p>meow</text:p>
          </table:table-cell>
          <table:table-cell office:value-type="float" office:value="45301.999773468" calcext:value-type="float">
            <text:p>45301.999773468</text:p>
          </table:table-cell>
          <table:table-cell office:value-type="float" office:value="45302.0004407061" calcext:value-type="float">
            <text:p>45302.0004407061</text:p>
          </table:table-cell>
          <table:table-cell office:value-type="float" office:value="100" calcext:value-type="float">
            <text:p>100</text:p>
          </table:table-cell>
          <table:table-cell office:value-type="float" office:value="7851.21249519623" calcext:value-type="float">
            <text:p>7851.21249519623</text:p>
          </table:table-cell>
          <table:table-cell office:value-type="float" office:value="17.33" calcext:value-type="float">
            <text:p>17.33</text:p>
          </table:table-cell>
        </table:table-row>
        <table:table-row table:style-name="ro1">
          <table:table-cell office:value-type="float" office:value="20096" calcext:value-type="float">
            <text:p>20096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meow</text:p>
          </table:table-cell>
          <table:table-cell office:value-type="float" office:value="64833.0072450155" calcext:value-type="float">
            <text:p>64833.0072450155</text:p>
          </table:table-cell>
          <table:table-cell office:value-type="float" office:value="64833.0068959484" calcext:value-type="float">
            <text:p>64833.0068959484</text:p>
          </table:table-cell>
          <table:table-cell office:value-type="float" office:value="100" calcext:value-type="float">
            <text:p>100</text:p>
          </table:table-cell>
          <table:table-cell office:value-type="float" office:value="42931.0664395591" calcext:value-type="float">
            <text:p>42931.0664395591</text:p>
          </table:table-cell>
          <table:table-cell office:value-type="float" office:value="66.22" calcext:value-type="float">
            <text:p>66.22</text:p>
          </table:table-cell>
        </table:table-row>
        <table:table-row table:style-name="ro1">
          <table:table-cell office:value-type="float" office:value="20097" calcext:value-type="float">
            <text:p>20097</text:p>
          </table:table-cell>
          <table:table-cell office:value-type="string" calcext:value-type="string">
            <text:p>Cargados Carajos/Tromelin Island</text:p>
          </table:table-cell>
          <table:table-cell office:value-type="string" calcext:value-type="string">
            <text:p>meow</text:p>
          </table:table-cell>
          <table:table-cell office:value-type="float" office:value="103661.228771938" calcext:value-type="float">
            <text:p>103661.228771938</text:p>
          </table:table-cell>
          <table:table-cell office:value-type="float" office:value="103661.229017475" calcext:value-type="float">
            <text:p>103661.2290174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0098" calcext:value-type="float">
            <text:p>20098</text:p>
          </table:table-cell>
          <table:table-cell office:value-type="string" calcext:value-type="string">
            <text:p>Mascarene Islands</text:p>
          </table:table-cell>
          <table:table-cell office:value-type="string" calcext:value-type="string">
            <text:p>meow</text:p>
          </table:table-cell>
          <table:table-cell office:value-type="float" office:value="8497.75349892347" calcext:value-type="float">
            <text:p>8497.75349892347</text:p>
          </table:table-cell>
          <table:table-cell office:value-type="float" office:value="8497.75338071339" calcext:value-type="float">
            <text:p>8497.75338071339</text:p>
          </table:table-cell>
          <table:table-cell office:value-type="float" office:value="100" calcext:value-type="float">
            <text:p>100</text:p>
          </table:table-cell>
          <table:table-cell office:value-type="float" office:value="90.0021621485097" calcext:value-type="float">
            <text:p>90.0021621485097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20099" calcext:value-type="float">
            <text:p>20099</text:p>
          </table:table-cell>
          <table:table-cell office:value-type="string" calcext:value-type="string">
            <text:p>Southeast Madagascar</text:p>
          </table:table-cell>
          <table:table-cell office:value-type="string" calcext:value-type="string">
            <text:p>meow</text:p>
          </table:table-cell>
          <table:table-cell office:value-type="float" office:value="34067.4526678608" calcext:value-type="float">
            <text:p>34067.4526678608</text:p>
          </table:table-cell>
          <table:table-cell office:value-type="float" office:value="34067.4541806864" calcext:value-type="float">
            <text:p>34067.4541806864</text:p>
          </table:table-cell>
          <table:table-cell office:value-type="float" office:value="100" calcext:value-type="float">
            <text:p>100</text:p>
          </table:table-cell>
          <table:table-cell office:value-type="float" office:value="0.00787776029086136" calcext:value-type="float">
            <text:p>0.00787776029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string" calcext:value-type="string">
            <text:p>Western and Northern Madagascar</text:p>
          </table:table-cell>
          <table:table-cell office:value-type="string" calcext:value-type="string">
            <text:p>meow</text:p>
          </table:table-cell>
          <table:table-cell office:value-type="float" office:value="133453.519406129" calcext:value-type="float">
            <text:p>133453.519406129</text:p>
          </table:table-cell>
          <table:table-cell office:value-type="float" office:value="133453.538363358" calcext:value-type="float">
            <text:p>133453.538363358</text:p>
          </table:table-cell>
          <table:table-cell office:value-type="float" office:value="100" calcext:value-type="float">
            <text:p>100</text:p>
          </table:table-cell>
          <table:table-cell office:value-type="float" office:value="15617.6009123944" calcext:value-type="float">
            <text:p>15617.600912394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101" calcext:value-type="float">
            <text:p>20101</text:p>
          </table:table-cell>
          <table:table-cell office:value-type="string" calcext:value-type="string">
            <text:p>Bight of Sofala/Swamp Coast</text:p>
          </table:table-cell>
          <table:table-cell office:value-type="string" calcext:value-type="string">
            <text:p>meow</text:p>
          </table:table-cell>
          <table:table-cell office:value-type="float" office:value="58992.1971439158" calcext:value-type="float">
            <text:p>58992.1971439158</text:p>
          </table:table-cell>
          <table:table-cell office:value-type="float" office:value="58992.1902619201" calcext:value-type="float">
            <text:p>58992.1902619201</text:p>
          </table:table-cell>
          <table:table-cell office:value-type="float" office:value="100" calcext:value-type="float">
            <text:p>100</text:p>
          </table:table-cell>
          <table:table-cell office:value-type="float" office:value="8261.7099575847" calcext:value-type="float">
            <text:p>8261.70995758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02" calcext:value-type="float">
            <text:p>20102</text:p>
          </table:table-cell>
          <table:table-cell office:value-type="string" calcext:value-type="string">
            <text:p>Delagoa</text:p>
          </table:table-cell>
          <table:table-cell office:value-type="string" calcext:value-type="string">
            <text:p>meow</text:p>
          </table:table-cell>
          <table:table-cell office:value-type="float" office:value="27828.0097951914" calcext:value-type="float">
            <text:p>27828.0097951914</text:p>
          </table:table-cell>
          <table:table-cell office:value-type="float" office:value="27828.0088650536" calcext:value-type="float">
            <text:p>27828.0088650536</text:p>
          </table:table-cell>
          <table:table-cell office:value-type="float" office:value="100" calcext:value-type="float">
            <text:p>100</text:p>
          </table:table-cell>
          <table:table-cell office:value-type="float" office:value="3342.672634442" calcext:value-type="float">
            <text:p>3342.672634442</text:p>
          </table:table-cell>
          <table:table-cell office:value-type="float" office:value="12.01" calcext:value-type="float">
            <text:p>12.01</text:p>
          </table:table-cell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Western India</text:p>
          </table:table-cell>
          <table:table-cell office:value-type="string" calcext:value-type="string">
            <text:p>meow</text:p>
          </table:table-cell>
          <table:table-cell office:value-type="float" office:value="309721.148727031" calcext:value-type="float">
            <text:p>309721.148727031</text:p>
          </table:table-cell>
          <table:table-cell office:value-type="float" office:value="309721.14626956" calcext:value-type="float">
            <text:p>309721.14626956</text:p>
          </table:table-cell>
          <table:table-cell office:value-type="float" office:value="100" calcext:value-type="float">
            <text:p>100</text:p>
          </table:table-cell>
          <table:table-cell office:value-type="float" office:value="2403.75403244868" calcext:value-type="float">
            <text:p>2403.7540324486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string" calcext:value-type="string">
            <text:p>South India and Sri Lanka</text:p>
          </table:table-cell>
          <table:table-cell office:value-type="string" calcext:value-type="string">
            <text:p>meow</text:p>
          </table:table-cell>
          <table:table-cell office:value-type="float" office:value="77691.4697486293" calcext:value-type="float">
            <text:p>77691.4697486293</text:p>
          </table:table-cell>
          <table:table-cell office:value-type="float" office:value="77691.474638621" calcext:value-type="float">
            <text:p>77691.474638621</text:p>
          </table:table-cell>
          <table:table-cell office:value-type="float" office:value="100" calcext:value-type="float">
            <text:p>100</text:p>
          </table:table-cell>
          <table:table-cell office:value-type="float" office:value="1244.94816986041" calcext:value-type="float">
            <text:p>1244.9481698604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eow</text:p>
          </table:table-cell>
          <table:table-cell office:value-type="float" office:value="53111.6060825779" calcext:value-type="float">
            <text:p>53111.6060825779</text:p>
          </table:table-cell>
          <table:table-cell office:value-type="float" office:value="53111.621850829" calcext:value-type="float">
            <text:p>53111.621850829</text:p>
          </table:table-cell>
          <table:table-cell office:value-type="float" office:value="100" calcext:value-type="float">
            <text:p>100</text:p>
          </table:table-cell>
          <table:table-cell office:value-type="float" office:value="576.915440350867" calcext:value-type="float">
            <text:p>576.915440350867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Chagos</text:p>
          </table:table-cell>
          <table:table-cell office:value-type="string" calcext:value-type="string">
            <text:p>meow</text:p>
          </table:table-cell>
          <table:table-cell office:value-type="float" office:value="25732.0866635321" calcext:value-type="float">
            <text:p>25732.0866635321</text:p>
          </table:table-cell>
          <table:table-cell office:value-type="float" office:value="25732.0866609961" calcext:value-type="float">
            <text:p>25732.0866609961</text:p>
          </table:table-cell>
          <table:table-cell office:value-type="float" office:value="100" calcext:value-type="float">
            <text:p>100</text:p>
          </table:table-cell>
          <table:table-cell office:value-type="float" office:value="25732.0866609961" calcext:value-type="float">
            <text:p>25732.08666099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07" calcext:value-type="float">
            <text:p>20107</text:p>
          </table:table-cell>
          <table:table-cell office:value-type="string" calcext:value-type="string">
            <text:p>Eastern India</text:p>
          </table:table-cell>
          <table:table-cell office:value-type="string" calcext:value-type="string">
            <text:p>meow</text:p>
          </table:table-cell>
          <table:table-cell office:value-type="float" office:value="52099.2660529024" calcext:value-type="float">
            <text:p>52099.2660529024</text:p>
          </table:table-cell>
          <table:table-cell office:value-type="float" office:value="52099.2784943771" calcext:value-type="float">
            <text:p>52099.2784943771</text:p>
          </table:table-cell>
          <table:table-cell office:value-type="float" office:value="100" calcext:value-type="float">
            <text:p>100</text:p>
          </table:table-cell>
          <table:table-cell office:value-type="float" office:value="219.054689602587" calcext:value-type="float">
            <text:p>219.054689602587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Northern Bay of Bengal</text:p>
          </table:table-cell>
          <table:table-cell office:value-type="string" calcext:value-type="string">
            <text:p>meow</text:p>
          </table:table-cell>
          <table:table-cell office:value-type="float" office:value="236099.708177578" calcext:value-type="float">
            <text:p>236099.708177578</text:p>
          </table:table-cell>
          <table:table-cell office:value-type="float" office:value="236099.71177076" calcext:value-type="float">
            <text:p>236099.71177076</text:p>
          </table:table-cell>
          <table:table-cell office:value-type="float" office:value="100" calcext:value-type="float">
            <text:p>100</text:p>
          </table:table-cell>
          <table:table-cell office:value-type="float" office:value="6063.93221285653" calcext:value-type="float">
            <text:p>6063.93221285653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20109" calcext:value-type="float">
            <text:p>20109</text:p>
          </table:table-cell>
          <table:table-cell office:value-type="string" calcext:value-type="string">
            <text:p>Andaman and Nicobar Islands</text:p>
          </table:table-cell>
          <table:table-cell office:value-type="string" calcext:value-type="string">
            <text:p>meow</text:p>
          </table:table-cell>
          <table:table-cell office:value-type="float" office:value="54430.3333788771" calcext:value-type="float">
            <text:p>54430.3333788771</text:p>
          </table:table-cell>
          <table:table-cell office:value-type="float" office:value="54430.3345792822" calcext:value-type="float">
            <text:p>54430.3345792822</text:p>
          </table:table-cell>
          <table:table-cell office:value-type="float" office:value="100" calcext:value-type="float">
            <text:p>100</text:p>
          </table:table-cell>
          <table:table-cell office:value-type="float" office:value="814.165005136195" calcext:value-type="float">
            <text:p>814.16500513619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Andaman Sea Coral Coast</text:p>
          </table:table-cell>
          <table:table-cell office:value-type="string" calcext:value-type="string">
            <text:p>meow</text:p>
          </table:table-cell>
          <table:table-cell office:value-type="float" office:value="154366.767894235" calcext:value-type="float">
            <text:p>154366.767894235</text:p>
          </table:table-cell>
          <table:table-cell office:value-type="float" office:value="154366.688963801" calcext:value-type="float">
            <text:p>154366.688963801</text:p>
          </table:table-cell>
          <table:table-cell office:value-type="float" office:value="100" calcext:value-type="float">
            <text:p>100</text:p>
          </table:table-cell>
          <table:table-cell office:value-type="float" office:value="6216.54642583748" calcext:value-type="float">
            <text:p>6216.54642583748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20111" calcext:value-type="float">
            <text:p>20111</text:p>
          </table:table-cell>
          <table:table-cell office:value-type="string" calcext:value-type="string">
            <text:p>Western Sumatra</text:p>
          </table:table-cell>
          <table:table-cell office:value-type="string" calcext:value-type="string">
            <text:p>meow</text:p>
          </table:table-cell>
          <table:table-cell office:value-type="float" office:value="104360.149318443" calcext:value-type="float">
            <text:p>104360.149318443</text:p>
          </table:table-cell>
          <table:table-cell office:value-type="float" office:value="104359.713761153" calcext:value-type="float">
            <text:p>104359.713761153</text:p>
          </table:table-cell>
          <table:table-cell office:value-type="float" office:value="100" calcext:value-type="float">
            <text:p>100</text:p>
          </table:table-cell>
          <table:table-cell office:value-type="float" office:value="8125.61723878254" calcext:value-type="float">
            <text:p>8125.61723878254</text:p>
          </table:table-cell>
          <table:table-cell office:value-type="float" office:value="7.79" calcext:value-type="float">
            <text:p>7.79</text:p>
          </table:table-cell>
        </table:table-row>
        <table:table-row table:style-name="ro1">
          <table:table-cell office:value-type="float" office:value="20112" calcext:value-type="float">
            <text:p>20112</text:p>
          </table:table-cell>
          <table:table-cell office:value-type="string" calcext:value-type="string">
            <text:p>Gulf of Tonkin</text:p>
          </table:table-cell>
          <table:table-cell office:value-type="string" calcext:value-type="string">
            <text:p>meow</text:p>
          </table:table-cell>
          <table:table-cell office:value-type="float" office:value="242317.079071869" calcext:value-type="float">
            <text:p>242317.079071869</text:p>
          </table:table-cell>
          <table:table-cell office:value-type="float" office:value="242317.09693502" calcext:value-type="float">
            <text:p>242317.09693502</text:p>
          </table:table-cell>
          <table:table-cell office:value-type="float" office:value="100" calcext:value-type="float">
            <text:p>100</text:p>
          </table:table-cell>
          <table:table-cell office:value-type="float" office:value="2212.64018932505" calcext:value-type="float">
            <text:p>2212.64018932505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20113" calcext:value-type="float">
            <text:p>20113</text:p>
          </table:table-cell>
          <table:table-cell office:value-type="string" calcext:value-type="string">
            <text:p>Southern China</text:p>
          </table:table-cell>
          <table:table-cell office:value-type="string" calcext:value-type="string">
            <text:p>meow</text:p>
          </table:table-cell>
          <table:table-cell office:value-type="float" office:value="231767.687891443" calcext:value-type="float">
            <text:p>231767.687891443</text:p>
          </table:table-cell>
          <table:table-cell office:value-type="float" office:value="231767.724825074" calcext:value-type="float">
            <text:p>231767.724825074</text:p>
          </table:table-cell>
          <table:table-cell office:value-type="float" office:value="100" calcext:value-type="float">
            <text:p>100</text:p>
          </table:table-cell>
          <table:table-cell office:value-type="float" office:value="502.052954093522" calcext:value-type="float">
            <text:p>502.052954093522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0114" calcext:value-type="float">
            <text:p>20114</text:p>
          </table:table-cell>
          <table:table-cell office:value-type="string" calcext:value-type="string">
            <text:p>South China Sea Oceanic Islands</text:p>
          </table:table-cell>
          <table:table-cell office:value-type="string" calcext:value-type="string">
            <text:p>meow</text:p>
          </table:table-cell>
          <table:table-cell office:value-type="float" office:value="67963.7615325526" calcext:value-type="float">
            <text:p>67963.7615325526</text:p>
          </table:table-cell>
          <table:table-cell office:value-type="float" office:value="67963.761873484" calcext:value-type="float">
            <text:p>67963.761873484</text:p>
          </table:table-cell>
          <table:table-cell office:value-type="float" office:value="100" calcext:value-type="float">
            <text:p>100</text:p>
          </table:table-cell>
          <table:table-cell office:value-type="float" office:value="1613.44616586896" calcext:value-type="float">
            <text:p>1613.44616586896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20115" calcext:value-type="float">
            <text:p>20115</text:p>
          </table:table-cell>
          <table:table-cell office:value-type="string" calcext:value-type="string">
            <text:p>Gulf of Thailand</text:p>
          </table:table-cell>
          <table:table-cell office:value-type="string" calcext:value-type="string">
            <text:p>meow</text:p>
          </table:table-cell>
          <table:table-cell office:value-type="float" office:value="269528.275553705" calcext:value-type="float">
            <text:p>269528.275553705</text:p>
          </table:table-cell>
          <table:table-cell office:value-type="float" office:value="269528.224075681" calcext:value-type="float">
            <text:p>269528.224075681</text:p>
          </table:table-cell>
          <table:table-cell office:value-type="float" office:value="100" calcext:value-type="float">
            <text:p>100</text:p>
          </table:table-cell>
          <table:table-cell office:value-type="float" office:value="1614.07518394211" calcext:value-type="float">
            <text:p>1614.0751839421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116" calcext:value-type="float">
            <text:p>20116</text:p>
          </table:table-cell>
          <table:table-cell office:value-type="string" calcext:value-type="string">
            <text:p>Southern Vietnam</text:p>
          </table:table-cell>
          <table:table-cell office:value-type="string" calcext:value-type="string">
            <text:p>meow</text:p>
          </table:table-cell>
          <table:table-cell office:value-type="float" office:value="115847.821324778" calcext:value-type="float">
            <text:p>115847.821324778</text:p>
          </table:table-cell>
          <table:table-cell office:value-type="float" office:value="115847.821210338" calcext:value-type="float">
            <text:p>115847.821210338</text:p>
          </table:table-cell>
          <table:table-cell office:value-type="float" office:value="100" calcext:value-type="float">
            <text:p>100</text:p>
          </table:table-cell>
          <table:table-cell office:value-type="float" office:value="1263.78405215579" calcext:value-type="float">
            <text:p>1263.78405215579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string" calcext:value-type="string">
            <text:p>Sunda Shelf/Java Sea</text:p>
          </table:table-cell>
          <table:table-cell office:value-type="string" calcext:value-type="string">
            <text:p>meow</text:p>
          </table:table-cell>
          <table:table-cell office:value-type="float" office:value="1312904.99205005" calcext:value-type="float">
            <text:p>1312904.99205005</text:p>
          </table:table-cell>
          <table:table-cell office:value-type="float" office:value="1312905.47287865" calcext:value-type="float">
            <text:p>1312905.47287865</text:p>
          </table:table-cell>
          <table:table-cell office:value-type="float" office:value="100" calcext:value-type="float">
            <text:p>100</text:p>
          </table:table-cell>
          <table:table-cell office:value-type="float" office:value="38729.4982179723" calcext:value-type="float">
            <text:p>38729.4982179723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20118" calcext:value-type="float">
            <text:p>20118</text:p>
          </table:table-cell>
          <table:table-cell office:value-type="string" calcext:value-type="string">
            <text:p>Malacca Strait</text:p>
          </table:table-cell>
          <table:table-cell office:value-type="string" calcext:value-type="string">
            <text:p>meow</text:p>
          </table:table-cell>
          <table:table-cell office:value-type="float" office:value="136095.955927785" calcext:value-type="float">
            <text:p>136095.955927785</text:p>
          </table:table-cell>
          <table:table-cell office:value-type="float" office:value="136095.966131862" calcext:value-type="float">
            <text:p>136095.966131862</text:p>
          </table:table-cell>
          <table:table-cell office:value-type="float" office:value="100" calcext:value-type="float">
            <text:p>100</text:p>
          </table:table-cell>
          <table:table-cell office:value-type="float" office:value="2907.34830769144" calcext:value-type="float">
            <text:p>2907.34830769144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20119" calcext:value-type="float">
            <text:p>20119</text:p>
          </table:table-cell>
          <table:table-cell office:value-type="string" calcext:value-type="string">
            <text:p>Southern Java</text:p>
          </table:table-cell>
          <table:table-cell office:value-type="string" calcext:value-type="string">
            <text:p>meow</text:p>
          </table:table-cell>
          <table:table-cell office:value-type="float" office:value="65378.914401686" calcext:value-type="float">
            <text:p>65378.914401686</text:p>
          </table:table-cell>
          <table:table-cell office:value-type="float" office:value="65378.9142889167" calcext:value-type="float">
            <text:p>65378.9142889167</text:p>
          </table:table-cell>
          <table:table-cell office:value-type="float" office:value="100" calcext:value-type="float">
            <text:p>100</text:p>
          </table:table-cell>
          <table:table-cell office:value-type="float" office:value="3211.94019200193" calcext:value-type="float">
            <text:p>3211.94019200193</text:p>
          </table:table-cell>
          <table:table-cell office:value-type="float" office:value="4.91" calcext:value-type="float">
            <text:p>4.91</text:p>
          </table:table-cell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string" calcext:value-type="string">
            <text:p>Cocos-Keeling/Christmas Island</text:p>
          </table:table-cell>
          <table:table-cell office:value-type="string" calcext:value-type="string">
            <text:p>meow</text:p>
          </table:table-cell>
          <table:table-cell office:value-type="float" office:value="1445.59327902075" calcext:value-type="float">
            <text:p>1445.59327902075</text:p>
          </table:table-cell>
          <table:table-cell office:value-type="float" office:value="1445.59327878976" calcext:value-type="float">
            <text:p>1445.59327878976</text:p>
          </table:table-cell>
          <table:table-cell office:value-type="float" office:value="100" calcext:value-type="float">
            <text:p>100</text:p>
          </table:table-cell>
          <table:table-cell office:value-type="float" office:value="26.9266318310886" calcext:value-type="float">
            <text:p>26.9266318310886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20121" calcext:value-type="float">
            <text:p>20121</text:p>
          </table:table-cell>
          <table:table-cell office:value-type="string" calcext:value-type="string">
            <text:p>South Kuroshio</text:p>
          </table:table-cell>
          <table:table-cell office:value-type="string" calcext:value-type="string">
            <text:p>meow</text:p>
          </table:table-cell>
          <table:table-cell office:value-type="float" office:value="42495.8094038426" calcext:value-type="float">
            <text:p>42495.8094038426</text:p>
          </table:table-cell>
          <table:table-cell office:value-type="float" office:value="42495.8087114367" calcext:value-type="float">
            <text:p>42495.8087114367</text:p>
          </table:table-cell>
          <table:table-cell office:value-type="float" office:value="100" calcext:value-type="float">
            <text:p>100</text:p>
          </table:table-cell>
          <table:table-cell office:value-type="float" office:value="7583.59256009742" calcext:value-type="float">
            <text:p>7583.59256009742</text:p>
          </table:table-cell>
          <table:table-cell office:value-type="float" office:value="17.85" calcext:value-type="float">
            <text:p>17.85</text:p>
          </table:table-cell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string" calcext:value-type="string">
            <text:p>Ogasawara Islands</text:p>
          </table:table-cell>
          <table:table-cell office:value-type="string" calcext:value-type="string">
            <text:p>meow</text:p>
          </table:table-cell>
          <table:table-cell office:value-type="float" office:value="7312.52328992648" calcext:value-type="float">
            <text:p>7312.52328992648</text:p>
          </table:table-cell>
          <table:table-cell office:value-type="float" office:value="7312.42257275596" calcext:value-type="float">
            <text:p>7312.42257275596</text:p>
          </table:table-cell>
          <table:table-cell office:value-type="float" office:value="100" calcext:value-type="float">
            <text:p>100</text:p>
          </table:table-cell>
          <table:table-cell office:value-type="float" office:value="1315.05221979046" calcext:value-type="float">
            <text:p>1315.05221979046</text:p>
          </table:table-cell>
          <table:table-cell office:value-type="float" office:value="17.98" calcext:value-type="float">
            <text:p>17.98</text:p>
          </table:table-cell>
        </table:table-row>
        <table:table-row table:style-name="ro1">
          <table:table-cell office:value-type="float" office:value="20123" calcext:value-type="float">
            <text:p>20123</text:p>
          </table:table-cell>
          <table:table-cell office:value-type="string" calcext:value-type="string">
            <text:p>Mariana Islands</text:p>
          </table:table-cell>
          <table:table-cell office:value-type="string" calcext:value-type="string">
            <text:p>meow</text:p>
          </table:table-cell>
          <table:table-cell office:value-type="float" office:value="7601.47644859245" calcext:value-type="float">
            <text:p>7601.47644859245</text:p>
          </table:table-cell>
          <table:table-cell office:value-type="float" office:value="7601.4587987965" calcext:value-type="float">
            <text:p>7601.4587987965</text:p>
          </table:table-cell>
          <table:table-cell office:value-type="float" office:value="100" calcext:value-type="float">
            <text:p>100</text:p>
          </table:table-cell>
          <table:table-cell office:value-type="float" office:value="668.540250019274" calcext:value-type="float">
            <text:p>668.540250019274</text:p>
          </table:table-cell>
          <table:table-cell office:value-type="float" office:value="8.79" calcext:value-type="float">
            <text:p>8.79</text:p>
          </table:table-cell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string" calcext:value-type="string">
            <text:p>East Caroline Islands</text:p>
          </table:table-cell>
          <table:table-cell office:value-type="string" calcext:value-type="string">
            <text:p>meow</text:p>
          </table:table-cell>
          <table:table-cell office:value-type="float" office:value="35359.2918729957" calcext:value-type="float">
            <text:p>35359.2918729957</text:p>
          </table:table-cell>
          <table:table-cell office:value-type="float" office:value="35359.2919224011" calcext:value-type="float">
            <text:p>35359.2919224011</text:p>
          </table:table-cell>
          <table:table-cell office:value-type="float" office:value="100" calcext:value-type="float">
            <text:p>100</text:p>
          </table:table-cell>
          <table:table-cell office:value-type="float" office:value="469.151993784535" calcext:value-type="float">
            <text:p>469.151993784535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20125" calcext:value-type="float">
            <text:p>20125</text:p>
          </table:table-cell>
          <table:table-cell office:value-type="string" calcext:value-type="string">
            <text:p>West Caroline Islands</text:p>
          </table:table-cell>
          <table:table-cell office:value-type="string" calcext:value-type="string">
            <text:p>meow</text:p>
          </table:table-cell>
          <table:table-cell office:value-type="float" office:value="7828.75676147355" calcext:value-type="float">
            <text:p>7828.75676147355</text:p>
          </table:table-cell>
          <table:table-cell office:value-type="float" office:value="7828.75676411108" calcext:value-type="float">
            <text:p>7828.75676411108</text:p>
          </table:table-cell>
          <table:table-cell office:value-type="float" office:value="100" calcext:value-type="float">
            <text:p>100</text:p>
          </table:table-cell>
          <table:table-cell office:value-type="float" office:value="4737.76284809444" calcext:value-type="float">
            <text:p>4737.76284809444</text:p>
          </table:table-cell>
          <table:table-cell office:value-type="float" office:value="60.52" calcext:value-type="float">
            <text:p>60.52</text:p>
          </table:table-cell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string" calcext:value-type="string">
            <text:p>Palawan/North Borneo</text:p>
          </table:table-cell>
          <table:table-cell office:value-type="string" calcext:value-type="string">
            <text:p>meow</text:p>
          </table:table-cell>
          <table:table-cell office:value-type="float" office:value="259209.72566084" calcext:value-type="float">
            <text:p>259209.72566084</text:p>
          </table:table-cell>
          <table:table-cell office:value-type="float" office:value="259209.70690638" calcext:value-type="float">
            <text:p>259209.70690638</text:p>
          </table:table-cell>
          <table:table-cell office:value-type="float" office:value="100" calcext:value-type="float">
            <text:p>100</text:p>
          </table:table-cell>
          <table:table-cell office:value-type="float" office:value="10461.2398213046" calcext:value-type="float">
            <text:p>10461.2398213046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20127" calcext:value-type="float">
            <text:p>20127</text:p>
          </table:table-cell>
          <table:table-cell office:value-type="string" calcext:value-type="string">
            <text:p>Eastern Philippines</text:p>
          </table:table-cell>
          <table:table-cell office:value-type="string" calcext:value-type="string">
            <text:p>meow</text:p>
          </table:table-cell>
          <table:table-cell office:value-type="float" office:value="171020.889984028" calcext:value-type="float">
            <text:p>171020.889984028</text:p>
          </table:table-cell>
          <table:table-cell office:value-type="float" office:value="171020.818550793" calcext:value-type="float">
            <text:p>171020.818550793</text:p>
          </table:table-cell>
          <table:table-cell office:value-type="float" office:value="100" calcext:value-type="float">
            <text:p>100</text:p>
          </table:table-cell>
          <table:table-cell office:value-type="float" office:value="9753.16674080454" calcext:value-type="float">
            <text:p>9753.16674080454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20128" calcext:value-type="float">
            <text:p>20128</text:p>
          </table:table-cell>
          <table:table-cell office:value-type="string" calcext:value-type="string">
            <text:p>Sulawesi Sea/Makassar Strait</text:p>
          </table:table-cell>
          <table:table-cell office:value-type="string" calcext:value-type="string">
            <text:p>meow</text:p>
          </table:table-cell>
          <table:table-cell office:value-type="float" office:value="200509.936421567" calcext:value-type="float">
            <text:p>200509.936421567</text:p>
          </table:table-cell>
          <table:table-cell office:value-type="float" office:value="200509.93252312" calcext:value-type="float">
            <text:p>200509.93252312</text:p>
          </table:table-cell>
          <table:table-cell office:value-type="float" office:value="100" calcext:value-type="float">
            <text:p>100</text:p>
          </table:table-cell>
          <table:table-cell office:value-type="float" office:value="5772.60871129319" calcext:value-type="float">
            <text:p>5772.60871129319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20129" calcext:value-type="float">
            <text:p>20129</text:p>
          </table:table-cell>
          <table:table-cell office:value-type="string" calcext:value-type="string">
            <text:p>Halmahera</text:p>
          </table:table-cell>
          <table:table-cell office:value-type="string" calcext:value-type="string">
            <text:p>meow</text:p>
          </table:table-cell>
          <table:table-cell office:value-type="float" office:value="34237.1959367444" calcext:value-type="float">
            <text:p>34237.1959367444</text:p>
          </table:table-cell>
          <table:table-cell office:value-type="float" office:value="34237.1960638752" calcext:value-type="float">
            <text:p>34237.1960638752</text:p>
          </table:table-cell>
          <table:table-cell office:value-type="float" office:value="100" calcext:value-type="float">
            <text:p>100</text:p>
          </table:table-cell>
          <table:table-cell office:value-type="float" office:value="32.4623873009013" calcext:value-type="float">
            <text:p>32.462387300901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0130" calcext:value-type="float">
            <text:p>20130</text:p>
          </table:table-cell>
          <table:table-cell office:value-type="string" calcext:value-type="string">
            <text:p>Papua</text:p>
          </table:table-cell>
          <table:table-cell office:value-type="string" calcext:value-type="string">
            <text:p>meow</text:p>
          </table:table-cell>
          <table:table-cell office:value-type="float" office:value="117931.882413045" calcext:value-type="float">
            <text:p>117931.882413045</text:p>
          </table:table-cell>
          <table:table-cell office:value-type="float" office:value="117931.885651849" calcext:value-type="float">
            <text:p>117931.885651849</text:p>
          </table:table-cell>
          <table:table-cell office:value-type="float" office:value="100" calcext:value-type="float">
            <text:p>100</text:p>
          </table:table-cell>
          <table:table-cell office:value-type="float" office:value="27829.5346687882" calcext:value-type="float">
            <text:p>27829.5346687882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20131" calcext:value-type="float">
            <text:p>20131</text:p>
          </table:table-cell>
          <table:table-cell office:value-type="string" calcext:value-type="string">
            <text:p>Banda Sea</text:p>
          </table:table-cell>
          <table:table-cell office:value-type="string" calcext:value-type="string">
            <text:p>meow</text:p>
          </table:table-cell>
          <table:table-cell office:value-type="float" office:value="119104.44651306" calcext:value-type="float">
            <text:p>119104.44651306</text:p>
          </table:table-cell>
          <table:table-cell office:value-type="float" office:value="119104.681506915" calcext:value-type="float">
            <text:p>119104.681506915</text:p>
          </table:table-cell>
          <table:table-cell office:value-type="float" office:value="100" calcext:value-type="float">
            <text:p>100</text:p>
          </table:table-cell>
          <table:table-cell office:value-type="float" office:value="21521.2257903812" calcext:value-type="float">
            <text:p>21521.2257903812</text:p>
          </table:table-cell>
          <table:table-cell office:value-type="float" office:value="18.07" calcext:value-type="float">
            <text:p>18.07</text:p>
          </table:table-cell>
        </table:table-row>
        <table:table-row table:style-name="ro1">
          <table:table-cell office:value-type="float" office:value="20132" calcext:value-type="float">
            <text:p>20132</text:p>
          </table:table-cell>
          <table:table-cell office:value-type="string" calcext:value-type="string">
            <text:p>Lesser Sunda</text:p>
          </table:table-cell>
          <table:table-cell office:value-type="string" calcext:value-type="string">
            <text:p>meow</text:p>
          </table:table-cell>
          <table:table-cell office:value-type="float" office:value="60878.0129957359" calcext:value-type="float">
            <text:p>60878.0129957359</text:p>
          </table:table-cell>
          <table:table-cell office:value-type="float" office:value="60878.0057072727" calcext:value-type="float">
            <text:p>60878.0057072727</text:p>
          </table:table-cell>
          <table:table-cell office:value-type="float" office:value="100" calcext:value-type="float">
            <text:p>100</text:p>
          </table:table-cell>
          <table:table-cell office:value-type="float" office:value="17333.3326081079" calcext:value-type="float">
            <text:p>17333.3326081079</text:p>
          </table:table-cell>
          <table:table-cell office:value-type="float" office:value="28.47" calcext:value-type="float">
            <text:p>28.47</text:p>
          </table:table-cell>
        </table:table-row>
        <table:table-row table:style-name="ro1">
          <table:table-cell office:value-type="float" office:value="20133" calcext:value-type="float">
            <text:p>20133</text:p>
          </table:table-cell>
          <table:table-cell office:value-type="string" calcext:value-type="string">
            <text:p>Northeast Sulawesi</text:p>
          </table:table-cell>
          <table:table-cell office:value-type="string" calcext:value-type="string">
            <text:p>meow</text:p>
          </table:table-cell>
          <table:table-cell office:value-type="float" office:value="16172.7557715745" calcext:value-type="float">
            <text:p>16172.7557715745</text:p>
          </table:table-cell>
          <table:table-cell office:value-type="float" office:value="16172.7557697237" calcext:value-type="float">
            <text:p>16172.7557697237</text:p>
          </table:table-cell>
          <table:table-cell office:value-type="float" office:value="100" calcext:value-type="float">
            <text:p>100</text:p>
          </table:table-cell>
          <table:table-cell office:value-type="float" office:value="5166.16699453551" calcext:value-type="float">
            <text:p>5166.16699453551</text:p>
          </table:table-cell>
          <table:table-cell office:value-type="float" office:value="31.94" calcext:value-type="float">
            <text:p>31.94</text:p>
          </table:table-cell>
        </table:table-row>
        <table:table-row table:style-name="ro1">
          <table:table-cell office:value-type="float" office:value="20134" calcext:value-type="float">
            <text:p>20134</text:p>
          </table:table-cell>
          <table:table-cell office:value-type="string" calcext:value-type="string">
            <text:p>Bismarck Sea</text:p>
          </table:table-cell>
          <table:table-cell office:value-type="string" calcext:value-type="string">
            <text:p>meow</text:p>
          </table:table-cell>
          <table:table-cell office:value-type="float" office:value="57574.7598242602" calcext:value-type="float">
            <text:p>57574.7598242602</text:p>
          </table:table-cell>
          <table:table-cell office:value-type="float" office:value="57574.7595787921" calcext:value-type="float">
            <text:p>57574.7595787921</text:p>
          </table:table-cell>
          <table:table-cell office:value-type="float" office:value="100" calcext:value-type="float">
            <text:p>100</text:p>
          </table:table-cell>
          <table:table-cell office:value-type="float" office:value="348.758684087771" calcext:value-type="float">
            <text:p>348.758684087771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0135" calcext:value-type="float">
            <text:p>20135</text:p>
          </table:table-cell>
          <table:table-cell office:value-type="string" calcext:value-type="string">
            <text:p>Solomon Archipelago</text:p>
          </table:table-cell>
          <table:table-cell office:value-type="string" calcext:value-type="string">
            <text:p>meow</text:p>
          </table:table-cell>
          <table:table-cell office:value-type="float" office:value="78493.5187667522" calcext:value-type="float">
            <text:p>78493.5187667522</text:p>
          </table:table-cell>
          <table:table-cell office:value-type="float" office:value="78493.4636169181" calcext:value-type="float">
            <text:p>78493.4636169181</text:p>
          </table:table-cell>
          <table:table-cell office:value-type="float" office:value="100" calcext:value-type="float">
            <text:p>100</text:p>
          </table:table-cell>
          <table:table-cell office:value-type="float" office:value="2393.60806920186" calcext:value-type="float">
            <text:p>2393.60806920186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20136" calcext:value-type="float">
            <text:p>20136</text:p>
          </table:table-cell>
          <table:table-cell office:value-type="string" calcext:value-type="string">
            <text:p>Solomon Sea</text:p>
          </table:table-cell>
          <table:table-cell office:value-type="string" calcext:value-type="string">
            <text:p>meow</text:p>
          </table:table-cell>
          <table:table-cell office:value-type="float" office:value="83560.2878690515" calcext:value-type="float">
            <text:p>83560.2878690515</text:p>
          </table:table-cell>
          <table:table-cell office:value-type="float" office:value="83560.2629290491" calcext:value-type="float">
            <text:p>83560.2629290491</text:p>
          </table:table-cell>
          <table:table-cell office:value-type="float" office:value="100" calcext:value-type="float">
            <text:p>100</text:p>
          </table:table-cell>
          <table:table-cell office:value-type="float" office:value="196.800830261362" calcext:value-type="float">
            <text:p>196.80083026136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0137" calcext:value-type="float">
            <text:p>20137</text:p>
          </table:table-cell>
          <table:table-cell office:value-type="string" calcext:value-type="string">
            <text:p>Southeast Papua New Guinea</text:p>
          </table:table-cell>
          <table:table-cell office:value-type="string" calcext:value-type="string">
            <text:p>meow</text:p>
          </table:table-cell>
          <table:table-cell office:value-type="float" office:value="10148.5048206793" calcext:value-type="float">
            <text:p>10148.5048206793</text:p>
          </table:table-cell>
          <table:table-cell office:value-type="float" office:value="10148.5048338844" calcext:value-type="float">
            <text:p>10148.504833884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0138" calcext:value-type="float">
            <text:p>20138</text:p>
          </table:table-cell>
          <table:table-cell office:value-type="string" calcext:value-type="string">
            <text:p>Gulf of Papua</text:p>
          </table:table-cell>
          <table:table-cell office:value-type="string" calcext:value-type="string">
            <text:p>meow</text:p>
          </table:table-cell>
          <table:table-cell office:value-type="float" office:value="50949.643857482" calcext:value-type="float">
            <text:p>50949.643857482</text:p>
          </table:table-cell>
          <table:table-cell office:value-type="float" office:value="50949.6401431088" calcext:value-type="float">
            <text:p>50949.6401431088</text:p>
          </table:table-cell>
          <table:table-cell office:value-type="float" office:value="100" calcext:value-type="float">
            <text:p>100</text:p>
          </table:table-cell>
          <table:table-cell office:value-type="float" office:value="2522.61634010494" calcext:value-type="float">
            <text:p>2522.61634010494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20139" calcext:value-type="float">
            <text:p>20139</text:p>
          </table:table-cell>
          <table:table-cell office:value-type="string" calcext:value-type="string">
            <text:p>Arafura Sea</text:p>
          </table:table-cell>
          <table:table-cell office:value-type="string" calcext:value-type="string">
            <text:p>meow</text:p>
          </table:table-cell>
          <table:table-cell office:value-type="float" office:value="357043.506692539" calcext:value-type="float">
            <text:p>357043.506692539</text:p>
          </table:table-cell>
          <table:table-cell office:value-type="float" office:value="357043.834900349" calcext:value-type="float">
            <text:p>357043.834900349</text:p>
          </table:table-cell>
          <table:table-cell office:value-type="float" office:value="100" calcext:value-type="float">
            <text:p>100</text:p>
          </table:table-cell>
          <table:table-cell office:value-type="float" office:value="5139.90863987184" calcext:value-type="float">
            <text:p>5139.9086398718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20140" calcext:value-type="float">
            <text:p>20140</text:p>
          </table:table-cell>
          <table:table-cell office:value-type="string" calcext:value-type="string">
            <text:p>Arnhem Coast to Gulf of Carpenteria</text:p>
          </table:table-cell>
          <table:table-cell office:value-type="string" calcext:value-type="string">
            <text:p>meow</text:p>
          </table:table-cell>
          <table:table-cell office:value-type="float" office:value="574694.70920702" calcext:value-type="float">
            <text:p>574694.70920702</text:p>
          </table:table-cell>
          <table:table-cell office:value-type="float" office:value="574712.406305445" calcext:value-type="float">
            <text:p>574712.406305445</text:p>
          </table:table-cell>
          <table:table-cell office:value-type="float" office:value="100" calcext:value-type="float">
            <text:p>100</text:p>
          </table:table-cell>
          <table:table-cell office:value-type="float" office:value="74819.4326364301" calcext:value-type="float">
            <text:p>74819.4326364301</text:p>
          </table:table-cell>
          <table:table-cell office:value-type="float" office:value="13.02" calcext:value-type="float">
            <text:p>13.02</text:p>
          </table:table-cell>
        </table:table-row>
        <table:table-row table:style-name="ro1">
          <table:table-cell office:value-type="float" office:value="20141" calcext:value-type="float">
            <text:p>20141</text:p>
          </table:table-cell>
          <table:table-cell office:value-type="string" calcext:value-type="string">
            <text:p>Bonaparte Coast</text:p>
          </table:table-cell>
          <table:table-cell office:value-type="string" calcext:value-type="string">
            <text:p>meow</text:p>
          </table:table-cell>
          <table:table-cell office:value-type="float" office:value="331732.365462855" calcext:value-type="float">
            <text:p>331732.365462855</text:p>
          </table:table-cell>
          <table:table-cell office:value-type="float" office:value="331732.371436345" calcext:value-type="float">
            <text:p>331732.371436345</text:p>
          </table:table-cell>
          <table:table-cell office:value-type="float" office:value="100" calcext:value-type="float">
            <text:p>100</text:p>
          </table:table-cell>
          <table:table-cell office:value-type="float" office:value="133549.246515764" calcext:value-type="float">
            <text:p>133549.246515764</text:p>
          </table:table-cell>
          <table:table-cell office:value-type="float" office:value="40.26" calcext:value-type="float">
            <text:p>40.26</text:p>
          </table:table-cell>
        </table:table-row>
        <table:table-row table:style-name="ro1">
          <table:table-cell office:value-type="float" office:value="20142" calcext:value-type="float">
            <text:p>20142</text:p>
          </table:table-cell>
          <table:table-cell office:value-type="string" calcext:value-type="string">
            <text:p>Torres Strait Northern Great Barrier Reef</text:p>
          </table:table-cell>
          <table:table-cell office:value-type="string" calcext:value-type="string">
            <text:p>meow</text:p>
          </table:table-cell>
          <table:table-cell office:value-type="float" office:value="101210.385147848" calcext:value-type="float">
            <text:p>101210.385147848</text:p>
          </table:table-cell>
          <table:table-cell office:value-type="float" office:value="101210.393419725" calcext:value-type="float">
            <text:p>101210.393419725</text:p>
          </table:table-cell>
          <table:table-cell office:value-type="float" office:value="100" calcext:value-type="float">
            <text:p>100</text:p>
          </table:table-cell>
          <table:table-cell office:value-type="float" office:value="63535.6250650098" calcext:value-type="float">
            <text:p>63535.6250650098</text:p>
          </table:table-cell>
          <table:table-cell office:value-type="float" office:value="62.78" calcext:value-type="float">
            <text:p>62.78</text:p>
          </table:table-cell>
        </table:table-row>
        <table:table-row table:style-name="ro1">
          <table:table-cell office:value-type="float" office:value="20143" calcext:value-type="float">
            <text:p>20143</text:p>
          </table:table-cell>
          <table:table-cell office:value-type="string" calcext:value-type="string">
            <text:p>Central and Southern Great Barrier Reef</text:p>
          </table:table-cell>
          <table:table-cell office:value-type="string" calcext:value-type="string">
            <text:p>meow</text:p>
          </table:table-cell>
          <table:table-cell office:value-type="float" office:value="189622.946869231" calcext:value-type="float">
            <text:p>189622.946869231</text:p>
          </table:table-cell>
          <table:table-cell office:value-type="float" office:value="189626.711671179" calcext:value-type="float">
            <text:p>189626.711671179</text:p>
          </table:table-cell>
          <table:table-cell office:value-type="float" office:value="100" calcext:value-type="float">
            <text:p>100</text:p>
          </table:table-cell>
          <table:table-cell office:value-type="float" office:value="189566.697085981" calcext:value-type="float">
            <text:p>189566.697085981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1">
          <table:table-cell office:value-type="float" office:value="20144" calcext:value-type="float">
            <text:p>20144</text:p>
          </table:table-cell>
          <table:table-cell office:value-type="string" calcext:value-type="string">
            <text:p>Exmouth to Broome</text:p>
          </table:table-cell>
          <table:table-cell office:value-type="string" calcext:value-type="string">
            <text:p>meow</text:p>
          </table:table-cell>
          <table:table-cell office:value-type="float" office:value="295927.234600124" calcext:value-type="float">
            <text:p>295927.234600124</text:p>
          </table:table-cell>
          <table:table-cell office:value-type="float" office:value="295930.736556734" calcext:value-type="float">
            <text:p>295930.736556734</text:p>
          </table:table-cell>
          <table:table-cell office:value-type="float" office:value="100" calcext:value-type="float">
            <text:p>100</text:p>
          </table:table-cell>
          <table:table-cell office:value-type="float" office:value="69506.0460748345" calcext:value-type="float">
            <text:p>69506.0460748345</text:p>
          </table:table-cell>
          <table:table-cell office:value-type="float" office:value="23.49" calcext:value-type="float">
            <text:p>23.49</text:p>
          </table:table-cell>
        </table:table-row>
        <table:table-row table:style-name="ro1">
          <table:table-cell office:value-type="float" office:value="20145" calcext:value-type="float">
            <text:p>20145</text:p>
          </table:table-cell>
          <table:table-cell office:value-type="string" calcext:value-type="string">
            <text:p>Ningaloo</text:p>
          </table:table-cell>
          <table:table-cell office:value-type="string" calcext:value-type="string">
            <text:p>meow</text:p>
          </table:table-cell>
          <table:table-cell office:value-type="float" office:value="8870.67135071819" calcext:value-type="float">
            <text:p>8870.67135071819</text:p>
          </table:table-cell>
          <table:table-cell office:value-type="float" office:value="8870.67240001325" calcext:value-type="float">
            <text:p>8870.67240001325</text:p>
          </table:table-cell>
          <table:table-cell office:value-type="float" office:value="100" calcext:value-type="float">
            <text:p>100</text:p>
          </table:table-cell>
          <table:table-cell office:value-type="float" office:value="6876.75871407376" calcext:value-type="float">
            <text:p>6876.75871407376</text:p>
          </table:table-cell>
          <table:table-cell office:value-type="float" office:value="77.52" calcext:value-type="float">
            <text:p>77.52</text:p>
          </table:table-cell>
        </table:table-row>
        <table:table-row table:style-name="ro1">
          <table:table-cell office:value-type="float" office:value="20146" calcext:value-type="float">
            <text:p>20146</text:p>
          </table:table-cell>
          <table:table-cell office:value-type="string" calcext:value-type="string">
            <text:p>Tonga Islands</text:p>
          </table:table-cell>
          <table:table-cell office:value-type="string" calcext:value-type="string">
            <text:p>meow</text:p>
          </table:table-cell>
          <table:table-cell office:value-type="float" office:value="12061.7489919893" calcext:value-type="float">
            <text:p>12061.7489919893</text:p>
          </table:table-cell>
          <table:table-cell office:value-type="float" office:value="12061.7500350676" calcext:value-type="float">
            <text:p>12061.7500350676</text:p>
          </table:table-cell>
          <table:table-cell office:value-type="float" office:value="100" calcext:value-type="float">
            <text:p>100</text:p>
          </table:table-cell>
          <table:table-cell office:value-type="float" office:value="336.973578220378" calcext:value-type="float">
            <text:p>336.973578220378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20148" calcext:value-type="float">
            <text:p>20148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meow</text:p>
          </table:table-cell>
          <table:table-cell office:value-type="float" office:value="29775.7543679088" calcext:value-type="float">
            <text:p>29775.7543679088</text:p>
          </table:table-cell>
          <table:table-cell office:value-type="float" office:value="29775.7545845504" calcext:value-type="float">
            <text:p>29775.7545845504</text:p>
          </table:table-cell>
          <table:table-cell office:value-type="float" office:value="100" calcext:value-type="float">
            <text:p>100</text:p>
          </table:table-cell>
          <table:table-cell office:value-type="float" office:value="470.140616473245" calcext:value-type="float">
            <text:p>470.140616473245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20149" calcext:value-type="float">
            <text:p>20149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meow</text:p>
          </table:table-cell>
          <table:table-cell office:value-type="float" office:value="87772.2185405172" calcext:value-type="float">
            <text:p>87772.2185405172</text:p>
          </table:table-cell>
          <table:table-cell office:value-type="float" office:value="87772.2546260558" calcext:value-type="float">
            <text:p>87772.2546260558</text:p>
          </table:table-cell>
          <table:table-cell office:value-type="float" office:value="100" calcext:value-type="float">
            <text:p>100</text:p>
          </table:table-cell>
          <table:table-cell office:value-type="float" office:value="74182.1183501504" calcext:value-type="float">
            <text:p>74182.1183501504</text:p>
          </table:table-cell>
          <table:table-cell office:value-type="float" office:value="84.52" calcext:value-type="float">
            <text:p>84.52</text:p>
          </table:table-cell>
        </table:table-row>
        <table:table-row table:style-name="ro1">
          <table:table-cell office:value-type="float" office:value="20150" calcext:value-type="float">
            <text:p>20150</text:p>
          </table:table-cell>
          <table:table-cell office:value-type="string" calcext:value-type="string">
            <text:p>Coral Sea</text:p>
          </table:table-cell>
          <table:table-cell office:value-type="string" calcext:value-type="string">
            <text:p>meow</text:p>
          </table:table-cell>
          <table:table-cell office:value-type="float" office:value="26453.7130489036" calcext:value-type="float">
            <text:p>26453.7130489036</text:p>
          </table:table-cell>
          <table:table-cell office:value-type="float" office:value="26453.7133411297" calcext:value-type="float">
            <text:p>26453.7133411297</text:p>
          </table:table-cell>
          <table:table-cell office:value-type="float" office:value="100" calcext:value-type="float">
            <text:p>100</text:p>
          </table:table-cell>
          <table:table-cell office:value-type="float" office:value="26453.6680358936" calcext:value-type="float">
            <text:p>26453.66803589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51" calcext:value-type="float">
            <text:p>20151</text:p>
          </table:table-cell>
          <table:table-cell office:value-type="string" calcext:value-type="string">
            <text:p>Lord Howe and Norfolk Islands</text:p>
          </table:table-cell>
          <table:table-cell office:value-type="string" calcext:value-type="string">
            <text:p>meow</text:p>
          </table:table-cell>
          <table:table-cell office:value-type="float" office:value="9277.09099626109" calcext:value-type="float">
            <text:p>9277.09099626109</text:p>
          </table:table-cell>
          <table:table-cell office:value-type="float" office:value="9277.09003527042" calcext:value-type="float">
            <text:p>9277.09003527042</text:p>
          </table:table-cell>
          <table:table-cell office:value-type="float" office:value="100" calcext:value-type="float">
            <text:p>100</text:p>
          </table:table-cell>
          <table:table-cell office:value-type="float" office:value="8249.83667136155" calcext:value-type="float">
            <text:p>8249.83667136155</text:p>
          </table:table-cell>
          <table:table-cell office:value-type="float" office:value="88.93" calcext:value-type="float">
            <text:p>88.93</text:p>
          </table:table-cell>
        </table:table-row>
        <table:table-row table:style-name="ro1">
          <table:table-cell office:value-type="float" office:value="20153" calcext:value-type="float">
            <text:p>20153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meow</text:p>
          </table:table-cell>
          <table:table-cell office:value-type="float" office:value="30195.1614869551" calcext:value-type="float">
            <text:p>30195.1614869551</text:p>
          </table:table-cell>
          <table:table-cell office:value-type="float" office:value="30195.1621824469" calcext:value-type="float">
            <text:p>30195.1621824469</text:p>
          </table:table-cell>
          <table:table-cell office:value-type="float" office:value="100" calcext:value-type="float">
            <text:p>100</text:p>
          </table:table-cell>
          <table:table-cell office:value-type="float" office:value="3836.29287730301" calcext:value-type="float">
            <text:p>3836.29287730301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20155" calcext:value-type="float">
            <text:p>20155</text:p>
          </table:table-cell>
          <table:table-cell office:value-type="string" calcext:value-type="string">
            <text:p>Line Islands</text:p>
          </table:table-cell>
          <table:table-cell office:value-type="string" calcext:value-type="string">
            <text:p>meow</text:p>
          </table:table-cell>
          <table:table-cell office:value-type="float" office:value="4472.83106390302" calcext:value-type="float">
            <text:p>4472.83106390302</text:p>
          </table:table-cell>
          <table:table-cell office:value-type="float" office:value="4472.83099098952" calcext:value-type="float">
            <text:p>4472.83099098952</text:p>
          </table:table-cell>
          <table:table-cell office:value-type="float" office:value="100" calcext:value-type="float">
            <text:p>100</text:p>
          </table:table-cell>
          <table:table-cell office:value-type="float" office:value="2443.85440542752" calcext:value-type="float">
            <text:p>2443.85440542752</text:p>
          </table:table-cell>
          <table:table-cell office:value-type="float" office:value="54.64" calcext:value-type="float">
            <text:p>54.64</text:p>
          </table:table-cell>
        </table:table-row>
        <table:table-row table:style-name="ro1">
          <table:table-cell office:value-type="float" office:value="20156" calcext:value-type="float">
            <text:p>20156</text:p>
          </table:table-cell>
          <table:table-cell office:value-type="string" calcext:value-type="string">
            <text:p>Phoenix/Tokelau/Northern Cook Islands</text:p>
          </table:table-cell>
          <table:table-cell office:value-type="string" calcext:value-type="string">
            <text:p>meow</text:p>
          </table:table-cell>
          <table:table-cell office:value-type="float" office:value="5023.28477026165" calcext:value-type="float">
            <text:p>5023.28477026165</text:p>
          </table:table-cell>
          <table:table-cell office:value-type="float" office:value="5023.28481521017" calcext:value-type="float">
            <text:p>5023.28481521017</text:p>
          </table:table-cell>
          <table:table-cell office:value-type="float" office:value="100" calcext:value-type="float">
            <text:p>100</text:p>
          </table:table-cell>
          <table:table-cell office:value-type="float" office:value="3504.26141339222" calcext:value-type="float">
            <text:p>3504.26141339222</text:p>
          </table:table-cell>
          <table:table-cell office:value-type="float" office:value="69.76" calcext:value-type="float">
            <text:p>69.76</text:p>
          </table:table-cell>
        </table:table-row>
        <table:table-row table:style-name="ro1">
          <table:table-cell office:value-type="float" office:value="20157" calcext:value-type="float">
            <text:p>20157</text:p>
          </table:table-cell>
          <table:table-cell office:value-type="string" calcext:value-type="string">
            <text:p>Samoa Islands</text:p>
          </table:table-cell>
          <table:table-cell office:value-type="string" calcext:value-type="string">
            <text:p>meow</text:p>
          </table:table-cell>
          <table:table-cell office:value-type="float" office:value="7365.67995918518" calcext:value-type="float">
            <text:p>7365.67995918518</text:p>
          </table:table-cell>
          <table:table-cell office:value-type="float" office:value="7365.6800241372" calcext:value-type="float">
            <text:p>7365.6800241372</text:p>
          </table:table-cell>
          <table:table-cell office:value-type="float" office:value="100" calcext:value-type="float">
            <text:p>100</text:p>
          </table:table-cell>
          <table:table-cell office:value-type="float" office:value="433.215527188854" calcext:value-type="float">
            <text:p>433.215527188854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20158" calcext:value-type="float">
            <text:p>20158</text:p>
          </table:table-cell>
          <table:table-cell office:value-type="string" calcext:value-type="string">
            <text:p>Tuamotus</text:p>
          </table:table-cell>
          <table:table-cell office:value-type="string" calcext:value-type="string">
            <text:p>meow</text:p>
          </table:table-cell>
          <table:table-cell office:value-type="float" office:value="37104.8099458828" calcext:value-type="float">
            <text:p>37104.8099458828</text:p>
          </table:table-cell>
          <table:table-cell office:value-type="float" office:value="37104.7860139631" calcext:value-type="float">
            <text:p>37104.7860139631</text:p>
          </table:table-cell>
          <table:table-cell office:value-type="float" office:value="100" calcext:value-type="float">
            <text:p>100</text:p>
          </table:table-cell>
          <table:table-cell office:value-type="float" office:value="20.0977921302548" calcext:value-type="float">
            <text:p>20.097792130254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0159" calcext:value-type="float">
            <text:p>20159</text:p>
          </table:table-cell>
          <table:table-cell office:value-type="string" calcext:value-type="string">
            <text:p>Rapa-Pitcairn</text:p>
          </table:table-cell>
          <table:table-cell office:value-type="string" calcext:value-type="string">
            <text:p>meow</text:p>
          </table:table-cell>
          <table:table-cell office:value-type="float" office:value="1354.70060350985" calcext:value-type="float">
            <text:p>1354.70060350985</text:p>
          </table:table-cell>
          <table:table-cell office:value-type="float" office:value="1354.70060330874" calcext:value-type="float">
            <text:p>1354.70060330874</text:p>
          </table:table-cell>
          <table:table-cell office:value-type="float" office:value="100" calcext:value-type="float">
            <text:p>100</text:p>
          </table:table-cell>
          <table:table-cell office:value-type="float" office:value="788.869519850897" calcext:value-type="float">
            <text:p>788.869519850897</text:p>
          </table:table-cell>
          <table:table-cell office:value-type="float" office:value="58.23" calcext:value-type="float">
            <text:p>58.23</text:p>
          </table:table-cell>
        </table:table-row>
        <table:table-row table:style-name="ro1">
          <table:table-cell office:value-type="float" office:value="20160" calcext:value-type="float">
            <text:p>20160</text:p>
          </table:table-cell>
          <table:table-cell office:value-type="string" calcext:value-type="string">
            <text:p>Southern Cook/Austral Islands</text:p>
          </table:table-cell>
          <table:table-cell office:value-type="string" calcext:value-type="string">
            <text:p>meow</text:p>
          </table:table-cell>
          <table:table-cell office:value-type="float" office:value="3681.08545007752" calcext:value-type="float">
            <text:p>3681.08545007752</text:p>
          </table:table-cell>
          <table:table-cell office:value-type="float" office:value="3681.08539271593" calcext:value-type="float">
            <text:p>3681.08539271593</text:p>
          </table:table-cell>
          <table:table-cell office:value-type="float" office:value="100" calcext:value-type="float">
            <text:p>100</text:p>
          </table:table-cell>
          <table:table-cell office:value-type="float" office:value="2134.98498567887" calcext:value-type="float">
            <text:p>2134.9849856788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161" calcext:value-type="float">
            <text:p>20161</text:p>
          </table:table-cell>
          <table:table-cell office:value-type="string" calcext:value-type="string">
            <text:p>Society Islands</text:p>
          </table:table-cell>
          <table:table-cell office:value-type="string" calcext:value-type="string">
            <text:p>meow</text:p>
          </table:table-cell>
          <table:table-cell office:value-type="float" office:value="5474.32316023415" calcext:value-type="float">
            <text:p>5474.32316023415</text:p>
          </table:table-cell>
          <table:table-cell office:value-type="float" office:value="5474.32302361004" calcext:value-type="float">
            <text:p>5474.32302361004</text:p>
          </table:table-cell>
          <table:table-cell office:value-type="float" office:value="100" calcext:value-type="float">
            <text:p>100</text:p>
          </table:table-cell>
          <table:table-cell office:value-type="float" office:value="130.914669682798" calcext:value-type="float">
            <text:p>130.914669682798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20162" calcext:value-type="float">
            <text:p>20162</text:p>
          </table:table-cell>
          <table:table-cell office:value-type="string" calcext:value-type="string">
            <text:p>Marquesas</text:p>
          </table:table-cell>
          <table:table-cell office:value-type="string" calcext:value-type="string">
            <text:p>meow</text:p>
          </table:table-cell>
          <table:table-cell office:value-type="float" office:value="4628.76513547571" calcext:value-type="float">
            <text:p>4628.76513547571</text:p>
          </table:table-cell>
          <table:table-cell office:value-type="float" office:value="4628.76693718029" calcext:value-type="float">
            <text:p>4628.76693718029</text:p>
          </table:table-cell>
          <table:table-cell office:value-type="float" office:value="100" calcext:value-type="float">
            <text:p>100</text:p>
          </table:table-cell>
          <table:table-cell office:value-type="float" office:value="40.6343637293153" calcext:value-type="float">
            <text:p>40.6343637293153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20163" calcext:value-type="float">
            <text:p>20163</text:p>
          </table:table-cell>
          <table:table-cell office:value-type="string" calcext:value-type="string">
            <text:p>Easter Island</text:p>
          </table:table-cell>
          <table:table-cell office:value-type="string" calcext:value-type="string">
            <text:p>meow</text:p>
          </table:table-cell>
          <table:table-cell office:value-type="float" office:value="712.151300944842" calcext:value-type="float">
            <text:p>712.151300944842</text:p>
          </table:table-cell>
          <table:table-cell office:value-type="float" office:value="712.15128770855" calcext:value-type="float">
            <text:p>712.15128770855</text:p>
          </table:table-cell>
          <table:table-cell office:value-type="float" office:value="100" calcext:value-type="float">
            <text:p>100</text:p>
          </table:table-cell>
          <table:table-cell office:value-type="float" office:value="707.805507127817" calcext:value-type="float">
            <text:p>707.805507127817</text:p>
          </table:table-cell>
          <table:table-cell office:value-type="float" office:value="99.39" calcext:value-type="float">
            <text:p>99.39</text:p>
          </table:table-cell>
        </table:table-row>
        <table:table-row table:style-name="ro1">
          <table:table-cell office:value-type="float" office:value="20164" calcext:value-type="float">
            <text:p>20164</text:p>
          </table:table-cell>
          <table:table-cell office:value-type="string" calcext:value-type="string">
            <text:p>Revillagigedos</text:p>
          </table:table-cell>
          <table:table-cell office:value-type="string" calcext:value-type="string">
            <text:p>meow</text:p>
          </table:table-cell>
          <table:table-cell office:value-type="float" office:value="969.491865774239" calcext:value-type="float">
            <text:p>969.491865774239</text:p>
          </table:table-cell>
          <table:table-cell office:value-type="float" office:value="969.491865231747" calcext:value-type="float">
            <text:p>969.491865231747</text:p>
          </table:table-cell>
          <table:table-cell office:value-type="float" office:value="100" calcext:value-type="float">
            <text:p>100</text:p>
          </table:table-cell>
          <table:table-cell office:value-type="float" office:value="969.491865231747" calcext:value-type="float">
            <text:p>969.4918652317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65" calcext:value-type="float">
            <text:p>20165</text:p>
          </table:table-cell>
          <table:table-cell office:value-type="string" calcext:value-type="string">
            <text:p>Clipperton</text:p>
          </table:table-cell>
          <table:table-cell office:value-type="string" calcext:value-type="string">
            <text:p>meow</text:p>
          </table:table-cell>
          <table:table-cell office:value-type="float" office:value="151.382898822682" calcext:value-type="float">
            <text:p>151.382898822682</text:p>
          </table:table-cell>
          <table:table-cell office:value-type="float" office:value="151.382898821474" calcext:value-type="float">
            <text:p>151.382898821474</text:p>
          </table:table-cell>
          <table:table-cell office:value-type="float" office:value="100" calcext:value-type="float">
            <text:p>100</text:p>
          </table:table-cell>
          <table:table-cell office:value-type="float" office:value="151.381963976525" calcext:value-type="float">
            <text:p>151.3819639765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66" calcext:value-type="float">
            <text:p>20166</text:p>
          </table:table-cell>
          <table:table-cell office:value-type="string" calcext:value-type="string">
            <text:p>Mexican Tropical Pacific</text:p>
          </table:table-cell>
          <table:table-cell office:value-type="string" calcext:value-type="string">
            <text:p>meow</text:p>
          </table:table-cell>
          <table:table-cell office:value-type="float" office:value="17493.2302112679" calcext:value-type="float">
            <text:p>17493.2302112679</text:p>
          </table:table-cell>
          <table:table-cell office:value-type="float" office:value="17493.2362608881" calcext:value-type="float">
            <text:p>17493.2362608881</text:p>
          </table:table-cell>
          <table:table-cell office:value-type="float" office:value="100" calcext:value-type="float">
            <text:p>100</text:p>
          </table:table-cell>
          <table:table-cell office:value-type="float" office:value="174.372946887314" calcext:value-type="float">
            <text:p>174.372946887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7" calcext:value-type="float">
            <text:p>20167</text:p>
          </table:table-cell>
          <table:table-cell office:value-type="string" calcext:value-type="string">
            <text:p>Chiapas-Nicaragua</text:p>
          </table:table-cell>
          <table:table-cell office:value-type="string" calcext:value-type="string">
            <text:p>meow</text:p>
          </table:table-cell>
          <table:table-cell office:value-type="float" office:value="92139.2994904511" calcext:value-type="float">
            <text:p>92139.2994904511</text:p>
          </table:table-cell>
          <table:table-cell office:value-type="float" office:value="92139.3139779654" calcext:value-type="float">
            <text:p>92139.3139779654</text:p>
          </table:table-cell>
          <table:table-cell office:value-type="float" office:value="100" calcext:value-type="float">
            <text:p>100</text:p>
          </table:table-cell>
          <table:table-cell office:value-type="float" office:value="2011.01874495607" calcext:value-type="float">
            <text:p>2011.01874495607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20168" calcext:value-type="float">
            <text:p>20168</text:p>
          </table:table-cell>
          <table:table-cell office:value-type="string" calcext:value-type="string">
            <text:p>Nicoya</text:p>
          </table:table-cell>
          <table:table-cell office:value-type="string" calcext:value-type="string">
            <text:p>meow</text:p>
          </table:table-cell>
          <table:table-cell office:value-type="float" office:value="31224.8521470927" calcext:value-type="float">
            <text:p>31224.8521470927</text:p>
          </table:table-cell>
          <table:table-cell office:value-type="float" office:value="31224.8575029287" calcext:value-type="float">
            <text:p>31224.8575029287</text:p>
          </table:table-cell>
          <table:table-cell office:value-type="float" office:value="100" calcext:value-type="float">
            <text:p>100</text:p>
          </table:table-cell>
          <table:table-cell office:value-type="float" office:value="5654.48855383606" calcext:value-type="float">
            <text:p>5654.48855383606</text:p>
          </table:table-cell>
          <table:table-cell office:value-type="float" office:value="18.11" calcext:value-type="float">
            <text:p>18.11</text:p>
          </table:table-cell>
        </table:table-row>
        <table:table-row table:style-name="ro1">
          <table:table-cell office:value-type="float" office:value="20169" calcext:value-type="float">
            <text:p>20169</text:p>
          </table:table-cell>
          <table:table-cell office:value-type="string" calcext:value-type="string">
            <text:p>Cocos Islands</text:p>
          </table:table-cell>
          <table:table-cell office:value-type="string" calcext:value-type="string">
            <text:p>meow</text:p>
          </table:table-cell>
          <table:table-cell office:value-type="float" office:value="261.334718794985" calcext:value-type="float">
            <text:p>261.334718794985</text:p>
          </table:table-cell>
          <table:table-cell office:value-type="float" office:value="261.334718795967" calcext:value-type="float">
            <text:p>261.334718795967</text:p>
          </table:table-cell>
          <table:table-cell office:value-type="float" office:value="100" calcext:value-type="float">
            <text:p>100</text:p>
          </table:table-cell>
          <table:table-cell office:value-type="float" office:value="261.334718795967" calcext:value-type="float">
            <text:p>261.3347187959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70" calcext:value-type="float">
            <text:p>20170</text:p>
          </table:table-cell>
          <table:table-cell office:value-type="string" calcext:value-type="string">
            <text:p>Panama Bight</text:p>
          </table:table-cell>
          <table:table-cell office:value-type="string" calcext:value-type="string">
            <text:p>meow</text:p>
          </table:table-cell>
          <table:table-cell office:value-type="float" office:value="64281.3212031708" calcext:value-type="float">
            <text:p>64281.3212031708</text:p>
          </table:table-cell>
          <table:table-cell office:value-type="float" office:value="64281.3518890655" calcext:value-type="float">
            <text:p>64281.3518890655</text:p>
          </table:table-cell>
          <table:table-cell office:value-type="float" office:value="100" calcext:value-type="float">
            <text:p>100</text:p>
          </table:table-cell>
          <table:table-cell office:value-type="float" office:value="7061.70873853802" calcext:value-type="float">
            <text:p>7061.70873853802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float" office:value="20171" calcext:value-type="float">
            <text:p>2017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meow</text:p>
          </table:table-cell>
          <table:table-cell office:value-type="float" office:value="31025.5545085074" calcext:value-type="float">
            <text:p>31025.5545085074</text:p>
          </table:table-cell>
          <table:table-cell office:value-type="float" office:value="31025.5209208836" calcext:value-type="float">
            <text:p>31025.5209208836</text:p>
          </table:table-cell>
          <table:table-cell office:value-type="float" office:value="100" calcext:value-type="float">
            <text:p>100</text:p>
          </table:table-cell>
          <table:table-cell office:value-type="float" office:value="3550.03748750651" calcext:value-type="float">
            <text:p>3550.03748750651</text:p>
          </table:table-cell>
          <table:table-cell office:value-type="float" office:value="11.44" calcext:value-type="float">
            <text:p>11.44</text:p>
          </table:table-cell>
        </table:table-row>
        <table:table-row table:style-name="ro1">
          <table:table-cell office:value-type="float" office:value="20172" calcext:value-type="float">
            <text:p>20172</text:p>
          </table:table-cell>
          <table:table-cell office:value-type="string" calcext:value-type="string">
            <text:p>Northern Galapagos Islands</text:p>
          </table:table-cell>
          <table:table-cell office:value-type="string" calcext:value-type="string">
            <text:p>meow</text:p>
          </table:table-cell>
          <table:table-cell office:value-type="float" office:value="445.147518229897" calcext:value-type="float">
            <text:p>445.147518229897</text:p>
          </table:table-cell>
          <table:table-cell office:value-type="float" office:value="445.147518229967" calcext:value-type="float">
            <text:p>445.147518229967</text:p>
          </table:table-cell>
          <table:table-cell office:value-type="float" office:value="100" calcext:value-type="float">
            <text:p>100</text:p>
          </table:table-cell>
          <table:table-cell office:value-type="float" office:value="445.147518229967" calcext:value-type="float">
            <text:p>445.1475182299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73" calcext:value-type="float">
            <text:p>20173</text:p>
          </table:table-cell>
          <table:table-cell office:value-type="string" calcext:value-type="string">
            <text:p>Eastern Galapagos Islands</text:p>
          </table:table-cell>
          <table:table-cell office:value-type="string" calcext:value-type="string">
            <text:p>meow</text:p>
          </table:table-cell>
          <table:table-cell office:value-type="float" office:value="13317.9924180198" calcext:value-type="float">
            <text:p>13317.9924180198</text:p>
          </table:table-cell>
          <table:table-cell office:value-type="float" office:value="13317.9924188702" calcext:value-type="float">
            <text:p>13317.9924188702</text:p>
          </table:table-cell>
          <table:table-cell office:value-type="float" office:value="100" calcext:value-type="float">
            <text:p>100</text:p>
          </table:table-cell>
          <table:table-cell office:value-type="float" office:value="13317.9924188702" calcext:value-type="float">
            <text:p>13317.99241887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string" calcext:value-type="string">
            <text:p>Western Galapagos Islands</text:p>
          </table:table-cell>
          <table:table-cell office:value-type="string" calcext:value-type="string">
            <text:p>meow</text:p>
          </table:table-cell>
          <table:table-cell office:value-type="float" office:value="2818.83419285697" calcext:value-type="float">
            <text:p>2818.83419285697</text:p>
          </table:table-cell>
          <table:table-cell office:value-type="float" office:value="2818.83419281529" calcext:value-type="float">
            <text:p>2818.83419281529</text:p>
          </table:table-cell>
          <table:table-cell office:value-type="float" office:value="100" calcext:value-type="float">
            <text:p>100</text:p>
          </table:table-cell>
          <table:table-cell office:value-type="float" office:value="2818.83419281529" calcext:value-type="float">
            <text:p>2818.834192815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75" calcext:value-type="float">
            <text:p>20175</text:p>
          </table:table-cell>
          <table:table-cell office:value-type="string" calcext:value-type="string">
            <text:p>Central Peru</text:p>
          </table:table-cell>
          <table:table-cell office:value-type="string" calcext:value-type="string">
            <text:p>meow</text:p>
          </table:table-cell>
          <table:table-cell office:value-type="float" office:value="62983.4683309337" calcext:value-type="float">
            <text:p>62983.4683309337</text:p>
          </table:table-cell>
          <table:table-cell office:value-type="float" office:value="62983.5334747573" calcext:value-type="float">
            <text:p>62983.5334747573</text:p>
          </table:table-cell>
          <table:table-cell office:value-type="float" office:value="100" calcext:value-type="float">
            <text:p>100</text:p>
          </table:table-cell>
          <table:table-cell office:value-type="float" office:value="940.395997099623" calcext:value-type="float">
            <text:p>940.395997099623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20176" calcext:value-type="float">
            <text:p>20176</text:p>
          </table:table-cell>
          <table:table-cell office:value-type="string" calcext:value-type="string">
            <text:p>Humboldtian</text:p>
          </table:table-cell>
          <table:table-cell office:value-type="string" calcext:value-type="string">
            <text:p>meow</text:p>
          </table:table-cell>
          <table:table-cell office:value-type="float" office:value="36013.7438153505" calcext:value-type="float">
            <text:p>36013.7438153505</text:p>
          </table:table-cell>
          <table:table-cell office:value-type="float" office:value="36013.7444897203" calcext:value-type="float">
            <text:p>36013.7444897203</text:p>
          </table:table-cell>
          <table:table-cell office:value-type="float" office:value="100" calcext:value-type="float">
            <text:p>100</text:p>
          </table:table-cell>
          <table:table-cell office:value-type="float" office:value="2725.14044283039" calcext:value-type="float">
            <text:p>2725.14044283039</text:p>
          </table:table-cell>
          <table:table-cell office:value-type="float" office:value="7.57" calcext:value-type="float">
            <text:p>7.57</text:p>
          </table:table-cell>
        </table:table-row>
        <table:table-row table:style-name="ro1">
          <table:table-cell office:value-type="float" office:value="20177" calcext:value-type="float">
            <text:p>20177</text:p>
          </table:table-cell>
          <table:table-cell office:value-type="string" calcext:value-type="string">
            <text:p>Central Chile</text:p>
          </table:table-cell>
          <table:table-cell office:value-type="string" calcext:value-type="string">
            <text:p>meow</text:p>
          </table:table-cell>
          <table:table-cell office:value-type="float" office:value="12664.6117734494" calcext:value-type="float">
            <text:p>12664.6117734494</text:p>
          </table:table-cell>
          <table:table-cell office:value-type="float" office:value="12664.610874201" calcext:value-type="float">
            <text:p>12664.610874201</text:p>
          </table:table-cell>
          <table:table-cell office:value-type="float" office:value="100" calcext:value-type="float">
            <text:p>100</text:p>
          </table:table-cell>
          <table:table-cell office:value-type="float" office:value="103.988806693723" calcext:value-type="float">
            <text:p>103.988806693723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0178" calcext:value-type="float">
            <text:p>20178</text:p>
          </table:table-cell>
          <table:table-cell office:value-type="string" calcext:value-type="string">
            <text:p>Araucanian</text:p>
          </table:table-cell>
          <table:table-cell office:value-type="string" calcext:value-type="string">
            <text:p>meow</text:p>
          </table:table-cell>
          <table:table-cell office:value-type="float" office:value="38107.8072287689" calcext:value-type="float">
            <text:p>38107.8072287689</text:p>
          </table:table-cell>
          <table:table-cell office:value-type="float" office:value="38107.8033378096" calcext:value-type="float">
            <text:p>38107.8033378096</text:p>
          </table:table-cell>
          <table:table-cell office:value-type="float" office:value="100" calcext:value-type="float">
            <text:p>100</text:p>
          </table:table-cell>
          <table:table-cell office:value-type="float" office:value="22.3466000315162" calcext:value-type="float">
            <text:p>22.346600031516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0179" calcext:value-type="float">
            <text:p>20179</text:p>
          </table:table-cell>
          <table:table-cell office:value-type="string" calcext:value-type="string">
            <text:p>Juan Fernández and Desventuradas</text:p>
          </table:table-cell>
          <table:table-cell office:value-type="string" calcext:value-type="string">
            <text:p>meow</text:p>
          </table:table-cell>
          <table:table-cell office:value-type="float" office:value="1816.61323671685" calcext:value-type="float">
            <text:p>1816.61323671685</text:p>
          </table:table-cell>
          <table:table-cell office:value-type="float" office:value="1816.61324353697" calcext:value-type="float">
            <text:p>1816.61324353697</text:p>
          </table:table-cell>
          <table:table-cell office:value-type="float" office:value="100" calcext:value-type="float">
            <text:p>100</text:p>
          </table:table-cell>
          <table:table-cell office:value-type="float" office:value="1506.87421702893" calcext:value-type="float">
            <text:p>1506.87421702893</text:p>
          </table:table-cell>
          <table:table-cell office:value-type="float" office:value="82.95" calcext:value-type="float">
            <text:p>82.95</text:p>
          </table:table-cell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string" calcext:value-type="string">
            <text:p>Southeastern Brazil</text:p>
          </table:table-cell>
          <table:table-cell office:value-type="string" calcext:value-type="string">
            <text:p>meow</text:p>
          </table:table-cell>
          <table:table-cell office:value-type="float" office:value="156553.579608905" calcext:value-type="float">
            <text:p>156553.579608905</text:p>
          </table:table-cell>
          <table:table-cell office:value-type="float" office:value="156562.919213377" calcext:value-type="float">
            <text:p>156562.919213377</text:p>
          </table:table-cell>
          <table:table-cell office:value-type="float" office:value="100.01" calcext:value-type="float">
            <text:p>100.01</text:p>
          </table:table-cell>
          <table:table-cell office:value-type="float" office:value="14471.2048016641" calcext:value-type="float">
            <text:p>14471.2048016641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20181" calcext:value-type="float">
            <text:p>20181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meow</text:p>
          </table:table-cell>
          <table:table-cell office:value-type="float" office:value="115158.10283934" calcext:value-type="float">
            <text:p>115158.10283934</text:p>
          </table:table-cell>
          <table:table-cell office:value-type="float" office:value="115158.100025739" calcext:value-type="float">
            <text:p>115158.100025739</text:p>
          </table:table-cell>
          <table:table-cell office:value-type="float" office:value="100" calcext:value-type="float">
            <text:p>100</text:p>
          </table:table-cell>
          <table:table-cell office:value-type="float" office:value="395.130736756489" calcext:value-type="float">
            <text:p>395.130736756489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string" calcext:value-type="string">
            <text:p>Rio de la Plata</text:p>
          </table:table-cell>
          <table:table-cell office:value-type="string" calcext:value-type="string">
            <text:p>meow</text:p>
          </table:table-cell>
          <table:table-cell office:value-type="float" office:value="31768.8059785136" calcext:value-type="float">
            <text:p>31768.8059785136</text:p>
          </table:table-cell>
          <table:table-cell office:value-type="float" office:value="31768.8081616712" calcext:value-type="float">
            <text:p>31768.8081616712</text:p>
          </table:table-cell>
          <table:table-cell office:value-type="float" office:value="100" calcext:value-type="float">
            <text:p>100</text:p>
          </table:table-cell>
          <table:table-cell office:value-type="float" office:value="511.092727104956" calcext:value-type="float">
            <text:p>511.092727104956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20183" calcext:value-type="float">
            <text:p>20183</text:p>
          </table:table-cell>
          <table:table-cell office:value-type="string" calcext:value-type="string">
            <text:p>Uruguay-Buenos Aires Shelf</text:p>
          </table:table-cell>
          <table:table-cell office:value-type="string" calcext:value-type="string">
            <text:p>meow</text:p>
          </table:table-cell>
          <table:table-cell office:value-type="float" office:value="258210.416201099" calcext:value-type="float">
            <text:p>258210.416201099</text:p>
          </table:table-cell>
          <table:table-cell office:value-type="float" office:value="258210.483556102" calcext:value-type="float">
            <text:p>258210.483556102</text:p>
          </table:table-cell>
          <table:table-cell office:value-type="float" office:value="100" calcext:value-type="float">
            <text:p>100</text:p>
          </table:table-cell>
          <table:table-cell office:value-type="float" office:value="7138.85996504358" calcext:value-type="float">
            <text:p>7138.85996504358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20186" calcext:value-type="float">
            <text:p>20186</text:p>
          </table:table-cell>
          <table:table-cell office:value-type="string" calcext:value-type="string">
            <text:p>Malvinas/Falklands</text:p>
          </table:table-cell>
          <table:table-cell office:value-type="string" calcext:value-type="string">
            <text:p>meow</text:p>
          </table:table-cell>
          <table:table-cell office:value-type="float" office:value="175117.059944353" calcext:value-type="float">
            <text:p>175117.059944353</text:p>
          </table:table-cell>
          <table:table-cell office:value-type="float" office:value="175118.633269602" calcext:value-type="float">
            <text:p>175118.633269602</text:p>
          </table:table-cell>
          <table:table-cell office:value-type="float" office:value="100" calcext:value-type="float">
            <text:p>100</text:p>
          </table:table-cell>
          <table:table-cell office:value-type="float" office:value="29506.3563350153" calcext:value-type="float">
            <text:p>29506.3563350153</text:p>
          </table:table-cell>
          <table:table-cell office:value-type="float" office:value="16.85" calcext:value-type="float">
            <text:p>16.85</text:p>
          </table:table-cell>
        </table:table-row>
        <table:table-row table:style-name="ro1">
          <table:table-cell office:value-type="float" office:value="20187" calcext:value-type="float">
            <text:p>20187</text:p>
          </table:table-cell>
          <table:table-cell office:value-type="string" calcext:value-type="string">
            <text:p>Channels and Fjords of Southern Chile</text:p>
          </table:table-cell>
          <table:table-cell office:value-type="string" calcext:value-type="string">
            <text:p>meow</text:p>
          </table:table-cell>
          <table:table-cell office:value-type="float" office:value="142055.48485496" calcext:value-type="float">
            <text:p>142055.48485496</text:p>
          </table:table-cell>
          <table:table-cell office:value-type="float" office:value="142055.282534829" calcext:value-type="float">
            <text:p>142055.282534829</text:p>
          </table:table-cell>
          <table:table-cell office:value-type="float" office:value="100" calcext:value-type="float">
            <text:p>100</text:p>
          </table:table-cell>
          <table:table-cell office:value-type="float" office:value="42112.5701475671" calcext:value-type="float">
            <text:p>42112.5701475671</text:p>
          </table:table-cell>
          <table:table-cell office:value-type="float" office:value="29.65" calcext:value-type="float">
            <text:p>29.65</text:p>
          </table:table-cell>
        </table:table-row>
        <table:table-row table:style-name="ro1">
          <table:table-cell office:value-type="float" office:value="20188" calcext:value-type="float">
            <text:p>20188</text:p>
          </table:table-cell>
          <table:table-cell office:value-type="string" calcext:value-type="string">
            <text:p>Chiloense</text:p>
          </table:table-cell>
          <table:table-cell office:value-type="string" calcext:value-type="string">
            <text:p>meow</text:p>
          </table:table-cell>
          <table:table-cell office:value-type="float" office:value="61636.2135996769" calcext:value-type="float">
            <text:p>61636.2135996769</text:p>
          </table:table-cell>
          <table:table-cell office:value-type="float" office:value="61636.243258119" calcext:value-type="float">
            <text:p>61636.243258119</text:p>
          </table:table-cell>
          <table:table-cell office:value-type="float" office:value="100" calcext:value-type="float">
            <text:p>100</text:p>
          </table:table-cell>
          <table:table-cell office:value-type="float" office:value="1198.98826438079" calcext:value-type="float">
            <text:p>1198.98826438079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20189" calcext:value-type="float">
            <text:p>20189</text:p>
          </table:table-cell>
          <table:table-cell office:value-type="string" calcext:value-type="string">
            <text:p>Tristan Gough</text:p>
          </table:table-cell>
          <table:table-cell office:value-type="string" calcext:value-type="string">
            <text:p>meow</text:p>
          </table:table-cell>
          <table:table-cell office:value-type="float" office:value="1885.19727909724" calcext:value-type="float">
            <text:p>1885.19727909724</text:p>
          </table:table-cell>
          <table:table-cell office:value-type="float" office:value="1885.19727958142" calcext:value-type="float">
            <text:p>1885.19727958142</text:p>
          </table:table-cell>
          <table:table-cell office:value-type="float" office:value="100" calcext:value-type="float">
            <text:p>100</text:p>
          </table:table-cell>
          <table:table-cell office:value-type="float" office:value="751.404887057544" calcext:value-type="float">
            <text:p>751.404887057544</text:p>
          </table:table-cell>
          <table:table-cell office:value-type="float" office:value="39.86" calcext:value-type="float">
            <text:p>39.86</text:p>
          </table:table-cell>
        </table:table-row>
        <table:table-row table:style-name="ro1">
          <table:table-cell office:value-type="float" office:value="20191" calcext:value-type="float">
            <text:p>20191</text:p>
          </table:table-cell>
          <table:table-cell office:value-type="string" calcext:value-type="string">
            <text:p>Namaqua</text:p>
          </table:table-cell>
          <table:table-cell office:value-type="string" calcext:value-type="string">
            <text:p>meow</text:p>
          </table:table-cell>
          <table:table-cell office:value-type="float" office:value="88392.7103724532" calcext:value-type="float">
            <text:p>88392.7103724532</text:p>
          </table:table-cell>
          <table:table-cell office:value-type="float" office:value="88392.8562297399" calcext:value-type="float">
            <text:p>88392.8562297399</text:p>
          </table:table-cell>
          <table:table-cell office:value-type="float" office:value="100" calcext:value-type="float">
            <text:p>100</text:p>
          </table:table-cell>
          <table:table-cell office:value-type="float" office:value="10345.2887186539" calcext:value-type="float">
            <text:p>10345.288718653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192" calcext:value-type="float">
            <text:p>20192</text:p>
          </table:table-cell>
          <table:table-cell office:value-type="string" calcext:value-type="string">
            <text:p>Agulhas Bank</text:p>
          </table:table-cell>
          <table:table-cell office:value-type="string" calcext:value-type="string">
            <text:p>meow</text:p>
          </table:table-cell>
          <table:table-cell office:value-type="float" office:value="99620.6252378497" calcext:value-type="float">
            <text:p>99620.6252378497</text:p>
          </table:table-cell>
          <table:table-cell office:value-type="float" office:value="99625.0628449731" calcext:value-type="float">
            <text:p>99625.0628449731</text:p>
          </table:table-cell>
          <table:table-cell office:value-type="float" office:value="100" calcext:value-type="float">
            <text:p>100</text:p>
          </table:table-cell>
          <table:table-cell office:value-type="float" office:value="7035.09406144693" calcext:value-type="float">
            <text:p>7035.09406144693</text:p>
          </table:table-cell>
          <table:table-cell office:value-type="float" office:value="7.06" calcext:value-type="float">
            <text:p>7.06</text:p>
          </table:table-cell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meow</text:p>
          </table:table-cell>
          <table:table-cell office:value-type="float" office:value="22822.7822087413" calcext:value-type="float">
            <text:p>22822.7822087413</text:p>
          </table:table-cell>
          <table:table-cell office:value-type="float" office:value="22823.1364181643" calcext:value-type="float">
            <text:p>22823.1364181643</text:p>
          </table:table-cell>
          <table:table-cell office:value-type="float" office:value="100" calcext:value-type="float">
            <text:p>100</text:p>
          </table:table-cell>
          <table:table-cell office:value-type="float" office:value="10090.9735163519" calcext:value-type="float">
            <text:p>10090.9735163519</text:p>
          </table:table-cell>
          <table:table-cell office:value-type="float" office:value="44.21" calcext:value-type="float">
            <text:p>44.21</text:p>
          </table:table-cell>
        </table:table-row>
        <table:table-row table:style-name="ro1">
          <table:table-cell office:value-type="float" office:value="20194" calcext:value-type="float">
            <text:p>20194</text:p>
          </table:table-cell>
          <table:table-cell office:value-type="string" calcext:value-type="string">
            <text:p>Amsterdam-St Paul</text:p>
          </table:table-cell>
          <table:table-cell office:value-type="string" calcext:value-type="string">
            <text:p>meow</text:p>
          </table:table-cell>
          <table:table-cell office:value-type="float" office:value="932.062412455975" calcext:value-type="float">
            <text:p>932.062412455975</text:p>
          </table:table-cell>
          <table:table-cell office:value-type="float" office:value="932.062430074452" calcext:value-type="float">
            <text:p>932.062430074452</text:p>
          </table:table-cell>
          <table:table-cell office:value-type="float" office:value="100" calcext:value-type="float">
            <text:p>100</text:p>
          </table:table-cell>
          <table:table-cell office:value-type="float" office:value="932.062430074452" calcext:value-type="float">
            <text:p>932.0624300744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97" calcext:value-type="float">
            <text:p>20197</text:p>
          </table:table-cell>
          <table:table-cell office:value-type="string" calcext:value-type="string">
            <text:p>Three Kings-North Cape</text:p>
          </table:table-cell>
          <table:table-cell office:value-type="string" calcext:value-type="string">
            <text:p>meow</text:p>
          </table:table-cell>
          <table:table-cell office:value-type="float" office:value="7015.35653105649" calcext:value-type="float">
            <text:p>7015.35653105649</text:p>
          </table:table-cell>
          <table:table-cell office:value-type="float" office:value="7015.35652881871" calcext:value-type="float">
            <text:p>7015.35652881871</text:p>
          </table:table-cell>
          <table:table-cell office:value-type="float" office:value="100" calcext:value-type="float">
            <text:p>100</text:p>
          </table:table-cell>
          <table:table-cell office:value-type="float" office:value="4.60857014684991" calcext:value-type="float">
            <text:p>4.6085701468499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string" calcext:value-type="string">
            <text:p>South New Zealand</text:p>
          </table:table-cell>
          <table:table-cell office:value-type="string" calcext:value-type="string">
            <text:p>meow</text:p>
          </table:table-cell>
          <table:table-cell office:value-type="float" office:value="43581.0147413783" calcext:value-type="float">
            <text:p>43581.0147413783</text:p>
          </table:table-cell>
          <table:table-cell office:value-type="float" office:value="43580.2073092391" calcext:value-type="float">
            <text:p>43580.2073092391</text:p>
          </table:table-cell>
          <table:table-cell office:value-type="float" office:value="100" calcext:value-type="float">
            <text:p>100</text:p>
          </table:table-cell>
          <table:table-cell office:value-type="float" office:value="794.840565605178" calcext:value-type="float">
            <text:p>794.840565605178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20201" calcext:value-type="float">
            <text:p>20201</text:p>
          </table:table-cell>
          <table:table-cell office:value-type="string" calcext:value-type="string">
            <text:p>Snares Island</text:p>
          </table:table-cell>
          <table:table-cell office:value-type="string" calcext:value-type="string">
            <text:p>meow</text:p>
          </table:table-cell>
          <table:table-cell office:value-type="float" office:value="19102.2102692156" calcext:value-type="float">
            <text:p>19102.2102692156</text:p>
          </table:table-cell>
          <table:table-cell office:value-type="float" office:value="19102.210906509" calcext:value-type="float">
            <text:p>19102.210906509</text:p>
          </table:table-cell>
          <table:table-cell office:value-type="float" office:value="100" calcext:value-type="float">
            <text:p>100</text:p>
          </table:table-cell>
          <table:table-cell office:value-type="float" office:value="2144.43485234225" calcext:value-type="float">
            <text:p>2144.43485234225</text:p>
          </table:table-cell>
          <table:table-cell office:value-type="float" office:value="11.23" calcext:value-type="float">
            <text:p>11.23</text:p>
          </table:table-cell>
        </table:table-row>
        <table:table-row table:style-name="ro1">
          <table:table-cell office:value-type="float" office:value="20202" calcext:value-type="float">
            <text:p>20202</text:p>
          </table:table-cell>
          <table:table-cell office:value-type="string" calcext:value-type="string">
            <text:p>Tweed-Moreton</text:p>
          </table:table-cell>
          <table:table-cell office:value-type="string" calcext:value-type="string">
            <text:p>meow</text:p>
          </table:table-cell>
          <table:table-cell office:value-type="float" office:value="45994.0156310668" calcext:value-type="float">
            <text:p>45994.0156310668</text:p>
          </table:table-cell>
          <table:table-cell office:value-type="float" office:value="45994.036034612" calcext:value-type="float">
            <text:p>45994.036034612</text:p>
          </table:table-cell>
          <table:table-cell office:value-type="float" office:value="100" calcext:value-type="float">
            <text:p>100</text:p>
          </table:table-cell>
          <table:table-cell office:value-type="float" office:value="15207.3116059712" calcext:value-type="float">
            <text:p>15207.3116059712</text:p>
          </table:table-cell>
          <table:table-cell office:value-type="float" office:value="33.06" calcext:value-type="float">
            <text:p>33.06</text:p>
          </table:table-cell>
        </table:table-row>
        <table:table-row table:style-name="ro1">
          <table:table-cell office:value-type="float" office:value="20203" calcext:value-type="float">
            <text:p>20203</text:p>
          </table:table-cell>
          <table:table-cell office:value-type="string" calcext:value-type="string">
            <text:p>Manning-Hawkesbury</text:p>
          </table:table-cell>
          <table:table-cell office:value-type="string" calcext:value-type="string">
            <text:p>meow</text:p>
          </table:table-cell>
          <table:table-cell office:value-type="float" office:value="22845.8553702724" calcext:value-type="float">
            <text:p>22845.8553702724</text:p>
          </table:table-cell>
          <table:table-cell office:value-type="float" office:value="22845.8564254436" calcext:value-type="float">
            <text:p>22845.8564254436</text:p>
          </table:table-cell>
          <table:table-cell office:value-type="float" office:value="100" calcext:value-type="float">
            <text:p>100</text:p>
          </table:table-cell>
          <table:table-cell office:value-type="float" office:value="2504.24694866105" calcext:value-type="float">
            <text:p>2504.24694866105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float" office:value="20204" calcext:value-type="float">
            <text:p>20204</text:p>
          </table:table-cell>
          <table:table-cell office:value-type="string" calcext:value-type="string">
            <text:p>Cape Howe</text:p>
          </table:table-cell>
          <table:table-cell office:value-type="string" calcext:value-type="string">
            <text:p>meow</text:p>
          </table:table-cell>
          <table:table-cell office:value-type="float" office:value="65399.2915728933" calcext:value-type="float">
            <text:p>65399.2915728933</text:p>
          </table:table-cell>
          <table:table-cell office:value-type="float" office:value="65399.2947133567" calcext:value-type="float">
            <text:p>65399.2947133567</text:p>
          </table:table-cell>
          <table:table-cell office:value-type="float" office:value="100" calcext:value-type="float">
            <text:p>100</text:p>
          </table:table-cell>
          <table:table-cell office:value-type="float" office:value="6381.68121657791" calcext:value-type="float">
            <text:p>6381.68121657791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20205" calcext:value-type="float">
            <text:p>20205</text:p>
          </table:table-cell>
          <table:table-cell office:value-type="string" calcext:value-type="string">
            <text:p>Bassian</text:p>
          </table:table-cell>
          <table:table-cell office:value-type="string" calcext:value-type="string">
            <text:p>meow</text:p>
          </table:table-cell>
          <table:table-cell office:value-type="float" office:value="102293.13603727" calcext:value-type="float">
            <text:p>102293.13603727</text:p>
          </table:table-cell>
          <table:table-cell office:value-type="float" office:value="102293.424600393" calcext:value-type="float">
            <text:p>102293.424600393</text:p>
          </table:table-cell>
          <table:table-cell office:value-type="float" office:value="100" calcext:value-type="float">
            <text:p>100</text:p>
          </table:table-cell>
          <table:table-cell office:value-type="float" office:value="7609.09656541554" calcext:value-type="float">
            <text:p>7609.09656541554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20206" calcext:value-type="float">
            <text:p>20206</text:p>
          </table:table-cell>
          <table:table-cell office:value-type="string" calcext:value-type="string">
            <text:p>Western Bassian</text:p>
          </table:table-cell>
          <table:table-cell office:value-type="string" calcext:value-type="string">
            <text:p>meow</text:p>
          </table:table-cell>
          <table:table-cell office:value-type="float" office:value="73474.4135835333" calcext:value-type="float">
            <text:p>73474.4135835333</text:p>
          </table:table-cell>
          <table:table-cell office:value-type="float" office:value="73475.5639787703" calcext:value-type="float">
            <text:p>73475.5639787703</text:p>
          </table:table-cell>
          <table:table-cell office:value-type="float" office:value="100" calcext:value-type="float">
            <text:p>100</text:p>
          </table:table-cell>
          <table:table-cell office:value-type="float" office:value="10416.5700789442" calcext:value-type="float">
            <text:p>10416.5700789442</text:p>
          </table:table-cell>
          <table:table-cell office:value-type="float" office:value="14.18" calcext:value-type="float">
            <text:p>14.18</text:p>
          </table:table-cell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string" calcext:value-type="string">
            <text:p>South Australian Gulfs</text:p>
          </table:table-cell>
          <table:table-cell office:value-type="string" calcext:value-type="string">
            <text:p>meow</text:p>
          </table:table-cell>
          <table:table-cell office:value-type="float" office:value="102398.892176489" calcext:value-type="float">
            <text:p>102398.892176489</text:p>
          </table:table-cell>
          <table:table-cell office:value-type="float" office:value="102401.388090265" calcext:value-type="float">
            <text:p>102401.388090265</text:p>
          </table:table-cell>
          <table:table-cell office:value-type="float" office:value="100" calcext:value-type="float">
            <text:p>100</text:p>
          </table:table-cell>
          <table:table-cell office:value-type="float" office:value="42034.4819032908" calcext:value-type="float">
            <text:p>42034.4819032908</text:p>
          </table:table-cell>
          <table:table-cell office:value-type="float" office:value="41.05" calcext:value-type="float">
            <text:p>41.05</text:p>
          </table:table-cell>
        </table:table-row>
        <table:table-row table:style-name="ro1">
          <table:table-cell office:value-type="float" office:value="20208" calcext:value-type="float">
            <text:p>20208</text:p>
          </table:table-cell>
          <table:table-cell office:value-type="string" calcext:value-type="string">
            <text:p>Great Australian Bight</text:p>
          </table:table-cell>
          <table:table-cell office:value-type="string" calcext:value-type="string">
            <text:p>meow</text:p>
          </table:table-cell>
          <table:table-cell office:value-type="float" office:value="150791.989871501" calcext:value-type="float">
            <text:p>150791.989871501</text:p>
          </table:table-cell>
          <table:table-cell office:value-type="float" office:value="150791.984272329" calcext:value-type="float">
            <text:p>150791.984272329</text:p>
          </table:table-cell>
          <table:table-cell office:value-type="float" office:value="100" calcext:value-type="float">
            <text:p>100</text:p>
          </table:table-cell>
          <table:table-cell office:value-type="float" office:value="39951.8942875301" calcext:value-type="float">
            <text:p>39951.8942875301</text:p>
          </table:table-cell>
          <table:table-cell office:value-type="float" office:value="26.49" calcext:value-type="float">
            <text:p>26.49</text:p>
          </table:table-cell>
        </table:table-row>
        <table:table-row table:style-name="ro1">
          <table:table-cell office:value-type="float" office:value="20209" calcext:value-type="float">
            <text:p>20209</text:p>
          </table:table-cell>
          <table:table-cell office:value-type="string" calcext:value-type="string">
            <text:p>Leeuwin</text:p>
          </table:table-cell>
          <table:table-cell office:value-type="string" calcext:value-type="string">
            <text:p>meow</text:p>
          </table:table-cell>
          <table:table-cell office:value-type="float" office:value="81399.5088543679" calcext:value-type="float">
            <text:p>81399.5088543679</text:p>
          </table:table-cell>
          <table:table-cell office:value-type="float" office:value="81404.3956419702" calcext:value-type="float">
            <text:p>81404.3956419702</text:p>
          </table:table-cell>
          <table:table-cell office:value-type="float" office:value="100.01" calcext:value-type="float">
            <text:p>100.01</text:p>
          </table:table-cell>
          <table:table-cell office:value-type="float" office:value="22929.8392287956" calcext:value-type="float">
            <text:p>22929.8392287956</text:p>
          </table:table-cell>
          <table:table-cell office:value-type="float" office:value="28.17" calcext:value-type="float">
            <text:p>28.17</text:p>
          </table:table-cell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string" calcext:value-type="string">
            <text:p>Shark Bay</text:p>
          </table:table-cell>
          <table:table-cell office:value-type="string" calcext:value-type="string">
            <text:p>meow</text:p>
          </table:table-cell>
          <table:table-cell office:value-type="float" office:value="55605.7268916574" calcext:value-type="float">
            <text:p>55605.7268916574</text:p>
          </table:table-cell>
          <table:table-cell office:value-type="float" office:value="55605.7441916314" calcext:value-type="float">
            <text:p>55605.7441916314</text:p>
          </table:table-cell>
          <table:table-cell office:value-type="float" office:value="100" calcext:value-type="float">
            <text:p>100</text:p>
          </table:table-cell>
          <table:table-cell office:value-type="float" office:value="30164.4741220783" calcext:value-type="float">
            <text:p>30164.4741220783</text:p>
          </table:table-cell>
          <table:table-cell office:value-type="float" office:value="54.25" calcext:value-type="float">
            <text:p>54.25</text:p>
          </table:table-cell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string" calcext:value-type="string">
            <text:p>Houtman</text:p>
          </table:table-cell>
          <table:table-cell office:value-type="string" calcext:value-type="string">
            <text:p>meow</text:p>
          </table:table-cell>
          <table:table-cell office:value-type="float" office:value="34978.5014362876" calcext:value-type="float">
            <text:p>34978.5014362876</text:p>
          </table:table-cell>
          <table:table-cell office:value-type="float" office:value="34978.5002243671" calcext:value-type="float">
            <text:p>34978.5002243671</text:p>
          </table:table-cell>
          <table:table-cell office:value-type="float" office:value="100" calcext:value-type="float">
            <text:p>100</text:p>
          </table:table-cell>
          <table:table-cell office:value-type="float" office:value="8897.89066466594" calcext:value-type="float">
            <text:p>8897.89066466594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string" calcext:value-type="string">
            <text:p>Macquarie Island</text:p>
          </table:table-cell>
          <table:table-cell office:value-type="string" calcext:value-type="string">
            <text:p>meow</text:p>
          </table:table-cell>
          <table:table-cell office:value-type="float" office:value="4201.84092765322" calcext:value-type="float">
            <text:p>4201.84092765322</text:p>
          </table:table-cell>
          <table:table-cell office:value-type="float" office:value="4201.84157460563" calcext:value-type="float">
            <text:p>4201.84157460563</text:p>
          </table:table-cell>
          <table:table-cell office:value-type="float" office:value="100" calcext:value-type="float">
            <text:p>100</text:p>
          </table:table-cell>
          <table:table-cell office:value-type="float" office:value="3167.49596278337" calcext:value-type="float">
            <text:p>3167.49596278337</text:p>
          </table:table-cell>
          <table:table-cell office:value-type="float" office:value="75.38" calcext:value-type="float">
            <text:p>75.38</text:p>
          </table:table-cell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Heard and Macdonald Islands</text:p>
          </table:table-cell>
          <table:table-cell office:value-type="string" calcext:value-type="string">
            <text:p>meow</text:p>
          </table:table-cell>
          <table:table-cell office:value-type="float" office:value="8192.75945128648" calcext:value-type="float">
            <text:p>8192.75945128648</text:p>
          </table:table-cell>
          <table:table-cell office:value-type="float" office:value="8192.26552382103" calcext:value-type="float">
            <text:p>8192.26552382103</text:p>
          </table:table-cell>
          <table:table-cell office:value-type="float" office:value="99.99" calcext:value-type="float">
            <text:p>99.99</text:p>
          </table:table-cell>
          <table:table-cell office:value-type="float" office:value="6392.73049197595" calcext:value-type="float">
            <text:p>6392.73049197595</text:p>
          </table:table-cell>
          <table:table-cell office:value-type="float" office:value="78.03" calcext:value-type="float">
            <text:p>78.03</text:p>
          </table:table-cell>
        </table:table-row>
        <table:table-row table:style-name="ro1">
          <table:table-cell office:value-type="float" office:value="20214" calcext:value-type="float">
            <text:p>20214</text:p>
          </table:table-cell>
          <table:table-cell office:value-type="string" calcext:value-type="string">
            <text:p>Kerguelen Islands</text:p>
          </table:table-cell>
          <table:table-cell office:value-type="string" calcext:value-type="string">
            <text:p>meow</text:p>
          </table:table-cell>
          <table:table-cell office:value-type="float" office:value="69895.8282288673" calcext:value-type="float">
            <text:p>69895.8282288673</text:p>
          </table:table-cell>
          <table:table-cell office:value-type="float" office:value="69899.0362493635" calcext:value-type="float">
            <text:p>69899.0362493635</text:p>
          </table:table-cell>
          <table:table-cell office:value-type="float" office:value="100" calcext:value-type="float">
            <text:p>100</text:p>
          </table:table-cell>
          <table:table-cell office:value-type="float" office:value="69886.5497775839" calcext:value-type="float">
            <text:p>69886.5497775839</text:p>
          </table:table-cell>
          <table:table-cell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20215" calcext:value-type="float">
            <text:p>20215</text:p>
          </table:table-cell>
          <table:table-cell office:value-type="string" calcext:value-type="string">
            <text:p>Crozet Islands</text:p>
          </table:table-cell>
          <table:table-cell office:value-type="string" calcext:value-type="string">
            <text:p>meow</text:p>
          </table:table-cell>
          <table:table-cell office:value-type="float" office:value="8078.45412178042" calcext:value-type="float">
            <text:p>8078.45412178042</text:p>
          </table:table-cell>
          <table:table-cell office:value-type="float" office:value="8081.95630525113" calcext:value-type="float">
            <text:p>8081.95630525113</text:p>
          </table:table-cell>
          <table:table-cell office:value-type="float" office:value="100.04" calcext:value-type="float">
            <text:p>100.04</text:p>
          </table:table-cell>
          <table:table-cell office:value-type="float" office:value="8081.95630525113" calcext:value-type="float">
            <text:p>8081.956305251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216" calcext:value-type="float">
            <text:p>20216</text:p>
          </table:table-cell>
          <table:table-cell office:value-type="string" calcext:value-type="string">
            <text:p>Prince Edward Islands</text:p>
          </table:table-cell>
          <table:table-cell office:value-type="string" calcext:value-type="string">
            <text:p>meow</text:p>
          </table:table-cell>
          <table:table-cell office:value-type="float" office:value="1492.98331286977" calcext:value-type="float">
            <text:p>1492.98331286977</text:p>
          </table:table-cell>
          <table:table-cell office:value-type="float" office:value="1492.98330996259" calcext:value-type="float">
            <text:p>1492.98330996259</text:p>
          </table:table-cell>
          <table:table-cell office:value-type="float" office:value="100" calcext:value-type="float">
            <text:p>100</text:p>
          </table:table-cell>
          <table:table-cell office:value-type="float" office:value="1492.98330996259" calcext:value-type="float">
            <text:p>1492.983309962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217" calcext:value-type="float">
            <text:p>20217</text:p>
          </table:table-cell>
          <table:table-cell office:value-type="string" calcext:value-type="string">
            <text:p>Bouvet Island</text:p>
          </table:table-cell>
          <table:table-cell office:value-type="string" calcext:value-type="string">
            <text:p>meow</text:p>
          </table:table-cell>
          <table:table-cell office:value-type="float" office:value="526.043578002995" calcext:value-type="float">
            <text:p>526.043578002995</text:p>
          </table:table-cell>
          <table:table-cell office:value-type="float" office:value="526.043578835406" calcext:value-type="float">
            <text:p>526.043578835406</text:p>
          </table:table-cell>
          <table:table-cell office:value-type="float" office:value="100" calcext:value-type="float">
            <text:p>100</text:p>
          </table:table-cell>
          <table:table-cell office:value-type="float" office:value="13.7194276353937" calcext:value-type="float">
            <text:p>13.7194276353937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20218" calcext:value-type="float">
            <text:p>20218</text:p>
          </table:table-cell>
          <table:table-cell office:value-type="string" calcext:value-type="string">
            <text:p>Peter the First Island</text:p>
          </table:table-cell>
          <table:table-cell office:value-type="string" calcext:value-type="string">
            <text:p>meow</text:p>
          </table:table-cell>
          <table:table-cell office:value-type="float" office:value="838.091552557757" calcext:value-type="float">
            <text:p>838.091552557757</text:p>
          </table:table-cell>
          <table:table-cell office:value-type="float" office:value="838.09155250777" calcext:value-type="float">
            <text:p>838.091552507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0219" calcext:value-type="float">
            <text:p>20219</text:p>
          </table:table-cell>
          <table:table-cell office:value-type="string" calcext:value-type="string">
            <text:p>South Sandwich Islands</text:p>
          </table:table-cell>
          <table:table-cell office:value-type="string" calcext:value-type="string">
            <text:p>meow</text:p>
          </table:table-cell>
          <table:table-cell office:value-type="float" office:value="2698.34020058528" calcext:value-type="float">
            <text:p>2698.34020058528</text:p>
          </table:table-cell>
          <table:table-cell office:value-type="float" office:value="2698.34004082001" calcext:value-type="float">
            <text:p>2698.34004082001</text:p>
          </table:table-cell>
          <table:table-cell office:value-type="float" office:value="100" calcext:value-type="float">
            <text:p>100</text:p>
          </table:table-cell>
          <table:table-cell office:value-type="float" office:value="2535.34891778636" calcext:value-type="float">
            <text:p>2535.34891778636</text:p>
          </table:table-cell>
          <table:table-cell office:value-type="float" office:value="93.96" calcext:value-type="float">
            <text:p>93.96</text:p>
          </table:table-cell>
        </table:table-row>
        <table:table-row table:style-name="ro1">
          <table:table-cell office:value-type="float" office:value="20220" calcext:value-type="float">
            <text:p>20220</text:p>
          </table:table-cell>
          <table:table-cell office:value-type="string" calcext:value-type="string">
            <text:p>South Georgia</text:p>
          </table:table-cell>
          <table:table-cell office:value-type="string" calcext:value-type="string">
            <text:p>meow</text:p>
          </table:table-cell>
          <table:table-cell office:value-type="float" office:value="33755.4294405136" calcext:value-type="float">
            <text:p>33755.4294405136</text:p>
          </table:table-cell>
          <table:table-cell office:value-type="float" office:value="33755.2826889241" calcext:value-type="float">
            <text:p>33755.2826889241</text:p>
          </table:table-cell>
          <table:table-cell office:value-type="float" office:value="100" calcext:value-type="float">
            <text:p>100</text:p>
          </table:table-cell>
          <table:table-cell office:value-type="float" office:value="33599.2045130791" calcext:value-type="float">
            <text:p>33599.2045130791</text:p>
          </table:table-cell>
          <table:table-cell office:value-type="float" office:value="99.54" calcext:value-type="float">
            <text:p>99.54</text:p>
          </table:table-cell>
        </table:table-row>
        <table:table-row table:style-name="ro1">
          <table:table-cell office:value-type="float" office:value="20221" calcext:value-type="float">
            <text:p>20221</text:p>
          </table:table-cell>
          <table:table-cell office:value-type="string" calcext:value-type="string">
            <text:p>South Orkney Islands</text:p>
          </table:table-cell>
          <table:table-cell office:value-type="string" calcext:value-type="string">
            <text:p>meow</text:p>
          </table:table-cell>
          <table:table-cell office:value-type="float" office:value="9195.74531179559" calcext:value-type="float">
            <text:p>9195.74531179559</text:p>
          </table:table-cell>
          <table:table-cell office:value-type="float" office:value="9195.74531184565" calcext:value-type="float">
            <text:p>9195.74531184565</text:p>
          </table:table-cell>
          <table:table-cell office:value-type="float" office:value="100" calcext:value-type="float">
            <text:p>100</text:p>
          </table:table-cell>
          <table:table-cell office:value-type="float" office:value="107.289845782165" calcext:value-type="float">
            <text:p>107.289845782165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string" calcext:value-type="string">
            <text:p>South Shetland Islands</text:p>
          </table:table-cell>
          <table:table-cell office:value-type="string" calcext:value-type="string">
            <text:p>meow</text:p>
          </table:table-cell>
          <table:table-cell office:value-type="float" office:value="27256.8216827825" calcext:value-type="float">
            <text:p>27256.8216827825</text:p>
          </table:table-cell>
          <table:table-cell office:value-type="float" office:value="27256.8054021402" calcext:value-type="float">
            <text:p>27256.8054021402</text:p>
          </table:table-cell>
          <table:table-cell office:value-type="float" office:value="100" calcext:value-type="float">
            <text:p>100</text:p>
          </table:table-cell>
          <table:table-cell office:value-type="float" office:value="1203.62376129902" calcext:value-type="float">
            <text:p>1203.62376129902</text:p>
          </table:table-cell>
          <table:table-cell office:value-type="float" office:value="4.42" calcext:value-type="float">
            <text:p>4.42</text:p>
          </table:table-cell>
        </table:table-row>
        <table:table-row table:style-name="ro1">
          <table:table-cell office:value-type="float" office:value="20223" calcext:value-type="float">
            <text:p>20223</text:p>
          </table:table-cell>
          <table:table-cell office:value-type="string" calcext:value-type="string">
            <text:p>Antarctic Peninsula</text:p>
          </table:table-cell>
          <table:table-cell office:value-type="string" calcext:value-type="string">
            <text:p>meow</text:p>
          </table:table-cell>
          <table:table-cell office:value-type="float" office:value="151453.014868853" calcext:value-type="float">
            <text:p>151453.014868853</text:p>
          </table:table-cell>
          <table:table-cell office:value-type="float" office:value="151453.025477957" calcext:value-type="float">
            <text:p>151453.025477957</text:p>
          </table:table-cell>
          <table:table-cell office:value-type="float" office:value="100" calcext:value-type="float">
            <text:p>100</text:p>
          </table:table-cell>
          <table:table-cell office:value-type="float" office:value="1662.17971826307" calcext:value-type="float">
            <text:p>1662.1797182630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string" calcext:value-type="string">
            <text:p>East Antarctic Wilkes Land</text:p>
          </table:table-cell>
          <table:table-cell office:value-type="string" calcext:value-type="string">
            <text:p>meow</text:p>
          </table:table-cell>
          <table:table-cell office:value-type="float" office:value="320223.742435594" calcext:value-type="float">
            <text:p>320223.742435594</text:p>
          </table:table-cell>
          <table:table-cell office:value-type="float" office:value="320220.186118391" calcext:value-type="float">
            <text:p>320220.186118391</text:p>
          </table:table-cell>
          <table:table-cell office:value-type="float" office:value="100" calcext:value-type="float">
            <text:p>100</text:p>
          </table:table-cell>
          <table:table-cell office:value-type="float" office:value="30001.8744059643" calcext:value-type="float">
            <text:p>30001.8744059643</text:p>
          </table:table-cell>
          <table:table-cell office:value-type="float" office:value="9.37" calcext:value-type="float">
            <text:p>9.37</text:p>
          </table:table-cell>
        </table:table-row>
        <table:table-row table:style-name="ro1">
          <table:table-cell office:value-type="float" office:value="20225" calcext:value-type="float">
            <text:p>20225</text:p>
          </table:table-cell>
          <table:table-cell office:value-type="string" calcext:value-type="string">
            <text:p>East Antarctic Enderby Land</text:p>
          </table:table-cell>
          <table:table-cell office:value-type="string" calcext:value-type="string">
            <text:p>meow</text:p>
          </table:table-cell>
          <table:table-cell office:value-type="float" office:value="19858.9167408699" calcext:value-type="float">
            <text:p>19858.9167408699</text:p>
          </table:table-cell>
          <table:table-cell office:value-type="float" office:value="19858.3341861523" calcext:value-type="float">
            <text:p>19858.33418615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0226" calcext:value-type="float">
            <text:p>20226</text:p>
          </table:table-cell>
          <table:table-cell office:value-type="string" calcext:value-type="string">
            <text:p>East Antarctic Dronning Maud Land</text:p>
          </table:table-cell>
          <table:table-cell office:value-type="string" calcext:value-type="string">
            <text:p>meow</text:p>
          </table:table-cell>
          <table:table-cell office:value-type="float" office:value="123615.253868578" calcext:value-type="float">
            <text:p>123615.253868578</text:p>
          </table:table-cell>
          <table:table-cell office:value-type="float" office:value="123612.641907111" calcext:value-type="float">
            <text:p>123612.641907111</text:p>
          </table:table-cell>
          <table:table-cell office:value-type="float" office:value="100" calcext:value-type="float">
            <text:p>100</text:p>
          </table:table-cell>
          <table:table-cell office:value-type="float" office:value="3.57807965969041" calcext:value-type="float">
            <text:p>3.57807965969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7" calcext:value-type="float">
            <text:p>20227</text:p>
          </table:table-cell>
          <table:table-cell office:value-type="string" calcext:value-type="string">
            <text:p>Weddell Sea</text:p>
          </table:table-cell>
          <table:table-cell office:value-type="string" calcext:value-type="string">
            <text:p>meow</text:p>
          </table:table-cell>
          <table:table-cell office:value-type="float" office:value="652364.607521083" calcext:value-type="float">
            <text:p>652364.607521083</text:p>
          </table:table-cell>
          <table:table-cell office:value-type="float" office:value="652363.269822865" calcext:value-type="float">
            <text:p>652363.2698228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0228" calcext:value-type="float">
            <text:p>20228</text:p>
          </table:table-cell>
          <table:table-cell office:value-type="string" calcext:value-type="string">
            <text:p>Amundsen/Bellingshausen Sea</text:p>
          </table:table-cell>
          <table:table-cell office:value-type="string" calcext:value-type="string">
            <text:p>meow</text:p>
          </table:table-cell>
          <table:table-cell office:value-type="float" office:value="315390.703557812" calcext:value-type="float">
            <text:p>315390.703557812</text:p>
          </table:table-cell>
          <table:table-cell office:value-type="float" office:value="315386.819678136" calcext:value-type="float">
            <text:p>315386.81967813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0229" calcext:value-type="float">
            <text:p>20229</text:p>
          </table:table-cell>
          <table:table-cell office:value-type="string" calcext:value-type="string">
            <text:p>Ross Sea</text:p>
          </table:table-cell>
          <table:table-cell office:value-type="string" calcext:value-type="string">
            <text:p>meow</text:p>
          </table:table-cell>
          <table:table-cell office:value-type="float" office:value="581185.17098121" calcext:value-type="float">
            <text:p>581185.17098121</text:p>
          </table:table-cell>
          <table:table-cell office:value-type="float" office:value="581184.873613924" calcext:value-type="float">
            <text:p>581184.873613924</text:p>
          </table:table-cell>
          <table:table-cell office:value-type="float" office:value="100" calcext:value-type="float">
            <text:p>100</text:p>
          </table:table-cell>
          <table:table-cell office:value-type="float" office:value="555326.312554164" calcext:value-type="float">
            <text:p>555326.312554164</text:p>
          </table:table-cell>
          <table:table-cell office:value-type="float" office:value="95.55" calcext:value-type="float">
            <text:p>95.55</text:p>
          </table:table-cell>
        </table:table-row>
        <table:table-row table:style-name="ro1">
          <table:table-cell office:value-type="float" office:value="20231" calcext:value-type="float">
            <text:p>20231</text:p>
          </table:table-cell>
          <table:table-cell office:value-type="string" calcext:value-type="string">
            <text:p>Campbell Island</text:p>
          </table:table-cell>
          <table:table-cell office:value-type="string" calcext:value-type="string">
            <text:p>meow</text:p>
          </table:table-cell>
          <table:table-cell office:value-type="float" office:value="12060.1658277917" calcext:value-type="float">
            <text:p>12060.1658277917</text:p>
          </table:table-cell>
          <table:table-cell office:value-type="float" office:value="12060.165824154" calcext:value-type="float">
            <text:p>12060.165824154</text:p>
          </table:table-cell>
          <table:table-cell office:value-type="float" office:value="100" calcext:value-type="float">
            <text:p>100</text:p>
          </table:table-cell>
          <table:table-cell office:value-type="float" office:value="2836.98805457822" calcext:value-type="float">
            <text:p>2836.98805457822</text:p>
          </table:table-cell>
          <table:table-cell office:value-type="float" office:value="23.52" calcext:value-type="float">
            <text:p>23.52</text:p>
          </table:table-cell>
        </table:table-row>
        <table:table-row table:style-name="ro1">
          <table:table-cell office:value-type="float" office:value="20232" calcext:value-type="float">
            <text:p>20232</text:p>
          </table:table-cell>
          <table:table-cell office:value-type="string" calcext:value-type="string">
            <text:p>Auckland Island</text:p>
          </table:table-cell>
          <table:table-cell office:value-type="string" calcext:value-type="string">
            <text:p>meow</text:p>
          </table:table-cell>
          <table:table-cell office:value-type="float" office:value="17631.5010914266" calcext:value-type="float">
            <text:p>17631.5010914266</text:p>
          </table:table-cell>
          <table:table-cell office:value-type="float" office:value="17631.4962575886" calcext:value-type="float">
            <text:p>17631.4962575886</text:p>
          </table:table-cell>
          <table:table-cell office:value-type="float" office:value="100" calcext:value-type="float">
            <text:p>100</text:p>
          </table:table-cell>
          <table:table-cell office:value-type="float" office:value="4174.25689923522" calcext:value-type="float">
            <text:p>4174.25689923522</text:p>
          </table:table-cell>
          <table:table-cell office:value-type="float" office:value="23.68" calcext:value-type="float">
            <text:p>23.68</text:p>
          </table:table-cell>
        </table:table-row>
        <table:table-row table:style-name="ro1">
          <table:table-cell office:value-type="float" office:value="21101" calcext:value-type="float">
            <text:p>21101</text:p>
          </table:table-cell>
          <table:table-cell office:value-type="string" calcext:value-type="string">
            <text:p>Marielandia Antarctic tundra</text:p>
          </table:table-cell>
          <table:table-cell office:value-type="string" calcext:value-type="string">
            <text:p>teow</text:p>
          </table:table-cell>
          <table:table-cell office:value-type="float" office:value="1081123.68388347" calcext:value-type="float">
            <text:p>1081123.68388347</text:p>
          </table:table-cell>
          <table:table-cell office:value-type="float" office:value="1081122.82498003" calcext:value-type="float">
            <text:p>1081122.82498003</text:p>
          </table:table-cell>
          <table:table-cell office:value-type="float" office:value="100" calcext:value-type="float">
            <text:p>100</text:p>
          </table:table-cell>
          <table:table-cell office:value-type="float" office:value="7708.28819926671" calcext:value-type="float">
            <text:p>7708.2881992667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1102" calcext:value-type="float">
            <text:p>21102</text:p>
          </table:table-cell>
          <table:table-cell office:value-type="string" calcext:value-type="string">
            <text:p>Maudlandia Antarctic desert</text:p>
          </table:table-cell>
          <table:table-cell office:value-type="string" calcext:value-type="string">
            <text:p>teow</text:p>
          </table:table-cell>
          <table:table-cell office:value-type="float" office:value="1979847.05477332" calcext:value-type="float">
            <text:p>1979847.05477332</text:p>
          </table:table-cell>
          <table:table-cell office:value-type="float" office:value="1979845.29288473" calcext:value-type="float">
            <text:p>1979845.29288473</text:p>
          </table:table-cell>
          <table:table-cell office:value-type="float" office:value="100" calcext:value-type="float">
            <text:p>100</text:p>
          </table:table-cell>
          <table:table-cell office:value-type="float" office:value="5805.32627835604" calcext:value-type="float">
            <text:p>5805.3262783560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1103" calcext:value-type="float">
            <text:p>21103</text:p>
          </table:table-cell>
          <table:table-cell office:value-type="string" calcext:value-type="string">
            <text:p>Scotia Sea Islands tundra</text:p>
          </table:table-cell>
          <table:table-cell office:value-type="string" calcext:value-type="string">
            <text:p>teow</text:p>
          </table:table-cell>
          <table:table-cell office:value-type="float" office:value="3744.11190331414" calcext:value-type="float">
            <text:p>3744.11190331414</text:p>
          </table:table-cell>
          <table:table-cell office:value-type="float" office:value="3744.1118807876" calcext:value-type="float">
            <text:p>3744.1118807876</text:p>
          </table:table-cell>
          <table:table-cell office:value-type="float" office:value="100" calcext:value-type="float">
            <text:p>100</text:p>
          </table:table-cell>
          <table:table-cell office:value-type="float" office:value="407.38650437214" calcext:value-type="float">
            <text:p>407.38650437214</text:p>
          </table:table-cell>
          <table:table-cell office:value-type="float" office:value="10.88" calcext:value-type="float">
            <text:p>10.88</text:p>
          </table:table-cell>
        </table:table-row>
        <table:table-row table:style-name="ro1">
          <table:table-cell office:value-type="float" office:value="21104" calcext:value-type="float">
            <text:p>21104</text:p>
          </table:table-cell>
          <table:table-cell office:value-type="string" calcext:value-type="string">
            <text:p>Southern Indian Ocean Islands tundra</text:p>
          </table:table-cell>
          <table:table-cell office:value-type="string" calcext:value-type="string">
            <text:p>teow</text:p>
          </table:table-cell>
          <table:table-cell office:value-type="float" office:value="7537.61775364191" calcext:value-type="float">
            <text:p>7537.61775364191</text:p>
          </table:table-cell>
          <table:table-cell office:value-type="float" office:value="7537.61766603305" calcext:value-type="float">
            <text:p>7537.61766603305</text:p>
          </table:table-cell>
          <table:table-cell office:value-type="float" office:value="100" calcext:value-type="float">
            <text:p>100</text:p>
          </table:table-cell>
          <table:table-cell office:value-type="float" office:value="7537.61766603305" calcext:value-type="float">
            <text:p>7537.617666033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007" calcext:value-type="float">
            <text:p>25007</text:p>
          </table:table-cell>
          <table:table-cell office:value-type="string" calcext:value-type="string">
            <text:p>Baffin Bay - Davis Strait</text:p>
          </table:table-cell>
          <table:table-cell office:value-type="string" calcext:value-type="string">
            <text:p>meow</text:p>
          </table:table-cell>
          <table:table-cell office:value-type="float" office:value="78172.1532480844" calcext:value-type="float">
            <text:p>78172.1532480844</text:p>
          </table:table-cell>
          <table:table-cell office:value-type="float" office:value="78172.1813435315" calcext:value-type="float">
            <text:p>78172.1813435315</text:p>
          </table:table-cell>
          <table:table-cell office:value-type="float" office:value="100" calcext:value-type="float">
            <text:p>100</text:p>
          </table:table-cell>
          <table:table-cell office:value-type="float" office:value="22650.9660599991" calcext:value-type="float">
            <text:p>22650.9660599991</text:p>
          </table:table-cell>
          <table:table-cell office:value-type="float" office:value="28.98" calcext:value-type="float">
            <text:p>28.98</text:p>
          </table:table-cell>
        </table:table-row>
        <table:table-row table:style-name="ro1">
          <table:table-cell office:value-type="float" office:value="25009" calcext:value-type="float">
            <text:p>25009</text:p>
          </table:table-cell>
          <table:table-cell office:value-type="string" calcext:value-type="string">
            <text:p>Lancaster Sound</text:p>
          </table:table-cell>
          <table:table-cell office:value-type="string" calcext:value-type="string">
            <text:p>meow</text:p>
          </table:table-cell>
          <table:table-cell office:value-type="float" office:value="191387.142687655" calcext:value-type="float">
            <text:p>191387.142687655</text:p>
          </table:table-cell>
          <table:table-cell office:value-type="float" office:value="191387.290842724" calcext:value-type="float">
            <text:p>191387.290842724</text:p>
          </table:table-cell>
          <table:table-cell office:value-type="float" office:value="100" calcext:value-type="float">
            <text:p>100</text:p>
          </table:table-cell>
          <table:table-cell office:value-type="float" office:value="33053.0480033599" calcext:value-type="float">
            <text:p>33053.0480033599</text:p>
          </table:table-cell>
          <table:table-cell office:value-type="float" office:value="17.27" calcext:value-type="float">
            <text:p>17.27</text:p>
          </table:table-cell>
        </table:table-row>
        <table:table-row table:style-name="ro1">
          <table:table-cell office:value-type="float" office:value="25010" calcext:value-type="float">
            <text:p>25010</text:p>
          </table:table-cell>
          <table:table-cell office:value-type="string" calcext:value-type="string">
            <text:p>High Arctic Archipelago</text:p>
          </table:table-cell>
          <table:table-cell office:value-type="string" calcext:value-type="string">
            <text:p>meow</text:p>
          </table:table-cell>
          <table:table-cell office:value-type="float" office:value="223770.947583719" calcext:value-type="float">
            <text:p>223770.947583719</text:p>
          </table:table-cell>
          <table:table-cell office:value-type="float" office:value="223770.960663921" calcext:value-type="float">
            <text:p>223770.960663921</text:p>
          </table:table-cell>
          <table:table-cell office:value-type="float" office:value="100" calcext:value-type="float">
            <text:p>100</text:p>
          </table:table-cell>
          <table:table-cell office:value-type="float" office:value="2245.57107349062" calcext:value-type="float">
            <text:p>2245.57107349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14" calcext:value-type="float">
            <text:p>25014</text:p>
          </table:table-cell>
          <table:table-cell office:value-type="string" calcext:value-type="string">
            <text:p>Eastern Bering Sea</text:p>
          </table:table-cell>
          <table:table-cell office:value-type="string" calcext:value-type="string">
            <text:p>meow</text:p>
          </table:table-cell>
          <table:table-cell office:value-type="float" office:value="918687.147515324" calcext:value-type="float">
            <text:p>918687.147515324</text:p>
          </table:table-cell>
          <table:table-cell office:value-type="float" office:value="918687.174202629" calcext:value-type="float">
            <text:p>918687.174202629</text:p>
          </table:table-cell>
          <table:table-cell office:value-type="float" office:value="100" calcext:value-type="float">
            <text:p>100</text:p>
          </table:table-cell>
          <table:table-cell office:value-type="float" office:value="15945.6452167734" calcext:value-type="float">
            <text:p>15945.6452167734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25031" calcext:value-type="float">
            <text:p>25031</text:p>
          </table:table-cell>
          <table:table-cell office:value-type="string" calcext:value-type="string">
            <text:p>Aegean Sea</text:p>
          </table:table-cell>
          <table:table-cell office:value-type="string" calcext:value-type="string">
            <text:p>meow</text:p>
          </table:table-cell>
          <table:table-cell office:value-type="float" office:value="126288.876083629" calcext:value-type="float">
            <text:p>126288.876083629</text:p>
          </table:table-cell>
          <table:table-cell office:value-type="float" office:value="126288.870400168" calcext:value-type="float">
            <text:p>126288.870400168</text:p>
          </table:table-cell>
          <table:table-cell office:value-type="float" office:value="100" calcext:value-type="float">
            <text:p>100</text:p>
          </table:table-cell>
          <table:table-cell office:value-type="float" office:value="13191.4977468084" calcext:value-type="float">
            <text:p>13191.4977468084</text:p>
          </table:table-cell>
          <table:table-cell office:value-type="float" office:value="10.45" calcext:value-type="float">
            <text:p>10.45</text:p>
          </table:table-cell>
        </table:table-row>
        <table:table-row table:style-name="ro1">
          <table:table-cell office:value-type="float" office:value="25032" calcext:value-type="float">
            <text:p>25032</text:p>
          </table:table-cell>
          <table:table-cell office:value-type="string" calcext:value-type="string">
            <text:p>Levantine Sea</text:p>
          </table:table-cell>
          <table:table-cell office:value-type="string" calcext:value-type="string">
            <text:p>meow</text:p>
          </table:table-cell>
          <table:table-cell office:value-type="float" office:value="76752.2799872953" calcext:value-type="float">
            <text:p>76752.2799872953</text:p>
          </table:table-cell>
          <table:table-cell office:value-type="float" office:value="76752.2777778697" calcext:value-type="float">
            <text:p>76752.2777778697</text:p>
          </table:table-cell>
          <table:table-cell office:value-type="float" office:value="100" calcext:value-type="float">
            <text:p>100</text:p>
          </table:table-cell>
          <table:table-cell office:value-type="float" office:value="1766.87623822267" calcext:value-type="float">
            <text:p>1766.8762382226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5033" calcext:value-type="float">
            <text:p>25033</text:p>
          </table:table-cell>
          <table:table-cell office:value-type="string" calcext:value-type="string">
            <text:p>Tunisian Plateau/Gulf of Sidra</text:p>
          </table:table-cell>
          <table:table-cell office:value-type="string" calcext:value-type="string">
            <text:p>meow</text:p>
          </table:table-cell>
          <table:table-cell office:value-type="float" office:value="131874.032684405" calcext:value-type="float">
            <text:p>131874.032684405</text:p>
          </table:table-cell>
          <table:table-cell office:value-type="float" office:value="131874.036411809" calcext:value-type="float">
            <text:p>131874.036411809</text:p>
          </table:table-cell>
          <table:table-cell office:value-type="float" office:value="100" calcext:value-type="float">
            <text:p>100</text:p>
          </table:table-cell>
          <table:table-cell office:value-type="float" office:value="2917.36756436759" calcext:value-type="float">
            <text:p>2917.36756436759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25034" calcext:value-type="float">
            <text:p>25034</text:p>
          </table:table-cell>
          <table:table-cell office:value-type="string" calcext:value-type="string">
            <text:p>Ionian Sea</text:p>
          </table:table-cell>
          <table:table-cell office:value-type="string" calcext:value-type="string">
            <text:p>meow</text:p>
          </table:table-cell>
          <table:table-cell office:value-type="float" office:value="60199.4978734746" calcext:value-type="float">
            <text:p>60199.4978734746</text:p>
          </table:table-cell>
          <table:table-cell office:value-type="float" office:value="60199.4915212393" calcext:value-type="float">
            <text:p>60199.4915212393</text:p>
          </table:table-cell>
          <table:table-cell office:value-type="float" office:value="100" calcext:value-type="float">
            <text:p>100</text:p>
          </table:table-cell>
          <table:table-cell office:value-type="float" office:value="10517.6850558213" calcext:value-type="float">
            <text:p>10517.6850558213</text:p>
          </table:table-cell>
          <table:table-cell office:value-type="float" office:value="17.47" calcext:value-type="float">
            <text:p>17.47</text:p>
          </table:table-cell>
        </table:table-row>
        <table:table-row table:style-name="ro1">
          <table:table-cell office:value-type="float" office:value="25035" calcext:value-type="float">
            <text:p>25035</text:p>
          </table:table-cell>
          <table:table-cell office:value-type="string" calcext:value-type="string">
            <text:p>Western Mediterranean</text:p>
          </table:table-cell>
          <table:table-cell office:value-type="string" calcext:value-type="string">
            <text:p>meow</text:p>
          </table:table-cell>
          <table:table-cell office:value-type="float" office:value="159309.078997739" calcext:value-type="float">
            <text:p>159309.078997739</text:p>
          </table:table-cell>
          <table:table-cell office:value-type="float" office:value="159309.081451871" calcext:value-type="float">
            <text:p>159309.081451871</text:p>
          </table:table-cell>
          <table:table-cell office:value-type="float" office:value="100" calcext:value-type="float">
            <text:p>100</text:p>
          </table:table-cell>
          <table:table-cell office:value-type="float" office:value="67385.311800779" calcext:value-type="float">
            <text:p>67385.311800779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float" office:value="25036" calcext:value-type="float">
            <text:p>25036</text:p>
          </table:table-cell>
          <table:table-cell office:value-type="string" calcext:value-type="string">
            <text:p>Alboran Sea</text:p>
          </table:table-cell>
          <table:table-cell office:value-type="string" calcext:value-type="string">
            <text:p>meow</text:p>
          </table:table-cell>
          <table:table-cell office:value-type="float" office:value="20741.5163998437" calcext:value-type="float">
            <text:p>20741.5163998437</text:p>
          </table:table-cell>
          <table:table-cell office:value-type="float" office:value="20741.5205266075" calcext:value-type="float">
            <text:p>20741.5205266075</text:p>
          </table:table-cell>
          <table:table-cell office:value-type="float" office:value="100" calcext:value-type="float">
            <text:p>100</text:p>
          </table:table-cell>
          <table:table-cell office:value-type="float" office:value="5110.6538462636" calcext:value-type="float">
            <text:p>5110.6538462636</text:p>
          </table:table-cell>
          <table:table-cell office:value-type="float" office:value="24.64" calcext:value-type="float">
            <text:p>24.64</text:p>
          </table:table-cell>
        </table:table-row>
        <table:table-row table:style-name="ro1">
          <table:table-cell office:value-type="float" office:value="25040" calcext:value-type="float">
            <text:p>25040</text:p>
          </table:table-cell>
          <table:table-cell office:value-type="string" calcext:value-type="string">
            <text:p>Gulf of Maine/Bay of Fundy</text:p>
          </table:table-cell>
          <table:table-cell office:value-type="string" calcext:value-type="string">
            <text:p>meow</text:p>
          </table:table-cell>
          <table:table-cell office:value-type="float" office:value="136202.136548944" calcext:value-type="float">
            <text:p>136202.136548944</text:p>
          </table:table-cell>
          <table:table-cell office:value-type="float" office:value="136202.155330885" calcext:value-type="float">
            <text:p>136202.155330885</text:p>
          </table:table-cell>
          <table:table-cell office:value-type="float" office:value="100" calcext:value-type="float">
            <text:p>100</text:p>
          </table:table-cell>
          <table:table-cell office:value-type="float" office:value="4276.22934459131" calcext:value-type="float">
            <text:p>4276.22934459131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25042" calcext:value-type="float">
            <text:p>25042</text:p>
          </table:table-cell>
          <table:table-cell office:value-type="string" calcext:value-type="string">
            <text:p>Carolinian</text:p>
          </table:table-cell>
          <table:table-cell office:value-type="string" calcext:value-type="string">
            <text:p>meow</text:p>
          </table:table-cell>
          <table:table-cell office:value-type="float" office:value="106791.48797862" calcext:value-type="float">
            <text:p>106791.48797862</text:p>
          </table:table-cell>
          <table:table-cell office:value-type="float" office:value="106791.515736665" calcext:value-type="float">
            <text:p>106791.515736665</text:p>
          </table:table-cell>
          <table:table-cell office:value-type="float" office:value="100" calcext:value-type="float">
            <text:p>100</text:p>
          </table:table-cell>
          <table:table-cell office:value-type="float" office:value="681.575933425411" calcext:value-type="float">
            <text:p>681.57593342541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5046" calcext:value-type="float">
            <text:p>25046</text:p>
          </table:table-cell>
          <table:table-cell office:value-type="string" calcext:value-type="string">
            <text:p>Kamchatka Shelf and Coast</text:p>
          </table:table-cell>
          <table:table-cell office:value-type="string" calcext:value-type="string">
            <text:p>meow</text:p>
          </table:table-cell>
          <table:table-cell office:value-type="float" office:value="150703.320376881" calcext:value-type="float">
            <text:p>150703.320376881</text:p>
          </table:table-cell>
          <table:table-cell office:value-type="float" office:value="150703.319011787" calcext:value-type="float">
            <text:p>150703.319011787</text:p>
          </table:table-cell>
          <table:table-cell office:value-type="float" office:value="100" calcext:value-type="float">
            <text:p>100</text:p>
          </table:table-cell>
          <table:table-cell office:value-type="float" office:value="11417.197704568" calcext:value-type="float">
            <text:p>11417.197704568</text:p>
          </table:table-cell>
          <table:table-cell office:value-type="float" office:value="7.58" calcext:value-type="float">
            <text:p>7.58</text:p>
          </table:table-cell>
        </table:table-row>
        <table:table-row table:style-name="ro1">
          <table:table-cell office:value-type="float" office:value="25055" calcext:value-type="float">
            <text:p>25055</text:p>
          </table:table-cell>
          <table:table-cell office:value-type="string" calcext:value-type="string">
            <text:p>North American Pacific Fijordland</text:p>
          </table:table-cell>
          <table:table-cell office:value-type="string" calcext:value-type="string">
            <text:p>meow</text:p>
          </table:table-cell>
          <table:table-cell office:value-type="float" office:value="118779.515192794" calcext:value-type="float">
            <text:p>118779.515192794</text:p>
          </table:table-cell>
          <table:table-cell office:value-type="float" office:value="118778.785513858" calcext:value-type="float">
            <text:p>118778.785513858</text:p>
          </table:table-cell>
          <table:table-cell office:value-type="float" office:value="100" calcext:value-type="float">
            <text:p>100</text:p>
          </table:table-cell>
          <table:table-cell office:value-type="float" office:value="14528.8254827785" calcext:value-type="float">
            <text:p>14528.8254827785</text:p>
          </table:table-cell>
          <table:table-cell office:value-type="float" office:value="12.23" calcext:value-type="float">
            <text:p>12.23</text:p>
          </table:table-cell>
        </table:table-row>
        <table:table-row table:style-name="ro1">
          <table:table-cell office:value-type="float" office:value="25056" calcext:value-type="float">
            <text:p>25056</text:p>
          </table:table-cell>
          <table:table-cell office:value-type="string" calcext:value-type="string">
            <text:p>Puget Trough/Georgia Basin</text:p>
          </table:table-cell>
          <table:table-cell office:value-type="string" calcext:value-type="string">
            <text:p>meow</text:p>
          </table:table-cell>
          <table:table-cell office:value-type="float" office:value="15306.6403940365" calcext:value-type="float">
            <text:p>15306.6403940365</text:p>
          </table:table-cell>
          <table:table-cell office:value-type="float" office:value="15306.6402170583" calcext:value-type="float">
            <text:p>15306.6402170583</text:p>
          </table:table-cell>
          <table:table-cell office:value-type="float" office:value="100" calcext:value-type="float">
            <text:p>100</text:p>
          </table:table-cell>
          <table:table-cell office:value-type="float" office:value="1981.51531197559" calcext:value-type="float">
            <text:p>1981.51531197559</text:p>
          </table:table-cell>
          <table:table-cell office:value-type="float" office:value="12.95" calcext:value-type="float">
            <text:p>12.95</text:p>
          </table:table-cell>
        </table:table-row>
        <table:table-row table:style-name="ro1">
          <table:table-cell office:value-type="float" office:value="25057" calcext:value-type="float">
            <text:p>25057</text:p>
          </table:table-cell>
          <table:table-cell office:value-type="string" calcext:value-type="string">
            <text:p>Oregon, Washington, Vancouver Coast and Shelf</text:p>
          </table:table-cell>
          <table:table-cell office:value-type="string" calcext:value-type="string">
            <text:p>meow</text:p>
          </table:table-cell>
          <table:table-cell office:value-type="float" office:value="57029.6301055779" calcext:value-type="float">
            <text:p>57029.6301055779</text:p>
          </table:table-cell>
          <table:table-cell office:value-type="float" office:value="57029.6232736082" calcext:value-type="float">
            <text:p>57029.6232736082</text:p>
          </table:table-cell>
          <table:table-cell office:value-type="float" office:value="100" calcext:value-type="float">
            <text:p>100</text:p>
          </table:table-cell>
          <table:table-cell office:value-type="float" office:value="12471.6149720756" calcext:value-type="float">
            <text:p>12471.6149720756</text:p>
          </table:table-cell>
          <table:table-cell office:value-type="float" office:value="21.87" calcext:value-type="float">
            <text:p>21.87</text:p>
          </table:table-cell>
        </table:table-row>
        <table:table-row table:style-name="ro1">
          <table:table-cell office:value-type="float" office:value="25058" calcext:value-type="float">
            <text:p>25058</text:p>
          </table:table-cell>
          <table:table-cell office:value-type="string" calcext:value-type="string">
            <text:p>Northern California</text:p>
          </table:table-cell>
          <table:table-cell office:value-type="string" calcext:value-type="string">
            <text:p>meow</text:p>
          </table:table-cell>
          <table:table-cell office:value-type="float" office:value="25054.6037807327" calcext:value-type="float">
            <text:p>25054.6037807327</text:p>
          </table:table-cell>
          <table:table-cell office:value-type="float" office:value="25054.6050625729" calcext:value-type="float">
            <text:p>25054.6050625729</text:p>
          </table:table-cell>
          <table:table-cell office:value-type="float" office:value="100" calcext:value-type="float">
            <text:p>100</text:p>
          </table:table-cell>
          <table:table-cell office:value-type="float" office:value="15999.548298604" calcext:value-type="float">
            <text:p>15999.548298604</text:p>
          </table:table-cell>
          <table:table-cell office:value-type="float" office:value="63.86" calcext:value-type="float">
            <text:p>63.86</text:p>
          </table:table-cell>
        </table:table-row>
        <table:table-row table:style-name="ro1">
          <table:table-cell office:value-type="float" office:value="25059" calcext:value-type="float">
            <text:p>25059</text:p>
          </table:table-cell>
          <table:table-cell office:value-type="string" calcext:value-type="string">
            <text:p>Southern California Bight</text:p>
          </table:table-cell>
          <table:table-cell office:value-type="string" calcext:value-type="string">
            <text:p>meow</text:p>
          </table:table-cell>
          <table:table-cell office:value-type="float" office:value="47873.6419824581" calcext:value-type="float">
            <text:p>47873.6419824581</text:p>
          </table:table-cell>
          <table:table-cell office:value-type="float" office:value="47873.0170496329" calcext:value-type="float">
            <text:p>47873.0170496329</text:p>
          </table:table-cell>
          <table:table-cell office:value-type="float" office:value="100" calcext:value-type="float">
            <text:p>100</text:p>
          </table:table-cell>
          <table:table-cell office:value-type="float" office:value="15501.9692772369" calcext:value-type="float">
            <text:p>15501.9692772369</text:p>
          </table:table-cell>
          <table:table-cell office:value-type="float" office:value="32.38" calcext:value-type="float">
            <text:p>32.38</text:p>
          </table:table-cell>
        </table:table-row>
        <table:table-row table:style-name="ro1">
          <table:table-cell office:value-type="float" office:value="25080" calcext:value-type="float">
            <text:p>25080</text:p>
          </table:table-cell>
          <table:table-cell office:value-type="string" calcext:value-type="string">
            <text:p>Sahelian Upwelling</text:p>
          </table:table-cell>
          <table:table-cell office:value-type="string" calcext:value-type="string">
            <text:p>meow</text:p>
          </table:table-cell>
          <table:table-cell office:value-type="float" office:value="62702.8276264089" calcext:value-type="float">
            <text:p>62702.8276264089</text:p>
          </table:table-cell>
          <table:table-cell office:value-type="float" office:value="62702.8245015542" calcext:value-type="float">
            <text:p>62702.8245015542</text:p>
          </table:table-cell>
          <table:table-cell office:value-type="float" office:value="100" calcext:value-type="float">
            <text:p>100</text:p>
          </table:table-cell>
          <table:table-cell office:value-type="float" office:value="7890.82481671282" calcext:value-type="float">
            <text:p>7890.82481671282</text:p>
          </table:table-cell>
          <table:table-cell office:value-type="float" office:value="12.58" calcext:value-type="float">
            <text:p>12.58</text:p>
          </table:table-cell>
        </table:table-row>
        <table:table-row table:style-name="ro1">
          <table:table-cell office:value-type="float" office:value="25081" calcext:value-type="float">
            <text:p>25081</text:p>
          </table:table-cell>
          <table:table-cell office:value-type="string" calcext:value-type="string">
            <text:p>Gulf of Guinea West</text:p>
          </table:table-cell>
          <table:table-cell office:value-type="string" calcext:value-type="string">
            <text:p>meow</text:p>
          </table:table-cell>
          <table:table-cell office:value-type="float" office:value="142494.507714937" calcext:value-type="float">
            <text:p>142494.507714937</text:p>
          </table:table-cell>
          <table:table-cell office:value-type="float" office:value="142494.38999454" calcext:value-type="float">
            <text:p>142494.38999454</text:p>
          </table:table-cell>
          <table:table-cell office:value-type="float" office:value="100" calcext:value-type="float">
            <text:p>100</text:p>
          </table:table-cell>
          <table:table-cell office:value-type="float" office:value="12239.0221885155" calcext:value-type="float">
            <text:p>12239.0221885155</text:p>
          </table:table-cell>
          <table:table-cell office:value-type="float" office:value="8.59" calcext:value-type="float">
            <text:p>8.59</text:p>
          </table:table-cell>
        </table:table-row>
        <table:table-row table:style-name="ro1">
          <table:table-cell office:value-type="float" office:value="25085" calcext:value-type="float">
            <text:p>25085</text:p>
          </table:table-cell>
          <table:table-cell office:value-type="string" calcext:value-type="string">
            <text:p>Gulf of Guinea South</text:p>
          </table:table-cell>
          <table:table-cell office:value-type="string" calcext:value-type="string">
            <text:p>meow</text:p>
          </table:table-cell>
          <table:table-cell office:value-type="float" office:value="52255.3516883333" calcext:value-type="float">
            <text:p>52255.3516883333</text:p>
          </table:table-cell>
          <table:table-cell office:value-type="float" office:value="52255.3866917775" calcext:value-type="float">
            <text:p>52255.3866917775</text:p>
          </table:table-cell>
          <table:table-cell office:value-type="float" office:value="100" calcext:value-type="float">
            <text:p>100</text:p>
          </table:table-cell>
          <table:table-cell office:value-type="float" office:value="14031.2341569481" calcext:value-type="float">
            <text:p>14031.2341569481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1">
          <table:table-cell office:value-type="float" office:value="25086" calcext:value-type="float">
            <text:p>25086</text:p>
          </table:table-cell>
          <table:table-cell office:value-type="string" calcext:value-type="string">
            <text:p>Angolan</text:p>
          </table:table-cell>
          <table:table-cell office:value-type="string" calcext:value-type="string">
            <text:p>meow</text:p>
          </table:table-cell>
          <table:table-cell office:value-type="float" office:value="45826.5277889637" calcext:value-type="float">
            <text:p>45826.5277889637</text:p>
          </table:table-cell>
          <table:table-cell office:value-type="float" office:value="45826.529349304" calcext:value-type="float">
            <text:p>45826.529349304</text:p>
          </table:table-cell>
          <table:table-cell office:value-type="float" office:value="100" calcext:value-type="float">
            <text:p>100</text:p>
          </table:table-cell>
          <table:table-cell office:value-type="float" office:value="22.0185293898182" calcext:value-type="float">
            <text:p>22.018529389818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5147" calcext:value-type="float">
            <text:p>25147</text:p>
          </table:table-cell>
          <table:table-cell office:value-type="string" calcext:value-type="string">
            <text:p>Fiji Islands</text:p>
          </table:table-cell>
          <table:table-cell office:value-type="string" calcext:value-type="string">
            <text:p>meow</text:p>
          </table:table-cell>
          <table:table-cell office:value-type="float" office:value="53336.2644169537" calcext:value-type="float">
            <text:p>53336.2644169537</text:p>
          </table:table-cell>
          <table:table-cell office:value-type="float" office:value="53336.2610883967" calcext:value-type="float">
            <text:p>53336.2610883967</text:p>
          </table:table-cell>
          <table:table-cell office:value-type="float" office:value="100" calcext:value-type="float">
            <text:p>100</text:p>
          </table:table-cell>
          <table:table-cell office:value-type="float" office:value="11337.4506364967" calcext:value-type="float">
            <text:p>11337.4506364967</text:p>
          </table:table-cell>
          <table:table-cell office:value-type="float" office:value="21.26" calcext:value-type="float">
            <text:p>21.26</text:p>
          </table:table-cell>
        </table:table-row>
        <table:table-row table:style-name="ro1">
          <table:table-cell office:value-type="float" office:value="25152" calcext:value-type="float">
            <text:p>25152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meow</text:p>
          </table:table-cell>
          <table:table-cell office:value-type="float" office:value="31543.1731443729" calcext:value-type="float">
            <text:p>31543.1731443729</text:p>
          </table:table-cell>
          <table:table-cell office:value-type="float" office:value="31543.173779316" calcext:value-type="float">
            <text:p>31543.173779316</text:p>
          </table:table-cell>
          <table:table-cell office:value-type="float" office:value="100" calcext:value-type="float">
            <text:p>100</text:p>
          </table:table-cell>
          <table:table-cell office:value-type="float" office:value="23512.9205917141" calcext:value-type="float">
            <text:p>23512.9205917141</text:p>
          </table:table-cell>
          <table:table-cell office:value-type="float" office:value="74.54" calcext:value-type="float">
            <text:p>74.54</text:p>
          </table:table-cell>
        </table:table-row>
        <table:table-row table:style-name="ro1">
          <table:table-cell office:value-type="float" office:value="25154" calcext:value-type="float">
            <text:p>25154</text:p>
          </table:table-cell>
          <table:table-cell office:value-type="string" calcext:value-type="string">
            <text:p>Gilbert/Ellis Islands</text:p>
          </table:table-cell>
          <table:table-cell office:value-type="string" calcext:value-type="string">
            <text:p>meow</text:p>
          </table:table-cell>
          <table:table-cell office:value-type="float" office:value="19044.8712808766" calcext:value-type="float">
            <text:p>19044.8712808766</text:p>
          </table:table-cell>
          <table:table-cell office:value-type="float" office:value="19044.8712313991" calcext:value-type="float">
            <text:p>19044.8712313991</text:p>
          </table:table-cell>
          <table:table-cell office:value-type="float" office:value="100" calcext:value-type="float">
            <text:p>100</text:p>
          </table:table-cell>
          <table:table-cell office:value-type="float" office:value="219.067597093967" calcext:value-type="float">
            <text:p>219.067597093967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25184" calcext:value-type="float">
            <text:p>25184</text:p>
          </table:table-cell>
          <table:table-cell office:value-type="string" calcext:value-type="string">
            <text:p>North Patagonian Gulfs</text:p>
          </table:table-cell>
          <table:table-cell office:value-type="string" calcext:value-type="string">
            <text:p>meow</text:p>
          </table:table-cell>
          <table:table-cell office:value-type="float" office:value="208563.435127306" calcext:value-type="float">
            <text:p>208563.435127306</text:p>
          </table:table-cell>
          <table:table-cell office:value-type="float" office:value="208563.443732702" calcext:value-type="float">
            <text:p>208563.443732702</text:p>
          </table:table-cell>
          <table:table-cell office:value-type="float" office:value="100" calcext:value-type="float">
            <text:p>100</text:p>
          </table:table-cell>
          <table:table-cell office:value-type="float" office:value="3271.79331331662" calcext:value-type="float">
            <text:p>3271.7933133166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25185" calcext:value-type="float">
            <text:p>25185</text:p>
          </table:table-cell>
          <table:table-cell office:value-type="string" calcext:value-type="string">
            <text:p>Patagonian Shelf</text:p>
          </table:table-cell>
          <table:table-cell office:value-type="string" calcext:value-type="string">
            <text:p>meow</text:p>
          </table:table-cell>
          <table:table-cell office:value-type="float" office:value="401790.090604533" calcext:value-type="float">
            <text:p>401790.090604533</text:p>
          </table:table-cell>
          <table:table-cell office:value-type="float" office:value="401793.210735064" calcext:value-type="float">
            <text:p>401793.210735064</text:p>
          </table:table-cell>
          <table:table-cell office:value-type="float" office:value="100" calcext:value-type="float">
            <text:p>100</text:p>
          </table:table-cell>
          <table:table-cell office:value-type="float" office:value="2491.12470773333" calcext:value-type="float">
            <text:p>2491.1247077333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5190" calcext:value-type="float">
            <text:p>25190</text:p>
          </table:table-cell>
          <table:table-cell office:value-type="string" calcext:value-type="string">
            <text:p>Namib</text:p>
          </table:table-cell>
          <table:table-cell office:value-type="string" calcext:value-type="string">
            <text:p>meow</text:p>
          </table:table-cell>
          <table:table-cell office:value-type="float" office:value="72482.3980666359" calcext:value-type="float">
            <text:p>72482.3980666359</text:p>
          </table:table-cell>
          <table:table-cell office:value-type="float" office:value="72482.3989784805" calcext:value-type="float">
            <text:p>72482.3989784805</text:p>
          </table:table-cell>
          <table:table-cell office:value-type="float" office:value="100" calcext:value-type="float">
            <text:p>100</text:p>
          </table:table-cell>
          <table:table-cell office:value-type="float" office:value="1859.45491986101" calcext:value-type="float">
            <text:p>1859.45491986101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25195" calcext:value-type="float">
            <text:p>25195</text:p>
          </table:table-cell>
          <table:table-cell office:value-type="string" calcext:value-type="string">
            <text:p>Kermadec Island</text:p>
          </table:table-cell>
          <table:table-cell office:value-type="string" calcext:value-type="string">
            <text:p>meow</text:p>
          </table:table-cell>
          <table:table-cell office:value-type="float" office:value="1673.10773016624" calcext:value-type="float">
            <text:p>1673.10773016624</text:p>
          </table:table-cell>
          <table:table-cell office:value-type="float" office:value="1673.1077270436" calcext:value-type="float">
            <text:p>1673.1077270436</text:p>
          </table:table-cell>
          <table:table-cell office:value-type="float" office:value="100" calcext:value-type="float">
            <text:p>100</text:p>
          </table:table-cell>
          <table:table-cell office:value-type="float" office:value="1673.10689575292" calcext:value-type="float">
            <text:p>1673.106895752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196" calcext:value-type="float">
            <text:p>25196</text:p>
          </table:table-cell>
          <table:table-cell office:value-type="string" calcext:value-type="string">
            <text:p>Northeastern New Zealand</text:p>
          </table:table-cell>
          <table:table-cell office:value-type="string" calcext:value-type="string">
            <text:p>meow</text:p>
          </table:table-cell>
          <table:table-cell office:value-type="float" office:value="40563.9989146876" calcext:value-type="float">
            <text:p>40563.9989146876</text:p>
          </table:table-cell>
          <table:table-cell office:value-type="float" office:value="40563.9718949076" calcext:value-type="float">
            <text:p>40563.9718949076</text:p>
          </table:table-cell>
          <table:table-cell office:value-type="float" office:value="100" calcext:value-type="float">
            <text:p>100</text:p>
          </table:table-cell>
          <table:table-cell office:value-type="float" office:value="252.901630452822" calcext:value-type="float">
            <text:p>252.90163045282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5198" calcext:value-type="float">
            <text:p>25198</text:p>
          </table:table-cell>
          <table:table-cell office:value-type="string" calcext:value-type="string">
            <text:p>Chatham Island</text:p>
          </table:table-cell>
          <table:table-cell office:value-type="string" calcext:value-type="string">
            <text:p>meow</text:p>
          </table:table-cell>
          <table:table-cell office:value-type="float" office:value="15577.3422613154" calcext:value-type="float">
            <text:p>15577.3422613154</text:p>
          </table:table-cell>
          <table:table-cell office:value-type="float" office:value="15577.2363793676" calcext:value-type="float">
            <text:p>15577.2363793676</text:p>
          </table:table-cell>
          <table:table-cell office:value-type="float" office:value="100" calcext:value-type="float">
            <text:p>100</text:p>
          </table:table-cell>
          <table:table-cell office:value-type="float" office:value="4.28118579514501" calcext:value-type="float">
            <text:p>4.2811857951450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5199" calcext:value-type="float">
            <text:p>25199</text:p>
          </table:table-cell>
          <table:table-cell office:value-type="string" calcext:value-type="string">
            <text:p>Central New Zealand</text:p>
          </table:table-cell>
          <table:table-cell office:value-type="string" calcext:value-type="string">
            <text:p>meow</text:p>
          </table:table-cell>
          <table:table-cell office:value-type="float" office:value="162636.700119159" calcext:value-type="float">
            <text:p>162636.700119159</text:p>
          </table:table-cell>
          <table:table-cell office:value-type="float" office:value="162636.490795792" calcext:value-type="float">
            <text:p>162636.490795792</text:p>
          </table:table-cell>
          <table:table-cell office:value-type="float" office:value="100" calcext:value-type="float">
            <text:p>100</text:p>
          </table:table-cell>
          <table:table-cell office:value-type="float" office:value="761.480192821404" calcext:value-type="float">
            <text:p>761.480192821404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25230" calcext:value-type="float">
            <text:p>25230</text:p>
          </table:table-cell>
          <table:table-cell office:value-type="string" calcext:value-type="string">
            <text:p>Bounty and Antipodes Islands</text:p>
          </table:table-cell>
          <table:table-cell office:value-type="string" calcext:value-type="string">
            <text:p>meow</text:p>
          </table:table-cell>
          <table:table-cell office:value-type="float" office:value="6745.47855004627" calcext:value-type="float">
            <text:p>6745.47855004627</text:p>
          </table:table-cell>
          <table:table-cell office:value-type="float" office:value="6745.47855076995" calcext:value-type="float">
            <text:p>6745.47855076995</text:p>
          </table:table-cell>
          <table:table-cell office:value-type="float" office:value="100" calcext:value-type="float">
            <text:p>100</text:p>
          </table:table-cell>
          <table:table-cell office:value-type="float" office:value="1981.87660384878" calcext:value-type="float">
            <text:p>1981.87660384878</text:p>
          </table:table-cell>
          <table:table-cell office:value-type="float" office:value="29.38" calcext:value-type="float">
            <text:p>29.38</text:p>
          </table:table-cell>
        </table:table-row>
        <table:table-row table:style-name="ro1">
          <table:table-cell office:value-type="float" office:value="30101" calcext:value-type="float">
            <text:p>30101</text:p>
          </table:table-cell>
          <table:table-cell office:value-type="string" calcext:value-type="string">
            <text:p>Albertine Rift montane forests</text:p>
          </table:table-cell>
          <table:table-cell office:value-type="string" calcext:value-type="string">
            <text:p>teow</text:p>
          </table:table-cell>
          <table:table-cell office:value-type="float" office:value="103403.426073438" calcext:value-type="float">
            <text:p>103403.426073438</text:p>
          </table:table-cell>
          <table:table-cell office:value-type="float" office:value="103403.467710167" calcext:value-type="float">
            <text:p>103403.467710167</text:p>
          </table:table-cell>
          <table:table-cell office:value-type="float" office:value="100" calcext:value-type="float">
            <text:p>100</text:p>
          </table:table-cell>
          <table:table-cell office:value-type="float" office:value="12341.1487447212" calcext:value-type="float">
            <text:p>12341.1487447212</text:p>
          </table:table-cell>
          <table:table-cell office:value-type="float" office:value="11.93" calcext:value-type="float">
            <text:p>11.93</text:p>
          </table:table-cell>
        </table:table-row>
        <table:table-row table:style-name="ro1">
          <table:table-cell office:value-type="float" office:value="30102" calcext:value-type="float">
            <text:p>30102</text:p>
          </table:table-cell>
          <table:table-cell office:value-type="string" calcext:value-type="string">
            <text:p>Atlantic Equatorial coastal forests</text:p>
          </table:table-cell>
          <table:table-cell office:value-type="string" calcext:value-type="string">
            <text:p>teow</text:p>
          </table:table-cell>
          <table:table-cell office:value-type="float" office:value="188609.860166273" calcext:value-type="float">
            <text:p>188609.860166273</text:p>
          </table:table-cell>
          <table:table-cell office:value-type="float" office:value="188609.760508919" calcext:value-type="float">
            <text:p>188609.760508919</text:p>
          </table:table-cell>
          <table:table-cell office:value-type="float" office:value="100" calcext:value-type="float">
            <text:p>100</text:p>
          </table:table-cell>
          <table:table-cell office:value-type="float" office:value="50339.3247814767" calcext:value-type="float">
            <text:p>50339.3247814767</text:p>
          </table:table-cell>
          <table:table-cell office:value-type="float" office:value="26.69" calcext:value-type="float">
            <text:p>26.69</text:p>
          </table:table-cell>
        </table:table-row>
        <table:table-row table:style-name="ro1">
          <table:table-cell office:value-type="float" office:value="30103" calcext:value-type="float">
            <text:p>30103</text:p>
          </table:table-cell>
          <table:table-cell office:value-type="string" calcext:value-type="string">
            <text:p>Cameroonian Highlands forests</text:p>
          </table:table-cell>
          <table:table-cell office:value-type="string" calcext:value-type="string">
            <text:p>teow</text:p>
          </table:table-cell>
          <table:table-cell office:value-type="float" office:value="37879.2042595393" calcext:value-type="float">
            <text:p>37879.2042595393</text:p>
          </table:table-cell>
          <table:table-cell office:value-type="float" office:value="37877.9963620801" calcext:value-type="float">
            <text:p>37877.9963620801</text:p>
          </table:table-cell>
          <table:table-cell office:value-type="float" office:value="100" calcext:value-type="float">
            <text:p>100</text:p>
          </table:table-cell>
          <table:table-cell office:value-type="float" office:value="2622.98742270899" calcext:value-type="float">
            <text:p>2622.98742270899</text:p>
          </table:table-cell>
          <table:table-cell office:value-type="float" office:value="6.92" calcext:value-type="float">
            <text:p>6.92</text:p>
          </table:table-cell>
        </table:table-row>
        <table:table-row table:style-name="ro1">
          <table:table-cell office:value-type="float" office:value="30104" calcext:value-type="float">
            <text:p>30104</text:p>
          </table:table-cell>
          <table:table-cell office:value-type="string" calcext:value-type="string">
            <text:p>Central Congolian lowland forests</text:p>
          </table:table-cell>
          <table:table-cell office:value-type="string" calcext:value-type="string">
            <text:p>teow</text:p>
          </table:table-cell>
          <table:table-cell office:value-type="float" office:value="412881.610958079" calcext:value-type="float">
            <text:p>412881.610958079</text:p>
          </table:table-cell>
          <table:table-cell office:value-type="float" office:value="412881.909689365" calcext:value-type="float">
            <text:p>412881.909689365</text:p>
          </table:table-cell>
          <table:table-cell office:value-type="float" office:value="100" calcext:value-type="float">
            <text:p>100</text:p>
          </table:table-cell>
          <table:table-cell office:value-type="float" office:value="89731.247339647" calcext:value-type="float">
            <text:p>89731.247339647</text:p>
          </table:table-cell>
          <table:table-cell office:value-type="float" office:value="21.73" calcext:value-type="float">
            <text:p>21.73</text:p>
          </table:table-cell>
        </table:table-row>
        <table:table-row table:style-name="ro1">
          <table:table-cell office:value-type="float" office:value="30105" calcext:value-type="float">
            <text:p>30105</text:p>
          </table:table-cell>
          <table:table-cell office:value-type="string" calcext:value-type="string">
            <text:p>Comoros forests</text:p>
          </table:table-cell>
          <table:table-cell office:value-type="string" calcext:value-type="string">
            <text:p>teow</text:p>
          </table:table-cell>
          <table:table-cell office:value-type="float" office:value="2003.52121821295" calcext:value-type="float">
            <text:p>2003.52121821295</text:p>
          </table:table-cell>
          <table:table-cell office:value-type="float" office:value="2003.52121673165" calcext:value-type="float">
            <text:p>2003.52121673165</text:p>
          </table:table-cell>
          <table:table-cell office:value-type="float" office:value="100" calcext:value-type="float">
            <text:p>100</text:p>
          </table:table-cell>
          <table:table-cell office:value-type="float" office:value="580.591946932491" calcext:value-type="float">
            <text:p>580.591946932491</text:p>
          </table:table-cell>
          <table:table-cell office:value-type="float" office:value="28.98" calcext:value-type="float">
            <text:p>28.98</text:p>
          </table:table-cell>
        </table:table-row>
        <table:table-row table:style-name="ro1">
          <table:table-cell office:value-type="float" office:value="30106" calcext:value-type="float">
            <text:p>30106</text:p>
          </table:table-cell>
          <table:table-cell office:value-type="string" calcext:value-type="string">
            <text:p>Cross-Niger transition forests</text:p>
          </table:table-cell>
          <table:table-cell office:value-type="string" calcext:value-type="string">
            <text:p>teow</text:p>
          </table:table-cell>
          <table:table-cell office:value-type="float" office:value="20628.7257366153" calcext:value-type="float">
            <text:p>20628.7257366153</text:p>
          </table:table-cell>
          <table:table-cell office:value-type="float" office:value="20628.7269080663" calcext:value-type="float">
            <text:p>20628.7269080663</text:p>
          </table:table-cell>
          <table:table-cell office:value-type="float" office:value="100" calcext:value-type="float">
            <text:p>100</text:p>
          </table:table-cell>
          <table:table-cell office:value-type="float" office:value="533.987305624338" calcext:value-type="float">
            <text:p>533.987305624338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30107" calcext:value-type="float">
            <text:p>30107</text:p>
          </table:table-cell>
          <table:table-cell office:value-type="string" calcext:value-type="string">
            <text:p>Cross-Sanaga-Bioko coastal forests</text:p>
          </table:table-cell>
          <table:table-cell office:value-type="string" calcext:value-type="string">
            <text:p>teow</text:p>
          </table:table-cell>
          <table:table-cell office:value-type="float" office:value="51798.553567967" calcext:value-type="float">
            <text:p>51798.553567967</text:p>
          </table:table-cell>
          <table:table-cell office:value-type="float" office:value="51798.4894244154" calcext:value-type="float">
            <text:p>51798.4894244154</text:p>
          </table:table-cell>
          <table:table-cell office:value-type="float" office:value="100" calcext:value-type="float">
            <text:p>100</text:p>
          </table:table-cell>
          <table:table-cell office:value-type="float" office:value="9872.60408257295" calcext:value-type="float">
            <text:p>9872.60408257295</text:p>
          </table:table-cell>
          <table:table-cell office:value-type="float" office:value="19.06" calcext:value-type="float">
            <text:p>19.06</text:p>
          </table:table-cell>
        </table:table-row>
        <table:table-row table:style-name="ro1">
          <table:table-cell office:value-type="float" office:value="30108" calcext:value-type="float">
            <text:p>30108</text:p>
          </table:table-cell>
          <table:table-cell office:value-type="string" calcext:value-type="string">
            <text:p>East African montane forests</text:p>
          </table:table-cell>
          <table:table-cell office:value-type="string" calcext:value-type="string">
            <text:p>teow</text:p>
          </table:table-cell>
          <table:table-cell office:value-type="float" office:value="65198.636289448" calcext:value-type="float">
            <text:p>65198.636289448</text:p>
          </table:table-cell>
          <table:table-cell office:value-type="float" office:value="65198.6334336702" calcext:value-type="float">
            <text:p>65198.6334336702</text:p>
          </table:table-cell>
          <table:table-cell office:value-type="float" office:value="100" calcext:value-type="float">
            <text:p>100</text:p>
          </table:table-cell>
          <table:table-cell office:value-type="float" office:value="22541.0799147305" calcext:value-type="float">
            <text:p>22541.0799147305</text:p>
          </table:table-cell>
          <table:table-cell office:value-type="float" office:value="34.57" calcext:value-type="float">
            <text:p>34.57</text:p>
          </table:table-cell>
        </table:table-row>
        <table:table-row table:style-name="ro1">
          <table:table-cell office:value-type="float" office:value="30109" calcext:value-type="float">
            <text:p>30109</text:p>
          </table:table-cell>
          <table:table-cell office:value-type="string" calcext:value-type="string">
            <text:p>Eastern Arc forests</text:p>
          </table:table-cell>
          <table:table-cell office:value-type="string" calcext:value-type="string">
            <text:p>teow</text:p>
          </table:table-cell>
          <table:table-cell office:value-type="float" office:value="23556.2883138977" calcext:value-type="float">
            <text:p>23556.2883138977</text:p>
          </table:table-cell>
          <table:table-cell office:value-type="float" office:value="23556.3725447764" calcext:value-type="float">
            <text:p>23556.3725447764</text:p>
          </table:table-cell>
          <table:table-cell office:value-type="float" office:value="100" calcext:value-type="float">
            <text:p>100</text:p>
          </table:table-cell>
          <table:table-cell office:value-type="float" office:value="4783.72030899064" calcext:value-type="float">
            <text:p>4783.72030899064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float" office:value="30110" calcext:value-type="float">
            <text:p>30110</text:p>
          </table:table-cell>
          <table:table-cell office:value-type="string" calcext:value-type="string">
            <text:p>Eastern Congolian swamp forests</text:p>
          </table:table-cell>
          <table:table-cell office:value-type="string" calcext:value-type="string">
            <text:p>teow</text:p>
          </table:table-cell>
          <table:table-cell office:value-type="float" office:value="92315.0775371303" calcext:value-type="float">
            <text:p>92315.0775371303</text:p>
          </table:table-cell>
          <table:table-cell office:value-type="float" office:value="92315.1405326827" calcext:value-type="float">
            <text:p>92315.1405326827</text:p>
          </table:table-cell>
          <table:table-cell office:value-type="float" office:value="100" calcext:value-type="float">
            <text:p>100</text:p>
          </table:table-cell>
          <table:table-cell office:value-type="float" office:value="23680.3498251496" calcext:value-type="float">
            <text:p>23680.3498251496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float" office:value="30111" calcext:value-type="float">
            <text:p>30111</text:p>
          </table:table-cell>
          <table:table-cell office:value-type="string" calcext:value-type="string">
            <text:p>Eastern Guinean forests</text:p>
          </table:table-cell>
          <table:table-cell office:value-type="string" calcext:value-type="string">
            <text:p>teow</text:p>
          </table:table-cell>
          <table:table-cell office:value-type="float" office:value="188766.858209315" calcext:value-type="float">
            <text:p>188766.858209315</text:p>
          </table:table-cell>
          <table:table-cell office:value-type="float" office:value="188762.6575305" calcext:value-type="float">
            <text:p>188762.6575305</text:p>
          </table:table-cell>
          <table:table-cell office:value-type="float" office:value="100" calcext:value-type="float">
            <text:p>100</text:p>
          </table:table-cell>
          <table:table-cell office:value-type="float" office:value="41874.6150921563" calcext:value-type="float">
            <text:p>41874.6150921563</text:p>
          </table:table-cell>
          <table:table-cell office:value-type="float" office:value="22.18" calcext:value-type="float">
            <text:p>22.18</text:p>
          </table:table-cell>
        </table:table-row>
        <table:table-row table:style-name="ro1">
          <table:table-cell office:value-type="float" office:value="30112" calcext:value-type="float">
            <text:p>30112</text:p>
          </table:table-cell>
          <table:table-cell office:value-type="string" calcext:value-type="string">
            <text:p>Ethiopian montane forests</text:p>
          </table:table-cell>
          <table:table-cell office:value-type="string" calcext:value-type="string">
            <text:p>teow</text:p>
          </table:table-cell>
          <table:table-cell office:value-type="float" office:value="247734.45040318" calcext:value-type="float">
            <text:p>247734.45040318</text:p>
          </table:table-cell>
          <table:table-cell office:value-type="float" office:value="247733.98966779" calcext:value-type="float">
            <text:p>247733.98966779</text:p>
          </table:table-cell>
          <table:table-cell office:value-type="float" office:value="100" calcext:value-type="float">
            <text:p>100</text:p>
          </table:table-cell>
          <table:table-cell office:value-type="float" office:value="21651.8280669028" calcext:value-type="float">
            <text:p>21651.8280669028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 office:value-type="float" office:value="30113" calcext:value-type="float">
            <text:p>30113</text:p>
          </table:table-cell>
          <table:table-cell office:value-type="string" calcext:value-type="string">
            <text:p>Granitic Seychelles forests</text:p>
          </table:table-cell>
          <table:table-cell office:value-type="string" calcext:value-type="string">
            <text:p>teow</text:p>
          </table:table-cell>
          <table:table-cell office:value-type="float" office:value="171.749620165509" calcext:value-type="float">
            <text:p>171.749620165509</text:p>
          </table:table-cell>
          <table:table-cell office:value-type="float" office:value="171.749620016888" calcext:value-type="float">
            <text:p>171.749620016888</text:p>
          </table:table-cell>
          <table:table-cell office:value-type="float" office:value="100" calcext:value-type="float">
            <text:p>100</text:p>
          </table:table-cell>
          <table:table-cell office:value-type="float" office:value="43.9286803778033" calcext:value-type="float">
            <text:p>43.9286803778033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float" office:value="30114" calcext:value-type="float">
            <text:p>30114</text:p>
          </table:table-cell>
          <table:table-cell office:value-type="string" calcext:value-type="string">
            <text:p>Guinean montane forests</text:p>
          </table:table-cell>
          <table:table-cell office:value-type="string" calcext:value-type="string">
            <text:p>teow</text:p>
          </table:table-cell>
          <table:table-cell office:value-type="float" office:value="30923.4431732506" calcext:value-type="float">
            <text:p>30923.4431732506</text:p>
          </table:table-cell>
          <table:table-cell office:value-type="float" office:value="30923.4429076124" calcext:value-type="float">
            <text:p>30923.4429076124</text:p>
          </table:table-cell>
          <table:table-cell office:value-type="float" office:value="100" calcext:value-type="float">
            <text:p>100</text:p>
          </table:table-cell>
          <table:table-cell office:value-type="float" office:value="10925.3091969768" calcext:value-type="float">
            <text:p>10925.3091969768</text:p>
          </table:table-cell>
          <table:table-cell office:value-type="float" office:value="35.33" calcext:value-type="float">
            <text:p>35.33</text:p>
          </table:table-cell>
        </table:table-row>
        <table:table-row table:style-name="ro1">
          <table:table-cell office:value-type="float" office:value="30115" calcext:value-type="float">
            <text:p>30115</text:p>
          </table:table-cell>
          <table:table-cell office:value-type="string" calcext:value-type="string">
            <text:p>Knysna-Amatole montane forests</text:p>
          </table:table-cell>
          <table:table-cell office:value-type="string" calcext:value-type="string">
            <text:p>teow</text:p>
          </table:table-cell>
          <table:table-cell office:value-type="float" office:value="3008.16960762163" calcext:value-type="float">
            <text:p>3008.16960762163</text:p>
          </table:table-cell>
          <table:table-cell office:value-type="float" office:value="3008.24720678662" calcext:value-type="float">
            <text:p>3008.24720678662</text:p>
          </table:table-cell>
          <table:table-cell office:value-type="float" office:value="100" calcext:value-type="float">
            <text:p>100</text:p>
          </table:table-cell>
          <table:table-cell office:value-type="float" office:value="781.80566617048" calcext:value-type="float">
            <text:p>781.80566617048</text:p>
          </table:table-cell>
          <table:table-cell office:value-type="float" office:value="25.99" calcext:value-type="float">
            <text:p>25.99</text:p>
          </table:table-cell>
        </table:table-row>
        <table:table-row table:style-name="ro1">
          <table:table-cell office:value-type="float" office:value="30116" calcext:value-type="float">
            <text:p>30116</text:p>
          </table:table-cell>
          <table:table-cell office:value-type="string" calcext:value-type="string">
            <text:p>KwaZulu-Cape coastal forest mosaic</text:p>
          </table:table-cell>
          <table:table-cell office:value-type="string" calcext:value-type="string">
            <text:p>teow</text:p>
          </table:table-cell>
          <table:table-cell office:value-type="float" office:value="17553.8371150782" calcext:value-type="float">
            <text:p>17553.8371150782</text:p>
          </table:table-cell>
          <table:table-cell office:value-type="float" office:value="17553.9432965561" calcext:value-type="float">
            <text:p>17553.9432965561</text:p>
          </table:table-cell>
          <table:table-cell office:value-type="float" office:value="100" calcext:value-type="float">
            <text:p>100</text:p>
          </table:table-cell>
          <table:table-cell office:value-type="float" office:value="654.397854651931" calcext:value-type="float">
            <text:p>654.397854651931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30117" calcext:value-type="float">
            <text:p>30117</text:p>
          </table:table-cell>
          <table:table-cell office:value-type="string" calcext:value-type="string">
            <text:p>Madagascar lowland forests</text:p>
          </table:table-cell>
          <table:table-cell office:value-type="string" calcext:value-type="string">
            <text:p>teow</text:p>
          </table:table-cell>
          <table:table-cell office:value-type="float" office:value="111366.432527666" calcext:value-type="float">
            <text:p>111366.432527666</text:p>
          </table:table-cell>
          <table:table-cell office:value-type="float" office:value="111368.375198344" calcext:value-type="float">
            <text:p>111368.375198344</text:p>
          </table:table-cell>
          <table:table-cell office:value-type="float" office:value="100" calcext:value-type="float">
            <text:p>100</text:p>
          </table:table-cell>
          <table:table-cell office:value-type="float" office:value="9233.64324742091" calcext:value-type="float">
            <text:p>9233.64324742091</text:p>
          </table:table-cell>
          <table:table-cell office:value-type="float" office:value="8.29" calcext:value-type="float">
            <text:p>8.29</text:p>
          </table:table-cell>
        </table:table-row>
        <table:table-row table:style-name="ro1">
          <table:table-cell office:value-type="float" office:value="30118" calcext:value-type="float">
            <text:p>30118</text:p>
          </table:table-cell>
          <table:table-cell office:value-type="string" calcext:value-type="string">
            <text:p>Madagascar subhumid forests</text:p>
          </table:table-cell>
          <table:table-cell office:value-type="string" calcext:value-type="string">
            <text:p>teow</text:p>
          </table:table-cell>
          <table:table-cell office:value-type="float" office:value="198889.537938328" calcext:value-type="float">
            <text:p>198889.537938328</text:p>
          </table:table-cell>
          <table:table-cell office:value-type="float" office:value="198890.031047271" calcext:value-type="float">
            <text:p>198890.031047271</text:p>
          </table:table-cell>
          <table:table-cell office:value-type="float" office:value="100" calcext:value-type="float">
            <text:p>100</text:p>
          </table:table-cell>
          <table:table-cell office:value-type="float" office:value="12252.7197004618" calcext:value-type="float">
            <text:p>12252.7197004618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float" office:value="30119" calcext:value-type="float">
            <text:p>30119</text:p>
          </table:table-cell>
          <table:table-cell office:value-type="string" calcext:value-type="string">
            <text:p>Maputaland coastal forest mosaic</text:p>
          </table:table-cell>
          <table:table-cell office:value-type="string" calcext:value-type="string">
            <text:p>teow</text:p>
          </table:table-cell>
          <table:table-cell office:value-type="float" office:value="29980.3387166558" calcext:value-type="float">
            <text:p>29980.3387166558</text:p>
          </table:table-cell>
          <table:table-cell office:value-type="float" office:value="29980.3620749342" calcext:value-type="float">
            <text:p>29980.3620749342</text:p>
          </table:table-cell>
          <table:table-cell office:value-type="float" office:value="100" calcext:value-type="float">
            <text:p>100</text:p>
          </table:table-cell>
          <table:table-cell office:value-type="float" office:value="4538.57426600434" calcext:value-type="float">
            <text:p>4538.57426600434</text:p>
          </table:table-cell>
          <table:table-cell office:value-type="float" office:value="15.14" calcext:value-type="float">
            <text:p>15.14</text:p>
          </table:table-cell>
        </table:table-row>
        <table:table-row table:style-name="ro1">
          <table:table-cell office:value-type="float" office:value="30120" calcext:value-type="float">
            <text:p>30120</text:p>
          </table:table-cell>
          <table:table-cell office:value-type="string" calcext:value-type="string">
            <text:p>Mascarene forests</text:p>
          </table:table-cell>
          <table:table-cell office:value-type="string" calcext:value-type="string">
            <text:p>teow</text:p>
          </table:table-cell>
          <table:table-cell office:value-type="float" office:value="4089.23256584637" calcext:value-type="float">
            <text:p>4089.23256584637</text:p>
          </table:table-cell>
          <table:table-cell office:value-type="float" office:value="4088.75290663732" calcext:value-type="float">
            <text:p>4088.75290663732</text:p>
          </table:table-cell>
          <table:table-cell office:value-type="float" office:value="99.99" calcext:value-type="float">
            <text:p>99.99</text:p>
          </table:table-cell>
          <table:table-cell office:value-type="float" office:value="1661.64272735157" calcext:value-type="float">
            <text:p>1661.64272735157</text:p>
          </table:table-cell>
          <table:table-cell office:value-type="float" office:value="40.64" calcext:value-type="float">
            <text:p>40.64</text:p>
          </table:table-cell>
        </table:table-row>
        <table:table-row table:style-name="ro1">
          <table:table-cell office:value-type="float" office:value="30121" calcext:value-type="float">
            <text:p>30121</text:p>
          </table:table-cell>
          <table:table-cell office:value-type="string" calcext:value-type="string">
            <text:p>Mount Cameroon and Bioko montane forests</text:p>
          </table:table-cell>
          <table:table-cell office:value-type="string" calcext:value-type="string">
            <text:p>teow</text:p>
          </table:table-cell>
          <table:table-cell office:value-type="float" office:value="1141.16574276951" calcext:value-type="float">
            <text:p>1141.16574276951</text:p>
          </table:table-cell>
          <table:table-cell office:value-type="float" office:value="1141.1657427689" calcext:value-type="float">
            <text:p>1141.1657427689</text:p>
          </table:table-cell>
          <table:table-cell office:value-type="float" office:value="100" calcext:value-type="float">
            <text:p>100</text:p>
          </table:table-cell>
          <table:table-cell office:value-type="float" office:value="693.222701206801" calcext:value-type="float">
            <text:p>693.222701206801</text:p>
          </table:table-cell>
          <table:table-cell office:value-type="float" office:value="60.75" calcext:value-type="float">
            <text:p>60.75</text:p>
          </table:table-cell>
        </table:table-row>
        <table:table-row table:style-name="ro1">
          <table:table-cell office:value-type="float" office:value="30122" calcext:value-type="float">
            <text:p>30122</text:p>
          </table:table-cell>
          <table:table-cell office:value-type="string" calcext:value-type="string">
            <text:p>Niger Delta swamp forests</text:p>
          </table:table-cell>
          <table:table-cell office:value-type="string" calcext:value-type="string">
            <text:p>teow</text:p>
          </table:table-cell>
          <table:table-cell office:value-type="float" office:value="14343.2667288379" calcext:value-type="float">
            <text:p>14343.2667288379</text:p>
          </table:table-cell>
          <table:table-cell office:value-type="float" office:value="14343.2667288511" calcext:value-type="float">
            <text:p>14343.2667288511</text:p>
          </table:table-cell>
          <table:table-cell office:value-type="float" office:value="100" calcext:value-type="float">
            <text:p>100</text:p>
          </table:table-cell>
          <table:table-cell office:value-type="float" office:value="1172.51877959832" calcext:value-type="float">
            <text:p>1172.51877959832</text:p>
          </table:table-cell>
          <table:table-cell office:value-type="float" office:value="8.17" calcext:value-type="float">
            <text:p>8.17</text:p>
          </table:table-cell>
        </table:table-row>
        <table:table-row table:style-name="ro1">
          <table:table-cell office:value-type="float" office:value="30123" calcext:value-type="float">
            <text:p>30123</text:p>
          </table:table-cell>
          <table:table-cell office:value-type="string" calcext:value-type="string">
            <text:p>Nigerian lowland forests</text:p>
          </table:table-cell>
          <table:table-cell office:value-type="string" calcext:value-type="string">
            <text:p>teow</text:p>
          </table:table-cell>
          <table:table-cell office:value-type="float" office:value="66775.349290947" calcext:value-type="float">
            <text:p>66775.349290947</text:p>
          </table:table-cell>
          <table:table-cell office:value-type="float" office:value="66774.7969807174" calcext:value-type="float">
            <text:p>66774.7969807174</text:p>
          </table:table-cell>
          <table:table-cell office:value-type="float" office:value="100" calcext:value-type="float">
            <text:p>100</text:p>
          </table:table-cell>
          <table:table-cell office:value-type="float" office:value="11703.3896639076" calcext:value-type="float">
            <text:p>11703.3896639076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office:value-type="float" office:value="30124" calcext:value-type="float">
            <text:p>30124</text:p>
          </table:table-cell>
          <table:table-cell office:value-type="string" calcext:value-type="string">
            <text:p>Northeastern Congolian lowland forests</text:p>
          </table:table-cell>
          <table:table-cell office:value-type="string" calcext:value-type="string">
            <text:p>teow</text:p>
          </table:table-cell>
          <table:table-cell office:value-type="float" office:value="531067.598441811" calcext:value-type="float">
            <text:p>531067.598441811</text:p>
          </table:table-cell>
          <table:table-cell office:value-type="float" office:value="531067.464557794" calcext:value-type="float">
            <text:p>531067.464557794</text:p>
          </table:table-cell>
          <table:table-cell office:value-type="float" office:value="100" calcext:value-type="float">
            <text:p>100</text:p>
          </table:table-cell>
          <table:table-cell office:value-type="float" office:value="60189.5737784088" calcext:value-type="float">
            <text:p>60189.5737784088</text:p>
          </table:table-cell>
          <table:table-cell office:value-type="float" office:value="11.33" calcext:value-type="float">
            <text:p>11.33</text:p>
          </table:table-cell>
        </table:table-row>
        <table:table-row table:style-name="ro1">
          <table:table-cell office:value-type="float" office:value="30125" calcext:value-type="float">
            <text:p>30125</text:p>
          </table:table-cell>
          <table:table-cell office:value-type="string" calcext:value-type="string">
            <text:p>Northern Zanzibar-Inhambane coastal forest mosaic</text:p>
          </table:table-cell>
          <table:table-cell office:value-type="string" calcext:value-type="string">
            <text:p>teow</text:p>
          </table:table-cell>
          <table:table-cell office:value-type="float" office:value="111874.323057664" calcext:value-type="float">
            <text:p>111874.323057664</text:p>
          </table:table-cell>
          <table:table-cell office:value-type="float" office:value="111875.693569473" calcext:value-type="float">
            <text:p>111875.693569473</text:p>
          </table:table-cell>
          <table:table-cell office:value-type="float" office:value="100" calcext:value-type="float">
            <text:p>100</text:p>
          </table:table-cell>
          <table:table-cell office:value-type="float" office:value="20517.2237210028" calcext:value-type="float">
            <text:p>20517.2237210028</text:p>
          </table:table-cell>
          <table:table-cell office:value-type="float" office:value="18.34" calcext:value-type="float">
            <text:p>18.34</text:p>
          </table:table-cell>
        </table:table-row>
        <table:table-row table:style-name="ro1">
          <table:table-cell office:value-type="float" office:value="30126" calcext:value-type="float">
            <text:p>30126</text:p>
          </table:table-cell>
          <table:table-cell office:value-type="string" calcext:value-type="string">
            <text:p>Northwestern Congolian lowland forests</text:p>
          </table:table-cell>
          <table:table-cell office:value-type="string" calcext:value-type="string">
            <text:p>teow</text:p>
          </table:table-cell>
          <table:table-cell office:value-type="float" office:value="432190.125109311" calcext:value-type="float">
            <text:p>432190.125109311</text:p>
          </table:table-cell>
          <table:table-cell office:value-type="float" office:value="432189.670825941" calcext:value-type="float">
            <text:p>432189.670825941</text:p>
          </table:table-cell>
          <table:table-cell office:value-type="float" office:value="100" calcext:value-type="float">
            <text:p>100</text:p>
          </table:table-cell>
          <table:table-cell office:value-type="float" office:value="96094.0839189881" calcext:value-type="float">
            <text:p>96094.0839189881</text:p>
          </table:table-cell>
          <table:table-cell office:value-type="float" office:value="22.23" calcext:value-type="float">
            <text:p>22.23</text:p>
          </table:table-cell>
        </table:table-row>
        <table:table-row table:style-name="ro1">
          <table:table-cell office:value-type="float" office:value="30127" calcext:value-type="float">
            <text:p>30127</text:p>
          </table:table-cell>
          <table:table-cell office:value-type="string" calcext:value-type="string">
            <text:p>Sao Tome, Principe and Annobon moist lowland forests</text:p>
          </table:table-cell>
          <table:table-cell office:value-type="string" calcext:value-type="string">
            <text:p>teow</text:p>
          </table:table-cell>
          <table:table-cell office:value-type="float" office:value="937.857688564801" calcext:value-type="float">
            <text:p>937.857688564801</text:p>
          </table:table-cell>
          <table:table-cell office:value-type="float" office:value="937.857688568079" calcext:value-type="float">
            <text:p>937.857688568079</text:p>
          </table:table-cell>
          <table:table-cell office:value-type="float" office:value="100" calcext:value-type="float">
            <text:p>100</text:p>
          </table:table-cell>
          <table:table-cell office:value-type="float" office:value="291.176621293314" calcext:value-type="float">
            <text:p>291.176621293314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30128" calcext:value-type="float">
            <text:p>30128</text:p>
          </table:table-cell>
          <table:table-cell office:value-type="string" calcext:value-type="string">
            <text:p>Southern Zanzibar-Inhambane coastal forest mosaic</text:p>
          </table:table-cell>
          <table:table-cell office:value-type="string" calcext:value-type="string">
            <text:p>teow</text:p>
          </table:table-cell>
          <table:table-cell office:value-type="float" office:value="145819.180817356" calcext:value-type="float">
            <text:p>145819.180817356</text:p>
          </table:table-cell>
          <table:table-cell office:value-type="float" office:value="145819.396372658" calcext:value-type="float">
            <text:p>145819.396372658</text:p>
          </table:table-cell>
          <table:table-cell office:value-type="float" office:value="100" calcext:value-type="float">
            <text:p>100</text:p>
          </table:table-cell>
          <table:table-cell office:value-type="float" office:value="20601.8706816761" calcext:value-type="float">
            <text:p>20601.8706816761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float" office:value="30129" calcext:value-type="float">
            <text:p>30129</text:p>
          </table:table-cell>
          <table:table-cell office:value-type="string" calcext:value-type="string">
            <text:p>Western Congolian swamp forests</text:p>
          </table:table-cell>
          <table:table-cell office:value-type="string" calcext:value-type="string">
            <text:p>teow</text:p>
          </table:table-cell>
          <table:table-cell office:value-type="float" office:value="128060.228846404" calcext:value-type="float">
            <text:p>128060.228846404</text:p>
          </table:table-cell>
          <table:table-cell office:value-type="float" office:value="128059.856690182" calcext:value-type="float">
            <text:p>128059.856690182</text:p>
          </table:table-cell>
          <table:table-cell office:value-type="float" office:value="100" calcext:value-type="float">
            <text:p>100</text:p>
          </table:table-cell>
          <table:table-cell office:value-type="float" office:value="74872.4711919398" calcext:value-type="float">
            <text:p>74872.4711919398</text:p>
          </table:table-cell>
          <table:table-cell office:value-type="float" office:value="58.47" calcext:value-type="float">
            <text:p>58.47</text:p>
          </table:table-cell>
        </table:table-row>
        <table:table-row table:style-name="ro1">
          <table:table-cell office:value-type="float" office:value="30130" calcext:value-type="float">
            <text:p>30130</text:p>
          </table:table-cell>
          <table:table-cell office:value-type="string" calcext:value-type="string">
            <text:p>Western Guinean lowland forests</text:p>
          </table:table-cell>
          <table:table-cell office:value-type="string" calcext:value-type="string">
            <text:p>teow</text:p>
          </table:table-cell>
          <table:table-cell office:value-type="float" office:value="203977.170191366" calcext:value-type="float">
            <text:p>203977.170191366</text:p>
          </table:table-cell>
          <table:table-cell office:value-type="float" office:value="203975.435503702" calcext:value-type="float">
            <text:p>203975.435503702</text:p>
          </table:table-cell>
          <table:table-cell office:value-type="float" office:value="100" calcext:value-type="float">
            <text:p>100</text:p>
          </table:table-cell>
          <table:table-cell office:value-type="float" office:value="25418.8699910976" calcext:value-type="float">
            <text:p>25418.8699910976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>
          <table:table-cell office:value-type="float" office:value="30201" calcext:value-type="float">
            <text:p>30201</text:p>
          </table:table-cell>
          <table:table-cell office:value-type="string" calcext:value-type="string">
            <text:p>Cape Verde Islands dry forests</text:p>
          </table:table-cell>
          <table:table-cell office:value-type="string" calcext:value-type="string">
            <text:p>teow</text:p>
          </table:table-cell>
          <table:table-cell office:value-type="float" office:value="3666.26709301918" calcext:value-type="float">
            <text:p>3666.26709301918</text:p>
          </table:table-cell>
          <table:table-cell office:value-type="float" office:value="3666.28322915575" calcext:value-type="float">
            <text:p>3666.28322915575</text:p>
          </table:table-cell>
          <table:table-cell office:value-type="float" office:value="100" calcext:value-type="float">
            <text:p>100</text:p>
          </table:table-cell>
          <table:table-cell office:value-type="float" office:value="117.591123931851" calcext:value-type="float">
            <text:p>117.591123931851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30202" calcext:value-type="float">
            <text:p>30202</text:p>
          </table:table-cell>
          <table:table-cell office:value-type="string" calcext:value-type="string">
            <text:p>Madagascar dry deciduous forests</text:p>
          </table:table-cell>
          <table:table-cell office:value-type="string" calcext:value-type="string">
            <text:p>teow</text:p>
          </table:table-cell>
          <table:table-cell office:value-type="float" office:value="150993.538636062" calcext:value-type="float">
            <text:p>150993.538636062</text:p>
          </table:table-cell>
          <table:table-cell office:value-type="float" office:value="150995.701620863" calcext:value-type="float">
            <text:p>150995.701620863</text:p>
          </table:table-cell>
          <table:table-cell office:value-type="float" office:value="100" calcext:value-type="float">
            <text:p>100</text:p>
          </table:table-cell>
          <table:table-cell office:value-type="float" office:value="6094.60562024538" calcext:value-type="float">
            <text:p>6094.60562024538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30203" calcext:value-type="float">
            <text:p>30203</text:p>
          </table:table-cell>
          <table:table-cell office:value-type="string" calcext:value-type="string">
            <text:p>Zambezian Cryptosepalum dry forests</text:p>
          </table:table-cell>
          <table:table-cell office:value-type="string" calcext:value-type="string">
            <text:p>teow</text:p>
          </table:table-cell>
          <table:table-cell office:value-type="float" office:value="38084.7803864913" calcext:value-type="float">
            <text:p>38084.7803864913</text:p>
          </table:table-cell>
          <table:table-cell office:value-type="float" office:value="38087.318372863" calcext:value-type="float">
            <text:p>38087.318372863</text:p>
          </table:table-cell>
          <table:table-cell office:value-type="float" office:value="100.01" calcext:value-type="float">
            <text:p>100.01</text:p>
          </table:table-cell>
          <table:table-cell office:value-type="float" office:value="8840.69274072272" calcext:value-type="float">
            <text:p>8840.69274072272</text:p>
          </table:table-cell>
          <table:table-cell office:value-type="float" office:value="23.21" calcext:value-type="float">
            <text:p>23.21</text:p>
          </table:table-cell>
        </table:table-row>
        <table:table-row table:style-name="ro1">
          <table:table-cell office:value-type="float" office:value="30701" calcext:value-type="float">
            <text:p>30701</text:p>
          </table:table-cell>
          <table:table-cell office:value-type="string" calcext:value-type="string">
            <text:p>Angolan Miombo woodlands</text:p>
          </table:table-cell>
          <table:table-cell office:value-type="string" calcext:value-type="string">
            <text:p>teow</text:p>
          </table:table-cell>
          <table:table-cell office:value-type="float" office:value="657494.200477569" calcext:value-type="float">
            <text:p>657494.200477569</text:p>
          </table:table-cell>
          <table:table-cell office:value-type="float" office:value="657499.213590657" calcext:value-type="float">
            <text:p>657499.213590657</text:p>
          </table:table-cell>
          <table:table-cell office:value-type="float" office:value="100" calcext:value-type="float">
            <text:p>100</text:p>
          </table:table-cell>
          <table:table-cell office:value-type="float" office:value="35335.6803617878" calcext:value-type="float">
            <text:p>35335.6803617878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float" office:value="30702" calcext:value-type="float">
            <text:p>30702</text:p>
          </table:table-cell>
          <table:table-cell office:value-type="string" calcext:value-type="string">
            <text:p>Angolan Mopane woodlands</text:p>
          </table:table-cell>
          <table:table-cell office:value-type="string" calcext:value-type="string">
            <text:p>teow</text:p>
          </table:table-cell>
          <table:table-cell office:value-type="float" office:value="133028.296778332" calcext:value-type="float">
            <text:p>133028.296778332</text:p>
          </table:table-cell>
          <table:table-cell office:value-type="float" office:value="133028.297244976" calcext:value-type="float">
            <text:p>133028.297244976</text:p>
          </table:table-cell>
          <table:table-cell office:value-type="float" office:value="100" calcext:value-type="float">
            <text:p>100</text:p>
          </table:table-cell>
          <table:table-cell office:value-type="float" office:value="28090.0422465784" calcext:value-type="float">
            <text:p>28090.0422465784</text:p>
          </table:table-cell>
          <table:table-cell office:value-type="float" office:value="21.12" calcext:value-type="float">
            <text:p>21.12</text:p>
          </table:table-cell>
        </table:table-row>
        <table:table-row table:style-name="ro1">
          <table:table-cell office:value-type="float" office:value="30703" calcext:value-type="float">
            <text:p>30703</text:p>
          </table:table-cell>
          <table:table-cell office:value-type="string" calcext:value-type="string">
            <text:p>Ascension scrub and grasslands</text:p>
          </table:table-cell>
          <table:table-cell office:value-type="string" calcext:value-type="string">
            <text:p>teow</text:p>
          </table:table-cell>
          <table:table-cell office:value-type="float" office:value="80.7204162986545" calcext:value-type="float">
            <text:p>80.7204162986545</text:p>
          </table:table-cell>
          <table:table-cell office:value-type="float" office:value="80.720415646127" calcext:value-type="float">
            <text:p>80.720415646127</text:p>
          </table:table-cell>
          <table:table-cell office:value-type="float" office:value="100" calcext:value-type="float">
            <text:p>100</text:p>
          </table:table-cell>
          <table:table-cell office:value-type="float" office:value="14.0689887294997" calcext:value-type="float">
            <text:p>14.0689887294997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office:value-type="float" office:value="30704" calcext:value-type="float">
            <text:p>30704</text:p>
          </table:table-cell>
          <table:table-cell office:value-type="string" calcext:value-type="string">
            <text:p>Central Zambezian Miombo woodlands</text:p>
          </table:table-cell>
          <table:table-cell office:value-type="string" calcext:value-type="string">
            <text:p>teow</text:p>
          </table:table-cell>
          <table:table-cell office:value-type="float" office:value="1179320.11533703" calcext:value-type="float">
            <text:p>1179320.11533703</text:p>
          </table:table-cell>
          <table:table-cell office:value-type="float" office:value="1179341.96958547" calcext:value-type="float">
            <text:p>1179341.96958547</text:p>
          </table:table-cell>
          <table:table-cell office:value-type="float" office:value="100" calcext:value-type="float">
            <text:p>100</text:p>
          </table:table-cell>
          <table:table-cell office:value-type="float" office:value="312468.416878637" calcext:value-type="float">
            <text:p>312468.416878637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30705" calcext:value-type="float">
            <text:p>30705</text:p>
          </table:table-cell>
          <table:table-cell office:value-type="string" calcext:value-type="string">
            <text:p>East Sudanian savanna</text:p>
          </table:table-cell>
          <table:table-cell office:value-type="string" calcext:value-type="string">
            <text:p>teow</text:p>
          </table:table-cell>
          <table:table-cell office:value-type="float" office:value="913705.664660153" calcext:value-type="float">
            <text:p>913705.664660153</text:p>
          </table:table-cell>
          <table:table-cell office:value-type="float" office:value="913695.654708374" calcext:value-type="float">
            <text:p>913695.654708374</text:p>
          </table:table-cell>
          <table:table-cell office:value-type="float" office:value="100" calcext:value-type="float">
            <text:p>100</text:p>
          </table:table-cell>
          <table:table-cell office:value-type="float" office:value="225528.106041628" calcext:value-type="float">
            <text:p>225528.106041628</text:p>
          </table:table-cell>
          <table:table-cell office:value-type="float" office:value="24.68" calcext:value-type="float">
            <text:p>24.68</text:p>
          </table:table-cell>
        </table:table-row>
        <table:table-row table:style-name="ro1">
          <table:table-cell office:value-type="float" office:value="30706" calcext:value-type="float">
            <text:p>30706</text:p>
          </table:table-cell>
          <table:table-cell office:value-type="string" calcext:value-type="string">
            <text:p>Eastern Miombo woodlands</text:p>
          </table:table-cell>
          <table:table-cell office:value-type="string" calcext:value-type="string">
            <text:p>teow</text:p>
          </table:table-cell>
          <table:table-cell office:value-type="float" office:value="482012.64461927" calcext:value-type="float">
            <text:p>482012.64461927</text:p>
          </table:table-cell>
          <table:table-cell office:value-type="float" office:value="482018.795394326" calcext:value-type="float">
            <text:p>482018.795394326</text:p>
          </table:table-cell>
          <table:table-cell office:value-type="float" office:value="100" calcext:value-type="float">
            <text:p>100</text:p>
          </table:table-cell>
          <table:table-cell office:value-type="float" office:value="155866.165619058" calcext:value-type="float">
            <text:p>155866.165619058</text:p>
          </table:table-cell>
          <table:table-cell office:value-type="float" office:value="32.34" calcext:value-type="float">
            <text:p>32.34</text:p>
          </table:table-cell>
        </table:table-row>
        <table:table-row table:style-name="ro1">
          <table:table-cell office:value-type="float" office:value="30707" calcext:value-type="float">
            <text:p>30707</text:p>
          </table:table-cell>
          <table:table-cell office:value-type="string" calcext:value-type="string">
            <text:p>Guinean forest-savanna mosaic</text:p>
          </table:table-cell>
          <table:table-cell office:value-type="string" calcext:value-type="string">
            <text:p>teow</text:p>
          </table:table-cell>
          <table:table-cell office:value-type="float" office:value="670017.909406252" calcext:value-type="float">
            <text:p>670017.909406252</text:p>
          </table:table-cell>
          <table:table-cell office:value-type="float" office:value="670013.309377354" calcext:value-type="float">
            <text:p>670013.309377354</text:p>
          </table:table-cell>
          <table:table-cell office:value-type="float" office:value="100" calcext:value-type="float">
            <text:p>100</text:p>
          </table:table-cell>
          <table:table-cell office:value-type="float" office:value="111190.718603754" calcext:value-type="float">
            <text:p>111190.718603754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30708" calcext:value-type="float">
            <text:p>30708</text:p>
          </table:table-cell>
          <table:table-cell office:value-type="string" calcext:value-type="string">
            <text:p>Itigi-Sumbu thicket</text:p>
          </table:table-cell>
          <table:table-cell office:value-type="string" calcext:value-type="string">
            <text:p>teow</text:p>
          </table:table-cell>
          <table:table-cell office:value-type="float" office:value="7809.12511862204" calcext:value-type="float">
            <text:p>7809.12511862204</text:p>
          </table:table-cell>
          <table:table-cell office:value-type="float" office:value="7809.12511862413" calcext:value-type="float">
            <text:p>7809.12511862413</text:p>
          </table:table-cell>
          <table:table-cell office:value-type="float" office:value="100" calcext:value-type="float">
            <text:p>100</text:p>
          </table:table-cell>
          <table:table-cell office:value-type="float" office:value="3464.25373000043" calcext:value-type="float">
            <text:p>3464.25373000043</text:p>
          </table:table-cell>
          <table:table-cell office:value-type="float" office:value="44.36" calcext:value-type="float">
            <text:p>44.36</text:p>
          </table:table-cell>
        </table:table-row>
        <table:table-row table:style-name="ro1">
          <table:table-cell office:value-type="float" office:value="30709" calcext:value-type="float">
            <text:p>30709</text:p>
          </table:table-cell>
          <table:table-cell office:value-type="string" calcext:value-type="string">
            <text:p>Kalahari Acacia-Baikiaea woodlands</text:p>
          </table:table-cell>
          <table:table-cell office:value-type="string" calcext:value-type="string">
            <text:p>teow</text:p>
          </table:table-cell>
          <table:table-cell office:value-type="float" office:value="334544.812437494" calcext:value-type="float">
            <text:p>334544.812437494</text:p>
          </table:table-cell>
          <table:table-cell office:value-type="float" office:value="334553.610272512" calcext:value-type="float">
            <text:p>334553.610272512</text:p>
          </table:table-cell>
          <table:table-cell office:value-type="float" office:value="100" calcext:value-type="float">
            <text:p>100</text:p>
          </table:table-cell>
          <table:table-cell office:value-type="float" office:value="107873.996934249" calcext:value-type="float">
            <text:p>107873.996934249</text:p>
          </table:table-cell>
          <table:table-cell office:value-type="float" office:value="32.24" calcext:value-type="float">
            <text:p>32.24</text:p>
          </table:table-cell>
        </table:table-row>
        <table:table-row table:style-name="ro1">
          <table:table-cell office:value-type="float" office:value="30710" calcext:value-type="float">
            <text:p>30710</text:p>
          </table:table-cell>
          <table:table-cell office:value-type="string" calcext:value-type="string">
            <text:p>Mandara Plateau mosaic</text:p>
          </table:table-cell>
          <table:table-cell office:value-type="string" calcext:value-type="string">
            <text:p>teow</text:p>
          </table:table-cell>
          <table:table-cell office:value-type="float" office:value="7478.55459235702" calcext:value-type="float">
            <text:p>7478.55459235702</text:p>
          </table:table-cell>
          <table:table-cell office:value-type="float" office:value="7478.55449735169" calcext:value-type="float">
            <text:p>7478.5544973516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0711" calcext:value-type="float">
            <text:p>30711</text:p>
          </table:table-cell>
          <table:table-cell office:value-type="string" calcext:value-type="string">
            <text:p>Northern Acacia-Commiphora bushlands and thickets</text:p>
          </table:table-cell>
          <table:table-cell office:value-type="string" calcext:value-type="string">
            <text:p>teow</text:p>
          </table:table-cell>
          <table:table-cell office:value-type="float" office:value="324481.543470787" calcext:value-type="float">
            <text:p>324481.543470787</text:p>
          </table:table-cell>
          <table:table-cell office:value-type="float" office:value="324481.762673603" calcext:value-type="float">
            <text:p>324481.762673603</text:p>
          </table:table-cell>
          <table:table-cell office:value-type="float" office:value="100" calcext:value-type="float">
            <text:p>100</text:p>
          </table:table-cell>
          <table:table-cell office:value-type="float" office:value="66088.9566501075" calcext:value-type="float">
            <text:p>66088.9566501075</text:p>
          </table:table-cell>
          <table:table-cell office:value-type="float" office:value="20.37" calcext:value-type="float">
            <text:p>20.37</text:p>
          </table:table-cell>
        </table:table-row>
        <table:table-row table:style-name="ro1">
          <table:table-cell office:value-type="float" office:value="30712" calcext:value-type="float">
            <text:p>30712</text:p>
          </table:table-cell>
          <table:table-cell office:value-type="string" calcext:value-type="string">
            <text:p>Northern Congolian forest-savanna mosaic</text:p>
          </table:table-cell>
          <table:table-cell office:value-type="string" calcext:value-type="string">
            <text:p>teow</text:p>
          </table:table-cell>
          <table:table-cell office:value-type="float" office:value="705006.621401743" calcext:value-type="float">
            <text:p>705006.621401743</text:p>
          </table:table-cell>
          <table:table-cell office:value-type="float" office:value="705005.018205266" calcext:value-type="float">
            <text:p>705005.018205266</text:p>
          </table:table-cell>
          <table:table-cell office:value-type="float" office:value="100" calcext:value-type="float">
            <text:p>100</text:p>
          </table:table-cell>
          <table:table-cell office:value-type="float" office:value="104070.22857563" calcext:value-type="float">
            <text:p>104070.22857563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 office:value-type="float" office:value="30713" calcext:value-type="float">
            <text:p>30713</text:p>
          </table:table-cell>
          <table:table-cell office:value-type="string" calcext:value-type="string">
            <text:p>Sahelian Acacia savanna</text:p>
          </table:table-cell>
          <table:table-cell office:value-type="string" calcext:value-type="string">
            <text:p>teow</text:p>
          </table:table-cell>
          <table:table-cell office:value-type="float" office:value="3042347.38082324" calcext:value-type="float">
            <text:p>3042347.38082324</text:p>
          </table:table-cell>
          <table:table-cell office:value-type="float" office:value="3042326.00411824" calcext:value-type="float">
            <text:p>3042326.00411824</text:p>
          </table:table-cell>
          <table:table-cell office:value-type="float" office:value="100" calcext:value-type="float">
            <text:p>100</text:p>
          </table:table-cell>
          <table:table-cell office:value-type="float" office:value="343510.259180535" calcext:value-type="float">
            <text:p>343510.259180535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1">
          <table:table-cell office:value-type="float" office:value="30714" calcext:value-type="float">
            <text:p>30714</text:p>
          </table:table-cell>
          <table:table-cell office:value-type="string" calcext:value-type="string">
            <text:p>Serengeti volcanic grasslands</text:p>
          </table:table-cell>
          <table:table-cell office:value-type="string" calcext:value-type="string">
            <text:p>teow</text:p>
          </table:table-cell>
          <table:table-cell office:value-type="float" office:value="17947.5430201065" calcext:value-type="float">
            <text:p>17947.5430201065</text:p>
          </table:table-cell>
          <table:table-cell office:value-type="float" office:value="17947.5431499643" calcext:value-type="float">
            <text:p>17947.5431499643</text:p>
          </table:table-cell>
          <table:table-cell office:value-type="float" office:value="100" calcext:value-type="float">
            <text:p>100</text:p>
          </table:table-cell>
          <table:table-cell office:value-type="float" office:value="15541.6725844458" calcext:value-type="float">
            <text:p>15541.6725844458</text:p>
          </table:table-cell>
          <table:table-cell office:value-type="float" office:value="86.59" calcext:value-type="float">
            <text:p>86.59</text:p>
          </table:table-cell>
        </table:table-row>
        <table:table-row table:style-name="ro1">
          <table:table-cell office:value-type="float" office:value="30715" calcext:value-type="float">
            <text:p>30715</text:p>
          </table:table-cell>
          <table:table-cell office:value-type="string" calcext:value-type="string">
            <text:p>Somali Acacia-Commiphora bushlands and thickets</text:p>
          </table:table-cell>
          <table:table-cell office:value-type="string" calcext:value-type="string">
            <text:p>teow</text:p>
          </table:table-cell>
          <table:table-cell office:value-type="float" office:value="1049108.89865587" calcext:value-type="float">
            <text:p>1049108.89865587</text:p>
          </table:table-cell>
          <table:table-cell office:value-type="float" office:value="1049107.91023386" calcext:value-type="float">
            <text:p>1049107.91023386</text:p>
          </table:table-cell>
          <table:table-cell office:value-type="float" office:value="100" calcext:value-type="float">
            <text:p>100</text:p>
          </table:table-cell>
          <table:table-cell office:value-type="float" office:value="115611.632237616" calcext:value-type="float">
            <text:p>115611.632237616</text:p>
          </table:table-cell>
          <table:table-cell office:value-type="float" office:value="11.02" calcext:value-type="float">
            <text:p>11.02</text:p>
          </table:table-cell>
        </table:table-row>
        <table:table-row table:style-name="ro1">
          <table:table-cell office:value-type="float" office:value="30716" calcext:value-type="float">
            <text:p>30716</text:p>
          </table:table-cell>
          <table:table-cell office:value-type="string" calcext:value-type="string">
            <text:p>Southern Acacia-Commiphora bushlands and thickets</text:p>
          </table:table-cell>
          <table:table-cell office:value-type="string" calcext:value-type="string">
            <text:p>teow</text:p>
          </table:table-cell>
          <table:table-cell office:value-type="float" office:value="226769.681368078" calcext:value-type="float">
            <text:p>226769.681368078</text:p>
          </table:table-cell>
          <table:table-cell office:value-type="float" office:value="226774.821462571" calcext:value-type="float">
            <text:p>226774.821462571</text:p>
          </table:table-cell>
          <table:table-cell office:value-type="float" office:value="100" calcext:value-type="float">
            <text:p>100</text:p>
          </table:table-cell>
          <table:table-cell office:value-type="float" office:value="75223.0826853581" calcext:value-type="float">
            <text:p>75223.0826853581</text:p>
          </table:table-cell>
          <table:table-cell office:value-type="float" office:value="33.17" calcext:value-type="float">
            <text:p>33.17</text:p>
          </table:table-cell>
        </table:table-row>
        <table:table-row table:style-name="ro1">
          <table:table-cell office:value-type="float" office:value="30717" calcext:value-type="float">
            <text:p>30717</text:p>
          </table:table-cell>
          <table:table-cell office:value-type="string" calcext:value-type="string">
            <text:p>Southern Africa bushveld</text:p>
          </table:table-cell>
          <table:table-cell office:value-type="string" calcext:value-type="string">
            <text:p>teow</text:p>
          </table:table-cell>
          <table:table-cell office:value-type="float" office:value="222541.266675878" calcext:value-type="float">
            <text:p>222541.266675878</text:p>
          </table:table-cell>
          <table:table-cell office:value-type="float" office:value="222544.745714423" calcext:value-type="float">
            <text:p>222544.745714423</text:p>
          </table:table-cell>
          <table:table-cell office:value-type="float" office:value="100" calcext:value-type="float">
            <text:p>100</text:p>
          </table:table-cell>
          <table:table-cell office:value-type="float" office:value="20323.4078354124" calcext:value-type="float">
            <text:p>20323.4078354124</text:p>
          </table:table-cell>
          <table:table-cell office:value-type="float" office:value="9.13" calcext:value-type="float">
            <text:p>9.13</text:p>
          </table:table-cell>
        </table:table-row>
        <table:table-row table:style-name="ro1">
          <table:table-cell office:value-type="float" office:value="30718" calcext:value-type="float">
            <text:p>30718</text:p>
          </table:table-cell>
          <table:table-cell office:value-type="string" calcext:value-type="string">
            <text:p>Southern Congolian forest-savanna mosaic</text:p>
          </table:table-cell>
          <table:table-cell office:value-type="string" calcext:value-type="string">
            <text:p>teow</text:p>
          </table:table-cell>
          <table:table-cell office:value-type="float" office:value="567186.941467041" calcext:value-type="float">
            <text:p>567186.941467041</text:p>
          </table:table-cell>
          <table:table-cell office:value-type="float" office:value="567188.676679831" calcext:value-type="float">
            <text:p>567188.676679831</text:p>
          </table:table-cell>
          <table:table-cell office:value-type="float" office:value="100" calcext:value-type="float">
            <text:p>100</text:p>
          </table:table-cell>
          <table:table-cell office:value-type="float" office:value="20650.1561333732" calcext:value-type="float">
            <text:p>20650.156133373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30719" calcext:value-type="float">
            <text:p>30719</text:p>
          </table:table-cell>
          <table:table-cell office:value-type="string" calcext:value-type="string">
            <text:p>Southern Miombo woodlands</text:p>
          </table:table-cell>
          <table:table-cell office:value-type="string" calcext:value-type="string">
            <text:p>teow</text:p>
          </table:table-cell>
          <table:table-cell office:value-type="float" office:value="406915.036253308" calcext:value-type="float">
            <text:p>406915.036253308</text:p>
          </table:table-cell>
          <table:table-cell office:value-type="float" office:value="406923.614946387" calcext:value-type="float">
            <text:p>406923.614946387</text:p>
          </table:table-cell>
          <table:table-cell office:value-type="float" office:value="100" calcext:value-type="float">
            <text:p>100</text:p>
          </table:table-cell>
          <table:table-cell office:value-type="float" office:value="74465.8519244553" calcext:value-type="float">
            <text:p>74465.8519244553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30720" calcext:value-type="float">
            <text:p>30720</text:p>
          </table:table-cell>
          <table:table-cell office:value-type="string" calcext:value-type="string">
            <text:p>St. Helena scrub and woodlands</text:p>
          </table:table-cell>
          <table:table-cell office:value-type="string" calcext:value-type="string">
            <text:p>teow</text:p>
          </table:table-cell>
          <table:table-cell office:value-type="float" office:value="113.021731962562" calcext:value-type="float">
            <text:p>113.021731962562</text:p>
          </table:table-cell>
          <table:table-cell office:value-type="float" office:value="113.021731962891" calcext:value-type="float">
            <text:p>113.0217319628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0721" calcext:value-type="float">
            <text:p>30721</text:p>
          </table:table-cell>
          <table:table-cell office:value-type="string" calcext:value-type="string">
            <text:p>Victoria Basin forest-savanna mosaic</text:p>
          </table:table-cell>
          <table:table-cell office:value-type="string" calcext:value-type="string">
            <text:p>teow</text:p>
          </table:table-cell>
          <table:table-cell office:value-type="float" office:value="165042.164724705" calcext:value-type="float">
            <text:p>165042.164724705</text:p>
          </table:table-cell>
          <table:table-cell office:value-type="float" office:value="165042.045272964" calcext:value-type="float">
            <text:p>165042.045272964</text:p>
          </table:table-cell>
          <table:table-cell office:value-type="float" office:value="100" calcext:value-type="float">
            <text:p>100</text:p>
          </table:table-cell>
          <table:table-cell office:value-type="float" office:value="23145.3712648144" calcext:value-type="float">
            <text:p>23145.3712648144</text:p>
          </table:table-cell>
          <table:table-cell office:value-type="float" office:value="14.02" calcext:value-type="float">
            <text:p>14.02</text:p>
          </table:table-cell>
        </table:table-row>
        <table:table-row table:style-name="ro1">
          <table:table-cell office:value-type="float" office:value="30722" calcext:value-type="float">
            <text:p>30722</text:p>
          </table:table-cell>
          <table:table-cell office:value-type="string" calcext:value-type="string">
            <text:p>West Sudanian savanna</text:p>
          </table:table-cell>
          <table:table-cell office:value-type="string" calcext:value-type="string">
            <text:p>teow</text:p>
          </table:table-cell>
          <table:table-cell office:value-type="float" office:value="1631819.76572948" calcext:value-type="float">
            <text:p>1631819.76572948</text:p>
          </table:table-cell>
          <table:table-cell office:value-type="float" office:value="1631791.18747328" calcext:value-type="float">
            <text:p>1631791.18747328</text:p>
          </table:table-cell>
          <table:table-cell office:value-type="float" office:value="100" calcext:value-type="float">
            <text:p>100</text:p>
          </table:table-cell>
          <table:table-cell office:value-type="float" office:value="241677.471608014" calcext:value-type="float">
            <text:p>241677.471608014</text:p>
          </table:table-cell>
          <table:table-cell office:value-type="float" office:value="14.81" calcext:value-type="float">
            <text:p>14.81</text:p>
          </table:table-cell>
        </table:table-row>
        <table:table-row table:style-name="ro1">
          <table:table-cell office:value-type="float" office:value="30723" calcext:value-type="float">
            <text:p>30723</text:p>
          </table:table-cell>
          <table:table-cell office:value-type="string" calcext:value-type="string">
            <text:p>Western Congolian forest-savanna mosaic</text:p>
          </table:table-cell>
          <table:table-cell office:value-type="string" calcext:value-type="string">
            <text:p>teow</text:p>
          </table:table-cell>
          <table:table-cell office:value-type="float" office:value="411570.722569771" calcext:value-type="float">
            <text:p>411570.722569771</text:p>
          </table:table-cell>
          <table:table-cell office:value-type="float" office:value="411570.753305458" calcext:value-type="float">
            <text:p>411570.753305458</text:p>
          </table:table-cell>
          <table:table-cell office:value-type="float" office:value="100" calcext:value-type="float">
            <text:p>100</text:p>
          </table:table-cell>
          <table:table-cell office:value-type="float" office:value="34899.8431571088" calcext:value-type="float">
            <text:p>34899.8431571088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30724" calcext:value-type="float">
            <text:p>30724</text:p>
          </table:table-cell>
          <table:table-cell office:value-type="string" calcext:value-type="string">
            <text:p>Western Zambezian grasslands</text:p>
          </table:table-cell>
          <table:table-cell office:value-type="string" calcext:value-type="string">
            <text:p>teow</text:p>
          </table:table-cell>
          <table:table-cell office:value-type="float" office:value="33889.6721569567" calcext:value-type="float">
            <text:p>33889.6721569567</text:p>
          </table:table-cell>
          <table:table-cell office:value-type="float" office:value="33889.6718723121" calcext:value-type="float">
            <text:p>33889.6718723121</text:p>
          </table:table-cell>
          <table:table-cell office:value-type="float" office:value="100" calcext:value-type="float">
            <text:p>100</text:p>
          </table:table-cell>
          <table:table-cell office:value-type="float" office:value="17350.648065722" calcext:value-type="float">
            <text:p>17350.648065722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float" office:value="30725" calcext:value-type="float">
            <text:p>30725</text:p>
          </table:table-cell>
          <table:table-cell office:value-type="string" calcext:value-type="string">
            <text:p>Zambezian and Mopane woodlands</text:p>
          </table:table-cell>
          <table:table-cell office:value-type="string" calcext:value-type="string">
            <text:p>teow</text:p>
          </table:table-cell>
          <table:table-cell office:value-type="float" office:value="471871.94607265" calcext:value-type="float">
            <text:p>471871.94607265</text:p>
          </table:table-cell>
          <table:table-cell office:value-type="float" office:value="471886.156978256" calcext:value-type="float">
            <text:p>471886.156978256</text:p>
          </table:table-cell>
          <table:table-cell office:value-type="float" office:value="100" calcext:value-type="float">
            <text:p>100</text:p>
          </table:table-cell>
          <table:table-cell office:value-type="float" office:value="182292.446021639" calcext:value-type="float">
            <text:p>182292.446021639</text:p>
          </table:table-cell>
          <table:table-cell office:value-type="float" office:value="38.63" calcext:value-type="float">
            <text:p>38.63</text:p>
          </table:table-cell>
        </table:table-row>
        <table:table-row table:style-name="ro1">
          <table:table-cell office:value-type="float" office:value="30726" calcext:value-type="float">
            <text:p>30726</text:p>
          </table:table-cell>
          <table:table-cell office:value-type="string" calcext:value-type="string">
            <text:p>Zambezian Baikiaea woodlands</text:p>
          </table:table-cell>
          <table:table-cell office:value-type="string" calcext:value-type="string">
            <text:p>teow</text:p>
          </table:table-cell>
          <table:table-cell office:value-type="float" office:value="263554.085215295" calcext:value-type="float">
            <text:p>263554.085215295</text:p>
          </table:table-cell>
          <table:table-cell office:value-type="float" office:value="263554.239754445" calcext:value-type="float">
            <text:p>263554.239754445</text:p>
          </table:table-cell>
          <table:table-cell office:value-type="float" office:value="100" calcext:value-type="float">
            <text:p>100</text:p>
          </table:table-cell>
          <table:table-cell office:value-type="float" office:value="88101.9254826082" calcext:value-type="float">
            <text:p>88101.9254826082</text:p>
          </table:table-cell>
          <table:table-cell office:value-type="float" office:value="33.43" calcext:value-type="float">
            <text:p>33.43</text:p>
          </table:table-cell>
        </table:table-row>
        <table:table-row table:style-name="ro1">
          <table:table-cell office:value-type="float" office:value="30801" calcext:value-type="float">
            <text:p>30801</text:p>
          </table:table-cell>
          <table:table-cell office:value-type="string" calcext:value-type="string">
            <text:p>Al Hajar montane woodlands</text:p>
          </table:table-cell>
          <table:table-cell office:value-type="string" calcext:value-type="string">
            <text:p>teow</text:p>
          </table:table-cell>
          <table:table-cell office:value-type="float" office:value="25485.5775529579" calcext:value-type="float">
            <text:p>25485.5775529579</text:p>
          </table:table-cell>
          <table:table-cell office:value-type="float" office:value="25485.5775529458" calcext:value-type="float">
            <text:p>25485.5775529458</text:p>
          </table:table-cell>
          <table:table-cell office:value-type="float" office:value="100" calcext:value-type="float">
            <text:p>100</text:p>
          </table:table-cell>
          <table:table-cell office:value-type="float" office:value="324.035157392807" calcext:value-type="float">
            <text:p>324.035157392807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30802" calcext:value-type="float">
            <text:p>30802</text:p>
          </table:table-cell>
          <table:table-cell office:value-type="string" calcext:value-type="string">
            <text:p>Amsterdam and Saint-Paul Islands temperate grasslands</text:p>
          </table:table-cell>
          <table:table-cell office:value-type="string" calcext:value-type="string">
            <text:p>teow</text:p>
          </table:table-cell>
          <table:table-cell office:value-type="float" office:value="50.9773591228988" calcext:value-type="float">
            <text:p>50.9773591228988</text:p>
          </table:table-cell>
          <table:table-cell office:value-type="float" office:value="50.9773587448867" calcext:value-type="float">
            <text:p>50.9773587448867</text:p>
          </table:table-cell>
          <table:table-cell office:value-type="float" office:value="100" calcext:value-type="float">
            <text:p>100</text:p>
          </table:table-cell>
          <table:table-cell office:value-type="float" office:value="50.9773587448867" calcext:value-type="float">
            <text:p>50.97735874488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803" calcext:value-type="float">
            <text:p>30803</text:p>
          </table:table-cell>
          <table:table-cell office:value-type="string" calcext:value-type="string">
            <text:p>Tristan Da Cunha-Gough Islands shrub and grasslands</text:p>
          </table:table-cell>
          <table:table-cell office:value-type="string" calcext:value-type="string">
            <text:p>teow</text:p>
          </table:table-cell>
          <table:table-cell office:value-type="float" office:value="69.4312635084401" calcext:value-type="float">
            <text:p>69.4312635084401</text:p>
          </table:table-cell>
          <table:table-cell office:value-type="float" office:value="69.4312634755174" calcext:value-type="float">
            <text:p>69.4312634755174</text:p>
          </table:table-cell>
          <table:table-cell office:value-type="float" office:value="100" calcext:value-type="float">
            <text:p>100</text:p>
          </table:table-cell>
          <table:table-cell office:value-type="float" office:value="17.3303261208501" calcext:value-type="float">
            <text:p>17.3303261208501</text:p>
          </table:table-cell>
          <table:table-cell office:value-type="float" office:value="24.96" calcext:value-type="float">
            <text:p>24.96</text:p>
          </table:table-cell>
        </table:table-row>
        <table:table-row table:style-name="ro1">
          <table:table-cell office:value-type="float" office:value="30901" calcext:value-type="float">
            <text:p>30901</text:p>
          </table:table-cell>
          <table:table-cell office:value-type="string" calcext:value-type="string">
            <text:p>East African halophytics</text:p>
          </table:table-cell>
          <table:table-cell office:value-type="string" calcext:value-type="string">
            <text:p>teow</text:p>
          </table:table-cell>
          <table:table-cell office:value-type="float" office:value="2625.8337134155" calcext:value-type="float">
            <text:p>2625.8337134155</text:p>
          </table:table-cell>
          <table:table-cell office:value-type="float" office:value="2625.83371342004" calcext:value-type="float">
            <text:p>2625.83371342004</text:p>
          </table:table-cell>
          <table:table-cell office:value-type="float" office:value="100" calcext:value-type="float">
            <text:p>100</text:p>
          </table:table-cell>
          <table:table-cell office:value-type="float" office:value="1742.55552174806" calcext:value-type="float">
            <text:p>1742.55552174806</text:p>
          </table:table-cell>
          <table:table-cell office:value-type="float" office:value="66.36" calcext:value-type="float">
            <text:p>66.36</text:p>
          </table:table-cell>
        </table:table-row>
        <table:table-row table:style-name="ro1">
          <table:table-cell office:value-type="float" office:value="30902" calcext:value-type="float">
            <text:p>30902</text:p>
          </table:table-cell>
          <table:table-cell office:value-type="string" calcext:value-type="string">
            <text:p>Etosha Pan halophytics</text:p>
          </table:table-cell>
          <table:table-cell office:value-type="string" calcext:value-type="string">
            <text:p>teow</text:p>
          </table:table-cell>
          <table:table-cell office:value-type="float" office:value="7208.2485795181" calcext:value-type="float">
            <text:p>7208.2485795181</text:p>
          </table:table-cell>
          <table:table-cell office:value-type="float" office:value="7208.24842183578" calcext:value-type="float">
            <text:p>7208.24842183578</text:p>
          </table:table-cell>
          <table:table-cell office:value-type="float" office:value="100" calcext:value-type="float">
            <text:p>100</text:p>
          </table:table-cell>
          <table:table-cell office:value-type="float" office:value="7141.06552977357" calcext:value-type="float">
            <text:p>7141.06552977357</text:p>
          </table:table-cell>
          <table:table-cell office:value-type="float" office:value="99.07" calcext:value-type="float">
            <text:p>99.07</text:p>
          </table:table-cell>
        </table:table-row>
        <table:table-row table:style-name="ro1">
          <table:table-cell office:value-type="float" office:value="30903" calcext:value-type="float">
            <text:p>30903</text:p>
          </table:table-cell>
          <table:table-cell office:value-type="string" calcext:value-type="string">
            <text:p>Inner Niger Delta flooded savanna</text:p>
          </table:table-cell>
          <table:table-cell office:value-type="string" calcext:value-type="string">
            <text:p>teow</text:p>
          </table:table-cell>
          <table:table-cell office:value-type="float" office:value="45868.1978598588" calcext:value-type="float">
            <text:p>45868.1978598588</text:p>
          </table:table-cell>
          <table:table-cell office:value-type="float" office:value="45868.1984051577" calcext:value-type="float">
            <text:p>45868.1984051577</text:p>
          </table:table-cell>
          <table:table-cell office:value-type="float" office:value="100" calcext:value-type="float">
            <text:p>100</text:p>
          </table:table-cell>
          <table:table-cell office:value-type="float" office:value="23092.0217030834" calcext:value-type="float">
            <text:p>23092.0217030834</text:p>
          </table:table-cell>
          <table:table-cell office:value-type="float" office:value="50.34" calcext:value-type="float">
            <text:p>50.34</text:p>
          </table:table-cell>
        </table:table-row>
        <table:table-row table:style-name="ro1">
          <table:table-cell office:value-type="float" office:value="30904" calcext:value-type="float">
            <text:p>30904</text:p>
          </table:table-cell>
          <table:table-cell office:value-type="string" calcext:value-type="string">
            <text:p>Lake Chad flooded savanna</text:p>
          </table:table-cell>
          <table:table-cell office:value-type="string" calcext:value-type="string">
            <text:p>teow</text:p>
          </table:table-cell>
          <table:table-cell office:value-type="float" office:value="18761.0478942354" calcext:value-type="float">
            <text:p>18761.0478942354</text:p>
          </table:table-cell>
          <table:table-cell office:value-type="float" office:value="18760.4532643262" calcext:value-type="float">
            <text:p>18760.4532643262</text:p>
          </table:table-cell>
          <table:table-cell office:value-type="float" office:value="100" calcext:value-type="float">
            <text:p>100</text:p>
          </table:table-cell>
          <table:table-cell office:value-type="float" office:value="9141.65694896599" calcext:value-type="float">
            <text:p>9141.65694896599</text:p>
          </table:table-cell>
          <table:table-cell office:value-type="float" office:value="48.73" calcext:value-type="float">
            <text:p>48.73</text:p>
          </table:table-cell>
        </table:table-row>
        <table:table-row table:style-name="ro1">
          <table:table-cell office:value-type="float" office:value="30905" calcext:value-type="float">
            <text:p>30905</text:p>
          </table:table-cell>
          <table:table-cell office:value-type="string" calcext:value-type="string">
            <text:p>Saharan flooded grasslands</text:p>
          </table:table-cell>
          <table:table-cell office:value-type="string" calcext:value-type="string">
            <text:p>teow</text:p>
          </table:table-cell>
          <table:table-cell office:value-type="float" office:value="178951.554367782" calcext:value-type="float">
            <text:p>178951.554367782</text:p>
          </table:table-cell>
          <table:table-cell office:value-type="float" office:value="178951.126480792" calcext:value-type="float">
            <text:p>178951.126480792</text:p>
          </table:table-cell>
          <table:table-cell office:value-type="float" office:value="100" calcext:value-type="float">
            <text:p>100</text:p>
          </table:table-cell>
          <table:table-cell office:value-type="float" office:value="38140.434177043" calcext:value-type="float">
            <text:p>38140.434177043</text:p>
          </table:table-cell>
          <table:table-cell office:value-type="float" office:value="21.31" calcext:value-type="float">
            <text:p>21.31</text:p>
          </table:table-cell>
        </table:table-row>
        <table:table-row table:style-name="ro1">
          <table:table-cell office:value-type="float" office:value="30906" calcext:value-type="float">
            <text:p>30906</text:p>
          </table:table-cell>
          <table:table-cell office:value-type="string" calcext:value-type="string">
            <text:p>Zambezian coastal flooded savanna</text:p>
          </table:table-cell>
          <table:table-cell office:value-type="string" calcext:value-type="string">
            <text:p>teow</text:p>
          </table:table-cell>
          <table:table-cell office:value-type="float" office:value="19467.5379572785" calcext:value-type="float">
            <text:p>19467.5379572785</text:p>
          </table:table-cell>
          <table:table-cell office:value-type="float" office:value="19467.544957259" calcext:value-type="float">
            <text:p>19467.544957259</text:p>
          </table:table-cell>
          <table:table-cell office:value-type="float" office:value="100" calcext:value-type="float">
            <text:p>100</text:p>
          </table:table-cell>
          <table:table-cell office:value-type="float" office:value="13824.2852621616" calcext:value-type="float">
            <text:p>13824.2852621616</text:p>
          </table:table-cell>
          <table:table-cell office:value-type="float" office:value="71.01" calcext:value-type="float">
            <text:p>71.01</text:p>
          </table:table-cell>
        </table:table-row>
        <table:table-row table:style-name="ro1">
          <table:table-cell office:value-type="float" office:value="30907" calcext:value-type="float">
            <text:p>30907</text:p>
          </table:table-cell>
          <table:table-cell office:value-type="string" calcext:value-type="string">
            <text:p>Zambezian flooded grasslands</text:p>
          </table:table-cell>
          <table:table-cell office:value-type="string" calcext:value-type="string">
            <text:p>teow</text:p>
          </table:table-cell>
          <table:table-cell office:value-type="float" office:value="152878.274569256" calcext:value-type="float">
            <text:p>152878.274569256</text:p>
          </table:table-cell>
          <table:table-cell office:value-type="float" office:value="152878.860940801" calcext:value-type="float">
            <text:p>152878.860940801</text:p>
          </table:table-cell>
          <table:table-cell office:value-type="float" office:value="100" calcext:value-type="float">
            <text:p>100</text:p>
          </table:table-cell>
          <table:table-cell office:value-type="float" office:value="102313.150294639" calcext:value-type="float">
            <text:p>102313.150294639</text:p>
          </table:table-cell>
          <table:table-cell office:value-type="float" office:value="66.92" calcext:value-type="float">
            <text:p>66.92</text:p>
          </table:table-cell>
        </table:table-row>
        <table:table-row table:style-name="ro1">
          <table:table-cell office:value-type="float" office:value="30908" calcext:value-type="float">
            <text:p>30908</text:p>
          </table:table-cell>
          <table:table-cell office:value-type="string" calcext:value-type="string">
            <text:p>Zambezian halophytics</text:p>
          </table:table-cell>
          <table:table-cell office:value-type="string" calcext:value-type="string">
            <text:p>teow</text:p>
          </table:table-cell>
          <table:table-cell office:value-type="float" office:value="30289.141955224" calcext:value-type="float">
            <text:p>30289.141955224</text:p>
          </table:table-cell>
          <table:table-cell office:value-type="float" office:value="30289.1419552144" calcext:value-type="float">
            <text:p>30289.1419552144</text:p>
          </table:table-cell>
          <table:table-cell office:value-type="float" office:value="100" calcext:value-type="float">
            <text:p>100</text:p>
          </table:table-cell>
          <table:table-cell office:value-type="float" office:value="6325.77681578005" calcext:value-type="float">
            <text:p>6325.77681578005</text:p>
          </table:table-cell>
          <table:table-cell office:value-type="float" office:value="20.88" calcext:value-type="float">
            <text:p>20.88</text:p>
          </table:table-cell>
        </table:table-row>
        <table:table-row table:style-name="ro1">
          <table:table-cell office:value-type="float" office:value="31001" calcext:value-type="float">
            <text:p>31001</text:p>
          </table:table-cell>
          <table:table-cell office:value-type="string" calcext:value-type="string">
            <text:p>Angolan montane forest-grassland mosaic</text:p>
          </table:table-cell>
          <table:table-cell office:value-type="string" calcext:value-type="string">
            <text:p>teow</text:p>
          </table:table-cell>
          <table:table-cell office:value-type="float" office:value="25418.5420800356" calcext:value-type="float">
            <text:p>25418.5420800356</text:p>
          </table:table-cell>
          <table:table-cell office:value-type="float" office:value="25418.54208002" calcext:value-type="float">
            <text:p>25418.5420800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1002" calcext:value-type="float">
            <text:p>31002</text:p>
          </table:table-cell>
          <table:table-cell office:value-type="string" calcext:value-type="string">
            <text:p>Angolan scarp savanna and woodlands</text:p>
          </table:table-cell>
          <table:table-cell office:value-type="string" calcext:value-type="string">
            <text:p>teow</text:p>
          </table:table-cell>
          <table:table-cell office:value-type="float" office:value="73976.8127350694" calcext:value-type="float">
            <text:p>73976.8127350694</text:p>
          </table:table-cell>
          <table:table-cell office:value-type="float" office:value="73976.8129677975" calcext:value-type="float">
            <text:p>73976.8129677975</text:p>
          </table:table-cell>
          <table:table-cell office:value-type="float" office:value="100" calcext:value-type="float">
            <text:p>100</text:p>
          </table:table-cell>
          <table:table-cell office:value-type="float" office:value="8586.23077522524" calcext:value-type="float">
            <text:p>8586.23077522524</text:p>
          </table:table-cell>
          <table:table-cell office:value-type="float" office:value="11.61" calcext:value-type="float">
            <text:p>11.61</text:p>
          </table:table-cell>
        </table:table-row>
        <table:table-row table:style-name="ro1">
          <table:table-cell office:value-type="float" office:value="31003" calcext:value-type="float">
            <text:p>31003</text:p>
          </table:table-cell>
          <table:table-cell office:value-type="string" calcext:value-type="string">
            <text:p>Drakensberg alti-montane grasslands and woodlands</text:p>
          </table:table-cell>
          <table:table-cell office:value-type="string" calcext:value-type="string">
            <text:p>teow</text:p>
          </table:table-cell>
          <table:table-cell office:value-type="float" office:value="11893.5852550193" calcext:value-type="float">
            <text:p>11893.5852550193</text:p>
          </table:table-cell>
          <table:table-cell office:value-type="float" office:value="11893.5850741702" calcext:value-type="float">
            <text:p>11893.5850741702</text:p>
          </table:table-cell>
          <table:table-cell office:value-type="float" office:value="100" calcext:value-type="float">
            <text:p>100</text:p>
          </table:table-cell>
          <table:table-cell office:value-type="float" office:value="781.235755244532" calcext:value-type="float">
            <text:p>781.235755244532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31004" calcext:value-type="float">
            <text:p>31004</text:p>
          </table:table-cell>
          <table:table-cell office:value-type="string" calcext:value-type="string">
            <text:p>Drakensberg montane grasslands, woodlands and forests</text:p>
          </table:table-cell>
          <table:table-cell office:value-type="string" calcext:value-type="string">
            <text:p>teow</text:p>
          </table:table-cell>
          <table:table-cell office:value-type="float" office:value="201959.867159202" calcext:value-type="float">
            <text:p>201959.867159202</text:p>
          </table:table-cell>
          <table:table-cell office:value-type="float" office:value="201964.585096892" calcext:value-type="float">
            <text:p>201964.585096892</text:p>
          </table:table-cell>
          <table:table-cell office:value-type="float" office:value="100" calcext:value-type="float">
            <text:p>100</text:p>
          </table:table-cell>
          <table:table-cell office:value-type="float" office:value="11924.6205237633" calcext:value-type="float">
            <text:p>11924.6205237633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31005" calcext:value-type="float">
            <text:p>31005</text:p>
          </table:table-cell>
          <table:table-cell office:value-type="string" calcext:value-type="string">
            <text:p>East African montane moorlands</text:p>
          </table:table-cell>
          <table:table-cell office:value-type="string" calcext:value-type="string">
            <text:p>teow</text:p>
          </table:table-cell>
          <table:table-cell office:value-type="float" office:value="3273.35451986068" calcext:value-type="float">
            <text:p>3273.35451986068</text:p>
          </table:table-cell>
          <table:table-cell office:value-type="float" office:value="3273.37289332324" calcext:value-type="float">
            <text:p>3273.37289332324</text:p>
          </table:table-cell>
          <table:table-cell office:value-type="float" office:value="100" calcext:value-type="float">
            <text:p>100</text:p>
          </table:table-cell>
          <table:table-cell office:value-type="float" office:value="2325.42331144385" calcext:value-type="float">
            <text:p>2325.42331144385</text:p>
          </table:table-cell>
          <table:table-cell office:value-type="float" office:value="71.04" calcext:value-type="float">
            <text:p>71.04</text:p>
          </table:table-cell>
        </table:table-row>
        <table:table-row table:style-name="ro1">
          <table:table-cell office:value-type="float" office:value="31006" calcext:value-type="float">
            <text:p>31006</text:p>
          </table:table-cell>
          <table:table-cell office:value-type="string" calcext:value-type="string">
            <text:p>Eastern Zimbabwe montane forest-grassland mosaic</text:p>
          </table:table-cell>
          <table:table-cell office:value-type="string" calcext:value-type="string">
            <text:p>teow</text:p>
          </table:table-cell>
          <table:table-cell office:value-type="float" office:value="7803.97033896539" calcext:value-type="float">
            <text:p>7803.97033896539</text:p>
          </table:table-cell>
          <table:table-cell office:value-type="float" office:value="7804.05769416232" calcext:value-type="float">
            <text:p>7804.05769416232</text:p>
          </table:table-cell>
          <table:table-cell office:value-type="float" office:value="100" calcext:value-type="float">
            <text:p>100</text:p>
          </table:table-cell>
          <table:table-cell office:value-type="float" office:value="1102.4018719997" calcext:value-type="float">
            <text:p>1102.4018719997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float" office:value="31007" calcext:value-type="float">
            <text:p>31007</text:p>
          </table:table-cell>
          <table:table-cell office:value-type="string" calcext:value-type="string">
            <text:p>Ethiopian montane grasslands and woodlands</text:p>
          </table:table-cell>
          <table:table-cell office:value-type="string" calcext:value-type="string">
            <text:p>teow</text:p>
          </table:table-cell>
          <table:table-cell office:value-type="float" office:value="244349.068248766" calcext:value-type="float">
            <text:p>244349.068248766</text:p>
          </table:table-cell>
          <table:table-cell office:value-type="float" office:value="244348.981444825" calcext:value-type="float">
            <text:p>244348.981444825</text:p>
          </table:table-cell>
          <table:table-cell office:value-type="float" office:value="100" calcext:value-type="float">
            <text:p>100</text:p>
          </table:table-cell>
          <table:table-cell office:value-type="float" office:value="19753.5644160865" calcext:value-type="float">
            <text:p>19753.5644160865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float" office:value="31008" calcext:value-type="float">
            <text:p>31008</text:p>
          </table:table-cell>
          <table:table-cell office:value-type="string" calcext:value-type="string">
            <text:p>Ethiopian montane moorlands</text:p>
          </table:table-cell>
          <table:table-cell office:value-type="string" calcext:value-type="string">
            <text:p>teow</text:p>
          </table:table-cell>
          <table:table-cell office:value-type="float" office:value="25049.2323613778" calcext:value-type="float">
            <text:p>25049.2323613778</text:p>
          </table:table-cell>
          <table:table-cell office:value-type="float" office:value="25049.1688023248" calcext:value-type="float">
            <text:p>25049.1688023248</text:p>
          </table:table-cell>
          <table:table-cell office:value-type="float" office:value="100" calcext:value-type="float">
            <text:p>100</text:p>
          </table:table-cell>
          <table:table-cell office:value-type="float" office:value="10334.6241845865" calcext:value-type="float">
            <text:p>10334.6241845865</text:p>
          </table:table-cell>
          <table:table-cell office:value-type="float" office:value="41.26" calcext:value-type="float">
            <text:p>41.26</text:p>
          </table:table-cell>
        </table:table-row>
        <table:table-row table:style-name="ro1">
          <table:table-cell office:value-type="float" office:value="31009" calcext:value-type="float">
            <text:p>31009</text:p>
          </table:table-cell>
          <table:table-cell office:value-type="string" calcext:value-type="string">
            <text:p>Highveld grasslands</text:p>
          </table:table-cell>
          <table:table-cell office:value-type="string" calcext:value-type="string">
            <text:p>teow</text:p>
          </table:table-cell>
          <table:table-cell office:value-type="float" office:value="185863.223123337" calcext:value-type="float">
            <text:p>185863.223123337</text:p>
          </table:table-cell>
          <table:table-cell office:value-type="float" office:value="185859.384108896" calcext:value-type="float">
            <text:p>185859.384108896</text:p>
          </table:table-cell>
          <table:table-cell office:value-type="float" office:value="100" calcext:value-type="float">
            <text:p>100</text:p>
          </table:table-cell>
          <table:table-cell office:value-type="float" office:value="4441.0453826774" calcext:value-type="float">
            <text:p>4441.0453826774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31010" calcext:value-type="float">
            <text:p>31010</text:p>
          </table:table-cell>
          <table:table-cell office:value-type="string" calcext:value-type="string">
            <text:p>Jos Plateau forest-grassland mosaic</text:p>
          </table:table-cell>
          <table:table-cell office:value-type="string" calcext:value-type="string">
            <text:p>teow</text:p>
          </table:table-cell>
          <table:table-cell office:value-type="float" office:value="13281.3928008826" calcext:value-type="float">
            <text:p>13281.3928008826</text:p>
          </table:table-cell>
          <table:table-cell office:value-type="float" office:value="13281.2504640201" calcext:value-type="float">
            <text:p>13281.2504640201</text:p>
          </table:table-cell>
          <table:table-cell office:value-type="float" office:value="100" calcext:value-type="float">
            <text:p>100</text:p>
          </table:table-cell>
          <table:table-cell office:value-type="float" office:value="1199.01455059617" calcext:value-type="float">
            <text:p>1199.01455059617</text:p>
          </table:table-cell>
          <table:table-cell office:value-type="float" office:value="9.03" calcext:value-type="float">
            <text:p>9.03</text:p>
          </table:table-cell>
        </table:table-row>
        <table:table-row table:style-name="ro1">
          <table:table-cell office:value-type="float" office:value="31011" calcext:value-type="float">
            <text:p>31011</text:p>
          </table:table-cell>
          <table:table-cell office:value-type="string" calcext:value-type="string">
            <text:p>Madagascar ericoid thickets</text:p>
          </table:table-cell>
          <table:table-cell office:value-type="string" calcext:value-type="string">
            <text:p>teow</text:p>
          </table:table-cell>
          <table:table-cell office:value-type="float" office:value="1273.46818539032" calcext:value-type="float">
            <text:p>1273.46818539032</text:p>
          </table:table-cell>
          <table:table-cell office:value-type="float" office:value="1273.46820295979" calcext:value-type="float">
            <text:p>1273.46820295979</text:p>
          </table:table-cell>
          <table:table-cell office:value-type="float" office:value="100" calcext:value-type="float">
            <text:p>100</text:p>
          </table:table-cell>
          <table:table-cell office:value-type="float" office:value="143.32969604516" calcext:value-type="float">
            <text:p>143.32969604516</text:p>
          </table:table-cell>
          <table:table-cell office:value-type="float" office:value="11.26" calcext:value-type="float">
            <text:p>11.26</text:p>
          </table:table-cell>
        </table:table-row>
        <table:table-row table:style-name="ro1">
          <table:table-cell office:value-type="float" office:value="31012" calcext:value-type="float">
            <text:p>31012</text:p>
          </table:table-cell>
          <table:table-cell office:value-type="string" calcext:value-type="string">
            <text:p>Maputaland-Pondoland bushland and thickets</text:p>
          </table:table-cell>
          <table:table-cell office:value-type="string" calcext:value-type="string">
            <text:p>teow</text:p>
          </table:table-cell>
          <table:table-cell office:value-type="float" office:value="19498.8175343185" calcext:value-type="float">
            <text:p>19498.8175343185</text:p>
          </table:table-cell>
          <table:table-cell office:value-type="float" office:value="19498.8172334772" calcext:value-type="float">
            <text:p>19498.8172334772</text:p>
          </table:table-cell>
          <table:table-cell office:value-type="float" office:value="100" calcext:value-type="float">
            <text:p>100</text:p>
          </table:table-cell>
          <table:table-cell office:value-type="float" office:value="592.814626162891" calcext:value-type="float">
            <text:p>592.814626162891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31013" calcext:value-type="float">
            <text:p>31013</text:p>
          </table:table-cell>
          <table:table-cell office:value-type="string" calcext:value-type="string">
            <text:p>Rwenzori-Virunga montane moorlands</text:p>
          </table:table-cell>
          <table:table-cell office:value-type="string" calcext:value-type="string">
            <text:p>teow</text:p>
          </table:table-cell>
          <table:table-cell office:value-type="float" office:value="2661.21870878003" calcext:value-type="float">
            <text:p>2661.21870878003</text:p>
          </table:table-cell>
          <table:table-cell office:value-type="float" office:value="2661.21870878865" calcext:value-type="float">
            <text:p>2661.21870878865</text:p>
          </table:table-cell>
          <table:table-cell office:value-type="float" office:value="100" calcext:value-type="float">
            <text:p>100</text:p>
          </table:table-cell>
          <table:table-cell office:value-type="float" office:value="1798.05058547915" calcext:value-type="float">
            <text:p>1798.05058547915</text:p>
          </table:table-cell>
          <table:table-cell office:value-type="float" office:value="67.56" calcext:value-type="float">
            <text:p>67.56</text:p>
          </table:table-cell>
        </table:table-row>
        <table:table-row table:style-name="ro1">
          <table:table-cell office:value-type="float" office:value="31014" calcext:value-type="float">
            <text:p>31014</text:p>
          </table:table-cell>
          <table:table-cell office:value-type="string" calcext:value-type="string">
            <text:p>South Malawi montane forest-grassland mosaic</text:p>
          </table:table-cell>
          <table:table-cell office:value-type="string" calcext:value-type="string">
            <text:p>teow</text:p>
          </table:table-cell>
          <table:table-cell office:value-type="float" office:value="10191.4161140524" calcext:value-type="float">
            <text:p>10191.4161140524</text:p>
          </table:table-cell>
          <table:table-cell office:value-type="float" office:value="10192.2841677922" calcext:value-type="float">
            <text:p>10192.2841677922</text:p>
          </table:table-cell>
          <table:table-cell office:value-type="float" office:value="100.01" calcext:value-type="float">
            <text:p>100.01</text:p>
          </table:table-cell>
          <table:table-cell office:value-type="float" office:value="1586.47991446634" calcext:value-type="float">
            <text:p>1586.47991446634</text:p>
          </table:table-cell>
          <table:table-cell office:value-type="float" office:value="15.57" calcext:value-type="float">
            <text:p>15.57</text:p>
          </table:table-cell>
        </table:table-row>
        <table:table-row table:style-name="ro1">
          <table:table-cell office:value-type="float" office:value="31015" calcext:value-type="float">
            <text:p>31015</text:p>
          </table:table-cell>
          <table:table-cell office:value-type="string" calcext:value-type="string">
            <text:p>Southern Rift montane forest-grassland mosaic</text:p>
          </table:table-cell>
          <table:table-cell office:value-type="string" calcext:value-type="string">
            <text:p>teow</text:p>
          </table:table-cell>
          <table:table-cell office:value-type="float" office:value="33360.3531636549" calcext:value-type="float">
            <text:p>33360.3531636549</text:p>
          </table:table-cell>
          <table:table-cell office:value-type="float" office:value="33360.4270300934" calcext:value-type="float">
            <text:p>33360.4270300934</text:p>
          </table:table-cell>
          <table:table-cell office:value-type="float" office:value="100" calcext:value-type="float">
            <text:p>100</text:p>
          </table:table-cell>
          <table:table-cell office:value-type="float" office:value="7670.8490262958" calcext:value-type="float">
            <text:p>7670.8490262958</text:p>
          </table:table-cell>
          <table:table-cell office:value-type="float" office:value="22.99" calcext:value-type="float">
            <text:p>22.99</text:p>
          </table:table-cell>
        </table:table-row>
        <table:table-row table:style-name="ro1">
          <table:table-cell office:value-type="float" office:value="31201" calcext:value-type="float">
            <text:p>31201</text:p>
          </table:table-cell>
          <table:table-cell office:value-type="string" calcext:value-type="string">
            <text:p>Albany thickets</text:p>
          </table:table-cell>
          <table:table-cell office:value-type="string" calcext:value-type="string">
            <text:p>teow</text:p>
          </table:table-cell>
          <table:table-cell office:value-type="float" office:value="17028.8812813372" calcext:value-type="float">
            <text:p>17028.8812813372</text:p>
          </table:table-cell>
          <table:table-cell office:value-type="float" office:value="17032.6961432623" calcext:value-type="float">
            <text:p>17032.6961432623</text:p>
          </table:table-cell>
          <table:table-cell office:value-type="float" office:value="100.02" calcext:value-type="float">
            <text:p>100.02</text:p>
          </table:table-cell>
          <table:table-cell office:value-type="float" office:value="2150.07004328081" calcext:value-type="float">
            <text:p>2150.07004328081</text:p>
          </table:table-cell>
          <table:table-cell office:value-type="float" office:value="12.62" calcext:value-type="float">
            <text:p>12.62</text:p>
          </table:table-cell>
        </table:table-row>
        <table:table-row table:style-name="ro1">
          <table:table-cell office:value-type="float" office:value="31202" calcext:value-type="float">
            <text:p>31202</text:p>
          </table:table-cell>
          <table:table-cell office:value-type="string" calcext:value-type="string">
            <text:p>Lowland fynbos and renosterveld</text:p>
          </table:table-cell>
          <table:table-cell office:value-type="string" calcext:value-type="string">
            <text:p>teow</text:p>
          </table:table-cell>
          <table:table-cell office:value-type="float" office:value="32337.1287869836" calcext:value-type="float">
            <text:p>32337.1287869836</text:p>
          </table:table-cell>
          <table:table-cell office:value-type="float" office:value="32337.0918234715" calcext:value-type="float">
            <text:p>32337.0918234715</text:p>
          </table:table-cell>
          <table:table-cell office:value-type="float" office:value="100" calcext:value-type="float">
            <text:p>100</text:p>
          </table:table-cell>
          <table:table-cell office:value-type="float" office:value="1651.47028548539" calcext:value-type="float">
            <text:p>1651.47028548539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office:value-type="float" office:value="31203" calcext:value-type="float">
            <text:p>31203</text:p>
          </table:table-cell>
          <table:table-cell office:value-type="string" calcext:value-type="string">
            <text:p>Montane fynbos and renosterveld</text:p>
          </table:table-cell>
          <table:table-cell office:value-type="string" calcext:value-type="string">
            <text:p>teow</text:p>
          </table:table-cell>
          <table:table-cell office:value-type="float" office:value="45744.9037217835" calcext:value-type="float">
            <text:p>45744.9037217835</text:p>
          </table:table-cell>
          <table:table-cell office:value-type="float" office:value="45744.9195022675" calcext:value-type="float">
            <text:p>45744.9195022675</text:p>
          </table:table-cell>
          <table:table-cell office:value-type="float" office:value="100" calcext:value-type="float">
            <text:p>100</text:p>
          </table:table-cell>
          <table:table-cell office:value-type="float" office:value="16193.0836058987" calcext:value-type="float">
            <text:p>16193.0836058987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float" office:value="31301" calcext:value-type="float">
            <text:p>31301</text:p>
          </table:table-cell>
          <table:table-cell office:value-type="string" calcext:value-type="string">
            <text:p>Aldabra Island xeric scrub</text:p>
          </table:table-cell>
          <table:table-cell office:value-type="string" calcext:value-type="string">
            <text:p>teow</text:p>
          </table:table-cell>
          <table:table-cell office:value-type="float" office:value="36.0202483691659" calcext:value-type="float">
            <text:p>36.0202483691659</text:p>
          </table:table-cell>
          <table:table-cell office:value-type="float" office:value="36.0202463184238" calcext:value-type="float">
            <text:p>36.0202463184238</text:p>
          </table:table-cell>
          <table:table-cell office:value-type="float" office:value="100" calcext:value-type="float">
            <text:p>100</text:p>
          </table:table-cell>
          <table:table-cell office:value-type="float" office:value="36.0202463184238" calcext:value-type="float">
            <text:p>36.02024631842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302" calcext:value-type="float">
            <text:p>31302</text:p>
          </table:table-cell>
          <table:table-cell office:value-type="string" calcext:value-type="string">
            <text:p>Arabian Peninsula coastal fog desert</text:p>
          </table:table-cell>
          <table:table-cell office:value-type="string" calcext:value-type="string">
            <text:p>teow</text:p>
          </table:table-cell>
          <table:table-cell office:value-type="float" office:value="80511.4427619966" calcext:value-type="float">
            <text:p>80511.4427619966</text:p>
          </table:table-cell>
          <table:table-cell office:value-type="float" office:value="80511.3758756102" calcext:value-type="float">
            <text:p>80511.3758756102</text:p>
          </table:table-cell>
          <table:table-cell office:value-type="float" office:value="100" calcext:value-type="float">
            <text:p>100</text:p>
          </table:table-cell>
          <table:table-cell office:value-type="float" office:value="6559.22442066844" calcext:value-type="float">
            <text:p>6559.22442066844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float" office:value="31303" calcext:value-type="float">
            <text:p>31303</text:p>
          </table:table-cell>
          <table:table-cell office:value-type="string" calcext:value-type="string">
            <text:p>East Saharan montane xeric woodlands</text:p>
          </table:table-cell>
          <table:table-cell office:value-type="string" calcext:value-type="string">
            <text:p>teow</text:p>
          </table:table-cell>
          <table:table-cell office:value-type="float" office:value="27774.5213514745" calcext:value-type="float">
            <text:p>27774.5213514745</text:p>
          </table:table-cell>
          <table:table-cell office:value-type="float" office:value="27774.5198509132" calcext:value-type="float">
            <text:p>27774.5198509132</text:p>
          </table:table-cell>
          <table:table-cell office:value-type="float" office:value="100" calcext:value-type="float">
            <text:p>100</text:p>
          </table:table-cell>
          <table:table-cell office:value-type="float" office:value="13763.1413692463" calcext:value-type="float">
            <text:p>13763.1413692463</text:p>
          </table:table-cell>
          <table:table-cell office:value-type="float" office:value="49.55" calcext:value-type="float">
            <text:p>49.55</text:p>
          </table:table-cell>
        </table:table-row>
        <table:table-row table:style-name="ro1">
          <table:table-cell office:value-type="float" office:value="31304" calcext:value-type="float">
            <text:p>31304</text:p>
          </table:table-cell>
          <table:table-cell office:value-type="string" calcext:value-type="string">
            <text:p>Eritrean coastal desert</text:p>
          </table:table-cell>
          <table:table-cell office:value-type="string" calcext:value-type="string">
            <text:p>teow</text:p>
          </table:table-cell>
          <table:table-cell office:value-type="float" office:value="4529.96751921524" calcext:value-type="float">
            <text:p>4529.96751921524</text:p>
          </table:table-cell>
          <table:table-cell office:value-type="float" office:value="4529.96751912776" calcext:value-type="float">
            <text:p>4529.9675191277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1305" calcext:value-type="float">
            <text:p>31305</text:p>
          </table:table-cell>
          <table:table-cell office:value-type="string" calcext:value-type="string">
            <text:p>Ethiopian xeric grasslands and shrublands</text:p>
          </table:table-cell>
          <table:table-cell office:value-type="string" calcext:value-type="string">
            <text:p>teow</text:p>
          </table:table-cell>
          <table:table-cell office:value-type="float" office:value="152073.015002019" calcext:value-type="float">
            <text:p>152073.015002019</text:p>
          </table:table-cell>
          <table:table-cell office:value-type="float" office:value="152072.639970891" calcext:value-type="float">
            <text:p>152072.639970891</text:p>
          </table:table-cell>
          <table:table-cell office:value-type="float" office:value="100" calcext:value-type="float">
            <text:p>100</text:p>
          </table:table-cell>
          <table:table-cell office:value-type="float" office:value="7118.04905282516" calcext:value-type="float">
            <text:p>7118.04905282516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float" office:value="31306" calcext:value-type="float">
            <text:p>31306</text:p>
          </table:table-cell>
          <table:table-cell office:value-type="string" calcext:value-type="string">
            <text:p>Gulf of Oman desert and semi-desert</text:p>
          </table:table-cell>
          <table:table-cell office:value-type="string" calcext:value-type="string">
            <text:p>teow</text:p>
          </table:table-cell>
          <table:table-cell office:value-type="float" office:value="61444.428514625" calcext:value-type="float">
            <text:p>61444.428514625</text:p>
          </table:table-cell>
          <table:table-cell office:value-type="float" office:value="61444.3579298708" calcext:value-type="float">
            <text:p>61444.3579298708</text:p>
          </table:table-cell>
          <table:table-cell office:value-type="float" office:value="100" calcext:value-type="float">
            <text:p>100</text:p>
          </table:table-cell>
          <table:table-cell office:value-type="float" office:value="951.526607322028" calcext:value-type="float">
            <text:p>951.526607322028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31307" calcext:value-type="float">
            <text:p>31307</text:p>
          </table:table-cell>
          <table:table-cell office:value-type="string" calcext:value-type="string">
            <text:p>Hobyo grasslands and shrublands</text:p>
          </table:table-cell>
          <table:table-cell office:value-type="string" calcext:value-type="string">
            <text:p>teow</text:p>
          </table:table-cell>
          <table:table-cell office:value-type="float" office:value="25176.0446681968" calcext:value-type="float">
            <text:p>25176.0446681968</text:p>
          </table:table-cell>
          <table:table-cell office:value-type="float" office:value="25176.0518821921" calcext:value-type="float">
            <text:p>25176.05188219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1308" calcext:value-type="float">
            <text:p>31308</text:p>
          </table:table-cell>
          <table:table-cell office:value-type="string" calcext:value-type="string">
            <text:p>Ile Europa and Bassas da India xeric scrub</text:p>
          </table:table-cell>
          <table:table-cell office:value-type="string" calcext:value-type="string">
            <text:p>teow</text:p>
          </table:table-cell>
          <table:table-cell office:value-type="float" office:value="20.1520417001614" calcext:value-type="float">
            <text:p>20.1520417001614</text:p>
          </table:table-cell>
          <table:table-cell office:value-type="float" office:value="20.152041620769" calcext:value-type="float">
            <text:p>20.152041620769</text:p>
          </table:table-cell>
          <table:table-cell office:value-type="float" office:value="100" calcext:value-type="float">
            <text:p>100</text:p>
          </table:table-cell>
          <table:table-cell office:value-type="float" office:value="20.152041620769" calcext:value-type="float">
            <text:p>20.1520416207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309" calcext:value-type="float">
            <text:p>31309</text:p>
          </table:table-cell>
          <table:table-cell office:value-type="string" calcext:value-type="string">
            <text:p>Kalahari xeric savanna</text:p>
          </table:table-cell>
          <table:table-cell office:value-type="string" calcext:value-type="string">
            <text:p>teow</text:p>
          </table:table-cell>
          <table:table-cell office:value-type="float" office:value="586846.105976778" calcext:value-type="float">
            <text:p>586846.105976778</text:p>
          </table:table-cell>
          <table:table-cell office:value-type="float" office:value="586846.029825209" calcext:value-type="float">
            <text:p>586846.029825209</text:p>
          </table:table-cell>
          <table:table-cell office:value-type="float" office:value="100" calcext:value-type="float">
            <text:p>100</text:p>
          </table:table-cell>
          <table:table-cell office:value-type="float" office:value="75074.7218387" calcext:value-type="float">
            <text:p>75074.7218387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 office:value-type="float" office:value="31310" calcext:value-type="float">
            <text:p>31310</text:p>
          </table:table-cell>
          <table:table-cell office:value-type="string" calcext:value-type="string">
            <text:p>Kaokoveld desert</text:p>
          </table:table-cell>
          <table:table-cell office:value-type="string" calcext:value-type="string">
            <text:p>teow</text:p>
          </table:table-cell>
          <table:table-cell office:value-type="float" office:value="45028.2702573831" calcext:value-type="float">
            <text:p>45028.2702573831</text:p>
          </table:table-cell>
          <table:table-cell office:value-type="float" office:value="45028.2531336625" calcext:value-type="float">
            <text:p>45028.2531336625</text:p>
          </table:table-cell>
          <table:table-cell office:value-type="float" office:value="100" calcext:value-type="float">
            <text:p>100</text:p>
          </table:table-cell>
          <table:table-cell office:value-type="float" office:value="32626.1824232583" calcext:value-type="float">
            <text:p>32626.1824232583</text:p>
          </table:table-cell>
          <table:table-cell office:value-type="float" office:value="72.46" calcext:value-type="float">
            <text:p>72.46</text:p>
          </table:table-cell>
        </table:table-row>
        <table:table-row table:style-name="ro1">
          <table:table-cell office:value-type="float" office:value="31311" calcext:value-type="float">
            <text:p>31311</text:p>
          </table:table-cell>
          <table:table-cell office:value-type="string" calcext:value-type="string">
            <text:p>Madagascar spiny thickets</text:p>
          </table:table-cell>
          <table:table-cell office:value-type="string" calcext:value-type="string">
            <text:p>teow</text:p>
          </table:table-cell>
          <table:table-cell office:value-type="float" office:value="42826.5964348309" calcext:value-type="float">
            <text:p>42826.5964348309</text:p>
          </table:table-cell>
          <table:table-cell office:value-type="float" office:value="42827.2672572518" calcext:value-type="float">
            <text:p>42827.2672572518</text:p>
          </table:table-cell>
          <table:table-cell office:value-type="float" office:value="100" calcext:value-type="float">
            <text:p>100</text:p>
          </table:table-cell>
          <table:table-cell office:value-type="float" office:value="2892.54328578565" calcext:value-type="float">
            <text:p>2892.54328578565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31312" calcext:value-type="float">
            <text:p>31312</text:p>
          </table:table-cell>
          <table:table-cell office:value-type="string" calcext:value-type="string">
            <text:p>Madagascar succulent woodlands</text:p>
          </table:table-cell>
          <table:table-cell office:value-type="string" calcext:value-type="string">
            <text:p>teow</text:p>
          </table:table-cell>
          <table:table-cell office:value-type="float" office:value="79471.122208496" calcext:value-type="float">
            <text:p>79471.122208496</text:p>
          </table:table-cell>
          <table:table-cell office:value-type="float" office:value="79471.1222092072" calcext:value-type="float">
            <text:p>79471.1222092072</text:p>
          </table:table-cell>
          <table:table-cell office:value-type="float" office:value="100" calcext:value-type="float">
            <text:p>100</text:p>
          </table:table-cell>
          <table:table-cell office:value-type="float" office:value="1939.24878876777" calcext:value-type="float">
            <text:p>1939.24878876777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31313" calcext:value-type="float">
            <text:p>31313</text:p>
          </table:table-cell>
          <table:table-cell office:value-type="string" calcext:value-type="string">
            <text:p>Masai xeric grasslands and shrublands</text:p>
          </table:table-cell>
          <table:table-cell office:value-type="string" calcext:value-type="string">
            <text:p>teow</text:p>
          </table:table-cell>
          <table:table-cell office:value-type="float" office:value="100504.965358287" calcext:value-type="float">
            <text:p>100504.965358287</text:p>
          </table:table-cell>
          <table:table-cell office:value-type="float" office:value="100504.963620705" calcext:value-type="float">
            <text:p>100504.963620705</text:p>
          </table:table-cell>
          <table:table-cell office:value-type="float" office:value="100" calcext:value-type="float">
            <text:p>100</text:p>
          </table:table-cell>
          <table:table-cell office:value-type="float" office:value="6954.84417055465" calcext:value-type="float">
            <text:p>6954.84417055465</text:p>
          </table:table-cell>
          <table:table-cell office:value-type="float" office:value="6.92" calcext:value-type="float">
            <text:p>6.92</text:p>
          </table:table-cell>
        </table:table-row>
        <table:table-row table:style-name="ro1">
          <table:table-cell office:value-type="float" office:value="31314" calcext:value-type="float">
            <text:p>31314</text:p>
          </table:table-cell>
          <table:table-cell office:value-type="string" calcext:value-type="string">
            <text:p>Nama Karoo</text:p>
          </table:table-cell>
          <table:table-cell office:value-type="string" calcext:value-type="string">
            <text:p>teow</text:p>
          </table:table-cell>
          <table:table-cell office:value-type="float" office:value="350725.682769738" calcext:value-type="float">
            <text:p>350725.682769738</text:p>
          </table:table-cell>
          <table:table-cell office:value-type="float" office:value="350733.467513722" calcext:value-type="float">
            <text:p>350733.467513722</text:p>
          </table:table-cell>
          <table:table-cell office:value-type="float" office:value="100" calcext:value-type="float">
            <text:p>100</text:p>
          </table:table-cell>
          <table:table-cell office:value-type="float" office:value="15237.1392761329" calcext:value-type="float">
            <text:p>15237.1392761329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float" office:value="31315" calcext:value-type="float">
            <text:p>31315</text:p>
          </table:table-cell>
          <table:table-cell office:value-type="string" calcext:value-type="string">
            <text:p>Namib desert</text:p>
          </table:table-cell>
          <table:table-cell office:value-type="string" calcext:value-type="string">
            <text:p>teow</text:p>
          </table:table-cell>
          <table:table-cell office:value-type="float" office:value="80602.677265021" calcext:value-type="float">
            <text:p>80602.677265021</text:p>
          </table:table-cell>
          <table:table-cell office:value-type="float" office:value="80607.2082319241" calcext:value-type="float">
            <text:p>80607.2082319241</text:p>
          </table:table-cell>
          <table:table-cell office:value-type="float" office:value="100.01" calcext:value-type="float">
            <text:p>100.01</text:p>
          </table:table-cell>
          <table:table-cell office:value-type="float" office:value="71214.9676789123" calcext:value-type="float">
            <text:p>71214.9676789123</text:p>
          </table:table-cell>
          <table:table-cell office:value-type="float" office:value="88.35" calcext:value-type="float">
            <text:p>88.35</text:p>
          </table:table-cell>
        </table:table-row>
        <table:table-row table:style-name="ro1">
          <table:table-cell office:value-type="float" office:value="31316" calcext:value-type="float">
            <text:p>31316</text:p>
          </table:table-cell>
          <table:table-cell office:value-type="string" calcext:value-type="string">
            <text:p>Namibian savanna woodlands</text:p>
          </table:table-cell>
          <table:table-cell office:value-type="string" calcext:value-type="string">
            <text:p>teow</text:p>
          </table:table-cell>
          <table:table-cell office:value-type="float" office:value="224902.880191992" calcext:value-type="float">
            <text:p>224902.880191992</text:p>
          </table:table-cell>
          <table:table-cell office:value-type="float" office:value="224915.697056698" calcext:value-type="float">
            <text:p>224915.697056698</text:p>
          </table:table-cell>
          <table:table-cell office:value-type="float" office:value="100.01" calcext:value-type="float">
            <text:p>100.01</text:p>
          </table:table-cell>
          <table:table-cell office:value-type="float" office:value="88337.2022405623" calcext:value-type="float">
            <text:p>88337.2022405623</text:p>
          </table:table-cell>
          <table:table-cell office:value-type="float" office:value="39.28" calcext:value-type="float">
            <text:p>39.28</text:p>
          </table:table-cell>
        </table:table-row>
        <table:table-row table:style-name="ro1">
          <table:table-cell office:value-type="float" office:value="31318" calcext:value-type="float">
            <text:p>31318</text:p>
          </table:table-cell>
          <table:table-cell office:value-type="string" calcext:value-type="string">
            <text:p>Socotra Island xeric shrublands</text:p>
          </table:table-cell>
          <table:table-cell office:value-type="string" calcext:value-type="string">
            <text:p>teow</text:p>
          </table:table-cell>
          <table:table-cell office:value-type="float" office:value="3732.45440556467" calcext:value-type="float">
            <text:p>3732.45440556467</text:p>
          </table:table-cell>
          <table:table-cell office:value-type="float" office:value="3732.45440718984" calcext:value-type="float">
            <text:p>3732.45440718984</text:p>
          </table:table-cell>
          <table:table-cell office:value-type="float" office:value="100" calcext:value-type="float">
            <text:p>100</text:p>
          </table:table-cell>
          <table:table-cell office:value-type="float" office:value="3408.35489060774" calcext:value-type="float">
            <text:p>3408.35489060774</text:p>
          </table:table-cell>
          <table:table-cell office:value-type="float" office:value="91.32" calcext:value-type="float">
            <text:p>91.32</text:p>
          </table:table-cell>
        </table:table-row>
        <table:table-row table:style-name="ro1">
          <table:table-cell office:value-type="float" office:value="31319" calcext:value-type="float">
            <text:p>31319</text:p>
          </table:table-cell>
          <table:table-cell office:value-type="string" calcext:value-type="string">
            <text:p>Somali montane xeric woodlands</text:p>
          </table:table-cell>
          <table:table-cell office:value-type="string" calcext:value-type="string">
            <text:p>teow</text:p>
          </table:table-cell>
          <table:table-cell office:value-type="float" office:value="62258.3802094014" calcext:value-type="float">
            <text:p>62258.3802094014</text:p>
          </table:table-cell>
          <table:table-cell office:value-type="float" office:value="62258.3802096923" calcext:value-type="float">
            <text:p>62258.38020969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1320" calcext:value-type="float">
            <text:p>31320</text:p>
          </table:table-cell>
          <table:table-cell office:value-type="string" calcext:value-type="string">
            <text:p>Southwestern Arabian foothills savanna</text:p>
          </table:table-cell>
          <table:table-cell office:value-type="string" calcext:value-type="string">
            <text:p>teow</text:p>
          </table:table-cell>
          <table:table-cell office:value-type="float" office:value="273743.504982419" calcext:value-type="float">
            <text:p>273743.504982419</text:p>
          </table:table-cell>
          <table:table-cell office:value-type="float" office:value="273739.999985193" calcext:value-type="float">
            <text:p>273739.999985193</text:p>
          </table:table-cell>
          <table:table-cell office:value-type="float" office:value="100" calcext:value-type="float">
            <text:p>100</text:p>
          </table:table-cell>
          <table:table-cell office:value-type="float" office:value="3739.46430874558" calcext:value-type="float">
            <text:p>3739.46430874558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31321" calcext:value-type="float">
            <text:p>31321</text:p>
          </table:table-cell>
          <table:table-cell office:value-type="string" calcext:value-type="string">
            <text:p>Southwestern Arabian montane woodlands</text:p>
          </table:table-cell>
          <table:table-cell office:value-type="string" calcext:value-type="string">
            <text:p>teow</text:p>
          </table:table-cell>
          <table:table-cell office:value-type="float" office:value="86628.8531295672" calcext:value-type="float">
            <text:p>86628.8531295672</text:p>
          </table:table-cell>
          <table:table-cell office:value-type="float" office:value="86628.8531295849" calcext:value-type="float">
            <text:p>86628.8531295849</text:p>
          </table:table-cell>
          <table:table-cell office:value-type="float" office:value="100" calcext:value-type="float">
            <text:p>100</text:p>
          </table:table-cell>
          <table:table-cell office:value-type="float" office:value="371.548738079584" calcext:value-type="float">
            <text:p>371.548738079584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31322" calcext:value-type="float">
            <text:p>31322</text:p>
          </table:table-cell>
          <table:table-cell office:value-type="string" calcext:value-type="string">
            <text:p>Succulent Karoo</text:p>
          </table:table-cell>
          <table:table-cell office:value-type="string" calcext:value-type="string">
            <text:p>teow</text:p>
          </table:table-cell>
          <table:table-cell office:value-type="float" office:value="102396.964186668" calcext:value-type="float">
            <text:p>102396.964186668</text:p>
          </table:table-cell>
          <table:table-cell office:value-type="float" office:value="102400.486172609" calcext:value-type="float">
            <text:p>102400.486172609</text:p>
          </table:table-cell>
          <table:table-cell office:value-type="float" office:value="100" calcext:value-type="float">
            <text:p>100</text:p>
          </table:table-cell>
          <table:table-cell office:value-type="float" office:value="25443.2311276906" calcext:value-type="float">
            <text:p>25443.2311276906</text:p>
          </table:table-cell>
          <table:table-cell office:value-type="float" office:value="24.85" calcext:value-type="float">
            <text:p>24.85</text:p>
          </table:table-cell>
        </table:table-row>
        <table:table-row table:style-name="ro1">
          <table:table-cell office:value-type="float" office:value="31401" calcext:value-type="float">
            <text:p>31401</text:p>
          </table:table-cell>
          <table:table-cell office:value-type="string" calcext:value-type="string">
            <text:p>Central African mangroves</text:p>
          </table:table-cell>
          <table:table-cell office:value-type="string" calcext:value-type="string">
            <text:p>teow</text:p>
          </table:table-cell>
          <table:table-cell office:value-type="float" office:value="29044.0056527933" calcext:value-type="float">
            <text:p>29044.0056527933</text:p>
          </table:table-cell>
          <table:table-cell office:value-type="float" office:value="29043.7416465765" calcext:value-type="float">
            <text:p>29043.7416465765</text:p>
          </table:table-cell>
          <table:table-cell office:value-type="float" office:value="100" calcext:value-type="float">
            <text:p>100</text:p>
          </table:table-cell>
          <table:table-cell office:value-type="float" office:value="5767.71447223727" calcext:value-type="float">
            <text:p>5767.71447223727</text:p>
          </table:table-cell>
          <table:table-cell office:value-type="float" office:value="19.86" calcext:value-type="float">
            <text:p>19.86</text:p>
          </table:table-cell>
        </table:table-row>
        <table:table-row table:style-name="ro1">
          <table:table-cell office:value-type="float" office:value="31402" calcext:value-type="float">
            <text:p>31402</text:p>
          </table:table-cell>
          <table:table-cell office:value-type="string" calcext:value-type="string">
            <text:p>East African mangroves</text:p>
          </table:table-cell>
          <table:table-cell office:value-type="string" calcext:value-type="string">
            <text:p>teow</text:p>
          </table:table-cell>
          <table:table-cell office:value-type="float" office:value="15337.5588976163" calcext:value-type="float">
            <text:p>15337.5588976163</text:p>
          </table:table-cell>
          <table:table-cell office:value-type="float" office:value="15337.6368174267" calcext:value-type="float">
            <text:p>15337.6368174267</text:p>
          </table:table-cell>
          <table:table-cell office:value-type="float" office:value="100" calcext:value-type="float">
            <text:p>100</text:p>
          </table:table-cell>
          <table:table-cell office:value-type="float" office:value="5488.6684895363" calcext:value-type="float">
            <text:p>5488.6684895363</text:p>
          </table:table-cell>
          <table:table-cell office:value-type="float" office:value="35.79" calcext:value-type="float">
            <text:p>35.79</text:p>
          </table:table-cell>
        </table:table-row>
        <table:table-row table:style-name="ro1">
          <table:table-cell office:value-type="float" office:value="31403" calcext:value-type="float">
            <text:p>31403</text:p>
          </table:table-cell>
          <table:table-cell office:value-type="string" calcext:value-type="string">
            <text:p>Guinean mangroves</text:p>
          </table:table-cell>
          <table:table-cell office:value-type="string" calcext:value-type="string">
            <text:p>teow</text:p>
          </table:table-cell>
          <table:table-cell office:value-type="float" office:value="22336.6325811758" calcext:value-type="float">
            <text:p>22336.6325811758</text:p>
          </table:table-cell>
          <table:table-cell office:value-type="float" office:value="22336.6321817728" calcext:value-type="float">
            <text:p>22336.6321817728</text:p>
          </table:table-cell>
          <table:table-cell office:value-type="float" office:value="100" calcext:value-type="float">
            <text:p>100</text:p>
          </table:table-cell>
          <table:table-cell office:value-type="float" office:value="4768.61596564452" calcext:value-type="float">
            <text:p>4768.61596564452</text:p>
          </table:table-cell>
          <table:table-cell office:value-type="float" office:value="21.35" calcext:value-type="float">
            <text:p>21.35</text:p>
          </table:table-cell>
        </table:table-row>
        <table:table-row table:style-name="ro1">
          <table:table-cell office:value-type="float" office:value="31404" calcext:value-type="float">
            <text:p>31404</text:p>
          </table:table-cell>
          <table:table-cell office:value-type="string" calcext:value-type="string">
            <text:p>Madagascar mangroves</text:p>
          </table:table-cell>
          <table:table-cell office:value-type="string" calcext:value-type="string">
            <text:p>teow</text:p>
          </table:table-cell>
          <table:table-cell office:value-type="float" office:value="5098.66111854989" calcext:value-type="float">
            <text:p>5098.66111854989</text:p>
          </table:table-cell>
          <table:table-cell office:value-type="float" office:value="5098.66108500334" calcext:value-type="float">
            <text:p>5098.66108500334</text:p>
          </table:table-cell>
          <table:table-cell office:value-type="float" office:value="100" calcext:value-type="float">
            <text:p>100</text:p>
          </table:table-cell>
          <table:table-cell office:value-type="float" office:value="332.298733508774" calcext:value-type="float">
            <text:p>332.298733508774</text:p>
          </table:table-cell>
          <table:table-cell office:value-type="float" office:value="6.52" calcext:value-type="float">
            <text:p>6.52</text:p>
          </table:table-cell>
        </table:table-row>
        <table:table-row table:style-name="ro1">
          <table:table-cell office:value-type="float" office:value="31405" calcext:value-type="float">
            <text:p>31405</text:p>
          </table:table-cell>
          <table:table-cell office:value-type="string" calcext:value-type="string">
            <text:p>Southern Africa mangroves</text:p>
          </table:table-cell>
          <table:table-cell office:value-type="string" calcext:value-type="string">
            <text:p>teow</text:p>
          </table:table-cell>
          <table:table-cell office:value-type="float" office:value="969.246539704006" calcext:value-type="float">
            <text:p>969.246539704006</text:p>
          </table:table-cell>
          <table:table-cell office:value-type="float" office:value="969.24653607184" calcext:value-type="float">
            <text:p>969.24653607184</text:p>
          </table:table-cell>
          <table:table-cell office:value-type="float" office:value="100" calcext:value-type="float">
            <text:p>100</text:p>
          </table:table-cell>
          <table:table-cell office:value-type="float" office:value="216.290793968573" calcext:value-type="float">
            <text:p>216.290793968573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 office:value-type="float" office:value="40101" calcext:value-type="float">
            <text:p>40101</text:p>
          </table:table-cell>
          <table:table-cell office:value-type="string" calcext:value-type="string">
            <text:p>Andaman Islands rain forests</text:p>
          </table:table-cell>
          <table:table-cell office:value-type="string" calcext:value-type="string">
            <text:p>teow</text:p>
          </table:table-cell>
          <table:table-cell office:value-type="float" office:value="5383.98064423184" calcext:value-type="float">
            <text:p>5383.98064423184</text:p>
          </table:table-cell>
          <table:table-cell office:value-type="float" office:value="5383.98065146513" calcext:value-type="float">
            <text:p>5383.98065146513</text:p>
          </table:table-cell>
          <table:table-cell office:value-type="float" office:value="100" calcext:value-type="float">
            <text:p>100</text:p>
          </table:table-cell>
          <table:table-cell office:value-type="float" office:value="307.046349386234" calcext:value-type="float">
            <text:p>307.046349386234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40102" calcext:value-type="float">
            <text:p>40102</text:p>
          </table:table-cell>
          <table:table-cell office:value-type="string" calcext:value-type="string">
            <text:p>Borneo lowland rain forests</text:p>
          </table:table-cell>
          <table:table-cell office:value-type="string" calcext:value-type="string">
            <text:p>teow</text:p>
          </table:table-cell>
          <table:table-cell office:value-type="float" office:value="425079.311175657" calcext:value-type="float">
            <text:p>425079.311175657</text:p>
          </table:table-cell>
          <table:table-cell office:value-type="float" office:value="425077.510948853" calcext:value-type="float">
            <text:p>425077.510948853</text:p>
          </table:table-cell>
          <table:table-cell office:value-type="float" office:value="100" calcext:value-type="float">
            <text:p>100</text:p>
          </table:table-cell>
          <table:table-cell office:value-type="float" office:value="33267.2272082086" calcext:value-type="float">
            <text:p>33267.2272082086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40103" calcext:value-type="float">
            <text:p>40103</text:p>
          </table:table-cell>
          <table:table-cell office:value-type="string" calcext:value-type="string">
            <text:p>Borneo montane rain forests</text:p>
          </table:table-cell>
          <table:table-cell office:value-type="string" calcext:value-type="string">
            <text:p>teow</text:p>
          </table:table-cell>
          <table:table-cell office:value-type="float" office:value="115078.835285775" calcext:value-type="float">
            <text:p>115078.835285775</text:p>
          </table:table-cell>
          <table:table-cell office:value-type="float" office:value="115078.781660918" calcext:value-type="float">
            <text:p>115078.781660918</text:p>
          </table:table-cell>
          <table:table-cell office:value-type="float" office:value="100" calcext:value-type="float">
            <text:p>100</text:p>
          </table:table-cell>
          <table:table-cell office:value-type="float" office:value="27769.8136065557" calcext:value-type="float">
            <text:p>27769.8136065557</text:p>
          </table:table-cell>
          <table:table-cell office:value-type="float" office:value="24.13" calcext:value-type="float">
            <text:p>24.13</text:p>
          </table:table-cell>
        </table:table-row>
        <table:table-row table:style-name="ro1">
          <table:table-cell office:value-type="float" office:value="40104" calcext:value-type="float">
            <text:p>40104</text:p>
          </table:table-cell>
          <table:table-cell office:value-type="string" calcext:value-type="string">
            <text:p>Borneo peat swamp forests</text:p>
          </table:table-cell>
          <table:table-cell office:value-type="string" calcext:value-type="string">
            <text:p>teow</text:p>
          </table:table-cell>
          <table:table-cell office:value-type="float" office:value="66924.2206395718" calcext:value-type="float">
            <text:p>66924.2206395718</text:p>
          </table:table-cell>
          <table:table-cell office:value-type="float" office:value="66924.21910716" calcext:value-type="float">
            <text:p>66924.21910716</text:p>
          </table:table-cell>
          <table:table-cell office:value-type="float" office:value="100" calcext:value-type="float">
            <text:p>100</text:p>
          </table:table-cell>
          <table:table-cell office:value-type="float" office:value="9065.94712412277" calcext:value-type="float">
            <text:p>9065.94712412277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float" office:value="40105" calcext:value-type="float">
            <text:p>40105</text:p>
          </table:table-cell>
          <table:table-cell office:value-type="string" calcext:value-type="string">
            <text:p>Brahmaputra Valley semi-evergreen forests</text:p>
          </table:table-cell>
          <table:table-cell office:value-type="string" calcext:value-type="string">
            <text:p>teow</text:p>
          </table:table-cell>
          <table:table-cell office:value-type="float" office:value="56612.7852815631" calcext:value-type="float">
            <text:p>56612.7852815631</text:p>
          </table:table-cell>
          <table:table-cell office:value-type="float" office:value="56612.7924985442" calcext:value-type="float">
            <text:p>56612.7924985442</text:p>
          </table:table-cell>
          <table:table-cell office:value-type="float" office:value="100" calcext:value-type="float">
            <text:p>100</text:p>
          </table:table-cell>
          <table:table-cell office:value-type="float" office:value="2816.15640898587" calcext:value-type="float">
            <text:p>2816.15640898587</text:p>
          </table:table-cell>
          <table:table-cell office:value-type="float" office:value="4.97" calcext:value-type="float">
            <text:p>4.97</text:p>
          </table:table-cell>
        </table:table-row>
        <table:table-row table:style-name="ro1">
          <table:table-cell office:value-type="float" office:value="40106" calcext:value-type="float">
            <text:p>40106</text:p>
          </table:table-cell>
          <table:table-cell office:value-type="string" calcext:value-type="string">
            <text:p>Cardamom Mountains rain forests</text:p>
          </table:table-cell>
          <table:table-cell office:value-type="string" calcext:value-type="string">
            <text:p>teow</text:p>
          </table:table-cell>
          <table:table-cell office:value-type="float" office:value="43928.2307815302" calcext:value-type="float">
            <text:p>43928.2307815302</text:p>
          </table:table-cell>
          <table:table-cell office:value-type="float" office:value="43927.9247549271" calcext:value-type="float">
            <text:p>43927.9247549271</text:p>
          </table:table-cell>
          <table:table-cell office:value-type="float" office:value="100" calcext:value-type="float">
            <text:p>100</text:p>
          </table:table-cell>
          <table:table-cell office:value-type="float" office:value="18539.9688867453" calcext:value-type="float">
            <text:p>18539.9688867453</text:p>
          </table:table-cell>
          <table:table-cell office:value-type="float" office:value="42.21" calcext:value-type="float">
            <text:p>42.21</text:p>
          </table:table-cell>
        </table:table-row>
        <table:table-row table:style-name="ro1">
          <table:table-cell office:value-type="float" office:value="40107" calcext:value-type="float">
            <text:p>40107</text:p>
          </table:table-cell>
          <table:table-cell office:value-type="string" calcext:value-type="string">
            <text:p>Chao Phraya freshwater swamp forests</text:p>
          </table:table-cell>
          <table:table-cell office:value-type="string" calcext:value-type="string">
            <text:p>teow</text:p>
          </table:table-cell>
          <table:table-cell office:value-type="float" office:value="38858.4090306483" calcext:value-type="float">
            <text:p>38858.4090306483</text:p>
          </table:table-cell>
          <table:table-cell office:value-type="float" office:value="38858.4090315015" calcext:value-type="float">
            <text:p>38858.4090315015</text:p>
          </table:table-cell>
          <table:table-cell office:value-type="float" office:value="100" calcext:value-type="float">
            <text:p>100</text:p>
          </table:table-cell>
          <table:table-cell office:value-type="float" office:value="286.87490344308" calcext:value-type="float">
            <text:p>286.87490344308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0108" calcext:value-type="float">
            <text:p>40108</text:p>
          </table:table-cell>
          <table:table-cell office:value-type="string" calcext:value-type="string">
            <text:p>Chao Phraya lowland moist deciduous forests</text:p>
          </table:table-cell>
          <table:table-cell office:value-type="string" calcext:value-type="string">
            <text:p>teow</text:p>
          </table:table-cell>
          <table:table-cell office:value-type="float" office:value="20257.5437914783" calcext:value-type="float">
            <text:p>20257.5437914783</text:p>
          </table:table-cell>
          <table:table-cell office:value-type="float" office:value="20257.5434171528" calcext:value-type="float">
            <text:p>20257.5434171528</text:p>
          </table:table-cell>
          <table:table-cell office:value-type="float" office:value="100" calcext:value-type="float">
            <text:p>100</text:p>
          </table:table-cell>
          <table:table-cell office:value-type="float" office:value="2749.28859947112" calcext:value-type="float">
            <text:p>2749.28859947112</text:p>
          </table:table-cell>
          <table:table-cell office:value-type="float" office:value="13.57" calcext:value-type="float">
            <text:p>13.57</text:p>
          </table:table-cell>
        </table:table-row>
        <table:table-row table:style-name="ro1">
          <table:table-cell office:value-type="float" office:value="40109" calcext:value-type="float">
            <text:p>40109</text:p>
          </table:table-cell>
          <table:table-cell office:value-type="string" calcext:value-type="string">
            <text:p>Chin Hills-Arakan Yoma montane forests</text:p>
          </table:table-cell>
          <table:table-cell office:value-type="string" calcext:value-type="string">
            <text:p>teow</text:p>
          </table:table-cell>
          <table:table-cell office:value-type="float" office:value="29617.7852087753" calcext:value-type="float">
            <text:p>29617.7852087753</text:p>
          </table:table-cell>
          <table:table-cell office:value-type="float" office:value="29617.4038741877" calcext:value-type="float">
            <text:p>29617.4038741877</text:p>
          </table:table-cell>
          <table:table-cell office:value-type="float" office:value="100" calcext:value-type="float">
            <text:p>100</text:p>
          </table:table-cell>
          <table:table-cell office:value-type="float" office:value="1451.63156692059" calcext:value-type="float">
            <text:p>1451.63156692059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40110" calcext:value-type="float">
            <text:p>40110</text:p>
          </table:table-cell>
          <table:table-cell office:value-type="string" calcext:value-type="string">
            <text:p>Christmas and Cocos Islands tropical forests</text:p>
          </table:table-cell>
          <table:table-cell office:value-type="string" calcext:value-type="string">
            <text:p>teow</text:p>
          </table:table-cell>
          <table:table-cell office:value-type="float" office:value="40.1547228065662" calcext:value-type="float">
            <text:p>40.1547228065662</text:p>
          </table:table-cell>
          <table:table-cell office:value-type="float" office:value="40.1547228114233" calcext:value-type="float">
            <text:p>40.1547228114233</text:p>
          </table:table-cell>
          <table:table-cell office:value-type="float" office:value="100" calcext:value-type="float">
            <text:p>100</text:p>
          </table:table-cell>
          <table:table-cell office:value-type="float" office:value="10.8356212508437" calcext:value-type="float">
            <text:p>10.8356212508437</text:p>
          </table:table-cell>
          <table:table-cell office:value-type="float" office:value="26.98" calcext:value-type="float">
            <text:p>26.98</text:p>
          </table:table-cell>
        </table:table-row>
        <table:table-row table:style-name="ro1">
          <table:table-cell office:value-type="float" office:value="40111" calcext:value-type="float">
            <text:p>40111</text:p>
          </table:table-cell>
          <table:table-cell office:value-type="string" calcext:value-type="string">
            <text:p>Eastern highlands moist deciduous forests</text:p>
          </table:table-cell>
          <table:table-cell office:value-type="string" calcext:value-type="string">
            <text:p>teow</text:p>
          </table:table-cell>
          <table:table-cell office:value-type="float" office:value="340112.182082902" calcext:value-type="float">
            <text:p>340112.182082902</text:p>
          </table:table-cell>
          <table:table-cell office:value-type="float" office:value="340108.036108189" calcext:value-type="float">
            <text:p>340108.036108189</text:p>
          </table:table-cell>
          <table:table-cell office:value-type="float" office:value="100" calcext:value-type="float">
            <text:p>100</text:p>
          </table:table-cell>
          <table:table-cell office:value-type="float" office:value="16760.6742546168" calcext:value-type="float">
            <text:p>16760.6742546168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float" office:value="40112" calcext:value-type="float">
            <text:p>40112</text:p>
          </table:table-cell>
          <table:table-cell office:value-type="string" calcext:value-type="string">
            <text:p>Eastern Java-Bali montane rain forests</text:p>
          </table:table-cell>
          <table:table-cell office:value-type="string" calcext:value-type="string">
            <text:p>teow</text:p>
          </table:table-cell>
          <table:table-cell office:value-type="float" office:value="15810.2327231811" calcext:value-type="float">
            <text:p>15810.2327231811</text:p>
          </table:table-cell>
          <table:table-cell office:value-type="float" office:value="15810.2324770421" calcext:value-type="float">
            <text:p>15810.2324770421</text:p>
          </table:table-cell>
          <table:table-cell office:value-type="float" office:value="100" calcext:value-type="float">
            <text:p>100</text:p>
          </table:table-cell>
          <table:table-cell office:value-type="float" office:value="1171.42976596788" calcext:value-type="float">
            <text:p>1171.42976596788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 office:value-type="float" office:value="40113" calcext:value-type="float">
            <text:p>40113</text:p>
          </table:table-cell>
          <table:table-cell office:value-type="string" calcext:value-type="string">
            <text:p>Eastern Java-Bali rain forests</text:p>
          </table:table-cell>
          <table:table-cell office:value-type="string" calcext:value-type="string">
            <text:p>teow</text:p>
          </table:table-cell>
          <table:table-cell office:value-type="float" office:value="53198.9620895278" calcext:value-type="float">
            <text:p>53198.9620895278</text:p>
          </table:table-cell>
          <table:table-cell office:value-type="float" office:value="53198.9620885044" calcext:value-type="float">
            <text:p>53198.9620885044</text:p>
          </table:table-cell>
          <table:table-cell office:value-type="float" office:value="100" calcext:value-type="float">
            <text:p>100</text:p>
          </table:table-cell>
          <table:table-cell office:value-type="float" office:value="1345.35633534751" calcext:value-type="float">
            <text:p>1345.35633534751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40114" calcext:value-type="float">
            <text:p>40114</text:p>
          </table:table-cell>
          <table:table-cell office:value-type="string" calcext:value-type="string">
            <text:p>Greater Negros-Panay rain forests</text:p>
          </table:table-cell>
          <table:table-cell office:value-type="string" calcext:value-type="string">
            <text:p>teow</text:p>
          </table:table-cell>
          <table:table-cell office:value-type="float" office:value="34190.9025379459" calcext:value-type="float">
            <text:p>34190.9025379459</text:p>
          </table:table-cell>
          <table:table-cell office:value-type="float" office:value="34190.8744697417" calcext:value-type="float">
            <text:p>34190.8744697417</text:p>
          </table:table-cell>
          <table:table-cell office:value-type="float" office:value="100" calcext:value-type="float">
            <text:p>100</text:p>
          </table:table-cell>
          <table:table-cell office:value-type="float" office:value="3185.34751931126" calcext:value-type="float">
            <text:p>3185.34751931126</text:p>
          </table:table-cell>
          <table:table-cell office:value-type="float" office:value="9.32" calcext:value-type="float">
            <text:p>9.32</text:p>
          </table:table-cell>
        </table:table-row>
        <table:table-row table:style-name="ro1">
          <table:table-cell office:value-type="float" office:value="40115" calcext:value-type="float">
            <text:p>40115</text:p>
          </table:table-cell>
          <table:table-cell office:value-type="string" calcext:value-type="string">
            <text:p>Himalayan subtropical broadleaf forests</text:p>
          </table:table-cell>
          <table:table-cell office:value-type="string" calcext:value-type="string">
            <text:p>teow</text:p>
          </table:table-cell>
          <table:table-cell office:value-type="float" office:value="38124.9731735792" calcext:value-type="float">
            <text:p>38124.9731735792</text:p>
          </table:table-cell>
          <table:table-cell office:value-type="float" office:value="38124.9732915423" calcext:value-type="float">
            <text:p>38124.9732915423</text:p>
          </table:table-cell>
          <table:table-cell office:value-type="float" office:value="100" calcext:value-type="float">
            <text:p>100</text:p>
          </table:table-cell>
          <table:table-cell office:value-type="float" office:value="4959.58940680865" calcext:value-type="float">
            <text:p>4959.58940680865</text:p>
          </table:table-cell>
          <table:table-cell office:value-type="float" office:value="13.01" calcext:value-type="float">
            <text:p>13.01</text:p>
          </table:table-cell>
        </table:table-row>
        <table:table-row table:style-name="ro1">
          <table:table-cell office:value-type="float" office:value="40116" calcext:value-type="float">
            <text:p>40116</text:p>
          </table:table-cell>
          <table:table-cell office:value-type="string" calcext:value-type="string">
            <text:p>Irrawaddy freshwater swamp forests</text:p>
          </table:table-cell>
          <table:table-cell office:value-type="string" calcext:value-type="string">
            <text:p>teow</text:p>
          </table:table-cell>
          <table:table-cell office:value-type="float" office:value="15106.7773248416" calcext:value-type="float">
            <text:p>15106.7773248416</text:p>
          </table:table-cell>
          <table:table-cell office:value-type="float" office:value="15106.7773248594" calcext:value-type="float">
            <text:p>15106.7773248594</text:p>
          </table:table-cell>
          <table:table-cell office:value-type="float" office:value="100" calcext:value-type="float">
            <text:p>100</text:p>
          </table:table-cell>
          <table:table-cell office:value-type="float" office:value="5.83095328854891" calcext:value-type="float">
            <text:p>5.8309532885489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0117" calcext:value-type="float">
            <text:p>40117</text:p>
          </table:table-cell>
          <table:table-cell office:value-type="string" calcext:value-type="string">
            <text:p>Irrawaddy moist deciduous forests</text:p>
          </table:table-cell>
          <table:table-cell office:value-type="string" calcext:value-type="string">
            <text:p>teow</text:p>
          </table:table-cell>
          <table:table-cell office:value-type="float" office:value="137910.208333936" calcext:value-type="float">
            <text:p>137910.208333936</text:p>
          </table:table-cell>
          <table:table-cell office:value-type="float" office:value="137910.025384501" calcext:value-type="float">
            <text:p>137910.025384501</text:p>
          </table:table-cell>
          <table:table-cell office:value-type="float" office:value="100" calcext:value-type="float">
            <text:p>100</text:p>
          </table:table-cell>
          <table:table-cell office:value-type="float" office:value="3364.41397770593" calcext:value-type="float">
            <text:p>3364.41397770593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40118" calcext:value-type="float">
            <text:p>40118</text:p>
          </table:table-cell>
          <table:table-cell office:value-type="string" calcext:value-type="string">
            <text:p>Jian Nan subtropical evergreen forests</text:p>
          </table:table-cell>
          <table:table-cell office:value-type="string" calcext:value-type="string">
            <text:p>teow</text:p>
          </table:table-cell>
          <table:table-cell office:value-type="float" office:value="661264.101434565" calcext:value-type="float">
            <text:p>661264.101434565</text:p>
          </table:table-cell>
          <table:table-cell office:value-type="float" office:value="661259.052357296" calcext:value-type="float">
            <text:p>661259.052357296</text:p>
          </table:table-cell>
          <table:table-cell office:value-type="float" office:value="100" calcext:value-type="float">
            <text:p>100</text:p>
          </table:table-cell>
          <table:table-cell office:value-type="float" office:value="3347.28542770339" calcext:value-type="float">
            <text:p>3347.28542770339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40119" calcext:value-type="float">
            <text:p>40119</text:p>
          </table:table-cell>
          <table:table-cell office:value-type="string" calcext:value-type="string">
            <text:p>Kayah-Karen montane rain forests</text:p>
          </table:table-cell>
          <table:table-cell office:value-type="string" calcext:value-type="string">
            <text:p>teow</text:p>
          </table:table-cell>
          <table:table-cell office:value-type="float" office:value="119158.778656188" calcext:value-type="float">
            <text:p>119158.778656188</text:p>
          </table:table-cell>
          <table:table-cell office:value-type="float" office:value="119156.523596585" calcext:value-type="float">
            <text:p>119156.523596585</text:p>
          </table:table-cell>
          <table:table-cell office:value-type="float" office:value="100" calcext:value-type="float">
            <text:p>100</text:p>
          </table:table-cell>
          <table:table-cell office:value-type="float" office:value="32273.2884333401" calcext:value-type="float">
            <text:p>32273.2884333401</text:p>
          </table:table-cell>
          <table:table-cell office:value-type="float" office:value="27.08" calcext:value-type="float">
            <text:p>27.08</text:p>
          </table:table-cell>
        </table:table-row>
        <table:table-row table:style-name="ro1">
          <table:table-cell office:value-type="float" office:value="40120" calcext:value-type="float">
            <text:p>40120</text:p>
          </table:table-cell>
          <table:table-cell office:value-type="string" calcext:value-type="string">
            <text:p>Lower Gangetic Plains moist deciduous forests</text:p>
          </table:table-cell>
          <table:table-cell office:value-type="string" calcext:value-type="string">
            <text:p>teow</text:p>
          </table:table-cell>
          <table:table-cell office:value-type="float" office:value="253156.719361409" calcext:value-type="float">
            <text:p>253156.719361409</text:p>
          </table:table-cell>
          <table:table-cell office:value-type="float" office:value="253146.739852798" calcext:value-type="float">
            <text:p>253146.739852798</text:p>
          </table:table-cell>
          <table:table-cell office:value-type="float" office:value="100" calcext:value-type="float">
            <text:p>100</text:p>
          </table:table-cell>
          <table:table-cell office:value-type="float" office:value="5463.33211866664" calcext:value-type="float">
            <text:p>5463.33211866664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40121" calcext:value-type="float">
            <text:p>40121</text:p>
          </table:table-cell>
          <table:table-cell office:value-type="string" calcext:value-type="string">
            <text:p>Luang Prabang montane rain forests</text:p>
          </table:table-cell>
          <table:table-cell office:value-type="string" calcext:value-type="string">
            <text:p>teow</text:p>
          </table:table-cell>
          <table:table-cell office:value-type="float" office:value="71585.2390381331" calcext:value-type="float">
            <text:p>71585.2390381331</text:p>
          </table:table-cell>
          <table:table-cell office:value-type="float" office:value="71585.2109155318" calcext:value-type="float">
            <text:p>71585.2109155318</text:p>
          </table:table-cell>
          <table:table-cell office:value-type="float" office:value="100" calcext:value-type="float">
            <text:p>100</text:p>
          </table:table-cell>
          <table:table-cell office:value-type="float" office:value="13039.8118809808" calcext:value-type="float">
            <text:p>13039.8118809808</text:p>
          </table:table-cell>
          <table:table-cell office:value-type="float" office:value="18.22" calcext:value-type="float">
            <text:p>18.22</text:p>
          </table:table-cell>
        </table:table-row>
        <table:table-row table:style-name="ro1">
          <table:table-cell office:value-type="float" office:value="40122" calcext:value-type="float">
            <text:p>40122</text:p>
          </table:table-cell>
          <table:table-cell office:value-type="string" calcext:value-type="string">
            <text:p>Luzon montane rain forests</text:p>
          </table:table-cell>
          <table:table-cell office:value-type="string" calcext:value-type="string">
            <text:p>teow</text:p>
          </table:table-cell>
          <table:table-cell office:value-type="float" office:value="8272.76604712142" calcext:value-type="float">
            <text:p>8272.76604712142</text:p>
          </table:table-cell>
          <table:table-cell office:value-type="float" office:value="8272.76181932795" calcext:value-type="float">
            <text:p>8272.76181932795</text:p>
          </table:table-cell>
          <table:table-cell office:value-type="float" office:value="100" calcext:value-type="float">
            <text:p>100</text:p>
          </table:table-cell>
          <table:table-cell office:value-type="float" office:value="3800.12379311884" calcext:value-type="float">
            <text:p>3800.12379311884</text:p>
          </table:table-cell>
          <table:table-cell office:value-type="float" office:value="45.94" calcext:value-type="float">
            <text:p>45.94</text:p>
          </table:table-cell>
        </table:table-row>
        <table:table-row table:style-name="ro1">
          <table:table-cell office:value-type="float" office:value="40123" calcext:value-type="float">
            <text:p>40123</text:p>
          </table:table-cell>
          <table:table-cell office:value-type="string" calcext:value-type="string">
            <text:p>Luzon rain forests</text:p>
          </table:table-cell>
          <table:table-cell office:value-type="string" calcext:value-type="string">
            <text:p>teow</text:p>
          </table:table-cell>
          <table:table-cell office:value-type="float" office:value="94145.7978215553" calcext:value-type="float">
            <text:p>94145.7978215553</text:p>
          </table:table-cell>
          <table:table-cell office:value-type="float" office:value="94144.1860665187" calcext:value-type="float">
            <text:p>94144.1860665187</text:p>
          </table:table-cell>
          <table:table-cell office:value-type="float" office:value="100" calcext:value-type="float">
            <text:p>100</text:p>
          </table:table-cell>
          <table:table-cell office:value-type="float" office:value="9920.8694815005" calcext:value-type="float">
            <text:p>9920.8694815005</text:p>
          </table:table-cell>
          <table:table-cell office:value-type="float" office:value="10.54" calcext:value-type="float">
            <text:p>10.54</text:p>
          </table:table-cell>
        </table:table-row>
        <table:table-row table:style-name="ro1">
          <table:table-cell office:value-type="float" office:value="40124" calcext:value-type="float">
            <text:p>40124</text:p>
          </table:table-cell>
          <table:table-cell office:value-type="string" calcext:value-type="string">
            <text:p>Malabar Coast moist forests</text:p>
          </table:table-cell>
          <table:table-cell office:value-type="string" calcext:value-type="string">
            <text:p>teow</text:p>
          </table:table-cell>
          <table:table-cell office:value-type="float" office:value="34594.0464412458" calcext:value-type="float">
            <text:p>34594.0464412458</text:p>
          </table:table-cell>
          <table:table-cell office:value-type="float" office:value="34594.0342460352" calcext:value-type="float">
            <text:p>34594.0342460352</text:p>
          </table:table-cell>
          <table:table-cell office:value-type="float" office:value="100" calcext:value-type="float">
            <text:p>100</text:p>
          </table:table-cell>
          <table:table-cell office:value-type="float" office:value="1223.87977925662" calcext:value-type="float">
            <text:p>1223.87977925662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40125" calcext:value-type="float">
            <text:p>40125</text:p>
          </table:table-cell>
          <table:table-cell office:value-type="string" calcext:value-type="string">
            <text:p>Maldives-Lakshadweep-Chagos Archipelago tropical moist forests</text:p>
          </table:table-cell>
          <table:table-cell office:value-type="string" calcext:value-type="string">
            <text:p>teow</text:p>
          </table:table-cell>
          <table:table-cell office:value-type="float" office:value="289.099987187386" calcext:value-type="float">
            <text:p>289.099987187386</text:p>
          </table:table-cell>
          <table:table-cell office:value-type="float" office:value="289.099988935621" calcext:value-type="float">
            <text:p>289.099988935621</text:p>
          </table:table-cell>
          <table:table-cell office:value-type="float" office:value="100" calcext:value-type="float">
            <text:p>100</text:p>
          </table:table-cell>
          <table:table-cell office:value-type="float" office:value="23.5876406190592" calcext:value-type="float">
            <text:p>23.5876406190592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40126" calcext:value-type="float">
            <text:p>40126</text:p>
          </table:table-cell>
          <table:table-cell office:value-type="string" calcext:value-type="string">
            <text:p>Meghalaya subtropical forests</text:p>
          </table:table-cell>
          <table:table-cell office:value-type="string" calcext:value-type="string">
            <text:p>teow</text:p>
          </table:table-cell>
          <table:table-cell office:value-type="float" office:value="41629.2901156176" calcext:value-type="float">
            <text:p>41629.2901156176</text:p>
          </table:table-cell>
          <table:table-cell office:value-type="float" office:value="41629.2954497706" calcext:value-type="float">
            <text:p>41629.2954497706</text:p>
          </table:table-cell>
          <table:table-cell office:value-type="float" office:value="100" calcext:value-type="float">
            <text:p>100</text:p>
          </table:table-cell>
          <table:table-cell office:value-type="float" office:value="453.773229196534" calcext:value-type="float">
            <text:p>453.773229196534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40127" calcext:value-type="float">
            <text:p>40127</text:p>
          </table:table-cell>
          <table:table-cell office:value-type="string" calcext:value-type="string">
            <text:p>Mentawai Islands rain forests</text:p>
          </table:table-cell>
          <table:table-cell office:value-type="string" calcext:value-type="string">
            <text:p>teow</text:p>
          </table:table-cell>
          <table:table-cell office:value-type="float" office:value="6233.97167999669" calcext:value-type="float">
            <text:p>6233.97167999669</text:p>
          </table:table-cell>
          <table:table-cell office:value-type="float" office:value="6233.97168009694" calcext:value-type="float">
            <text:p>6233.97168009694</text:p>
          </table:table-cell>
          <table:table-cell office:value-type="float" office:value="100" calcext:value-type="float">
            <text:p>100</text:p>
          </table:table-cell>
          <table:table-cell office:value-type="float" office:value="1928.80912403713" calcext:value-type="float">
            <text:p>1928.80912403713</text:p>
          </table:table-cell>
          <table:table-cell office:value-type="float" office:value="30.94" calcext:value-type="float">
            <text:p>30.94</text:p>
          </table:table-cell>
        </table:table-row>
        <table:table-row table:style-name="ro1">
          <table:table-cell office:value-type="float" office:value="40128" calcext:value-type="float">
            <text:p>40128</text:p>
          </table:table-cell>
          <table:table-cell office:value-type="string" calcext:value-type="string">
            <text:p>Mindanao montane rain forests</text:p>
          </table:table-cell>
          <table:table-cell office:value-type="string" calcext:value-type="string">
            <text:p>teow</text:p>
          </table:table-cell>
          <table:table-cell office:value-type="float" office:value="18120.2449770432" calcext:value-type="float">
            <text:p>18120.2449770432</text:p>
          </table:table-cell>
          <table:table-cell office:value-type="float" office:value="18120.0171446243" calcext:value-type="float">
            <text:p>18120.0171446243</text:p>
          </table:table-cell>
          <table:table-cell office:value-type="float" office:value="100" calcext:value-type="float">
            <text:p>100</text:p>
          </table:table-cell>
          <table:table-cell office:value-type="float" office:value="4269.74104235186" calcext:value-type="float">
            <text:p>4269.74104235186</text:p>
          </table:table-cell>
          <table:table-cell office:value-type="float" office:value="23.56" calcext:value-type="float">
            <text:p>23.56</text:p>
          </table:table-cell>
        </table:table-row>
        <table:table-row table:style-name="ro1">
          <table:table-cell office:value-type="float" office:value="40129" calcext:value-type="float">
            <text:p>40129</text:p>
          </table:table-cell>
          <table:table-cell office:value-type="string" calcext:value-type="string">
            <text:p>Mindanao-Eastern Visayas rain forests</text:p>
          </table:table-cell>
          <table:table-cell office:value-type="string" calcext:value-type="string">
            <text:p>teow</text:p>
          </table:table-cell>
          <table:table-cell office:value-type="float" office:value="103570.063361801" calcext:value-type="float">
            <text:p>103570.063361801</text:p>
          </table:table-cell>
          <table:table-cell office:value-type="float" office:value="103570.02483337" calcext:value-type="float">
            <text:p>103570.02483337</text:p>
          </table:table-cell>
          <table:table-cell office:value-type="float" office:value="100" calcext:value-type="float">
            <text:p>100</text:p>
          </table:table-cell>
          <table:table-cell office:value-type="float" office:value="9280.58524546587" calcext:value-type="float">
            <text:p>9280.58524546587</text:p>
          </table:table-cell>
          <table:table-cell office:value-type="float" office:value="8.96" calcext:value-type="float">
            <text:p>8.96</text:p>
          </table:table-cell>
        </table:table-row>
        <table:table-row table:style-name="ro1">
          <table:table-cell office:value-type="float" office:value="40130" calcext:value-type="float">
            <text:p>40130</text:p>
          </table:table-cell>
          <table:table-cell office:value-type="string" calcext:value-type="string">
            <text:p>Mindoro rain forests</text:p>
          </table:table-cell>
          <table:table-cell office:value-type="string" calcext:value-type="string">
            <text:p>teow</text:p>
          </table:table-cell>
          <table:table-cell office:value-type="float" office:value="10011.890631894" calcext:value-type="float">
            <text:p>10011.890631894</text:p>
          </table:table-cell>
          <table:table-cell office:value-type="float" office:value="10011.8904729837" calcext:value-type="float">
            <text:p>10011.8904729837</text:p>
          </table:table-cell>
          <table:table-cell office:value-type="float" office:value="100" calcext:value-type="float">
            <text:p>100</text:p>
          </table:table-cell>
          <table:table-cell office:value-type="float" office:value="1616.68728937071" calcext:value-type="float">
            <text:p>1616.68728937071</text:p>
          </table:table-cell>
          <table:table-cell office:value-type="float" office:value="16.15" calcext:value-type="float">
            <text:p>16.15</text:p>
          </table:table-cell>
        </table:table-row>
        <table:table-row table:style-name="ro1">
          <table:table-cell office:value-type="float" office:value="40131" calcext:value-type="float">
            <text:p>40131</text:p>
          </table:table-cell>
          <table:table-cell office:value-type="string" calcext:value-type="string">
            <text:p>Mizoram-Manipur-Kachin rain forests</text:p>
          </table:table-cell>
          <table:table-cell office:value-type="string" calcext:value-type="string">
            <text:p>teow</text:p>
          </table:table-cell>
          <table:table-cell office:value-type="float" office:value="135245.852817765" calcext:value-type="float">
            <text:p>135245.852817765</text:p>
          </table:table-cell>
          <table:table-cell office:value-type="float" office:value="135245.604808687" calcext:value-type="float">
            <text:p>135245.604808687</text:p>
          </table:table-cell>
          <table:table-cell office:value-type="float" office:value="100" calcext:value-type="float">
            <text:p>100</text:p>
          </table:table-cell>
          <table:table-cell office:value-type="float" office:value="7977.73782039154" calcext:value-type="float">
            <text:p>7977.73782039154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40132" calcext:value-type="float">
            <text:p>40132</text:p>
          </table:table-cell>
          <table:table-cell office:value-type="string" calcext:value-type="string">
            <text:p>Myanmar coastal rain forests</text:p>
          </table:table-cell>
          <table:table-cell office:value-type="string" calcext:value-type="string">
            <text:p>teow</text:p>
          </table:table-cell>
          <table:table-cell office:value-type="float" office:value="65601.7478278425" calcext:value-type="float">
            <text:p>65601.7478278425</text:p>
          </table:table-cell>
          <table:table-cell office:value-type="float" office:value="65602.2247711359" calcext:value-type="float">
            <text:p>65602.2247711359</text:p>
          </table:table-cell>
          <table:table-cell office:value-type="float" office:value="100" calcext:value-type="float">
            <text:p>100</text:p>
          </table:table-cell>
          <table:table-cell office:value-type="float" office:value="421.325621542405" calcext:value-type="float">
            <text:p>421.325621542405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40133" calcext:value-type="float">
            <text:p>40133</text:p>
          </table:table-cell>
          <table:table-cell office:value-type="string" calcext:value-type="string">
            <text:p>Nicobar Islands rain forests</text:p>
          </table:table-cell>
          <table:table-cell office:value-type="string" calcext:value-type="string">
            <text:p>teow</text:p>
          </table:table-cell>
          <table:table-cell office:value-type="float" office:value="1312.91106956459" calcext:value-type="float">
            <text:p>1312.91106956459</text:p>
          </table:table-cell>
          <table:table-cell office:value-type="float" office:value="1312.9111016703" calcext:value-type="float">
            <text:p>1312.9111016703</text:p>
          </table:table-cell>
          <table:table-cell office:value-type="float" office:value="100" calcext:value-type="float">
            <text:p>100</text:p>
          </table:table-cell>
          <table:table-cell office:value-type="float" office:value="747.572318528562" calcext:value-type="float">
            <text:p>747.572318528562</text:p>
          </table:table-cell>
          <table:table-cell office:value-type="float" office:value="56.94" calcext:value-type="float">
            <text:p>56.94</text:p>
          </table:table-cell>
        </table:table-row>
        <table:table-row table:style-name="ro1">
          <table:table-cell office:value-type="float" office:value="40134" calcext:value-type="float">
            <text:p>40134</text:p>
          </table:table-cell>
          <table:table-cell office:value-type="string" calcext:value-type="string">
            <text:p>North Western Ghats moist deciduous forests</text:p>
          </table:table-cell>
          <table:table-cell office:value-type="string" calcext:value-type="string">
            <text:p>teow</text:p>
          </table:table-cell>
          <table:table-cell office:value-type="float" office:value="48039.7765808688" calcext:value-type="float">
            <text:p>48039.7765808688</text:p>
          </table:table-cell>
          <table:table-cell office:value-type="float" office:value="48039.7761266126" calcext:value-type="float">
            <text:p>48039.7761266126</text:p>
          </table:table-cell>
          <table:table-cell office:value-type="float" office:value="100" calcext:value-type="float">
            <text:p>100</text:p>
          </table:table-cell>
          <table:table-cell office:value-type="float" office:value="2366.38875422271" calcext:value-type="float">
            <text:p>2366.38875422271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float" office:value="40135" calcext:value-type="float">
            <text:p>40135</text:p>
          </table:table-cell>
          <table:table-cell office:value-type="string" calcext:value-type="string">
            <text:p>North Western Ghats montane rain forests</text:p>
          </table:table-cell>
          <table:table-cell office:value-type="string" calcext:value-type="string">
            <text:p>teow</text:p>
          </table:table-cell>
          <table:table-cell office:value-type="float" office:value="30824.778704294" calcext:value-type="float">
            <text:p>30824.778704294</text:p>
          </table:table-cell>
          <table:table-cell office:value-type="float" office:value="30824.5735428235" calcext:value-type="float">
            <text:p>30824.5735428235</text:p>
          </table:table-cell>
          <table:table-cell office:value-type="float" office:value="100" calcext:value-type="float">
            <text:p>100</text:p>
          </table:table-cell>
          <table:table-cell office:value-type="float" office:value="5309.40097747885" calcext:value-type="float">
            <text:p>5309.40097747885</text:p>
          </table:table-cell>
          <table:table-cell office:value-type="float" office:value="17.22" calcext:value-type="float">
            <text:p>17.22</text:p>
          </table:table-cell>
        </table:table-row>
        <table:table-row table:style-name="ro1">
          <table:table-cell office:value-type="float" office:value="40136" calcext:value-type="float">
            <text:p>40136</text:p>
          </table:table-cell>
          <table:table-cell office:value-type="string" calcext:value-type="string">
            <text:p>Northern Annamites rain forests</text:p>
          </table:table-cell>
          <table:table-cell office:value-type="string" calcext:value-type="string">
            <text:p>teow</text:p>
          </table:table-cell>
          <table:table-cell office:value-type="float" office:value="47052.6142672598" calcext:value-type="float">
            <text:p>47052.6142672598</text:p>
          </table:table-cell>
          <table:table-cell office:value-type="float" office:value="47052.5969710199" calcext:value-type="float">
            <text:p>47052.5969710199</text:p>
          </table:table-cell>
          <table:table-cell office:value-type="float" office:value="100" calcext:value-type="float">
            <text:p>100</text:p>
          </table:table-cell>
          <table:table-cell office:value-type="float" office:value="14489.4330366543" calcext:value-type="float">
            <text:p>14489.4330366543</text:p>
          </table:table-cell>
          <table:table-cell office:value-type="float" office:value="30.79" calcext:value-type="float">
            <text:p>30.79</text:p>
          </table:table-cell>
        </table:table-row>
        <table:table-row table:style-name="ro1">
          <table:table-cell office:value-type="float" office:value="40137" calcext:value-type="float">
            <text:p>40137</text:p>
          </table:table-cell>
          <table:table-cell office:value-type="string" calcext:value-type="string">
            <text:p>Northern Indochina subtropical forests</text:p>
          </table:table-cell>
          <table:table-cell office:value-type="string" calcext:value-type="string">
            <text:p>teow</text:p>
          </table:table-cell>
          <table:table-cell office:value-type="float" office:value="435869.16140837" calcext:value-type="float">
            <text:p>435869.16140837</text:p>
          </table:table-cell>
          <table:table-cell office:value-type="float" office:value="435861.83610931" calcext:value-type="float">
            <text:p>435861.83610931</text:p>
          </table:table-cell>
          <table:table-cell office:value-type="float" office:value="100" calcext:value-type="float">
            <text:p>100</text:p>
          </table:table-cell>
          <table:table-cell office:value-type="float" office:value="19040.7788507641" calcext:value-type="float">
            <text:p>19040.7788507641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float" office:value="40138" calcext:value-type="float">
            <text:p>40138</text:p>
          </table:table-cell>
          <table:table-cell office:value-type="string" calcext:value-type="string">
            <text:p>Northern Khorat Plateau moist deciduous forests</text:p>
          </table:table-cell>
          <table:table-cell office:value-type="string" calcext:value-type="string">
            <text:p>teow</text:p>
          </table:table-cell>
          <table:table-cell office:value-type="float" office:value="16794.2561112252" calcext:value-type="float">
            <text:p>16794.2561112252</text:p>
          </table:table-cell>
          <table:table-cell office:value-type="float" office:value="16794.2136668647" calcext:value-type="float">
            <text:p>16794.2136668647</text:p>
          </table:table-cell>
          <table:table-cell office:value-type="float" office:value="100" calcext:value-type="float">
            <text:p>100</text:p>
          </table:table-cell>
          <table:table-cell office:value-type="float" office:value="377.107552601848" calcext:value-type="float">
            <text:p>377.107552601848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40139" calcext:value-type="float">
            <text:p>40139</text:p>
          </table:table-cell>
          <table:table-cell office:value-type="string" calcext:value-type="string">
            <text:p>Northern Thailand-Laos moist deciduous forests</text:p>
          </table:table-cell>
          <table:table-cell office:value-type="string" calcext:value-type="string">
            <text:p>teow</text:p>
          </table:table-cell>
          <table:table-cell office:value-type="float" office:value="42009.8799470325" calcext:value-type="float">
            <text:p>42009.8799470325</text:p>
          </table:table-cell>
          <table:table-cell office:value-type="float" office:value="42009.7831576631" calcext:value-type="float">
            <text:p>42009.7831576631</text:p>
          </table:table-cell>
          <table:table-cell office:value-type="float" office:value="100" calcext:value-type="float">
            <text:p>100</text:p>
          </table:table-cell>
          <table:table-cell office:value-type="float" office:value="8254.73910618106" calcext:value-type="float">
            <text:p>8254.73910618106</text:p>
          </table:table-cell>
          <table:table-cell office:value-type="float" office:value="19.65" calcext:value-type="float">
            <text:p>19.65</text:p>
          </table:table-cell>
        </table:table-row>
        <table:table-row table:style-name="ro1">
          <table:table-cell office:value-type="float" office:value="40140" calcext:value-type="float">
            <text:p>40140</text:p>
          </table:table-cell>
          <table:table-cell office:value-type="string" calcext:value-type="string">
            <text:p>Northern Triangle subtropical forests</text:p>
          </table:table-cell>
          <table:table-cell office:value-type="string" calcext:value-type="string">
            <text:p>teow</text:p>
          </table:table-cell>
          <table:table-cell office:value-type="float" office:value="53773.9297381684" calcext:value-type="float">
            <text:p>53773.9297381684</text:p>
          </table:table-cell>
          <table:table-cell office:value-type="float" office:value="53773.3648768145" calcext:value-type="float">
            <text:p>53773.3648768145</text:p>
          </table:table-cell>
          <table:table-cell office:value-type="float" office:value="100" calcext:value-type="float">
            <text:p>100</text:p>
          </table:table-cell>
          <table:table-cell office:value-type="float" office:value="18739.6236178175" calcext:value-type="float">
            <text:p>18739.6236178175</text:p>
          </table:table-cell>
          <table:table-cell office:value-type="float" office:value="34.85" calcext:value-type="float">
            <text:p>34.85</text:p>
          </table:table-cell>
        </table:table-row>
        <table:table-row table:style-name="ro1">
          <table:table-cell office:value-type="float" office:value="40141" calcext:value-type="float">
            <text:p>40141</text:p>
          </table:table-cell>
          <table:table-cell office:value-type="string" calcext:value-type="string">
            <text:p>Northern Vietnam lowland rain forests</text:p>
          </table:table-cell>
          <table:table-cell office:value-type="string" calcext:value-type="string">
            <text:p>teow</text:p>
          </table:table-cell>
          <table:table-cell office:value-type="float" office:value="22422.6845271697" calcext:value-type="float">
            <text:p>22422.6845271697</text:p>
          </table:table-cell>
          <table:table-cell office:value-type="float" office:value="22422.682599552" calcext:value-type="float">
            <text:p>22422.682599552</text:p>
          </table:table-cell>
          <table:table-cell office:value-type="float" office:value="100" calcext:value-type="float">
            <text:p>100</text:p>
          </table:table-cell>
          <table:table-cell office:value-type="float" office:value="1481.8590395292" calcext:value-type="float">
            <text:p>1481.8590395292</text:p>
          </table:table-cell>
          <table:table-cell office:value-type="float" office:value="6.61" calcext:value-type="float">
            <text:p>6.61</text:p>
          </table:table-cell>
        </table:table-row>
        <table:table-row table:style-name="ro1">
          <table:table-cell office:value-type="float" office:value="40142" calcext:value-type="float">
            <text:p>40142</text:p>
          </table:table-cell>
          <table:table-cell office:value-type="string" calcext:value-type="string">
            <text:p>Orissa semi-evergreen forests</text:p>
          </table:table-cell>
          <table:table-cell office:value-type="string" calcext:value-type="string">
            <text:p>teow</text:p>
          </table:table-cell>
          <table:table-cell office:value-type="float" office:value="22155.0259755687" calcext:value-type="float">
            <text:p>22155.0259755687</text:p>
          </table:table-cell>
          <table:table-cell office:value-type="float" office:value="22155.025979852" calcext:value-type="float">
            <text:p>22155.025979852</text:p>
          </table:table-cell>
          <table:table-cell office:value-type="float" office:value="100" calcext:value-type="float">
            <text:p>100</text:p>
          </table:table-cell>
          <table:table-cell office:value-type="float" office:value="1571.70510390871" calcext:value-type="float">
            <text:p>1571.70510390871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float" office:value="40143" calcext:value-type="float">
            <text:p>40143</text:p>
          </table:table-cell>
          <table:table-cell office:value-type="string" calcext:value-type="string">
            <text:p>Palawan rain forests</text:p>
          </table:table-cell>
          <table:table-cell office:value-type="string" calcext:value-type="string">
            <text:p>teow</text:p>
          </table:table-cell>
          <table:table-cell office:value-type="float" office:value="13890.2156973345" calcext:value-type="float">
            <text:p>13890.2156973345</text:p>
          </table:table-cell>
          <table:table-cell office:value-type="float" office:value="13890.2135227672" calcext:value-type="float">
            <text:p>13890.2135227672</text:p>
          </table:table-cell>
          <table:table-cell office:value-type="float" office:value="100" calcext:value-type="float">
            <text:p>100</text:p>
          </table:table-cell>
          <table:table-cell office:value-type="float" office:value="11542.214213161" calcext:value-type="float">
            <text:p>11542.214213161</text:p>
          </table:table-cell>
          <table:table-cell office:value-type="float" office:value="83.1" calcext:value-type="float">
            <text:p>83.1</text:p>
          </table:table-cell>
        </table:table-row>
        <table:table-row table:style-name="ro1">
          <table:table-cell office:value-type="float" office:value="40144" calcext:value-type="float">
            <text:p>40144</text:p>
          </table:table-cell>
          <table:table-cell office:value-type="string" calcext:value-type="string">
            <text:p>Peninsular Malaysian montane rain forests</text:p>
          </table:table-cell>
          <table:table-cell office:value-type="string" calcext:value-type="string">
            <text:p>teow</text:p>
          </table:table-cell>
          <table:table-cell office:value-type="float" office:value="17097.5456153154" calcext:value-type="float">
            <text:p>17097.5456153154</text:p>
          </table:table-cell>
          <table:table-cell office:value-type="float" office:value="17097.5455312858" calcext:value-type="float">
            <text:p>17097.5455312858</text:p>
          </table:table-cell>
          <table:table-cell office:value-type="float" office:value="100" calcext:value-type="float">
            <text:p>100</text:p>
          </table:table-cell>
          <table:table-cell office:value-type="float" office:value="5638.52527784113" calcext:value-type="float">
            <text:p>5638.52527784113</text:p>
          </table:table-cell>
          <table:table-cell office:value-type="float" office:value="32.98" calcext:value-type="float">
            <text:p>32.98</text:p>
          </table:table-cell>
        </table:table-row>
        <table:table-row table:style-name="ro1">
          <table:table-cell office:value-type="float" office:value="40145" calcext:value-type="float">
            <text:p>40145</text:p>
          </table:table-cell>
          <table:table-cell office:value-type="string" calcext:value-type="string">
            <text:p>Peninsular Malaysian peat swamp forests</text:p>
          </table:table-cell>
          <table:table-cell office:value-type="string" calcext:value-type="string">
            <text:p>teow</text:p>
          </table:table-cell>
          <table:table-cell office:value-type="float" office:value="3609.79449857407" calcext:value-type="float">
            <text:p>3609.79449857407</text:p>
          </table:table-cell>
          <table:table-cell office:value-type="float" office:value="3609.79449639076" calcext:value-type="float">
            <text:p>3609.79449639076</text:p>
          </table:table-cell>
          <table:table-cell office:value-type="float" office:value="100" calcext:value-type="float">
            <text:p>100</text:p>
          </table:table-cell>
          <table:table-cell office:value-type="float" office:value="140.397236245889" calcext:value-type="float">
            <text:p>140.397236245889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40146" calcext:value-type="float">
            <text:p>40146</text:p>
          </table:table-cell>
          <table:table-cell office:value-type="string" calcext:value-type="string">
            <text:p>Peninsular Malaysian rain forests</text:p>
          </table:table-cell>
          <table:table-cell office:value-type="string" calcext:value-type="string">
            <text:p>teow</text:p>
          </table:table-cell>
          <table:table-cell office:value-type="float" office:value="123919.727618187" calcext:value-type="float">
            <text:p>123919.727618187</text:p>
          </table:table-cell>
          <table:table-cell office:value-type="float" office:value="123919.229903061" calcext:value-type="float">
            <text:p>123919.229903061</text:p>
          </table:table-cell>
          <table:table-cell office:value-type="float" office:value="100" calcext:value-type="float">
            <text:p>100</text:p>
          </table:table-cell>
          <table:table-cell office:value-type="float" office:value="19821.786834328" calcext:value-type="float">
            <text:p>19821.7868343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147" calcext:value-type="float">
            <text:p>40147</text:p>
          </table:table-cell>
          <table:table-cell office:value-type="string" calcext:value-type="string">
            <text:p>Red River freshwater swamp forests</text:p>
          </table:table-cell>
          <table:table-cell office:value-type="string" calcext:value-type="string">
            <text:p>teow</text:p>
          </table:table-cell>
          <table:table-cell office:value-type="float" office:value="10705.9596185817" calcext:value-type="float">
            <text:p>10705.9596185817</text:p>
          </table:table-cell>
          <table:table-cell office:value-type="float" office:value="10705.9596186221" calcext:value-type="float">
            <text:p>10705.9596186221</text:p>
          </table:table-cell>
          <table:table-cell office:value-type="float" office:value="100" calcext:value-type="float">
            <text:p>100</text:p>
          </table:table-cell>
          <table:table-cell office:value-type="float" office:value="95.3119539396277" calcext:value-type="float">
            <text:p>95.3119539396277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40148" calcext:value-type="float">
            <text:p>40148</text:p>
          </table:table-cell>
          <table:table-cell office:value-type="string" calcext:value-type="string">
            <text:p>South China Sea Islands</text:p>
          </table:table-cell>
          <table:table-cell office:value-type="string" calcext:value-type="string">
            <text:p>teow</text:p>
          </table:table-cell>
          <table:table-cell office:value-type="float" office:value="2.92700612738646" calcext:value-type="float">
            <text:p>2.92700612738646</text:p>
          </table:table-cell>
          <table:table-cell office:value-type="float" office:value="2.92700612523996" calcext:value-type="float">
            <text:p>2.9270061252399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0149" calcext:value-type="float">
            <text:p>40149</text:p>
          </table:table-cell>
          <table:table-cell office:value-type="string" calcext:value-type="string">
            <text:p>South China-Vietnam subtropical evergreen forests</text:p>
          </table:table-cell>
          <table:table-cell office:value-type="string" calcext:value-type="string">
            <text:p>teow</text:p>
          </table:table-cell>
          <table:table-cell office:value-type="float" office:value="222080.106772102" calcext:value-type="float">
            <text:p>222080.106772102</text:p>
          </table:table-cell>
          <table:table-cell office:value-type="float" office:value="222080.094508209" calcext:value-type="float">
            <text:p>222080.094508209</text:p>
          </table:table-cell>
          <table:table-cell office:value-type="float" office:value="100" calcext:value-type="float">
            <text:p>100</text:p>
          </table:table-cell>
          <table:table-cell office:value-type="float" office:value="3902.12776601994" calcext:value-type="float">
            <text:p>3902.12776601994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40150" calcext:value-type="float">
            <text:p>40150</text:p>
          </table:table-cell>
          <table:table-cell office:value-type="string" calcext:value-type="string">
            <text:p>South Western Ghats moist deciduous forests</text:p>
          </table:table-cell>
          <table:table-cell office:value-type="string" calcext:value-type="string">
            <text:p>teow</text:p>
          </table:table-cell>
          <table:table-cell office:value-type="float" office:value="23675.6531994872" calcext:value-type="float">
            <text:p>23675.6531994872</text:p>
          </table:table-cell>
          <table:table-cell office:value-type="float" office:value="23675.6517088192" calcext:value-type="float">
            <text:p>23675.6517088192</text:p>
          </table:table-cell>
          <table:table-cell office:value-type="float" office:value="100" calcext:value-type="float">
            <text:p>100</text:p>
          </table:table-cell>
          <table:table-cell office:value-type="float" office:value="6610.56490626111" calcext:value-type="float">
            <text:p>6610.56490626111</text:p>
          </table:table-cell>
          <table:table-cell office:value-type="float" office:value="27.92" calcext:value-type="float">
            <text:p>27.92</text:p>
          </table:table-cell>
        </table:table-row>
        <table:table-row table:style-name="ro1">
          <table:table-cell office:value-type="float" office:value="40151" calcext:value-type="float">
            <text:p>40151</text:p>
          </table:table-cell>
          <table:table-cell office:value-type="string" calcext:value-type="string">
            <text:p>South Western Ghats montane rain forests</text:p>
          </table:table-cell>
          <table:table-cell office:value-type="string" calcext:value-type="string">
            <text:p>teow</text:p>
          </table:table-cell>
          <table:table-cell office:value-type="float" office:value="22545.1028634357" calcext:value-type="float">
            <text:p>22545.1028634357</text:p>
          </table:table-cell>
          <table:table-cell office:value-type="float" office:value="22544.990028099" calcext:value-type="float">
            <text:p>22544.990028099</text:p>
          </table:table-cell>
          <table:table-cell office:value-type="float" office:value="100" calcext:value-type="float">
            <text:p>100</text:p>
          </table:table-cell>
          <table:table-cell office:value-type="float" office:value="5967.54675635143" calcext:value-type="float">
            <text:p>5967.54675635143</text:p>
          </table:table-cell>
          <table:table-cell office:value-type="float" office:value="26.47" calcext:value-type="float">
            <text:p>26.47</text:p>
          </table:table-cell>
        </table:table-row>
        <table:table-row table:style-name="ro1">
          <table:table-cell office:value-type="float" office:value="40152" calcext:value-type="float">
            <text:p>40152</text:p>
          </table:table-cell>
          <table:table-cell office:value-type="string" calcext:value-type="string">
            <text:p>Southern Annamites montane rain forests</text:p>
          </table:table-cell>
          <table:table-cell office:value-type="string" calcext:value-type="string">
            <text:p>teow</text:p>
          </table:table-cell>
          <table:table-cell office:value-type="float" office:value="46307.9601537838" calcext:value-type="float">
            <text:p>46307.9601537838</text:p>
          </table:table-cell>
          <table:table-cell office:value-type="float" office:value="46307.9564982016" calcext:value-type="float">
            <text:p>46307.9564982016</text:p>
          </table:table-cell>
          <table:table-cell office:value-type="float" office:value="100" calcext:value-type="float">
            <text:p>100</text:p>
          </table:table-cell>
          <table:table-cell office:value-type="float" office:value="9309.94613330842" calcext:value-type="float">
            <text:p>9309.94613330842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40153" calcext:value-type="float">
            <text:p>40153</text:p>
          </table:table-cell>
          <table:table-cell office:value-type="string" calcext:value-type="string">
            <text:p>Southwest Borneo freshwater swamp forests</text:p>
          </table:table-cell>
          <table:table-cell office:value-type="string" calcext:value-type="string">
            <text:p>teow</text:p>
          </table:table-cell>
          <table:table-cell office:value-type="float" office:value="36548.4822859663" calcext:value-type="float">
            <text:p>36548.4822859663</text:p>
          </table:table-cell>
          <table:table-cell office:value-type="float" office:value="36548.692032102" calcext:value-type="float">
            <text:p>36548.692032102</text:p>
          </table:table-cell>
          <table:table-cell office:value-type="float" office:value="100" calcext:value-type="float">
            <text:p>100</text:p>
          </table:table-cell>
          <table:table-cell office:value-type="float" office:value="5224.46252785445" calcext:value-type="float">
            <text:p>5224.46252785445</text:p>
          </table:table-cell>
          <table:table-cell office:value-type="float" office:value="14.29" calcext:value-type="float">
            <text:p>14.29</text:p>
          </table:table-cell>
        </table:table-row>
        <table:table-row table:style-name="ro1">
          <table:table-cell office:value-type="float" office:value="40154" calcext:value-type="float">
            <text:p>40154</text:p>
          </table:table-cell>
          <table:table-cell office:value-type="string" calcext:value-type="string">
            <text:p>Sri Lanka lowland rain forests</text:p>
          </table:table-cell>
          <table:table-cell office:value-type="string" calcext:value-type="string">
            <text:p>teow</text:p>
          </table:table-cell>
          <table:table-cell office:value-type="float" office:value="12494.7555255036" calcext:value-type="float">
            <text:p>12494.7555255036</text:p>
          </table:table-cell>
          <table:table-cell office:value-type="float" office:value="12494.7320954008" calcext:value-type="float">
            <text:p>12494.7320954008</text:p>
          </table:table-cell>
          <table:table-cell office:value-type="float" office:value="100" calcext:value-type="float">
            <text:p>100</text:p>
          </table:table-cell>
          <table:table-cell office:value-type="float" office:value="1171.21280758159" calcext:value-type="float">
            <text:p>1171.21280758159</text:p>
          </table:table-cell>
          <table:table-cell office:value-type="float" office:value="9.37" calcext:value-type="float">
            <text:p>9.37</text:p>
          </table:table-cell>
        </table:table-row>
        <table:table-row table:style-name="ro1">
          <table:table-cell office:value-type="float" office:value="40155" calcext:value-type="float">
            <text:p>40155</text:p>
          </table:table-cell>
          <table:table-cell office:value-type="string" calcext:value-type="string">
            <text:p>Sri Lanka montane rain forests</text:p>
          </table:table-cell>
          <table:table-cell office:value-type="string" calcext:value-type="string">
            <text:p>teow</text:p>
          </table:table-cell>
          <table:table-cell office:value-type="float" office:value="3065.6652261045" calcext:value-type="float">
            <text:p>3065.6652261045</text:p>
          </table:table-cell>
          <table:table-cell office:value-type="float" office:value="3065.66502752277" calcext:value-type="float">
            <text:p>3065.66502752277</text:p>
          </table:table-cell>
          <table:table-cell office:value-type="float" office:value="100" calcext:value-type="float">
            <text:p>100</text:p>
          </table:table-cell>
          <table:table-cell office:value-type="float" office:value="632.769905846496" calcext:value-type="float">
            <text:p>632.769905846496</text:p>
          </table:table-cell>
          <table:table-cell office:value-type="float" office:value="20.64" calcext:value-type="float">
            <text:p>20.64</text:p>
          </table:table-cell>
        </table:table-row>
        <table:table-row table:style-name="ro1">
          <table:table-cell office:value-type="float" office:value="40156" calcext:value-type="float">
            <text:p>40156</text:p>
          </table:table-cell>
          <table:table-cell office:value-type="string" calcext:value-type="string">
            <text:p>Sulu Archipelago rain forests</text:p>
          </table:table-cell>
          <table:table-cell office:value-type="string" calcext:value-type="string">
            <text:p>teow</text:p>
          </table:table-cell>
          <table:table-cell office:value-type="float" office:value="2161.88949853064" calcext:value-type="float">
            <text:p>2161.88949853064</text:p>
          </table:table-cell>
          <table:table-cell office:value-type="float" office:value="2161.88946923678" calcext:value-type="float">
            <text:p>2161.88946923678</text:p>
          </table:table-cell>
          <table:table-cell office:value-type="float" office:value="100" calcext:value-type="float">
            <text:p>100</text:p>
          </table:table-cell>
          <table:table-cell office:value-type="float" office:value="2.10288014270797" calcext:value-type="float">
            <text:p>2.1028801427079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0157" calcext:value-type="float">
            <text:p>40157</text:p>
          </table:table-cell>
          <table:table-cell office:value-type="string" calcext:value-type="string">
            <text:p>Sumatran freshwater swamp forests</text:p>
          </table:table-cell>
          <table:table-cell office:value-type="string" calcext:value-type="string">
            <text:p>teow</text:p>
          </table:table-cell>
          <table:table-cell office:value-type="float" office:value="17913.9407464967" calcext:value-type="float">
            <text:p>17913.9407464967</text:p>
          </table:table-cell>
          <table:table-cell office:value-type="float" office:value="17913.9407187125" calcext:value-type="float">
            <text:p>17913.9407187125</text:p>
          </table:table-cell>
          <table:table-cell office:value-type="float" office:value="100" calcext:value-type="float">
            <text:p>100</text:p>
          </table:table-cell>
          <table:table-cell office:value-type="float" office:value="682.04339769055" calcext:value-type="float">
            <text:p>682.04339769055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40158" calcext:value-type="float">
            <text:p>40158</text:p>
          </table:table-cell>
          <table:table-cell office:value-type="string" calcext:value-type="string">
            <text:p>Sumatran lowland rain forests</text:p>
          </table:table-cell>
          <table:table-cell office:value-type="string" calcext:value-type="string">
            <text:p>teow</text:p>
          </table:table-cell>
          <table:table-cell office:value-type="float" office:value="257037.730194147" calcext:value-type="float">
            <text:p>257037.730194147</text:p>
          </table:table-cell>
          <table:table-cell office:value-type="float" office:value="257037.820113869" calcext:value-type="float">
            <text:p>257037.820113869</text:p>
          </table:table-cell>
          <table:table-cell office:value-type="float" office:value="100" calcext:value-type="float">
            <text:p>100</text:p>
          </table:table-cell>
          <table:table-cell office:value-type="float" office:value="18268.3441596542" calcext:value-type="float">
            <text:p>18268.3441596542</text:p>
          </table:table-cell>
          <table:table-cell office:value-type="float" office:value="7.11" calcext:value-type="float">
            <text:p>7.11</text:p>
          </table:table-cell>
        </table:table-row>
        <table:table-row table:style-name="ro1">
          <table:table-cell office:value-type="float" office:value="40159" calcext:value-type="float">
            <text:p>40159</text:p>
          </table:table-cell>
          <table:table-cell office:value-type="string" calcext:value-type="string">
            <text:p>Sumatran montane rain forests</text:p>
          </table:table-cell>
          <table:table-cell office:value-type="string" calcext:value-type="string">
            <text:p>teow</text:p>
          </table:table-cell>
          <table:table-cell office:value-type="float" office:value="72617.8397650861" calcext:value-type="float">
            <text:p>72617.8397650861</text:p>
          </table:table-cell>
          <table:table-cell office:value-type="float" office:value="72617.8688842119" calcext:value-type="float">
            <text:p>72617.8688842119</text:p>
          </table:table-cell>
          <table:table-cell office:value-type="float" office:value="100" calcext:value-type="float">
            <text:p>100</text:p>
          </table:table-cell>
          <table:table-cell office:value-type="float" office:value="23159.8052072904" calcext:value-type="float">
            <text:p>23159.8052072904</text:p>
          </table:table-cell>
          <table:table-cell office:value-type="float" office:value="31.89" calcext:value-type="float">
            <text:p>31.89</text:p>
          </table:table-cell>
        </table:table-row>
        <table:table-row table:style-name="ro1">
          <table:table-cell office:value-type="float" office:value="40160" calcext:value-type="float">
            <text:p>40160</text:p>
          </table:table-cell>
          <table:table-cell office:value-type="string" calcext:value-type="string">
            <text:p>Sumatran peat swamp forests</text:p>
          </table:table-cell>
          <table:table-cell office:value-type="string" calcext:value-type="string">
            <text:p>teow</text:p>
          </table:table-cell>
          <table:table-cell office:value-type="float" office:value="86965.7505761924" calcext:value-type="float">
            <text:p>86965.7505761924</text:p>
          </table:table-cell>
          <table:table-cell office:value-type="float" office:value="86966.1991005236" calcext:value-type="float">
            <text:p>86966.1991005236</text:p>
          </table:table-cell>
          <table:table-cell office:value-type="float" office:value="100" calcext:value-type="float">
            <text:p>100</text:p>
          </table:table-cell>
          <table:table-cell office:value-type="float" office:value="6673.27010705185" calcext:value-type="float">
            <text:p>6673.27010705185</text:p>
          </table:table-cell>
          <table:table-cell office:value-type="float" office:value="7.67" calcext:value-type="float">
            <text:p>7.67</text:p>
          </table:table-cell>
        </table:table-row>
        <table:table-row table:style-name="ro1">
          <table:table-cell office:value-type="float" office:value="40161" calcext:value-type="float">
            <text:p>40161</text:p>
          </table:table-cell>
          <table:table-cell office:value-type="string" calcext:value-type="string">
            <text:p>Sundaland heath forests</text:p>
          </table:table-cell>
          <table:table-cell office:value-type="string" calcext:value-type="string">
            <text:p>teow</text:p>
          </table:table-cell>
          <table:table-cell office:value-type="float" office:value="76044.4137564919" calcext:value-type="float">
            <text:p>76044.4137564919</text:p>
          </table:table-cell>
          <table:table-cell office:value-type="float" office:value="76044.426836946" calcext:value-type="float">
            <text:p>76044.426836946</text:p>
          </table:table-cell>
          <table:table-cell office:value-type="float" office:value="100" calcext:value-type="float">
            <text:p>100</text:p>
          </table:table-cell>
          <table:table-cell office:value-type="float" office:value="7507.78924644392" calcext:value-type="float">
            <text:p>7507.78924644392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office:value-type="float" office:value="40162" calcext:value-type="float">
            <text:p>40162</text:p>
          </table:table-cell>
          <table:table-cell office:value-type="string" calcext:value-type="string">
            <text:p>Sundarbans freshwater swamp forests</text:p>
          </table:table-cell>
          <table:table-cell office:value-type="string" calcext:value-type="string">
            <text:p>teow</text:p>
          </table:table-cell>
          <table:table-cell office:value-type="float" office:value="14482.6794036097" calcext:value-type="float">
            <text:p>14482.6794036097</text:p>
          </table:table-cell>
          <table:table-cell office:value-type="float" office:value="14482.6794037611" calcext:value-type="float">
            <text:p>14482.6794037611</text:p>
          </table:table-cell>
          <table:table-cell office:value-type="float" office:value="100" calcext:value-type="float">
            <text:p>100</text:p>
          </table:table-cell>
          <table:table-cell office:value-type="float" office:value="233.292584906481" calcext:value-type="float">
            <text:p>233.292584906481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40163" calcext:value-type="float">
            <text:p>40163</text:p>
          </table:table-cell>
          <table:table-cell office:value-type="string" calcext:value-type="string">
            <text:p>Tenasserim-South Thailand semi-evergreen rain forests</text:p>
          </table:table-cell>
          <table:table-cell office:value-type="string" calcext:value-type="string">
            <text:p>teow</text:p>
          </table:table-cell>
          <table:table-cell office:value-type="float" office:value="96517.9998101722" calcext:value-type="float">
            <text:p>96517.9998101722</text:p>
          </table:table-cell>
          <table:table-cell office:value-type="float" office:value="96517.394043785" calcext:value-type="float">
            <text:p>96517.394043785</text:p>
          </table:table-cell>
          <table:table-cell office:value-type="float" office:value="100" calcext:value-type="float">
            <text:p>100</text:p>
          </table:table-cell>
          <table:table-cell office:value-type="float" office:value="21193.9669450587" calcext:value-type="float">
            <text:p>21193.9669450587</text:p>
          </table:table-cell>
          <table:table-cell office:value-type="float" office:value="21.96" calcext:value-type="float">
            <text:p>21.96</text:p>
          </table:table-cell>
        </table:table-row>
        <table:table-row table:style-name="ro1">
          <table:table-cell office:value-type="float" office:value="40164" calcext:value-type="float">
            <text:p>40164</text:p>
          </table:table-cell>
          <table:table-cell office:value-type="string" calcext:value-type="string">
            <text:p>Tonle Sap freshwater swamp forests</text:p>
          </table:table-cell>
          <table:table-cell office:value-type="string" calcext:value-type="string">
            <text:p>teow</text:p>
          </table:table-cell>
          <table:table-cell office:value-type="float" office:value="25699.1359873797" calcext:value-type="float">
            <text:p>25699.1359873797</text:p>
          </table:table-cell>
          <table:table-cell office:value-type="float" office:value="25699.1338238565" calcext:value-type="float">
            <text:p>25699.1338238565</text:p>
          </table:table-cell>
          <table:table-cell office:value-type="float" office:value="100" calcext:value-type="float">
            <text:p>100</text:p>
          </table:table-cell>
          <table:table-cell office:value-type="float" office:value="3195.1717032346" calcext:value-type="float">
            <text:p>3195.1717032346</text:p>
          </table:table-cell>
          <table:table-cell office:value-type="float" office:value="12.43" calcext:value-type="float">
            <text:p>12.43</text:p>
          </table:table-cell>
        </table:table-row>
        <table:table-row table:style-name="ro1">
          <table:table-cell office:value-type="float" office:value="40165" calcext:value-type="float">
            <text:p>40165</text:p>
          </table:table-cell>
          <table:table-cell office:value-type="string" calcext:value-type="string">
            <text:p>Tonle Sap-Mekong peat swamp forests</text:p>
          </table:table-cell>
          <table:table-cell office:value-type="string" calcext:value-type="string">
            <text:p>teow</text:p>
          </table:table-cell>
          <table:table-cell office:value-type="float" office:value="29226.5249294881" calcext:value-type="float">
            <text:p>29226.5249294881</text:p>
          </table:table-cell>
          <table:table-cell office:value-type="float" office:value="29226.5219020035" calcext:value-type="float">
            <text:p>29226.5219020035</text:p>
          </table:table-cell>
          <table:table-cell office:value-type="float" office:value="100" calcext:value-type="float">
            <text:p>100</text:p>
          </table:table-cell>
          <table:table-cell office:value-type="float" office:value="456.671953511908" calcext:value-type="float">
            <text:p>456.671953511908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40166" calcext:value-type="float">
            <text:p>40166</text:p>
          </table:table-cell>
          <table:table-cell office:value-type="string" calcext:value-type="string">
            <text:p>Upper Gangetic Plains moist deciduous forests</text:p>
          </table:table-cell>
          <table:table-cell office:value-type="string" calcext:value-type="string">
            <text:p>teow</text:p>
          </table:table-cell>
          <table:table-cell office:value-type="float" office:value="262642.409255657" calcext:value-type="float">
            <text:p>262642.409255657</text:p>
          </table:table-cell>
          <table:table-cell office:value-type="float" office:value="262638.998313461" calcext:value-type="float">
            <text:p>262638.998313461</text:p>
          </table:table-cell>
          <table:table-cell office:value-type="float" office:value="100" calcext:value-type="float">
            <text:p>100</text:p>
          </table:table-cell>
          <table:table-cell office:value-type="float" office:value="3530.92233140555" calcext:value-type="float">
            <text:p>3530.92233140555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40167" calcext:value-type="float">
            <text:p>40167</text:p>
          </table:table-cell>
          <table:table-cell office:value-type="string" calcext:value-type="string">
            <text:p>Western Java montane rain forests</text:p>
          </table:table-cell>
          <table:table-cell office:value-type="string" calcext:value-type="string">
            <text:p>teow</text:p>
          </table:table-cell>
          <table:table-cell office:value-type="float" office:value="26170.4190031291" calcext:value-type="float">
            <text:p>26170.4190031291</text:p>
          </table:table-cell>
          <table:table-cell office:value-type="float" office:value="26170.418986244" calcext:value-type="float">
            <text:p>26170.418986244</text:p>
          </table:table-cell>
          <table:table-cell office:value-type="float" office:value="100" calcext:value-type="float">
            <text:p>100</text:p>
          </table:table-cell>
          <table:table-cell office:value-type="float" office:value="2032.13266997031" calcext:value-type="float">
            <text:p>2032.13266997031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float" office:value="40168" calcext:value-type="float">
            <text:p>40168</text:p>
          </table:table-cell>
          <table:table-cell office:value-type="string" calcext:value-type="string">
            <text:p>Western Java rain forests</text:p>
          </table:table-cell>
          <table:table-cell office:value-type="string" calcext:value-type="string">
            <text:p>teow</text:p>
          </table:table-cell>
          <table:table-cell office:value-type="float" office:value="41284.9502802833" calcext:value-type="float">
            <text:p>41284.9502802833</text:p>
          </table:table-cell>
          <table:table-cell office:value-type="float" office:value="41284.950156287" calcext:value-type="float">
            <text:p>41284.950156287</text:p>
          </table:table-cell>
          <table:table-cell office:value-type="float" office:value="100" calcext:value-type="float">
            <text:p>100</text:p>
          </table:table-cell>
          <table:table-cell office:value-type="float" office:value="831.172444415432" calcext:value-type="float">
            <text:p>831.172444415432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40169" calcext:value-type="float">
            <text:p>40169</text:p>
          </table:table-cell>
          <table:table-cell office:value-type="string" calcext:value-type="string">
            <text:p>Hainan Island monsoon rain forests</text:p>
          </table:table-cell>
          <table:table-cell office:value-type="string" calcext:value-type="string">
            <text:p>teow</text:p>
          </table:table-cell>
          <table:table-cell office:value-type="float" office:value="15486.2505271751" calcext:value-type="float">
            <text:p>15486.2505271751</text:p>
          </table:table-cell>
          <table:table-cell office:value-type="float" office:value="15486.2505271772" calcext:value-type="float">
            <text:p>15486.250527177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0170" calcext:value-type="float">
            <text:p>40170</text:p>
          </table:table-cell>
          <table:table-cell office:value-type="string" calcext:value-type="string">
            <text:p>Nansei Islands subtropical evergreen forests</text:p>
          </table:table-cell>
          <table:table-cell office:value-type="string" calcext:value-type="string">
            <text:p>teow</text:p>
          </table:table-cell>
          <table:table-cell office:value-type="float" office:value="3649.83153475482" calcext:value-type="float">
            <text:p>3649.83153475482</text:p>
          </table:table-cell>
          <table:table-cell office:value-type="float" office:value="3649.83156266355" calcext:value-type="float">
            <text:p>3649.83156266355</text:p>
          </table:table-cell>
          <table:table-cell office:value-type="float" office:value="100" calcext:value-type="float">
            <text:p>100</text:p>
          </table:table-cell>
          <table:table-cell office:value-type="float" office:value="1074.52437753826" calcext:value-type="float">
            <text:p>1074.52437753826</text:p>
          </table:table-cell>
          <table:table-cell office:value-type="float" office:value="29.44" calcext:value-type="float">
            <text:p>29.44</text:p>
          </table:table-cell>
        </table:table-row>
        <table:table-row table:style-name="ro1">
          <table:table-cell office:value-type="float" office:value="40171" calcext:value-type="float">
            <text:p>40171</text:p>
          </table:table-cell>
          <table:table-cell office:value-type="string" calcext:value-type="string">
            <text:p>South Taiwan monsoon rain forests</text:p>
          </table:table-cell>
          <table:table-cell office:value-type="string" calcext:value-type="string">
            <text:p>teow</text:p>
          </table:table-cell>
          <table:table-cell office:value-type="float" office:value="2502.71068874927" calcext:value-type="float">
            <text:p>2502.71068874927</text:p>
          </table:table-cell>
          <table:table-cell office:value-type="float" office:value="2502.71097356653" calcext:value-type="float">
            <text:p>2502.71097356653</text:p>
          </table:table-cell>
          <table:table-cell office:value-type="float" office:value="100" calcext:value-type="float">
            <text:p>100</text:p>
          </table:table-cell>
          <table:table-cell office:value-type="float" office:value="335.72731704539" calcext:value-type="float">
            <text:p>335.72731704539</text:p>
          </table:table-cell>
          <table:table-cell office:value-type="float" office:value="13.41" calcext:value-type="float">
            <text:p>13.41</text:p>
          </table:table-cell>
        </table:table-row>
        <table:table-row table:style-name="ro1">
          <table:table-cell office:value-type="float" office:value="40172" calcext:value-type="float">
            <text:p>40172</text:p>
          </table:table-cell>
          <table:table-cell office:value-type="string" calcext:value-type="string">
            <text:p>Taiwan subtropical evergreen forests</text:p>
          </table:table-cell>
          <table:table-cell office:value-type="string" calcext:value-type="string">
            <text:p>teow</text:p>
          </table:table-cell>
          <table:table-cell office:value-type="float" office:value="32939.1222248232" calcext:value-type="float">
            <text:p>32939.1222248232</text:p>
          </table:table-cell>
          <table:table-cell office:value-type="float" office:value="32936.9446807097" calcext:value-type="float">
            <text:p>32936.9446807097</text:p>
          </table:table-cell>
          <table:table-cell office:value-type="float" office:value="99.99" calcext:value-type="float">
            <text:p>99.99</text:p>
          </table:table-cell>
          <table:table-cell office:value-type="float" office:value="6701.37070697868" calcext:value-type="float">
            <text:p>6701.37070697868</text:p>
          </table:table-cell>
          <table:table-cell office:value-type="float" office:value="20.35" calcext:value-type="float">
            <text:p>20.35</text:p>
          </table:table-cell>
        </table:table-row>
        <table:table-row table:style-name="ro1">
          <table:table-cell office:value-type="float" office:value="40201" calcext:value-type="float">
            <text:p>40201</text:p>
          </table:table-cell>
          <table:table-cell office:value-type="string" calcext:value-type="string">
            <text:p>Central Deccan Plateau dry deciduous forests</text:p>
          </table:table-cell>
          <table:table-cell office:value-type="string" calcext:value-type="string">
            <text:p>teow</text:p>
          </table:table-cell>
          <table:table-cell office:value-type="float" office:value="239407.136041521" calcext:value-type="float">
            <text:p>239407.136041521</text:p>
          </table:table-cell>
          <table:table-cell office:value-type="float" office:value="239403.777665424" calcext:value-type="float">
            <text:p>239403.777665424</text:p>
          </table:table-cell>
          <table:table-cell office:value-type="float" office:value="100" calcext:value-type="float">
            <text:p>100</text:p>
          </table:table-cell>
          <table:table-cell office:value-type="float" office:value="9676.24973625154" calcext:value-type="float">
            <text:p>9676.24973625154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40202" calcext:value-type="float">
            <text:p>40202</text:p>
          </table:table-cell>
          <table:table-cell office:value-type="string" calcext:value-type="string">
            <text:p>Central Indochina dry forests</text:p>
          </table:table-cell>
          <table:table-cell office:value-type="string" calcext:value-type="string">
            <text:p>teow</text:p>
          </table:table-cell>
          <table:table-cell office:value-type="float" office:value="318934.250200746" calcext:value-type="float">
            <text:p>318934.250200746</text:p>
          </table:table-cell>
          <table:table-cell office:value-type="float" office:value="318928.48627209" calcext:value-type="float">
            <text:p>318928.48627209</text:p>
          </table:table-cell>
          <table:table-cell office:value-type="float" office:value="100" calcext:value-type="float">
            <text:p>100</text:p>
          </table:table-cell>
          <table:table-cell office:value-type="float" office:value="31608.1244442868" calcext:value-type="float">
            <text:p>31608.1244442868</text:p>
          </table:table-cell>
          <table:table-cell office:value-type="float" office:value="9.91" calcext:value-type="float">
            <text:p>9.91</text:p>
          </table:table-cell>
        </table:table-row>
        <table:table-row table:style-name="ro1">
          <table:table-cell office:value-type="float" office:value="40203" calcext:value-type="float">
            <text:p>40203</text:p>
          </table:table-cell>
          <table:table-cell office:value-type="string" calcext:value-type="string">
            <text:p>Chhota-Nagpur dry deciduous forests</text:p>
          </table:table-cell>
          <table:table-cell office:value-type="string" calcext:value-type="string">
            <text:p>teow</text:p>
          </table:table-cell>
          <table:table-cell office:value-type="float" office:value="122133.885117993" calcext:value-type="float">
            <text:p>122133.885117993</text:p>
          </table:table-cell>
          <table:table-cell office:value-type="float" office:value="122131.270116341" calcext:value-type="float">
            <text:p>122131.270116341</text:p>
          </table:table-cell>
          <table:table-cell office:value-type="float" office:value="100" calcext:value-type="float">
            <text:p>100</text:p>
          </table:table-cell>
          <table:table-cell office:value-type="float" office:value="7284.45125141365" calcext:value-type="float">
            <text:p>7284.45125141365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40204" calcext:value-type="float">
            <text:p>40204</text:p>
          </table:table-cell>
          <table:table-cell office:value-type="string" calcext:value-type="string">
            <text:p>East Deccan dry-evergreen forests</text:p>
          </table:table-cell>
          <table:table-cell office:value-type="string" calcext:value-type="string">
            <text:p>teow</text:p>
          </table:table-cell>
          <table:table-cell office:value-type="float" office:value="25280.2132007278" calcext:value-type="float">
            <text:p>25280.2132007278</text:p>
          </table:table-cell>
          <table:table-cell office:value-type="float" office:value="25280.2132004557" calcext:value-type="float">
            <text:p>25280.2132004557</text:p>
          </table:table-cell>
          <table:table-cell office:value-type="float" office:value="100" calcext:value-type="float">
            <text:p>100</text:p>
          </table:table-cell>
          <table:table-cell office:value-type="float" office:value="536.519708982312" calcext:value-type="float">
            <text:p>536.519708982312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40205" calcext:value-type="float">
            <text:p>40205</text:p>
          </table:table-cell>
          <table:table-cell office:value-type="string" calcext:value-type="string">
            <text:p>Irrawaddy dry forests</text:p>
          </table:table-cell>
          <table:table-cell office:value-type="string" calcext:value-type="string">
            <text:p>teow</text:p>
          </table:table-cell>
          <table:table-cell office:value-type="float" office:value="34987.1786082343" calcext:value-type="float">
            <text:p>34987.1786082343</text:p>
          </table:table-cell>
          <table:table-cell office:value-type="float" office:value="34987.1786082346" calcext:value-type="float">
            <text:p>34987.1786082346</text:p>
          </table:table-cell>
          <table:table-cell office:value-type="float" office:value="100" calcext:value-type="float">
            <text:p>100</text:p>
          </table:table-cell>
          <table:table-cell office:value-type="float" office:value="145.817606977824" calcext:value-type="float">
            <text:p>145.81760697782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40206" calcext:value-type="float">
            <text:p>40206</text:p>
          </table:table-cell>
          <table:table-cell office:value-type="string" calcext:value-type="string">
            <text:p>Khathiar-Gir dry deciduous forests</text:p>
          </table:table-cell>
          <table:table-cell office:value-type="string" calcext:value-type="string">
            <text:p>teow</text:p>
          </table:table-cell>
          <table:table-cell office:value-type="float" office:value="266129.702681905" calcext:value-type="float">
            <text:p>266129.702681905</text:p>
          </table:table-cell>
          <table:table-cell office:value-type="float" office:value="266119.969768968" calcext:value-type="float">
            <text:p>266119.969768968</text:p>
          </table:table-cell>
          <table:table-cell office:value-type="float" office:value="100" calcext:value-type="float">
            <text:p>100</text:p>
          </table:table-cell>
          <table:table-cell office:value-type="float" office:value="11296.0935498847" calcext:value-type="float">
            <text:p>11296.0935498847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40207" calcext:value-type="float">
            <text:p>40207</text:p>
          </table:table-cell>
          <table:table-cell office:value-type="string" calcext:value-type="string">
            <text:p>Narmada Valley dry deciduous forests</text:p>
          </table:table-cell>
          <table:table-cell office:value-type="string" calcext:value-type="string">
            <text:p>teow</text:p>
          </table:table-cell>
          <table:table-cell office:value-type="float" office:value="169458.166604062" calcext:value-type="float">
            <text:p>169458.166604062</text:p>
          </table:table-cell>
          <table:table-cell office:value-type="float" office:value="169458.170631405" calcext:value-type="float">
            <text:p>169458.170631405</text:p>
          </table:table-cell>
          <table:table-cell office:value-type="float" office:value="100" calcext:value-type="float">
            <text:p>100</text:p>
          </table:table-cell>
          <table:table-cell office:value-type="float" office:value="7639.84834969474" calcext:value-type="float">
            <text:p>7639.84834969474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float" office:value="40208" calcext:value-type="float">
            <text:p>40208</text:p>
          </table:table-cell>
          <table:table-cell office:value-type="string" calcext:value-type="string">
            <text:p>Northern dry deciduous forests</text:p>
          </table:table-cell>
          <table:table-cell office:value-type="string" calcext:value-type="string">
            <text:p>teow</text:p>
          </table:table-cell>
          <table:table-cell office:value-type="float" office:value="58154.0745757776" calcext:value-type="float">
            <text:p>58154.0745757776</text:p>
          </table:table-cell>
          <table:table-cell office:value-type="float" office:value="58154.0742759106" calcext:value-type="float">
            <text:p>58154.0742759106</text:p>
          </table:table-cell>
          <table:table-cell office:value-type="float" office:value="100" calcext:value-type="float">
            <text:p>100</text:p>
          </table:table-cell>
          <table:table-cell office:value-type="float" office:value="1598.28271057491" calcext:value-type="float">
            <text:p>1598.28271057491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40209" calcext:value-type="float">
            <text:p>40209</text:p>
          </table:table-cell>
          <table:table-cell office:value-type="string" calcext:value-type="string">
            <text:p>South Deccan Plateau dry deciduous forests</text:p>
          </table:table-cell>
          <table:table-cell office:value-type="string" calcext:value-type="string">
            <text:p>teow</text:p>
          </table:table-cell>
          <table:table-cell office:value-type="float" office:value="81925.4460903042" calcext:value-type="float">
            <text:p>81925.4460903042</text:p>
          </table:table-cell>
          <table:table-cell office:value-type="float" office:value="81922.6311532186" calcext:value-type="float">
            <text:p>81922.6311532186</text:p>
          </table:table-cell>
          <table:table-cell office:value-type="float" office:value="100" calcext:value-type="float">
            <text:p>100</text:p>
          </table:table-cell>
          <table:table-cell office:value-type="float" office:value="7523.02083353683" calcext:value-type="float">
            <text:p>7523.02083353683</text:p>
          </table:table-cell>
          <table:table-cell office:value-type="float" office:value="9.18" calcext:value-type="float">
            <text:p>9.18</text:p>
          </table:table-cell>
        </table:table-row>
        <table:table-row table:style-name="ro1">
          <table:table-cell office:value-type="float" office:value="40210" calcext:value-type="float">
            <text:p>40210</text:p>
          </table:table-cell>
          <table:table-cell office:value-type="string" calcext:value-type="string">
            <text:p>Southeastern Indochina dry evergreen forests</text:p>
          </table:table-cell>
          <table:table-cell office:value-type="string" calcext:value-type="string">
            <text:p>teow</text:p>
          </table:table-cell>
          <table:table-cell office:value-type="float" office:value="123784.083328208" calcext:value-type="float">
            <text:p>123784.083328208</text:p>
          </table:table-cell>
          <table:table-cell office:value-type="float" office:value="123781.480703786" calcext:value-type="float">
            <text:p>123781.480703786</text:p>
          </table:table-cell>
          <table:table-cell office:value-type="float" office:value="100" calcext:value-type="float">
            <text:p>100</text:p>
          </table:table-cell>
          <table:table-cell office:value-type="float" office:value="28104.9635065636" calcext:value-type="float">
            <text:p>28104.9635065636</text:p>
          </table:table-cell>
          <table:table-cell office:value-type="float" office:value="22.71" calcext:value-type="float">
            <text:p>22.71</text:p>
          </table:table-cell>
        </table:table-row>
        <table:table-row table:style-name="ro1">
          <table:table-cell office:value-type="float" office:value="40211" calcext:value-type="float">
            <text:p>40211</text:p>
          </table:table-cell>
          <table:table-cell office:value-type="string" calcext:value-type="string">
            <text:p>Southern Vietnam lowland dry forests</text:p>
          </table:table-cell>
          <table:table-cell office:value-type="string" calcext:value-type="string">
            <text:p>teow</text:p>
          </table:table-cell>
          <table:table-cell office:value-type="float" office:value="34639.9954867234" calcext:value-type="float">
            <text:p>34639.9954867234</text:p>
          </table:table-cell>
          <table:table-cell office:value-type="float" office:value="34639.9710184626" calcext:value-type="float">
            <text:p>34639.9710184626</text:p>
          </table:table-cell>
          <table:table-cell office:value-type="float" office:value="100" calcext:value-type="float">
            <text:p>100</text:p>
          </table:table-cell>
          <table:table-cell office:value-type="float" office:value="1980.72220194329" calcext:value-type="float">
            <text:p>1980.72220194329</text:p>
          </table:table-cell>
          <table:table-cell office:value-type="float" office:value="5.72" calcext:value-type="float">
            <text:p>5.72</text:p>
          </table:table-cell>
        </table:table-row>
        <table:table-row table:style-name="ro1">
          <table:table-cell office:value-type="float" office:value="40212" calcext:value-type="float">
            <text:p>40212</text:p>
          </table:table-cell>
          <table:table-cell office:value-type="string" calcext:value-type="string">
            <text:p>Sri Lanka dry-zone dry evergreen forests</text:p>
          </table:table-cell>
          <table:table-cell office:value-type="string" calcext:value-type="string">
            <text:p>teow</text:p>
          </table:table-cell>
          <table:table-cell office:value-type="float" office:value="47950.6401184242" calcext:value-type="float">
            <text:p>47950.6401184242</text:p>
          </table:table-cell>
          <table:table-cell office:value-type="float" office:value="47949.5326712339" calcext:value-type="float">
            <text:p>47949.5326712339</text:p>
          </table:table-cell>
          <table:table-cell office:value-type="float" office:value="100" calcext:value-type="float">
            <text:p>100</text:p>
          </table:table-cell>
          <table:table-cell office:value-type="float" office:value="17645.0455856413" calcext:value-type="float">
            <text:p>17645.0455856413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float" office:value="40301" calcext:value-type="float">
            <text:p>40301</text:p>
          </table:table-cell>
          <table:table-cell office:value-type="string" calcext:value-type="string">
            <text:p>Himalayan subtropical pine forests</text:p>
          </table:table-cell>
          <table:table-cell office:value-type="string" calcext:value-type="string">
            <text:p>teow</text:p>
          </table:table-cell>
          <table:table-cell office:value-type="float" office:value="76125.5929254505" calcext:value-type="float">
            <text:p>76125.5929254505</text:p>
          </table:table-cell>
          <table:table-cell office:value-type="float" office:value="76125.5840688142" calcext:value-type="float">
            <text:p>76125.5840688142</text:p>
          </table:table-cell>
          <table:table-cell office:value-type="float" office:value="100" calcext:value-type="float">
            <text:p>100</text:p>
          </table:table-cell>
          <table:table-cell office:value-type="float" office:value="3625.07634326975" calcext:value-type="float">
            <text:p>3625.07634326975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40302" calcext:value-type="float">
            <text:p>40302</text:p>
          </table:table-cell>
          <table:table-cell office:value-type="string" calcext:value-type="string">
            <text:p>Luzon tropical pine forests</text:p>
          </table:table-cell>
          <table:table-cell office:value-type="string" calcext:value-type="string">
            <text:p>teow</text:p>
          </table:table-cell>
          <table:table-cell office:value-type="float" office:value="7052.35688766362" calcext:value-type="float">
            <text:p>7052.35688766362</text:p>
          </table:table-cell>
          <table:table-cell office:value-type="float" office:value="7052.35685029985" calcext:value-type="float">
            <text:p>7052.35685029985</text:p>
          </table:table-cell>
          <table:table-cell office:value-type="float" office:value="100" calcext:value-type="float">
            <text:p>100</text:p>
          </table:table-cell>
          <table:table-cell office:value-type="float" office:value="1368.1653075599" calcext:value-type="float">
            <text:p>1368.1653075599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40303" calcext:value-type="float">
            <text:p>40303</text:p>
          </table:table-cell>
          <table:table-cell office:value-type="string" calcext:value-type="string">
            <text:p>Northeast India-Myanmar pine forests</text:p>
          </table:table-cell>
          <table:table-cell office:value-type="string" calcext:value-type="string">
            <text:p>teow</text:p>
          </table:table-cell>
          <table:table-cell office:value-type="float" office:value="9685.5094368555" calcext:value-type="float">
            <text:p>9685.5094368555</text:p>
          </table:table-cell>
          <table:table-cell office:value-type="float" office:value="9685.50902298959" calcext:value-type="float">
            <text:p>9685.50902298959</text:p>
          </table:table-cell>
          <table:table-cell office:value-type="float" office:value="100" calcext:value-type="float">
            <text:p>100</text:p>
          </table:table-cell>
          <table:table-cell office:value-type="float" office:value="4.00171709461577" calcext:value-type="float">
            <text:p>4.0017170946157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0304" calcext:value-type="float">
            <text:p>40304</text:p>
          </table:table-cell>
          <table:table-cell office:value-type="string" calcext:value-type="string">
            <text:p>Sumatran tropical pine forests</text:p>
          </table:table-cell>
          <table:table-cell office:value-type="string" calcext:value-type="string">
            <text:p>teow</text:p>
          </table:table-cell>
          <table:table-cell office:value-type="float" office:value="2748.03766867765" calcext:value-type="float">
            <text:p>2748.03766867765</text:p>
          </table:table-cell>
          <table:table-cell office:value-type="float" office:value="2748.03890873919" calcext:value-type="float">
            <text:p>2748.03890873919</text:p>
          </table:table-cell>
          <table:table-cell office:value-type="float" office:value="100" calcext:value-type="float">
            <text:p>100</text:p>
          </table:table-cell>
          <table:table-cell office:value-type="float" office:value="1085.57650092837" calcext:value-type="float">
            <text:p>1085.57650092837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40401" calcext:value-type="float">
            <text:p>40401</text:p>
          </table:table-cell>
          <table:table-cell office:value-type="string" calcext:value-type="string">
            <text:p>Eastern Himalayan broadleaf forests</text:p>
          </table:table-cell>
          <table:table-cell office:value-type="string" calcext:value-type="string">
            <text:p>teow</text:p>
          </table:table-cell>
          <table:table-cell office:value-type="float" office:value="82916.0054887092" calcext:value-type="float">
            <text:p>82916.0054887092</text:p>
          </table:table-cell>
          <table:table-cell office:value-type="float" office:value="82915.5531192494" calcext:value-type="float">
            <text:p>82915.5531192494</text:p>
          </table:table-cell>
          <table:table-cell office:value-type="float" office:value="100" calcext:value-type="float">
            <text:p>100</text:p>
          </table:table-cell>
          <table:table-cell office:value-type="float" office:value="11146.3467127012" calcext:value-type="float">
            <text:p>11146.3467127012</text:p>
          </table:table-cell>
          <table:table-cell office:value-type="float" office:value="13.44" calcext:value-type="float">
            <text:p>13.44</text:p>
          </table:table-cell>
        </table:table-row>
        <table:table-row table:style-name="ro1">
          <table:table-cell office:value-type="float" office:value="40402" calcext:value-type="float">
            <text:p>40402</text:p>
          </table:table-cell>
          <table:table-cell office:value-type="string" calcext:value-type="string">
            <text:p>Northern Triangle temperate forests</text:p>
          </table:table-cell>
          <table:table-cell office:value-type="string" calcext:value-type="string">
            <text:p>teow</text:p>
          </table:table-cell>
          <table:table-cell office:value-type="float" office:value="10708.2899214442" calcext:value-type="float">
            <text:p>10708.2899214442</text:p>
          </table:table-cell>
          <table:table-cell office:value-type="float" office:value="10708.2899873824" calcext:value-type="float">
            <text:p>10708.2899873824</text:p>
          </table:table-cell>
          <table:table-cell office:value-type="float" office:value="100" calcext:value-type="float">
            <text:p>100</text:p>
          </table:table-cell>
          <table:table-cell office:value-type="float" office:value="4385.19296970621" calcext:value-type="float">
            <text:p>4385.19296970621</text:p>
          </table:table-cell>
          <table:table-cell office:value-type="float" office:value="40.95" calcext:value-type="float">
            <text:p>40.95</text:p>
          </table:table-cell>
        </table:table-row>
        <table:table-row table:style-name="ro1">
          <table:table-cell office:value-type="float" office:value="40403" calcext:value-type="float">
            <text:p>40403</text:p>
          </table:table-cell>
          <table:table-cell office:value-type="string" calcext:value-type="string">
            <text:p>Western Himalayan broadleaf forests</text:p>
          </table:table-cell>
          <table:table-cell office:value-type="string" calcext:value-type="string">
            <text:p>teow</text:p>
          </table:table-cell>
          <table:table-cell office:value-type="float" office:value="55824.8082629475" calcext:value-type="float">
            <text:p>55824.8082629475</text:p>
          </table:table-cell>
          <table:table-cell office:value-type="float" office:value="55824.8126920135" calcext:value-type="float">
            <text:p>55824.8126920135</text:p>
          </table:table-cell>
          <table:table-cell office:value-type="float" office:value="100" calcext:value-type="float">
            <text:p>100</text:p>
          </table:table-cell>
          <table:table-cell office:value-type="float" office:value="4066.5633538995" calcext:value-type="float">
            <text:p>4066.5633538995</text:p>
          </table:table-cell>
          <table:table-cell office:value-type="float" office:value="7.28" calcext:value-type="float">
            <text:p>7.28</text:p>
          </table:table-cell>
        </table:table-row>
        <table:table-row table:style-name="ro1">
          <table:table-cell office:value-type="float" office:value="40501" calcext:value-type="float">
            <text:p>40501</text:p>
          </table:table-cell>
          <table:table-cell office:value-type="string" calcext:value-type="string">
            <text:p>Eastern Himalayan subalpine conifer forests</text:p>
          </table:table-cell>
          <table:table-cell office:value-type="string" calcext:value-type="string">
            <text:p>teow</text:p>
          </table:table-cell>
          <table:table-cell office:value-type="float" office:value="27435.9080612971" calcext:value-type="float">
            <text:p>27435.9080612971</text:p>
          </table:table-cell>
          <table:table-cell office:value-type="float" office:value="27435.9093818216" calcext:value-type="float">
            <text:p>27435.9093818216</text:p>
          </table:table-cell>
          <table:table-cell office:value-type="float" office:value="100" calcext:value-type="float">
            <text:p>100</text:p>
          </table:table-cell>
          <table:table-cell office:value-type="float" office:value="9615.72801250006" calcext:value-type="float">
            <text:p>9615.72801250006</text:p>
          </table:table-cell>
          <table:table-cell office:value-type="float" office:value="35.05" calcext:value-type="float">
            <text:p>35.05</text:p>
          </table:table-cell>
        </table:table-row>
        <table:table-row table:style-name="ro1">
          <table:table-cell office:value-type="float" office:value="40502" calcext:value-type="float">
            <text:p>40502</text:p>
          </table:table-cell>
          <table:table-cell office:value-type="string" calcext:value-type="string">
            <text:p>Western Himalayan subalpine conifer forests</text:p>
          </table:table-cell>
          <table:table-cell office:value-type="string" calcext:value-type="string">
            <text:p>teow</text:p>
          </table:table-cell>
          <table:table-cell office:value-type="float" office:value="39650.002622045" calcext:value-type="float">
            <text:p>39650.002622045</text:p>
          </table:table-cell>
          <table:table-cell office:value-type="float" office:value="39649.9941487871" calcext:value-type="float">
            <text:p>39649.9941487871</text:p>
          </table:table-cell>
          <table:table-cell office:value-type="float" office:value="100" calcext:value-type="float">
            <text:p>100</text:p>
          </table:table-cell>
          <table:table-cell office:value-type="float" office:value="3419.88378473305" calcext:value-type="float">
            <text:p>3419.88378473305</text:p>
          </table:table-cell>
          <table:table-cell office:value-type="float" office:value="8.63" calcext:value-type="float">
            <text:p>8.63</text:p>
          </table:table-cell>
        </table:table-row>
        <table:table-row table:style-name="ro1">
          <table:table-cell office:value-type="float" office:value="40701" calcext:value-type="float">
            <text:p>40701</text:p>
          </table:table-cell>
          <table:table-cell office:value-type="string" calcext:value-type="string">
            <text:p>Terai-Duar savanna and grasslands</text:p>
          </table:table-cell>
          <table:table-cell office:value-type="string" calcext:value-type="string">
            <text:p>teow</text:p>
          </table:table-cell>
          <table:table-cell office:value-type="float" office:value="34522.6175521318" calcext:value-type="float">
            <text:p>34522.6175521318</text:p>
          </table:table-cell>
          <table:table-cell office:value-type="float" office:value="34522.615541379" calcext:value-type="float">
            <text:p>34522.615541379</text:p>
          </table:table-cell>
          <table:table-cell office:value-type="float" office:value="100" calcext:value-type="float">
            <text:p>100</text:p>
          </table:table-cell>
          <table:table-cell office:value-type="float" office:value="4520.37908360031" calcext:value-type="float">
            <text:p>4520.37908360031</text:p>
          </table:table-cell>
          <table:table-cell office:value-type="float" office:value="13.09" calcext:value-type="float">
            <text:p>13.09</text:p>
          </table:table-cell>
        </table:table-row>
        <table:table-row table:style-name="ro1">
          <table:table-cell office:value-type="float" office:value="40901" calcext:value-type="float">
            <text:p>40901</text:p>
          </table:table-cell>
          <table:table-cell office:value-type="string" calcext:value-type="string">
            <text:p>Rann of Kutch seasonal salt marsh</text:p>
          </table:table-cell>
          <table:table-cell office:value-type="string" calcext:value-type="string">
            <text:p>teow</text:p>
          </table:table-cell>
          <table:table-cell office:value-type="float" office:value="27511.7106654823" calcext:value-type="float">
            <text:p>27511.7106654823</text:p>
          </table:table-cell>
          <table:table-cell office:value-type="float" office:value="27507.2274235647" calcext:value-type="float">
            <text:p>27507.2274235647</text:p>
          </table:table-cell>
          <table:table-cell office:value-type="float" office:value="99.98" calcext:value-type="float">
            <text:p>99.98</text:p>
          </table:table-cell>
          <table:table-cell office:value-type="float" office:value="20914.4153567868" calcext:value-type="float">
            <text:p>20914.4153567868</text:p>
          </table:table-cell>
          <table:table-cell office:value-type="float" office:value="76.03" calcext:value-type="float">
            <text:p>76.03</text:p>
          </table:table-cell>
        </table:table-row>
        <table:table-row table:style-name="ro1">
          <table:table-cell office:value-type="float" office:value="41001" calcext:value-type="float">
            <text:p>41001</text:p>
          </table:table-cell>
          <table:table-cell office:value-type="string" calcext:value-type="string">
            <text:p>Kinabalu montane alpine meadows</text:p>
          </table:table-cell>
          <table:table-cell office:value-type="string" calcext:value-type="string">
            <text:p>teow</text:p>
          </table:table-cell>
          <table:table-cell office:value-type="float" office:value="4320.12143981454" calcext:value-type="float">
            <text:p>4320.12143981454</text:p>
          </table:table-cell>
          <table:table-cell office:value-type="float" office:value="4320.12173034722" calcext:value-type="float">
            <text:p>4320.12173034722</text:p>
          </table:table-cell>
          <table:table-cell office:value-type="float" office:value="100" calcext:value-type="float">
            <text:p>100</text:p>
          </table:table-cell>
          <table:table-cell office:value-type="float" office:value="1463.41465859492" calcext:value-type="float">
            <text:p>1463.41465859492</text:p>
          </table:table-cell>
          <table:table-cell office:value-type="float" office:value="33.87" calcext:value-type="float">
            <text:p>33.87</text:p>
          </table:table-cell>
        </table:table-row>
        <table:table-row table:style-name="ro1">
          <table:table-cell office:value-type="float" office:value="41301" calcext:value-type="float">
            <text:p>41301</text:p>
          </table:table-cell>
          <table:table-cell office:value-type="string" calcext:value-type="string">
            <text:p>Deccan thorn scrub forests</text:p>
          </table:table-cell>
          <table:table-cell office:value-type="string" calcext:value-type="string">
            <text:p>teow</text:p>
          </table:table-cell>
          <table:table-cell office:value-type="float" office:value="338575.269940178" calcext:value-type="float">
            <text:p>338575.269940178</text:p>
          </table:table-cell>
          <table:table-cell office:value-type="float" office:value="338575.235910871" calcext:value-type="float">
            <text:p>338575.235910871</text:p>
          </table:table-cell>
          <table:table-cell office:value-type="float" office:value="100" calcext:value-type="float">
            <text:p>100</text:p>
          </table:table-cell>
          <table:table-cell office:value-type="float" office:value="9404.87732251825" calcext:value-type="float">
            <text:p>9404.87732251825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Indus Valley desert</text:p>
          </table:table-cell>
          <table:table-cell office:value-type="string" calcext:value-type="string">
            <text:p>teow</text:p>
          </table:table-cell>
          <table:table-cell office:value-type="float" office:value="19479.4017152547" calcext:value-type="float">
            <text:p>19479.4017152547</text:p>
          </table:table-cell>
          <table:table-cell office:value-type="float" office:value="19479.4091629958" calcext:value-type="float">
            <text:p>19479.4091629958</text:p>
          </table:table-cell>
          <table:table-cell office:value-type="float" office:value="100" calcext:value-type="float">
            <text:p>100</text:p>
          </table:table-cell>
          <table:table-cell office:value-type="float" office:value="12176.4620350771" calcext:value-type="float">
            <text:p>12176.4620350771</text:p>
          </table:table-cell>
          <table:table-cell office:value-type="float" office:value="62.51" calcext:value-type="float">
            <text:p>62.51</text:p>
          </table:table-cell>
        </table:table-row>
        <table:table-row table:style-name="ro1">
          <table:table-cell office:value-type="float" office:value="41303" calcext:value-type="float">
            <text:p>41303</text:p>
          </table:table-cell>
          <table:table-cell office:value-type="string" calcext:value-type="string">
            <text:p>Northwestern thorn scrub forests</text:p>
          </table:table-cell>
          <table:table-cell office:value-type="string" calcext:value-type="string">
            <text:p>teow</text:p>
          </table:table-cell>
          <table:table-cell office:value-type="float" office:value="487206.503861716" calcext:value-type="float">
            <text:p>487206.503861716</text:p>
          </table:table-cell>
          <table:table-cell office:value-type="float" office:value="487206.429387207" calcext:value-type="float">
            <text:p>487206.429387207</text:p>
          </table:table-cell>
          <table:table-cell office:value-type="float" office:value="100" calcext:value-type="float">
            <text:p>100</text:p>
          </table:table-cell>
          <table:table-cell office:value-type="float" office:value="20126.7920409616" calcext:value-type="float">
            <text:p>20126.7920409616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float" office:value="41304" calcext:value-type="float">
            <text:p>41304</text:p>
          </table:table-cell>
          <table:table-cell office:value-type="string" calcext:value-type="string">
            <text:p>Thar desert</text:p>
          </table:table-cell>
          <table:table-cell office:value-type="string" calcext:value-type="string">
            <text:p>teow</text:p>
          </table:table-cell>
          <table:table-cell office:value-type="float" office:value="238253.719931756" calcext:value-type="float">
            <text:p>238253.719931756</text:p>
          </table:table-cell>
          <table:table-cell office:value-type="float" office:value="238249.938362599" calcext:value-type="float">
            <text:p>238249.938362599</text:p>
          </table:table-cell>
          <table:table-cell office:value-type="float" office:value="100" calcext:value-type="float">
            <text:p>100</text:p>
          </table:table-cell>
          <table:table-cell office:value-type="float" office:value="41819.6305805782" calcext:value-type="float">
            <text:p>41819.6305805782</text:p>
          </table:table-cell>
          <table:table-cell office:value-type="float" office:value="17.55" calcext:value-type="float">
            <text:p>17.55</text:p>
          </table:table-cell>
        </table:table-row>
        <table:table-row table:style-name="ro1">
          <table:table-cell office:value-type="float" office:value="41401" calcext:value-type="float">
            <text:p>41401</text:p>
          </table:table-cell>
          <table:table-cell office:value-type="string" calcext:value-type="string">
            <text:p>Goadavari-Krishna mangroves</text:p>
          </table:table-cell>
          <table:table-cell office:value-type="string" calcext:value-type="string">
            <text:p>teow</text:p>
          </table:table-cell>
          <table:table-cell office:value-type="float" office:value="6706.73821406169" calcext:value-type="float">
            <text:p>6706.73821406169</text:p>
          </table:table-cell>
          <table:table-cell office:value-type="float" office:value="6706.73825347359" calcext:value-type="float">
            <text:p>6706.73825347359</text:p>
          </table:table-cell>
          <table:table-cell office:value-type="float" office:value="100" calcext:value-type="float">
            <text:p>100</text:p>
          </table:table-cell>
          <table:table-cell office:value-type="float" office:value="1084.34232668954" calcext:value-type="float">
            <text:p>1084.34232668954</text:p>
          </table:table-cell>
          <table:table-cell office:value-type="float" office:value="16.17" calcext:value-type="float">
            <text:p>16.17</text:p>
          </table:table-cell>
        </table:table-row>
        <table:table-row table:style-name="ro1">
          <table:table-cell office:value-type="float" office:value="41402" calcext:value-type="float">
            <text:p>41402</text:p>
          </table:table-cell>
          <table:table-cell office:value-type="string" calcext:value-type="string">
            <text:p>Indochina mangroves</text:p>
          </table:table-cell>
          <table:table-cell office:value-type="string" calcext:value-type="string">
            <text:p>teow</text:p>
          </table:table-cell>
          <table:table-cell office:value-type="float" office:value="25993.7430213468" calcext:value-type="float">
            <text:p>25993.7430213468</text:p>
          </table:table-cell>
          <table:table-cell office:value-type="float" office:value="25993.7563590192" calcext:value-type="float">
            <text:p>25993.7563590192</text:p>
          </table:table-cell>
          <table:table-cell office:value-type="float" office:value="100" calcext:value-type="float">
            <text:p>100</text:p>
          </table:table-cell>
          <table:table-cell office:value-type="float" office:value="1608.36508415093" calcext:value-type="float">
            <text:p>1608.36508415093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>
          <table:table-cell office:value-type="float" office:value="41403" calcext:value-type="float">
            <text:p>41403</text:p>
          </table:table-cell>
          <table:table-cell office:value-type="string" calcext:value-type="string">
            <text:p>Indus River Delta-Arabian Sea mangroves</text:p>
          </table:table-cell>
          <table:table-cell office:value-type="string" calcext:value-type="string">
            <text:p>teow</text:p>
          </table:table-cell>
          <table:table-cell office:value-type="float" office:value="5444.54720547353" calcext:value-type="float">
            <text:p>5444.54720547353</text:p>
          </table:table-cell>
          <table:table-cell office:value-type="float" office:value="5444.54718940608" calcext:value-type="float">
            <text:p>5444.54718940608</text:p>
          </table:table-cell>
          <table:table-cell office:value-type="float" office:value="100" calcext:value-type="float">
            <text:p>100</text:p>
          </table:table-cell>
          <table:table-cell office:value-type="float" office:value="1609.49049486602" calcext:value-type="float">
            <text:p>1609.49049486602</text:p>
          </table:table-cell>
          <table:table-cell office:value-type="float" office:value="29.56" calcext:value-type="float">
            <text:p>29.56</text:p>
          </table:table-cell>
        </table:table-row>
        <table:table-row table:style-name="ro1">
          <table:table-cell office:value-type="float" office:value="41404" calcext:value-type="float">
            <text:p>41404</text:p>
          </table:table-cell>
          <table:table-cell office:value-type="string" calcext:value-type="string">
            <text:p>Myanmar Coast mangroves</text:p>
          </table:table-cell>
          <table:table-cell office:value-type="string" calcext:value-type="string">
            <text:p>teow</text:p>
          </table:table-cell>
          <table:table-cell office:value-type="float" office:value="20263.5899137239" calcext:value-type="float">
            <text:p>20263.5899137239</text:p>
          </table:table-cell>
          <table:table-cell office:value-type="float" office:value="20263.589750445" calcext:value-type="float">
            <text:p>20263.589750445</text:p>
          </table:table-cell>
          <table:table-cell office:value-type="float" office:value="100" calcext:value-type="float">
            <text:p>100</text:p>
          </table:table-cell>
          <table:table-cell office:value-type="float" office:value="847.127633071461" calcext:value-type="float">
            <text:p>847.127633071461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41405" calcext:value-type="float">
            <text:p>41405</text:p>
          </table:table-cell>
          <table:table-cell office:value-type="string" calcext:value-type="string">
            <text:p>Sunda Shelf mangroves</text:p>
          </table:table-cell>
          <table:table-cell office:value-type="string" calcext:value-type="string">
            <text:p>teow</text:p>
          </table:table-cell>
          <table:table-cell office:value-type="float" office:value="35197.7637670765" calcext:value-type="float">
            <text:p>35197.7637670765</text:p>
          </table:table-cell>
          <table:table-cell office:value-type="float" office:value="35197.7636880771" calcext:value-type="float">
            <text:p>35197.7636880771</text:p>
          </table:table-cell>
          <table:table-cell office:value-type="float" office:value="100" calcext:value-type="float">
            <text:p>100</text:p>
          </table:table-cell>
          <table:table-cell office:value-type="float" office:value="5791.52891035962" calcext:value-type="float">
            <text:p>5791.52891035962</text:p>
          </table:table-cell>
          <table:table-cell office:value-type="float" office:value="16.45" calcext:value-type="float">
            <text:p>16.45</text:p>
          </table:table-cell>
        </table:table-row>
        <table:table-row table:style-name="ro1">
          <table:table-cell office:value-type="float" office:value="41406" calcext:value-type="float">
            <text:p>41406</text:p>
          </table:table-cell>
          <table:table-cell office:value-type="string" calcext:value-type="string">
            <text:p>Sundarbans mangroves</text:p>
          </table:table-cell>
          <table:table-cell office:value-type="string" calcext:value-type="string">
            <text:p>teow</text:p>
          </table:table-cell>
          <table:table-cell office:value-type="float" office:value="19297.0260804622" calcext:value-type="float">
            <text:p>19297.0260804622</text:p>
          </table:table-cell>
          <table:table-cell office:value-type="float" office:value="19297.0221246446" calcext:value-type="float">
            <text:p>19297.0221246446</text:p>
          </table:table-cell>
          <table:table-cell office:value-type="float" office:value="100" calcext:value-type="float">
            <text:p>100</text:p>
          </table:table-cell>
          <table:table-cell office:value-type="float" office:value="6213.25896146375" calcext:value-type="float">
            <text:p>6213.25896146375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50201" calcext:value-type="float">
            <text:p>50201</text:p>
          </table:table-cell>
          <table:table-cell office:value-type="string" calcext:value-type="string">
            <text:p>Sonoran-Sinaloan transition subtropical dry forest</text:p>
          </table:table-cell>
          <table:table-cell office:value-type="string" calcext:value-type="string">
            <text:p>teow</text:p>
          </table:table-cell>
          <table:table-cell office:value-type="float" office:value="50644.9571742741" calcext:value-type="float">
            <text:p>50644.9571742741</text:p>
          </table:table-cell>
          <table:table-cell office:value-type="float" office:value="50644.9570454647" calcext:value-type="float">
            <text:p>50644.9570454647</text:p>
          </table:table-cell>
          <table:table-cell office:value-type="float" office:value="100" calcext:value-type="float">
            <text:p>100</text:p>
          </table:table-cell>
          <table:table-cell office:value-type="float" office:value="2630.70221657546" calcext:value-type="float">
            <text:p>2630.70221657546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50301" calcext:value-type="float">
            <text:p>50301</text:p>
          </table:table-cell>
          <table:table-cell office:value-type="string" calcext:value-type="string">
            <text:p>Bermuda subtropical conifer forests</text:p>
          </table:table-cell>
          <table:table-cell office:value-type="string" calcext:value-type="string">
            <text:p>teow</text:p>
          </table:table-cell>
          <table:table-cell office:value-type="float" office:value="27.1211850543497" calcext:value-type="float">
            <text:p>27.1211850543497</text:p>
          </table:table-cell>
          <table:table-cell office:value-type="float" office:value="27.1211852967173" calcext:value-type="float">
            <text:p>27.1211852967173</text:p>
          </table:table-cell>
          <table:table-cell office:value-type="float" office:value="100" calcext:value-type="float">
            <text:p>100</text:p>
          </table:table-cell>
          <table:table-cell office:value-type="float" office:value="0.301419343868768" calcext:value-type="float">
            <text:p>0.301419343868768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50302" calcext:value-type="float">
            <text:p>50302</text:p>
          </table:table-cell>
          <table:table-cell office:value-type="string" calcext:value-type="string">
            <text:p>Sierra Madre Occidental pine-oak forests</text:p>
          </table:table-cell>
          <table:table-cell office:value-type="string" calcext:value-type="string">
            <text:p>teow</text:p>
          </table:table-cell>
          <table:table-cell office:value-type="float" office:value="222333.814071391" calcext:value-type="float">
            <text:p>222333.814071391</text:p>
          </table:table-cell>
          <table:table-cell office:value-type="float" office:value="222333.442473163" calcext:value-type="float">
            <text:p>222333.442473163</text:p>
          </table:table-cell>
          <table:table-cell office:value-type="float" office:value="100" calcext:value-type="float">
            <text:p>100</text:p>
          </table:table-cell>
          <table:table-cell office:value-type="float" office:value="30127.2001267786" calcext:value-type="float">
            <text:p>30127.2001267786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float" office:value="50303" calcext:value-type="float">
            <text:p>50303</text:p>
          </table:table-cell>
          <table:table-cell office:value-type="string" calcext:value-type="string">
            <text:p>Sierra Madre Oriental pine-oak forests</text:p>
          </table:table-cell>
          <table:table-cell office:value-type="string" calcext:value-type="string">
            <text:p>teow</text:p>
          </table:table-cell>
          <table:table-cell office:value-type="float" office:value="65496.2847924775" calcext:value-type="float">
            <text:p>65496.2847924775</text:p>
          </table:table-cell>
          <table:table-cell office:value-type="float" office:value="65495.5935162536" calcext:value-type="float">
            <text:p>65495.5935162536</text:p>
          </table:table-cell>
          <table:table-cell office:value-type="float" office:value="100" calcext:value-type="float">
            <text:p>100</text:p>
          </table:table-cell>
          <table:table-cell office:value-type="float" office:value="21101.5498744487" calcext:value-type="float">
            <text:p>21101.5498744487</text:p>
          </table:table-cell>
          <table:table-cell office:value-type="float" office:value="32.22" calcext:value-type="float">
            <text:p>32.22</text:p>
          </table:table-cell>
        </table:table-row>
        <table:table-row table:style-name="ro1">
          <table:table-cell office:value-type="float" office:value="50401" calcext:value-type="float">
            <text:p>50401</text:p>
          </table:table-cell>
          <table:table-cell office:value-type="string" calcext:value-type="string">
            <text:p>Allegheny Highlands forests</text:p>
          </table:table-cell>
          <table:table-cell office:value-type="string" calcext:value-type="string">
            <text:p>teow</text:p>
          </table:table-cell>
          <table:table-cell office:value-type="float" office:value="84010.8456888802" calcext:value-type="float">
            <text:p>84010.8456888802</text:p>
          </table:table-cell>
          <table:table-cell office:value-type="float" office:value="84010.8407266973" calcext:value-type="float">
            <text:p>84010.8407266973</text:p>
          </table:table-cell>
          <table:table-cell office:value-type="float" office:value="100" calcext:value-type="float">
            <text:p>100</text:p>
          </table:table-cell>
          <table:table-cell office:value-type="float" office:value="2979.44394692054" calcext:value-type="float">
            <text:p>2979.44394692054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50402" calcext:value-type="float">
            <text:p>50402</text:p>
          </table:table-cell>
          <table:table-cell office:value-type="string" calcext:value-type="string">
            <text:p>Appalachian mixed mesophytic forests</text:p>
          </table:table-cell>
          <table:table-cell office:value-type="string" calcext:value-type="string">
            <text:p>teow</text:p>
          </table:table-cell>
          <table:table-cell office:value-type="float" office:value="192263.587613896" calcext:value-type="float">
            <text:p>192263.587613896</text:p>
          </table:table-cell>
          <table:table-cell office:value-type="float" office:value="192263.591619358" calcext:value-type="float">
            <text:p>192263.591619358</text:p>
          </table:table-cell>
          <table:table-cell office:value-type="float" office:value="100" calcext:value-type="float">
            <text:p>100</text:p>
          </table:table-cell>
          <table:table-cell office:value-type="float" office:value="5650.4845497122" calcext:value-type="float">
            <text:p>5650.4845497122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50403" calcext:value-type="float">
            <text:p>50403</text:p>
          </table:table-cell>
          <table:table-cell office:value-type="string" calcext:value-type="string">
            <text:p>Appalachian-Blue Ridge forests</text:p>
          </table:table-cell>
          <table:table-cell office:value-type="string" calcext:value-type="string">
            <text:p>teow</text:p>
          </table:table-cell>
          <table:table-cell office:value-type="float" office:value="159342.600864642" calcext:value-type="float">
            <text:p>159342.600864642</text:p>
          </table:table-cell>
          <table:table-cell office:value-type="float" office:value="159347.791728805" calcext:value-type="float">
            <text:p>159347.791728805</text:p>
          </table:table-cell>
          <table:table-cell office:value-type="float" office:value="100" calcext:value-type="float">
            <text:p>100</text:p>
          </table:table-cell>
          <table:table-cell office:value-type="float" office:value="8795.91514649361" calcext:value-type="float">
            <text:p>8795.91514649361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50404" calcext:value-type="float">
            <text:p>50404</text:p>
          </table:table-cell>
          <table:table-cell office:value-type="string" calcext:value-type="string">
            <text:p>Central U.S. hardwood forests</text:p>
          </table:table-cell>
          <table:table-cell office:value-type="string" calcext:value-type="string">
            <text:p>teow</text:p>
          </table:table-cell>
          <table:table-cell office:value-type="float" office:value="296135.380061179" calcext:value-type="float">
            <text:p>296135.380061179</text:p>
          </table:table-cell>
          <table:table-cell office:value-type="float" office:value="296132.516923034" calcext:value-type="float">
            <text:p>296132.516923034</text:p>
          </table:table-cell>
          <table:table-cell office:value-type="float" office:value="100" calcext:value-type="float">
            <text:p>100</text:p>
          </table:table-cell>
          <table:table-cell office:value-type="float" office:value="9975.88502927654" calcext:value-type="float">
            <text:p>9975.88502927654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50405" calcext:value-type="float">
            <text:p>50405</text:p>
          </table:table-cell>
          <table:table-cell office:value-type="string" calcext:value-type="string">
            <text:p>East Central Texas forests</text:p>
          </table:table-cell>
          <table:table-cell office:value-type="string" calcext:value-type="string">
            <text:p>teow</text:p>
          </table:table-cell>
          <table:table-cell office:value-type="float" office:value="52583.203873904" calcext:value-type="float">
            <text:p>52583.203873904</text:p>
          </table:table-cell>
          <table:table-cell office:value-type="float" office:value="52583.2035634629" calcext:value-type="float">
            <text:p>52583.2035634629</text:p>
          </table:table-cell>
          <table:table-cell office:value-type="float" office:value="100" calcext:value-type="float">
            <text:p>100</text:p>
          </table:table-cell>
          <table:table-cell office:value-type="float" office:value="279.074850812492" calcext:value-type="float">
            <text:p>279.07485081249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50406" calcext:value-type="float">
            <text:p>50406</text:p>
          </table:table-cell>
          <table:table-cell office:value-type="string" calcext:value-type="string">
            <text:p>Eastern forest-boreal transition</text:p>
          </table:table-cell>
          <table:table-cell office:value-type="string" calcext:value-type="string">
            <text:p>teow</text:p>
          </table:table-cell>
          <table:table-cell office:value-type="float" office:value="348527.421609072" calcext:value-type="float">
            <text:p>348527.421609072</text:p>
          </table:table-cell>
          <table:table-cell office:value-type="float" office:value="348526.487540371" calcext:value-type="float">
            <text:p>348526.487540371</text:p>
          </table:table-cell>
          <table:table-cell office:value-type="float" office:value="100" calcext:value-type="float">
            <text:p>100</text:p>
          </table:table-cell>
          <table:table-cell office:value-type="float" office:value="39551.9012932269" calcext:value-type="float">
            <text:p>39551.9012932269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>
          <table:table-cell office:value-type="float" office:value="50407" calcext:value-type="float">
            <text:p>50407</text:p>
          </table:table-cell>
          <table:table-cell office:value-type="string" calcext:value-type="string">
            <text:p>Eastern Great Lakes lowland forests</text:p>
          </table:table-cell>
          <table:table-cell office:value-type="string" calcext:value-type="string">
            <text:p>teow</text:p>
          </table:table-cell>
          <table:table-cell office:value-type="float" office:value="116632.572327708" calcext:value-type="float">
            <text:p>116632.572327708</text:p>
          </table:table-cell>
          <table:table-cell office:value-type="float" office:value="116632.60375611" calcext:value-type="float">
            <text:p>116632.60375611</text:p>
          </table:table-cell>
          <table:table-cell office:value-type="float" office:value="100" calcext:value-type="float">
            <text:p>100</text:p>
          </table:table-cell>
          <table:table-cell office:value-type="float" office:value="2326.24058372222" calcext:value-type="float">
            <text:p>2326.24058372222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50408" calcext:value-type="float">
            <text:p>50408</text:p>
          </table:table-cell>
          <table:table-cell office:value-type="string" calcext:value-type="string">
            <text:p>Gulf of St. Lawrence lowland forests</text:p>
          </table:table-cell>
          <table:table-cell office:value-type="string" calcext:value-type="string">
            <text:p>teow</text:p>
          </table:table-cell>
          <table:table-cell office:value-type="float" office:value="39018.4414934545" calcext:value-type="float">
            <text:p>39018.4414934545</text:p>
          </table:table-cell>
          <table:table-cell office:value-type="float" office:value="39018.157406113" calcext:value-type="float">
            <text:p>39018.157406113</text:p>
          </table:table-cell>
          <table:table-cell office:value-type="float" office:value="100" calcext:value-type="float">
            <text:p>100</text:p>
          </table:table-cell>
          <table:table-cell office:value-type="float" office:value="1363.59894080047" calcext:value-type="float">
            <text:p>1363.59894080047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50409" calcext:value-type="float">
            <text:p>50409</text:p>
          </table:table-cell>
          <table:table-cell office:value-type="string" calcext:value-type="string">
            <text:p>Mississippi lowland forests</text:p>
          </table:table-cell>
          <table:table-cell office:value-type="string" calcext:value-type="string">
            <text:p>teow</text:p>
          </table:table-cell>
          <table:table-cell office:value-type="float" office:value="112006.333809952" calcext:value-type="float">
            <text:p>112006.333809952</text:p>
          </table:table-cell>
          <table:table-cell office:value-type="float" office:value="112006.244222001" calcext:value-type="float">
            <text:p>112006.244222001</text:p>
          </table:table-cell>
          <table:table-cell office:value-type="float" office:value="100" calcext:value-type="float">
            <text:p>100</text:p>
          </table:table-cell>
          <table:table-cell office:value-type="float" office:value="8310.79567712829" calcext:value-type="float">
            <text:p>8310.79567712829</text:p>
          </table:table-cell>
          <table:table-cell office:value-type="float" office:value="7.42" calcext:value-type="float">
            <text:p>7.42</text:p>
          </table:table-cell>
        </table:table-row>
        <table:table-row table:style-name="ro1">
          <table:table-cell office:value-type="float" office:value="50410" calcext:value-type="float">
            <text:p>50410</text:p>
          </table:table-cell>
          <table:table-cell office:value-type="string" calcext:value-type="string">
            <text:p>New England-Acadian forests</text:p>
          </table:table-cell>
          <table:table-cell office:value-type="string" calcext:value-type="string">
            <text:p>teow</text:p>
          </table:table-cell>
          <table:table-cell office:value-type="float" office:value="236117.935093561" calcext:value-type="float">
            <text:p>236117.935093561</text:p>
          </table:table-cell>
          <table:table-cell office:value-type="float" office:value="236127.108025972" calcext:value-type="float">
            <text:p>236127.108025972</text:p>
          </table:table-cell>
          <table:table-cell office:value-type="float" office:value="100" calcext:value-type="float">
            <text:p>100</text:p>
          </table:table-cell>
          <table:table-cell office:value-type="float" office:value="14821.8526050774" calcext:value-type="float">
            <text:p>14821.8526050774</text:p>
          </table:table-cell>
          <table:table-cell office:value-type="float" office:value="6.28" calcext:value-type="float">
            <text:p>6.28</text:p>
          </table:table-cell>
        </table:table-row>
        <table:table-row table:style-name="ro1">
          <table:table-cell office:value-type="float" office:value="50411" calcext:value-type="float">
            <text:p>50411</text:p>
          </table:table-cell>
          <table:table-cell office:value-type="string" calcext:value-type="string">
            <text:p>Northeastern coastal forests</text:p>
          </table:table-cell>
          <table:table-cell office:value-type="string" calcext:value-type="string">
            <text:p>teow</text:p>
          </table:table-cell>
          <table:table-cell office:value-type="float" office:value="88871.0423975532" calcext:value-type="float">
            <text:p>88871.0423975532</text:p>
          </table:table-cell>
          <table:table-cell office:value-type="float" office:value="88871.0213281479" calcext:value-type="float">
            <text:p>88871.0213281479</text:p>
          </table:table-cell>
          <table:table-cell office:value-type="float" office:value="100" calcext:value-type="float">
            <text:p>100</text:p>
          </table:table-cell>
          <table:table-cell office:value-type="float" office:value="3808.13015162131" calcext:value-type="float">
            <text:p>3808.13015162131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float" office:value="50412" calcext:value-type="float">
            <text:p>50412</text:p>
          </table:table-cell>
          <table:table-cell office:value-type="string" calcext:value-type="string">
            <text:p>Ozark Mountain forests</text:p>
          </table:table-cell>
          <table:table-cell office:value-type="string" calcext:value-type="string">
            <text:p>teow</text:p>
          </table:table-cell>
          <table:table-cell office:value-type="float" office:value="62008.2443810597" calcext:value-type="float">
            <text:p>62008.2443810597</text:p>
          </table:table-cell>
          <table:table-cell office:value-type="float" office:value="62008.2790875695" calcext:value-type="float">
            <text:p>62008.2790875695</text:p>
          </table:table-cell>
          <table:table-cell office:value-type="float" office:value="100" calcext:value-type="float">
            <text:p>100</text:p>
          </table:table-cell>
          <table:table-cell office:value-type="float" office:value="8385.02719451808" calcext:value-type="float">
            <text:p>8385.02719451808</text:p>
          </table:table-cell>
          <table:table-cell office:value-type="float" office:value="13.52" calcext:value-type="float">
            <text:p>13.52</text:p>
          </table:table-cell>
        </table:table-row>
        <table:table-row table:style-name="ro1">
          <table:table-cell office:value-type="float" office:value="50413" calcext:value-type="float">
            <text:p>50413</text:p>
          </table:table-cell>
          <table:table-cell office:value-type="string" calcext:value-type="string">
            <text:p>Southeastern mixed forests</text:p>
          </table:table-cell>
          <table:table-cell office:value-type="string" calcext:value-type="string">
            <text:p>teow</text:p>
          </table:table-cell>
          <table:table-cell office:value-type="float" office:value="347537.653610504" calcext:value-type="float">
            <text:p>347537.653610504</text:p>
          </table:table-cell>
          <table:table-cell office:value-type="float" office:value="347534.664087074" calcext:value-type="float">
            <text:p>347534.664087074</text:p>
          </table:table-cell>
          <table:table-cell office:value-type="float" office:value="100" calcext:value-type="float">
            <text:p>100</text:p>
          </table:table-cell>
          <table:table-cell office:value-type="float" office:value="5510.93270567438" calcext:value-type="float">
            <text:p>5510.93270567438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50414" calcext:value-type="float">
            <text:p>50414</text:p>
          </table:table-cell>
          <table:table-cell office:value-type="string" calcext:value-type="string">
            <text:p>Southern Great Lakes forests</text:p>
          </table:table-cell>
          <table:table-cell office:value-type="string" calcext:value-type="string">
            <text:p>teow</text:p>
          </table:table-cell>
          <table:table-cell office:value-type="float" office:value="244828.137537159" calcext:value-type="float">
            <text:p>244828.137537159</text:p>
          </table:table-cell>
          <table:table-cell office:value-type="float" office:value="244836.9468428" calcext:value-type="float">
            <text:p>244836.9468428</text:p>
          </table:table-cell>
          <table:table-cell office:value-type="float" office:value="100" calcext:value-type="float">
            <text:p>100</text:p>
          </table:table-cell>
          <table:table-cell office:value-type="float" office:value="3012.75206351857" calcext:value-type="float">
            <text:p>3012.75206351857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50415" calcext:value-type="float">
            <text:p>50415</text:p>
          </table:table-cell>
          <table:table-cell office:value-type="string" calcext:value-type="string">
            <text:p>Upper Midwest forest-savanna transition</text:p>
          </table:table-cell>
          <table:table-cell office:value-type="string" calcext:value-type="string">
            <text:p>teow</text:p>
          </table:table-cell>
          <table:table-cell office:value-type="float" office:value="166476.715967607" calcext:value-type="float">
            <text:p>166476.715967607</text:p>
          </table:table-cell>
          <table:table-cell office:value-type="float" office:value="166476.557299183" calcext:value-type="float">
            <text:p>166476.557299183</text:p>
          </table:table-cell>
          <table:table-cell office:value-type="float" office:value="100" calcext:value-type="float">
            <text:p>100</text:p>
          </table:table-cell>
          <table:table-cell office:value-type="float" office:value="6604.82747946049" calcext:value-type="float">
            <text:p>6604.82747946049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50416" calcext:value-type="float">
            <text:p>50416</text:p>
          </table:table-cell>
          <table:table-cell office:value-type="string" calcext:value-type="string">
            <text:p>Western Great Lakes forests</text:p>
          </table:table-cell>
          <table:table-cell office:value-type="string" calcext:value-type="string">
            <text:p>teow</text:p>
          </table:table-cell>
          <table:table-cell office:value-type="float" office:value="274721.302984107" calcext:value-type="float">
            <text:p>274721.302984107</text:p>
          </table:table-cell>
          <table:table-cell office:value-type="float" office:value="274719.255818221" calcext:value-type="float">
            <text:p>274719.255818221</text:p>
          </table:table-cell>
          <table:table-cell office:value-type="float" office:value="100" calcext:value-type="float">
            <text:p>100</text:p>
          </table:table-cell>
          <table:table-cell office:value-type="float" office:value="43492.5192091696" calcext:value-type="float">
            <text:p>43492.5192091696</text:p>
          </table:table-cell>
          <table:table-cell office:value-type="float" office:value="15.83" calcext:value-type="float">
            <text:p>15.83</text:p>
          </table:table-cell>
        </table:table-row>
        <table:table-row table:style-name="ro1">
          <table:table-cell office:value-type="float" office:value="50417" calcext:value-type="float">
            <text:p>50417</text:p>
          </table:table-cell>
          <table:table-cell office:value-type="string" calcext:value-type="string">
            <text:p>Willamette Valley forests</text:p>
          </table:table-cell>
          <table:table-cell office:value-type="string" calcext:value-type="string">
            <text:p>teow</text:p>
          </table:table-cell>
          <table:table-cell office:value-type="float" office:value="14882.9911963828" calcext:value-type="float">
            <text:p>14882.9911963828</text:p>
          </table:table-cell>
          <table:table-cell office:value-type="float" office:value="14882.9908463789" calcext:value-type="float">
            <text:p>14882.9908463789</text:p>
          </table:table-cell>
          <table:table-cell office:value-type="float" office:value="100" calcext:value-type="float">
            <text:p>100</text:p>
          </table:table-cell>
          <table:table-cell office:value-type="float" office:value="285.474363813634" calcext:value-type="float">
            <text:p>285.47436381363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0501" calcext:value-type="float">
            <text:p>50501</text:p>
          </table:table-cell>
          <table:table-cell office:value-type="string" calcext:value-type="string">
            <text:p>Alberta Mountain forests</text:p>
          </table:table-cell>
          <table:table-cell office:value-type="string" calcext:value-type="string">
            <text:p>teow</text:p>
          </table:table-cell>
          <table:table-cell office:value-type="float" office:value="39932.6020669435" calcext:value-type="float">
            <text:p>39932.6020669435</text:p>
          </table:table-cell>
          <table:table-cell office:value-type="float" office:value="39932.6012832658" calcext:value-type="float">
            <text:p>39932.6012832658</text:p>
          </table:table-cell>
          <table:table-cell office:value-type="float" office:value="100" calcext:value-type="float">
            <text:p>100</text:p>
          </table:table-cell>
          <table:table-cell office:value-type="float" office:value="27197.8348347558" calcext:value-type="float">
            <text:p>27197.8348347558</text:p>
          </table:table-cell>
          <table:table-cell office:value-type="float" office:value="68.11" calcext:value-type="float">
            <text:p>68.11</text:p>
          </table:table-cell>
        </table:table-row>
        <table:table-row table:style-name="ro1">
          <table:table-cell office:value-type="float" office:value="50502" calcext:value-type="float">
            <text:p>50502</text:p>
          </table:table-cell>
          <table:table-cell office:value-type="string" calcext:value-type="string">
            <text:p>Alberta-British Columbia foothills forests</text:p>
          </table:table-cell>
          <table:table-cell office:value-type="string" calcext:value-type="string">
            <text:p>teow</text:p>
          </table:table-cell>
          <table:table-cell office:value-type="float" office:value="121016.767037832" calcext:value-type="float">
            <text:p>121016.767037832</text:p>
          </table:table-cell>
          <table:table-cell office:value-type="float" office:value="121016.758059286" calcext:value-type="float">
            <text:p>121016.758059286</text:p>
          </table:table-cell>
          <table:table-cell office:value-type="float" office:value="100" calcext:value-type="float">
            <text:p>100</text:p>
          </table:table-cell>
          <table:table-cell office:value-type="float" office:value="1770.4753890063" calcext:value-type="float">
            <text:p>1770.4753890063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50503" calcext:value-type="float">
            <text:p>50503</text:p>
          </table:table-cell>
          <table:table-cell office:value-type="string" calcext:value-type="string">
            <text:p>Arizona Mountains forests</text:p>
          </table:table-cell>
          <table:table-cell office:value-type="string" calcext:value-type="string">
            <text:p>teow</text:p>
          </table:table-cell>
          <table:table-cell office:value-type="float" office:value="109051.901159585" calcext:value-type="float">
            <text:p>109051.901159585</text:p>
          </table:table-cell>
          <table:table-cell office:value-type="float" office:value="109051.908790498" calcext:value-type="float">
            <text:p>109051.908790498</text:p>
          </table:table-cell>
          <table:table-cell office:value-type="float" office:value="100" calcext:value-type="float">
            <text:p>100</text:p>
          </table:table-cell>
          <table:table-cell office:value-type="float" office:value="10723.8666427296" calcext:value-type="float">
            <text:p>10723.8666427296</text:p>
          </table:table-cell>
          <table:table-cell office:value-type="float" office:value="9.83" calcext:value-type="float">
            <text:p>9.83</text:p>
          </table:table-cell>
        </table:table-row>
        <table:table-row table:style-name="ro1">
          <table:table-cell office:value-type="float" office:value="50504" calcext:value-type="float">
            <text:p>50504</text:p>
          </table:table-cell>
          <table:table-cell office:value-type="string" calcext:value-type="string">
            <text:p>Atlantic coastal pine barrens</text:p>
          </table:table-cell>
          <table:table-cell office:value-type="string" calcext:value-type="string">
            <text:p>teow</text:p>
          </table:table-cell>
          <table:table-cell office:value-type="float" office:value="8699.04879680872" calcext:value-type="float">
            <text:p>8699.04879680872</text:p>
          </table:table-cell>
          <table:table-cell office:value-type="float" office:value="8699.049328909" calcext:value-type="float">
            <text:p>8699.049328909</text:p>
          </table:table-cell>
          <table:table-cell office:value-type="float" office:value="100" calcext:value-type="float">
            <text:p>100</text:p>
          </table:table-cell>
          <table:table-cell office:value-type="float" office:value="2311.04935779729" calcext:value-type="float">
            <text:p>2311.04935779729</text:p>
          </table:table-cell>
          <table:table-cell office:value-type="float" office:value="26.57" calcext:value-type="float">
            <text:p>26.57</text:p>
          </table:table-cell>
        </table:table-row>
        <table:table-row table:style-name="ro1">
          <table:table-cell office:value-type="float" office:value="50505" calcext:value-type="float">
            <text:p>50505</text:p>
          </table:table-cell>
          <table:table-cell office:value-type="string" calcext:value-type="string">
            <text:p>Blue Mountains forests</text:p>
          </table:table-cell>
          <table:table-cell office:value-type="string" calcext:value-type="string">
            <text:p>teow</text:p>
          </table:table-cell>
          <table:table-cell office:value-type="float" office:value="64844.0600931418" calcext:value-type="float">
            <text:p>64844.0600931418</text:p>
          </table:table-cell>
          <table:table-cell office:value-type="float" office:value="64844.0517669203" calcext:value-type="float">
            <text:p>64844.0517669203</text:p>
          </table:table-cell>
          <table:table-cell office:value-type="float" office:value="100" calcext:value-type="float">
            <text:p>100</text:p>
          </table:table-cell>
          <table:table-cell office:value-type="float" office:value="6135.22490486339" calcext:value-type="float">
            <text:p>6135.22490486339</text:p>
          </table:table-cell>
          <table:table-cell office:value-type="float" office:value="9.46" calcext:value-type="float">
            <text:p>9.46</text:p>
          </table:table-cell>
        </table:table-row>
        <table:table-row table:style-name="ro1">
          <table:table-cell office:value-type="float" office:value="50506" calcext:value-type="float">
            <text:p>50506</text:p>
          </table:table-cell>
          <table:table-cell office:value-type="string" calcext:value-type="string">
            <text:p>British Columbia mainland coastal forests</text:p>
          </table:table-cell>
          <table:table-cell office:value-type="string" calcext:value-type="string">
            <text:p>teow</text:p>
          </table:table-cell>
          <table:table-cell office:value-type="float" office:value="136959.932269467" calcext:value-type="float">
            <text:p>136959.932269467</text:p>
          </table:table-cell>
          <table:table-cell office:value-type="float" office:value="136959.923531768" calcext:value-type="float">
            <text:p>136959.923531768</text:p>
          </table:table-cell>
          <table:table-cell office:value-type="float" office:value="100" calcext:value-type="float">
            <text:p>100</text:p>
          </table:table-cell>
          <table:table-cell office:value-type="float" office:value="34373.2106046178" calcext:value-type="float">
            <text:p>34373.2106046178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50507" calcext:value-type="float">
            <text:p>50507</text:p>
          </table:table-cell>
          <table:table-cell office:value-type="string" calcext:value-type="string">
            <text:p>Cascade Mountains leeward forests</text:p>
          </table:table-cell>
          <table:table-cell office:value-type="string" calcext:value-type="string">
            <text:p>teow</text:p>
          </table:table-cell>
          <table:table-cell office:value-type="float" office:value="46451.4322889632" calcext:value-type="float">
            <text:p>46451.4322889632</text:p>
          </table:table-cell>
          <table:table-cell office:value-type="float" office:value="46453.7560013745" calcext:value-type="float">
            <text:p>46453.7560013745</text:p>
          </table:table-cell>
          <table:table-cell office:value-type="float" office:value="100.01" calcext:value-type="float">
            <text:p>100.01</text:p>
          </table:table-cell>
          <table:table-cell office:value-type="float" office:value="13400.542437683" calcext:value-type="float">
            <text:p>13400.542437683</text:p>
          </table:table-cell>
          <table:table-cell office:value-type="float" office:value="28.85" calcext:value-type="float">
            <text:p>28.85</text:p>
          </table:table-cell>
        </table:table-row>
        <table:table-row table:style-name="ro1">
          <table:table-cell office:value-type="float" office:value="50508" calcext:value-type="float">
            <text:p>50508</text:p>
          </table:table-cell>
          <table:table-cell office:value-type="string" calcext:value-type="string">
            <text:p>Central and Southern Cascades forests</text:p>
          </table:table-cell>
          <table:table-cell office:value-type="string" calcext:value-type="string">
            <text:p>teow</text:p>
          </table:table-cell>
          <table:table-cell office:value-type="float" office:value="44950.2374855939" calcext:value-type="float">
            <text:p>44950.2374855939</text:p>
          </table:table-cell>
          <table:table-cell office:value-type="float" office:value="44950.2234745384" calcext:value-type="float">
            <text:p>44950.2234745384</text:p>
          </table:table-cell>
          <table:table-cell office:value-type="float" office:value="100" calcext:value-type="float">
            <text:p>100</text:p>
          </table:table-cell>
          <table:table-cell office:value-type="float" office:value="9556.81317721627" calcext:value-type="float">
            <text:p>9556.81317721627</text:p>
          </table:table-cell>
          <table:table-cell office:value-type="float" office:value="21.26" calcext:value-type="float">
            <text:p>21.26</text:p>
          </table:table-cell>
        </table:table-row>
        <table:table-row table:style-name="ro1">
          <table:table-cell office:value-type="float" office:value="50509" calcext:value-type="float">
            <text:p>50509</text:p>
          </table:table-cell>
          <table:table-cell office:value-type="string" calcext:value-type="string">
            <text:p>Central British Columbia Mountain forests</text:p>
          </table:table-cell>
          <table:table-cell office:value-type="string" calcext:value-type="string">
            <text:p>teow</text:p>
          </table:table-cell>
          <table:table-cell office:value-type="float" office:value="72089.9411630836" calcext:value-type="float">
            <text:p>72089.9411630836</text:p>
          </table:table-cell>
          <table:table-cell office:value-type="float" office:value="72089.9394008537" calcext:value-type="float">
            <text:p>72089.9394008537</text:p>
          </table:table-cell>
          <table:table-cell office:value-type="float" office:value="100" calcext:value-type="float">
            <text:p>100</text:p>
          </table:table-cell>
          <table:table-cell office:value-type="float" office:value="6489.35465236684" calcext:value-type="float">
            <text:p>6489.354652366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510" calcext:value-type="float">
            <text:p>50510</text:p>
          </table:table-cell>
          <table:table-cell office:value-type="string" calcext:value-type="string">
            <text:p>Central Pacific coastal forests</text:p>
          </table:table-cell>
          <table:table-cell office:value-type="string" calcext:value-type="string">
            <text:p>teow</text:p>
          </table:table-cell>
          <table:table-cell office:value-type="float" office:value="73402.3429264409" calcext:value-type="float">
            <text:p>73402.3429264409</text:p>
          </table:table-cell>
          <table:table-cell office:value-type="float" office:value="73397.8113372476" calcext:value-type="float">
            <text:p>73397.8113372476</text:p>
          </table:table-cell>
          <table:table-cell office:value-type="float" office:value="99.99" calcext:value-type="float">
            <text:p>99.99</text:p>
          </table:table-cell>
          <table:table-cell office:value-type="float" office:value="7714.62859398214" calcext:value-type="float">
            <text:p>7714.62859398214</text:p>
          </table:table-cell>
          <table:table-cell office:value-type="float" office:value="10.51" calcext:value-type="float">
            <text:p>10.51</text:p>
          </table:table-cell>
        </table:table-row>
        <table:table-row table:style-name="ro1">
          <table:table-cell office:value-type="float" office:value="50511" calcext:value-type="float">
            <text:p>50511</text:p>
          </table:table-cell>
          <table:table-cell office:value-type="string" calcext:value-type="string">
            <text:p>Colorado Rockies forests</text:p>
          </table:table-cell>
          <table:table-cell office:value-type="string" calcext:value-type="string">
            <text:p>teow</text:p>
          </table:table-cell>
          <table:table-cell office:value-type="float" office:value="132840.807985781" calcext:value-type="float">
            <text:p>132840.807985781</text:p>
          </table:table-cell>
          <table:table-cell office:value-type="float" office:value="132840.804631101" calcext:value-type="float">
            <text:p>132840.804631101</text:p>
          </table:table-cell>
          <table:table-cell office:value-type="float" office:value="100" calcext:value-type="float">
            <text:p>100</text:p>
          </table:table-cell>
          <table:table-cell office:value-type="float" office:value="19807.6388322086" calcext:value-type="float">
            <text:p>19807.6388322086</text:p>
          </table:table-cell>
          <table:table-cell office:value-type="float" office:value="14.91" calcext:value-type="float">
            <text:p>14.91</text:p>
          </table:table-cell>
        </table:table-row>
        <table:table-row table:style-name="ro1">
          <table:table-cell office:value-type="float" office:value="50512" calcext:value-type="float">
            <text:p>50512</text:p>
          </table:table-cell>
          <table:table-cell office:value-type="string" calcext:value-type="string">
            <text:p>Eastern Cascades forests</text:p>
          </table:table-cell>
          <table:table-cell office:value-type="string" calcext:value-type="string">
            <text:p>teow</text:p>
          </table:table-cell>
          <table:table-cell office:value-type="float" office:value="55298.767562237" calcext:value-type="float">
            <text:p>55298.767562237</text:p>
          </table:table-cell>
          <table:table-cell office:value-type="float" office:value="55298.7771662595" calcext:value-type="float">
            <text:p>55298.7771662595</text:p>
          </table:table-cell>
          <table:table-cell office:value-type="float" office:value="100" calcext:value-type="float">
            <text:p>100</text:p>
          </table:table-cell>
          <table:table-cell office:value-type="float" office:value="3539.2130968043" calcext:value-type="float">
            <text:p>3539.2130968043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50513" calcext:value-type="float">
            <text:p>50513</text:p>
          </table:table-cell>
          <table:table-cell office:value-type="string" calcext:value-type="string">
            <text:p>Florida sand pine scrub</text:p>
          </table:table-cell>
          <table:table-cell office:value-type="string" calcext:value-type="string">
            <text:p>teow</text:p>
          </table:table-cell>
          <table:table-cell office:value-type="float" office:value="3871.28686227752" calcext:value-type="float">
            <text:p>3871.28686227752</text:p>
          </table:table-cell>
          <table:table-cell office:value-type="float" office:value="3871.28799123621" calcext:value-type="float">
            <text:p>3871.28799123621</text:p>
          </table:table-cell>
          <table:table-cell office:value-type="float" office:value="100" calcext:value-type="float">
            <text:p>100</text:p>
          </table:table-cell>
          <table:table-cell office:value-type="float" office:value="625.076460180052" calcext:value-type="float">
            <text:p>625.076460180052</text:p>
          </table:table-cell>
          <table:table-cell office:value-type="float" office:value="16.15" calcext:value-type="float">
            <text:p>16.15</text:p>
          </table:table-cell>
        </table:table-row>
        <table:table-row table:style-name="ro1">
          <table:table-cell office:value-type="float" office:value="50514" calcext:value-type="float">
            <text:p>50514</text:p>
          </table:table-cell>
          <table:table-cell office:value-type="string" calcext:value-type="string">
            <text:p>Fraser Plateau and Basin complex</text:p>
          </table:table-cell>
          <table:table-cell office:value-type="string" calcext:value-type="string">
            <text:p>teow</text:p>
          </table:table-cell>
          <table:table-cell office:value-type="float" office:value="137635.780978228" calcext:value-type="float">
            <text:p>137635.780978228</text:p>
          </table:table-cell>
          <table:table-cell office:value-type="float" office:value="137635.780793942" calcext:value-type="float">
            <text:p>137635.780793942</text:p>
          </table:table-cell>
          <table:table-cell office:value-type="float" office:value="100" calcext:value-type="float">
            <text:p>100</text:p>
          </table:table-cell>
          <table:table-cell office:value-type="float" office:value="13577.7788611384" calcext:value-type="float">
            <text:p>13577.7788611384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office:value-type="float" office:value="50515" calcext:value-type="float">
            <text:p>50515</text:p>
          </table:table-cell>
          <table:table-cell office:value-type="string" calcext:value-type="string">
            <text:p>Great Basin montane forests</text:p>
          </table:table-cell>
          <table:table-cell office:value-type="string" calcext:value-type="string">
            <text:p>teow</text:p>
          </table:table-cell>
          <table:table-cell office:value-type="float" office:value="5788.07081098967" calcext:value-type="float">
            <text:p>5788.07081098967</text:p>
          </table:table-cell>
          <table:table-cell office:value-type="float" office:value="5788.07081027995" calcext:value-type="float">
            <text:p>5788.07081027995</text:p>
          </table:table-cell>
          <table:table-cell office:value-type="float" office:value="100" calcext:value-type="float">
            <text:p>100</text:p>
          </table:table-cell>
          <table:table-cell office:value-type="float" office:value="2901.09360144806" calcext:value-type="float">
            <text:p>2901.09360144806</text:p>
          </table:table-cell>
          <table:table-cell office:value-type="float" office:value="50.12" calcext:value-type="float">
            <text:p>50.12</text:p>
          </table:table-cell>
        </table:table-row>
        <table:table-row table:style-name="ro1">
          <table:table-cell office:value-type="float" office:value="50516" calcext:value-type="float">
            <text:p>50516</text:p>
          </table:table-cell>
          <table:table-cell office:value-type="string" calcext:value-type="string">
            <text:p>Klamath-Siskiyou forests</text:p>
          </table:table-cell>
          <table:table-cell office:value-type="string" calcext:value-type="string">
            <text:p>teow</text:p>
          </table:table-cell>
          <table:table-cell office:value-type="float" office:value="50369.8583059781" calcext:value-type="float">
            <text:p>50369.8583059781</text:p>
          </table:table-cell>
          <table:table-cell office:value-type="float" office:value="50369.8738790017" calcext:value-type="float">
            <text:p>50369.8738790017</text:p>
          </table:table-cell>
          <table:table-cell office:value-type="float" office:value="100" calcext:value-type="float">
            <text:p>100</text:p>
          </table:table-cell>
          <table:table-cell office:value-type="float" office:value="7793.29951668663" calcext:value-type="float">
            <text:p>7793.29951668663</text:p>
          </table:table-cell>
          <table:table-cell office:value-type="float" office:value="15.47" calcext:value-type="float">
            <text:p>15.47</text:p>
          </table:table-cell>
        </table:table-row>
        <table:table-row table:style-name="ro1">
          <table:table-cell office:value-type="float" office:value="50517" calcext:value-type="float">
            <text:p>50517</text:p>
          </table:table-cell>
          <table:table-cell office:value-type="string" calcext:value-type="string">
            <text:p>Middle Atlantic coastal forests</text:p>
          </table:table-cell>
          <table:table-cell office:value-type="string" calcext:value-type="string">
            <text:p>teow</text:p>
          </table:table-cell>
          <table:table-cell office:value-type="float" office:value="132386.012455894" calcext:value-type="float">
            <text:p>132386.012455894</text:p>
          </table:table-cell>
          <table:table-cell office:value-type="float" office:value="132384.911115496" calcext:value-type="float">
            <text:p>132384.911115496</text:p>
          </table:table-cell>
          <table:table-cell office:value-type="float" office:value="100" calcext:value-type="float">
            <text:p>100</text:p>
          </table:table-cell>
          <table:table-cell office:value-type="float" office:value="9354.93717127153" calcext:value-type="float">
            <text:p>9354.93717127153</text:p>
          </table:table-cell>
          <table:table-cell office:value-type="float" office:value="7.07" calcext:value-type="float">
            <text:p>7.07</text:p>
          </table:table-cell>
        </table:table-row>
        <table:table-row table:style-name="ro1">
          <table:table-cell office:value-type="float" office:value="50518" calcext:value-type="float">
            <text:p>50518</text:p>
          </table:table-cell>
          <table:table-cell office:value-type="string" calcext:value-type="string">
            <text:p>North Central Rockies forests</text:p>
          </table:table-cell>
          <table:table-cell office:value-type="string" calcext:value-type="string">
            <text:p>teow</text:p>
          </table:table-cell>
          <table:table-cell office:value-type="float" office:value="246514.278799876" calcext:value-type="float">
            <text:p>246514.278799876</text:p>
          </table:table-cell>
          <table:table-cell office:value-type="float" office:value="246518.602586866" calcext:value-type="float">
            <text:p>246518.602586866</text:p>
          </table:table-cell>
          <table:table-cell office:value-type="float" office:value="100" calcext:value-type="float">
            <text:p>100</text:p>
          </table:table-cell>
          <table:table-cell office:value-type="float" office:value="48006.0571970927" calcext:value-type="float">
            <text:p>48006.0571970927</text:p>
          </table:table-cell>
          <table:table-cell office:value-type="float" office:value="19.47" calcext:value-type="float">
            <text:p>19.47</text:p>
          </table:table-cell>
        </table:table-row>
        <table:table-row table:style-name="ro1">
          <table:table-cell office:value-type="float" office:value="50519" calcext:value-type="float">
            <text:p>50519</text:p>
          </table:table-cell>
          <table:table-cell office:value-type="string" calcext:value-type="string">
            <text:p>Northern California coastal forests</text:p>
          </table:table-cell>
          <table:table-cell office:value-type="string" calcext:value-type="string">
            <text:p>teow</text:p>
          </table:table-cell>
          <table:table-cell office:value-type="float" office:value="13267.0857770515" calcext:value-type="float">
            <text:p>13267.0857770515</text:p>
          </table:table-cell>
          <table:table-cell office:value-type="float" office:value="13267.0855872009" calcext:value-type="float">
            <text:p>13267.0855872009</text:p>
          </table:table-cell>
          <table:table-cell office:value-type="float" office:value="100" calcext:value-type="float">
            <text:p>100</text:p>
          </table:table-cell>
          <table:table-cell office:value-type="float" office:value="2173.16790986801" calcext:value-type="float">
            <text:p>2173.16790986801</text:p>
          </table:table-cell>
          <table:table-cell office:value-type="float" office:value="16.38" calcext:value-type="float">
            <text:p>16.38</text:p>
          </table:table-cell>
        </table:table-row>
        <table:table-row table:style-name="ro1">
          <table:table-cell office:value-type="float" office:value="50520" calcext:value-type="float">
            <text:p>50520</text:p>
          </table:table-cell>
          <table:table-cell office:value-type="string" calcext:value-type="string">
            <text:p>Northern Pacific coastal forests</text:p>
          </table:table-cell>
          <table:table-cell office:value-type="string" calcext:value-type="string">
            <text:p>teow</text:p>
          </table:table-cell>
          <table:table-cell office:value-type="float" office:value="59450.5370091106" calcext:value-type="float">
            <text:p>59450.5370091106</text:p>
          </table:table-cell>
          <table:table-cell office:value-type="float" office:value="59450.7254144127" calcext:value-type="float">
            <text:p>59450.7254144127</text:p>
          </table:table-cell>
          <table:table-cell office:value-type="float" office:value="100" calcext:value-type="float">
            <text:p>100</text:p>
          </table:table-cell>
          <table:table-cell office:value-type="float" office:value="24155.5622813896" calcext:value-type="float">
            <text:p>24155.5622813896</text:p>
          </table:table-cell>
          <table:table-cell office:value-type="float" office:value="40.63" calcext:value-type="float">
            <text:p>40.63</text:p>
          </table:table-cell>
        </table:table-row>
        <table:table-row table:style-name="ro1">
          <table:table-cell office:value-type="float" office:value="50521" calcext:value-type="float">
            <text:p>50521</text:p>
          </table:table-cell>
          <table:table-cell office:value-type="string" calcext:value-type="string">
            <text:p>Northern transitional alpine forests</text:p>
          </table:table-cell>
          <table:table-cell office:value-type="string" calcext:value-type="string">
            <text:p>teow</text:p>
          </table:table-cell>
          <table:table-cell office:value-type="float" office:value="25783.0877578139" calcext:value-type="float">
            <text:p>25783.0877578139</text:p>
          </table:table-cell>
          <table:table-cell office:value-type="float" office:value="25783.0888031055" calcext:value-type="float">
            <text:p>25783.0888031055</text:p>
          </table:table-cell>
          <table:table-cell office:value-type="float" office:value="100" calcext:value-type="float">
            <text:p>100</text:p>
          </table:table-cell>
          <table:table-cell office:value-type="float" office:value="1262.09946743014" calcext:value-type="float">
            <text:p>1262.09946743014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50522" calcext:value-type="float">
            <text:p>50522</text:p>
          </table:table-cell>
          <table:table-cell office:value-type="string" calcext:value-type="string">
            <text:p>Okanagan dry forests</text:p>
          </table:table-cell>
          <table:table-cell office:value-type="string" calcext:value-type="string">
            <text:p>teow</text:p>
          </table:table-cell>
          <table:table-cell office:value-type="float" office:value="53495.8198887183" calcext:value-type="float">
            <text:p>53495.8198887183</text:p>
          </table:table-cell>
          <table:table-cell office:value-type="float" office:value="53495.8574645134" calcext:value-type="float">
            <text:p>53495.8574645134</text:p>
          </table:table-cell>
          <table:table-cell office:value-type="float" office:value="100" calcext:value-type="float">
            <text:p>100</text:p>
          </table:table-cell>
          <table:table-cell office:value-type="float" office:value="1701.90195225599" calcext:value-type="float">
            <text:p>1701.9019522559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50523" calcext:value-type="float">
            <text:p>50523</text:p>
          </table:table-cell>
          <table:table-cell office:value-type="string" calcext:value-type="string">
            <text:p>Piney Woods forests</text:p>
          </table:table-cell>
          <table:table-cell office:value-type="string" calcext:value-type="string">
            <text:p>teow</text:p>
          </table:table-cell>
          <table:table-cell office:value-type="float" office:value="140797.580212827" calcext:value-type="float">
            <text:p>140797.580212827</text:p>
          </table:table-cell>
          <table:table-cell office:value-type="float" office:value="140797.556611746" calcext:value-type="float">
            <text:p>140797.556611746</text:p>
          </table:table-cell>
          <table:table-cell office:value-type="float" office:value="100" calcext:value-type="float">
            <text:p>100</text:p>
          </table:table-cell>
          <table:table-cell office:value-type="float" office:value="4895.88510202558" calcext:value-type="float">
            <text:p>4895.88510202558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50524" calcext:value-type="float">
            <text:p>50524</text:p>
          </table:table-cell>
          <table:table-cell office:value-type="string" calcext:value-type="string">
            <text:p>Puget lowland forests</text:p>
          </table:table-cell>
          <table:table-cell office:value-type="string" calcext:value-type="string">
            <text:p>teow</text:p>
          </table:table-cell>
          <table:table-cell office:value-type="float" office:value="22010.5345640429" calcext:value-type="float">
            <text:p>22010.5345640429</text:p>
          </table:table-cell>
          <table:table-cell office:value-type="float" office:value="22011.9261612714" calcext:value-type="float">
            <text:p>22011.9261612714</text:p>
          </table:table-cell>
          <table:table-cell office:value-type="float" office:value="100.01" calcext:value-type="float">
            <text:p>100.01</text:p>
          </table:table-cell>
          <table:table-cell office:value-type="float" office:value="1295.05347317412" calcext:value-type="float">
            <text:p>1295.05347317412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50525" calcext:value-type="float">
            <text:p>50525</text:p>
          </table:table-cell>
          <table:table-cell office:value-type="string" calcext:value-type="string">
            <text:p>Queen Charlotte Islands</text:p>
          </table:table-cell>
          <table:table-cell office:value-type="string" calcext:value-type="string">
            <text:p>teow</text:p>
          </table:table-cell>
          <table:table-cell office:value-type="float" office:value="9811.13113326644" calcext:value-type="float">
            <text:p>9811.13113326644</text:p>
          </table:table-cell>
          <table:table-cell office:value-type="float" office:value="9811.13018212798" calcext:value-type="float">
            <text:p>9811.13018212798</text:p>
          </table:table-cell>
          <table:table-cell office:value-type="float" office:value="100" calcext:value-type="float">
            <text:p>100</text:p>
          </table:table-cell>
          <table:table-cell office:value-type="float" office:value="4691.41479887082" calcext:value-type="float">
            <text:p>4691.41479887082</text:p>
          </table:table-cell>
          <table:table-cell office:value-type="float" office:value="47.82" calcext:value-type="float">
            <text:p>47.82</text:p>
          </table:table-cell>
        </table:table-row>
        <table:table-row table:style-name="ro1">
          <table:table-cell office:value-type="float" office:value="50526" calcext:value-type="float">
            <text:p>50526</text:p>
          </table:table-cell>
          <table:table-cell office:value-type="string" calcext:value-type="string">
            <text:p>Sierra Juarez and San Pedro Martir pine-oak forests</text:p>
          </table:table-cell>
          <table:table-cell office:value-type="string" calcext:value-type="string">
            <text:p>teow</text:p>
          </table:table-cell>
          <table:table-cell office:value-type="float" office:value="4001.92278122628" calcext:value-type="float">
            <text:p>4001.92278122628</text:p>
          </table:table-cell>
          <table:table-cell office:value-type="float" office:value="4001.92195498091" calcext:value-type="float">
            <text:p>4001.92195498091</text:p>
          </table:table-cell>
          <table:table-cell office:value-type="float" office:value="100" calcext:value-type="float">
            <text:p>100</text:p>
          </table:table-cell>
          <table:table-cell office:value-type="float" office:value="679.752647116629" calcext:value-type="float">
            <text:p>679.752647116629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50527" calcext:value-type="float">
            <text:p>50527</text:p>
          </table:table-cell>
          <table:table-cell office:value-type="string" calcext:value-type="string">
            <text:p>Sierra Nevada forests</text:p>
          </table:table-cell>
          <table:table-cell office:value-type="string" calcext:value-type="string">
            <text:p>teow</text:p>
          </table:table-cell>
          <table:table-cell office:value-type="float" office:value="52871.5935996418" calcext:value-type="float">
            <text:p>52871.5935996418</text:p>
          </table:table-cell>
          <table:table-cell office:value-type="float" office:value="52871.5630221977" calcext:value-type="float">
            <text:p>52871.5630221977</text:p>
          </table:table-cell>
          <table:table-cell office:value-type="float" office:value="100" calcext:value-type="float">
            <text:p>100</text:p>
          </table:table-cell>
          <table:table-cell office:value-type="float" office:value="15966.7729764514" calcext:value-type="float">
            <text:p>15966.7729764514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float" office:value="50528" calcext:value-type="float">
            <text:p>50528</text:p>
          </table:table-cell>
          <table:table-cell office:value-type="string" calcext:value-type="string">
            <text:p>South Central Rockies forests</text:p>
          </table:table-cell>
          <table:table-cell office:value-type="string" calcext:value-type="string">
            <text:p>teow</text:p>
          </table:table-cell>
          <table:table-cell office:value-type="float" office:value="159692.994173125" calcext:value-type="float">
            <text:p>159692.994173125</text:p>
          </table:table-cell>
          <table:table-cell office:value-type="float" office:value="159692.771585279" calcext:value-type="float">
            <text:p>159692.771585279</text:p>
          </table:table-cell>
          <table:table-cell office:value-type="float" office:value="100" calcext:value-type="float">
            <text:p>100</text:p>
          </table:table-cell>
          <table:table-cell office:value-type="float" office:value="45980.0341471029" calcext:value-type="float">
            <text:p>45980.0341471029</text:p>
          </table:table-cell>
          <table:table-cell office:value-type="float" office:value="28.79" calcext:value-type="float">
            <text:p>28.79</text:p>
          </table:table-cell>
        </table:table-row>
        <table:table-row table:style-name="ro1">
          <table:table-cell office:value-type="float" office:value="50529" calcext:value-type="float">
            <text:p>50529</text:p>
          </table:table-cell>
          <table:table-cell office:value-type="string" calcext:value-type="string">
            <text:p>Southeastern conifer forests</text:p>
          </table:table-cell>
          <table:table-cell office:value-type="string" calcext:value-type="string">
            <text:p>teow</text:p>
          </table:table-cell>
          <table:table-cell office:value-type="float" office:value="235609.369628539" calcext:value-type="float">
            <text:p>235609.369628539</text:p>
          </table:table-cell>
          <table:table-cell office:value-type="float" office:value="235606.160491604" calcext:value-type="float">
            <text:p>235606.160491604</text:p>
          </table:table-cell>
          <table:table-cell office:value-type="float" office:value="100" calcext:value-type="float">
            <text:p>100</text:p>
          </table:table-cell>
          <table:table-cell office:value-type="float" office:value="12748.3555990109" calcext:value-type="float">
            <text:p>12748.3555990109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float" office:value="50530" calcext:value-type="float">
            <text:p>50530</text:p>
          </table:table-cell>
          <table:table-cell office:value-type="string" calcext:value-type="string">
            <text:p>Wasatch and Uinta montane forests</text:p>
          </table:table-cell>
          <table:table-cell office:value-type="string" calcext:value-type="string">
            <text:p>teow</text:p>
          </table:table-cell>
          <table:table-cell office:value-type="float" office:value="41508.5332594873" calcext:value-type="float">
            <text:p>41508.5332594873</text:p>
          </table:table-cell>
          <table:table-cell office:value-type="float" office:value="41508.5253290052" calcext:value-type="float">
            <text:p>41508.5253290052</text:p>
          </table:table-cell>
          <table:table-cell office:value-type="float" office:value="100" calcext:value-type="float">
            <text:p>100</text:p>
          </table:table-cell>
          <table:table-cell office:value-type="float" office:value="4048.80485617057" calcext:value-type="float">
            <text:p>4048.80485617057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50601" calcext:value-type="float">
            <text:p>50601</text:p>
          </table:table-cell>
          <table:table-cell office:value-type="string" calcext:value-type="string">
            <text:p>Alaska Peninsula montane taiga</text:p>
          </table:table-cell>
          <table:table-cell office:value-type="string" calcext:value-type="string">
            <text:p>teow</text:p>
          </table:table-cell>
          <table:table-cell office:value-type="float" office:value="47460.5710471462" calcext:value-type="float">
            <text:p>47460.5710471462</text:p>
          </table:table-cell>
          <table:table-cell office:value-type="float" office:value="47460.5607899417" calcext:value-type="float">
            <text:p>47460.5607899417</text:p>
          </table:table-cell>
          <table:table-cell office:value-type="float" office:value="100" calcext:value-type="float">
            <text:p>100</text:p>
          </table:table-cell>
          <table:table-cell office:value-type="float" office:value="39359.4747049666" calcext:value-type="float">
            <text:p>39359.4747049666</text:p>
          </table:table-cell>
          <table:table-cell office:value-type="float" office:value="82.93" calcext:value-type="float">
            <text:p>82.93</text:p>
          </table:table-cell>
        </table:table-row>
        <table:table-row table:style-name="ro1">
          <table:table-cell office:value-type="float" office:value="50602" calcext:value-type="float">
            <text:p>50602</text:p>
          </table:table-cell>
          <table:table-cell office:value-type="string" calcext:value-type="string">
            <text:p>Central Canadian Shield forests</text:p>
          </table:table-cell>
          <table:table-cell office:value-type="string" calcext:value-type="string">
            <text:p>teow</text:p>
          </table:table-cell>
          <table:table-cell office:value-type="float" office:value="463345.139569099" calcext:value-type="float">
            <text:p>463345.139569099</text:p>
          </table:table-cell>
          <table:table-cell office:value-type="float" office:value="463345.215987992" calcext:value-type="float">
            <text:p>463345.215987992</text:p>
          </table:table-cell>
          <table:table-cell office:value-type="float" office:value="100" calcext:value-type="float">
            <text:p>100</text:p>
          </table:table-cell>
          <table:table-cell office:value-type="float" office:value="43105.4977114089" calcext:value-type="float">
            <text:p>43105.4977114089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50603" calcext:value-type="float">
            <text:p>50603</text:p>
          </table:table-cell>
          <table:table-cell office:value-type="string" calcext:value-type="string">
            <text:p>Cook Inlet taiga</text:p>
          </table:table-cell>
          <table:table-cell office:value-type="string" calcext:value-type="string">
            <text:p>teow</text:p>
          </table:table-cell>
          <table:table-cell office:value-type="float" office:value="27951.9449956197" calcext:value-type="float">
            <text:p>27951.9449956197</text:p>
          </table:table-cell>
          <table:table-cell office:value-type="float" office:value="27951.9430670536" calcext:value-type="float">
            <text:p>27951.9430670536</text:p>
          </table:table-cell>
          <table:table-cell office:value-type="float" office:value="100" calcext:value-type="float">
            <text:p>100</text:p>
          </table:table-cell>
          <table:table-cell office:value-type="float" office:value="8542.8508728727" calcext:value-type="float">
            <text:p>8542.8508728727</text:p>
          </table:table-cell>
          <table:table-cell office:value-type="float" office:value="30.56" calcext:value-type="float">
            <text:p>30.56</text:p>
          </table:table-cell>
        </table:table-row>
        <table:table-row table:style-name="ro1">
          <table:table-cell office:value-type="float" office:value="50604" calcext:value-type="float">
            <text:p>50604</text:p>
          </table:table-cell>
          <table:table-cell office:value-type="string" calcext:value-type="string">
            <text:p>Copper Plateau taiga</text:p>
          </table:table-cell>
          <table:table-cell office:value-type="string" calcext:value-type="string">
            <text:p>teow</text:p>
          </table:table-cell>
          <table:table-cell office:value-type="float" office:value="17275.1353328215" calcext:value-type="float">
            <text:p>17275.1353328215</text:p>
          </table:table-cell>
          <table:table-cell office:value-type="float" office:value="17275.1323872702" calcext:value-type="float">
            <text:p>17275.1323872702</text:p>
          </table:table-cell>
          <table:table-cell office:value-type="float" office:value="100" calcext:value-type="float">
            <text:p>100</text:p>
          </table:table-cell>
          <table:table-cell office:value-type="float" office:value="5080.29205001941" calcext:value-type="float">
            <text:p>5080.29205001941</text:p>
          </table:table-cell>
          <table:table-cell office:value-type="float" office:value="29.41" calcext:value-type="float">
            <text:p>29.41</text:p>
          </table:table-cell>
        </table:table-row>
        <table:table-row table:style-name="ro1">
          <table:table-cell office:value-type="float" office:value="50605" calcext:value-type="float">
            <text:p>50605</text:p>
          </table:table-cell>
          <table:table-cell office:value-type="string" calcext:value-type="string">
            <text:p>Eastern Canadian forests</text:p>
          </table:table-cell>
          <table:table-cell office:value-type="string" calcext:value-type="string">
            <text:p>teow</text:p>
          </table:table-cell>
          <table:table-cell office:value-type="float" office:value="485555.476767457" calcext:value-type="float">
            <text:p>485555.476767457</text:p>
          </table:table-cell>
          <table:table-cell office:value-type="float" office:value="485551.381619495" calcext:value-type="float">
            <text:p>485551.381619495</text:p>
          </table:table-cell>
          <table:table-cell office:value-type="float" office:value="100" calcext:value-type="float">
            <text:p>100</text:p>
          </table:table-cell>
          <table:table-cell office:value-type="float" office:value="40868.1358952074" calcext:value-type="float">
            <text:p>40868.1358952074</text:p>
          </table:table-cell>
          <table:table-cell office:value-type="float" office:value="8.42" calcext:value-type="float">
            <text:p>8.42</text:p>
          </table:table-cell>
        </table:table-row>
        <table:table-row table:style-name="ro1">
          <table:table-cell office:value-type="float" office:value="50606" calcext:value-type="float">
            <text:p>50606</text:p>
          </table:table-cell>
          <table:table-cell office:value-type="string" calcext:value-type="string">
            <text:p>Eastern Canadian Shield taiga</text:p>
          </table:table-cell>
          <table:table-cell office:value-type="string" calcext:value-type="string">
            <text:p>teow</text:p>
          </table:table-cell>
          <table:table-cell office:value-type="float" office:value="756249.043616883" calcext:value-type="float">
            <text:p>756249.043616883</text:p>
          </table:table-cell>
          <table:table-cell office:value-type="float" office:value="756247.668403596" calcext:value-type="float">
            <text:p>756247.668403596</text:p>
          </table:table-cell>
          <table:table-cell office:value-type="float" office:value="100" calcext:value-type="float">
            <text:p>100</text:p>
          </table:table-cell>
          <table:table-cell office:value-type="float" office:value="73271.2433088708" calcext:value-type="float">
            <text:p>73271.2433088708</text:p>
          </table:table-cell>
          <table:table-cell office:value-type="float" office:value="9.69" calcext:value-type="float">
            <text:p>9.69</text:p>
          </table:table-cell>
        </table:table-row>
        <table:table-row table:style-name="ro1">
          <table:table-cell office:value-type="float" office:value="50607" calcext:value-type="float">
            <text:p>50607</text:p>
          </table:table-cell>
          <table:table-cell office:value-type="string" calcext:value-type="string">
            <text:p>Interior Alaska-Yukon lowland taiga</text:p>
          </table:table-cell>
          <table:table-cell office:value-type="string" calcext:value-type="string">
            <text:p>teow</text:p>
          </table:table-cell>
          <table:table-cell office:value-type="float" office:value="446231.859499159" calcext:value-type="float">
            <text:p>446231.859499159</text:p>
          </table:table-cell>
          <table:table-cell office:value-type="float" office:value="446228.29191967" calcext:value-type="float">
            <text:p>446228.29191967</text:p>
          </table:table-cell>
          <table:table-cell office:value-type="float" office:value="100" calcext:value-type="float">
            <text:p>100</text:p>
          </table:table-cell>
          <table:table-cell office:value-type="float" office:value="142451.863460552" calcext:value-type="float">
            <text:p>142451.863460552</text:p>
          </table:table-cell>
          <table:table-cell office:value-type="float" office:value="31.92" calcext:value-type="float">
            <text:p>31.92</text:p>
          </table:table-cell>
        </table:table-row>
        <table:table-row table:style-name="ro1">
          <table:table-cell office:value-type="float" office:value="50608" calcext:value-type="float">
            <text:p>50608</text:p>
          </table:table-cell>
          <table:table-cell office:value-type="string" calcext:value-type="string">
            <text:p>Mid-Continental Canadian forests</text:p>
          </table:table-cell>
          <table:table-cell office:value-type="string" calcext:value-type="string">
            <text:p>teow</text:p>
          </table:table-cell>
          <table:table-cell office:value-type="float" office:value="369628.508069395" calcext:value-type="float">
            <text:p>369628.508069395</text:p>
          </table:table-cell>
          <table:table-cell office:value-type="float" office:value="369628.469955678" calcext:value-type="float">
            <text:p>369628.469955678</text:p>
          </table:table-cell>
          <table:table-cell office:value-type="float" office:value="100" calcext:value-type="float">
            <text:p>100</text:p>
          </table:table-cell>
          <table:table-cell office:value-type="float" office:value="69074.6510529987" calcext:value-type="float">
            <text:p>69074.6510529987</text:p>
          </table:table-cell>
          <table:table-cell office:value-type="float" office:value="18.69" calcext:value-type="float">
            <text:p>18.69</text:p>
          </table:table-cell>
        </table:table-row>
        <table:table-row table:style-name="ro1">
          <table:table-cell office:value-type="float" office:value="50609" calcext:value-type="float">
            <text:p>50609</text:p>
          </table:table-cell>
          <table:table-cell office:value-type="string" calcext:value-type="string">
            <text:p>Midwestern Canadian Shield forests</text:p>
          </table:table-cell>
          <table:table-cell office:value-type="string" calcext:value-type="string">
            <text:p>teow</text:p>
          </table:table-cell>
          <table:table-cell office:value-type="float" office:value="548394.375150293" calcext:value-type="float">
            <text:p>548394.375150293</text:p>
          </table:table-cell>
          <table:table-cell office:value-type="float" office:value="548390.925226242" calcext:value-type="float">
            <text:p>548390.925226242</text:p>
          </table:table-cell>
          <table:table-cell office:value-type="float" office:value="100" calcext:value-type="float">
            <text:p>100</text:p>
          </table:table-cell>
          <table:table-cell office:value-type="float" office:value="62642.2628062522" calcext:value-type="float">
            <text:p>62642.2628062522</text:p>
          </table:table-cell>
          <table:table-cell office:value-type="float" office:value="11.42" calcext:value-type="float">
            <text:p>11.42</text:p>
          </table:table-cell>
        </table:table-row>
        <table:table-row table:style-name="ro1">
          <table:table-cell office:value-type="float" office:value="50610" calcext:value-type="float">
            <text:p>50610</text:p>
          </table:table-cell>
          <table:table-cell office:value-type="string" calcext:value-type="string">
            <text:p>Muskwa-Slave Lake forests</text:p>
          </table:table-cell>
          <table:table-cell office:value-type="string" calcext:value-type="string">
            <text:p>teow</text:p>
          </table:table-cell>
          <table:table-cell office:value-type="float" office:value="263805.412399731" calcext:value-type="float">
            <text:p>263805.412399731</text:p>
          </table:table-cell>
          <table:table-cell office:value-type="float" office:value="263805.375968183" calcext:value-type="float">
            <text:p>263805.375968183</text:p>
          </table:table-cell>
          <table:table-cell office:value-type="float" office:value="100" calcext:value-type="float">
            <text:p>100</text:p>
          </table:table-cell>
          <table:table-cell office:value-type="float" office:value="37017.2447112112" calcext:value-type="float">
            <text:p>37017.2447112112</text:p>
          </table:table-cell>
          <table:table-cell office:value-type="float" office:value="14.03" calcext:value-type="float">
            <text:p>14.03</text:p>
          </table:table-cell>
        </table:table-row>
        <table:table-row table:style-name="ro1">
          <table:table-cell office:value-type="float" office:value="50611" calcext:value-type="float">
            <text:p>50611</text:p>
          </table:table-cell>
          <table:table-cell office:value-type="string" calcext:value-type="string">
            <text:p>Newfoundland Highland forests</text:p>
          </table:table-cell>
          <table:table-cell office:value-type="string" calcext:value-type="string">
            <text:p>teow</text:p>
          </table:table-cell>
          <table:table-cell office:value-type="float" office:value="16342.0995665234" calcext:value-type="float">
            <text:p>16342.0995665234</text:p>
          </table:table-cell>
          <table:table-cell office:value-type="float" office:value="16342.0995657983" calcext:value-type="float">
            <text:p>16342.0995657983</text:p>
          </table:table-cell>
          <table:table-cell office:value-type="float" office:value="100" calcext:value-type="float">
            <text:p>100</text:p>
          </table:table-cell>
          <table:table-cell office:value-type="float" office:value="1393.86234783325" calcext:value-type="float">
            <text:p>1393.86234783325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 office:value-type="float" office:value="50612" calcext:value-type="float">
            <text:p>50612</text:p>
          </table:table-cell>
          <table:table-cell office:value-type="string" calcext:value-type="string">
            <text:p>Northern Canadian Shield taiga</text:p>
          </table:table-cell>
          <table:table-cell office:value-type="string" calcext:value-type="string">
            <text:p>teow</text:p>
          </table:table-cell>
          <table:table-cell office:value-type="float" office:value="617318.809217632" calcext:value-type="float">
            <text:p>617318.809217632</text:p>
          </table:table-cell>
          <table:table-cell office:value-type="float" office:value="617318.819522649" calcext:value-type="float">
            <text:p>617318.819522649</text:p>
          </table:table-cell>
          <table:table-cell office:value-type="float" office:value="100" calcext:value-type="float">
            <text:p>100</text:p>
          </table:table-cell>
          <table:table-cell office:value-type="float" office:value="40739.9519791713" calcext:value-type="float">
            <text:p>40739.9519791713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50613" calcext:value-type="float">
            <text:p>50613</text:p>
          </table:table-cell>
          <table:table-cell office:value-type="string" calcext:value-type="string">
            <text:p>Northern Cordillera forests</text:p>
          </table:table-cell>
          <table:table-cell office:value-type="string" calcext:value-type="string">
            <text:p>teow</text:p>
          </table:table-cell>
          <table:table-cell office:value-type="float" office:value="264233.980532525" calcext:value-type="float">
            <text:p>264233.980532525</text:p>
          </table:table-cell>
          <table:table-cell office:value-type="float" office:value="264224.126737767" calcext:value-type="float">
            <text:p>264224.126737767</text:p>
          </table:table-cell>
          <table:table-cell office:value-type="float" office:value="100" calcext:value-type="float">
            <text:p>100</text:p>
          </table:table-cell>
          <table:table-cell office:value-type="float" office:value="49278.1044767476" calcext:value-type="float">
            <text:p>49278.1044767476</text:p>
          </table:table-cell>
          <table:table-cell office:value-type="float" office:value="18.65" calcext:value-type="float">
            <text:p>18.65</text:p>
          </table:table-cell>
        </table:table-row>
        <table:table-row table:style-name="ro1">
          <table:table-cell office:value-type="float" office:value="50614" calcext:value-type="float">
            <text:p>50614</text:p>
          </table:table-cell>
          <table:table-cell office:value-type="string" calcext:value-type="string">
            <text:p>Northwest Territories taiga</text:p>
          </table:table-cell>
          <table:table-cell office:value-type="string" calcext:value-type="string">
            <text:p>teow</text:p>
          </table:table-cell>
          <table:table-cell office:value-type="float" office:value="348142.019854602" calcext:value-type="float">
            <text:p>348142.019854602</text:p>
          </table:table-cell>
          <table:table-cell office:value-type="float" office:value="348138.884867841" calcext:value-type="float">
            <text:p>348138.884867841</text:p>
          </table:table-cell>
          <table:table-cell office:value-type="float" office:value="100" calcext:value-type="float">
            <text:p>100</text:p>
          </table:table-cell>
          <table:table-cell office:value-type="float" office:value="27099.9066951202" calcext:value-type="float">
            <text:p>27099.9066951202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office:value-type="float" office:value="50615" calcext:value-type="float">
            <text:p>50615</text:p>
          </table:table-cell>
          <table:table-cell office:value-type="string" calcext:value-type="string">
            <text:p>South Avalon-Burin oceanic barrens</text:p>
          </table:table-cell>
          <table:table-cell office:value-type="string" calcext:value-type="string">
            <text:p>teow</text:p>
          </table:table-cell>
          <table:table-cell office:value-type="float" office:value="1950.29424523019" calcext:value-type="float">
            <text:p>1950.29424523019</text:p>
          </table:table-cell>
          <table:table-cell office:value-type="float" office:value="1950.2942472332" calcext:value-type="float">
            <text:p>1950.2942472332</text:p>
          </table:table-cell>
          <table:table-cell office:value-type="float" office:value="100" calcext:value-type="float">
            <text:p>100</text:p>
          </table:table-cell>
          <table:table-cell office:value-type="float" office:value="91.8215178012869" calcext:value-type="float">
            <text:p>91.8215178012869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office:value-type="float" office:value="50616" calcext:value-type="float">
            <text:p>50616</text:p>
          </table:table-cell>
          <table:table-cell office:value-type="string" calcext:value-type="string">
            <text:p>Southern Hudson Bay taiga</text:p>
          </table:table-cell>
          <table:table-cell office:value-type="string" calcext:value-type="string">
            <text:p>teow</text:p>
          </table:table-cell>
          <table:table-cell office:value-type="float" office:value="374314.154847073" calcext:value-type="float">
            <text:p>374314.154847073</text:p>
          </table:table-cell>
          <table:table-cell office:value-type="float" office:value="374314.732194952" calcext:value-type="float">
            <text:p>374314.732194952</text:p>
          </table:table-cell>
          <table:table-cell office:value-type="float" office:value="100" calcext:value-type="float">
            <text:p>100</text:p>
          </table:table-cell>
          <table:table-cell office:value-type="float" office:value="45577.2331795759" calcext:value-type="float">
            <text:p>45577.2331795759</text:p>
          </table:table-cell>
          <table:table-cell office:value-type="float" office:value="12.18" calcext:value-type="float">
            <text:p>12.18</text:p>
          </table:table-cell>
        </table:table-row>
        <table:table-row table:style-name="ro1">
          <table:table-cell office:value-type="float" office:value="50617" calcext:value-type="float">
            <text:p>50617</text:p>
          </table:table-cell>
          <table:table-cell office:value-type="string" calcext:value-type="string">
            <text:p>Yukon Interior dry forests</text:p>
          </table:table-cell>
          <table:table-cell office:value-type="string" calcext:value-type="string">
            <text:p>teow</text:p>
          </table:table-cell>
          <table:table-cell office:value-type="float" office:value="62742.2077243588" calcext:value-type="float">
            <text:p>62742.2077243588</text:p>
          </table:table-cell>
          <table:table-cell office:value-type="float" office:value="62742.2055216428" calcext:value-type="float">
            <text:p>62742.2055216428</text:p>
          </table:table-cell>
          <table:table-cell office:value-type="float" office:value="100" calcext:value-type="float">
            <text:p>100</text:p>
          </table:table-cell>
          <table:table-cell office:value-type="float" office:value="1521.26367841083" calcext:value-type="float">
            <text:p>1521.26367841083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50701" calcext:value-type="float">
            <text:p>50701</text:p>
          </table:table-cell>
          <table:table-cell office:value-type="string" calcext:value-type="string">
            <text:p>Western Gulf coastal grasslands</text:p>
          </table:table-cell>
          <table:table-cell office:value-type="string" calcext:value-type="string">
            <text:p>teow</text:p>
          </table:table-cell>
          <table:table-cell office:value-type="float" office:value="77374.3312765373" calcext:value-type="float">
            <text:p>77374.3312765373</text:p>
          </table:table-cell>
          <table:table-cell office:value-type="float" office:value="77374.5579824315" calcext:value-type="float">
            <text:p>77374.5579824315</text:p>
          </table:table-cell>
          <table:table-cell office:value-type="float" office:value="100" calcext:value-type="float">
            <text:p>100</text:p>
          </table:table-cell>
          <table:table-cell office:value-type="float" office:value="9049.23542153503" calcext:value-type="float">
            <text:p>9049.2354215350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0801" calcext:value-type="float">
            <text:p>50801</text:p>
          </table:table-cell>
          <table:table-cell office:value-type="string" calcext:value-type="string">
            <text:p>California Central Valley grasslands</text:p>
          </table:table-cell>
          <table:table-cell office:value-type="string" calcext:value-type="string">
            <text:p>teow</text:p>
          </table:table-cell>
          <table:table-cell office:value-type="float" office:value="55086.310451834" calcext:value-type="float">
            <text:p>55086.310451834</text:p>
          </table:table-cell>
          <table:table-cell office:value-type="float" office:value="55086.308008008" calcext:value-type="float">
            <text:p>55086.308008008</text:p>
          </table:table-cell>
          <table:table-cell office:value-type="float" office:value="100" calcext:value-type="float">
            <text:p>100</text:p>
          </table:table-cell>
          <table:table-cell office:value-type="float" office:value="2671.85556585321" calcext:value-type="float">
            <text:p>2671.85556585321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float" office:value="50802" calcext:value-type="float">
            <text:p>50802</text:p>
          </table:table-cell>
          <table:table-cell office:value-type="string" calcext:value-type="string">
            <text:p>Canadian Aspen forests and parklands</text:p>
          </table:table-cell>
          <table:table-cell office:value-type="string" calcext:value-type="string">
            <text:p>teow</text:p>
          </table:table-cell>
          <table:table-cell office:value-type="float" office:value="399038.778683142" calcext:value-type="float">
            <text:p>399038.778683142</text:p>
          </table:table-cell>
          <table:table-cell office:value-type="float" office:value="399035.55239316" calcext:value-type="float">
            <text:p>399035.55239316</text:p>
          </table:table-cell>
          <table:table-cell office:value-type="float" office:value="100" calcext:value-type="float">
            <text:p>100</text:p>
          </table:table-cell>
          <table:table-cell office:value-type="float" office:value="15380.8125524482" calcext:value-type="float">
            <text:p>15380.8125524482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50803" calcext:value-type="float">
            <text:p>50803</text:p>
          </table:table-cell>
          <table:table-cell office:value-type="string" calcext:value-type="string">
            <text:p>Central and Southern mixed grasslands</text:p>
          </table:table-cell>
          <table:table-cell office:value-type="string" calcext:value-type="string">
            <text:p>teow</text:p>
          </table:table-cell>
          <table:table-cell office:value-type="float" office:value="282267.478491248" calcext:value-type="float">
            <text:p>282267.478491248</text:p>
          </table:table-cell>
          <table:table-cell office:value-type="float" office:value="282267.475731074" calcext:value-type="float">
            <text:p>282267.475731074</text:p>
          </table:table-cell>
          <table:table-cell office:value-type="float" office:value="100" calcext:value-type="float">
            <text:p>100</text:p>
          </table:table-cell>
          <table:table-cell office:value-type="float" office:value="1765.62210135291" calcext:value-type="float">
            <text:p>1765.62210135291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50804" calcext:value-type="float">
            <text:p>50804</text:p>
          </table:table-cell>
          <table:table-cell office:value-type="string" calcext:value-type="string">
            <text:p>Central forest-grasslands transition</text:p>
          </table:table-cell>
          <table:table-cell office:value-type="string" calcext:value-type="string">
            <text:p>teow</text:p>
          </table:table-cell>
          <table:table-cell office:value-type="float" office:value="407235.584764542" calcext:value-type="float">
            <text:p>407235.584764542</text:p>
          </table:table-cell>
          <table:table-cell office:value-type="float" office:value="407235.637490128" calcext:value-type="float">
            <text:p>407235.637490128</text:p>
          </table:table-cell>
          <table:table-cell office:value-type="float" office:value="100" calcext:value-type="float">
            <text:p>100</text:p>
          </table:table-cell>
          <table:table-cell office:value-type="float" office:value="6628.11855836469" calcext:value-type="float">
            <text:p>6628.11855836469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50805" calcext:value-type="float">
            <text:p>50805</text:p>
          </table:table-cell>
          <table:table-cell office:value-type="string" calcext:value-type="string">
            <text:p>Central tall grasslands</text:p>
          </table:table-cell>
          <table:table-cell office:value-type="string" calcext:value-type="string">
            <text:p>teow</text:p>
          </table:table-cell>
          <table:table-cell office:value-type="float" office:value="248866.679005354" calcext:value-type="float">
            <text:p>248866.679005354</text:p>
          </table:table-cell>
          <table:table-cell office:value-type="float" office:value="248863.007681736" calcext:value-type="float">
            <text:p>248863.007681736</text:p>
          </table:table-cell>
          <table:table-cell office:value-type="float" office:value="100" calcext:value-type="float">
            <text:p>100</text:p>
          </table:table-cell>
          <table:table-cell office:value-type="float" office:value="4597.02226392333" calcext:value-type="float">
            <text:p>4597.02226392333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50806" calcext:value-type="float">
            <text:p>50806</text:p>
          </table:table-cell>
          <table:table-cell office:value-type="string" calcext:value-type="string">
            <text:p>Edwards Plateau savanna</text:p>
          </table:table-cell>
          <table:table-cell office:value-type="string" calcext:value-type="string">
            <text:p>teow</text:p>
          </table:table-cell>
          <table:table-cell office:value-type="float" office:value="61733.6448208399" calcext:value-type="float">
            <text:p>61733.6448208399</text:p>
          </table:table-cell>
          <table:table-cell office:value-type="float" office:value="61733.6515478851" calcext:value-type="float">
            <text:p>61733.6515478851</text:p>
          </table:table-cell>
          <table:table-cell office:value-type="float" office:value="100" calcext:value-type="float">
            <text:p>100</text:p>
          </table:table-cell>
          <table:table-cell office:value-type="float" office:value="658.012468040051" calcext:value-type="float">
            <text:p>658.012468040051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50807" calcext:value-type="float">
            <text:p>50807</text:p>
          </table:table-cell>
          <table:table-cell office:value-type="string" calcext:value-type="string">
            <text:p>Flint Hills tall grasslands</text:p>
          </table:table-cell>
          <table:table-cell office:value-type="string" calcext:value-type="string">
            <text:p>teow</text:p>
          </table:table-cell>
          <table:table-cell office:value-type="float" office:value="29632.1301201499" calcext:value-type="float">
            <text:p>29632.1301201499</text:p>
          </table:table-cell>
          <table:table-cell office:value-type="float" office:value="29632.1301225729" calcext:value-type="float">
            <text:p>29632.1301225729</text:p>
          </table:table-cell>
          <table:table-cell office:value-type="float" office:value="100" calcext:value-type="float">
            <text:p>100</text:p>
          </table:table-cell>
          <table:table-cell office:value-type="float" office:value="604.41689172019" calcext:value-type="float">
            <text:p>604.41689172019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50808" calcext:value-type="float">
            <text:p>50808</text:p>
          </table:table-cell>
          <table:table-cell office:value-type="string" calcext:value-type="string">
            <text:p>Montana Valley and Foothill grasslands</text:p>
          </table:table-cell>
          <table:table-cell office:value-type="string" calcext:value-type="string">
            <text:p>teow</text:p>
          </table:table-cell>
          <table:table-cell office:value-type="float" office:value="81929.1084120202" calcext:value-type="float">
            <text:p>81929.1084120202</text:p>
          </table:table-cell>
          <table:table-cell office:value-type="float" office:value="81929.1111860076" calcext:value-type="float">
            <text:p>81929.1111860076</text:p>
          </table:table-cell>
          <table:table-cell office:value-type="float" office:value="100" calcext:value-type="float">
            <text:p>100</text:p>
          </table:table-cell>
          <table:table-cell office:value-type="float" office:value="2389.35067460206" calcext:value-type="float">
            <text:p>2389.35067460206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50809" calcext:value-type="float">
            <text:p>50809</text:p>
          </table:table-cell>
          <table:table-cell office:value-type="string" calcext:value-type="string">
            <text:p>Nebraska Sand Hills mixed grasslands</text:p>
          </table:table-cell>
          <table:table-cell office:value-type="string" calcext:value-type="string">
            <text:p>teow</text:p>
          </table:table-cell>
          <table:table-cell office:value-type="float" office:value="61212.4936209879" calcext:value-type="float">
            <text:p>61212.4936209879</text:p>
          </table:table-cell>
          <table:table-cell office:value-type="float" office:value="61212.4815769051" calcext:value-type="float">
            <text:p>61212.4815769051</text:p>
          </table:table-cell>
          <table:table-cell office:value-type="float" office:value="100" calcext:value-type="float">
            <text:p>100</text:p>
          </table:table-cell>
          <table:table-cell office:value-type="float" office:value="1138.30222875495" calcext:value-type="float">
            <text:p>1138.30222875495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50810" calcext:value-type="float">
            <text:p>50810</text:p>
          </table:table-cell>
          <table:table-cell office:value-type="string" calcext:value-type="string">
            <text:p>Northern mixed grasslands</text:p>
          </table:table-cell>
          <table:table-cell office:value-type="string" calcext:value-type="string">
            <text:p>teow</text:p>
          </table:table-cell>
          <table:table-cell office:value-type="float" office:value="219614.64247757" calcext:value-type="float">
            <text:p>219614.64247757</text:p>
          </table:table-cell>
          <table:table-cell office:value-type="float" office:value="219622.544499813" calcext:value-type="float">
            <text:p>219622.544499813</text:p>
          </table:table-cell>
          <table:table-cell office:value-type="float" office:value="100" calcext:value-type="float">
            <text:p>100</text:p>
          </table:table-cell>
          <table:table-cell office:value-type="float" office:value="8588.522939985" calcext:value-type="float">
            <text:p>8588.522939985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50811" calcext:value-type="float">
            <text:p>50811</text:p>
          </table:table-cell>
          <table:table-cell office:value-type="string" calcext:value-type="string">
            <text:p>Northern short grasslands</text:p>
          </table:table-cell>
          <table:table-cell office:value-type="string" calcext:value-type="string">
            <text:p>teow</text:p>
          </table:table-cell>
          <table:table-cell office:value-type="float" office:value="640108.592211622" calcext:value-type="float">
            <text:p>640108.592211622</text:p>
          </table:table-cell>
          <table:table-cell office:value-type="float" office:value="640121.702971379" calcext:value-type="float">
            <text:p>640121.702971379</text:p>
          </table:table-cell>
          <table:table-cell office:value-type="float" office:value="100" calcext:value-type="float">
            <text:p>100</text:p>
          </table:table-cell>
          <table:table-cell office:value-type="float" office:value="24550.1451896327" calcext:value-type="float">
            <text:p>24550.1451896327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50812" calcext:value-type="float">
            <text:p>50812</text:p>
          </table:table-cell>
          <table:table-cell office:value-type="string" calcext:value-type="string">
            <text:p>Northern tall grasslands</text:p>
          </table:table-cell>
          <table:table-cell office:value-type="string" calcext:value-type="string">
            <text:p>teow</text:p>
          </table:table-cell>
          <table:table-cell office:value-type="float" office:value="76259.3224372058" calcext:value-type="float">
            <text:p>76259.3224372058</text:p>
          </table:table-cell>
          <table:table-cell office:value-type="float" office:value="76259.1516748523" calcext:value-type="float">
            <text:p>76259.1516748523</text:p>
          </table:table-cell>
          <table:table-cell office:value-type="float" office:value="100" calcext:value-type="float">
            <text:p>100</text:p>
          </table:table-cell>
          <table:table-cell office:value-type="float" office:value="2504.21640018813" calcext:value-type="float">
            <text:p>2504.21640018813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50813" calcext:value-type="float">
            <text:p>50813</text:p>
          </table:table-cell>
          <table:table-cell office:value-type="string" calcext:value-type="string">
            <text:p>Palouse grasslands</text:p>
          </table:table-cell>
          <table:table-cell office:value-type="string" calcext:value-type="string">
            <text:p>teow</text:p>
          </table:table-cell>
          <table:table-cell office:value-type="float" office:value="46992.7950817049" calcext:value-type="float">
            <text:p>46992.7950817049</text:p>
          </table:table-cell>
          <table:table-cell office:value-type="float" office:value="46992.8448671348" calcext:value-type="float">
            <text:p>46992.8448671348</text:p>
          </table:table-cell>
          <table:table-cell office:value-type="float" office:value="100" calcext:value-type="float">
            <text:p>100</text:p>
          </table:table-cell>
          <table:table-cell office:value-type="float" office:value="1588.22333615298" calcext:value-type="float">
            <text:p>1588.22333615298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50814" calcext:value-type="float">
            <text:p>50814</text:p>
          </table:table-cell>
          <table:table-cell office:value-type="string" calcext:value-type="string">
            <text:p>Texas blackland prairies</text:p>
          </table:table-cell>
          <table:table-cell office:value-type="string" calcext:value-type="string">
            <text:p>teow</text:p>
          </table:table-cell>
          <table:table-cell office:value-type="float" office:value="50214.7211092644" calcext:value-type="float">
            <text:p>50214.7211092644</text:p>
          </table:table-cell>
          <table:table-cell office:value-type="float" office:value="50214.7205844336" calcext:value-type="float">
            <text:p>50214.7205844336</text:p>
          </table:table-cell>
          <table:table-cell office:value-type="float" office:value="100" calcext:value-type="float">
            <text:p>100</text:p>
          </table:table-cell>
          <table:table-cell office:value-type="float" office:value="263.376113872831" calcext:value-type="float">
            <text:p>263.376113872831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50815" calcext:value-type="float">
            <text:p>50815</text:p>
          </table:table-cell>
          <table:table-cell office:value-type="string" calcext:value-type="string">
            <text:p>Western short grasslands</text:p>
          </table:table-cell>
          <table:table-cell office:value-type="string" calcext:value-type="string">
            <text:p>teow</text:p>
          </table:table-cell>
          <table:table-cell office:value-type="float" office:value="435312.950482184" calcext:value-type="float">
            <text:p>435312.950482184</text:p>
          </table:table-cell>
          <table:table-cell office:value-type="float" office:value="435310.250255412" calcext:value-type="float">
            <text:p>435310.250255412</text:p>
          </table:table-cell>
          <table:table-cell office:value-type="float" office:value="100" calcext:value-type="float">
            <text:p>100</text:p>
          </table:table-cell>
          <table:table-cell office:value-type="float" office:value="3678.74218363664" calcext:value-type="float">
            <text:p>3678.7421836366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51101" calcext:value-type="float">
            <text:p>51101</text:p>
          </table:table-cell>
          <table:table-cell office:value-type="string" calcext:value-type="string">
            <text:p>Alaska-St. Elias Range tundra</text:p>
          </table:table-cell>
          <table:table-cell office:value-type="string" calcext:value-type="string">
            <text:p>teow</text:p>
          </table:table-cell>
          <table:table-cell office:value-type="float" office:value="152679.444718873" calcext:value-type="float">
            <text:p>152679.444718873</text:p>
          </table:table-cell>
          <table:table-cell office:value-type="float" office:value="152679.851912116" calcext:value-type="float">
            <text:p>152679.851912116</text:p>
          </table:table-cell>
          <table:table-cell office:value-type="float" office:value="100" calcext:value-type="float">
            <text:p>100</text:p>
          </table:table-cell>
          <table:table-cell office:value-type="float" office:value="68451.7909433665" calcext:value-type="float">
            <text:p>68451.7909433665</text:p>
          </table:table-cell>
          <table:table-cell office:value-type="float" office:value="44.83" calcext:value-type="float">
            <text:p>44.83</text:p>
          </table:table-cell>
        </table:table-row>
        <table:table-row table:style-name="ro1">
          <table:table-cell office:value-type="float" office:value="51102" calcext:value-type="float">
            <text:p>51102</text:p>
          </table:table-cell>
          <table:table-cell office:value-type="string" calcext:value-type="string">
            <text:p>Aleutian Islands tundra</text:p>
          </table:table-cell>
          <table:table-cell office:value-type="string" calcext:value-type="string">
            <text:p>teow</text:p>
          </table:table-cell>
          <table:table-cell office:value-type="float" office:value="11346.9678638005" calcext:value-type="float">
            <text:p>11346.9678638005</text:p>
          </table:table-cell>
          <table:table-cell office:value-type="float" office:value="11346.9686220877" calcext:value-type="float">
            <text:p>11346.9686220877</text:p>
          </table:table-cell>
          <table:table-cell office:value-type="float" office:value="100" calcext:value-type="float">
            <text:p>100</text:p>
          </table:table-cell>
          <table:table-cell office:value-type="float" office:value="11018.4769087871" calcext:value-type="float">
            <text:p>11018.4769087871</text:p>
          </table:table-cell>
          <table:table-cell office:value-type="float" office:value="97.11" calcext:value-type="float">
            <text:p>97.11</text:p>
          </table:table-cell>
        </table:table-row>
        <table:table-row table:style-name="ro1">
          <table:table-cell office:value-type="float" office:value="51103" calcext:value-type="float">
            <text:p>51103</text:p>
          </table:table-cell>
          <table:table-cell office:value-type="string" calcext:value-type="string">
            <text:p>Arctic coastal tundra</text:p>
          </table:table-cell>
          <table:table-cell office:value-type="string" calcext:value-type="string">
            <text:p>teow</text:p>
          </table:table-cell>
          <table:table-cell office:value-type="float" office:value="97936.6553384729" calcext:value-type="float">
            <text:p>97936.6553384729</text:p>
          </table:table-cell>
          <table:table-cell office:value-type="float" office:value="97936.2416437993" calcext:value-type="float">
            <text:p>97936.2416437993</text:p>
          </table:table-cell>
          <table:table-cell office:value-type="float" office:value="100" calcext:value-type="float">
            <text:p>100</text:p>
          </table:table-cell>
          <table:table-cell office:value-type="float" office:value="12508.7556387709" calcext:value-type="float">
            <text:p>12508.7556387709</text:p>
          </table:table-cell>
          <table:table-cell office:value-type="float" office:value="12.77" calcext:value-type="float">
            <text:p>12.77</text:p>
          </table:table-cell>
        </table:table-row>
        <table:table-row table:style-name="ro1">
          <table:table-cell office:value-type="float" office:value="51104" calcext:value-type="float">
            <text:p>51104</text:p>
          </table:table-cell>
          <table:table-cell office:value-type="string" calcext:value-type="string">
            <text:p>Arctic foothills tundra</text:p>
          </table:table-cell>
          <table:table-cell office:value-type="string" calcext:value-type="string">
            <text:p>teow</text:p>
          </table:table-cell>
          <table:table-cell office:value-type="float" office:value="129904.690197025" calcext:value-type="float">
            <text:p>129904.690197025</text:p>
          </table:table-cell>
          <table:table-cell office:value-type="float" office:value="129904.706017145" calcext:value-type="float">
            <text:p>129904.706017145</text:p>
          </table:table-cell>
          <table:table-cell office:value-type="float" office:value="100" calcext:value-type="float">
            <text:p>100</text:p>
          </table:table-cell>
          <table:table-cell office:value-type="float" office:value="27821.7940016071" calcext:value-type="float">
            <text:p>27821.7940016071</text:p>
          </table:table-cell>
          <table:table-cell office:value-type="float" office:value="21.42" calcext:value-type="float">
            <text:p>21.42</text:p>
          </table:table-cell>
        </table:table-row>
        <table:table-row table:style-name="ro1">
          <table:table-cell office:value-type="float" office:value="51105" calcext:value-type="float">
            <text:p>51105</text:p>
          </table:table-cell>
          <table:table-cell office:value-type="string" calcext:value-type="string">
            <text:p>Baffin coastal tundra</text:p>
          </table:table-cell>
          <table:table-cell office:value-type="string" calcext:value-type="string">
            <text:p>teow</text:p>
          </table:table-cell>
          <table:table-cell office:value-type="float" office:value="8931.41185593538" calcext:value-type="float">
            <text:p>8931.41185593538</text:p>
          </table:table-cell>
          <table:table-cell office:value-type="float" office:value="8931.411850887" calcext:value-type="float">
            <text:p>8931.411850887</text:p>
          </table:table-cell>
          <table:table-cell office:value-type="float" office:value="100" calcext:value-type="float">
            <text:p>100</text:p>
          </table:table-cell>
          <table:table-cell office:value-type="float" office:value="418.04842625142" calcext:value-type="float">
            <text:p>418.04842625142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float" office:value="51106" calcext:value-type="float">
            <text:p>51106</text:p>
          </table:table-cell>
          <table:table-cell office:value-type="string" calcext:value-type="string">
            <text:p>Beringia lowland tundra</text:p>
          </table:table-cell>
          <table:table-cell office:value-type="string" calcext:value-type="string">
            <text:p>teow</text:p>
          </table:table-cell>
          <table:table-cell office:value-type="float" office:value="150213.596056752" calcext:value-type="float">
            <text:p>150213.596056752</text:p>
          </table:table-cell>
          <table:table-cell office:value-type="float" office:value="150214.131593981" calcext:value-type="float">
            <text:p>150214.131593981</text:p>
          </table:table-cell>
          <table:table-cell office:value-type="float" office:value="100" calcext:value-type="float">
            <text:p>100</text:p>
          </table:table-cell>
          <table:table-cell office:value-type="float" office:value="96366.279844628" calcext:value-type="float">
            <text:p>96366.279844628</text:p>
          </table:table-cell>
          <table:table-cell office:value-type="float" office:value="64.15" calcext:value-type="float">
            <text:p>64.15</text:p>
          </table:table-cell>
        </table:table-row>
        <table:table-row table:style-name="ro1">
          <table:table-cell office:value-type="float" office:value="51107" calcext:value-type="float">
            <text:p>51107</text:p>
          </table:table-cell>
          <table:table-cell office:value-type="string" calcext:value-type="string">
            <text:p>Beringia upland tundra</text:p>
          </table:table-cell>
          <table:table-cell office:value-type="string" calcext:value-type="string">
            <text:p>teow</text:p>
          </table:table-cell>
          <table:table-cell office:value-type="float" office:value="97816.6170209664" calcext:value-type="float">
            <text:p>97816.6170209664</text:p>
          </table:table-cell>
          <table:table-cell office:value-type="float" office:value="97816.6107787624" calcext:value-type="float">
            <text:p>97816.6107787624</text:p>
          </table:table-cell>
          <table:table-cell office:value-type="float" office:value="100" calcext:value-type="float">
            <text:p>100</text:p>
          </table:table-cell>
          <table:table-cell office:value-type="float" office:value="39240.9685124127" calcext:value-type="float">
            <text:p>39240.9685124127</text:p>
          </table:table-cell>
          <table:table-cell office:value-type="float" office:value="40.12" calcext:value-type="float">
            <text:p>40.12</text:p>
          </table:table-cell>
        </table:table-row>
        <table:table-row table:style-name="ro1">
          <table:table-cell office:value-type="float" office:value="51108" calcext:value-type="float">
            <text:p>51108</text:p>
          </table:table-cell>
          <table:table-cell office:value-type="string" calcext:value-type="string">
            <text:p>Brooks-British Range tundra</text:p>
          </table:table-cell>
          <table:table-cell office:value-type="string" calcext:value-type="string">
            <text:p>teow</text:p>
          </table:table-cell>
          <table:table-cell office:value-type="float" office:value="160646.355522928" calcext:value-type="float">
            <text:p>160646.355522928</text:p>
          </table:table-cell>
          <table:table-cell office:value-type="float" office:value="160644.379892475" calcext:value-type="float">
            <text:p>160644.379892475</text:p>
          </table:table-cell>
          <table:table-cell office:value-type="float" office:value="100" calcext:value-type="float">
            <text:p>100</text:p>
          </table:table-cell>
          <table:table-cell office:value-type="float" office:value="100807.325968494" calcext:value-type="float">
            <text:p>100807.325968494</text:p>
          </table:table-cell>
          <table:table-cell office:value-type="float" office:value="62.75" calcext:value-type="float">
            <text:p>62.75</text:p>
          </table:table-cell>
        </table:table-row>
        <table:table-row table:style-name="ro1">
          <table:table-cell office:value-type="float" office:value="51109" calcext:value-type="float">
            <text:p>51109</text:p>
          </table:table-cell>
          <table:table-cell office:value-type="string" calcext:value-type="string">
            <text:p>Davis Highlands tundra</text:p>
          </table:table-cell>
          <table:table-cell office:value-type="string" calcext:value-type="string">
            <text:p>teow</text:p>
          </table:table-cell>
          <table:table-cell office:value-type="float" office:value="87111.7537039782" calcext:value-type="float">
            <text:p>87111.7537039782</text:p>
          </table:table-cell>
          <table:table-cell office:value-type="float" office:value="87111.7526724259" calcext:value-type="float">
            <text:p>87111.7526724259</text:p>
          </table:table-cell>
          <table:table-cell office:value-type="float" office:value="100" calcext:value-type="float">
            <text:p>100</text:p>
          </table:table-cell>
          <table:table-cell office:value-type="float" office:value="27468.636067352" calcext:value-type="float">
            <text:p>27468.636067352</text:p>
          </table:table-cell>
          <table:table-cell office:value-type="float" office:value="31.53" calcext:value-type="float">
            <text:p>31.53</text:p>
          </table:table-cell>
        </table:table-row>
        <table:table-row table:style-name="ro1">
          <table:table-cell office:value-type="float" office:value="51110" calcext:value-type="float">
            <text:p>51110</text:p>
          </table:table-cell>
          <table:table-cell office:value-type="string" calcext:value-type="string">
            <text:p>High Arctic tundra</text:p>
          </table:table-cell>
          <table:table-cell office:value-type="string" calcext:value-type="string">
            <text:p>teow</text:p>
          </table:table-cell>
          <table:table-cell office:value-type="float" office:value="461769.526871838" calcext:value-type="float">
            <text:p>461769.526871838</text:p>
          </table:table-cell>
          <table:table-cell office:value-type="float" office:value="461769.525291286" calcext:value-type="float">
            <text:p>461769.525291286</text:p>
          </table:table-cell>
          <table:table-cell office:value-type="float" office:value="100" calcext:value-type="float">
            <text:p>100</text:p>
          </table:table-cell>
          <table:table-cell office:value-type="float" office:value="47105.8496615246" calcext:value-type="float">
            <text:p>47105.8496615246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51111" calcext:value-type="float">
            <text:p>51111</text:p>
          </table:table-cell>
          <table:table-cell office:value-type="string" calcext:value-type="string">
            <text:p>Interior Yukon-Alaska alpine tundra</text:p>
          </table:table-cell>
          <table:table-cell office:value-type="string" calcext:value-type="string">
            <text:p>teow</text:p>
          </table:table-cell>
          <table:table-cell office:value-type="float" office:value="234133.341125818" calcext:value-type="float">
            <text:p>234133.341125818</text:p>
          </table:table-cell>
          <table:table-cell office:value-type="float" office:value="234133.047905087" calcext:value-type="float">
            <text:p>234133.047905087</text:p>
          </table:table-cell>
          <table:table-cell office:value-type="float" office:value="100" calcext:value-type="float">
            <text:p>100</text:p>
          </table:table-cell>
          <table:table-cell office:value-type="float" office:value="40758.0305554917" calcext:value-type="float">
            <text:p>40758.0305554917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office:value-type="float" office:value="51112" calcext:value-type="float">
            <text:p>51112</text:p>
          </table:table-cell>
          <table:table-cell office:value-type="string" calcext:value-type="string">
            <text:p>Kalaallit Nunaat high arctic tundra</text:p>
          </table:table-cell>
          <table:table-cell office:value-type="string" calcext:value-type="string">
            <text:p>teow</text:p>
          </table:table-cell>
          <table:table-cell office:value-type="float" office:value="289126.9605077" calcext:value-type="float">
            <text:p>289126.9605077</text:p>
          </table:table-cell>
          <table:table-cell office:value-type="float" office:value="289127.024927254" calcext:value-type="float">
            <text:p>289127.024927254</text:p>
          </table:table-cell>
          <table:table-cell office:value-type="float" office:value="100" calcext:value-type="float">
            <text:p>100</text:p>
          </table:table-cell>
          <table:table-cell office:value-type="float" office:value="206064.584916834" calcext:value-type="float">
            <text:p>206064.584916834</text:p>
          </table:table-cell>
          <table:table-cell office:value-type="float" office:value="71.27" calcext:value-type="float">
            <text:p>71.27</text:p>
          </table:table-cell>
        </table:table-row>
        <table:table-row table:style-name="ro1">
          <table:table-cell office:value-type="float" office:value="51113" calcext:value-type="float">
            <text:p>51113</text:p>
          </table:table-cell>
          <table:table-cell office:value-type="string" calcext:value-type="string">
            <text:p>Kalaallit Nunaat low arctic tundra</text:p>
          </table:table-cell>
          <table:table-cell office:value-type="string" calcext:value-type="string">
            <text:p>teow</text:p>
          </table:table-cell>
          <table:table-cell office:value-type="float" office:value="163520.657003195" calcext:value-type="float">
            <text:p>163520.657003195</text:p>
          </table:table-cell>
          <table:table-cell office:value-type="float" office:value="163520.842670291" calcext:value-type="float">
            <text:p>163520.842670291</text:p>
          </table:table-cell>
          <table:table-cell office:value-type="float" office:value="100" calcext:value-type="float">
            <text:p>100</text:p>
          </table:table-cell>
          <table:table-cell office:value-type="float" office:value="8532.91193208268" calcext:value-type="float">
            <text:p>8532.91193208268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float" office:value="51114" calcext:value-type="float">
            <text:p>51114</text:p>
          </table:table-cell>
          <table:table-cell office:value-type="string" calcext:value-type="string">
            <text:p>Low Arctic tundra</text:p>
          </table:table-cell>
          <table:table-cell office:value-type="string" calcext:value-type="string">
            <text:p>teow</text:p>
          </table:table-cell>
          <table:table-cell office:value-type="float" office:value="799154.00684082" calcext:value-type="float">
            <text:p>799154.00684082</text:p>
          </table:table-cell>
          <table:table-cell office:value-type="float" office:value="799153.123596522" calcext:value-type="float">
            <text:p>799153.123596522</text:p>
          </table:table-cell>
          <table:table-cell office:value-type="float" office:value="100" calcext:value-type="float">
            <text:p>100</text:p>
          </table:table-cell>
          <table:table-cell office:value-type="float" office:value="137519.27650559" calcext:value-type="float">
            <text:p>137519.27650559</text:p>
          </table:table-cell>
          <table:table-cell office:value-type="float" office:value="17.21" calcext:value-type="float">
            <text:p>17.21</text:p>
          </table:table-cell>
        </table:table-row>
        <table:table-row table:style-name="ro1">
          <table:table-cell office:value-type="float" office:value="51115" calcext:value-type="float">
            <text:p>51115</text:p>
          </table:table-cell>
          <table:table-cell office:value-type="string" calcext:value-type="string">
            <text:p>Middle Arctic tundra</text:p>
          </table:table-cell>
          <table:table-cell office:value-type="string" calcext:value-type="string">
            <text:p>teow</text:p>
          </table:table-cell>
          <table:table-cell office:value-type="float" office:value="1031944.60294438" calcext:value-type="float">
            <text:p>1031944.60294438</text:p>
          </table:table-cell>
          <table:table-cell office:value-type="float" office:value="1031944.61557701" calcext:value-type="float">
            <text:p>1031944.61557701</text:p>
          </table:table-cell>
          <table:table-cell office:value-type="float" office:value="100" calcext:value-type="float">
            <text:p>100</text:p>
          </table:table-cell>
          <table:table-cell office:value-type="float" office:value="56561.8290262235" calcext:value-type="float">
            <text:p>56561.8290262235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office:value-type="float" office:value="51116" calcext:value-type="float">
            <text:p>51116</text:p>
          </table:table-cell>
          <table:table-cell office:value-type="string" calcext:value-type="string">
            <text:p>Ogilvie-MacKenzie alpine tundra</text:p>
          </table:table-cell>
          <table:table-cell office:value-type="string" calcext:value-type="string">
            <text:p>teow</text:p>
          </table:table-cell>
          <table:table-cell office:value-type="float" office:value="209806.997952066" calcext:value-type="float">
            <text:p>209806.997952066</text:p>
          </table:table-cell>
          <table:table-cell office:value-type="float" office:value="209807.01362237" calcext:value-type="float">
            <text:p>209807.01362237</text:p>
          </table:table-cell>
          <table:table-cell office:value-type="float" office:value="100" calcext:value-type="float">
            <text:p>100</text:p>
          </table:table-cell>
          <table:table-cell office:value-type="float" office:value="23010.0113486289" calcext:value-type="float">
            <text:p>23010.0113486289</text:p>
          </table:table-cell>
          <table:table-cell office:value-type="float" office:value="10.97" calcext:value-type="float">
            <text:p>10.97</text:p>
          </table:table-cell>
        </table:table-row>
        <table:table-row table:style-name="ro1">
          <table:table-cell office:value-type="float" office:value="51117" calcext:value-type="float">
            <text:p>51117</text:p>
          </table:table-cell>
          <table:table-cell office:value-type="string" calcext:value-type="string">
            <text:p>Pacific Coastal Mountain icefields and tundra</text:p>
          </table:table-cell>
          <table:table-cell office:value-type="string" calcext:value-type="string">
            <text:p>teow</text:p>
          </table:table-cell>
          <table:table-cell office:value-type="float" office:value="107118.284712679" calcext:value-type="float">
            <text:p>107118.284712679</text:p>
          </table:table-cell>
          <table:table-cell office:value-type="float" office:value="107118.29428049" calcext:value-type="float">
            <text:p>107118.29428049</text:p>
          </table:table-cell>
          <table:table-cell office:value-type="float" office:value="100" calcext:value-type="float">
            <text:p>100</text:p>
          </table:table-cell>
          <table:table-cell office:value-type="float" office:value="45925.9020519657" calcext:value-type="float">
            <text:p>45925.9020519657</text:p>
          </table:table-cell>
          <table:table-cell office:value-type="float" office:value="42.87" calcext:value-type="float">
            <text:p>42.87</text:p>
          </table:table-cell>
        </table:table-row>
        <table:table-row table:style-name="ro1">
          <table:table-cell office:value-type="float" office:value="51118" calcext:value-type="float">
            <text:p>51118</text:p>
          </table:table-cell>
          <table:table-cell office:value-type="string" calcext:value-type="string">
            <text:p>Torngat Mountain tundra</text:p>
          </table:table-cell>
          <table:table-cell office:value-type="string" calcext:value-type="string">
            <text:p>teow</text:p>
          </table:table-cell>
          <table:table-cell office:value-type="float" office:value="32076.000582462" calcext:value-type="float">
            <text:p>32076.000582462</text:p>
          </table:table-cell>
          <table:table-cell office:value-type="float" office:value="32076.0080877908" calcext:value-type="float">
            <text:p>32076.0080877908</text:p>
          </table:table-cell>
          <table:table-cell office:value-type="float" office:value="100" calcext:value-type="float">
            <text:p>100</text:p>
          </table:table-cell>
          <table:table-cell office:value-type="float" office:value="13436.7586186797" calcext:value-type="float">
            <text:p>13436.7586186797</text:p>
          </table:table-cell>
          <table:table-cell office:value-type="float" office:value="41.89" calcext:value-type="float">
            <text:p>41.89</text:p>
          </table:table-cell>
        </table:table-row>
        <table:table-row table:style-name="ro1">
          <table:table-cell office:value-type="float" office:value="51201" calcext:value-type="float">
            <text:p>51201</text:p>
          </table:table-cell>
          <table:table-cell office:value-type="string" calcext:value-type="string">
            <text:p>California coastal sage and chaparral</text:p>
          </table:table-cell>
          <table:table-cell office:value-type="string" calcext:value-type="string">
            <text:p>teow</text:p>
          </table:table-cell>
          <table:table-cell office:value-type="float" office:value="35965.3713712892" calcext:value-type="float">
            <text:p>35965.3713712892</text:p>
          </table:table-cell>
          <table:table-cell office:value-type="float" office:value="35965.3727853276" calcext:value-type="float">
            <text:p>35965.3727853276</text:p>
          </table:table-cell>
          <table:table-cell office:value-type="float" office:value="100" calcext:value-type="float">
            <text:p>100</text:p>
          </table:table-cell>
          <table:table-cell office:value-type="float" office:value="3629.55987408669" calcext:value-type="float">
            <text:p>3629.55987408669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51202" calcext:value-type="float">
            <text:p>51202</text:p>
          </table:table-cell>
          <table:table-cell office:value-type="string" calcext:value-type="string">
            <text:p>California interior chaparral and woodlands</text:p>
          </table:table-cell>
          <table:table-cell office:value-type="string" calcext:value-type="string">
            <text:p>teow</text:p>
          </table:table-cell>
          <table:table-cell office:value-type="float" office:value="64469.5139846864" calcext:value-type="float">
            <text:p>64469.5139846864</text:p>
          </table:table-cell>
          <table:table-cell office:value-type="float" office:value="64469.0742567429" calcext:value-type="float">
            <text:p>64469.0742567429</text:p>
          </table:table-cell>
          <table:table-cell office:value-type="float" office:value="100" calcext:value-type="float">
            <text:p>100</text:p>
          </table:table-cell>
          <table:table-cell office:value-type="float" office:value="5334.07403742332" calcext:value-type="float">
            <text:p>5334.07403742332</text:p>
          </table:table-cell>
          <table:table-cell office:value-type="float" office:value="8.27" calcext:value-type="float">
            <text:p>8.27</text:p>
          </table:table-cell>
        </table:table-row>
        <table:table-row table:style-name="ro1">
          <table:table-cell office:value-type="float" office:value="51203" calcext:value-type="float">
            <text:p>51203</text:p>
          </table:table-cell>
          <table:table-cell office:value-type="string" calcext:value-type="string">
            <text:p>California montane chaparral and woodlands</text:p>
          </table:table-cell>
          <table:table-cell office:value-type="string" calcext:value-type="string">
            <text:p>teow</text:p>
          </table:table-cell>
          <table:table-cell office:value-type="float" office:value="20384.8222312386" calcext:value-type="float">
            <text:p>20384.8222312386</text:p>
          </table:table-cell>
          <table:table-cell office:value-type="float" office:value="20384.8221097134" calcext:value-type="float">
            <text:p>20384.8221097134</text:p>
          </table:table-cell>
          <table:table-cell office:value-type="float" office:value="100" calcext:value-type="float">
            <text:p>100</text:p>
          </table:table-cell>
          <table:table-cell office:value-type="float" office:value="4950.72488492593" calcext:value-type="float">
            <text:p>4950.72488492593</text:p>
          </table:table-cell>
          <table:table-cell office:value-type="float" office:value="24.29" calcext:value-type="float">
            <text:p>24.29</text:p>
          </table:table-cell>
        </table:table-row>
        <table:table-row table:style-name="ro1">
          <table:table-cell office:value-type="float" office:value="51301" calcext:value-type="float">
            <text:p>51301</text:p>
          </table:table-cell>
          <table:table-cell office:value-type="string" calcext:value-type="string">
            <text:p>Baja California desert</text:p>
          </table:table-cell>
          <table:table-cell office:value-type="string" calcext:value-type="string">
            <text:p>teow</text:p>
          </table:table-cell>
          <table:table-cell office:value-type="float" office:value="77316.1230329198" calcext:value-type="float">
            <text:p>77316.1230329198</text:p>
          </table:table-cell>
          <table:table-cell office:value-type="float" office:value="77316.0555139365" calcext:value-type="float">
            <text:p>77316.0555139365</text:p>
          </table:table-cell>
          <table:table-cell office:value-type="float" office:value="100" calcext:value-type="float">
            <text:p>100</text:p>
          </table:table-cell>
          <table:table-cell office:value-type="float" office:value="47273.9307903731" calcext:value-type="float">
            <text:p>47273.9307903731</text:p>
          </table:table-cell>
          <table:table-cell office:value-type="float" office:value="61.14" calcext:value-type="float">
            <text:p>61.14</text:p>
          </table:table-cell>
        </table:table-row>
        <table:table-row table:style-name="ro1">
          <table:table-cell office:value-type="float" office:value="51302" calcext:value-type="float">
            <text:p>51302</text:p>
          </table:table-cell>
          <table:table-cell office:value-type="string" calcext:value-type="string">
            <text:p>Central Mexican matorral</text:p>
          </table:table-cell>
          <table:table-cell office:value-type="string" calcext:value-type="string">
            <text:p>teow</text:p>
          </table:table-cell>
          <table:table-cell office:value-type="float" office:value="59194.6813821891" calcext:value-type="float">
            <text:p>59194.6813821891</text:p>
          </table:table-cell>
          <table:table-cell office:value-type="float" office:value="59194.6813958205" calcext:value-type="float">
            <text:p>59194.6813958205</text:p>
          </table:table-cell>
          <table:table-cell office:value-type="float" office:value="100" calcext:value-type="float">
            <text:p>100</text:p>
          </table:table-cell>
          <table:table-cell office:value-type="float" office:value="3189.62281913481" calcext:value-type="float">
            <text:p>3189.62281913481</text:p>
          </table:table-cell>
          <table:table-cell office:value-type="float" office:value="5.39" calcext:value-type="float">
            <text:p>5.39</text:p>
          </table:table-cell>
        </table:table-row>
        <table:table-row table:style-name="ro1">
          <table:table-cell office:value-type="float" office:value="51303" calcext:value-type="float">
            <text:p>51303</text:p>
          </table:table-cell>
          <table:table-cell office:value-type="string" calcext:value-type="string">
            <text:p>Chihuahuan desert</text:p>
          </table:table-cell>
          <table:table-cell office:value-type="string" calcext:value-type="string">
            <text:p>teow</text:p>
          </table:table-cell>
          <table:table-cell office:value-type="float" office:value="508891.772211411" calcext:value-type="float">
            <text:p>508891.772211411</text:p>
          </table:table-cell>
          <table:table-cell office:value-type="float" office:value="508889.918820273" calcext:value-type="float">
            <text:p>508889.918820273</text:p>
          </table:table-cell>
          <table:table-cell office:value-type="float" office:value="100" calcext:value-type="float">
            <text:p>100</text:p>
          </table:table-cell>
          <table:table-cell office:value-type="float" office:value="36447.5913707787" calcext:value-type="float">
            <text:p>36447.5913707787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float" office:value="51304" calcext:value-type="float">
            <text:p>51304</text:p>
          </table:table-cell>
          <table:table-cell office:value-type="string" calcext:value-type="string">
            <text:p>Colorado Plateau shrublands</text:p>
          </table:table-cell>
          <table:table-cell office:value-type="string" calcext:value-type="string">
            <text:p>teow</text:p>
          </table:table-cell>
          <table:table-cell office:value-type="float" office:value="326500.990019883" calcext:value-type="float">
            <text:p>326500.990019883</text:p>
          </table:table-cell>
          <table:table-cell office:value-type="float" office:value="326497.184073257" calcext:value-type="float">
            <text:p>326497.184073257</text:p>
          </table:table-cell>
          <table:table-cell office:value-type="float" office:value="100" calcext:value-type="float">
            <text:p>100</text:p>
          </table:table-cell>
          <table:table-cell office:value-type="float" office:value="32958.064181314" calcext:value-type="float">
            <text:p>32958.064181314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51305" calcext:value-type="float">
            <text:p>51305</text:p>
          </table:table-cell>
          <table:table-cell office:value-type="string" calcext:value-type="string">
            <text:p>Great Basin shrub steppe</text:p>
          </table:table-cell>
          <table:table-cell office:value-type="string" calcext:value-type="string">
            <text:p>teow</text:p>
          </table:table-cell>
          <table:table-cell office:value-type="float" office:value="336212.434804399" calcext:value-type="float">
            <text:p>336212.434804399</text:p>
          </table:table-cell>
          <table:table-cell office:value-type="float" office:value="336212.395229652" calcext:value-type="float">
            <text:p>336212.395229652</text:p>
          </table:table-cell>
          <table:table-cell office:value-type="float" office:value="100" calcext:value-type="float">
            <text:p>100</text:p>
          </table:table-cell>
          <table:table-cell office:value-type="float" office:value="29928.018466882" calcext:value-type="float">
            <text:p>29928.018466882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51306" calcext:value-type="float">
            <text:p>51306</text:p>
          </table:table-cell>
          <table:table-cell office:value-type="string" calcext:value-type="string">
            <text:p>Gulf of California xeric scrub</text:p>
          </table:table-cell>
          <table:table-cell office:value-type="string" calcext:value-type="string">
            <text:p>teow</text:p>
          </table:table-cell>
          <table:table-cell office:value-type="float" office:value="23177.004325835" calcext:value-type="float">
            <text:p>23177.004325835</text:p>
          </table:table-cell>
          <table:table-cell office:value-type="float" office:value="23176.9382372595" calcext:value-type="float">
            <text:p>23176.9382372595</text:p>
          </table:table-cell>
          <table:table-cell office:value-type="float" office:value="100" calcext:value-type="float">
            <text:p>100</text:p>
          </table:table-cell>
          <table:table-cell office:value-type="float" office:value="11370.8750256503" calcext:value-type="float">
            <text:p>11370.8750256503</text:p>
          </table:table-cell>
          <table:table-cell office:value-type="float" office:value="49.06" calcext:value-type="float">
            <text:p>49.06</text:p>
          </table:table-cell>
        </table:table-row>
        <table:table-row table:style-name="ro1">
          <table:table-cell office:value-type="float" office:value="51307" calcext:value-type="float">
            <text:p>51307</text:p>
          </table:table-cell>
          <table:table-cell office:value-type="string" calcext:value-type="string">
            <text:p>Meseta Central matorral</text:p>
          </table:table-cell>
          <table:table-cell office:value-type="string" calcext:value-type="string">
            <text:p>teow</text:p>
          </table:table-cell>
          <table:table-cell office:value-type="float" office:value="124974.819011983" calcext:value-type="float">
            <text:p>124974.819011983</text:p>
          </table:table-cell>
          <table:table-cell office:value-type="float" office:value="124973.477733524" calcext:value-type="float">
            <text:p>124973.477733524</text:p>
          </table:table-cell>
          <table:table-cell office:value-type="float" office:value="100" calcext:value-type="float">
            <text:p>100</text:p>
          </table:table-cell>
          <table:table-cell office:value-type="float" office:value="6685.29767450269" calcext:value-type="float">
            <text:p>6685.29767450269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float" office:value="51308" calcext:value-type="float">
            <text:p>51308</text:p>
          </table:table-cell>
          <table:table-cell office:value-type="string" calcext:value-type="string">
            <text:p>Mojave desert</text:p>
          </table:table-cell>
          <table:table-cell office:value-type="string" calcext:value-type="string">
            <text:p>teow</text:p>
          </table:table-cell>
          <table:table-cell office:value-type="float" office:value="130647.17437291" calcext:value-type="float">
            <text:p>130647.17437291</text:p>
          </table:table-cell>
          <table:table-cell office:value-type="float" office:value="130647.935729852" calcext:value-type="float">
            <text:p>130647.935729852</text:p>
          </table:table-cell>
          <table:table-cell office:value-type="float" office:value="100" calcext:value-type="float">
            <text:p>100</text:p>
          </table:table-cell>
          <table:table-cell office:value-type="float" office:value="55079.2300839488" calcext:value-type="float">
            <text:p>55079.2300839488</text:p>
          </table:table-cell>
          <table:table-cell office:value-type="float" office:value="42.16" calcext:value-type="float">
            <text:p>42.16</text:p>
          </table:table-cell>
        </table:table-row>
        <table:table-row table:style-name="ro1">
          <table:table-cell office:value-type="float" office:value="51309" calcext:value-type="float">
            <text:p>51309</text:p>
          </table:table-cell>
          <table:table-cell office:value-type="string" calcext:value-type="string">
            <text:p>Snake-Columbia shrub steppe</text:p>
          </table:table-cell>
          <table:table-cell office:value-type="string" calcext:value-type="string">
            <text:p>teow</text:p>
          </table:table-cell>
          <table:table-cell office:value-type="float" office:value="218532.926738629" calcext:value-type="float">
            <text:p>218532.926738629</text:p>
          </table:table-cell>
          <table:table-cell office:value-type="float" office:value="218533.469500376" calcext:value-type="float">
            <text:p>218533.469500376</text:p>
          </table:table-cell>
          <table:table-cell office:value-type="float" office:value="100" calcext:value-type="float">
            <text:p>100</text:p>
          </table:table-cell>
          <table:table-cell office:value-type="float" office:value="33508.0261528309" calcext:value-type="float">
            <text:p>33508.0261528309</text:p>
          </table:table-cell>
          <table:table-cell office:value-type="float" office:value="15.33" calcext:value-type="float">
            <text:p>15.33</text:p>
          </table:table-cell>
        </table:table-row>
        <table:table-row table:style-name="ro1">
          <table:table-cell office:value-type="float" office:value="51310" calcext:value-type="float">
            <text:p>51310</text:p>
          </table:table-cell>
          <table:table-cell office:value-type="string" calcext:value-type="string">
            <text:p>Sonoran desert</text:p>
          </table:table-cell>
          <table:table-cell office:value-type="string" calcext:value-type="string">
            <text:p>teow</text:p>
          </table:table-cell>
          <table:table-cell office:value-type="float" office:value="222598.144825082" calcext:value-type="float">
            <text:p>222598.144825082</text:p>
          </table:table-cell>
          <table:table-cell office:value-type="float" office:value="222598.137485037" calcext:value-type="float">
            <text:p>222598.137485037</text:p>
          </table:table-cell>
          <table:table-cell office:value-type="float" office:value="100" calcext:value-type="float">
            <text:p>100</text:p>
          </table:table-cell>
          <table:table-cell office:value-type="float" office:value="36343.8434865433" calcext:value-type="float">
            <text:p>36343.8434865433</text:p>
          </table:table-cell>
          <table:table-cell office:value-type="float" office:value="16.33" calcext:value-type="float">
            <text:p>16.33</text:p>
          </table:table-cell>
        </table:table-row>
        <table:table-row table:style-name="ro1">
          <table:table-cell office:value-type="float" office:value="51311" calcext:value-type="float">
            <text:p>51311</text:p>
          </table:table-cell>
          <table:table-cell office:value-type="string" calcext:value-type="string">
            <text:p>Tamaulipan matorral</text:p>
          </table:table-cell>
          <table:table-cell office:value-type="string" calcext:value-type="string">
            <text:p>teow</text:p>
          </table:table-cell>
          <table:table-cell office:value-type="float" office:value="16236.7343527133" calcext:value-type="float">
            <text:p>16236.7343527133</text:p>
          </table:table-cell>
          <table:table-cell office:value-type="float" office:value="16236.7343768799" calcext:value-type="float">
            <text:p>16236.7343768799</text:p>
          </table:table-cell>
          <table:table-cell office:value-type="float" office:value="100" calcext:value-type="float">
            <text:p>100</text:p>
          </table:table-cell>
          <table:table-cell office:value-type="float" office:value="998.691062081716" calcext:value-type="float">
            <text:p>998.691062081716</text:p>
          </table:table-cell>
          <table:table-cell office:value-type="float" office:value="6.15" calcext:value-type="float">
            <text:p>6.15</text:p>
          </table:table-cell>
        </table:table-row>
        <table:table-row table:style-name="ro1">
          <table:table-cell office:value-type="float" office:value="51312" calcext:value-type="float">
            <text:p>51312</text:p>
          </table:table-cell>
          <table:table-cell office:value-type="string" calcext:value-type="string">
            <text:p>Tamaulipan mezquital</text:p>
          </table:table-cell>
          <table:table-cell office:value-type="string" calcext:value-type="string">
            <text:p>teow</text:p>
          </table:table-cell>
          <table:table-cell office:value-type="float" office:value="141196.031738433" calcext:value-type="float">
            <text:p>141196.031738433</text:p>
          </table:table-cell>
          <table:table-cell office:value-type="float" office:value="141196.023214475" calcext:value-type="float">
            <text:p>141196.023214475</text:p>
          </table:table-cell>
          <table:table-cell office:value-type="float" office:value="100" calcext:value-type="float">
            <text:p>100</text:p>
          </table:table-cell>
          <table:table-cell office:value-type="float" office:value="15931.9359112705" calcext:value-type="float">
            <text:p>15931.9359112705</text:p>
          </table:table-cell>
          <table:table-cell office:value-type="float" office:value="11.28" calcext:value-type="float">
            <text:p>11.28</text:p>
          </table:table-cell>
        </table:table-row>
        <table:table-row table:style-name="ro1">
          <table:table-cell office:value-type="float" office:value="51313" calcext:value-type="float">
            <text:p>51313</text:p>
          </table:table-cell>
          <table:table-cell office:value-type="string" calcext:value-type="string">
            <text:p>Wyoming Basin shrub steppe</text:p>
          </table:table-cell>
          <table:table-cell office:value-type="string" calcext:value-type="string">
            <text:p>teow</text:p>
          </table:table-cell>
          <table:table-cell office:value-type="float" office:value="132576.988432682" calcext:value-type="float">
            <text:p>132576.988432682</text:p>
          </table:table-cell>
          <table:table-cell office:value-type="float" office:value="132577.000476195" calcext:value-type="float">
            <text:p>132577.000476195</text:p>
          </table:table-cell>
          <table:table-cell office:value-type="float" office:value="100" calcext:value-type="float">
            <text:p>100</text:p>
          </table:table-cell>
          <table:table-cell office:value-type="float" office:value="5099.09252031688" calcext:value-type="float">
            <text:p>5099.09252031688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60101" calcext:value-type="float">
            <text:p>60101</text:p>
          </table:table-cell>
          <table:table-cell office:value-type="string" calcext:value-type="string">
            <text:p>Araucaria moist forests</text:p>
          </table:table-cell>
          <table:table-cell office:value-type="string" calcext:value-type="string">
            <text:p>teow</text:p>
          </table:table-cell>
          <table:table-cell office:value-type="float" office:value="215673.009417209" calcext:value-type="float">
            <text:p>215673.009417209</text:p>
          </table:table-cell>
          <table:table-cell office:value-type="float" office:value="215683.988404699" calcext:value-type="float">
            <text:p>215683.988404699</text:p>
          </table:table-cell>
          <table:table-cell office:value-type="float" office:value="100.01" calcext:value-type="float">
            <text:p>100.01</text:p>
          </table:table-cell>
          <table:table-cell office:value-type="float" office:value="10259.2054252842" calcext:value-type="float">
            <text:p>10259.2054252842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60102" calcext:value-type="float">
            <text:p>60102</text:p>
          </table:table-cell>
          <table:table-cell office:value-type="string" calcext:value-type="string">
            <text:p>Atlantic Coast restingas</text:p>
          </table:table-cell>
          <table:table-cell office:value-type="string" calcext:value-type="string">
            <text:p>teow</text:p>
          </table:table-cell>
          <table:table-cell office:value-type="float" office:value="7392.22843719959" calcext:value-type="float">
            <text:p>7392.22843719959</text:p>
          </table:table-cell>
          <table:table-cell office:value-type="float" office:value="7392.22763049504" calcext:value-type="float">
            <text:p>7392.22763049504</text:p>
          </table:table-cell>
          <table:table-cell office:value-type="float" office:value="100" calcext:value-type="float">
            <text:p>100</text:p>
          </table:table-cell>
          <table:table-cell office:value-type="float" office:value="1631.33714992277" calcext:value-type="float">
            <text:p>1631.33714992277</text:p>
          </table:table-cell>
          <table:table-cell office:value-type="float" office:value="22.07" calcext:value-type="float">
            <text:p>22.07</text:p>
          </table:table-cell>
        </table:table-row>
        <table:table-row table:style-name="ro1">
          <table:table-cell office:value-type="float" office:value="60103" calcext:value-type="float">
            <text:p>60103</text:p>
          </table:table-cell>
          <table:table-cell office:value-type="string" calcext:value-type="string">
            <text:p>Bahia coastal forests</text:p>
          </table:table-cell>
          <table:table-cell office:value-type="string" calcext:value-type="string">
            <text:p>teow</text:p>
          </table:table-cell>
          <table:table-cell office:value-type="float" office:value="108887.299097725" calcext:value-type="float">
            <text:p>108887.299097725</text:p>
          </table:table-cell>
          <table:table-cell office:value-type="float" office:value="108889.448498752" calcext:value-type="float">
            <text:p>108889.448498752</text:p>
          </table:table-cell>
          <table:table-cell office:value-type="float" office:value="100" calcext:value-type="float">
            <text:p>100</text:p>
          </table:table-cell>
          <table:table-cell office:value-type="float" office:value="11283.4346616944" calcext:value-type="float">
            <text:p>11283.4346616944</text:p>
          </table:table-cell>
          <table:table-cell office:value-type="float" office:value="10.36" calcext:value-type="float">
            <text:p>10.36</text:p>
          </table:table-cell>
        </table:table-row>
        <table:table-row table:style-name="ro1">
          <table:table-cell office:value-type="float" office:value="60104" calcext:value-type="float">
            <text:p>60104</text:p>
          </table:table-cell>
          <table:table-cell office:value-type="string" calcext:value-type="string">
            <text:p>Bahia interior forests</text:p>
          </table:table-cell>
          <table:table-cell office:value-type="string" calcext:value-type="string">
            <text:p>teow</text:p>
          </table:table-cell>
          <table:table-cell office:value-type="float" office:value="229216.887974543" calcext:value-type="float">
            <text:p>229216.887974543</text:p>
          </table:table-cell>
          <table:table-cell office:value-type="float" office:value="229222.594078295" calcext:value-type="float">
            <text:p>229222.594078295</text:p>
          </table:table-cell>
          <table:table-cell office:value-type="float" office:value="100" calcext:value-type="float">
            <text:p>100</text:p>
          </table:table-cell>
          <table:table-cell office:value-type="float" office:value="10815.3297299147" calcext:value-type="float">
            <text:p>10815.3297299147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60105" calcext:value-type="float">
            <text:p>60105</text:p>
          </table:table-cell>
          <table:table-cell office:value-type="string" calcext:value-type="string">
            <text:p>Bolivian Yungas</text:p>
          </table:table-cell>
          <table:table-cell office:value-type="string" calcext:value-type="string">
            <text:p>teow</text:p>
          </table:table-cell>
          <table:table-cell office:value-type="float" office:value="90229.2582041475" calcext:value-type="float">
            <text:p>90229.2582041475</text:p>
          </table:table-cell>
          <table:table-cell office:value-type="float" office:value="90231.5060033909" calcext:value-type="float">
            <text:p>90231.5060033909</text:p>
          </table:table-cell>
          <table:table-cell office:value-type="float" office:value="100" calcext:value-type="float">
            <text:p>100</text:p>
          </table:table-cell>
          <table:table-cell office:value-type="float" office:value="44543.5954787117" calcext:value-type="float">
            <text:p>44543.5954787117</text:p>
          </table:table-cell>
          <table:table-cell office:value-type="float" office:value="49.37" calcext:value-type="float">
            <text:p>49.37</text:p>
          </table:table-cell>
        </table:table-row>
        <table:table-row table:style-name="ro1">
          <table:table-cell office:value-type="float" office:value="60106" calcext:value-type="float">
            <text:p>60106</text:p>
          </table:table-cell>
          <table:table-cell office:value-type="string" calcext:value-type="string">
            <text:p>Caatinga Enclaves moist forests</text:p>
          </table:table-cell>
          <table:table-cell office:value-type="string" calcext:value-type="string">
            <text:p>teow</text:p>
          </table:table-cell>
          <table:table-cell office:value-type="float" office:value="4776.27175622773" calcext:value-type="float">
            <text:p>4776.27175622773</text:p>
          </table:table-cell>
          <table:table-cell office:value-type="float" office:value="4776.27175709081" calcext:value-type="float">
            <text:p>4776.27175709081</text:p>
          </table:table-cell>
          <table:table-cell office:value-type="float" office:value="100" calcext:value-type="float">
            <text:p>100</text:p>
          </table:table-cell>
          <table:table-cell office:value-type="float" office:value="1323.90902250415" calcext:value-type="float">
            <text:p>1323.90902250415</text:p>
          </table:table-cell>
          <table:table-cell office:value-type="float" office:value="27.72" calcext:value-type="float">
            <text:p>27.72</text:p>
          </table:table-cell>
        </table:table-row>
        <table:table-row table:style-name="ro1">
          <table:table-cell office:value-type="float" office:value="60107" calcext:value-type="float">
            <text:p>60107</text:p>
          </table:table-cell>
          <table:table-cell office:value-type="string" calcext:value-type="string">
            <text:p>Caqueta moist forests</text:p>
          </table:table-cell>
          <table:table-cell office:value-type="string" calcext:value-type="string">
            <text:p>teow</text:p>
          </table:table-cell>
          <table:table-cell office:value-type="float" office:value="183358.45938648" calcext:value-type="float">
            <text:p>183358.45938648</text:p>
          </table:table-cell>
          <table:table-cell office:value-type="float" office:value="183358.460358802" calcext:value-type="float">
            <text:p>183358.460358802</text:p>
          </table:table-cell>
          <table:table-cell office:value-type="float" office:value="100" calcext:value-type="float">
            <text:p>100</text:p>
          </table:table-cell>
          <table:table-cell office:value-type="float" office:value="61334.4712299842" calcext:value-type="float">
            <text:p>61334.4712299842</text:p>
          </table:table-cell>
          <table:table-cell office:value-type="float" office:value="33.45" calcext:value-type="float">
            <text:p>33.45</text:p>
          </table:table-cell>
        </table:table-row>
        <table:table-row table:style-name="ro1">
          <table:table-cell office:value-type="float" office:value="60108" calcext:value-type="float">
            <text:p>60108</text:p>
          </table:table-cell>
          <table:table-cell office:value-type="string" calcext:value-type="string">
            <text:p>Catatumbo moist forests</text:p>
          </table:table-cell>
          <table:table-cell office:value-type="string" calcext:value-type="string">
            <text:p>teow</text:p>
          </table:table-cell>
          <table:table-cell office:value-type="float" office:value="22752.9231895601" calcext:value-type="float">
            <text:p>22752.9231895601</text:p>
          </table:table-cell>
          <table:table-cell office:value-type="float" office:value="22752.921019136" calcext:value-type="float">
            <text:p>22752.921019136</text:p>
          </table:table-cell>
          <table:table-cell office:value-type="float" office:value="100" calcext:value-type="float">
            <text:p>100</text:p>
          </table:table-cell>
          <table:table-cell office:value-type="float" office:value="10692.1945487044" calcext:value-type="float">
            <text:p>10692.1945487044</text:p>
          </table:table-cell>
          <table:table-cell office:value-type="float" office:value="46.99" calcext:value-type="float">
            <text:p>46.99</text:p>
          </table:table-cell>
        </table:table-row>
        <table:table-row table:style-name="ro1">
          <table:table-cell office:value-type="float" office:value="60109" calcext:value-type="float">
            <text:p>60109</text:p>
          </table:table-cell>
          <table:table-cell office:value-type="string" calcext:value-type="string">
            <text:p>Cauca Valley montane forests</text:p>
          </table:table-cell>
          <table:table-cell office:value-type="string" calcext:value-type="string">
            <text:p>teow</text:p>
          </table:table-cell>
          <table:table-cell office:value-type="float" office:value="31915.3158468225" calcext:value-type="float">
            <text:p>31915.3158468225</text:p>
          </table:table-cell>
          <table:table-cell office:value-type="float" office:value="31915.276499609" calcext:value-type="float">
            <text:p>31915.276499609</text:p>
          </table:table-cell>
          <table:table-cell office:value-type="float" office:value="100" calcext:value-type="float">
            <text:p>100</text:p>
          </table:table-cell>
          <table:table-cell office:value-type="float" office:value="4006.52493367529" calcext:value-type="float">
            <text:p>4006.52493367529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float" office:value="60110" calcext:value-type="float">
            <text:p>60110</text:p>
          </table:table-cell>
          <table:table-cell office:value-type="string" calcext:value-type="string">
            <text:p>Cayos Miskitos-San Andrés and Providencia moist forests</text:p>
          </table:table-cell>
          <table:table-cell office:value-type="string" calcext:value-type="string">
            <text:p>teow</text:p>
          </table:table-cell>
          <table:table-cell office:value-type="float" office:value="68.5979888702889" calcext:value-type="float">
            <text:p>68.5979888702889</text:p>
          </table:table-cell>
          <table:table-cell office:value-type="float" office:value="68.597989366048" calcext:value-type="float">
            <text:p>68.597989366048</text:p>
          </table:table-cell>
          <table:table-cell office:value-type="float" office:value="100" calcext:value-type="float">
            <text:p>100</text:p>
          </table:table-cell>
          <table:table-cell office:value-type="float" office:value="31.7459265075829" calcext:value-type="float">
            <text:p>31.7459265075829</text:p>
          </table:table-cell>
          <table:table-cell office:value-type="float" office:value="46.28" calcext:value-type="float">
            <text:p>46.28</text:p>
          </table:table-cell>
        </table:table-row>
        <table:table-row table:style-name="ro1">
          <table:table-cell office:value-type="float" office:value="60111" calcext:value-type="float">
            <text:p>60111</text:p>
          </table:table-cell>
          <table:table-cell office:value-type="string" calcext:value-type="string">
            <text:p>Central American Atlantic moist forests</text:p>
          </table:table-cell>
          <table:table-cell office:value-type="string" calcext:value-type="string">
            <text:p>teow</text:p>
          </table:table-cell>
          <table:table-cell office:value-type="float" office:value="89356.4426453834" calcext:value-type="float">
            <text:p>89356.4426453834</text:p>
          </table:table-cell>
          <table:table-cell office:value-type="float" office:value="89356.4400787868" calcext:value-type="float">
            <text:p>89356.4400787868</text:p>
          </table:table-cell>
          <table:table-cell office:value-type="float" office:value="100" calcext:value-type="float">
            <text:p>100</text:p>
          </table:table-cell>
          <table:table-cell office:value-type="float" office:value="38287.4173521026" calcext:value-type="float">
            <text:p>38287.4173521026</text:p>
          </table:table-cell>
          <table:table-cell office:value-type="float" office:value="42.85" calcext:value-type="float">
            <text:p>42.85</text:p>
          </table:table-cell>
        </table:table-row>
        <table:table-row table:style-name="ro1">
          <table:table-cell office:value-type="float" office:value="60112" calcext:value-type="float">
            <text:p>60112</text:p>
          </table:table-cell>
          <table:table-cell office:value-type="string" calcext:value-type="string">
            <text:p>Central American montane forests</text:p>
          </table:table-cell>
          <table:table-cell office:value-type="string" calcext:value-type="string">
            <text:p>teow</text:p>
          </table:table-cell>
          <table:table-cell office:value-type="float" office:value="13251.3930564596" calcext:value-type="float">
            <text:p>13251.3930564596</text:p>
          </table:table-cell>
          <table:table-cell office:value-type="float" office:value="13251.3869184972" calcext:value-type="float">
            <text:p>13251.3869184972</text:p>
          </table:table-cell>
          <table:table-cell office:value-type="float" office:value="100" calcext:value-type="float">
            <text:p>100</text:p>
          </table:table-cell>
          <table:table-cell office:value-type="float" office:value="4146.70065801757" calcext:value-type="float">
            <text:p>4146.70065801757</text:p>
          </table:table-cell>
          <table:table-cell office:value-type="float" office:value="31.29" calcext:value-type="float">
            <text:p>31.29</text:p>
          </table:table-cell>
        </table:table-row>
        <table:table-row table:style-name="ro1">
          <table:table-cell office:value-type="float" office:value="60113" calcext:value-type="float">
            <text:p>60113</text:p>
          </table:table-cell>
          <table:table-cell office:value-type="string" calcext:value-type="string">
            <text:p>Chiapas montane forests</text:p>
          </table:table-cell>
          <table:table-cell office:value-type="string" calcext:value-type="string">
            <text:p>teow</text:p>
          </table:table-cell>
          <table:table-cell office:value-type="float" office:value="5759.02419512068" calcext:value-type="float">
            <text:p>5759.02419512068</text:p>
          </table:table-cell>
          <table:table-cell office:value-type="float" office:value="5759.02419475065" calcext:value-type="float">
            <text:p>5759.02419475065</text:p>
          </table:table-cell>
          <table:table-cell office:value-type="float" office:value="100" calcext:value-type="float">
            <text:p>100</text:p>
          </table:table-cell>
          <table:table-cell office:value-type="float" office:value="253.455940189404" calcext:value-type="float">
            <text:p>253.455940189404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60114" calcext:value-type="float">
            <text:p>60114</text:p>
          </table:table-cell>
          <table:table-cell office:value-type="string" calcext:value-type="string">
            <text:p>Chimalapas montane forests</text:p>
          </table:table-cell>
          <table:table-cell office:value-type="string" calcext:value-type="string">
            <text:p>teow</text:p>
          </table:table-cell>
          <table:table-cell office:value-type="float" office:value="2076.66226612825" calcext:value-type="float">
            <text:p>2076.66226612825</text:p>
          </table:table-cell>
          <table:table-cell office:value-type="float" office:value="2076.66226589236" calcext:value-type="float">
            <text:p>2076.66226589236</text:p>
          </table:table-cell>
          <table:table-cell office:value-type="float" office:value="100" calcext:value-type="float">
            <text:p>100</text:p>
          </table:table-cell>
          <table:table-cell office:value-type="float" office:value="283.506136692665" calcext:value-type="float">
            <text:p>283.506136692665</text:p>
          </table:table-cell>
          <table:table-cell office:value-type="float" office:value="13.65" calcext:value-type="float">
            <text:p>13.65</text:p>
          </table:table-cell>
        </table:table-row>
        <table:table-row table:style-name="ro1">
          <table:table-cell office:value-type="float" office:value="60115" calcext:value-type="float">
            <text:p>60115</text:p>
          </table:table-cell>
          <table:table-cell office:value-type="string" calcext:value-type="string">
            <text:p>Chocó-Darién moist forests</text:p>
          </table:table-cell>
          <table:table-cell office:value-type="string" calcext:value-type="string">
            <text:p>teow</text:p>
          </table:table-cell>
          <table:table-cell office:value-type="float" office:value="72965.1834949106" calcext:value-type="float">
            <text:p>72965.1834949106</text:p>
          </table:table-cell>
          <table:table-cell office:value-type="float" office:value="72965.1756279805" calcext:value-type="float">
            <text:p>72965.1756279805</text:p>
          </table:table-cell>
          <table:table-cell office:value-type="float" office:value="100" calcext:value-type="float">
            <text:p>100</text:p>
          </table:table-cell>
          <table:table-cell office:value-type="float" office:value="8441.79353904438" calcext:value-type="float">
            <text:p>8441.79353904438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1">
          <table:table-cell office:value-type="float" office:value="60116" calcext:value-type="float">
            <text:p>60116</text:p>
          </table:table-cell>
          <table:table-cell office:value-type="string" calcext:value-type="string">
            <text:p>Cocos Island moist forests</text:p>
          </table:table-cell>
          <table:table-cell office:value-type="string" calcext:value-type="string">
            <text:p>teow</text:p>
          </table:table-cell>
          <table:table-cell office:value-type="float" office:value="22.3206535748207" calcext:value-type="float">
            <text:p>22.3206535748207</text:p>
          </table:table-cell>
          <table:table-cell office:value-type="float" office:value="22.3206535677199" calcext:value-type="float">
            <text:p>22.3206535677199</text:p>
          </table:table-cell>
          <table:table-cell office:value-type="float" office:value="100" calcext:value-type="float">
            <text:p>100</text:p>
          </table:table-cell>
          <table:table-cell office:value-type="float" office:value="22.3206535677199" calcext:value-type="float">
            <text:p>22.32065356771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117" calcext:value-type="float">
            <text:p>60117</text:p>
          </table:table-cell>
          <table:table-cell office:value-type="string" calcext:value-type="string">
            <text:p>Cordillera La Costa montane forests</text:p>
          </table:table-cell>
          <table:table-cell office:value-type="string" calcext:value-type="string">
            <text:p>teow</text:p>
          </table:table-cell>
          <table:table-cell office:value-type="float" office:value="14273.0433452577" calcext:value-type="float">
            <text:p>14273.0433452577</text:p>
          </table:table-cell>
          <table:table-cell office:value-type="float" office:value="14271.7924505256" calcext:value-type="float">
            <text:p>14271.7924505256</text:p>
          </table:table-cell>
          <table:table-cell office:value-type="float" office:value="99.99" calcext:value-type="float">
            <text:p>99.99</text:p>
          </table:table-cell>
          <table:table-cell office:value-type="float" office:value="10323.7709975201" calcext:value-type="float">
            <text:p>10323.7709975201</text:p>
          </table:table-cell>
          <table:table-cell office:value-type="float" office:value="72.34" calcext:value-type="float">
            <text:p>72.34</text:p>
          </table:table-cell>
        </table:table-row>
        <table:table-row table:style-name="ro1">
          <table:table-cell office:value-type="float" office:value="60118" calcext:value-type="float">
            <text:p>60118</text:p>
          </table:table-cell>
          <table:table-cell office:value-type="string" calcext:value-type="string">
            <text:p>Cordillera Oriental montane forests</text:p>
          </table:table-cell>
          <table:table-cell office:value-type="string" calcext:value-type="string">
            <text:p>teow</text:p>
          </table:table-cell>
          <table:table-cell office:value-type="float" office:value="67576.8878179288" calcext:value-type="float">
            <text:p>67576.8878179288</text:p>
          </table:table-cell>
          <table:table-cell office:value-type="float" office:value="67576.6310893174" calcext:value-type="float">
            <text:p>67576.6310893174</text:p>
          </table:table-cell>
          <table:table-cell office:value-type="float" office:value="100" calcext:value-type="float">
            <text:p>100</text:p>
          </table:table-cell>
          <table:table-cell office:value-type="float" office:value="18527.0231636057" calcext:value-type="float">
            <text:p>18527.023163605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60119" calcext:value-type="float">
            <text:p>60119</text:p>
          </table:table-cell>
          <table:table-cell office:value-type="string" calcext:value-type="string">
            <text:p>Costa Rican seasonal moist forests</text:p>
          </table:table-cell>
          <table:table-cell office:value-type="string" calcext:value-type="string">
            <text:p>teow</text:p>
          </table:table-cell>
          <table:table-cell office:value-type="float" office:value="10601.470354015" calcext:value-type="float">
            <text:p>10601.470354015</text:p>
          </table:table-cell>
          <table:table-cell office:value-type="float" office:value="10601.4960362058" calcext:value-type="float">
            <text:p>10601.4960362058</text:p>
          </table:table-cell>
          <table:table-cell office:value-type="float" office:value="100" calcext:value-type="float">
            <text:p>100</text:p>
          </table:table-cell>
          <table:table-cell office:value-type="float" office:value="1235.93733743522" calcext:value-type="float">
            <text:p>1235.93733743522</text:p>
          </table:table-cell>
          <table:table-cell office:value-type="float" office:value="11.66" calcext:value-type="float">
            <text:p>11.66</text:p>
          </table:table-cell>
        </table:table-row>
        <table:table-row table:style-name="ro1">
          <table:table-cell office:value-type="float" office:value="60120" calcext:value-type="float">
            <text:p>60120</text:p>
          </table:table-cell>
          <table:table-cell office:value-type="string" calcext:value-type="string">
            <text:p>Cuban moist forests</text:p>
          </table:table-cell>
          <table:table-cell office:value-type="string" calcext:value-type="string">
            <text:p>teow</text:p>
          </table:table-cell>
          <table:table-cell office:value-type="float" office:value="21190.0683420121" calcext:value-type="float">
            <text:p>21190.0683420121</text:p>
          </table:table-cell>
          <table:table-cell office:value-type="float" office:value="21190.0685123544" calcext:value-type="float">
            <text:p>21190.0685123544</text:p>
          </table:table-cell>
          <table:table-cell office:value-type="float" office:value="100" calcext:value-type="float">
            <text:p>100</text:p>
          </table:table-cell>
          <table:table-cell office:value-type="float" office:value="4413.87559308327" calcext:value-type="float">
            <text:p>4413.87559308327</text:p>
          </table:table-cell>
          <table:table-cell office:value-type="float" office:value="20.83" calcext:value-type="float">
            <text:p>20.83</text:p>
          </table:table-cell>
        </table:table-row>
        <table:table-row table:style-name="ro1">
          <table:table-cell office:value-type="float" office:value="60121" calcext:value-type="float">
            <text:p>60121</text:p>
          </table:table-cell>
          <table:table-cell office:value-type="string" calcext:value-type="string">
            <text:p>Eastern Cordillera real montane forests</text:p>
          </table:table-cell>
          <table:table-cell office:value-type="string" calcext:value-type="string">
            <text:p>teow</text:p>
          </table:table-cell>
          <table:table-cell office:value-type="float" office:value="102062.179095054" calcext:value-type="float">
            <text:p>102062.179095054</text:p>
          </table:table-cell>
          <table:table-cell office:value-type="float" office:value="102062.673599832" calcext:value-type="float">
            <text:p>102062.673599832</text:p>
          </table:table-cell>
          <table:table-cell office:value-type="float" office:value="100" calcext:value-type="float">
            <text:p>100</text:p>
          </table:table-cell>
          <table:table-cell office:value-type="float" office:value="19800.0763179495" calcext:value-type="float">
            <text:p>19800.0763179495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60122" calcext:value-type="float">
            <text:p>60122</text:p>
          </table:table-cell>
          <table:table-cell office:value-type="string" calcext:value-type="string">
            <text:p>Eastern Panamanian montane forests</text:p>
          </table:table-cell>
          <table:table-cell office:value-type="string" calcext:value-type="string">
            <text:p>teow</text:p>
          </table:table-cell>
          <table:table-cell office:value-type="float" office:value="3031.12810619573" calcext:value-type="float">
            <text:p>3031.12810619573</text:p>
          </table:table-cell>
          <table:table-cell office:value-type="float" office:value="3031.1281053579" calcext:value-type="float">
            <text:p>3031.1281053579</text:p>
          </table:table-cell>
          <table:table-cell office:value-type="float" office:value="100" calcext:value-type="float">
            <text:p>100</text:p>
          </table:table-cell>
          <table:table-cell office:value-type="float" office:value="2154.93820959389" calcext:value-type="float">
            <text:p>2154.93820959389</text:p>
          </table:table-cell>
          <table:table-cell office:value-type="float" office:value="71.09" calcext:value-type="float">
            <text:p>71.09</text:p>
          </table:table-cell>
        </table:table-row>
        <table:table-row table:style-name="ro1">
          <table:table-cell office:value-type="float" office:value="60123" calcext:value-type="float">
            <text:p>60123</text:p>
          </table:table-cell>
          <table:table-cell office:value-type="string" calcext:value-type="string">
            <text:p>Fernando de Noronha-Atol das Rocas moist forests</text:p>
          </table:table-cell>
          <table:table-cell office:value-type="string" calcext:value-type="string">
            <text:p>teow</text:p>
          </table:table-cell>
          <table:table-cell office:value-type="float" office:value="16.1171801771245" calcext:value-type="float">
            <text:p>16.1171801771245</text:p>
          </table:table-cell>
          <table:table-cell office:value-type="float" office:value="16.1171802976872" calcext:value-type="float">
            <text:p>16.1171802976872</text:p>
          </table:table-cell>
          <table:table-cell office:value-type="float" office:value="100" calcext:value-type="float">
            <text:p>100</text:p>
          </table:table-cell>
          <table:table-cell office:value-type="float" office:value="16.1171802976872" calcext:value-type="float">
            <text:p>16.11718029768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124" calcext:value-type="float">
            <text:p>60124</text:p>
          </table:table-cell>
          <table:table-cell office:value-type="string" calcext:value-type="string">
            <text:p>Guianan Highlands moist forests</text:p>
          </table:table-cell>
          <table:table-cell office:value-type="string" calcext:value-type="string">
            <text:p>teow</text:p>
          </table:table-cell>
          <table:table-cell office:value-type="float" office:value="145960.98868612" calcext:value-type="float">
            <text:p>145960.98868612</text:p>
          </table:table-cell>
          <table:table-cell office:value-type="float" office:value="145960.85186652" calcext:value-type="float">
            <text:p>145960.85186652</text:p>
          </table:table-cell>
          <table:table-cell office:value-type="float" office:value="100" calcext:value-type="float">
            <text:p>100</text:p>
          </table:table-cell>
          <table:table-cell office:value-type="float" office:value="103213.431167049" calcext:value-type="float">
            <text:p>103213.431167049</text:p>
          </table:table-cell>
          <table:table-cell office:value-type="float" office:value="70.71" calcext:value-type="float">
            <text:p>70.71</text:p>
          </table:table-cell>
        </table:table-row>
        <table:table-row table:style-name="ro1">
          <table:table-cell office:value-type="float" office:value="60125" calcext:value-type="float">
            <text:p>60125</text:p>
          </table:table-cell>
          <table:table-cell office:value-type="string" calcext:value-type="string">
            <text:p>Guianan moist forests</text:p>
          </table:table-cell>
          <table:table-cell office:value-type="string" calcext:value-type="string">
            <text:p>teow</text:p>
          </table:table-cell>
          <table:table-cell office:value-type="float" office:value="475592.904762694" calcext:value-type="float">
            <text:p>475592.904762694</text:p>
          </table:table-cell>
          <table:table-cell office:value-type="float" office:value="475591.667717529" calcext:value-type="float">
            <text:p>475591.667717529</text:p>
          </table:table-cell>
          <table:table-cell office:value-type="float" office:value="100" calcext:value-type="float">
            <text:p>100</text:p>
          </table:table-cell>
          <table:table-cell office:value-type="float" office:value="160566.646863455" calcext:value-type="float">
            <text:p>160566.646863455</text:p>
          </table:table-cell>
          <table:table-cell office:value-type="float" office:value="33.76" calcext:value-type="float">
            <text:p>33.76</text:p>
          </table:table-cell>
        </table:table-row>
        <table:table-row table:style-name="ro1">
          <table:table-cell office:value-type="float" office:value="60126" calcext:value-type="float">
            <text:p>60126</text:p>
          </table:table-cell>
          <table:table-cell office:value-type="string" calcext:value-type="string">
            <text:p>Gurupa varzeá</text:p>
          </table:table-cell>
          <table:table-cell office:value-type="string" calcext:value-type="string">
            <text:p>teow</text:p>
          </table:table-cell>
          <table:table-cell office:value-type="float" office:value="9849.45869188242" calcext:value-type="float">
            <text:p>9849.45869188242</text:p>
          </table:table-cell>
          <table:table-cell office:value-type="float" office:value="9849.4943523874" calcext:value-type="float">
            <text:p>9849.4943523874</text:p>
          </table:table-cell>
          <table:table-cell office:value-type="float" office:value="100" calcext:value-type="float">
            <text:p>100</text:p>
          </table:table-cell>
          <table:table-cell office:value-type="float" office:value="4505.71735948296" calcext:value-type="float">
            <text:p>4505.71735948296</text:p>
          </table:table-cell>
          <table:table-cell office:value-type="float" office:value="45.75" calcext:value-type="float">
            <text:p>45.75</text:p>
          </table:table-cell>
        </table:table-row>
        <table:table-row table:style-name="ro1">
          <table:table-cell office:value-type="float" office:value="60127" calcext:value-type="float">
            <text:p>60127</text:p>
          </table:table-cell>
          <table:table-cell office:value-type="string" calcext:value-type="string">
            <text:p>Hispaniolan moist forests</text:p>
          </table:table-cell>
          <table:table-cell office:value-type="string" calcext:value-type="string">
            <text:p>teow</text:p>
          </table:table-cell>
          <table:table-cell office:value-type="float" office:value="45577.3449502332" calcext:value-type="float">
            <text:p>45577.3449502332</text:p>
          </table:table-cell>
          <table:table-cell office:value-type="float" office:value="45576.4691013421" calcext:value-type="float">
            <text:p>45576.4691013421</text:p>
          </table:table-cell>
          <table:table-cell office:value-type="float" office:value="100" calcext:value-type="float">
            <text:p>100</text:p>
          </table:table-cell>
          <table:table-cell office:value-type="float" office:value="5302.06658491493" calcext:value-type="float">
            <text:p>5302.06658491493</text:p>
          </table:table-cell>
          <table:table-cell office:value-type="float" office:value="11.63" calcext:value-type="float">
            <text:p>11.63</text:p>
          </table:table-cell>
        </table:table-row>
        <table:table-row table:style-name="ro1">
          <table:table-cell office:value-type="float" office:value="60128" calcext:value-type="float">
            <text:p>60128</text:p>
          </table:table-cell>
          <table:table-cell office:value-type="string" calcext:value-type="string">
            <text:p>Iquitos varzeá</text:p>
          </table:table-cell>
          <table:table-cell office:value-type="string" calcext:value-type="string">
            <text:p>teow</text:p>
          </table:table-cell>
          <table:table-cell office:value-type="float" office:value="114506.731568952" calcext:value-type="float">
            <text:p>114506.731568952</text:p>
          </table:table-cell>
          <table:table-cell office:value-type="float" office:value="114506.750189044" calcext:value-type="float">
            <text:p>114506.750189044</text:p>
          </table:table-cell>
          <table:table-cell office:value-type="float" office:value="100" calcext:value-type="float">
            <text:p>100</text:p>
          </table:table-cell>
          <table:table-cell office:value-type="float" office:value="29850.2002946031" calcext:value-type="float">
            <text:p>29850.2002946031</text:p>
          </table:table-cell>
          <table:table-cell office:value-type="float" office:value="26.07" calcext:value-type="float">
            <text:p>26.07</text:p>
          </table:table-cell>
        </table:table-row>
        <table:table-row table:style-name="ro1">
          <table:table-cell office:value-type="float" office:value="60129" calcext:value-type="float">
            <text:p>60129</text:p>
          </table:table-cell>
          <table:table-cell office:value-type="string" calcext:value-type="string">
            <text:p>Isthmian-Atlantic moist forests</text:p>
          </table:table-cell>
          <table:table-cell office:value-type="string" calcext:value-type="string">
            <text:p>teow</text:p>
          </table:table-cell>
          <table:table-cell office:value-type="float" office:value="57791.0280390253" calcext:value-type="float">
            <text:p>57791.0280390253</text:p>
          </table:table-cell>
          <table:table-cell office:value-type="float" office:value="57789.91368127" calcext:value-type="float">
            <text:p>57789.91368127</text:p>
          </table:table-cell>
          <table:table-cell office:value-type="float" office:value="100" calcext:value-type="float">
            <text:p>100</text:p>
          </table:table-cell>
          <table:table-cell office:value-type="float" office:value="20387.9506654018" calcext:value-type="float">
            <text:p>20387.9506654018</text:p>
          </table:table-cell>
          <table:table-cell office:value-type="float" office:value="35.28" calcext:value-type="float">
            <text:p>35.28</text:p>
          </table:table-cell>
        </table:table-row>
        <table:table-row table:style-name="ro1">
          <table:table-cell office:value-type="float" office:value="60130" calcext:value-type="float">
            <text:p>60130</text:p>
          </table:table-cell>
          <table:table-cell office:value-type="string" calcext:value-type="string">
            <text:p>Isthmian-Pacific moist forests</text:p>
          </table:table-cell>
          <table:table-cell office:value-type="string" calcext:value-type="string">
            <text:p>teow</text:p>
          </table:table-cell>
          <table:table-cell office:value-type="float" office:value="28903.538876403" calcext:value-type="float">
            <text:p>28903.538876403</text:p>
          </table:table-cell>
          <table:table-cell office:value-type="float" office:value="28903.5388921507" calcext:value-type="float">
            <text:p>28903.5388921507</text:p>
          </table:table-cell>
          <table:table-cell office:value-type="float" office:value="100" calcext:value-type="float">
            <text:p>100</text:p>
          </table:table-cell>
          <table:table-cell office:value-type="float" office:value="3402.19260404297" calcext:value-type="float">
            <text:p>3402.19260404297</text:p>
          </table:table-cell>
          <table:table-cell office:value-type="float" office:value="11.77" calcext:value-type="float">
            <text:p>11.77</text:p>
          </table:table-cell>
        </table:table-row>
        <table:table-row table:style-name="ro1">
          <table:table-cell office:value-type="float" office:value="60131" calcext:value-type="float">
            <text:p>60131</text:p>
          </table:table-cell>
          <table:table-cell office:value-type="string" calcext:value-type="string">
            <text:p>Jamaican moist forests</text:p>
          </table:table-cell>
          <table:table-cell office:value-type="string" calcext:value-type="string">
            <text:p>teow</text:p>
          </table:table-cell>
          <table:table-cell office:value-type="float" office:value="8258.67378724816" calcext:value-type="float">
            <text:p>8258.67378724816</text:p>
          </table:table-cell>
          <table:table-cell office:value-type="float" office:value="8258.67270442995" calcext:value-type="float">
            <text:p>8258.67270442995</text:p>
          </table:table-cell>
          <table:table-cell office:value-type="float" office:value="100" calcext:value-type="float">
            <text:p>100</text:p>
          </table:table-cell>
          <table:table-cell office:value-type="float" office:value="1126.06539366682" calcext:value-type="float">
            <text:p>1126.06539366682</text:p>
          </table:table-cell>
          <table:table-cell office:value-type="float" office:value="13.63" calcext:value-type="float">
            <text:p>13.63</text:p>
          </table:table-cell>
        </table:table-row>
        <table:table-row table:style-name="ro1">
          <table:table-cell office:value-type="float" office:value="60132" calcext:value-type="float">
            <text:p>60132</text:p>
          </table:table-cell>
          <table:table-cell office:value-type="string" calcext:value-type="string">
            <text:p>Japurá-Solimoes-Negro moist forests</text:p>
          </table:table-cell>
          <table:table-cell office:value-type="string" calcext:value-type="string">
            <text:p>teow</text:p>
          </table:table-cell>
          <table:table-cell office:value-type="float" office:value="268444.392779375" calcext:value-type="float">
            <text:p>268444.392779375</text:p>
          </table:table-cell>
          <table:table-cell office:value-type="float" office:value="268444.216005872" calcext:value-type="float">
            <text:p>268444.216005872</text:p>
          </table:table-cell>
          <table:table-cell office:value-type="float" office:value="100" calcext:value-type="float">
            <text:p>100</text:p>
          </table:table-cell>
          <table:table-cell office:value-type="float" office:value="166411.728682024" calcext:value-type="float">
            <text:p>166411.728682024</text:p>
          </table:table-cell>
          <table:table-cell office:value-type="float" office:value="61.99" calcext:value-type="float">
            <text:p>61.99</text:p>
          </table:table-cell>
        </table:table-row>
        <table:table-row table:style-name="ro1">
          <table:table-cell office:value-type="float" office:value="60133" calcext:value-type="float">
            <text:p>60133</text:p>
          </table:table-cell>
          <table:table-cell office:value-type="string" calcext:value-type="string">
            <text:p>Juruá-Purus moist forests</text:p>
          </table:table-cell>
          <table:table-cell office:value-type="string" calcext:value-type="string">
            <text:p>teow</text:p>
          </table:table-cell>
          <table:table-cell office:value-type="float" office:value="241492.688153465" calcext:value-type="float">
            <text:p>241492.688153465</text:p>
          </table:table-cell>
          <table:table-cell office:value-type="float" office:value="241493.954292176" calcext:value-type="float">
            <text:p>241493.954292176</text:p>
          </table:table-cell>
          <table:table-cell office:value-type="float" office:value="100" calcext:value-type="float">
            <text:p>100</text:p>
          </table:table-cell>
          <table:table-cell office:value-type="float" office:value="87584.6731803429" calcext:value-type="float">
            <text:p>87584.6731803429</text:p>
          </table:table-cell>
          <table:table-cell office:value-type="float" office:value="36.27" calcext:value-type="float">
            <text:p>36.27</text:p>
          </table:table-cell>
        </table:table-row>
        <table:table-row table:style-name="ro1">
          <table:table-cell office:value-type="float" office:value="60134" calcext:value-type="float">
            <text:p>60134</text:p>
          </table:table-cell>
          <table:table-cell office:value-type="string" calcext:value-type="string">
            <text:p>Leeward Islands moist forests</text:p>
          </table:table-cell>
          <table:table-cell office:value-type="string" calcext:value-type="string">
            <text:p>teow</text:p>
          </table:table-cell>
          <table:table-cell office:value-type="float" office:value="941.269777832175" calcext:value-type="float">
            <text:p>941.269777832175</text:p>
          </table:table-cell>
          <table:table-cell office:value-type="float" office:value="941.269766156104" calcext:value-type="float">
            <text:p>941.269766156104</text:p>
          </table:table-cell>
          <table:table-cell office:value-type="float" office:value="100" calcext:value-type="float">
            <text:p>100</text:p>
          </table:table-cell>
          <table:table-cell office:value-type="float" office:value="770.569797830206" calcext:value-type="float">
            <text:p>770.569797830206</text:p>
          </table:table-cell>
          <table:table-cell office:value-type="float" office:value="81.86" calcext:value-type="float">
            <text:p>81.86</text:p>
          </table:table-cell>
        </table:table-row>
        <table:table-row table:style-name="ro1">
          <table:table-cell office:value-type="float" office:value="60135" calcext:value-type="float">
            <text:p>60135</text:p>
          </table:table-cell>
          <table:table-cell office:value-type="string" calcext:value-type="string">
            <text:p>Madeira-Tapajós moist forests</text:p>
          </table:table-cell>
          <table:table-cell office:value-type="string" calcext:value-type="string">
            <text:p>teow</text:p>
          </table:table-cell>
          <table:table-cell office:value-type="float" office:value="716681.936219779" calcext:value-type="float">
            <text:p>716681.936219779</text:p>
          </table:table-cell>
          <table:table-cell office:value-type="float" office:value="716697.209679487" calcext:value-type="float">
            <text:p>716697.209679487</text:p>
          </table:table-cell>
          <table:table-cell office:value-type="float" office:value="100" calcext:value-type="float">
            <text:p>100</text:p>
          </table:table-cell>
          <table:table-cell office:value-type="float" office:value="326580.906918363" calcext:value-type="float">
            <text:p>326580.906918363</text:p>
          </table:table-cell>
          <table:table-cell office:value-type="float" office:value="45.57" calcext:value-type="float">
            <text:p>45.57</text:p>
          </table:table-cell>
        </table:table-row>
        <table:table-row table:style-name="ro1">
          <table:table-cell office:value-type="float" office:value="60136" calcext:value-type="float">
            <text:p>60136</text:p>
          </table:table-cell>
          <table:table-cell office:value-type="string" calcext:value-type="string">
            <text:p>Magdalena Valley montane forests</text:p>
          </table:table-cell>
          <table:table-cell office:value-type="string" calcext:value-type="string">
            <text:p>teow</text:p>
          </table:table-cell>
          <table:table-cell office:value-type="float" office:value="104598.144220376" calcext:value-type="float">
            <text:p>104598.144220376</text:p>
          </table:table-cell>
          <table:table-cell office:value-type="float" office:value="104598.088360811" calcext:value-type="float">
            <text:p>104598.088360811</text:p>
          </table:table-cell>
          <table:table-cell office:value-type="float" office:value="100" calcext:value-type="float">
            <text:p>100</text:p>
          </table:table-cell>
          <table:table-cell office:value-type="float" office:value="15245.283772732" calcext:value-type="float">
            <text:p>15245.283772732</text:p>
          </table:table-cell>
          <table:table-cell office:value-type="float" office:value="14.58" calcext:value-type="float">
            <text:p>14.58</text:p>
          </table:table-cell>
        </table:table-row>
        <table:table-row table:style-name="ro1">
          <table:table-cell office:value-type="float" office:value="60137" calcext:value-type="float">
            <text:p>60137</text:p>
          </table:table-cell>
          <table:table-cell office:value-type="string" calcext:value-type="string">
            <text:p>Magdalena-Urabá moist forests</text:p>
          </table:table-cell>
          <table:table-cell office:value-type="string" calcext:value-type="string">
            <text:p>teow</text:p>
          </table:table-cell>
          <table:table-cell office:value-type="float" office:value="76431.1113148109" calcext:value-type="float">
            <text:p>76431.1113148109</text:p>
          </table:table-cell>
          <table:table-cell office:value-type="float" office:value="76430.8990061541" calcext:value-type="float">
            <text:p>76430.8990061541</text:p>
          </table:table-cell>
          <table:table-cell office:value-type="float" office:value="100" calcext:value-type="float">
            <text:p>100</text:p>
          </table:table-cell>
          <table:table-cell office:value-type="float" office:value="5751.78096155071" calcext:value-type="float">
            <text:p>5751.78096155071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60138" calcext:value-type="float">
            <text:p>60138</text:p>
          </table:table-cell>
          <table:table-cell office:value-type="string" calcext:value-type="string">
            <text:p>Marajó varzeá</text:p>
          </table:table-cell>
          <table:table-cell office:value-type="string" calcext:value-type="string">
            <text:p>teow</text:p>
          </table:table-cell>
          <table:table-cell office:value-type="float" office:value="82141.3166403216" calcext:value-type="float">
            <text:p>82141.3166403216</text:p>
          </table:table-cell>
          <table:table-cell office:value-type="float" office:value="82141.3160589876" calcext:value-type="float">
            <text:p>82141.3160589876</text:p>
          </table:table-cell>
          <table:table-cell office:value-type="float" office:value="100" calcext:value-type="float">
            <text:p>100</text:p>
          </table:table-cell>
          <table:table-cell office:value-type="float" office:value="57385.4080066509" calcext:value-type="float">
            <text:p>57385.4080066509</text:p>
          </table:table-cell>
          <table:table-cell office:value-type="float" office:value="69.86" calcext:value-type="float">
            <text:p>69.86</text:p>
          </table:table-cell>
        </table:table-row>
        <table:table-row table:style-name="ro1">
          <table:table-cell office:value-type="float" office:value="60139" calcext:value-type="float">
            <text:p>60139</text:p>
          </table:table-cell>
          <table:table-cell office:value-type="string" calcext:value-type="string">
            <text:p>Maranhăo Babaçu forests</text:p>
          </table:table-cell>
          <table:table-cell office:value-type="string" calcext:value-type="string">
            <text:p>teow</text:p>
          </table:table-cell>
          <table:table-cell office:value-type="float" office:value="141570.091861248" calcext:value-type="float">
            <text:p>141570.091861248</text:p>
          </table:table-cell>
          <table:table-cell office:value-type="float" office:value="141570.732266216" calcext:value-type="float">
            <text:p>141570.732266216</text:p>
          </table:table-cell>
          <table:table-cell office:value-type="float" office:value="100" calcext:value-type="float">
            <text:p>100</text:p>
          </table:table-cell>
          <table:table-cell office:value-type="float" office:value="28015.4096801404" calcext:value-type="float">
            <text:p>28015.4096801404</text:p>
          </table:table-cell>
          <table:table-cell office:value-type="float" office:value="19.79" calcext:value-type="float">
            <text:p>19.79</text:p>
          </table:table-cell>
        </table:table-row>
        <table:table-row table:style-name="ro1">
          <table:table-cell office:value-type="float" office:value="60140" calcext:value-type="float">
            <text:p>60140</text:p>
          </table:table-cell>
          <table:table-cell office:value-type="string" calcext:value-type="string">
            <text:p>Mato Grosso seasonal forests</text:p>
          </table:table-cell>
          <table:table-cell office:value-type="string" calcext:value-type="string">
            <text:p>teow</text:p>
          </table:table-cell>
          <table:table-cell office:value-type="float" office:value="412313.696760543" calcext:value-type="float">
            <text:p>412313.696760543</text:p>
          </table:table-cell>
          <table:table-cell office:value-type="float" office:value="412322.963015136" calcext:value-type="float">
            <text:p>412322.963015136</text:p>
          </table:table-cell>
          <table:table-cell office:value-type="float" office:value="100" calcext:value-type="float">
            <text:p>100</text:p>
          </table:table-cell>
          <table:table-cell office:value-type="float" office:value="103287.321337783" calcext:value-type="float">
            <text:p>103287.321337783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string" calcext:value-type="string">
            <text:p>Monte Alegre varzeá</text:p>
          </table:table-cell>
          <table:table-cell office:value-type="string" calcext:value-type="string">
            <text:p>teow</text:p>
          </table:table-cell>
          <table:table-cell office:value-type="float" office:value="66506.2336532343" calcext:value-type="float">
            <text:p>66506.2336532343</text:p>
          </table:table-cell>
          <table:table-cell office:value-type="float" office:value="66506.3291665792" calcext:value-type="float">
            <text:p>66506.3291665792</text:p>
          </table:table-cell>
          <table:table-cell office:value-type="float" office:value="100" calcext:value-type="float">
            <text:p>100</text:p>
          </table:table-cell>
          <table:table-cell office:value-type="float" office:value="15378.0439978984" calcext:value-type="float">
            <text:p>15378.0439978984</text:p>
          </table:table-cell>
          <table:table-cell office:value-type="float" office:value="23.12" calcext:value-type="float">
            <text:p>23.12</text:p>
          </table:table-cell>
        </table:table-row>
        <table:table-row table:style-name="ro1">
          <table:table-cell office:value-type="float" office:value="60142" calcext:value-type="float">
            <text:p>60142</text:p>
          </table:table-cell>
          <table:table-cell office:value-type="string" calcext:value-type="string">
            <text:p>Napo moist forests</text:p>
          </table:table-cell>
          <table:table-cell office:value-type="string" calcext:value-type="string">
            <text:p>teow</text:p>
          </table:table-cell>
          <table:table-cell office:value-type="float" office:value="250590.80539239" calcext:value-type="float">
            <text:p>250590.80539239</text:p>
          </table:table-cell>
          <table:table-cell office:value-type="float" office:value="250590.861459537" calcext:value-type="float">
            <text:p>250590.861459537</text:p>
          </table:table-cell>
          <table:table-cell office:value-type="float" office:value="100" calcext:value-type="float">
            <text:p>100</text:p>
          </table:table-cell>
          <table:table-cell office:value-type="float" office:value="82054.92524944" calcext:value-type="float">
            <text:p>82054.92524944</text:p>
          </table:table-cell>
          <table:table-cell office:value-type="float" office:value="32.74" calcext:value-type="float">
            <text:p>32.74</text:p>
          </table:table-cell>
        </table:table-row>
        <table:table-row table:style-name="ro1">
          <table:table-cell office:value-type="float" office:value="60143" calcext:value-type="float">
            <text:p>60143</text:p>
          </table:table-cell>
          <table:table-cell office:value-type="string" calcext:value-type="string">
            <text:p>Negro-Branco moist forests</text:p>
          </table:table-cell>
          <table:table-cell office:value-type="string" calcext:value-type="string">
            <text:p>teow</text:p>
          </table:table-cell>
          <table:table-cell office:value-type="float" office:value="200932.403638655" calcext:value-type="float">
            <text:p>200932.403638655</text:p>
          </table:table-cell>
          <table:table-cell office:value-type="float" office:value="200931.788213854" calcext:value-type="float">
            <text:p>200931.788213854</text:p>
          </table:table-cell>
          <table:table-cell office:value-type="float" office:value="100" calcext:value-type="float">
            <text:p>100</text:p>
          </table:table-cell>
          <table:table-cell office:value-type="float" office:value="68584.352839988" calcext:value-type="float">
            <text:p>68584.352839988</text:p>
          </table:table-cell>
          <table:table-cell office:value-type="float" office:value="34.13" calcext:value-type="float">
            <text:p>34.13</text:p>
          </table:table-cell>
        </table:table-row>
        <table:table-row table:style-name="ro1">
          <table:table-cell office:value-type="float" office:value="60144" calcext:value-type="float">
            <text:p>60144</text:p>
          </table:table-cell>
          <table:table-cell office:value-type="string" calcext:value-type="string">
            <text:p>Northeastern Brazil restingas</text:p>
          </table:table-cell>
          <table:table-cell office:value-type="string" calcext:value-type="string">
            <text:p>teow</text:p>
          </table:table-cell>
          <table:table-cell office:value-type="float" office:value="9913.95443908015" calcext:value-type="float">
            <text:p>9913.95443908015</text:p>
          </table:table-cell>
          <table:table-cell office:value-type="float" office:value="9913.95436617558" calcext:value-type="float">
            <text:p>9913.95436617558</text:p>
          </table:table-cell>
          <table:table-cell office:value-type="float" office:value="100" calcext:value-type="float">
            <text:p>100</text:p>
          </table:table-cell>
          <table:table-cell office:value-type="float" office:value="6810.81290737685" calcext:value-type="float">
            <text:p>6810.81290737685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 office:value-type="float" office:value="60145" calcext:value-type="float">
            <text:p>60145</text:p>
          </table:table-cell>
          <table:table-cell office:value-type="string" calcext:value-type="string">
            <text:p>Northwestern Andean montane forests</text:p>
          </table:table-cell>
          <table:table-cell office:value-type="string" calcext:value-type="string">
            <text:p>teow</text:p>
          </table:table-cell>
          <table:table-cell office:value-type="float" office:value="80806.1541151725" calcext:value-type="float">
            <text:p>80806.1541151725</text:p>
          </table:table-cell>
          <table:table-cell office:value-type="float" office:value="80806.0277643325" calcext:value-type="float">
            <text:p>80806.0277643325</text:p>
          </table:table-cell>
          <table:table-cell office:value-type="float" office:value="100" calcext:value-type="float">
            <text:p>100</text:p>
          </table:table-cell>
          <table:table-cell office:value-type="float" office:value="11538.1170910363" calcext:value-type="float">
            <text:p>11538.1170910363</text:p>
          </table:table-cell>
          <table:table-cell office:value-type="float" office:value="14.28" calcext:value-type="float">
            <text:p>14.28</text:p>
          </table:table-cell>
        </table:table-row>
        <table:table-row table:style-name="ro1">
          <table:table-cell office:value-type="float" office:value="60146" calcext:value-type="float">
            <text:p>60146</text:p>
          </table:table-cell>
          <table:table-cell office:value-type="string" calcext:value-type="string">
            <text:p>Oaxacan montane forests</text:p>
          </table:table-cell>
          <table:table-cell office:value-type="string" calcext:value-type="string">
            <text:p>teow</text:p>
          </table:table-cell>
          <table:table-cell office:value-type="float" office:value="7576.84755021574" calcext:value-type="float">
            <text:p>7576.84755021574</text:p>
          </table:table-cell>
          <table:table-cell office:value-type="float" office:value="7576.84753032671" calcext:value-type="float">
            <text:p>7576.84753032671</text:p>
          </table:table-cell>
          <table:table-cell office:value-type="float" office:value="100" calcext:value-type="float">
            <text:p>100</text:p>
          </table:table-cell>
          <table:table-cell office:value-type="float" office:value="151.039781045245" calcext:value-type="float">
            <text:p>151.039781045245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60147" calcext:value-type="float">
            <text:p>60147</text:p>
          </table:table-cell>
          <table:table-cell office:value-type="string" calcext:value-type="string">
            <text:p>Orinoco Delta swamp forests</text:p>
          </table:table-cell>
          <table:table-cell office:value-type="string" calcext:value-type="string">
            <text:p>teow</text:p>
          </table:table-cell>
          <table:table-cell office:value-type="float" office:value="28005.1527687244" calcext:value-type="float">
            <text:p>28005.1527687244</text:p>
          </table:table-cell>
          <table:table-cell office:value-type="float" office:value="28005.1498899142" calcext:value-type="float">
            <text:p>28005.1498899142</text:p>
          </table:table-cell>
          <table:table-cell office:value-type="float" office:value="100" calcext:value-type="float">
            <text:p>100</text:p>
          </table:table-cell>
          <table:table-cell office:value-type="float" office:value="16184.1695515686" calcext:value-type="float">
            <text:p>16184.1695515686</text:p>
          </table:table-cell>
          <table:table-cell office:value-type="float" office:value="57.79" calcext:value-type="float">
            <text:p>57.79</text:p>
          </table:table-cell>
        </table:table-row>
        <table:table-row table:style-name="ro1">
          <table:table-cell office:value-type="float" office:value="60148" calcext:value-type="float">
            <text:p>60148</text:p>
          </table:table-cell>
          <table:table-cell office:value-type="string" calcext:value-type="string">
            <text:p>Pantanos de Centla</text:p>
          </table:table-cell>
          <table:table-cell office:value-type="string" calcext:value-type="string">
            <text:p>teow</text:p>
          </table:table-cell>
          <table:table-cell office:value-type="float" office:value="17099.9812735187" calcext:value-type="float">
            <text:p>17099.9812735187</text:p>
          </table:table-cell>
          <table:table-cell office:value-type="float" office:value="17097.9140738258" calcext:value-type="float">
            <text:p>17097.9140738258</text:p>
          </table:table-cell>
          <table:table-cell office:value-type="float" office:value="99.99" calcext:value-type="float">
            <text:p>99.99</text:p>
          </table:table-cell>
          <table:table-cell office:value-type="float" office:value="4841.26115950187" calcext:value-type="float">
            <text:p>4841.26115950187</text:p>
          </table:table-cell>
          <table:table-cell office:value-type="float" office:value="28.31" calcext:value-type="float">
            <text:p>28.31</text:p>
          </table:table-cell>
        </table:table-row>
        <table:table-row table:style-name="ro1">
          <table:table-cell office:value-type="float" office:value="60149" calcext:value-type="float">
            <text:p>60149</text:p>
          </table:table-cell>
          <table:table-cell office:value-type="string" calcext:value-type="string">
            <text:p>Guianan freshwater swamp forests</text:p>
          </table:table-cell>
          <table:table-cell office:value-type="string" calcext:value-type="string">
            <text:p>teow</text:p>
          </table:table-cell>
          <table:table-cell office:value-type="float" office:value="7657.60029223427" calcext:value-type="float">
            <text:p>7657.60029223427</text:p>
          </table:table-cell>
          <table:table-cell office:value-type="float" office:value="7657.60029179659" calcext:value-type="float">
            <text:p>7657.60029179659</text:p>
          </table:table-cell>
          <table:table-cell office:value-type="float" office:value="100" calcext:value-type="float">
            <text:p>100</text:p>
          </table:table-cell>
          <table:table-cell office:value-type="float" office:value="603.864566409121" calcext:value-type="float">
            <text:p>603.864566409121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 office:value-type="float" office:value="60150" calcext:value-type="float">
            <text:p>60150</text:p>
          </table:table-cell>
          <table:table-cell office:value-type="string" calcext:value-type="string">
            <text:p>Alto Paraná Atlantic forests</text:p>
          </table:table-cell>
          <table:table-cell office:value-type="string" calcext:value-type="string">
            <text:p>teow</text:p>
          </table:table-cell>
          <table:table-cell office:value-type="float" office:value="482868.443847227" calcext:value-type="float">
            <text:p>482868.443847227</text:p>
          </table:table-cell>
          <table:table-cell office:value-type="float" office:value="482869.908084094" calcext:value-type="float">
            <text:p>482869.908084094</text:p>
          </table:table-cell>
          <table:table-cell office:value-type="float" office:value="100" calcext:value-type="float">
            <text:p>100</text:p>
          </table:table-cell>
          <table:table-cell office:value-type="float" office:value="28747.5340988881" calcext:value-type="float">
            <text:p>28747.5340988881</text:p>
          </table:table-cell>
          <table:table-cell office:value-type="float" office:value="5.95" calcext:value-type="float">
            <text:p>5.95</text:p>
          </table:table-cell>
        </table:table-row>
        <table:table-row table:style-name="ro1">
          <table:table-cell office:value-type="float" office:value="60151" calcext:value-type="float">
            <text:p>60151</text:p>
          </table:table-cell>
          <table:table-cell office:value-type="string" calcext:value-type="string">
            <text:p>Pernambuco coastal forests</text:p>
          </table:table-cell>
          <table:table-cell office:value-type="string" calcext:value-type="string">
            <text:p>teow</text:p>
          </table:table-cell>
          <table:table-cell office:value-type="float" office:value="17371.5604829936" calcext:value-type="float">
            <text:p>17371.5604829936</text:p>
          </table:table-cell>
          <table:table-cell office:value-type="float" office:value="17372.234845428" calcext:value-type="float">
            <text:p>17372.234845428</text:p>
          </table:table-cell>
          <table:table-cell office:value-type="float" office:value="100" calcext:value-type="float">
            <text:p>100</text:p>
          </table:table-cell>
          <table:table-cell office:value-type="float" office:value="2053.12434059897" calcext:value-type="float">
            <text:p>2053.12434059897</text:p>
          </table:table-cell>
          <table:table-cell office:value-type="float" office:value="11.82" calcext:value-type="float">
            <text:p>11.82</text:p>
          </table:table-cell>
        </table:table-row>
        <table:table-row table:style-name="ro1">
          <table:table-cell office:value-type="float" office:value="60152" calcext:value-type="float">
            <text:p>60152</text:p>
          </table:table-cell>
          <table:table-cell office:value-type="string" calcext:value-type="string">
            <text:p>Pernambuco interior forests</text:p>
          </table:table-cell>
          <table:table-cell office:value-type="string" calcext:value-type="string">
            <text:p>teow</text:p>
          </table:table-cell>
          <table:table-cell office:value-type="float" office:value="22461.3002194339" calcext:value-type="float">
            <text:p>22461.3002194339</text:p>
          </table:table-cell>
          <table:table-cell office:value-type="float" office:value="22461.3023477465" calcext:value-type="float">
            <text:p>22461.3023477465</text:p>
          </table:table-cell>
          <table:table-cell office:value-type="float" office:value="100" calcext:value-type="float">
            <text:p>100</text:p>
          </table:table-cell>
          <table:table-cell office:value-type="float" office:value="899.952127927607" calcext:value-type="float">
            <text:p>899.952127927607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60153" calcext:value-type="float">
            <text:p>60153</text:p>
          </table:table-cell>
          <table:table-cell office:value-type="string" calcext:value-type="string">
            <text:p>Peruvian Yungas</text:p>
          </table:table-cell>
          <table:table-cell office:value-type="string" calcext:value-type="string">
            <text:p>teow</text:p>
          </table:table-cell>
          <table:table-cell office:value-type="float" office:value="185961.613283149" calcext:value-type="float">
            <text:p>185961.613283149</text:p>
          </table:table-cell>
          <table:table-cell office:value-type="float" office:value="185962.615711276" calcext:value-type="float">
            <text:p>185962.615711276</text:p>
          </table:table-cell>
          <table:table-cell office:value-type="float" office:value="100" calcext:value-type="float">
            <text:p>100</text:p>
          </table:table-cell>
          <table:table-cell office:value-type="float" office:value="28786.1234573573" calcext:value-type="float">
            <text:p>28786.1234573573</text:p>
          </table:table-cell>
          <table:table-cell office:value-type="float" office:value="15.48" calcext:value-type="float">
            <text:p>15.48</text:p>
          </table:table-cell>
        </table:table-row>
        <table:table-row table:style-name="ro1">
          <table:table-cell office:value-type="float" office:value="60154" calcext:value-type="float">
            <text:p>60154</text:p>
          </table:table-cell>
          <table:table-cell office:value-type="string" calcext:value-type="string">
            <text:p>Petén-Veracruz moist forests</text:p>
          </table:table-cell>
          <table:table-cell office:value-type="string" calcext:value-type="string">
            <text:p>teow</text:p>
          </table:table-cell>
          <table:table-cell office:value-type="float" office:value="148387.878284777" calcext:value-type="float">
            <text:p>148387.878284777</text:p>
          </table:table-cell>
          <table:table-cell office:value-type="float" office:value="148385.608553947" calcext:value-type="float">
            <text:p>148385.608553947</text:p>
          </table:table-cell>
          <table:table-cell office:value-type="float" office:value="100" calcext:value-type="float">
            <text:p>100</text:p>
          </table:table-cell>
          <table:table-cell office:value-type="float" office:value="32519.651884381" calcext:value-type="float">
            <text:p>32519.651884381</text:p>
          </table:table-cell>
          <table:table-cell office:value-type="float" office:value="21.92" calcext:value-type="float">
            <text:p>21.92</text:p>
          </table:table-cell>
        </table:table-row>
        <table:table-row table:style-name="ro1">
          <table:table-cell office:value-type="float" office:value="60155" calcext:value-type="float">
            <text:p>60155</text:p>
          </table:table-cell>
          <table:table-cell office:value-type="string" calcext:value-type="string">
            <text:p>Puerto Rican moist forests</text:p>
          </table:table-cell>
          <table:table-cell office:value-type="string" calcext:value-type="string">
            <text:p>teow</text:p>
          </table:table-cell>
          <table:table-cell office:value-type="float" office:value="7411.13366978641" calcext:value-type="float">
            <text:p>7411.13366978641</text:p>
          </table:table-cell>
          <table:table-cell office:value-type="float" office:value="7411.13383452521" calcext:value-type="float">
            <text:p>7411.13383452521</text:p>
          </table:table-cell>
          <table:table-cell office:value-type="float" office:value="100" calcext:value-type="float">
            <text:p>100</text:p>
          </table:table-cell>
          <table:table-cell office:value-type="float" office:value="411.075769999809" calcext:value-type="float">
            <text:p>411.075769999809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60156" calcext:value-type="float">
            <text:p>60156</text:p>
          </table:table-cell>
          <table:table-cell office:value-type="string" calcext:value-type="string">
            <text:p>Purus varzeá</text:p>
          </table:table-cell>
          <table:table-cell office:value-type="string" calcext:value-type="string">
            <text:p>teow</text:p>
          </table:table-cell>
          <table:table-cell office:value-type="float" office:value="176760.311408399" calcext:value-type="float">
            <text:p>176760.311408399</text:p>
          </table:table-cell>
          <table:table-cell office:value-type="float" office:value="176760.940245837" calcext:value-type="float">
            <text:p>176760.940245837</text:p>
          </table:table-cell>
          <table:table-cell office:value-type="float" office:value="100" calcext:value-type="float">
            <text:p>100</text:p>
          </table:table-cell>
          <table:table-cell office:value-type="float" office:value="76290.0177727865" calcext:value-type="float">
            <text:p>76290.0177727865</text:p>
          </table:table-cell>
          <table:table-cell office:value-type="float" office:value="43.16" calcext:value-type="float">
            <text:p>43.16</text:p>
          </table:table-cell>
        </table:table-row>
        <table:table-row table:style-name="ro1">
          <table:table-cell office:value-type="float" office:value="60157" calcext:value-type="float">
            <text:p>60157</text:p>
          </table:table-cell>
          <table:table-cell office:value-type="string" calcext:value-type="string">
            <text:p>Purus-Madeira moist forests</text:p>
          </table:table-cell>
          <table:table-cell office:value-type="string" calcext:value-type="string">
            <text:p>teow</text:p>
          </table:table-cell>
          <table:table-cell office:value-type="float" office:value="173261.466960722" calcext:value-type="float">
            <text:p>173261.466960722</text:p>
          </table:table-cell>
          <table:table-cell office:value-type="float" office:value="173267.7992368" calcext:value-type="float">
            <text:p>173267.7992368</text:p>
          </table:table-cell>
          <table:table-cell office:value-type="float" office:value="100" calcext:value-type="float">
            <text:p>100</text:p>
          </table:table-cell>
          <table:table-cell office:value-type="float" office:value="103376.220397759" calcext:value-type="float">
            <text:p>103376.220397759</text:p>
          </table:table-cell>
          <table:table-cell office:value-type="float" office:value="59.66" calcext:value-type="float">
            <text:p>59.66</text:p>
          </table:table-cell>
        </table:table-row>
        <table:table-row table:style-name="ro1">
          <table:table-cell office:value-type="float" office:value="60158" calcext:value-type="float">
            <text:p>60158</text:p>
          </table:table-cell>
          <table:table-cell office:value-type="string" calcext:value-type="string">
            <text:p>Rio Negro campinarana</text:p>
          </table:table-cell>
          <table:table-cell office:value-type="string" calcext:value-type="string">
            <text:p>teow</text:p>
          </table:table-cell>
          <table:table-cell office:value-type="float" office:value="95985.7681922729" calcext:value-type="float">
            <text:p>95985.7681922729</text:p>
          </table:table-cell>
          <table:table-cell office:value-type="float" office:value="95985.7281832196" calcext:value-type="float">
            <text:p>95985.7281832196</text:p>
          </table:table-cell>
          <table:table-cell office:value-type="float" office:value="100" calcext:value-type="float">
            <text:p>100</text:p>
          </table:table-cell>
          <table:table-cell office:value-type="float" office:value="62303.3011382288" calcext:value-type="float">
            <text:p>62303.3011382288</text:p>
          </table:table-cell>
          <table:table-cell office:value-type="float" office:value="64.91" calcext:value-type="float">
            <text:p>64.91</text:p>
          </table:table-cell>
        </table:table-row>
        <table:table-row table:style-name="ro1">
          <table:table-cell office:value-type="float" office:value="60159" calcext:value-type="float">
            <text:p>60159</text:p>
          </table:table-cell>
          <table:table-cell office:value-type="string" calcext:value-type="string">
            <text:p>Santa Marta montane forests</text:p>
          </table:table-cell>
          <table:table-cell office:value-type="string" calcext:value-type="string">
            <text:p>teow</text:p>
          </table:table-cell>
          <table:table-cell office:value-type="float" office:value="4765.78502443046" calcext:value-type="float">
            <text:p>4765.78502443046</text:p>
          </table:table-cell>
          <table:table-cell office:value-type="float" office:value="4765.77551909466" calcext:value-type="float">
            <text:p>4765.77551909466</text:p>
          </table:table-cell>
          <table:table-cell office:value-type="float" office:value="100" calcext:value-type="float">
            <text:p>100</text:p>
          </table:table-cell>
          <table:table-cell office:value-type="float" office:value="2171.0801469506" calcext:value-type="float">
            <text:p>2171.0801469506</text:p>
          </table:table-cell>
          <table:table-cell office:value-type="float" office:value="45.56" calcext:value-type="float">
            <text:p>45.56</text:p>
          </table:table-cell>
        </table:table-row>
        <table:table-row table:style-name="ro1">
          <table:table-cell office:value-type="float" office:value="60160" calcext:value-type="float">
            <text:p>60160</text:p>
          </table:table-cell>
          <table:table-cell office:value-type="string" calcext:value-type="string">
            <text:p>Serra do Mar coastal forests</text:p>
          </table:table-cell>
          <table:table-cell office:value-type="string" calcext:value-type="string">
            <text:p>teow</text:p>
          </table:table-cell>
          <table:table-cell office:value-type="float" office:value="103878.896318248" calcext:value-type="float">
            <text:p>103878.896318248</text:p>
          </table:table-cell>
          <table:table-cell office:value-type="float" office:value="103880.154832047" calcext:value-type="float">
            <text:p>103880.154832047</text:p>
          </table:table-cell>
          <table:table-cell office:value-type="float" office:value="100" calcext:value-type="float">
            <text:p>100</text:p>
          </table:table-cell>
          <table:table-cell office:value-type="float" office:value="37600.2068317492" calcext:value-type="float">
            <text:p>37600.2068317492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float" office:value="60161" calcext:value-type="float">
            <text:p>60161</text:p>
          </table:table-cell>
          <table:table-cell office:value-type="string" calcext:value-type="string">
            <text:p>Sierra de los Tuxtlas</text:p>
          </table:table-cell>
          <table:table-cell office:value-type="string" calcext:value-type="string">
            <text:p>teow</text:p>
          </table:table-cell>
          <table:table-cell office:value-type="float" office:value="3872.17752586655" calcext:value-type="float">
            <text:p>3872.17752586655</text:p>
          </table:table-cell>
          <table:table-cell office:value-type="float" office:value="3872.17752211939" calcext:value-type="float">
            <text:p>3872.17752211939</text:p>
          </table:table-cell>
          <table:table-cell office:value-type="float" office:value="100" calcext:value-type="float">
            <text:p>100</text:p>
          </table:table-cell>
          <table:table-cell office:value-type="float" office:value="1511.51395093704" calcext:value-type="float">
            <text:p>1511.51395093704</text:p>
          </table:table-cell>
          <table:table-cell office:value-type="float" office:value="39.04" calcext:value-type="float">
            <text:p>39.04</text:p>
          </table:table-cell>
        </table:table-row>
        <table:table-row table:style-name="ro1">
          <table:table-cell office:value-type="float" office:value="60162" calcext:value-type="float">
            <text:p>60162</text:p>
          </table:table-cell>
          <table:table-cell office:value-type="string" calcext:value-type="string">
            <text:p>Sierra Madre de Chiapas moist forests</text:p>
          </table:table-cell>
          <table:table-cell office:value-type="string" calcext:value-type="string">
            <text:p>teow</text:p>
          </table:table-cell>
          <table:table-cell office:value-type="float" office:value="11217.8952802634" calcext:value-type="float">
            <text:p>11217.8952802634</text:p>
          </table:table-cell>
          <table:table-cell office:value-type="float" office:value="11217.8948230243" calcext:value-type="float">
            <text:p>11217.8948230243</text:p>
          </table:table-cell>
          <table:table-cell office:value-type="float" office:value="100" calcext:value-type="float">
            <text:p>100</text:p>
          </table:table-cell>
          <table:table-cell office:value-type="float" office:value="1861.47382577357" calcext:value-type="float">
            <text:p>1861.47382577357</text:p>
          </table:table-cell>
          <table:table-cell office:value-type="float" office:value="16.59" calcext:value-type="float">
            <text:p>16.59</text:p>
          </table:table-cell>
        </table:table-row>
        <table:table-row table:style-name="ro1">
          <table:table-cell office:value-type="float" office:value="60163" calcext:value-type="float">
            <text:p>60163</text:p>
          </table:table-cell>
          <table:table-cell office:value-type="string" calcext:value-type="string">
            <text:p>Solimőes-Japurá moist forests</text:p>
          </table:table-cell>
          <table:table-cell office:value-type="string" calcext:value-type="string">
            <text:p>teow</text:p>
          </table:table-cell>
          <table:table-cell office:value-type="float" office:value="166930.924013939" calcext:value-type="float">
            <text:p>166930.924013939</text:p>
          </table:table-cell>
          <table:table-cell office:value-type="float" office:value="166931.501215567" calcext:value-type="float">
            <text:p>166931.501215567</text:p>
          </table:table-cell>
          <table:table-cell office:value-type="float" office:value="100" calcext:value-type="float">
            <text:p>100</text:p>
          </table:table-cell>
          <table:table-cell office:value-type="float" office:value="46162.2022763321" calcext:value-type="float">
            <text:p>46162.2022763321</text:p>
          </table:table-cell>
          <table:table-cell office:value-type="float" office:value="27.65" calcext:value-type="float">
            <text:p>27.65</text:p>
          </table:table-cell>
        </table:table-row>
        <table:table-row table:style-name="ro1">
          <table:table-cell office:value-type="float" office:value="60164" calcext:value-type="float">
            <text:p>60164</text:p>
          </table:table-cell>
          <table:table-cell office:value-type="string" calcext:value-type="string">
            <text:p>South Florida rocklands</text:p>
          </table:table-cell>
          <table:table-cell office:value-type="string" calcext:value-type="string">
            <text:p>teow</text:p>
          </table:table-cell>
          <table:table-cell office:value-type="float" office:value="1974.8843373936" calcext:value-type="float">
            <text:p>1974.8843373936</text:p>
          </table:table-cell>
          <table:table-cell office:value-type="float" office:value="1974.88434403289" calcext:value-type="float">
            <text:p>1974.88434403289</text:p>
          </table:table-cell>
          <table:table-cell office:value-type="float" office:value="100" calcext:value-type="float">
            <text:p>100</text:p>
          </table:table-cell>
          <table:table-cell office:value-type="float" office:value="280.119138268238" calcext:value-type="float">
            <text:p>280.119138268238</text:p>
          </table:table-cell>
          <table:table-cell office:value-type="float" office:value="14.18" calcext:value-type="float">
            <text:p>14.18</text:p>
          </table:table-cell>
        </table:table-row>
        <table:table-row table:style-name="ro1">
          <table:table-cell office:value-type="float" office:value="60165" calcext:value-type="float">
            <text:p>60165</text:p>
          </table:table-cell>
          <table:table-cell office:value-type="string" calcext:value-type="string">
            <text:p>Southern Andean Yungas</text:p>
          </table:table-cell>
          <table:table-cell office:value-type="string" calcext:value-type="string">
            <text:p>teow</text:p>
          </table:table-cell>
          <table:table-cell office:value-type="float" office:value="75151.8503910823" calcext:value-type="float">
            <text:p>75151.8503910823</text:p>
          </table:table-cell>
          <table:table-cell office:value-type="float" office:value="75152.0192044768" calcext:value-type="float">
            <text:p>75152.0192044768</text:p>
          </table:table-cell>
          <table:table-cell office:value-type="float" office:value="100" calcext:value-type="float">
            <text:p>100</text:p>
          </table:table-cell>
          <table:table-cell office:value-type="float" office:value="9633.97033043103" calcext:value-type="float">
            <text:p>9633.97033043103</text:p>
          </table:table-cell>
          <table:table-cell office:value-type="float" office:value="12.82" calcext:value-type="float">
            <text:p>12.82</text:p>
          </table:table-cell>
        </table:table-row>
        <table:table-row table:style-name="ro1">
          <table:table-cell office:value-type="float" office:value="60166" calcext:value-type="float">
            <text:p>60166</text:p>
          </table:table-cell>
          <table:table-cell office:value-type="string" calcext:value-type="string">
            <text:p>Southwest Amazon moist forests</text:p>
          </table:table-cell>
          <table:table-cell office:value-type="string" calcext:value-type="string">
            <text:p>teow</text:p>
          </table:table-cell>
          <table:table-cell office:value-type="float" office:value="746652.415265436" calcext:value-type="float">
            <text:p>746652.415265436</text:p>
          </table:table-cell>
          <table:table-cell office:value-type="float" office:value="746658.94869959" calcext:value-type="float">
            <text:p>746658.94869959</text:p>
          </table:table-cell>
          <table:table-cell office:value-type="float" office:value="100" calcext:value-type="float">
            <text:p>100</text:p>
          </table:table-cell>
          <table:table-cell office:value-type="float" office:value="300763.97387546" calcext:value-type="float">
            <text:p>300763.97387546</text:p>
          </table:table-cell>
          <table:table-cell office:value-type="float" office:value="40.28" calcext:value-type="float">
            <text:p>40.28</text:p>
          </table:table-cell>
        </table:table-row>
        <table:table-row table:style-name="ro1">
          <table:table-cell office:value-type="float" office:value="60167" calcext:value-type="float">
            <text:p>60167</text:p>
          </table:table-cell>
          <table:table-cell office:value-type="string" calcext:value-type="string">
            <text:p>Talamancan montane forests</text:p>
          </table:table-cell>
          <table:table-cell office:value-type="string" calcext:value-type="string">
            <text:p>teow</text:p>
          </table:table-cell>
          <table:table-cell office:value-type="float" office:value="16274.372332423" calcext:value-type="float">
            <text:p>16274.372332423</text:p>
          </table:table-cell>
          <table:table-cell office:value-type="float" office:value="16274.348146443" calcext:value-type="float">
            <text:p>16274.348146443</text:p>
          </table:table-cell>
          <table:table-cell office:value-type="float" office:value="100" calcext:value-type="float">
            <text:p>100</text:p>
          </table:table-cell>
          <table:table-cell office:value-type="float" office:value="9750.87360479213" calcext:value-type="float">
            <text:p>9750.87360479213</text:p>
          </table:table-cell>
          <table:table-cell office:value-type="float" office:value="59.92" calcext:value-type="float">
            <text:p>59.92</text:p>
          </table:table-cell>
        </table:table-row>
        <table:table-row table:style-name="ro1">
          <table:table-cell office:value-type="float" office:value="60168" calcext:value-type="float">
            <text:p>60168</text:p>
          </table:table-cell>
          <table:table-cell office:value-type="string" calcext:value-type="string">
            <text:p>Tapajós-Xingu moist forests</text:p>
          </table:table-cell>
          <table:table-cell office:value-type="string" calcext:value-type="string">
            <text:p>teow</text:p>
          </table:table-cell>
          <table:table-cell office:value-type="float" office:value="335099.223672636" calcext:value-type="float">
            <text:p>335099.223672636</text:p>
          </table:table-cell>
          <table:table-cell office:value-type="float" office:value="335102.309020775" calcext:value-type="float">
            <text:p>335102.309020775</text:p>
          </table:table-cell>
          <table:table-cell office:value-type="float" office:value="100" calcext:value-type="float">
            <text:p>100</text:p>
          </table:table-cell>
          <table:table-cell office:value-type="float" office:value="241408.132949505" calcext:value-type="float">
            <text:p>241408.132949505</text:p>
          </table:table-cell>
          <table:table-cell office:value-type="float" office:value="72.04" calcext:value-type="float">
            <text:p>72.04</text:p>
          </table:table-cell>
        </table:table-row>
        <table:table-row table:style-name="ro1">
          <table:table-cell office:value-type="float" office:value="60169" calcext:value-type="float">
            <text:p>60169</text:p>
          </table:table-cell>
          <table:table-cell office:value-type="string" calcext:value-type="string">
            <text:p>Pantepui</text:p>
          </table:table-cell>
          <table:table-cell office:value-type="string" calcext:value-type="string">
            <text:p>teow</text:p>
          </table:table-cell>
          <table:table-cell office:value-type="float" office:value="50675.5952333295" calcext:value-type="float">
            <text:p>50675.5952333295</text:p>
          </table:table-cell>
          <table:table-cell office:value-type="float" office:value="50675.5524531144" calcext:value-type="float">
            <text:p>50675.5524531144</text:p>
          </table:table-cell>
          <table:table-cell office:value-type="float" office:value="100" calcext:value-type="float">
            <text:p>100</text:p>
          </table:table-cell>
          <table:table-cell office:value-type="float" office:value="41377.7628760309" calcext:value-type="float">
            <text:p>41377.7628760309</text:p>
          </table:table-cell>
          <table:table-cell office:value-type="float" office:value="81.65" calcext:value-type="float">
            <text:p>81.65</text:p>
          </table:table-cell>
        </table:table-row>
        <table:table-row table:style-name="ro1">
          <table:table-cell office:value-type="float" office:value="60170" calcext:value-type="float">
            <text:p>60170</text:p>
          </table:table-cell>
          <table:table-cell office:value-type="string" calcext:value-type="string">
            <text:p>Tocantins/Pindare moist forests</text:p>
          </table:table-cell>
          <table:table-cell office:value-type="string" calcext:value-type="string">
            <text:p>teow</text:p>
          </table:table-cell>
          <table:table-cell office:value-type="float" office:value="191832.781446901" calcext:value-type="float">
            <text:p>191832.781446901</text:p>
          </table:table-cell>
          <table:table-cell office:value-type="float" office:value="191834.971613066" calcext:value-type="float">
            <text:p>191834.971613066</text:p>
          </table:table-cell>
          <table:table-cell office:value-type="float" office:value="100" calcext:value-type="float">
            <text:p>100</text:p>
          </table:table-cell>
          <table:table-cell office:value-type="float" office:value="36773.5021013531" calcext:value-type="float">
            <text:p>36773.5021013531</text:p>
          </table:table-cell>
          <table:table-cell office:value-type="float" office:value="19.17" calcext:value-type="float">
            <text:p>19.17</text:p>
          </table:table-cell>
        </table:table-row>
        <table:table-row table:style-name="ro1">
          <table:table-cell office:value-type="float" office:value="60171" calcext:value-type="float">
            <text:p>60171</text:p>
          </table:table-cell>
          <table:table-cell office:value-type="string" calcext:value-type="string">
            <text:p>Trinidad and Tobago moist forests</text:p>
          </table:table-cell>
          <table:table-cell office:value-type="string" calcext:value-type="string">
            <text:p>teow</text:p>
          </table:table-cell>
          <table:table-cell office:value-type="float" office:value="4618.04409743517" calcext:value-type="float">
            <text:p>4618.04409743517</text:p>
          </table:table-cell>
          <table:table-cell office:value-type="float" office:value="4618.04409848305" calcext:value-type="float">
            <text:p>4618.04409848305</text:p>
          </table:table-cell>
          <table:table-cell office:value-type="float" office:value="100" calcext:value-type="float">
            <text:p>100</text:p>
          </table:table-cell>
          <table:table-cell office:value-type="float" office:value="1442.68645235288" calcext:value-type="float">
            <text:p>1442.68645235288</text:p>
          </table:table-cell>
          <table:table-cell office:value-type="float" office:value="31.24" calcext:value-type="float">
            <text:p>31.24</text:p>
          </table:table-cell>
        </table:table-row>
        <table:table-row table:style-name="ro1">
          <table:table-cell office:value-type="float" office:value="60172" calcext:value-type="float">
            <text:p>60172</text:p>
          </table:table-cell>
          <table:table-cell office:value-type="string" calcext:value-type="string">
            <text:p>Trindade-Martin Vaz Islands tropical forests</text:p>
          </table:table-cell>
          <table:table-cell office:value-type="string" calcext:value-type="string">
            <text:p>teow</text:p>
          </table:table-cell>
          <table:table-cell office:value-type="float" office:value="9.25496454693666" calcext:value-type="float">
            <text:p>9.25496454693666</text:p>
          </table:table-cell>
          <table:table-cell office:value-type="float" office:value="9.25496454681063" calcext:value-type="float">
            <text:p>9.25496454681063</text:p>
          </table:table-cell>
          <table:table-cell office:value-type="float" office:value="100" calcext:value-type="float">
            <text:p>100</text:p>
          </table:table-cell>
          <table:table-cell office:value-type="float" office:value="9.25496454681063" calcext:value-type="float">
            <text:p>9.254964546810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173" calcext:value-type="float">
            <text:p>60173</text:p>
          </table:table-cell>
          <table:table-cell office:value-type="string" calcext:value-type="string">
            <text:p>Uatuma-Trombetas moist forests</text:p>
          </table:table-cell>
          <table:table-cell office:value-type="string" calcext:value-type="string">
            <text:p>teow</text:p>
          </table:table-cell>
          <table:table-cell office:value-type="float" office:value="469073.73539083" calcext:value-type="float">
            <text:p>469073.73539083</text:p>
          </table:table-cell>
          <table:table-cell office:value-type="float" office:value="469074.542310169" calcext:value-type="float">
            <text:p>469074.542310169</text:p>
          </table:table-cell>
          <table:table-cell office:value-type="float" office:value="100" calcext:value-type="float">
            <text:p>100</text:p>
          </table:table-cell>
          <table:table-cell office:value-type="float" office:value="319057.667166559" calcext:value-type="float">
            <text:p>319057.667166559</text:p>
          </table:table-cell>
          <table:table-cell office:value-type="float" office:value="68.02" calcext:value-type="float">
            <text:p>68.02</text:p>
          </table:table-cell>
        </table:table-row>
        <table:table-row table:style-name="ro1">
          <table:table-cell office:value-type="float" office:value="60174" calcext:value-type="float">
            <text:p>60174</text:p>
          </table:table-cell>
          <table:table-cell office:value-type="string" calcext:value-type="string">
            <text:p>Ucayali moist forests</text:p>
          </table:table-cell>
          <table:table-cell office:value-type="string" calcext:value-type="string">
            <text:p>teow</text:p>
          </table:table-cell>
          <table:table-cell office:value-type="float" office:value="114443.083733222" calcext:value-type="float">
            <text:p>114443.083733222</text:p>
          </table:table-cell>
          <table:table-cell office:value-type="float" office:value="114443.343984192" calcext:value-type="float">
            <text:p>114443.343984192</text:p>
          </table:table-cell>
          <table:table-cell office:value-type="float" office:value="100" calcext:value-type="float">
            <text:p>100</text:p>
          </table:table-cell>
          <table:table-cell office:value-type="float" office:value="23890.5205843601" calcext:value-type="float">
            <text:p>23890.5205843601</text:p>
          </table:table-cell>
          <table:table-cell office:value-type="float" office:value="20.88" calcext:value-type="float">
            <text:p>20.88</text:p>
          </table:table-cell>
        </table:table-row>
        <table:table-row table:style-name="ro1">
          <table:table-cell office:value-type="float" office:value="60175" calcext:value-type="float">
            <text:p>60175</text:p>
          </table:table-cell>
          <table:table-cell office:value-type="string" calcext:value-type="string">
            <text:p>Venezuelan Andes montane forests</text:p>
          </table:table-cell>
          <table:table-cell office:value-type="string" calcext:value-type="string">
            <text:p>teow</text:p>
          </table:table-cell>
          <table:table-cell office:value-type="float" office:value="29268.9390443938" calcext:value-type="float">
            <text:p>29268.9390443938</text:p>
          </table:table-cell>
          <table:table-cell office:value-type="float" office:value="29268.871004199" calcext:value-type="float">
            <text:p>29268.871004199</text:p>
          </table:table-cell>
          <table:table-cell office:value-type="float" office:value="100" calcext:value-type="float">
            <text:p>100</text:p>
          </table:table-cell>
          <table:table-cell office:value-type="float" office:value="17021.5368295976" calcext:value-type="float">
            <text:p>17021.5368295976</text:p>
          </table:table-cell>
          <table:table-cell office:value-type="float" office:value="58.16" calcext:value-type="float">
            <text:p>58.16</text:p>
          </table:table-cell>
        </table:table-row>
        <table:table-row table:style-name="ro1">
          <table:table-cell office:value-type="float" office:value="60176" calcext:value-type="float">
            <text:p>60176</text:p>
          </table:table-cell>
          <table:table-cell office:value-type="string" calcext:value-type="string">
            <text:p>Veracruz moist forests</text:p>
          </table:table-cell>
          <table:table-cell office:value-type="string" calcext:value-type="string">
            <text:p>teow</text:p>
          </table:table-cell>
          <table:table-cell office:value-type="float" office:value="68792.9644793846" calcext:value-type="float">
            <text:p>68792.9644793846</text:p>
          </table:table-cell>
          <table:table-cell office:value-type="float" office:value="68792.9685153099" calcext:value-type="float">
            <text:p>68792.9685153099</text:p>
          </table:table-cell>
          <table:table-cell office:value-type="float" office:value="100" calcext:value-type="float">
            <text:p>100</text:p>
          </table:table-cell>
          <table:table-cell office:value-type="float" office:value="5269.61868946228" calcext:value-type="float">
            <text:p>5269.61868946228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60177" calcext:value-type="float">
            <text:p>60177</text:p>
          </table:table-cell>
          <table:table-cell office:value-type="string" calcext:value-type="string">
            <text:p>Veracruz montane forests</text:p>
          </table:table-cell>
          <table:table-cell office:value-type="string" calcext:value-type="string">
            <text:p>teow</text:p>
          </table:table-cell>
          <table:table-cell office:value-type="float" office:value="4942.50049306844" calcext:value-type="float">
            <text:p>4942.50049306844</text:p>
          </table:table-cell>
          <table:table-cell office:value-type="float" office:value="4942.50049307089" calcext:value-type="float">
            <text:p>4942.50049307089</text:p>
          </table:table-cell>
          <table:table-cell office:value-type="float" office:value="100" calcext:value-type="float">
            <text:p>100</text:p>
          </table:table-cell>
          <table:table-cell office:value-type="float" office:value="303.737015921601" calcext:value-type="float">
            <text:p>303.737015921601</text:p>
          </table:table-cell>
          <table:table-cell office:value-type="float" office:value="6.15" calcext:value-type="float">
            <text:p>6.15</text:p>
          </table:table-cell>
        </table:table-row>
        <table:table-row table:style-name="ro1">
          <table:table-cell office:value-type="float" office:value="60178" calcext:value-type="float">
            <text:p>60178</text:p>
          </table:table-cell>
          <table:table-cell office:value-type="string" calcext:value-type="string">
            <text:p>Western Ecuador moist forests</text:p>
          </table:table-cell>
          <table:table-cell office:value-type="string" calcext:value-type="string">
            <text:p>teow</text:p>
          </table:table-cell>
          <table:table-cell office:value-type="float" office:value="33840.1438026599" calcext:value-type="float">
            <text:p>33840.1438026599</text:p>
          </table:table-cell>
          <table:table-cell office:value-type="float" office:value="33840.1438028305" calcext:value-type="float">
            <text:p>33840.1438028305</text:p>
          </table:table-cell>
          <table:table-cell office:value-type="float" office:value="100" calcext:value-type="float">
            <text:p>100</text:p>
          </table:table-cell>
          <table:table-cell office:value-type="float" office:value="1762.44676657902" calcext:value-type="float">
            <text:p>1762.44676657902</text:p>
          </table:table-cell>
          <table:table-cell office:value-type="float" office:value="5.21" calcext:value-type="float">
            <text:p>5.21</text:p>
          </table:table-cell>
        </table:table-row>
        <table:table-row table:style-name="ro1">
          <table:table-cell office:value-type="float" office:value="60179" calcext:value-type="float">
            <text:p>60179</text:p>
          </table:table-cell>
          <table:table-cell office:value-type="string" calcext:value-type="string">
            <text:p>Windward Islands moist forests</text:p>
          </table:table-cell>
          <table:table-cell office:value-type="string" calcext:value-type="string">
            <text:p>teow</text:p>
          </table:table-cell>
          <table:table-cell office:value-type="float" office:value="1989.20768945106" calcext:value-type="float">
            <text:p>1989.20768945106</text:p>
          </table:table-cell>
          <table:table-cell office:value-type="float" office:value="1989.20767516122" calcext:value-type="float">
            <text:p>1989.20767516122</text:p>
          </table:table-cell>
          <table:table-cell office:value-type="float" office:value="100" calcext:value-type="float">
            <text:p>100</text:p>
          </table:table-cell>
          <table:table-cell office:value-type="float" office:value="1056.07178524956" calcext:value-type="float">
            <text:p>1056.07178524956</text:p>
          </table:table-cell>
          <table:table-cell office:value-type="float" office:value="53.09" calcext:value-type="float">
            <text:p>53.09</text:p>
          </table:table-cell>
        </table:table-row>
        <table:table-row table:style-name="ro1">
          <table:table-cell office:value-type="float" office:value="60180" calcext:value-type="float">
            <text:p>60180</text:p>
          </table:table-cell>
          <table:table-cell office:value-type="string" calcext:value-type="string">
            <text:p>Xingu-Tocantins-Araguaia moist forests</text:p>
          </table:table-cell>
          <table:table-cell office:value-type="string" calcext:value-type="string">
            <text:p>teow</text:p>
          </table:table-cell>
          <table:table-cell office:value-type="float" office:value="264704.290321789" calcext:value-type="float">
            <text:p>264704.290321789</text:p>
          </table:table-cell>
          <table:table-cell office:value-type="float" office:value="264711.115539571" calcext:value-type="float">
            <text:p>264711.115539571</text:p>
          </table:table-cell>
          <table:table-cell office:value-type="float" office:value="100" calcext:value-type="float">
            <text:p>100</text:p>
          </table:table-cell>
          <table:table-cell office:value-type="float" office:value="87700.386587083" calcext:value-type="float">
            <text:p>87700.386587083</text:p>
          </table:table-cell>
          <table:table-cell office:value-type="float" office:value="33.13" calcext:value-type="float">
            <text:p>33.13</text:p>
          </table:table-cell>
        </table:table-row>
        <table:table-row table:style-name="ro1">
          <table:table-cell office:value-type="float" office:value="60181" calcext:value-type="float">
            <text:p>60181</text:p>
          </table:table-cell>
          <table:table-cell office:value-type="string" calcext:value-type="string">
            <text:p>Yucatán moist forests</text:p>
          </table:table-cell>
          <table:table-cell office:value-type="string" calcext:value-type="string">
            <text:p>teow</text:p>
          </table:table-cell>
          <table:table-cell office:value-type="float" office:value="69318.0429816853" calcext:value-type="float">
            <text:p>69318.0429816853</text:p>
          </table:table-cell>
          <table:table-cell office:value-type="float" office:value="69317.9789299736" calcext:value-type="float">
            <text:p>69317.9789299736</text:p>
          </table:table-cell>
          <table:table-cell office:value-type="float" office:value="100" calcext:value-type="float">
            <text:p>100</text:p>
          </table:table-cell>
          <table:table-cell office:value-type="float" office:value="16272.2316146247" calcext:value-type="float">
            <text:p>16272.2316146247</text:p>
          </table:table-cell>
          <table:table-cell office:value-type="float" office:value="23.47" calcext:value-type="float">
            <text:p>23.47</text:p>
          </table:table-cell>
        </table:table-row>
        <table:table-row table:style-name="ro1">
          <table:table-cell office:value-type="float" office:value="60182" calcext:value-type="float">
            <text:p>60182</text:p>
          </table:table-cell>
          <table:table-cell office:value-type="string" calcext:value-type="string">
            <text:p>Guianan piedmont and lowland moist forests</text:p>
          </table:table-cell>
          <table:table-cell office:value-type="string" calcext:value-type="string">
            <text:p>teow</text:p>
          </table:table-cell>
          <table:table-cell office:value-type="float" office:value="229835.468020379" calcext:value-type="float">
            <text:p>229835.468020379</text:p>
          </table:table-cell>
          <table:table-cell office:value-type="float" office:value="229835.454547684" calcext:value-type="float">
            <text:p>229835.454547684</text:p>
          </table:table-cell>
          <table:table-cell office:value-type="float" office:value="100" calcext:value-type="float">
            <text:p>100</text:p>
          </table:table-cell>
          <table:table-cell office:value-type="float" office:value="181603.020653307" calcext:value-type="float">
            <text:p>181603.020653307</text:p>
          </table:table-cell>
          <table:table-cell office:value-type="float" office:value="79.01" calcext:value-type="float">
            <text:p>79.01</text:p>
          </table:table-cell>
        </table:table-row>
        <table:table-row table:style-name="ro1">
          <table:table-cell office:value-type="float" office:value="60201" calcext:value-type="float">
            <text:p>60201</text:p>
          </table:table-cell>
          <table:table-cell office:value-type="string" calcext:value-type="string">
            <text:p>Apure-Villavicencio dry forests</text:p>
          </table:table-cell>
          <table:table-cell office:value-type="string" calcext:value-type="string">
            <text:p>teow</text:p>
          </table:table-cell>
          <table:table-cell office:value-type="float" office:value="68245.536992935" calcext:value-type="float">
            <text:p>68245.536992935</text:p>
          </table:table-cell>
          <table:table-cell office:value-type="float" office:value="68244.2726057497" calcext:value-type="float">
            <text:p>68244.2726057497</text:p>
          </table:table-cell>
          <table:table-cell office:value-type="float" office:value="100" calcext:value-type="float">
            <text:p>100</text:p>
          </table:table-cell>
          <table:table-cell office:value-type="float" office:value="16653.6002270662" calcext:value-type="float">
            <text:p>16653.6002270662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60202" calcext:value-type="float">
            <text:p>60202</text:p>
          </table:table-cell>
          <table:table-cell office:value-type="string" calcext:value-type="string">
            <text:p>Atlantic dry forests</text:p>
          </table:table-cell>
          <table:table-cell office:value-type="string" calcext:value-type="string">
            <text:p>teow</text:p>
          </table:table-cell>
          <table:table-cell office:value-type="float" office:value="114660.083675716" calcext:value-type="float">
            <text:p>114660.083675716</text:p>
          </table:table-cell>
          <table:table-cell office:value-type="float" office:value="114660.443615663" calcext:value-type="float">
            <text:p>114660.443615663</text:p>
          </table:table-cell>
          <table:table-cell office:value-type="float" office:value="100" calcext:value-type="float">
            <text:p>100</text:p>
          </table:table-cell>
          <table:table-cell office:value-type="float" office:value="8993.07225769025" calcext:value-type="float">
            <text:p>8993.07225769025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60204" calcext:value-type="float">
            <text:p>60204</text:p>
          </table:table-cell>
          <table:table-cell office:value-type="string" calcext:value-type="string">
            <text:p>Bajío dry forests</text:p>
          </table:table-cell>
          <table:table-cell office:value-type="string" calcext:value-type="string">
            <text:p>teow</text:p>
          </table:table-cell>
          <table:table-cell office:value-type="float" office:value="37383.746698012" calcext:value-type="float">
            <text:p>37383.746698012</text:p>
          </table:table-cell>
          <table:table-cell office:value-type="float" office:value="37383.6721842808" calcext:value-type="float">
            <text:p>37383.6721842808</text:p>
          </table:table-cell>
          <table:table-cell office:value-type="float" office:value="100" calcext:value-type="float">
            <text:p>100</text:p>
          </table:table-cell>
          <table:table-cell office:value-type="float" office:value="2811.95074775061" calcext:value-type="float">
            <text:p>2811.95074775061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60205" calcext:value-type="float">
            <text:p>60205</text:p>
          </table:table-cell>
          <table:table-cell office:value-type="string" calcext:value-type="string">
            <text:p>Balsas dry forests</text:p>
          </table:table-cell>
          <table:table-cell office:value-type="string" calcext:value-type="string">
            <text:p>teow</text:p>
          </table:table-cell>
          <table:table-cell office:value-type="float" office:value="62246.6325282818" calcext:value-type="float">
            <text:p>62246.6325282818</text:p>
          </table:table-cell>
          <table:table-cell office:value-type="float" office:value="62245.0008429888" calcext:value-type="float">
            <text:p>62245.0008429888</text:p>
          </table:table-cell>
          <table:table-cell office:value-type="float" office:value="100" calcext:value-type="float">
            <text:p>100</text:p>
          </table:table-cell>
          <table:table-cell office:value-type="float" office:value="6784.97964081406" calcext:value-type="float">
            <text:p>6784.97964081406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60206" calcext:value-type="float">
            <text:p>60206</text:p>
          </table:table-cell>
          <table:table-cell office:value-type="string" calcext:value-type="string">
            <text:p>Bolivian montane dry forests</text:p>
          </table:table-cell>
          <table:table-cell office:value-type="string" calcext:value-type="string">
            <text:p>teow</text:p>
          </table:table-cell>
          <table:table-cell office:value-type="float" office:value="72779.7232852718" calcext:value-type="float">
            <text:p>72779.7232852718</text:p>
          </table:table-cell>
          <table:table-cell office:value-type="float" office:value="72779.8739741431" calcext:value-type="float">
            <text:p>72779.8739741431</text:p>
          </table:table-cell>
          <table:table-cell office:value-type="float" office:value="100" calcext:value-type="float">
            <text:p>100</text:p>
          </table:table-cell>
          <table:table-cell office:value-type="float" office:value="10495.3677333512" calcext:value-type="float">
            <text:p>10495.3677333512</text:p>
          </table:table-cell>
          <table:table-cell office:value-type="float" office:value="14.42" calcext:value-type="float">
            <text:p>14.42</text:p>
          </table:table-cell>
        </table:table-row>
        <table:table-row table:style-name="ro1">
          <table:table-cell office:value-type="float" office:value="60207" calcext:value-type="float">
            <text:p>60207</text:p>
          </table:table-cell>
          <table:table-cell office:value-type="string" calcext:value-type="string">
            <text:p>Cauca Valley dry forests</text:p>
          </table:table-cell>
          <table:table-cell office:value-type="string" calcext:value-type="string">
            <text:p>teow</text:p>
          </table:table-cell>
          <table:table-cell office:value-type="float" office:value="7312.73516449318" calcext:value-type="float">
            <text:p>7312.73516449318</text:p>
          </table:table-cell>
          <table:table-cell office:value-type="float" office:value="7312.73516986576" calcext:value-type="float">
            <text:p>7312.73516986576</text:p>
          </table:table-cell>
          <table:table-cell office:value-type="float" office:value="100" calcext:value-type="float">
            <text:p>100</text:p>
          </table:table-cell>
          <table:table-cell office:value-type="float" office:value="131.637511761487" calcext:value-type="float">
            <text:p>131.637511761487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60209" calcext:value-type="float">
            <text:p>60209</text:p>
          </table:table-cell>
          <table:table-cell office:value-type="string" calcext:value-type="string">
            <text:p>Central American dry forests</text:p>
          </table:table-cell>
          <table:table-cell office:value-type="string" calcext:value-type="string">
            <text:p>teow</text:p>
          </table:table-cell>
          <table:table-cell office:value-type="float" office:value="67543.1227261852" calcext:value-type="float">
            <text:p>67543.1227261852</text:p>
          </table:table-cell>
          <table:table-cell office:value-type="float" office:value="67543.1219664468" calcext:value-type="float">
            <text:p>67543.1219664468</text:p>
          </table:table-cell>
          <table:table-cell office:value-type="float" office:value="100" calcext:value-type="float">
            <text:p>100</text:p>
          </table:table-cell>
          <table:table-cell office:value-type="float" office:value="5750.37978467733" calcext:value-type="float">
            <text:p>5750.37978467733</text:p>
          </table:table-cell>
          <table:table-cell office:value-type="float" office:value="8.51" calcext:value-type="float">
            <text:p>8.51</text:p>
          </table:table-cell>
        </table:table-row>
        <table:table-row table:style-name="ro1">
          <table:table-cell office:value-type="float" office:value="60210" calcext:value-type="float">
            <text:p>60210</text:p>
          </table:table-cell>
          <table:table-cell office:value-type="string" calcext:value-type="string">
            <text:p>Dry Chaco</text:p>
          </table:table-cell>
          <table:table-cell office:value-type="string" calcext:value-type="string">
            <text:p>teow</text:p>
          </table:table-cell>
          <table:table-cell office:value-type="float" office:value="786789.473026098" calcext:value-type="float">
            <text:p>786789.473026098</text:p>
          </table:table-cell>
          <table:table-cell office:value-type="float" office:value="786820.925762893" calcext:value-type="float">
            <text:p>786820.925762893</text:p>
          </table:table-cell>
          <table:table-cell office:value-type="float" office:value="100" calcext:value-type="float">
            <text:p>100</text:p>
          </table:table-cell>
          <table:table-cell office:value-type="float" office:value="118317.361715834" calcext:value-type="float">
            <text:p>118317.361715834</text:p>
          </table:table-cell>
          <table:table-cell office:value-type="float" office:value="15.04" calcext:value-type="float">
            <text:p>15.04</text:p>
          </table:table-cell>
        </table:table-row>
        <table:table-row table:style-name="ro1">
          <table:table-cell office:value-type="float" office:value="60211" calcext:value-type="float">
            <text:p>60211</text:p>
          </table:table-cell>
          <table:table-cell office:value-type="string" calcext:value-type="string">
            <text:p>Chiapas Depression dry forests</text:p>
          </table:table-cell>
          <table:table-cell office:value-type="string" calcext:value-type="string">
            <text:p>teow</text:p>
          </table:table-cell>
          <table:table-cell office:value-type="float" office:value="13973.6709226598" calcext:value-type="float">
            <text:p>13973.6709226598</text:p>
          </table:table-cell>
          <table:table-cell office:value-type="float" office:value="13973.6709228134" calcext:value-type="float">
            <text:p>13973.6709228134</text:p>
          </table:table-cell>
          <table:table-cell office:value-type="float" office:value="100" calcext:value-type="float">
            <text:p>100</text:p>
          </table:table-cell>
          <table:table-cell office:value-type="float" office:value="361.092892082638" calcext:value-type="float">
            <text:p>361.092892082638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60212" calcext:value-type="float">
            <text:p>60212</text:p>
          </table:table-cell>
          <table:table-cell office:value-type="string" calcext:value-type="string">
            <text:p>Chiquitano dry forests</text:p>
          </table:table-cell>
          <table:table-cell office:value-type="string" calcext:value-type="string">
            <text:p>teow</text:p>
          </table:table-cell>
          <table:table-cell office:value-type="float" office:value="229766.485502759" calcext:value-type="float">
            <text:p>229766.485502759</text:p>
          </table:table-cell>
          <table:table-cell office:value-type="float" office:value="229768.858432088" calcext:value-type="float">
            <text:p>229768.858432088</text:p>
          </table:table-cell>
          <table:table-cell office:value-type="float" office:value="100" calcext:value-type="float">
            <text:p>100</text:p>
          </table:table-cell>
          <table:table-cell office:value-type="float" office:value="55659.4261134049" calcext:value-type="float">
            <text:p>55659.4261134049</text:p>
          </table:table-cell>
          <table:table-cell office:value-type="float" office:value="24.22" calcext:value-type="float">
            <text:p>24.22</text:p>
          </table:table-cell>
        </table:table-row>
        <table:table-row table:style-name="ro1">
          <table:table-cell office:value-type="float" office:value="60213" calcext:value-type="float">
            <text:p>60213</text:p>
          </table:table-cell>
          <table:table-cell office:value-type="string" calcext:value-type="string">
            <text:p>Cuban dry forests</text:p>
          </table:table-cell>
          <table:table-cell office:value-type="string" calcext:value-type="string">
            <text:p>teow</text:p>
          </table:table-cell>
          <table:table-cell office:value-type="float" office:value="65488.3230751645" calcext:value-type="float">
            <text:p>65488.3230751645</text:p>
          </table:table-cell>
          <table:table-cell office:value-type="float" office:value="65488.3103478706" calcext:value-type="float">
            <text:p>65488.3103478706</text:p>
          </table:table-cell>
          <table:table-cell office:value-type="float" office:value="100" calcext:value-type="float">
            <text:p>100</text:p>
          </table:table-cell>
          <table:table-cell office:value-type="float" office:value="3999.70307506546" calcext:value-type="float">
            <text:p>3999.70307506546</text:p>
          </table:table-cell>
          <table:table-cell office:value-type="float" office:value="6.11" calcext:value-type="float">
            <text:p>6.11</text:p>
          </table:table-cell>
        </table:table-row>
        <table:table-row table:style-name="ro1">
          <table:table-cell office:value-type="float" office:value="60214" calcext:value-type="float">
            <text:p>60214</text:p>
          </table:table-cell>
          <table:table-cell office:value-type="string" calcext:value-type="string">
            <text:p>Ecuadorian dry forests</text:p>
          </table:table-cell>
          <table:table-cell office:value-type="string" calcext:value-type="string">
            <text:p>teow</text:p>
          </table:table-cell>
          <table:table-cell office:value-type="float" office:value="21050.1807892493" calcext:value-type="float">
            <text:p>21050.1807892493</text:p>
          </table:table-cell>
          <table:table-cell office:value-type="float" office:value="21050.1807624313" calcext:value-type="float">
            <text:p>21050.1807624313</text:p>
          </table:table-cell>
          <table:table-cell office:value-type="float" office:value="100" calcext:value-type="float">
            <text:p>100</text:p>
          </table:table-cell>
          <table:table-cell office:value-type="float" office:value="537.84199950418" calcext:value-type="float">
            <text:p>537.84199950418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60215" calcext:value-type="float">
            <text:p>60215</text:p>
          </table:table-cell>
          <table:table-cell office:value-type="string" calcext:value-type="string">
            <text:p>Hispaniolan dry forests</text:p>
          </table:table-cell>
          <table:table-cell office:value-type="string" calcext:value-type="string">
            <text:p>teow</text:p>
          </table:table-cell>
          <table:table-cell office:value-type="float" office:value="15353.6389457088" calcext:value-type="float">
            <text:p>15353.6389457088</text:p>
          </table:table-cell>
          <table:table-cell office:value-type="float" office:value="15353.638996501" calcext:value-type="float">
            <text:p>15353.638996501</text:p>
          </table:table-cell>
          <table:table-cell office:value-type="float" office:value="100" calcext:value-type="float">
            <text:p>100</text:p>
          </table:table-cell>
          <table:table-cell office:value-type="float" office:value="3567.71862877388" calcext:value-type="float">
            <text:p>3567.71862877388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60216" calcext:value-type="float">
            <text:p>60216</text:p>
          </table:table-cell>
          <table:table-cell office:value-type="string" calcext:value-type="string">
            <text:p>Islas Revillagigedo dry forests</text:p>
          </table:table-cell>
          <table:table-cell office:value-type="string" calcext:value-type="string">
            <text:p>teow</text:p>
          </table:table-cell>
          <table:table-cell office:value-type="float" office:value="154.26285380689" calcext:value-type="float">
            <text:p>154.26285380689</text:p>
          </table:table-cell>
          <table:table-cell office:value-type="float" office:value="154.2628538514" calcext:value-type="float">
            <text:p>154.2628538514</text:p>
          </table:table-cell>
          <table:table-cell office:value-type="float" office:value="100" calcext:value-type="float">
            <text:p>100</text:p>
          </table:table-cell>
          <table:table-cell office:value-type="float" office:value="154.2628538514" calcext:value-type="float">
            <text:p>154.26285385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217" calcext:value-type="float">
            <text:p>60217</text:p>
          </table:table-cell>
          <table:table-cell office:value-type="string" calcext:value-type="string">
            <text:p>Jalisco dry forests</text:p>
          </table:table-cell>
          <table:table-cell office:value-type="string" calcext:value-type="string">
            <text:p>teow</text:p>
          </table:table-cell>
          <table:table-cell office:value-type="float" office:value="25451.256437085" calcext:value-type="float">
            <text:p>25451.256437085</text:p>
          </table:table-cell>
          <table:table-cell office:value-type="float" office:value="25451.1808962881" calcext:value-type="float">
            <text:p>25451.1808962881</text:p>
          </table:table-cell>
          <table:table-cell office:value-type="float" office:value="100" calcext:value-type="float">
            <text:p>100</text:p>
          </table:table-cell>
          <table:table-cell office:value-type="float" office:value="2294.87290778851" calcext:value-type="float">
            <text:p>2294.87290778851</text:p>
          </table:table-cell>
          <table:table-cell office:value-type="float" office:value="9.02" calcext:value-type="float">
            <text:p>9.02</text:p>
          </table:table-cell>
        </table:table-row>
        <table:table-row table:style-name="ro1">
          <table:table-cell office:value-type="float" office:value="60218" calcext:value-type="float">
            <text:p>60218</text:p>
          </table:table-cell>
          <table:table-cell office:value-type="string" calcext:value-type="string">
            <text:p>Jamaican dry forests</text:p>
          </table:table-cell>
          <table:table-cell office:value-type="string" calcext:value-type="string">
            <text:p>teow</text:p>
          </table:table-cell>
          <table:table-cell office:value-type="float" office:value="2236.35832938199" calcext:value-type="float">
            <text:p>2236.35832938199</text:p>
          </table:table-cell>
          <table:table-cell office:value-type="float" office:value="2236.35650806648" calcext:value-type="float">
            <text:p>2236.35650806648</text:p>
          </table:table-cell>
          <table:table-cell office:value-type="float" office:value="100" calcext:value-type="float">
            <text:p>100</text:p>
          </table:table-cell>
          <table:table-cell office:value-type="float" office:value="434.492527293757" calcext:value-type="float">
            <text:p>434.492527293757</text:p>
          </table:table-cell>
          <table:table-cell office:value-type="float" office:value="19.43" calcext:value-type="float">
            <text:p>19.43</text:p>
          </table:table-cell>
        </table:table-row>
        <table:table-row table:style-name="ro1">
          <table:table-cell office:value-type="float" office:value="60219" calcext:value-type="float">
            <text:p>60219</text:p>
          </table:table-cell>
          <table:table-cell office:value-type="string" calcext:value-type="string">
            <text:p>Lara-Falcón dry forests</text:p>
          </table:table-cell>
          <table:table-cell office:value-type="string" calcext:value-type="string">
            <text:p>teow</text:p>
          </table:table-cell>
          <table:table-cell office:value-type="float" office:value="16868.5189266233" calcext:value-type="float">
            <text:p>16868.5189266233</text:p>
          </table:table-cell>
          <table:table-cell office:value-type="float" office:value="16867.2263615456" calcext:value-type="float">
            <text:p>16867.2263615456</text:p>
          </table:table-cell>
          <table:table-cell office:value-type="float" office:value="99.99" calcext:value-type="float">
            <text:p>99.99</text:p>
          </table:table-cell>
          <table:table-cell office:value-type="float" office:value="6574.22646567079" calcext:value-type="float">
            <text:p>6574.22646567079</text:p>
          </table:table-cell>
          <table:table-cell office:value-type="float" office:value="38.98" calcext:value-type="float">
            <text:p>38.98</text:p>
          </table:table-cell>
        </table:table-row>
        <table:table-row table:style-name="ro1">
          <table:table-cell office:value-type="float" office:value="60220" calcext:value-type="float">
            <text:p>60220</text:p>
          </table:table-cell>
          <table:table-cell office:value-type="string" calcext:value-type="string">
            <text:p>Lesser Antillean dry forests</text:p>
          </table:table-cell>
          <table:table-cell office:value-type="string" calcext:value-type="string">
            <text:p>teow</text:p>
          </table:table-cell>
          <table:table-cell office:value-type="float" office:value="836.084595592569" calcext:value-type="float">
            <text:p>836.084595592569</text:p>
          </table:table-cell>
          <table:table-cell office:value-type="float" office:value="836.084615057669" calcext:value-type="float">
            <text:p>836.084615057669</text:p>
          </table:table-cell>
          <table:table-cell office:value-type="float" office:value="100" calcext:value-type="float">
            <text:p>100</text:p>
          </table:table-cell>
          <table:table-cell office:value-type="float" office:value="171.734235519918" calcext:value-type="float">
            <text:p>171.734235519918</text:p>
          </table:table-cell>
          <table:table-cell office:value-type="float" office:value="20.54" calcext:value-type="float">
            <text:p>20.54</text:p>
          </table:table-cell>
        </table:table-row>
        <table:table-row table:style-name="ro1">
          <table:table-cell office:value-type="float" office:value="60221" calcext:value-type="float">
            <text:p>60221</text:p>
          </table:table-cell>
          <table:table-cell office:value-type="string" calcext:value-type="string">
            <text:p>Magdalena Valley dry forests</text:p>
          </table:table-cell>
          <table:table-cell office:value-type="string" calcext:value-type="string">
            <text:p>teow</text:p>
          </table:table-cell>
          <table:table-cell office:value-type="float" office:value="19548.6494198111" calcext:value-type="float">
            <text:p>19548.6494198111</text:p>
          </table:table-cell>
          <table:table-cell office:value-type="float" office:value="19548.6494198104" calcext:value-type="float">
            <text:p>19548.6494198104</text:p>
          </table:table-cell>
          <table:table-cell office:value-type="float" office:value="100" calcext:value-type="float">
            <text:p>100</text:p>
          </table:table-cell>
          <table:table-cell office:value-type="float" office:value="466.275487756488" calcext:value-type="float">
            <text:p>466.275487756488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60222" calcext:value-type="float">
            <text:p>60222</text:p>
          </table:table-cell>
          <table:table-cell office:value-type="string" calcext:value-type="string">
            <text:p>Maracaibo dry forests</text:p>
          </table:table-cell>
          <table:table-cell office:value-type="string" calcext:value-type="string">
            <text:p>teow</text:p>
          </table:table-cell>
          <table:table-cell office:value-type="float" office:value="30052.6387511325" calcext:value-type="float">
            <text:p>30052.6387511325</text:p>
          </table:table-cell>
          <table:table-cell office:value-type="float" office:value="30052.6368448298" calcext:value-type="float">
            <text:p>30052.6368448298</text:p>
          </table:table-cell>
          <table:table-cell office:value-type="float" office:value="100" calcext:value-type="float">
            <text:p>100</text:p>
          </table:table-cell>
          <table:table-cell office:value-type="float" office:value="9641.89360227527" calcext:value-type="float">
            <text:p>9641.89360227527</text:p>
          </table:table-cell>
          <table:table-cell office:value-type="float" office:value="32.08" calcext:value-type="float">
            <text:p>32.08</text:p>
          </table:table-cell>
        </table:table-row>
        <table:table-row table:style-name="ro1">
          <table:table-cell office:value-type="float" office:value="60223" calcext:value-type="float">
            <text:p>60223</text:p>
          </table:table-cell>
          <table:table-cell office:value-type="string" calcext:value-type="string">
            <text:p>Marańón dry forests</text:p>
          </table:table-cell>
          <table:table-cell office:value-type="string" calcext:value-type="string">
            <text:p>teow</text:p>
          </table:table-cell>
          <table:table-cell office:value-type="float" office:value="11322.3802144092" calcext:value-type="float">
            <text:p>11322.3802144092</text:p>
          </table:table-cell>
          <table:table-cell office:value-type="float" office:value="11322.3802144077" calcext:value-type="float">
            <text:p>11322.3802144077</text:p>
          </table:table-cell>
          <table:table-cell office:value-type="float" office:value="100" calcext:value-type="float">
            <text:p>100</text:p>
          </table:table-cell>
          <table:table-cell office:value-type="float" office:value="633.439869176635" calcext:value-type="float">
            <text:p>633.439869176635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60224" calcext:value-type="float">
            <text:p>60224</text:p>
          </table:table-cell>
          <table:table-cell office:value-type="string" calcext:value-type="string">
            <text:p>Panamanian dry forests</text:p>
          </table:table-cell>
          <table:table-cell office:value-type="string" calcext:value-type="string">
            <text:p>teow</text:p>
          </table:table-cell>
          <table:table-cell office:value-type="float" office:value="5065.18069514758" calcext:value-type="float">
            <text:p>5065.18069514758</text:p>
          </table:table-cell>
          <table:table-cell office:value-type="float" office:value="5065.18069493866" calcext:value-type="float">
            <text:p>5065.18069493866</text:p>
          </table:table-cell>
          <table:table-cell office:value-type="float" office:value="100" calcext:value-type="float">
            <text:p>100</text:p>
          </table:table-cell>
          <table:table-cell office:value-type="float" office:value="71.5921243350156" calcext:value-type="float">
            <text:p>71.5921243350156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60225" calcext:value-type="float">
            <text:p>60225</text:p>
          </table:table-cell>
          <table:table-cell office:value-type="string" calcext:value-type="string">
            <text:p>Patía Valley dry forests</text:p>
          </table:table-cell>
          <table:table-cell office:value-type="string" calcext:value-type="string">
            <text:p>teow</text:p>
          </table:table-cell>
          <table:table-cell office:value-type="float" office:value="2260.63557770384" calcext:value-type="float">
            <text:p>2260.63557770384</text:p>
          </table:table-cell>
          <table:table-cell office:value-type="float" office:value="2260.63557770384" calcext:value-type="float">
            <text:p>2260.63557770384</text:p>
          </table:table-cell>
          <table:table-cell office:value-type="float" office:value="100" calcext:value-type="float">
            <text:p>100</text:p>
          </table:table-cell>
          <table:table-cell office:value-type="float" office:value="1.58639015385033" calcext:value-type="float">
            <text:p>1.5863901538503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60226" calcext:value-type="float">
            <text:p>60226</text:p>
          </table:table-cell>
          <table:table-cell office:value-type="string" calcext:value-type="string">
            <text:p>Puerto Rican dry forests</text:p>
          </table:table-cell>
          <table:table-cell office:value-type="string" calcext:value-type="string">
            <text:p>teow</text:p>
          </table:table-cell>
          <table:table-cell office:value-type="float" office:value="1225.63610141763" calcext:value-type="float">
            <text:p>1225.63610141763</text:p>
          </table:table-cell>
          <table:table-cell office:value-type="float" office:value="1225.60388499912" calcext:value-type="float">
            <text:p>1225.60388499912</text:p>
          </table:table-cell>
          <table:table-cell office:value-type="float" office:value="100" calcext:value-type="float">
            <text:p>100</text:p>
          </table:table-cell>
          <table:table-cell office:value-type="float" office:value="152.05830747172" calcext:value-type="float">
            <text:p>152.05830747172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float" office:value="60227" calcext:value-type="float">
            <text:p>60227</text:p>
          </table:table-cell>
          <table:table-cell office:value-type="string" calcext:value-type="string">
            <text:p>Sierra de la Laguna dry forests</text:p>
          </table:table-cell>
          <table:table-cell office:value-type="string" calcext:value-type="string">
            <text:p>teow</text:p>
          </table:table-cell>
          <table:table-cell office:value-type="float" office:value="3953.77662652473" calcext:value-type="float">
            <text:p>3953.77662652473</text:p>
          </table:table-cell>
          <table:table-cell office:value-type="float" office:value="3953.77662680049" calcext:value-type="float">
            <text:p>3953.77662680049</text:p>
          </table:table-cell>
          <table:table-cell office:value-type="float" office:value="100" calcext:value-type="float">
            <text:p>100</text:p>
          </table:table-cell>
          <table:table-cell office:value-type="float" office:value="907.105305987687" calcext:value-type="float">
            <text:p>907.105305987687</text:p>
          </table:table-cell>
          <table:table-cell office:value-type="float" office:value="22.94" calcext:value-type="float">
            <text:p>22.94</text:p>
          </table:table-cell>
        </table:table-row>
        <table:table-row table:style-name="ro1">
          <table:table-cell office:value-type="float" office:value="60228" calcext:value-type="float">
            <text:p>60228</text:p>
          </table:table-cell>
          <table:table-cell office:value-type="string" calcext:value-type="string">
            <text:p>Sinaloan dry forests</text:p>
          </table:table-cell>
          <table:table-cell office:value-type="string" calcext:value-type="string">
            <text:p>teow</text:p>
          </table:table-cell>
          <table:table-cell office:value-type="float" office:value="77317.3057416683" calcext:value-type="float">
            <text:p>77317.3057416683</text:p>
          </table:table-cell>
          <table:table-cell office:value-type="float" office:value="77317.3092502516" calcext:value-type="float">
            <text:p>77317.3092502516</text:p>
          </table:table-cell>
          <table:table-cell office:value-type="float" office:value="100" calcext:value-type="float">
            <text:p>100</text:p>
          </table:table-cell>
          <table:table-cell office:value-type="float" office:value="8577.80030230419" calcext:value-type="float">
            <text:p>8577.80030230419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float" office:value="60229" calcext:value-type="float">
            <text:p>60229</text:p>
          </table:table-cell>
          <table:table-cell office:value-type="string" calcext:value-type="string">
            <text:p>Sinú Valley dry forests</text:p>
          </table:table-cell>
          <table:table-cell office:value-type="string" calcext:value-type="string">
            <text:p>teow</text:p>
          </table:table-cell>
          <table:table-cell office:value-type="float" office:value="24878.4321972647" calcext:value-type="float">
            <text:p>24878.4321972647</text:p>
          </table:table-cell>
          <table:table-cell office:value-type="float" office:value="24878.4308799389" calcext:value-type="float">
            <text:p>24878.4308799389</text:p>
          </table:table-cell>
          <table:table-cell office:value-type="float" office:value="100" calcext:value-type="float">
            <text:p>100</text:p>
          </table:table-cell>
          <table:table-cell office:value-type="float" office:value="2677.47701079775" calcext:value-type="float">
            <text:p>2677.47701079775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0230" calcext:value-type="float">
            <text:p>60230</text:p>
          </table:table-cell>
          <table:table-cell office:value-type="string" calcext:value-type="string">
            <text:p>Southern Pacific dry forests</text:p>
          </table:table-cell>
          <table:table-cell office:value-type="string" calcext:value-type="string">
            <text:p>teow</text:p>
          </table:table-cell>
          <table:table-cell office:value-type="float" office:value="42039.5511294547" calcext:value-type="float">
            <text:p>42039.5511294547</text:p>
          </table:table-cell>
          <table:table-cell office:value-type="float" office:value="42039.5478711626" calcext:value-type="float">
            <text:p>42039.5478711626</text:p>
          </table:table-cell>
          <table:table-cell office:value-type="float" office:value="100" calcext:value-type="float">
            <text:p>100</text:p>
          </table:table-cell>
          <table:table-cell office:value-type="float" office:value="1800.61096440755" calcext:value-type="float">
            <text:p>1800.61096440755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60232" calcext:value-type="float">
            <text:p>60232</text:p>
          </table:table-cell>
          <table:table-cell office:value-type="string" calcext:value-type="string">
            <text:p>Tumbes-Piura dry forests</text:p>
          </table:table-cell>
          <table:table-cell office:value-type="string" calcext:value-type="string">
            <text:p>teow</text:p>
          </table:table-cell>
          <table:table-cell office:value-type="float" office:value="41085.8897799957" calcext:value-type="float">
            <text:p>41085.8897799957</text:p>
          </table:table-cell>
          <table:table-cell office:value-type="float" office:value="41085.8904751558" calcext:value-type="float">
            <text:p>41085.8904751558</text:p>
          </table:table-cell>
          <table:table-cell office:value-type="float" office:value="100" calcext:value-type="float">
            <text:p>100</text:p>
          </table:table-cell>
          <table:table-cell office:value-type="float" office:value="3009.48860182716" calcext:value-type="float">
            <text:p>3009.48860182716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office:value-type="float" office:value="60233" calcext:value-type="float">
            <text:p>60233</text:p>
          </table:table-cell>
          <table:table-cell office:value-type="string" calcext:value-type="string">
            <text:p>Veracruz dry forests</text:p>
          </table:table-cell>
          <table:table-cell office:value-type="string" calcext:value-type="string">
            <text:p>teow</text:p>
          </table:table-cell>
          <table:table-cell office:value-type="float" office:value="6605.43168423331" calcext:value-type="float">
            <text:p>6605.43168423331</text:p>
          </table:table-cell>
          <table:table-cell office:value-type="float" office:value="6605.43168414699" calcext:value-type="float">
            <text:p>6605.43168414699</text:p>
          </table:table-cell>
          <table:table-cell office:value-type="float" office:value="100" calcext:value-type="float">
            <text:p>100</text:p>
          </table:table-cell>
          <table:table-cell office:value-type="float" office:value="313.345499586318" calcext:value-type="float">
            <text:p>313.345499586318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float" office:value="60235" calcext:value-type="float">
            <text:p>60235</text:p>
          </table:table-cell>
          <table:table-cell office:value-type="string" calcext:value-type="string">
            <text:p>Yucatán dry forests</text:p>
          </table:table-cell>
          <table:table-cell office:value-type="string" calcext:value-type="string">
            <text:p>teow</text:p>
          </table:table-cell>
          <table:table-cell office:value-type="float" office:value="49601.5731742868" calcext:value-type="float">
            <text:p>49601.5731742868</text:p>
          </table:table-cell>
          <table:table-cell office:value-type="float" office:value="49596.6308962785" calcext:value-type="float">
            <text:p>49596.6308962785</text:p>
          </table:table-cell>
          <table:table-cell office:value-type="float" office:value="99.99" calcext:value-type="float">
            <text:p>99.99</text:p>
          </table:table-cell>
          <table:table-cell office:value-type="float" office:value="4782.76054475443" calcext:value-type="float">
            <text:p>4782.76054475443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60301" calcext:value-type="float">
            <text:p>60301</text:p>
          </table:table-cell>
          <table:table-cell office:value-type="string" calcext:value-type="string">
            <text:p>Bahamian pine mosaic</text:p>
          </table:table-cell>
          <table:table-cell office:value-type="string" calcext:value-type="string">
            <text:p>teow</text:p>
          </table:table-cell>
          <table:table-cell office:value-type="float" office:value="6243.52229009509" calcext:value-type="float">
            <text:p>6243.52229009509</text:p>
          </table:table-cell>
          <table:table-cell office:value-type="float" office:value="6243.5194676035" calcext:value-type="float">
            <text:p>6243.5194676035</text:p>
          </table:table-cell>
          <table:table-cell office:value-type="float" office:value="100" calcext:value-type="float">
            <text:p>100</text:p>
          </table:table-cell>
          <table:table-cell office:value-type="float" office:value="1322.54273467402" calcext:value-type="float">
            <text:p>1322.54273467402</text:p>
          </table:table-cell>
          <table:table-cell office:value-type="float" office:value="21.18" calcext:value-type="float">
            <text:p>21.18</text:p>
          </table:table-cell>
        </table:table-row>
        <table:table-row table:style-name="ro1">
          <table:table-cell office:value-type="float" office:value="60302" calcext:value-type="float">
            <text:p>60302</text:p>
          </table:table-cell>
          <table:table-cell office:value-type="string" calcext:value-type="string">
            <text:p>Belizian pine forests</text:p>
          </table:table-cell>
          <table:table-cell office:value-type="string" calcext:value-type="string">
            <text:p>teow</text:p>
          </table:table-cell>
          <table:table-cell office:value-type="float" office:value="2815.32550982015" calcext:value-type="float">
            <text:p>2815.32550982015</text:p>
          </table:table-cell>
          <table:table-cell office:value-type="float" office:value="2815.32581031074" calcext:value-type="float">
            <text:p>2815.32581031074</text:p>
          </table:table-cell>
          <table:table-cell office:value-type="float" office:value="100" calcext:value-type="float">
            <text:p>100</text:p>
          </table:table-cell>
          <table:table-cell office:value-type="float" office:value="942.607802699541" calcext:value-type="float">
            <text:p>942.607802699541</text:p>
          </table:table-cell>
          <table:table-cell office:value-type="float" office:value="33.48" calcext:value-type="float">
            <text:p>33.48</text:p>
          </table:table-cell>
        </table:table-row>
        <table:table-row table:style-name="ro1">
          <table:table-cell office:value-type="float" office:value="60303" calcext:value-type="float">
            <text:p>60303</text:p>
          </table:table-cell>
          <table:table-cell office:value-type="string" calcext:value-type="string">
            <text:p>Central American pine-oak forests</text:p>
          </table:table-cell>
          <table:table-cell office:value-type="string" calcext:value-type="string">
            <text:p>teow</text:p>
          </table:table-cell>
          <table:table-cell office:value-type="float" office:value="110941.317741618" calcext:value-type="float">
            <text:p>110941.317741618</text:p>
          </table:table-cell>
          <table:table-cell office:value-type="float" office:value="110939.296768726" calcext:value-type="float">
            <text:p>110939.296768726</text:p>
          </table:table-cell>
          <table:table-cell office:value-type="float" office:value="100" calcext:value-type="float">
            <text:p>100</text:p>
          </table:table-cell>
          <table:table-cell office:value-type="float" office:value="13016.1415225024" calcext:value-type="float">
            <text:p>13016.1415225024</text:p>
          </table:table-cell>
          <table:table-cell office:value-type="float" office:value="11.73" calcext:value-type="float">
            <text:p>11.73</text:p>
          </table:table-cell>
        </table:table-row>
        <table:table-row table:style-name="ro1">
          <table:table-cell office:value-type="float" office:value="60304" calcext:value-type="float">
            <text:p>60304</text:p>
          </table:table-cell>
          <table:table-cell office:value-type="string" calcext:value-type="string">
            <text:p>Cuban pine forests</text:p>
          </table:table-cell>
          <table:table-cell office:value-type="string" calcext:value-type="string">
            <text:p>teow</text:p>
          </table:table-cell>
          <table:table-cell office:value-type="float" office:value="6359.4853821982" calcext:value-type="float">
            <text:p>6359.4853821982</text:p>
          </table:table-cell>
          <table:table-cell office:value-type="float" office:value="6359.48539027725" calcext:value-type="float">
            <text:p>6359.48539027725</text:p>
          </table:table-cell>
          <table:table-cell office:value-type="float" office:value="100" calcext:value-type="float">
            <text:p>100</text:p>
          </table:table-cell>
          <table:table-cell office:value-type="float" office:value="470.648546978131" calcext:value-type="float">
            <text:p>470.648546978131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60305" calcext:value-type="float">
            <text:p>60305</text:p>
          </table:table-cell>
          <table:table-cell office:value-type="string" calcext:value-type="string">
            <text:p>Hispaniolan pine forests</text:p>
          </table:table-cell>
          <table:table-cell office:value-type="string" calcext:value-type="string">
            <text:p>teow</text:p>
          </table:table-cell>
          <table:table-cell office:value-type="float" office:value="11560.0174180803" calcext:value-type="float">
            <text:p>11560.0174180803</text:p>
          </table:table-cell>
          <table:table-cell office:value-type="float" office:value="11559.6929938016" calcext:value-type="float">
            <text:p>11559.6929938016</text:p>
          </table:table-cell>
          <table:table-cell office:value-type="float" office:value="100" calcext:value-type="float">
            <text:p>100</text:p>
          </table:table-cell>
          <table:table-cell office:value-type="float" office:value="4478.90955824601" calcext:value-type="float">
            <text:p>4478.90955824601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 office:value-type="float" office:value="60306" calcext:value-type="float">
            <text:p>60306</text:p>
          </table:table-cell>
          <table:table-cell office:value-type="string" calcext:value-type="string">
            <text:p>Miskito pine forests</text:p>
          </table:table-cell>
          <table:table-cell office:value-type="string" calcext:value-type="string">
            <text:p>teow</text:p>
          </table:table-cell>
          <table:table-cell office:value-type="float" office:value="18236.6473665323" calcext:value-type="float">
            <text:p>18236.6473665323</text:p>
          </table:table-cell>
          <table:table-cell office:value-type="float" office:value="18236.6473715699" calcext:value-type="float">
            <text:p>18236.6473715699</text:p>
          </table:table-cell>
          <table:table-cell office:value-type="float" office:value="100" calcext:value-type="float">
            <text:p>100</text:p>
          </table:table-cell>
          <table:table-cell office:value-type="float" office:value="3074.95802697207" calcext:value-type="float">
            <text:p>3074.95802697207</text:p>
          </table:table-cell>
          <table:table-cell office:value-type="float" office:value="16.86" calcext:value-type="float">
            <text:p>16.86</text:p>
          </table:table-cell>
        </table:table-row>
        <table:table-row table:style-name="ro1">
          <table:table-cell office:value-type="float" office:value="60307" calcext:value-type="float">
            <text:p>60307</text:p>
          </table:table-cell>
          <table:table-cell office:value-type="string" calcext:value-type="string">
            <text:p>Sierra de la Laguna pine-oak forests</text:p>
          </table:table-cell>
          <table:table-cell office:value-type="string" calcext:value-type="string">
            <text:p>teow</text:p>
          </table:table-cell>
          <table:table-cell office:value-type="float" office:value="1061.04513261594" calcext:value-type="float">
            <text:p>1061.04513261594</text:p>
          </table:table-cell>
          <table:table-cell office:value-type="float" office:value="1061.04513261389" calcext:value-type="float">
            <text:p>1061.04513261389</text:p>
          </table:table-cell>
          <table:table-cell office:value-type="float" office:value="100" calcext:value-type="float">
            <text:p>100</text:p>
          </table:table-cell>
          <table:table-cell office:value-type="float" office:value="922.385817853756" calcext:value-type="float">
            <text:p>922.385817853756</text:p>
          </table:table-cell>
          <table:table-cell office:value-type="float" office:value="86.93" calcext:value-type="float">
            <text:p>86.93</text:p>
          </table:table-cell>
        </table:table-row>
        <table:table-row table:style-name="ro1">
          <table:table-cell office:value-type="float" office:value="60308" calcext:value-type="float">
            <text:p>60308</text:p>
          </table:table-cell>
          <table:table-cell office:value-type="string" calcext:value-type="string">
            <text:p>Sierra Madre de Oaxaca pine-oak forests</text:p>
          </table:table-cell>
          <table:table-cell office:value-type="string" calcext:value-type="string">
            <text:p>teow</text:p>
          </table:table-cell>
          <table:table-cell office:value-type="float" office:value="14298.3203431086" calcext:value-type="float">
            <text:p>14298.3203431086</text:p>
          </table:table-cell>
          <table:table-cell office:value-type="float" office:value="14298.3201199032" calcext:value-type="float">
            <text:p>14298.3201199032</text:p>
          </table:table-cell>
          <table:table-cell office:value-type="float" office:value="100" calcext:value-type="float">
            <text:p>100</text:p>
          </table:table-cell>
          <table:table-cell office:value-type="float" office:value="919.918249300521" calcext:value-type="float">
            <text:p>919.918249300521</text:p>
          </table:table-cell>
          <table:table-cell office:value-type="float" office:value="6.43" calcext:value-type="float">
            <text:p>6.43</text:p>
          </table:table-cell>
        </table:table-row>
        <table:table-row table:style-name="ro1">
          <table:table-cell office:value-type="float" office:value="60309" calcext:value-type="float">
            <text:p>60309</text:p>
          </table:table-cell>
          <table:table-cell office:value-type="string" calcext:value-type="string">
            <text:p>Sierra Madre del Sur pine-oak forests</text:p>
          </table:table-cell>
          <table:table-cell office:value-type="string" calcext:value-type="string">
            <text:p>teow</text:p>
          </table:table-cell>
          <table:table-cell office:value-type="float" office:value="60973.5681320837" calcext:value-type="float">
            <text:p>60973.5681320837</text:p>
          </table:table-cell>
          <table:table-cell office:value-type="float" office:value="60973.5698440292" calcext:value-type="float">
            <text:p>60973.5698440292</text:p>
          </table:table-cell>
          <table:table-cell office:value-type="float" office:value="100" calcext:value-type="float">
            <text:p>100</text:p>
          </table:table-cell>
          <table:table-cell office:value-type="float" office:value="1750.8956432012" calcext:value-type="float">
            <text:p>1750.8956432012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60310" calcext:value-type="float">
            <text:p>60310</text:p>
          </table:table-cell>
          <table:table-cell office:value-type="string" calcext:value-type="string">
            <text:p>Trans-Mexican Volcanic Belt pine-oak forests</text:p>
          </table:table-cell>
          <table:table-cell office:value-type="string" calcext:value-type="string">
            <text:p>teow</text:p>
          </table:table-cell>
          <table:table-cell office:value-type="float" office:value="92025.1645477885" calcext:value-type="float">
            <text:p>92025.1645477885</text:p>
          </table:table-cell>
          <table:table-cell office:value-type="float" office:value="92024.6679092464" calcext:value-type="float">
            <text:p>92024.6679092464</text:p>
          </table:table-cell>
          <table:table-cell office:value-type="float" office:value="100" calcext:value-type="float">
            <text:p>100</text:p>
          </table:table-cell>
          <table:table-cell office:value-type="float" office:value="16425.7674428249" calcext:value-type="float">
            <text:p>16425.7674428249</text:p>
          </table:table-cell>
          <table:table-cell office:value-type="float" office:value="17.85" calcext:value-type="float">
            <text:p>17.85</text:p>
          </table:table-cell>
        </table:table-row>
        <table:table-row table:style-name="ro1">
          <table:table-cell office:value-type="float" office:value="60401" calcext:value-type="float">
            <text:p>60401</text:p>
          </table:table-cell>
          <table:table-cell office:value-type="string" calcext:value-type="string">
            <text:p>Juan Fernández Islands temperate forests</text:p>
          </table:table-cell>
          <table:table-cell office:value-type="string" calcext:value-type="string">
            <text:p>teow</text:p>
          </table:table-cell>
          <table:table-cell office:value-type="float" office:value="90.2393016423456" calcext:value-type="float">
            <text:p>90.2393016423456</text:p>
          </table:table-cell>
          <table:table-cell office:value-type="float" office:value="90.239301565896" calcext:value-type="float">
            <text:p>90.239301565896</text:p>
          </table:table-cell>
          <table:table-cell office:value-type="float" office:value="100" calcext:value-type="float">
            <text:p>100</text:p>
          </table:table-cell>
          <table:table-cell office:value-type="float" office:value="81.0435002730497" calcext:value-type="float">
            <text:p>81.0435002730497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60402" calcext:value-type="float">
            <text:p>60402</text:p>
          </table:table-cell>
          <table:table-cell office:value-type="string" calcext:value-type="string">
            <text:p>Magellanic subpolar forests</text:p>
          </table:table-cell>
          <table:table-cell office:value-type="string" calcext:value-type="string">
            <text:p>teow</text:p>
          </table:table-cell>
          <table:table-cell office:value-type="float" office:value="155989.244709485" calcext:value-type="float">
            <text:p>155989.244709485</text:p>
          </table:table-cell>
          <table:table-cell office:value-type="float" office:value="155991.214079019" calcext:value-type="float">
            <text:p>155991.214079019</text:p>
          </table:table-cell>
          <table:table-cell office:value-type="float" office:value="100" calcext:value-type="float">
            <text:p>100</text:p>
          </table:table-cell>
          <table:table-cell office:value-type="float" office:value="81146.1923543048" calcext:value-type="float">
            <text:p>81146.1923543048</text:p>
          </table:table-cell>
          <table:table-cell office:value-type="float" office:value="52.02" calcext:value-type="float">
            <text:p>52.02</text:p>
          </table:table-cell>
        </table:table-row>
        <table:table-row table:style-name="ro1">
          <table:table-cell office:value-type="float" office:value="60403" calcext:value-type="float">
            <text:p>60403</text:p>
          </table:table-cell>
          <table:table-cell office:value-type="string" calcext:value-type="string">
            <text:p>San Félix-San Ambrosio Islands temperate forests</text:p>
          </table:table-cell>
          <table:table-cell office:value-type="string" calcext:value-type="string">
            <text:p>teow</text:p>
          </table:table-cell>
          <table:table-cell office:value-type="float" office:value="1.72596818753769" calcext:value-type="float">
            <text:p>1.72596818753769</text:p>
          </table:table-cell>
          <table:table-cell office:value-type="float" office:value="1.7259681862175" calcext:value-type="float">
            <text:p>1.7259681862175</text:p>
          </table:table-cell>
          <table:table-cell office:value-type="float" office:value="100" calcext:value-type="float">
            <text:p>100</text:p>
          </table:table-cell>
          <table:table-cell office:value-type="float" office:value="0.457763465198499" calcext:value-type="float">
            <text:p>0.457763465198499</text:p>
          </table:table-cell>
          <table:table-cell office:value-type="float" office:value="26.52" calcext:value-type="float">
            <text:p>26.52</text:p>
          </table:table-cell>
        </table:table-row>
        <table:table-row table:style-name="ro1">
          <table:table-cell office:value-type="float" office:value="60404" calcext:value-type="float">
            <text:p>60404</text:p>
          </table:table-cell>
          <table:table-cell office:value-type="string" calcext:value-type="string">
            <text:p>Valdivian temperate forests</text:p>
          </table:table-cell>
          <table:table-cell office:value-type="string" calcext:value-type="string">
            <text:p>teow</text:p>
          </table:table-cell>
          <table:table-cell office:value-type="float" office:value="245289.740476826" calcext:value-type="float">
            <text:p>245289.740476826</text:p>
          </table:table-cell>
          <table:table-cell office:value-type="float" office:value="245297.044035116" calcext:value-type="float">
            <text:p>245297.044035116</text:p>
          </table:table-cell>
          <table:table-cell office:value-type="float" office:value="100" calcext:value-type="float">
            <text:p>100</text:p>
          </table:table-cell>
          <table:table-cell office:value-type="float" office:value="56482.0318189856" calcext:value-type="float">
            <text:p>56482.0318189856</text:p>
          </table:table-cell>
          <table:table-cell office:value-type="float" office:value="23.03" calcext:value-type="float">
            <text:p>23.03</text:p>
          </table:table-cell>
        </table:table-row>
        <table:table-row table:style-name="ro1">
          <table:table-cell office:value-type="float" office:value="60702" calcext:value-type="float">
            <text:p>60702</text:p>
          </table:table-cell>
          <table:table-cell office:value-type="string" calcext:value-type="string">
            <text:p>Beni savanna</text:p>
          </table:table-cell>
          <table:table-cell office:value-type="string" calcext:value-type="string">
            <text:p>teow</text:p>
          </table:table-cell>
          <table:table-cell office:value-type="float" office:value="125589.591794159" calcext:value-type="float">
            <text:p>125589.591794159</text:p>
          </table:table-cell>
          <table:table-cell office:value-type="float" office:value="125589.846181075" calcext:value-type="float">
            <text:p>125589.846181075</text:p>
          </table:table-cell>
          <table:table-cell office:value-type="float" office:value="100" calcext:value-type="float">
            <text:p>100</text:p>
          </table:table-cell>
          <table:table-cell office:value-type="float" office:value="47825.4229408111" calcext:value-type="float">
            <text:p>47825.4229408111</text:p>
          </table:table-cell>
          <table:table-cell office:value-type="float" office:value="38.08" calcext:value-type="float">
            <text:p>38.08</text:p>
          </table:table-cell>
        </table:table-row>
        <table:table-row table:style-name="ro1">
          <table:table-cell office:value-type="float" office:value="60703" calcext:value-type="float">
            <text:p>60703</text:p>
          </table:table-cell>
          <table:table-cell office:value-type="string" calcext:value-type="string">
            <text:p>Campos Rupestres montane savanna</text:p>
          </table:table-cell>
          <table:table-cell office:value-type="string" calcext:value-type="string">
            <text:p>teow</text:p>
          </table:table-cell>
          <table:table-cell office:value-type="float" office:value="26312.936948571" calcext:value-type="float">
            <text:p>26312.936948571</text:p>
          </table:table-cell>
          <table:table-cell office:value-type="float" office:value="26313.5199983913" calcext:value-type="float">
            <text:p>26313.5199983913</text:p>
          </table:table-cell>
          <table:table-cell office:value-type="float" office:value="100" calcext:value-type="float">
            <text:p>100</text:p>
          </table:table-cell>
          <table:table-cell office:value-type="float" office:value="6963.23929511516" calcext:value-type="float">
            <text:p>6963.23929511516</text:p>
          </table:table-cell>
          <table:table-cell office:value-type="float" office:value="26.46" calcext:value-type="float">
            <text:p>26.46</text:p>
          </table:table-cell>
        </table:table-row>
        <table:table-row table:style-name="ro1">
          <table:table-cell office:value-type="float" office:value="60704" calcext:value-type="float">
            <text:p>60704</text:p>
          </table:table-cell>
          <table:table-cell office:value-type="string" calcext:value-type="string">
            <text:p>Cerrado</text:p>
          </table:table-cell>
          <table:table-cell office:value-type="string" calcext:value-type="string">
            <text:p>teow</text:p>
          </table:table-cell>
          <table:table-cell office:value-type="float" office:value="1910037.55710603" calcext:value-type="float">
            <text:p>1910037.55710603</text:p>
          </table:table-cell>
          <table:table-cell office:value-type="float" office:value="1910054.21004407" calcext:value-type="float">
            <text:p>1910054.21004407</text:p>
          </table:table-cell>
          <table:table-cell office:value-type="float" office:value="100" calcext:value-type="float">
            <text:p>100</text:p>
          </table:table-cell>
          <table:table-cell office:value-type="float" office:value="233225.480323965" calcext:value-type="float">
            <text:p>233225.480323965</text:p>
          </table:table-cell>
          <table:table-cell office:value-type="float" office:value="12.21" calcext:value-type="float">
            <text:p>12.21</text:p>
          </table:table-cell>
        </table:table-row>
        <table:table-row table:style-name="ro1">
          <table:table-cell office:value-type="float" office:value="60705" calcext:value-type="float">
            <text:p>60705</text:p>
          </table:table-cell>
          <table:table-cell office:value-type="string" calcext:value-type="string">
            <text:p>Clipperton Island shrub and grasslands</text:p>
          </table:table-cell>
          <table:table-cell office:value-type="string" calcext:value-type="string">
            <text:p>teow</text:p>
          </table:table-cell>
          <table:table-cell office:value-type="float" office:value="0.887232494678445" calcext:value-type="float">
            <text:p>0.887232494678445</text:p>
          </table:table-cell>
          <table:table-cell office:value-type="float" office:value="0.88723249471164" calcext:value-type="float">
            <text:p>0.887232494711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0707" calcext:value-type="float">
            <text:p>60707</text:p>
          </table:table-cell>
          <table:table-cell office:value-type="string" calcext:value-type="string">
            <text:p>Guianan savanna</text:p>
          </table:table-cell>
          <table:table-cell office:value-type="string" calcext:value-type="string">
            <text:p>teow</text:p>
          </table:table-cell>
          <table:table-cell office:value-type="float" office:value="104397.754178203" calcext:value-type="float">
            <text:p>104397.754178203</text:p>
          </table:table-cell>
          <table:table-cell office:value-type="float" office:value="104397.750724109" calcext:value-type="float">
            <text:p>104397.750724109</text:p>
          </table:table-cell>
          <table:table-cell office:value-type="float" office:value="100" calcext:value-type="float">
            <text:p>100</text:p>
          </table:table-cell>
          <table:table-cell office:value-type="float" office:value="53042.0968344285" calcext:value-type="float">
            <text:p>53042.0968344285</text:p>
          </table:table-cell>
          <table:table-cell office:value-type="float" office:value="50.81" calcext:value-type="float">
            <text:p>50.81</text:p>
          </table:table-cell>
        </table:table-row>
        <table:table-row table:style-name="ro1">
          <table:table-cell office:value-type="float" office:value="60708" calcext:value-type="float">
            <text:p>60708</text:p>
          </table:table-cell>
          <table:table-cell office:value-type="string" calcext:value-type="string">
            <text:p>Humid Chaco</text:p>
          </table:table-cell>
          <table:table-cell office:value-type="string" calcext:value-type="string">
            <text:p>teow</text:p>
          </table:table-cell>
          <table:table-cell office:value-type="float" office:value="291591.541662534" calcext:value-type="float">
            <text:p>291591.541662534</text:p>
          </table:table-cell>
          <table:table-cell office:value-type="float" office:value="291596.489123779" calcext:value-type="float">
            <text:p>291596.489123779</text:p>
          </table:table-cell>
          <table:table-cell office:value-type="float" office:value="100" calcext:value-type="float">
            <text:p>100</text:p>
          </table:table-cell>
          <table:table-cell office:value-type="float" office:value="20193.8236469334" calcext:value-type="float">
            <text:p>20193.8236469334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float" office:value="60709" calcext:value-type="float">
            <text:p>60709</text:p>
          </table:table-cell>
          <table:table-cell office:value-type="string" calcext:value-type="string">
            <text:p>Llanos</text:p>
          </table:table-cell>
          <table:table-cell office:value-type="string" calcext:value-type="string">
            <text:p>teow</text:p>
          </table:table-cell>
          <table:table-cell office:value-type="float" office:value="375786.463136194" calcext:value-type="float">
            <text:p>375786.463136194</text:p>
          </table:table-cell>
          <table:table-cell office:value-type="float" office:value="375781.589845166" calcext:value-type="float">
            <text:p>375781.589845166</text:p>
          </table:table-cell>
          <table:table-cell office:value-type="float" office:value="100" calcext:value-type="float">
            <text:p>100</text:p>
          </table:table-cell>
          <table:table-cell office:value-type="float" office:value="53224.4287081626" calcext:value-type="float">
            <text:p>53224.4287081626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float" office:value="60710" calcext:value-type="float">
            <text:p>60710</text:p>
          </table:table-cell>
          <table:table-cell office:value-type="string" calcext:value-type="string">
            <text:p>Uruguayan savanna</text:p>
          </table:table-cell>
          <table:table-cell office:value-type="string" calcext:value-type="string">
            <text:p>teow</text:p>
          </table:table-cell>
          <table:table-cell office:value-type="float" office:value="351671.238241891" calcext:value-type="float">
            <text:p>351671.238241891</text:p>
          </table:table-cell>
          <table:table-cell office:value-type="float" office:value="351674.00517438" calcext:value-type="float">
            <text:p>351674.00517438</text:p>
          </table:table-cell>
          <table:table-cell office:value-type="float" office:value="100" calcext:value-type="float">
            <text:p>100</text:p>
          </table:table-cell>
          <table:table-cell office:value-type="float" office:value="11903.4691580996" calcext:value-type="float">
            <text:p>11903.4691580996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60801" calcext:value-type="float">
            <text:p>60801</text:p>
          </table:table-cell>
          <table:table-cell office:value-type="string" calcext:value-type="string">
            <text:p>Espinal</text:p>
          </table:table-cell>
          <table:table-cell office:value-type="string" calcext:value-type="string">
            <text:p>teow</text:p>
          </table:table-cell>
          <table:table-cell office:value-type="float" office:value="298633.904336131" calcext:value-type="float">
            <text:p>298633.904336131</text:p>
          </table:table-cell>
          <table:table-cell office:value-type="float" office:value="298634.474898656" calcext:value-type="float">
            <text:p>298634.474898656</text:p>
          </table:table-cell>
          <table:table-cell office:value-type="float" office:value="100" calcext:value-type="float">
            <text:p>100</text:p>
          </table:table-cell>
          <table:table-cell office:value-type="float" office:value="5201.32606861306" calcext:value-type="float">
            <text:p>5201.32606861306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60802" calcext:value-type="float">
            <text:p>60802</text:p>
          </table:table-cell>
          <table:table-cell office:value-type="string" calcext:value-type="string">
            <text:p>Low Monte</text:p>
          </table:table-cell>
          <table:table-cell office:value-type="string" calcext:value-type="string">
            <text:p>teow</text:p>
          </table:table-cell>
          <table:table-cell office:value-type="float" office:value="353575.948477383" calcext:value-type="float">
            <text:p>353575.948477383</text:p>
          </table:table-cell>
          <table:table-cell office:value-type="float" office:value="353580.907840086" calcext:value-type="float">
            <text:p>353580.907840086</text:p>
          </table:table-cell>
          <table:table-cell office:value-type="float" office:value="100" calcext:value-type="float">
            <text:p>100</text:p>
          </table:table-cell>
          <table:table-cell office:value-type="float" office:value="18999.9302754268" calcext:value-type="float">
            <text:p>18999.9302754268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float" office:value="60803" calcext:value-type="float">
            <text:p>60803</text:p>
          </table:table-cell>
          <table:table-cell office:value-type="string" calcext:value-type="string">
            <text:p>Humid Pampas</text:p>
          </table:table-cell>
          <table:table-cell office:value-type="string" calcext:value-type="string">
            <text:p>teow</text:p>
          </table:table-cell>
          <table:table-cell office:value-type="float" office:value="398386.107345346" calcext:value-type="float">
            <text:p>398386.107345346</text:p>
          </table:table-cell>
          <table:table-cell office:value-type="float" office:value="398390.680950983" calcext:value-type="float">
            <text:p>398390.680950983</text:p>
          </table:table-cell>
          <table:table-cell office:value-type="float" office:value="100" calcext:value-type="float">
            <text:p>100</text:p>
          </table:table-cell>
          <table:table-cell office:value-type="float" office:value="12214.4793769983" calcext:value-type="float">
            <text:p>12214.4793769983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60805" calcext:value-type="float">
            <text:p>60805</text:p>
          </table:table-cell>
          <table:table-cell office:value-type="string" calcext:value-type="string">
            <text:p>Patagonian steppe</text:p>
          </table:table-cell>
          <table:table-cell office:value-type="string" calcext:value-type="string">
            <text:p>teow</text:p>
          </table:table-cell>
          <table:table-cell office:value-type="float" office:value="574942.420967706" calcext:value-type="float">
            <text:p>574942.420967706</text:p>
          </table:table-cell>
          <table:table-cell office:value-type="float" office:value="574946.251918571" calcext:value-type="float">
            <text:p>574946.251918571</text:p>
          </table:table-cell>
          <table:table-cell office:value-type="float" office:value="100" calcext:value-type="float">
            <text:p>100</text:p>
          </table:table-cell>
          <table:table-cell office:value-type="float" office:value="37664.9103401302" calcext:value-type="float">
            <text:p>37664.9103401302</text:p>
          </table:table-cell>
          <table:table-cell office:value-type="float" office:value="6.55" calcext:value-type="float">
            <text:p>6.55</text:p>
          </table:table-cell>
        </table:table-row>
        <table:table-row table:style-name="ro1">
          <table:table-cell office:value-type="float" office:value="60902" calcext:value-type="float">
            <text:p>60902</text:p>
          </table:table-cell>
          <table:table-cell office:value-type="string" calcext:value-type="string">
            <text:p>Cuban wetlands</text:p>
          </table:table-cell>
          <table:table-cell office:value-type="string" calcext:value-type="string">
            <text:p>teow</text:p>
          </table:table-cell>
          <table:table-cell office:value-type="float" office:value="5629.77220225414" calcext:value-type="float">
            <text:p>5629.77220225414</text:p>
          </table:table-cell>
          <table:table-cell office:value-type="float" office:value="5629.77225934155" calcext:value-type="float">
            <text:p>5629.77225934155</text:p>
          </table:table-cell>
          <table:table-cell office:value-type="float" office:value="100" calcext:value-type="float">
            <text:p>100</text:p>
          </table:table-cell>
          <table:table-cell office:value-type="float" office:value="3506.02640982169" calcext:value-type="float">
            <text:p>3506.02640982169</text:p>
          </table:table-cell>
          <table:table-cell office:value-type="float" office:value="62.28" calcext:value-type="float">
            <text:p>62.28</text:p>
          </table:table-cell>
        </table:table-row>
        <table:table-row table:style-name="ro1">
          <table:table-cell office:value-type="float" office:value="60903" calcext:value-type="float">
            <text:p>60903</text:p>
          </table:table-cell>
          <table:table-cell office:value-type="string" calcext:value-type="string">
            <text:p>Enriquillo wetlands</text:p>
          </table:table-cell>
          <table:table-cell office:value-type="string" calcext:value-type="string">
            <text:p>teow</text:p>
          </table:table-cell>
          <table:table-cell office:value-type="float" office:value="627.652202382006" calcext:value-type="float">
            <text:p>627.652202382006</text:p>
          </table:table-cell>
          <table:table-cell office:value-type="float" office:value="627.652218263635" calcext:value-type="float">
            <text:p>627.652218263635</text:p>
          </table:table-cell>
          <table:table-cell office:value-type="float" office:value="100" calcext:value-type="float">
            <text:p>100</text:p>
          </table:table-cell>
          <table:table-cell office:value-type="float" office:value="396.685223383679" calcext:value-type="float">
            <text:p>396.685223383679</text:p>
          </table:table-cell>
          <table:table-cell office:value-type="float" office:value="63.2" calcext:value-type="float">
            <text:p>63.2</text:p>
          </table:table-cell>
        </table:table-row>
        <table:table-row table:style-name="ro1">
          <table:table-cell office:value-type="float" office:value="60904" calcext:value-type="float">
            <text:p>60904</text:p>
          </table:table-cell>
          <table:table-cell office:value-type="string" calcext:value-type="string">
            <text:p>Everglades</text:p>
          </table:table-cell>
          <table:table-cell office:value-type="string" calcext:value-type="string">
            <text:p>teow</text:p>
          </table:table-cell>
          <table:table-cell office:value-type="float" office:value="19944.5910913253" calcext:value-type="float">
            <text:p>19944.5910913253</text:p>
          </table:table-cell>
          <table:table-cell office:value-type="float" office:value="19944.582397871" calcext:value-type="float">
            <text:p>19944.582397871</text:p>
          </table:table-cell>
          <table:table-cell office:value-type="float" office:value="100" calcext:value-type="float">
            <text:p>100</text:p>
          </table:table-cell>
          <table:table-cell office:value-type="float" office:value="4906.6253896005" calcext:value-type="float">
            <text:p>4906.6253896005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60905" calcext:value-type="float">
            <text:p>60905</text:p>
          </table:table-cell>
          <table:table-cell office:value-type="string" calcext:value-type="string">
            <text:p>Guayaquil flooded grasslands</text:p>
          </table:table-cell>
          <table:table-cell office:value-type="string" calcext:value-type="string">
            <text:p>teow</text:p>
          </table:table-cell>
          <table:table-cell office:value-type="float" office:value="2923.90106083209" calcext:value-type="float">
            <text:p>2923.90106083209</text:p>
          </table:table-cell>
          <table:table-cell office:value-type="float" office:value="2923.90106083207" calcext:value-type="float">
            <text:p>2923.90106083207</text:p>
          </table:table-cell>
          <table:table-cell office:value-type="float" office:value="100" calcext:value-type="float">
            <text:p>100</text:p>
          </table:table-cell>
          <table:table-cell office:value-type="float" office:value="68.0541470232996" calcext:value-type="float">
            <text:p>68.0541470232996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60906" calcext:value-type="float">
            <text:p>60906</text:p>
          </table:table-cell>
          <table:table-cell office:value-type="string" calcext:value-type="string">
            <text:p>Orinoco wetlands</text:p>
          </table:table-cell>
          <table:table-cell office:value-type="string" calcext:value-type="string">
            <text:p>teow</text:p>
          </table:table-cell>
          <table:table-cell office:value-type="float" office:value="5988.27835178757" calcext:value-type="float">
            <text:p>5988.27835178757</text:p>
          </table:table-cell>
          <table:table-cell office:value-type="float" office:value="5988.27844030139" calcext:value-type="float">
            <text:p>5988.27844030139</text:p>
          </table:table-cell>
          <table:table-cell office:value-type="float" office:value="100" calcext:value-type="float">
            <text:p>100</text:p>
          </table:table-cell>
          <table:table-cell office:value-type="float" office:value="2486.3656196301" calcext:value-type="float">
            <text:p>2486.3656196301</text:p>
          </table:table-cell>
          <table:table-cell office:value-type="float" office:value="41.52" calcext:value-type="float">
            <text:p>41.52</text:p>
          </table:table-cell>
        </table:table-row>
        <table:table-row table:style-name="ro1">
          <table:table-cell office:value-type="float" office:value="60907" calcext:value-type="float">
            <text:p>60907</text:p>
          </table:table-cell>
          <table:table-cell office:value-type="string" calcext:value-type="string">
            <text:p>Pantanal</text:p>
          </table:table-cell>
          <table:table-cell office:value-type="string" calcext:value-type="string">
            <text:p>teow</text:p>
          </table:table-cell>
          <table:table-cell office:value-type="float" office:value="170501.434422178" calcext:value-type="float">
            <text:p>170501.434422178</text:p>
          </table:table-cell>
          <table:table-cell office:value-type="float" office:value="170502.67421095" calcext:value-type="float">
            <text:p>170502.67421095</text:p>
          </table:table-cell>
          <table:table-cell office:value-type="float" office:value="100" calcext:value-type="float">
            <text:p>100</text:p>
          </table:table-cell>
          <table:table-cell office:value-type="float" office:value="29720.6478175773" calcext:value-type="float">
            <text:p>29720.6478175773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office:value-type="float" office:value="60908" calcext:value-type="float">
            <text:p>60908</text:p>
          </table:table-cell>
          <table:table-cell office:value-type="string" calcext:value-type="string">
            <text:p>Paraná flooded savanna</text:p>
          </table:table-cell>
          <table:table-cell office:value-type="string" calcext:value-type="string">
            <text:p>teow</text:p>
          </table:table-cell>
          <table:table-cell office:value-type="float" office:value="37030.8494691192" calcext:value-type="float">
            <text:p>37030.8494691192</text:p>
          </table:table-cell>
          <table:table-cell office:value-type="float" office:value="37030.8444294092" calcext:value-type="float">
            <text:p>37030.8444294092</text:p>
          </table:table-cell>
          <table:table-cell office:value-type="float" office:value="100" calcext:value-type="float">
            <text:p>100</text:p>
          </table:table-cell>
          <table:table-cell office:value-type="float" office:value="12763.0387026688" calcext:value-type="float">
            <text:p>12763.0387026688</text:p>
          </table:table-cell>
          <table:table-cell office:value-type="float" office:value="34.47" calcext:value-type="float">
            <text:p>34.47</text:p>
          </table:table-cell>
        </table:table-row>
        <table:table-row table:style-name="ro1">
          <table:table-cell office:value-type="float" office:value="60909" calcext:value-type="float">
            <text:p>60909</text:p>
          </table:table-cell>
          <table:table-cell office:value-type="string" calcext:value-type="string">
            <text:p>Southern Cone Mesopotamian savanna</text:p>
          </table:table-cell>
          <table:table-cell office:value-type="string" calcext:value-type="string">
            <text:p>teow</text:p>
          </table:table-cell>
          <table:table-cell office:value-type="float" office:value="26866.2864583936" calcext:value-type="float">
            <text:p>26866.2864583936</text:p>
          </table:table-cell>
          <table:table-cell office:value-type="float" office:value="26866.2862905719" calcext:value-type="float">
            <text:p>26866.2862905719</text:p>
          </table:table-cell>
          <table:table-cell office:value-type="float" office:value="100" calcext:value-type="float">
            <text:p>100</text:p>
          </table:table-cell>
          <table:table-cell office:value-type="float" office:value="429.810863528056" calcext:value-type="float">
            <text:p>429.81086352805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61001" calcext:value-type="float">
            <text:p>61001</text:p>
          </table:table-cell>
          <table:table-cell office:value-type="string" calcext:value-type="string">
            <text:p>Central Andean dry puna</text:p>
          </table:table-cell>
          <table:table-cell office:value-type="string" calcext:value-type="string">
            <text:p>teow</text:p>
          </table:table-cell>
          <table:table-cell office:value-type="float" office:value="254929.643022742" calcext:value-type="float">
            <text:p>254929.643022742</text:p>
          </table:table-cell>
          <table:table-cell office:value-type="float" office:value="254936.310966906" calcext:value-type="float">
            <text:p>254936.310966906</text:p>
          </table:table-cell>
          <table:table-cell office:value-type="float" office:value="100" calcext:value-type="float">
            <text:p>100</text:p>
          </table:table-cell>
          <table:table-cell office:value-type="float" office:value="39011.507463835" calcext:value-type="float">
            <text:p>39011.507463835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61002" calcext:value-type="float">
            <text:p>61002</text:p>
          </table:table-cell>
          <table:table-cell office:value-type="string" calcext:value-type="string">
            <text:p>Central Andean puna</text:p>
          </table:table-cell>
          <table:table-cell office:value-type="string" calcext:value-type="string">
            <text:p>teow</text:p>
          </table:table-cell>
          <table:table-cell office:value-type="float" office:value="211478.27244754" calcext:value-type="float">
            <text:p>211478.27244754</text:p>
          </table:table-cell>
          <table:table-cell office:value-type="float" office:value="211480.911892172" calcext:value-type="float">
            <text:p>211480.911892172</text:p>
          </table:table-cell>
          <table:table-cell office:value-type="float" office:value="100" calcext:value-type="float">
            <text:p>100</text:p>
          </table:table-cell>
          <table:table-cell office:value-type="float" office:value="39560.9495821067" calcext:value-type="float">
            <text:p>39560.9495821067</text:p>
          </table:table-cell>
          <table:table-cell office:value-type="float" office:value="18.71" calcext:value-type="float">
            <text:p>18.71</text:p>
          </table:table-cell>
        </table:table-row>
        <table:table-row table:style-name="ro1">
          <table:table-cell office:value-type="float" office:value="61003" calcext:value-type="float">
            <text:p>61003</text:p>
          </table:table-cell>
          <table:table-cell office:value-type="string" calcext:value-type="string">
            <text:p>Central Andean wet puna</text:p>
          </table:table-cell>
          <table:table-cell office:value-type="string" calcext:value-type="string">
            <text:p>teow</text:p>
          </table:table-cell>
          <table:table-cell office:value-type="float" office:value="116873.581107046" calcext:value-type="float">
            <text:p>116873.581107046</text:p>
          </table:table-cell>
          <table:table-cell office:value-type="float" office:value="116874.754193078" calcext:value-type="float">
            <text:p>116874.754193078</text:p>
          </table:table-cell>
          <table:table-cell office:value-type="float" office:value="100" calcext:value-type="float">
            <text:p>100</text:p>
          </table:table-cell>
          <table:table-cell office:value-type="float" office:value="21299.8063455832" calcext:value-type="float">
            <text:p>21299.8063455832</text:p>
          </table:table-cell>
          <table:table-cell office:value-type="float" office:value="18.22" calcext:value-type="float">
            <text:p>18.22</text:p>
          </table:table-cell>
        </table:table-row>
        <table:table-row table:style-name="ro1">
          <table:table-cell office:value-type="float" office:value="61004" calcext:value-type="float">
            <text:p>61004</text:p>
          </table:table-cell>
          <table:table-cell office:value-type="string" calcext:value-type="string">
            <text:p>Cordillera Central páramo</text:p>
          </table:table-cell>
          <table:table-cell office:value-type="string" calcext:value-type="string">
            <text:p>teow</text:p>
          </table:table-cell>
          <table:table-cell office:value-type="float" office:value="12119.7977559822" calcext:value-type="float">
            <text:p>12119.7977559822</text:p>
          </table:table-cell>
          <table:table-cell office:value-type="float" office:value="12119.8606410999" calcext:value-type="float">
            <text:p>12119.8606410999</text:p>
          </table:table-cell>
          <table:table-cell office:value-type="float" office:value="100" calcext:value-type="float">
            <text:p>100</text:p>
          </table:table-cell>
          <table:table-cell office:value-type="float" office:value="1983.12807278775" calcext:value-type="float">
            <text:p>1983.12807278775</text:p>
          </table:table-cell>
          <table:table-cell office:value-type="float" office:value="16.36" calcext:value-type="float">
            <text:p>16.36</text:p>
          </table:table-cell>
        </table:table-row>
        <table:table-row table:style-name="ro1">
          <table:table-cell office:value-type="float" office:value="61005" calcext:value-type="float">
            <text:p>61005</text:p>
          </table:table-cell>
          <table:table-cell office:value-type="string" calcext:value-type="string">
            <text:p>Cordillera de Merida páramo</text:p>
          </table:table-cell>
          <table:table-cell office:value-type="string" calcext:value-type="string">
            <text:p>teow</text:p>
          </table:table-cell>
          <table:table-cell office:value-type="float" office:value="2797.59056972665" calcext:value-type="float">
            <text:p>2797.59056972665</text:p>
          </table:table-cell>
          <table:table-cell office:value-type="float" office:value="2797.59078944095" calcext:value-type="float">
            <text:p>2797.59078944095</text:p>
          </table:table-cell>
          <table:table-cell office:value-type="float" office:value="100" calcext:value-type="float">
            <text:p>100</text:p>
          </table:table-cell>
          <table:table-cell office:value-type="float" office:value="2188.02150136316" calcext:value-type="float">
            <text:p>2188.02150136316</text:p>
          </table:table-cell>
          <table:table-cell office:value-type="float" office:value="78.21" calcext:value-type="float">
            <text:p>78.21</text:p>
          </table:table-cell>
        </table:table-row>
        <table:table-row table:style-name="ro1">
          <table:table-cell office:value-type="float" office:value="61006" calcext:value-type="float">
            <text:p>61006</text:p>
          </table:table-cell>
          <table:table-cell office:value-type="string" calcext:value-type="string">
            <text:p>Northern Andean páramo</text:p>
          </table:table-cell>
          <table:table-cell office:value-type="string" calcext:value-type="string">
            <text:p>teow</text:p>
          </table:table-cell>
          <table:table-cell office:value-type="float" office:value="29810.7539396828" calcext:value-type="float">
            <text:p>29810.7539396828</text:p>
          </table:table-cell>
          <table:table-cell office:value-type="float" office:value="29810.7567962252" calcext:value-type="float">
            <text:p>29810.7567962252</text:p>
          </table:table-cell>
          <table:table-cell office:value-type="float" office:value="100" calcext:value-type="float">
            <text:p>100</text:p>
          </table:table-cell>
          <table:table-cell office:value-type="float" office:value="12750.9466426712" calcext:value-type="float">
            <text:p>12750.9466426712</text:p>
          </table:table-cell>
          <table:table-cell office:value-type="float" office:value="42.77" calcext:value-type="float">
            <text:p>42.77</text:p>
          </table:table-cell>
        </table:table-row>
        <table:table-row table:style-name="ro1">
          <table:table-cell office:value-type="float" office:value="61007" calcext:value-type="float">
            <text:p>61007</text:p>
          </table:table-cell>
          <table:table-cell office:value-type="string" calcext:value-type="string">
            <text:p>Santa Marta páramo</text:p>
          </table:table-cell>
          <table:table-cell office:value-type="string" calcext:value-type="string">
            <text:p>teow</text:p>
          </table:table-cell>
          <table:table-cell office:value-type="float" office:value="1238.68952298689" calcext:value-type="float">
            <text:p>1238.68952298689</text:p>
          </table:table-cell>
          <table:table-cell office:value-type="float" office:value="1238.68952300738" calcext:value-type="float">
            <text:p>1238.68952300738</text:p>
          </table:table-cell>
          <table:table-cell office:value-type="float" office:value="100" calcext:value-type="float">
            <text:p>100</text:p>
          </table:table-cell>
          <table:table-cell office:value-type="float" office:value="1208.88465280428" calcext:value-type="float">
            <text:p>1208.88465280428</text:p>
          </table:table-cell>
          <table:table-cell office:value-type="float" office:value="97.59" calcext:value-type="float">
            <text:p>97.59</text:p>
          </table:table-cell>
        </table:table-row>
        <table:table-row table:style-name="ro1">
          <table:table-cell office:value-type="float" office:value="61008" calcext:value-type="float">
            <text:p>61008</text:p>
          </table:table-cell>
          <table:table-cell office:value-type="string" calcext:value-type="string">
            <text:p>Southern Andean steppe</text:p>
          </table:table-cell>
          <table:table-cell office:value-type="string" calcext:value-type="string">
            <text:p>teow</text:p>
          </table:table-cell>
          <table:table-cell office:value-type="float" office:value="124778.65763591" calcext:value-type="float">
            <text:p>124778.65763591</text:p>
          </table:table-cell>
          <table:table-cell office:value-type="float" office:value="124779.52495833" calcext:value-type="float">
            <text:p>124779.52495833</text:p>
          </table:table-cell>
          <table:table-cell office:value-type="float" office:value="100" calcext:value-type="float">
            <text:p>100</text:p>
          </table:table-cell>
          <table:table-cell office:value-type="float" office:value="26405.3988731831" calcext:value-type="float">
            <text:p>26405.3988731831</text:p>
          </table:table-cell>
          <table:table-cell office:value-type="float" office:value="21.16" calcext:value-type="float">
            <text:p>21.16</text:p>
          </table:table-cell>
        </table:table-row>
        <table:table-row table:style-name="ro1">
          <table:table-cell office:value-type="float" office:value="61010" calcext:value-type="float">
            <text:p>61010</text:p>
          </table:table-cell>
          <table:table-cell office:value-type="string" calcext:value-type="string">
            <text:p>High Monte</text:p>
          </table:table-cell>
          <table:table-cell office:value-type="string" calcext:value-type="string">
            <text:p>teow</text:p>
          </table:table-cell>
          <table:table-cell office:value-type="float" office:value="116568.57309407" calcext:value-type="float">
            <text:p>116568.57309407</text:p>
          </table:table-cell>
          <table:table-cell office:value-type="float" office:value="116568.855994197" calcext:value-type="float">
            <text:p>116568.855994197</text:p>
          </table:table-cell>
          <table:table-cell office:value-type="float" office:value="100" calcext:value-type="float">
            <text:p>100</text:p>
          </table:table-cell>
          <table:table-cell office:value-type="float" office:value="15012.8069010416" calcext:value-type="float">
            <text:p>15012.8069010416</text:p>
          </table:table-cell>
          <table:table-cell office:value-type="float" office:value="12.88" calcext:value-type="float">
            <text:p>12.88</text:p>
          </table:table-cell>
        </table:table-row>
        <table:table-row table:style-name="ro1">
          <table:table-cell office:value-type="float" office:value="61201" calcext:value-type="float">
            <text:p>61201</text:p>
          </table:table-cell>
          <table:table-cell office:value-type="string" calcext:value-type="string">
            <text:p>Chilean matorral</text:p>
          </table:table-cell>
          <table:table-cell office:value-type="string" calcext:value-type="string">
            <text:p>teow</text:p>
          </table:table-cell>
          <table:table-cell office:value-type="float" office:value="148168.757878736" calcext:value-type="float">
            <text:p>148168.757878736</text:p>
          </table:table-cell>
          <table:table-cell office:value-type="float" office:value="148168.758076612" calcext:value-type="float">
            <text:p>148168.758076612</text:p>
          </table:table-cell>
          <table:table-cell office:value-type="float" office:value="100" calcext:value-type="float">
            <text:p>100</text:p>
          </table:table-cell>
          <table:table-cell office:value-type="float" office:value="1855.56799066447" calcext:value-type="float">
            <text:p>1855.56799066447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61301" calcext:value-type="float">
            <text:p>61301</text:p>
          </table:table-cell>
          <table:table-cell office:value-type="string" calcext:value-type="string">
            <text:p>Araya and Paria xeric scrub</text:p>
          </table:table-cell>
          <table:table-cell office:value-type="string" calcext:value-type="string">
            <text:p>teow</text:p>
          </table:table-cell>
          <table:table-cell office:value-type="float" office:value="5138.89102686073" calcext:value-type="float">
            <text:p>5138.89102686073</text:p>
          </table:table-cell>
          <table:table-cell office:value-type="float" office:value="5138.86026837331" calcext:value-type="float">
            <text:p>5138.86026837331</text:p>
          </table:table-cell>
          <table:table-cell office:value-type="float" office:value="100" calcext:value-type="float">
            <text:p>100</text:p>
          </table:table-cell>
          <table:table-cell office:value-type="float" office:value="280.05291653758" calcext:value-type="float">
            <text:p>280.05291653758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office:value-type="float" office:value="61303" calcext:value-type="float">
            <text:p>61303</text:p>
          </table:table-cell>
          <table:table-cell office:value-type="string" calcext:value-type="string">
            <text:p>Atacama desert</text:p>
          </table:table-cell>
          <table:table-cell office:value-type="string" calcext:value-type="string">
            <text:p>teow</text:p>
          </table:table-cell>
          <table:table-cell office:value-type="float" office:value="104887.274466546" calcext:value-type="float">
            <text:p>104887.274466546</text:p>
          </table:table-cell>
          <table:table-cell office:value-type="float" office:value="104887.274466286" calcext:value-type="float">
            <text:p>104887.274466286</text:p>
          </table:table-cell>
          <table:table-cell office:value-type="float" office:value="100" calcext:value-type="float">
            <text:p>100</text:p>
          </table:table-cell>
          <table:table-cell office:value-type="float" office:value="1692.74668234989" calcext:value-type="float">
            <text:p>1692.74668234989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61304" calcext:value-type="float">
            <text:p>61304</text:p>
          </table:table-cell>
          <table:table-cell office:value-type="string" calcext:value-type="string">
            <text:p>Caatinga</text:p>
          </table:table-cell>
          <table:table-cell office:value-type="string" calcext:value-type="string">
            <text:p>teow</text:p>
          </table:table-cell>
          <table:table-cell office:value-type="float" office:value="731085.034618328" calcext:value-type="float">
            <text:p>731085.034618328</text:p>
          </table:table-cell>
          <table:table-cell office:value-type="float" office:value="731095.563839068" calcext:value-type="float">
            <text:p>731095.563839068</text:p>
          </table:table-cell>
          <table:table-cell office:value-type="float" office:value="100" calcext:value-type="float">
            <text:p>100</text:p>
          </table:table-cell>
          <table:table-cell office:value-type="float" office:value="55805.4556108786" calcext:value-type="float">
            <text:p>55805.4556108786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float" office:value="61305" calcext:value-type="float">
            <text:p>61305</text:p>
          </table:table-cell>
          <table:table-cell office:value-type="string" calcext:value-type="string">
            <text:p>Caribbean shrublands</text:p>
          </table:table-cell>
          <table:table-cell office:value-type="string" calcext:value-type="string">
            <text:p>teow</text:p>
          </table:table-cell>
          <table:table-cell office:value-type="float" office:value="2872.28619494281" calcext:value-type="float">
            <text:p>2872.28619494281</text:p>
          </table:table-cell>
          <table:table-cell office:value-type="float" office:value="2872.28618696041" calcext:value-type="float">
            <text:p>2872.28618696041</text:p>
          </table:table-cell>
          <table:table-cell office:value-type="float" office:value="100" calcext:value-type="float">
            <text:p>100</text:p>
          </table:table-cell>
          <table:table-cell office:value-type="float" office:value="843.262482783294" calcext:value-type="float">
            <text:p>843.262482783294</text:p>
          </table:table-cell>
          <table:table-cell office:value-type="float" office:value="29.36" calcext:value-type="float">
            <text:p>29.36</text:p>
          </table:table-cell>
        </table:table-row>
        <table:table-row table:style-name="ro1">
          <table:table-cell office:value-type="float" office:value="61306" calcext:value-type="float">
            <text:p>61306</text:p>
          </table:table-cell>
          <table:table-cell office:value-type="string" calcext:value-type="string">
            <text:p>Cuban cactus scrub</text:p>
          </table:table-cell>
          <table:table-cell office:value-type="string" calcext:value-type="string">
            <text:p>teow</text:p>
          </table:table-cell>
          <table:table-cell office:value-type="float" office:value="3114.84190542778" calcext:value-type="float">
            <text:p>3114.84190542778</text:p>
          </table:table-cell>
          <table:table-cell office:value-type="float" office:value="3114.83238705311" calcext:value-type="float">
            <text:p>3114.83238705311</text:p>
          </table:table-cell>
          <table:table-cell office:value-type="float" office:value="100" calcext:value-type="float">
            <text:p>100</text:p>
          </table:table-cell>
          <table:table-cell office:value-type="float" office:value="605.045198985427" calcext:value-type="float">
            <text:p>605.045198985427</text:p>
          </table:table-cell>
          <table:table-cell office:value-type="float" office:value="19.42" calcext:value-type="float">
            <text:p>19.42</text:p>
          </table:table-cell>
        </table:table-row>
        <table:table-row table:style-name="ro1">
          <table:table-cell office:value-type="float" office:value="61307" calcext:value-type="float">
            <text:p>61307</text:p>
          </table:table-cell>
          <table:table-cell office:value-type="string" calcext:value-type="string">
            <text:p>Galápagos Islands scrubland mosaic</text:p>
          </table:table-cell>
          <table:table-cell office:value-type="string" calcext:value-type="string">
            <text:p>teow</text:p>
          </table:table-cell>
          <table:table-cell office:value-type="float" office:value="7845.89787021915" calcext:value-type="float">
            <text:p>7845.89787021915</text:p>
          </table:table-cell>
          <table:table-cell office:value-type="float" office:value="7845.89787092695" calcext:value-type="float">
            <text:p>7845.89787092695</text:p>
          </table:table-cell>
          <table:table-cell office:value-type="float" office:value="100" calcext:value-type="float">
            <text:p>100</text:p>
          </table:table-cell>
          <table:table-cell office:value-type="float" office:value="7845.89787092695" calcext:value-type="float">
            <text:p>7845.897870926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308" calcext:value-type="float">
            <text:p>61308</text:p>
          </table:table-cell>
          <table:table-cell office:value-type="string" calcext:value-type="string">
            <text:p>Guajira-Barranquilla xeric scrub</text:p>
          </table:table-cell>
          <table:table-cell office:value-type="string" calcext:value-type="string">
            <text:p>teow</text:p>
          </table:table-cell>
          <table:table-cell office:value-type="float" office:value="31368.1948603358" calcext:value-type="float">
            <text:p>31368.1948603358</text:p>
          </table:table-cell>
          <table:table-cell office:value-type="float" office:value="31368.1947079486" calcext:value-type="float">
            <text:p>31368.1947079486</text:p>
          </table:table-cell>
          <table:table-cell office:value-type="float" office:value="100" calcext:value-type="float">
            <text:p>100</text:p>
          </table:table-cell>
          <table:table-cell office:value-type="float" office:value="1805.63531719137" calcext:value-type="float">
            <text:p>1805.63531719137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61309" calcext:value-type="float">
            <text:p>61309</text:p>
          </table:table-cell>
          <table:table-cell office:value-type="string" calcext:value-type="string">
            <text:p>La Costa xeric shrublands</text:p>
          </table:table-cell>
          <table:table-cell office:value-type="string" calcext:value-type="string">
            <text:p>teow</text:p>
          </table:table-cell>
          <table:table-cell office:value-type="float" office:value="68161.0243236642" calcext:value-type="float">
            <text:p>68161.0243236642</text:p>
          </table:table-cell>
          <table:table-cell office:value-type="float" office:value="68160.4471206081" calcext:value-type="float">
            <text:p>68160.4471206081</text:p>
          </table:table-cell>
          <table:table-cell office:value-type="float" office:value="100" calcext:value-type="float">
            <text:p>100</text:p>
          </table:table-cell>
          <table:table-cell office:value-type="float" office:value="42076.8082343372" calcext:value-type="float">
            <text:p>42076.8082343372</text:p>
          </table:table-cell>
          <table:table-cell office:value-type="float" office:value="61.73" calcext:value-type="float">
            <text:p>61.73</text:p>
          </table:table-cell>
        </table:table-row>
        <table:table-row table:style-name="ro1">
          <table:table-cell office:value-type="float" office:value="61311" calcext:value-type="float">
            <text:p>61311</text:p>
          </table:table-cell>
          <table:table-cell office:value-type="string" calcext:value-type="string">
            <text:p>Malpelo Island xeric scrub</text:p>
          </table:table-cell>
          <table:table-cell office:value-type="string" calcext:value-type="string">
            <text:p>teow</text:p>
          </table:table-cell>
          <table:table-cell office:value-type="float" office:value="0.839518998045363" calcext:value-type="float">
            <text:p>0.839518998045363</text:p>
          </table:table-cell>
          <table:table-cell office:value-type="float" office:value="0.839518993068591" calcext:value-type="float">
            <text:p>0.839518993068591</text:p>
          </table:table-cell>
          <table:table-cell office:value-type="float" office:value="100" calcext:value-type="float">
            <text:p>100</text:p>
          </table:table-cell>
          <table:table-cell office:value-type="float" office:value="0.839518993068591" calcext:value-type="float">
            <text:p>0.8395189930685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312" calcext:value-type="float">
            <text:p>61312</text:p>
          </table:table-cell>
          <table:table-cell office:value-type="string" calcext:value-type="string">
            <text:p>Motagua Valley thornscrub</text:p>
          </table:table-cell>
          <table:table-cell office:value-type="string" calcext:value-type="string">
            <text:p>teow</text:p>
          </table:table-cell>
          <table:table-cell office:value-type="float" office:value="2328.38056054776" calcext:value-type="float">
            <text:p>2328.38056054776</text:p>
          </table:table-cell>
          <table:table-cell office:value-type="float" office:value="2328.38056055678" calcext:value-type="float">
            <text:p>2328.38056055678</text:p>
          </table:table-cell>
          <table:table-cell office:value-type="float" office:value="100" calcext:value-type="float">
            <text:p>100</text:p>
          </table:table-cell>
          <table:table-cell office:value-type="float" office:value="58.41094592332" calcext:value-type="float">
            <text:p>58.4109459233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61313" calcext:value-type="float">
            <text:p>61313</text:p>
          </table:table-cell>
          <table:table-cell office:value-type="string" calcext:value-type="string">
            <text:p>Paraguana xeric scrub</text:p>
          </table:table-cell>
          <table:table-cell office:value-type="string" calcext:value-type="string">
            <text:p>teow</text:p>
          </table:table-cell>
          <table:table-cell office:value-type="float" office:value="15871.1635748789" calcext:value-type="float">
            <text:p>15871.1635748789</text:p>
          </table:table-cell>
          <table:table-cell office:value-type="float" office:value="15871.1639847775" calcext:value-type="float">
            <text:p>15871.1639847775</text:p>
          </table:table-cell>
          <table:table-cell office:value-type="float" office:value="100" calcext:value-type="float">
            <text:p>100</text:p>
          </table:table-cell>
          <table:table-cell office:value-type="float" office:value="3144.27017900369" calcext:value-type="float">
            <text:p>3144.27017900369</text:p>
          </table:table-cell>
          <table:table-cell office:value-type="float" office:value="19.81" calcext:value-type="float">
            <text:p>19.81</text:p>
          </table:table-cell>
        </table:table-row>
        <table:table-row table:style-name="ro1">
          <table:table-cell office:value-type="float" office:value="61314" calcext:value-type="float">
            <text:p>61314</text:p>
          </table:table-cell>
          <table:table-cell office:value-type="string" calcext:value-type="string">
            <text:p>San Lucan xeric scrub</text:p>
          </table:table-cell>
          <table:table-cell office:value-type="string" calcext:value-type="string">
            <text:p>teow</text:p>
          </table:table-cell>
          <table:table-cell office:value-type="float" office:value="3656.96446751173" calcext:value-type="float">
            <text:p>3656.96446751173</text:p>
          </table:table-cell>
          <table:table-cell office:value-type="float" office:value="3656.96482297677" calcext:value-type="float">
            <text:p>3656.96482297677</text:p>
          </table:table-cell>
          <table:table-cell office:value-type="float" office:value="100" calcext:value-type="float">
            <text:p>100</text:p>
          </table:table-cell>
          <table:table-cell office:value-type="float" office:value="649.28971972148" calcext:value-type="float">
            <text:p>649.28971972148</text:p>
          </table:table-cell>
          <table:table-cell office:value-type="float" office:value="17.75" calcext:value-type="float">
            <text:p>17.75</text:p>
          </table:table-cell>
        </table:table-row>
        <table:table-row table:style-name="ro1">
          <table:table-cell office:value-type="float" office:value="61315" calcext:value-type="float">
            <text:p>61315</text:p>
          </table:table-cell>
          <table:table-cell office:value-type="string" calcext:value-type="string">
            <text:p>Sechura desert</text:p>
          </table:table-cell>
          <table:table-cell office:value-type="string" calcext:value-type="string">
            <text:p>teow</text:p>
          </table:table-cell>
          <table:table-cell office:value-type="float" office:value="183098.955310105" calcext:value-type="float">
            <text:p>183098.955310105</text:p>
          </table:table-cell>
          <table:table-cell office:value-type="float" office:value="183098.872361141" calcext:value-type="float">
            <text:p>183098.872361141</text:p>
          </table:table-cell>
          <table:table-cell office:value-type="float" office:value="100" calcext:value-type="float">
            <text:p>100</text:p>
          </table:table-cell>
          <table:table-cell office:value-type="float" office:value="7962.13755439621" calcext:value-type="float">
            <text:p>7962.13755439621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61316" calcext:value-type="float">
            <text:p>61316</text:p>
          </table:table-cell>
          <table:table-cell office:value-type="string" calcext:value-type="string">
            <text:p>Tehuacán Valley matorral</text:p>
          </table:table-cell>
          <table:table-cell office:value-type="string" calcext:value-type="string">
            <text:p>teow</text:p>
          </table:table-cell>
          <table:table-cell office:value-type="float" office:value="9861.75070360658" calcext:value-type="float">
            <text:p>9861.75070360658</text:p>
          </table:table-cell>
          <table:table-cell office:value-type="float" office:value="9861.75070363964" calcext:value-type="float">
            <text:p>9861.75070363964</text:p>
          </table:table-cell>
          <table:table-cell office:value-type="float" office:value="100" calcext:value-type="float">
            <text:p>100</text:p>
          </table:table-cell>
          <table:table-cell office:value-type="float" office:value="1611.6707535517" calcext:value-type="float">
            <text:p>1611.6707535517</text:p>
          </table:table-cell>
          <table:table-cell office:value-type="float" office:value="16.34" calcext:value-type="float">
            <text:p>16.34</text:p>
          </table:table-cell>
        </table:table-row>
        <table:table-row table:style-name="ro1">
          <table:table-cell office:value-type="float" office:value="61318" calcext:value-type="float">
            <text:p>61318</text:p>
          </table:table-cell>
          <table:table-cell office:value-type="string" calcext:value-type="string">
            <text:p>St. Peter and St. Paul rocks</text:p>
          </table:table-cell>
          <table:table-cell office:value-type="string" calcext:value-type="string">
            <text:p>teow</text:p>
          </table:table-cell>
          <table:table-cell office:value-type="float" office:value="6.03981808491351" calcext:value-type="float">
            <text:p>6.03981808491351</text:p>
          </table:table-cell>
          <table:table-cell office:value-type="float" office:value="6.03981837185593" calcext:value-type="float">
            <text:p>6.03981837185593</text:p>
          </table:table-cell>
          <table:table-cell office:value-type="float" office:value="100" calcext:value-type="float">
            <text:p>100</text:p>
          </table:table-cell>
          <table:table-cell office:value-type="float" office:value="6.03981837185593" calcext:value-type="float">
            <text:p>6.039818371855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401" calcext:value-type="float">
            <text:p>61401</text:p>
          </table:table-cell>
          <table:table-cell office:value-type="string" calcext:value-type="string">
            <text:p>Amazon-Orinoco-Southern Caribbean mangroves</text:p>
          </table:table-cell>
          <table:table-cell office:value-type="string" calcext:value-type="string">
            <text:p>teow</text:p>
          </table:table-cell>
          <table:table-cell office:value-type="float" office:value="36342.3268931667" calcext:value-type="float">
            <text:p>36342.3268931667</text:p>
          </table:table-cell>
          <table:table-cell office:value-type="float" office:value="36342.3213335659" calcext:value-type="float">
            <text:p>36342.3213335659</text:p>
          </table:table-cell>
          <table:table-cell office:value-type="float" office:value="100" calcext:value-type="float">
            <text:p>100</text:p>
          </table:table-cell>
          <table:table-cell office:value-type="float" office:value="24753.4100787734" calcext:value-type="float">
            <text:p>24753.4100787734</text:p>
          </table:table-cell>
          <table:table-cell office:value-type="float" office:value="68.11" calcext:value-type="float">
            <text:p>68.11</text:p>
          </table:table-cell>
        </table:table-row>
        <table:table-row table:style-name="ro1">
          <table:table-cell office:value-type="float" office:value="61402" calcext:value-type="float">
            <text:p>61402</text:p>
          </table:table-cell>
          <table:table-cell office:value-type="string" calcext:value-type="string">
            <text:p>Bahamian-Antillean mangroves</text:p>
          </table:table-cell>
          <table:table-cell office:value-type="string" calcext:value-type="string">
            <text:p>teow</text:p>
          </table:table-cell>
          <table:table-cell office:value-type="float" office:value="16140.4621304037" calcext:value-type="float">
            <text:p>16140.4621304037</text:p>
          </table:table-cell>
          <table:table-cell office:value-type="float" office:value="16140.463435147" calcext:value-type="float">
            <text:p>16140.463435147</text:p>
          </table:table-cell>
          <table:table-cell office:value-type="float" office:value="100" calcext:value-type="float">
            <text:p>100</text:p>
          </table:table-cell>
          <table:table-cell office:value-type="float" office:value="7815.51861287903" calcext:value-type="float">
            <text:p>7815.51861287903</text:p>
          </table:table-cell>
          <table:table-cell office:value-type="float" office:value="48.42" calcext:value-type="float">
            <text:p>48.42</text:p>
          </table:table-cell>
        </table:table-row>
        <table:table-row table:style-name="ro1">
          <table:table-cell office:value-type="float" office:value="61403" calcext:value-type="float">
            <text:p>61403</text:p>
          </table:table-cell>
          <table:table-cell office:value-type="string" calcext:value-type="string">
            <text:p>Mesoamerican Gulf-Caribbean mangroves</text:p>
          </table:table-cell>
          <table:table-cell office:value-type="string" calcext:value-type="string">
            <text:p>teow</text:p>
          </table:table-cell>
          <table:table-cell office:value-type="float" office:value="24809.1994922333" calcext:value-type="float">
            <text:p>24809.1994922333</text:p>
          </table:table-cell>
          <table:table-cell office:value-type="float" office:value="24809.198031271" calcext:value-type="float">
            <text:p>24809.198031271</text:p>
          </table:table-cell>
          <table:table-cell office:value-type="float" office:value="100" calcext:value-type="float">
            <text:p>100</text:p>
          </table:table-cell>
          <table:table-cell office:value-type="float" office:value="13973.2808573013" calcext:value-type="float">
            <text:p>13973.2808573013</text:p>
          </table:table-cell>
          <table:table-cell office:value-type="float" office:value="56.32" calcext:value-type="float">
            <text:p>56.32</text:p>
          </table:table-cell>
        </table:table-row>
        <table:table-row table:style-name="ro1">
          <table:table-cell office:value-type="float" office:value="61404" calcext:value-type="float">
            <text:p>61404</text:p>
          </table:table-cell>
          <table:table-cell office:value-type="string" calcext:value-type="string">
            <text:p>Northern Mesoamerican Pacific mangroves</text:p>
          </table:table-cell>
          <table:table-cell office:value-type="string" calcext:value-type="string">
            <text:p>teow</text:p>
          </table:table-cell>
          <table:table-cell office:value-type="float" office:value="7069.03256820367" calcext:value-type="float">
            <text:p>7069.03256820367</text:p>
          </table:table-cell>
          <table:table-cell office:value-type="float" office:value="7068.99280265689" calcext:value-type="float">
            <text:p>7068.99280265689</text:p>
          </table:table-cell>
          <table:table-cell office:value-type="float" office:value="100" calcext:value-type="float">
            <text:p>100</text:p>
          </table:table-cell>
          <table:table-cell office:value-type="float" office:value="3857.07390706206" calcext:value-type="float">
            <text:p>3857.07390706206</text:p>
          </table:table-cell>
          <table:table-cell office:value-type="float" office:value="54.56" calcext:value-type="float">
            <text:p>54.56</text:p>
          </table:table-cell>
        </table:table-row>
        <table:table-row table:style-name="ro1">
          <table:table-cell office:value-type="float" office:value="61405" calcext:value-type="float">
            <text:p>61405</text:p>
          </table:table-cell>
          <table:table-cell office:value-type="string" calcext:value-type="string">
            <text:p>South American Pacific mangroves</text:p>
          </table:table-cell>
          <table:table-cell office:value-type="string" calcext:value-type="string">
            <text:p>teow</text:p>
          </table:table-cell>
          <table:table-cell office:value-type="float" office:value="12613.0414241704" calcext:value-type="float">
            <text:p>12613.0414241704</text:p>
          </table:table-cell>
          <table:table-cell office:value-type="float" office:value="12613.0412318235" calcext:value-type="float">
            <text:p>12613.0412318235</text:p>
          </table:table-cell>
          <table:table-cell office:value-type="float" office:value="100" calcext:value-type="float">
            <text:p>100</text:p>
          </table:table-cell>
          <table:table-cell office:value-type="float" office:value="2705.12309033057" calcext:value-type="float">
            <text:p>2705.12309033057</text:p>
          </table:table-cell>
          <table:table-cell office:value-type="float" office:value="21.45" calcext:value-type="float">
            <text:p>21.45</text:p>
          </table:table-cell>
        </table:table-row>
        <table:table-row table:style-name="ro1">
          <table:table-cell office:value-type="float" office:value="61406" calcext:value-type="float">
            <text:p>61406</text:p>
          </table:table-cell>
          <table:table-cell office:value-type="string" calcext:value-type="string">
            <text:p>Southern Atlantic mangroves</text:p>
          </table:table-cell>
          <table:table-cell office:value-type="string" calcext:value-type="string">
            <text:p>teow</text:p>
          </table:table-cell>
          <table:table-cell office:value-type="float" office:value="9245.20967057497" calcext:value-type="float">
            <text:p>9245.20967057497</text:p>
          </table:table-cell>
          <table:table-cell office:value-type="float" office:value="9245.19662062547" calcext:value-type="float">
            <text:p>9245.19662062547</text:p>
          </table:table-cell>
          <table:table-cell office:value-type="float" office:value="100" calcext:value-type="float">
            <text:p>100</text:p>
          </table:table-cell>
          <table:table-cell office:value-type="float" office:value="3157.97295651098" calcext:value-type="float">
            <text:p>3157.97295651098</text:p>
          </table:table-cell>
          <table:table-cell office:value-type="float" office:value="34.16" calcext:value-type="float">
            <text:p>34.16</text:p>
          </table:table-cell>
        </table:table-row>
        <table:table-row table:style-name="ro1">
          <table:table-cell office:value-type="float" office:value="61407" calcext:value-type="float">
            <text:p>61407</text:p>
          </table:table-cell>
          <table:table-cell office:value-type="string" calcext:value-type="string">
            <text:p>Southern Mesoamerican Pacific mangroves</text:p>
          </table:table-cell>
          <table:table-cell office:value-type="string" calcext:value-type="string">
            <text:p>teow</text:p>
          </table:table-cell>
          <table:table-cell office:value-type="float" office:value="7070.47590853997" calcext:value-type="float">
            <text:p>7070.47590853997</text:p>
          </table:table-cell>
          <table:table-cell office:value-type="float" office:value="7070.47593723668" calcext:value-type="float">
            <text:p>7070.47593723668</text:p>
          </table:table-cell>
          <table:table-cell office:value-type="float" office:value="100" calcext:value-type="float">
            <text:p>100</text:p>
          </table:table-cell>
          <table:table-cell office:value-type="float" office:value="3395.62740804474" calcext:value-type="float">
            <text:p>3395.62740804474</text:p>
          </table:table-cell>
          <table:table-cell office:value-type="float" office:value="48.03" calcext:value-type="float">
            <text:p>48.03</text:p>
          </table:table-cell>
        </table:table-row>
        <table:table-row table:style-name="ro1">
          <table:table-cell office:value-type="float" office:value="70101" calcext:value-type="float">
            <text:p>70101</text:p>
          </table:table-cell>
          <table:table-cell office:value-type="string" calcext:value-type="string">
            <text:p>Carolines tropical moist forests</text:p>
          </table:table-cell>
          <table:table-cell office:value-type="string" calcext:value-type="string">
            <text:p>teow</text:p>
          </table:table-cell>
          <table:table-cell office:value-type="float" office:value="521.41668794336" calcext:value-type="float">
            <text:p>521.41668794336</text:p>
          </table:table-cell>
          <table:table-cell office:value-type="float" office:value="521.416687641096" calcext:value-type="float">
            <text:p>521.416687641096</text:p>
          </table:table-cell>
          <table:table-cell office:value-type="float" office:value="100" calcext:value-type="float">
            <text:p>100</text:p>
          </table:table-cell>
          <table:table-cell office:value-type="float" office:value="0.145248079931041" calcext:value-type="float">
            <text:p>0.14524807993104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0102" calcext:value-type="float">
            <text:p>70102</text:p>
          </table:table-cell>
          <table:table-cell office:value-type="string" calcext:value-type="string">
            <text:p>Central Polynesian tropical moist forests</text:p>
          </table:table-cell>
          <table:table-cell office:value-type="string" calcext:value-type="string">
            <text:p>teow</text:p>
          </table:table-cell>
          <table:table-cell office:value-type="float" office:value="60.6414856124095" calcext:value-type="float">
            <text:p>60.6414856124095</text:p>
          </table:table-cell>
          <table:table-cell office:value-type="float" office:value="60.6414767481845" calcext:value-type="float">
            <text:p>60.6414767481845</text:p>
          </table:table-cell>
          <table:table-cell office:value-type="float" office:value="100" calcext:value-type="float">
            <text:p>100</text:p>
          </table:table-cell>
          <table:table-cell office:value-type="float" office:value="53.7835412486533" calcext:value-type="float">
            <text:p>53.7835412486533</text:p>
          </table:table-cell>
          <table:table-cell office:value-type="float" office:value="88.69" calcext:value-type="float">
            <text:p>88.69</text:p>
          </table:table-cell>
        </table:table-row>
        <table:table-row table:style-name="ro1">
          <table:table-cell office:value-type="float" office:value="70103" calcext:value-type="float">
            <text:p>70103</text:p>
          </table:table-cell>
          <table:table-cell office:value-type="string" calcext:value-type="string">
            <text:p>Cook Islands tropical moist forests</text:p>
          </table:table-cell>
          <table:table-cell office:value-type="string" calcext:value-type="string">
            <text:p>teow</text:p>
          </table:table-cell>
          <table:table-cell office:value-type="float" office:value="171.315766658367" calcext:value-type="float">
            <text:p>171.315766658367</text:p>
          </table:table-cell>
          <table:table-cell office:value-type="float" office:value="171.315756270033" calcext:value-type="float">
            <text:p>171.315756270033</text:p>
          </table:table-cell>
          <table:table-cell office:value-type="float" office:value="100" calcext:value-type="float">
            <text:p>100</text:p>
          </table:table-cell>
          <table:table-cell office:value-type="float" office:value="32.4839473599052" calcext:value-type="float">
            <text:p>32.4839473599052</text:p>
          </table:table-cell>
          <table:table-cell office:value-type="float" office:value="18.96" calcext:value-type="float">
            <text:p>18.96</text:p>
          </table:table-cell>
        </table:table-row>
        <table:table-row table:style-name="ro1">
          <table:table-cell office:value-type="float" office:value="70104" calcext:value-type="float">
            <text:p>70104</text:p>
          </table:table-cell>
          <table:table-cell office:value-type="string" calcext:value-type="string">
            <text:p>Eastern Micronesia tropical moist forests</text:p>
          </table:table-cell>
          <table:table-cell office:value-type="string" calcext:value-type="string">
            <text:p>teow</text:p>
          </table:table-cell>
          <table:table-cell office:value-type="float" office:value="151.489271783833" calcext:value-type="float">
            <text:p>151.489271783833</text:p>
          </table:table-cell>
          <table:table-cell office:value-type="float" office:value="151.489272923598" calcext:value-type="float">
            <text:p>151.489272923598</text:p>
          </table:table-cell>
          <table:table-cell office:value-type="float" office:value="100" calcext:value-type="float">
            <text:p>100</text:p>
          </table:table-cell>
          <table:table-cell office:value-type="float" office:value="9.45027132391936" calcext:value-type="float">
            <text:p>9.45027132391936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70105" calcext:value-type="float">
            <text:p>70105</text:p>
          </table:table-cell>
          <table:table-cell office:value-type="string" calcext:value-type="string">
            <text:p>Fiji tropical moist forests</text:p>
          </table:table-cell>
          <table:table-cell office:value-type="string" calcext:value-type="string">
            <text:p>teow</text:p>
          </table:table-cell>
          <table:table-cell office:value-type="float" office:value="11102.7314859155" calcext:value-type="float">
            <text:p>11102.7314859155</text:p>
          </table:table-cell>
          <table:table-cell office:value-type="float" office:value="11102.7346334701" calcext:value-type="float">
            <text:p>11102.7346334701</text:p>
          </table:table-cell>
          <table:table-cell office:value-type="float" office:value="100" calcext:value-type="float">
            <text:p>100</text:p>
          </table:table-cell>
          <table:table-cell office:value-type="float" office:value="552.823903486921" calcext:value-type="float">
            <text:p>552.823903486921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70106" calcext:value-type="float">
            <text:p>70106</text:p>
          </table:table-cell>
          <table:table-cell office:value-type="string" calcext:value-type="string">
            <text:p>Hawaii tropical moist forests</text:p>
          </table:table-cell>
          <table:table-cell office:value-type="string" calcext:value-type="string">
            <text:p>teow</text:p>
          </table:table-cell>
          <table:table-cell office:value-type="float" office:value="6696.05665994203" calcext:value-type="float">
            <text:p>6696.05665994203</text:p>
          </table:table-cell>
          <table:table-cell office:value-type="float" office:value="6696.05665032417" calcext:value-type="float">
            <text:p>6696.05665032417</text:p>
          </table:table-cell>
          <table:table-cell office:value-type="float" office:value="100" calcext:value-type="float">
            <text:p>100</text:p>
          </table:table-cell>
          <table:table-cell office:value-type="float" office:value="873.782035567857" calcext:value-type="float">
            <text:p>873.782035567857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1">
          <table:table-cell office:value-type="float" office:value="70107" calcext:value-type="float">
            <text:p>70107</text:p>
          </table:table-cell>
          <table:table-cell office:value-type="string" calcext:value-type="string">
            <text:p>Kermadec Islands subtropical moist forests</text:p>
          </table:table-cell>
          <table:table-cell office:value-type="string" calcext:value-type="string">
            <text:p>teow</text:p>
          </table:table-cell>
          <table:table-cell office:value-type="float" office:value="29.8695079486929" calcext:value-type="float">
            <text:p>29.8695079486929</text:p>
          </table:table-cell>
          <table:table-cell office:value-type="float" office:value="29.8695116393516" calcext:value-type="float">
            <text:p>29.8695116393516</text:p>
          </table:table-cell>
          <table:table-cell office:value-type="float" office:value="100" calcext:value-type="float">
            <text:p>100</text:p>
          </table:table-cell>
          <table:table-cell office:value-type="float" office:value="29.8686806794095" calcext:value-type="float">
            <text:p>29.86868067940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108" calcext:value-type="float">
            <text:p>70108</text:p>
          </table:table-cell>
          <table:table-cell office:value-type="string" calcext:value-type="string">
            <text:p>Marquesas tropical moist forests</text:p>
          </table:table-cell>
          <table:table-cell office:value-type="string" calcext:value-type="string">
            <text:p>teow</text:p>
          </table:table-cell>
          <table:table-cell office:value-type="float" office:value="936.222741051059" calcext:value-type="float">
            <text:p>936.222741051059</text:p>
          </table:table-cell>
          <table:table-cell office:value-type="float" office:value="936.222741471289" calcext:value-type="float">
            <text:p>936.222741471289</text:p>
          </table:table-cell>
          <table:table-cell office:value-type="float" office:value="100" calcext:value-type="float">
            <text:p>100</text:p>
          </table:table-cell>
          <table:table-cell office:value-type="float" office:value="32.4983948492589" calcext:value-type="float">
            <text:p>32.4983948492589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70109" calcext:value-type="float">
            <text:p>70109</text:p>
          </table:table-cell>
          <table:table-cell office:value-type="string" calcext:value-type="string">
            <text:p>Ogasawara subtropical moist forests</text:p>
          </table:table-cell>
          <table:table-cell office:value-type="string" calcext:value-type="string">
            <text:p>teow</text:p>
          </table:table-cell>
          <table:table-cell office:value-type="float" office:value="71.2727230800057" calcext:value-type="float">
            <text:p>71.2727230800057</text:p>
          </table:table-cell>
          <table:table-cell office:value-type="float" office:value="71.2727077837576" calcext:value-type="float">
            <text:p>71.2727077837576</text:p>
          </table:table-cell>
          <table:table-cell office:value-type="float" office:value="100" calcext:value-type="float">
            <text:p>100</text:p>
          </table:table-cell>
          <table:table-cell office:value-type="float" office:value="55.6847945493435" calcext:value-type="float">
            <text:p>55.6847945493435</text:p>
          </table:table-cell>
          <table:table-cell office:value-type="float" office:value="78.13" calcext:value-type="float">
            <text:p>78.13</text:p>
          </table:table-cell>
        </table:table-row>
        <table:table-row table:style-name="ro1">
          <table:table-cell office:value-type="float" office:value="70110" calcext:value-type="float">
            <text:p>70110</text:p>
          </table:table-cell>
          <table:table-cell office:value-type="string" calcext:value-type="string">
            <text:p>Palau tropical moist forests</text:p>
          </table:table-cell>
          <table:table-cell office:value-type="string" calcext:value-type="string">
            <text:p>teow</text:p>
          </table:table-cell>
          <table:table-cell office:value-type="float" office:value="422.225430813959" calcext:value-type="float">
            <text:p>422.225430813959</text:p>
          </table:table-cell>
          <table:table-cell office:value-type="float" office:value="422.225430998294" calcext:value-type="float">
            <text:p>422.225430998294</text:p>
          </table:table-cell>
          <table:table-cell office:value-type="float" office:value="100" calcext:value-type="float">
            <text:p>100</text:p>
          </table:table-cell>
          <table:table-cell office:value-type="float" office:value="151.799253319405" calcext:value-type="float">
            <text:p>151.799253319405</text:p>
          </table:table-cell>
          <table:table-cell office:value-type="float" office:value="35.95" calcext:value-type="float">
            <text:p>35.95</text:p>
          </table:table-cell>
        </table:table-row>
        <table:table-row table:style-name="ro1">
          <table:table-cell office:value-type="float" office:value="70111" calcext:value-type="float">
            <text:p>70111</text:p>
          </table:table-cell>
          <table:table-cell office:value-type="string" calcext:value-type="string">
            <text:p>Rapa Nui subtropical broadleaf forests</text:p>
          </table:table-cell>
          <table:table-cell office:value-type="string" calcext:value-type="string">
            <text:p>teow</text:p>
          </table:table-cell>
          <table:table-cell office:value-type="float" office:value="163.05912253265" calcext:value-type="float">
            <text:p>163.05912253265</text:p>
          </table:table-cell>
          <table:table-cell office:value-type="float" office:value="163.059119861188" calcext:value-type="float">
            <text:p>163.059119861188</text:p>
          </table:table-cell>
          <table:table-cell office:value-type="float" office:value="100" calcext:value-type="float">
            <text:p>100</text:p>
          </table:table-cell>
          <table:table-cell office:value-type="float" office:value="55.1032754042802" calcext:value-type="float">
            <text:p>55.1032754042802</text:p>
          </table:table-cell>
          <table:table-cell office:value-type="float" office:value="33.79" calcext:value-type="float">
            <text:p>33.79</text:p>
          </table:table-cell>
        </table:table-row>
        <table:table-row table:style-name="ro1">
          <table:table-cell office:value-type="float" office:value="70112" calcext:value-type="float">
            <text:p>70112</text:p>
          </table:table-cell>
          <table:table-cell office:value-type="string" calcext:value-type="string">
            <text:p>Samoan tropical moist forests</text:p>
          </table:table-cell>
          <table:table-cell office:value-type="string" calcext:value-type="string">
            <text:p>teow</text:p>
          </table:table-cell>
          <table:table-cell office:value-type="float" office:value="2714.81738129299" calcext:value-type="float">
            <text:p>2714.81738129299</text:p>
          </table:table-cell>
          <table:table-cell office:value-type="float" office:value="2714.95507138184" calcext:value-type="float">
            <text:p>2714.95507138184</text:p>
          </table:table-cell>
          <table:table-cell office:value-type="float" office:value="100.01" calcext:value-type="float">
            <text:p>100.01</text:p>
          </table:table-cell>
          <table:table-cell office:value-type="float" office:value="219.204037360738" calcext:value-type="float">
            <text:p>219.204037360738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0113" calcext:value-type="float">
            <text:p>70113</text:p>
          </table:table-cell>
          <table:table-cell office:value-type="string" calcext:value-type="string">
            <text:p>Society Islands tropical moist forests</text:p>
          </table:table-cell>
          <table:table-cell office:value-type="string" calcext:value-type="string">
            <text:p>teow</text:p>
          </table:table-cell>
          <table:table-cell office:value-type="float" office:value="1507.10312643143" calcext:value-type="float">
            <text:p>1507.10312643143</text:p>
          </table:table-cell>
          <table:table-cell office:value-type="float" office:value="1507.1031253323" calcext:value-type="float">
            <text:p>1507.1031253323</text:p>
          </table:table-cell>
          <table:table-cell office:value-type="float" office:value="100" calcext:value-type="float">
            <text:p>100</text:p>
          </table:table-cell>
          <table:table-cell office:value-type="float" office:value="34.9815173312417" calcext:value-type="float">
            <text:p>34.9815173312417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70114" calcext:value-type="float">
            <text:p>70114</text:p>
          </table:table-cell>
          <table:table-cell office:value-type="string" calcext:value-type="string">
            <text:p>Tongan tropical moist forests</text:p>
          </table:table-cell>
          <table:table-cell office:value-type="string" calcext:value-type="string">
            <text:p>teow</text:p>
          </table:table-cell>
          <table:table-cell office:value-type="float" office:value="829.22292580197" calcext:value-type="float">
            <text:p>829.22292580197</text:p>
          </table:table-cell>
          <table:table-cell office:value-type="float" office:value="829.222118228588" calcext:value-type="float">
            <text:p>829.222118228588</text:p>
          </table:table-cell>
          <table:table-cell office:value-type="float" office:value="100" calcext:value-type="float">
            <text:p>100</text:p>
          </table:table-cell>
          <table:table-cell office:value-type="float" office:value="112.337748277677" calcext:value-type="float">
            <text:p>112.337748277677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float" office:value="70115" calcext:value-type="float">
            <text:p>70115</text:p>
          </table:table-cell>
          <table:table-cell office:value-type="string" calcext:value-type="string">
            <text:p>Tuamotu tropical moist forests</text:p>
          </table:table-cell>
          <table:table-cell office:value-type="string" calcext:value-type="string">
            <text:p>teow</text:p>
          </table:table-cell>
          <table:table-cell office:value-type="float" office:value="289.421032095925" calcext:value-type="float">
            <text:p>289.421032095925</text:p>
          </table:table-cell>
          <table:table-cell office:value-type="float" office:value="289.421021949417" calcext:value-type="float">
            <text:p>289.421021949417</text:p>
          </table:table-cell>
          <table:table-cell office:value-type="float" office:value="100" calcext:value-type="float">
            <text:p>100</text:p>
          </table:table-cell>
          <table:table-cell office:value-type="float" office:value="36.5625197827795" calcext:value-type="float">
            <text:p>36.5625197827795</text:p>
          </table:table-cell>
          <table:table-cell office:value-type="float" office:value="12.63" calcext:value-type="float">
            <text:p>12.63</text:p>
          </table:table-cell>
        </table:table-row>
        <table:table-row table:style-name="ro1">
          <table:table-cell office:value-type="float" office:value="70116" calcext:value-type="float">
            <text:p>70116</text:p>
          </table:table-cell>
          <table:table-cell office:value-type="string" calcext:value-type="string">
            <text:p>Tubuai tropical moist forests</text:p>
          </table:table-cell>
          <table:table-cell office:value-type="string" calcext:value-type="string">
            <text:p>teow</text:p>
          </table:table-cell>
          <table:table-cell office:value-type="float" office:value="100.292916128237" calcext:value-type="float">
            <text:p>100.292916128237</text:p>
          </table:table-cell>
          <table:table-cell office:value-type="float" office:value="100.292916115718" calcext:value-type="float">
            <text:p>100.2929161157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0117" calcext:value-type="float">
            <text:p>70117</text:p>
          </table:table-cell>
          <table:table-cell office:value-type="string" calcext:value-type="string">
            <text:p>Western Polynesian tropical moist forests</text:p>
          </table:table-cell>
          <table:table-cell office:value-type="string" calcext:value-type="string">
            <text:p>teow</text:p>
          </table:table-cell>
          <table:table-cell office:value-type="float" office:value="34.6210181518735" calcext:value-type="float">
            <text:p>34.6210181518735</text:p>
          </table:table-cell>
          <table:table-cell office:value-type="float" office:value="34.6210182109224" calcext:value-type="float">
            <text:p>34.6210182109224</text:p>
          </table:table-cell>
          <table:table-cell office:value-type="float" office:value="100" calcext:value-type="float">
            <text:p>100</text:p>
          </table:table-cell>
          <table:table-cell office:value-type="float" office:value="26.0604312165875" calcext:value-type="float">
            <text:p>26.0604312165875</text:p>
          </table:table-cell>
          <table:table-cell office:value-type="float" office:value="75.27" calcext:value-type="float">
            <text:p>75.27</text:p>
          </table:table-cell>
        </table:table-row>
        <table:table-row table:style-name="ro1">
          <table:table-cell office:value-type="float" office:value="70201" calcext:value-type="float">
            <text:p>70201</text:p>
          </table:table-cell>
          <table:table-cell office:value-type="string" calcext:value-type="string">
            <text:p>Fiji tropical dry forests</text:p>
          </table:table-cell>
          <table:table-cell office:value-type="string" calcext:value-type="string">
            <text:p>teow</text:p>
          </table:table-cell>
          <table:table-cell office:value-type="float" office:value="6846.12491982382" calcext:value-type="float">
            <text:p>6846.12491982382</text:p>
          </table:table-cell>
          <table:table-cell office:value-type="float" office:value="6846.12493901562" calcext:value-type="float">
            <text:p>6846.12493901562</text:p>
          </table:table-cell>
          <table:table-cell office:value-type="float" office:value="100" calcext:value-type="float">
            <text:p>100</text:p>
          </table:table-cell>
          <table:table-cell office:value-type="float" office:value="189.307534118929" calcext:value-type="float">
            <text:p>189.307534118929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70202" calcext:value-type="float">
            <text:p>70202</text:p>
          </table:table-cell>
          <table:table-cell office:value-type="string" calcext:value-type="string">
            <text:p>Hawaii tropical dry forests</text:p>
          </table:table-cell>
          <table:table-cell office:value-type="string" calcext:value-type="string">
            <text:p>teow</text:p>
          </table:table-cell>
          <table:table-cell office:value-type="float" office:value="6575.84269637608" calcext:value-type="float">
            <text:p>6575.84269637608</text:p>
          </table:table-cell>
          <table:table-cell office:value-type="float" office:value="6575.84269337466" calcext:value-type="float">
            <text:p>6575.84269337466</text:p>
          </table:table-cell>
          <table:table-cell office:value-type="float" office:value="100" calcext:value-type="float">
            <text:p>100</text:p>
          </table:table-cell>
          <table:table-cell office:value-type="float" office:value="1037.91522403582" calcext:value-type="float">
            <text:p>1037.91522403582</text:p>
          </table:table-cell>
          <table:table-cell office:value-type="float" office:value="15.78" calcext:value-type="float">
            <text:p>15.78</text:p>
          </table:table-cell>
        </table:table-row>
        <table:table-row table:style-name="ro1">
          <table:table-cell office:value-type="float" office:value="70203" calcext:value-type="float">
            <text:p>70203</text:p>
          </table:table-cell>
          <table:table-cell office:value-type="string" calcext:value-type="string">
            <text:p>Marianas tropical dry forests</text:p>
          </table:table-cell>
          <table:table-cell office:value-type="string" calcext:value-type="string">
            <text:p>teow</text:p>
          </table:table-cell>
          <table:table-cell office:value-type="float" office:value="949.366437040287" calcext:value-type="float">
            <text:p>949.366437040287</text:p>
          </table:table-cell>
          <table:table-cell office:value-type="float" office:value="949.366438590104" calcext:value-type="float">
            <text:p>949.366438590104</text:p>
          </table:table-cell>
          <table:table-cell office:value-type="float" office:value="100" calcext:value-type="float">
            <text:p>100</text:p>
          </table:table-cell>
          <table:table-cell office:value-type="float" office:value="145.191953765984" calcext:value-type="float">
            <text:p>145.191953765984</text:p>
          </table:table-cell>
          <table:table-cell office:value-type="float" office:value="15.29" calcext:value-type="float">
            <text:p>15.29</text:p>
          </table:table-cell>
        </table:table-row>
        <table:table-row table:style-name="ro1">
          <table:table-cell office:value-type="float" office:value="70204" calcext:value-type="float">
            <text:p>70204</text:p>
          </table:table-cell>
          <table:table-cell office:value-type="string" calcext:value-type="string">
            <text:p>Yap tropical dry forests</text:p>
          </table:table-cell>
          <table:table-cell office:value-type="string" calcext:value-type="string">
            <text:p>teow</text:p>
          </table:table-cell>
          <table:table-cell office:value-type="float" office:value="67.7788201677057" calcext:value-type="float">
            <text:p>67.7788201677057</text:p>
          </table:table-cell>
          <table:table-cell office:value-type="float" office:value="67.7788201742958" calcext:value-type="float">
            <text:p>67.778820174295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0701" calcext:value-type="float">
            <text:p>70701</text:p>
          </table:table-cell>
          <table:table-cell office:value-type="string" calcext:value-type="string">
            <text:p>Hawaii tropical high shrublands</text:p>
          </table:table-cell>
          <table:table-cell office:value-type="string" calcext:value-type="string">
            <text:p>teow</text:p>
          </table:table-cell>
          <table:table-cell office:value-type="float" office:value="1847.5775283532" calcext:value-type="float">
            <text:p>1847.5775283532</text:p>
          </table:table-cell>
          <table:table-cell office:value-type="float" office:value="1847.57754630439" calcext:value-type="float">
            <text:p>1847.57754630439</text:p>
          </table:table-cell>
          <table:table-cell office:value-type="float" office:value="100" calcext:value-type="float">
            <text:p>100</text:p>
          </table:table-cell>
          <table:table-cell office:value-type="float" office:value="791.429302349082" calcext:value-type="float">
            <text:p>791.429302349082</text:p>
          </table:table-cell>
          <table:table-cell office:value-type="float" office:value="42.84" calcext:value-type="float">
            <text:p>42.84</text:p>
          </table:table-cell>
        </table:table-row>
        <table:table-row table:style-name="ro1">
          <table:table-cell office:value-type="float" office:value="70702" calcext:value-type="float">
            <text:p>70702</text:p>
          </table:table-cell>
          <table:table-cell office:value-type="string" calcext:value-type="string">
            <text:p>Hawaii tropical low shrublands</text:p>
          </table:table-cell>
          <table:table-cell office:value-type="string" calcext:value-type="string">
            <text:p>teow</text:p>
          </table:table-cell>
          <table:table-cell office:value-type="float" office:value="1465.00605746752" calcext:value-type="float">
            <text:p>1465.00605746752</text:p>
          </table:table-cell>
          <table:table-cell office:value-type="float" office:value="1465.00624176787" calcext:value-type="float">
            <text:p>1465.00624176787</text:p>
          </table:table-cell>
          <table:table-cell office:value-type="float" office:value="100" calcext:value-type="float">
            <text:p>100</text:p>
          </table:table-cell>
          <table:table-cell office:value-type="float" office:value="142.238448128621" calcext:value-type="float">
            <text:p>142.238448128621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float" office:value="70703" calcext:value-type="float">
            <text:p>70703</text:p>
          </table:table-cell>
          <table:table-cell office:value-type="string" calcext:value-type="string">
            <text:p>Northwestern Hawaii scrub</text:p>
          </table:table-cell>
          <table:table-cell office:value-type="string" calcext:value-type="string">
            <text:p>teow</text:p>
          </table:table-cell>
          <table:table-cell office:value-type="float" office:value="6.98225187644786" calcext:value-type="float">
            <text:p>6.98225187644786</text:p>
          </table:table-cell>
          <table:table-cell office:value-type="float" office:value="6.98225185861653" calcext:value-type="float">
            <text:p>6.98225185861653</text:p>
          </table:table-cell>
          <table:table-cell office:value-type="float" office:value="100" calcext:value-type="float">
            <text:p>100</text:p>
          </table:table-cell>
          <table:table-cell office:value-type="float" office:value="6.98225185861653" calcext:value-type="float">
            <text:p>6.982251858616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101" calcext:value-type="float">
            <text:p>80101</text:p>
          </table:table-cell>
          <table:table-cell office:value-type="string" calcext:value-type="string">
            <text:p>Guizhou Plateau broadleaf and mixed forests</text:p>
          </table:table-cell>
          <table:table-cell office:value-type="string" calcext:value-type="string">
            <text:p>teow</text:p>
          </table:table-cell>
          <table:table-cell office:value-type="float" office:value="269132.065077002" calcext:value-type="float">
            <text:p>269132.065077002</text:p>
          </table:table-cell>
          <table:table-cell office:value-type="float" office:value="269132.388309134" calcext:value-type="float">
            <text:p>269132.388309134</text:p>
          </table:table-cell>
          <table:table-cell office:value-type="float" office:value="100" calcext:value-type="float">
            <text:p>100</text:p>
          </table:table-cell>
          <table:table-cell office:value-type="float" office:value="1569.65414747769" calcext:value-type="float">
            <text:p>1569.65414747769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80102" calcext:value-type="float">
            <text:p>80102</text:p>
          </table:table-cell>
          <table:table-cell office:value-type="string" calcext:value-type="string">
            <text:p>Yunnan Plateau subtropical evergreen forests</text:p>
          </table:table-cell>
          <table:table-cell office:value-type="string" calcext:value-type="string">
            <text:p>teow</text:p>
          </table:table-cell>
          <table:table-cell office:value-type="float" office:value="239854.575166479" calcext:value-type="float">
            <text:p>239854.575166479</text:p>
          </table:table-cell>
          <table:table-cell office:value-type="float" office:value="239849.734202051" calcext:value-type="float">
            <text:p>239849.734202051</text:p>
          </table:table-cell>
          <table:table-cell office:value-type="float" office:value="100" calcext:value-type="float">
            <text:p>100</text:p>
          </table:table-cell>
          <table:table-cell office:value-type="float" office:value="2575.64229886482" calcext:value-type="float">
            <text:p>2575.64229886482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80401" calcext:value-type="float">
            <text:p>80401</text:p>
          </table:table-cell>
          <table:table-cell office:value-type="string" calcext:value-type="string">
            <text:p>Appenine deciduous montane forests</text:p>
          </table:table-cell>
          <table:table-cell office:value-type="string" calcext:value-type="string">
            <text:p>teow</text:p>
          </table:table-cell>
          <table:table-cell office:value-type="float" office:value="16147.1795622627" calcext:value-type="float">
            <text:p>16147.1795622627</text:p>
          </table:table-cell>
          <table:table-cell office:value-type="float" office:value="16147.1724346746" calcext:value-type="float">
            <text:p>16147.1724346746</text:p>
          </table:table-cell>
          <table:table-cell office:value-type="float" office:value="100" calcext:value-type="float">
            <text:p>100</text:p>
          </table:table-cell>
          <table:table-cell office:value-type="float" office:value="7409.93817828274" calcext:value-type="float">
            <text:p>7409.93817828274</text:p>
          </table:table-cell>
          <table:table-cell office:value-type="float" office:value="45.89" calcext:value-type="float">
            <text:p>45.89</text:p>
          </table:table-cell>
        </table:table-row>
        <table:table-row table:style-name="ro1">
          <table:table-cell office:value-type="float" office:value="80402" calcext:value-type="float">
            <text:p>80402</text:p>
          </table:table-cell>
          <table:table-cell office:value-type="string" calcext:value-type="string">
            <text:p>Atlantic mixed forests</text:p>
          </table:table-cell>
          <table:table-cell office:value-type="string" calcext:value-type="string">
            <text:p>teow</text:p>
          </table:table-cell>
          <table:table-cell office:value-type="float" office:value="394609.575515136" calcext:value-type="float">
            <text:p>394609.575515136</text:p>
          </table:table-cell>
          <table:table-cell office:value-type="float" office:value="394614.575538249" calcext:value-type="float">
            <text:p>394614.575538249</text:p>
          </table:table-cell>
          <table:table-cell office:value-type="float" office:value="100" calcext:value-type="float">
            <text:p>100</text:p>
          </table:table-cell>
          <table:table-cell office:value-type="float" office:value="79881.0589221989" calcext:value-type="float">
            <text:p>79881.0589221989</text:p>
          </table:table-cell>
          <table:table-cell office:value-type="float" office:value="20.24" calcext:value-type="float">
            <text:p>20.24</text:p>
          </table:table-cell>
        </table:table-row>
        <table:table-row table:style-name="ro1">
          <table:table-cell office:value-type="float" office:value="80403" calcext:value-type="float">
            <text:p>80403</text:p>
          </table:table-cell>
          <table:table-cell office:value-type="string" calcext:value-type="string">
            <text:p>Azores temperate mixed forests</text:p>
          </table:table-cell>
          <table:table-cell office:value-type="string" calcext:value-type="string">
            <text:p>teow</text:p>
          </table:table-cell>
          <table:table-cell office:value-type="float" office:value="2253.59133079131" calcext:value-type="float">
            <text:p>2253.59133079131</text:p>
          </table:table-cell>
          <table:table-cell office:value-type="float" office:value="2253.59160410219" calcext:value-type="float">
            <text:p>2253.59160410219</text:p>
          </table:table-cell>
          <table:table-cell office:value-type="float" office:value="100" calcext:value-type="float">
            <text:p>100</text:p>
          </table:table-cell>
          <table:table-cell office:value-type="float" office:value="536.057344119154" calcext:value-type="float">
            <text:p>536.057344119154</text:p>
          </table:table-cell>
          <table:table-cell office:value-type="float" office:value="23.79" calcext:value-type="float">
            <text:p>23.79</text:p>
          </table:table-cell>
        </table:table-row>
        <table:table-row table:style-name="ro1">
          <table:table-cell office:value-type="float" office:value="80404" calcext:value-type="float">
            <text:p>80404</text:p>
          </table:table-cell>
          <table:table-cell office:value-type="string" calcext:value-type="string">
            <text:p>Balkan mixed forests</text:p>
          </table:table-cell>
          <table:table-cell office:value-type="string" calcext:value-type="string">
            <text:p>teow</text:p>
          </table:table-cell>
          <table:table-cell office:value-type="float" office:value="224438.636656572" calcext:value-type="float">
            <text:p>224438.636656572</text:p>
          </table:table-cell>
          <table:table-cell office:value-type="float" office:value="224438.672188517" calcext:value-type="float">
            <text:p>224438.672188517</text:p>
          </table:table-cell>
          <table:table-cell office:value-type="float" office:value="100" calcext:value-type="float">
            <text:p>100</text:p>
          </table:table-cell>
          <table:table-cell office:value-type="float" office:value="43100.7755171759" calcext:value-type="float">
            <text:p>43100.7755171759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80405" calcext:value-type="float">
            <text:p>80405</text:p>
          </table:table-cell>
          <table:table-cell office:value-type="string" calcext:value-type="string">
            <text:p>Baltic mixed forests</text:p>
          </table:table-cell>
          <table:table-cell office:value-type="string" calcext:value-type="string">
            <text:p>teow</text:p>
          </table:table-cell>
          <table:table-cell office:value-type="float" office:value="113871.246648364" calcext:value-type="float">
            <text:p>113871.246648364</text:p>
          </table:table-cell>
          <table:table-cell office:value-type="float" office:value="113865.651240979" calcext:value-type="float">
            <text:p>113865.651240979</text:p>
          </table:table-cell>
          <table:table-cell office:value-type="float" office:value="100" calcext:value-type="float">
            <text:p>100</text:p>
          </table:table-cell>
          <table:table-cell office:value-type="float" office:value="37270.1583277504" calcext:value-type="float">
            <text:p>37270.1583277504</text:p>
          </table:table-cell>
          <table:table-cell office:value-type="float" office:value="32.73" calcext:value-type="float">
            <text:p>32.73</text:p>
          </table:table-cell>
        </table:table-row>
        <table:table-row table:style-name="ro1">
          <table:table-cell office:value-type="float" office:value="80406" calcext:value-type="float">
            <text:p>80406</text:p>
          </table:table-cell>
          <table:table-cell office:value-type="string" calcext:value-type="string">
            <text:p>Cantabrian mixed forests</text:p>
          </table:table-cell>
          <table:table-cell office:value-type="string" calcext:value-type="string">
            <text:p>teow</text:p>
          </table:table-cell>
          <table:table-cell office:value-type="float" office:value="79516.9293803372" calcext:value-type="float">
            <text:p>79516.9293803372</text:p>
          </table:table-cell>
          <table:table-cell office:value-type="float" office:value="79516.9208388771" calcext:value-type="float">
            <text:p>79516.9208388771</text:p>
          </table:table-cell>
          <table:table-cell office:value-type="float" office:value="100" calcext:value-type="float">
            <text:p>100</text:p>
          </table:table-cell>
          <table:table-cell office:value-type="float" office:value="18926.5190137048" calcext:value-type="float">
            <text:p>18926.519013704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80407" calcext:value-type="float">
            <text:p>80407</text:p>
          </table:table-cell>
          <table:table-cell office:value-type="string" calcext:value-type="string">
            <text:p>Caspian Hyrcanian mixed forests</text:p>
          </table:table-cell>
          <table:table-cell office:value-type="string" calcext:value-type="string">
            <text:p>teow</text:p>
          </table:table-cell>
          <table:table-cell office:value-type="float" office:value="55130.9051982413" calcext:value-type="float">
            <text:p>55130.9051982413</text:p>
          </table:table-cell>
          <table:table-cell office:value-type="float" office:value="55130.8969499435" calcext:value-type="float">
            <text:p>55130.8969499435</text:p>
          </table:table-cell>
          <table:table-cell office:value-type="float" office:value="100" calcext:value-type="float">
            <text:p>100</text:p>
          </table:table-cell>
          <table:table-cell office:value-type="float" office:value="6833.30548700251" calcext:value-type="float">
            <text:p>6833.30548700251</text:p>
          </table:table-cell>
          <table:table-cell office:value-type="float" office:value="12.39" calcext:value-type="float">
            <text:p>12.39</text:p>
          </table:table-cell>
        </table:table-row>
        <table:table-row table:style-name="ro1">
          <table:table-cell office:value-type="float" office:value="80408" calcext:value-type="float">
            <text:p>80408</text:p>
          </table:table-cell>
          <table:table-cell office:value-type="string" calcext:value-type="string">
            <text:p>Caucasus mixed forests</text:p>
          </table:table-cell>
          <table:table-cell office:value-type="string" calcext:value-type="string">
            <text:p>teow</text:p>
          </table:table-cell>
          <table:table-cell office:value-type="float" office:value="170293.396919249" calcext:value-type="float">
            <text:p>170293.396919249</text:p>
          </table:table-cell>
          <table:table-cell office:value-type="float" office:value="170293.384564472" calcext:value-type="float">
            <text:p>170293.384564472</text:p>
          </table:table-cell>
          <table:table-cell office:value-type="float" office:value="100" calcext:value-type="float">
            <text:p>100</text:p>
          </table:table-cell>
          <table:table-cell office:value-type="float" office:value="31263.0259375274" calcext:value-type="float">
            <text:p>31263.0259375274</text:p>
          </table:table-cell>
          <table:table-cell office:value-type="float" office:value="18.36" calcext:value-type="float">
            <text:p>18.36</text:p>
          </table:table-cell>
        </table:table-row>
        <table:table-row table:style-name="ro1">
          <table:table-cell office:value-type="float" office:value="80409" calcext:value-type="float">
            <text:p>80409</text:p>
          </table:table-cell>
          <table:table-cell office:value-type="string" calcext:value-type="string">
            <text:p>Celtic broadleaf forests</text:p>
          </table:table-cell>
          <table:table-cell office:value-type="string" calcext:value-type="string">
            <text:p>teow</text:p>
          </table:table-cell>
          <table:table-cell office:value-type="float" office:value="206506.941010397" calcext:value-type="float">
            <text:p>206506.941010397</text:p>
          </table:table-cell>
          <table:table-cell office:value-type="float" office:value="206504.531651768" calcext:value-type="float">
            <text:p>206504.531651768</text:p>
          </table:table-cell>
          <table:table-cell office:value-type="float" office:value="100" calcext:value-type="float">
            <text:p>100</text:p>
          </table:table-cell>
          <table:table-cell office:value-type="float" office:value="41351.5730629787" calcext:value-type="float">
            <text:p>41351.5730629787</text:p>
          </table:table-cell>
          <table:table-cell office:value-type="float" office:value="20.02" calcext:value-type="float">
            <text:p>20.02</text:p>
          </table:table-cell>
        </table:table-row>
        <table:table-row table:style-name="ro1">
          <table:table-cell office:value-type="float" office:value="80410" calcext:value-type="float">
            <text:p>80410</text:p>
          </table:table-cell>
          <table:table-cell office:value-type="string" calcext:value-type="string">
            <text:p>Central Anatolian steppe and woodlands</text:p>
          </table:table-cell>
          <table:table-cell office:value-type="string" calcext:value-type="string">
            <text:p>teow</text:p>
          </table:table-cell>
          <table:table-cell office:value-type="float" office:value="101492.464030605" calcext:value-type="float">
            <text:p>101492.464030605</text:p>
          </table:table-cell>
          <table:table-cell office:value-type="float" office:value="101492.4640303" calcext:value-type="float">
            <text:p>101492.4640303</text:p>
          </table:table-cell>
          <table:table-cell office:value-type="float" office:value="100" calcext:value-type="float">
            <text:p>100</text:p>
          </table:table-cell>
          <table:table-cell office:value-type="float" office:value="382.777080363055" calcext:value-type="float">
            <text:p>382.77708036305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80411" calcext:value-type="float">
            <text:p>80411</text:p>
          </table:table-cell>
          <table:table-cell office:value-type="string" calcext:value-type="string">
            <text:p>Central China loess plateau mixed forests</text:p>
          </table:table-cell>
          <table:table-cell office:value-type="string" calcext:value-type="string">
            <text:p>teow</text:p>
          </table:table-cell>
          <table:table-cell office:value-type="float" office:value="359866.957534452" calcext:value-type="float">
            <text:p>359866.957534452</text:p>
          </table:table-cell>
          <table:table-cell office:value-type="float" office:value="359866.957534717" calcext:value-type="float">
            <text:p>359866.957534717</text:p>
          </table:table-cell>
          <table:table-cell office:value-type="float" office:value="100" calcext:value-type="float">
            <text:p>100</text:p>
          </table:table-cell>
          <table:table-cell office:value-type="float" office:value="397.382041441839" calcext:value-type="float">
            <text:p>397.38204144183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80412" calcext:value-type="float">
            <text:p>80412</text:p>
          </table:table-cell>
          <table:table-cell office:value-type="string" calcext:value-type="string">
            <text:p>Central European mixed forests</text:p>
          </table:table-cell>
          <table:table-cell office:value-type="string" calcext:value-type="string">
            <text:p>teow</text:p>
          </table:table-cell>
          <table:table-cell office:value-type="float" office:value="733097.969819877" calcext:value-type="float">
            <text:p>733097.969819877</text:p>
          </table:table-cell>
          <table:table-cell office:value-type="float" office:value="733098.44215742" calcext:value-type="float">
            <text:p>733098.44215742</text:p>
          </table:table-cell>
          <table:table-cell office:value-type="float" office:value="100" calcext:value-type="float">
            <text:p>100</text:p>
          </table:table-cell>
          <table:table-cell office:value-type="float" office:value="144374.525440269" calcext:value-type="float">
            <text:p>144374.525440269</text:p>
          </table:table-cell>
          <table:table-cell office:value-type="float" office:value="19.69" calcext:value-type="float">
            <text:p>19.69</text:p>
          </table:table-cell>
        </table:table-row>
        <table:table-row table:style-name="ro1">
          <table:table-cell office:value-type="float" office:value="80413" calcext:value-type="float">
            <text:p>80413</text:p>
          </table:table-cell>
          <table:table-cell office:value-type="string" calcext:value-type="string">
            <text:p>Central Korean deciduous forests</text:p>
          </table:table-cell>
          <table:table-cell office:value-type="string" calcext:value-type="string">
            <text:p>teow</text:p>
          </table:table-cell>
          <table:table-cell office:value-type="float" office:value="103563.610984413" calcext:value-type="float">
            <text:p>103563.610984413</text:p>
          </table:table-cell>
          <table:table-cell office:value-type="float" office:value="103563.568089007" calcext:value-type="float">
            <text:p>103563.568089007</text:p>
          </table:table-cell>
          <table:table-cell office:value-type="float" office:value="100" calcext:value-type="float">
            <text:p>100</text:p>
          </table:table-cell>
          <table:table-cell office:value-type="float" office:value="10855.8144694154" calcext:value-type="float">
            <text:p>10855.8144694154</text:p>
          </table:table-cell>
          <table:table-cell office:value-type="float" office:value="10.48" calcext:value-type="float">
            <text:p>10.48</text:p>
          </table:table-cell>
        </table:table-row>
        <table:table-row table:style-name="ro1">
          <table:table-cell office:value-type="float" office:value="80414" calcext:value-type="float">
            <text:p>80414</text:p>
          </table:table-cell>
          <table:table-cell office:value-type="string" calcext:value-type="string">
            <text:p>Changbai Mountains mixed forests</text:p>
          </table:table-cell>
          <table:table-cell office:value-type="string" calcext:value-type="string">
            <text:p>teow</text:p>
          </table:table-cell>
          <table:table-cell office:value-type="float" office:value="93437.5614416252" calcext:value-type="float">
            <text:p>93437.5614416252</text:p>
          </table:table-cell>
          <table:table-cell office:value-type="float" office:value="93437.5697899197" calcext:value-type="float">
            <text:p>93437.5697899197</text:p>
          </table:table-cell>
          <table:table-cell office:value-type="float" office:value="100" calcext:value-type="float">
            <text:p>100</text:p>
          </table:table-cell>
          <table:table-cell office:value-type="float" office:value="1808.56176128649" calcext:value-type="float">
            <text:p>1808.56176128649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80415" calcext:value-type="float">
            <text:p>80415</text:p>
          </table:table-cell>
          <table:table-cell office:value-type="string" calcext:value-type="string">
            <text:p>Changjiang Plain evergreen forests</text:p>
          </table:table-cell>
          <table:table-cell office:value-type="string" calcext:value-type="string">
            <text:p>teow</text:p>
          </table:table-cell>
          <table:table-cell office:value-type="float" office:value="437098.581773449" calcext:value-type="float">
            <text:p>437098.581773449</text:p>
          </table:table-cell>
          <table:table-cell office:value-type="float" office:value="437098.422541479" calcext:value-type="float">
            <text:p>437098.422541479</text:p>
          </table:table-cell>
          <table:table-cell office:value-type="float" office:value="100" calcext:value-type="float">
            <text:p>100</text:p>
          </table:table-cell>
          <table:table-cell office:value-type="float" office:value="5679.72094844467" calcext:value-type="float">
            <text:p>5679.72094844467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80416" calcext:value-type="float">
            <text:p>80416</text:p>
          </table:table-cell>
          <table:table-cell office:value-type="string" calcext:value-type="string">
            <text:p>Crimean Submediterranean forest complex</text:p>
          </table:table-cell>
          <table:table-cell office:value-type="string" calcext:value-type="string">
            <text:p>teow</text:p>
          </table:table-cell>
          <table:table-cell office:value-type="float" office:value="29758.2666798315" calcext:value-type="float">
            <text:p>29758.2666798315</text:p>
          </table:table-cell>
          <table:table-cell office:value-type="float" office:value="29758.2718047826" calcext:value-type="float">
            <text:p>29758.2718047826</text:p>
          </table:table-cell>
          <table:table-cell office:value-type="float" office:value="100" calcext:value-type="float">
            <text:p>100</text:p>
          </table:table-cell>
          <table:table-cell office:value-type="float" office:value="3115.55603280205" calcext:value-type="float">
            <text:p>3115.55603280205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1">
          <table:table-cell office:value-type="float" office:value="80417" calcext:value-type="float">
            <text:p>80417</text:p>
          </table:table-cell>
          <table:table-cell office:value-type="string" calcext:value-type="string">
            <text:p>Daba Mountains evergreen forests</text:p>
          </table:table-cell>
          <table:table-cell office:value-type="string" calcext:value-type="string">
            <text:p>teow</text:p>
          </table:table-cell>
          <table:table-cell office:value-type="float" office:value="168169.563541982" calcext:value-type="float">
            <text:p>168169.563541982</text:p>
          </table:table-cell>
          <table:table-cell office:value-type="float" office:value="168169.563541955" calcext:value-type="float">
            <text:p>168169.563541955</text:p>
          </table:table-cell>
          <table:table-cell office:value-type="float" office:value="100" calcext:value-type="float">
            <text:p>100</text:p>
          </table:table-cell>
          <table:table-cell office:value-type="float" office:value="1013.82819269054" calcext:value-type="float">
            <text:p>1013.8281926905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0418" calcext:value-type="float">
            <text:p>80418</text:p>
          </table:table-cell>
          <table:table-cell office:value-type="string" calcext:value-type="string">
            <text:p>Dinaric Mountains mixed forests</text:p>
          </table:table-cell>
          <table:table-cell office:value-type="string" calcext:value-type="string">
            <text:p>teow</text:p>
          </table:table-cell>
          <table:table-cell office:value-type="float" office:value="58285.3714581832" calcext:value-type="float">
            <text:p>58285.3714581832</text:p>
          </table:table-cell>
          <table:table-cell office:value-type="float" office:value="58285.376284008" calcext:value-type="float">
            <text:p>58285.376284008</text:p>
          </table:table-cell>
          <table:table-cell office:value-type="float" office:value="100" calcext:value-type="float">
            <text:p>100</text:p>
          </table:table-cell>
          <table:table-cell office:value-type="float" office:value="12982.9818508182" calcext:value-type="float">
            <text:p>12982.9818508182</text:p>
          </table:table-cell>
          <table:table-cell office:value-type="float" office:value="22.27" calcext:value-type="float">
            <text:p>22.27</text:p>
          </table:table-cell>
        </table:table-row>
        <table:table-row table:style-name="ro1">
          <table:table-cell office:value-type="float" office:value="80419" calcext:value-type="float">
            <text:p>80419</text:p>
          </table:table-cell>
          <table:table-cell office:value-type="string" calcext:value-type="string">
            <text:p>East European forest steppe</text:p>
          </table:table-cell>
          <table:table-cell office:value-type="string" calcext:value-type="string">
            <text:p>teow</text:p>
          </table:table-cell>
          <table:table-cell office:value-type="float" office:value="730097.838265096" calcext:value-type="float">
            <text:p>730097.838265096</text:p>
          </table:table-cell>
          <table:table-cell office:value-type="float" office:value="730098.525874706" calcext:value-type="float">
            <text:p>730098.525874706</text:p>
          </table:table-cell>
          <table:table-cell office:value-type="float" office:value="100" calcext:value-type="float">
            <text:p>100</text:p>
          </table:table-cell>
          <table:table-cell office:value-type="float" office:value="36930.3035082326" calcext:value-type="float">
            <text:p>36930.3035082326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float" office:value="80420" calcext:value-type="float">
            <text:p>80420</text:p>
          </table:table-cell>
          <table:table-cell office:value-type="string" calcext:value-type="string">
            <text:p>Eastern Anatolian deciduous forests</text:p>
          </table:table-cell>
          <table:table-cell office:value-type="string" calcext:value-type="string">
            <text:p>teow</text:p>
          </table:table-cell>
          <table:table-cell office:value-type="float" office:value="81627.5287070054" calcext:value-type="float">
            <text:p>81627.5287070054</text:p>
          </table:table-cell>
          <table:table-cell office:value-type="float" office:value="81627.5287068923" calcext:value-type="float">
            <text:p>81627.52870689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0421" calcext:value-type="float">
            <text:p>80421</text:p>
          </table:table-cell>
          <table:table-cell office:value-type="string" calcext:value-type="string">
            <text:p>English Lowlands beech forests</text:p>
          </table:table-cell>
          <table:table-cell office:value-type="string" calcext:value-type="string">
            <text:p>teow</text:p>
          </table:table-cell>
          <table:table-cell office:value-type="float" office:value="45005.8493001246" calcext:value-type="float">
            <text:p>45005.8493001246</text:p>
          </table:table-cell>
          <table:table-cell office:value-type="float" office:value="45005.8238810681" calcext:value-type="float">
            <text:p>45005.8238810681</text:p>
          </table:table-cell>
          <table:table-cell office:value-type="float" office:value="100" calcext:value-type="float">
            <text:p>100</text:p>
          </table:table-cell>
          <table:table-cell office:value-type="float" office:value="14195.20357265" calcext:value-type="float">
            <text:p>14195.20357265</text:p>
          </table:table-cell>
          <table:table-cell office:value-type="float" office:value="31.54" calcext:value-type="float">
            <text:p>31.54</text:p>
          </table:table-cell>
        </table:table-row>
        <table:table-row table:style-name="ro1">
          <table:table-cell office:value-type="float" office:value="80422" calcext:value-type="float">
            <text:p>80422</text:p>
          </table:table-cell>
          <table:table-cell office:value-type="string" calcext:value-type="string">
            <text:p>Euxine-Colchic broadleaf forests</text:p>
          </table:table-cell>
          <table:table-cell office:value-type="string" calcext:value-type="string">
            <text:p>teow</text:p>
          </table:table-cell>
          <table:table-cell office:value-type="float" office:value="73779.4009548862" calcext:value-type="float">
            <text:p>73779.4009548862</text:p>
          </table:table-cell>
          <table:table-cell office:value-type="float" office:value="73779.4006558592" calcext:value-type="float">
            <text:p>73779.4006558592</text:p>
          </table:table-cell>
          <table:table-cell office:value-type="float" office:value="100" calcext:value-type="float">
            <text:p>100</text:p>
          </table:table-cell>
          <table:table-cell office:value-type="float" office:value="746.48039014474" calcext:value-type="float">
            <text:p>746.48039014474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80423" calcext:value-type="float">
            <text:p>80423</text:p>
          </table:table-cell>
          <table:table-cell office:value-type="string" calcext:value-type="string">
            <text:p>Hokkaido deciduous forests</text:p>
          </table:table-cell>
          <table:table-cell office:value-type="string" calcext:value-type="string">
            <text:p>teow</text:p>
          </table:table-cell>
          <table:table-cell office:value-type="float" office:value="24909.7258020393" calcext:value-type="float">
            <text:p>24909.7258020393</text:p>
          </table:table-cell>
          <table:table-cell office:value-type="float" office:value="24909.7207047725" calcext:value-type="float">
            <text:p>24909.7207047725</text:p>
          </table:table-cell>
          <table:table-cell office:value-type="float" office:value="100" calcext:value-type="float">
            <text:p>100</text:p>
          </table:table-cell>
          <table:table-cell office:value-type="float" office:value="4125.7452250376" calcext:value-type="float">
            <text:p>4125.7452250376</text:p>
          </table:table-cell>
          <table:table-cell office:value-type="float" office:value="16.56" calcext:value-type="float">
            <text:p>16.56</text:p>
          </table:table-cell>
        </table:table-row>
        <table:table-row table:style-name="ro1">
          <table:table-cell office:value-type="float" office:value="80424" calcext:value-type="float">
            <text:p>80424</text:p>
          </table:table-cell>
          <table:table-cell office:value-type="string" calcext:value-type="string">
            <text:p>Huang He Plain mixed forests</text:p>
          </table:table-cell>
          <table:table-cell office:value-type="string" calcext:value-type="string">
            <text:p>teow</text:p>
          </table:table-cell>
          <table:table-cell office:value-type="float" office:value="433591.507422231" calcext:value-type="float">
            <text:p>433591.507422231</text:p>
          </table:table-cell>
          <table:table-cell office:value-type="float" office:value="433591.51128146" calcext:value-type="float">
            <text:p>433591.51128146</text:p>
          </table:table-cell>
          <table:table-cell office:value-type="float" office:value="100" calcext:value-type="float">
            <text:p>100</text:p>
          </table:table-cell>
          <table:table-cell office:value-type="float" office:value="777.649093923676" calcext:value-type="float">
            <text:p>777.64909392367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80425" calcext:value-type="float">
            <text:p>80425</text:p>
          </table:table-cell>
          <table:table-cell office:value-type="string" calcext:value-type="string">
            <text:p>Madeira evergreen forests</text:p>
          </table:table-cell>
          <table:table-cell office:value-type="string" calcext:value-type="string">
            <text:p>teow</text:p>
          </table:table-cell>
          <table:table-cell office:value-type="float" office:value="771.158309159258" calcext:value-type="float">
            <text:p>771.158309159258</text:p>
          </table:table-cell>
          <table:table-cell office:value-type="float" office:value="771.158291537369" calcext:value-type="float">
            <text:p>771.158291537369</text:p>
          </table:table-cell>
          <table:table-cell office:value-type="float" office:value="100" calcext:value-type="float">
            <text:p>100</text:p>
          </table:table-cell>
          <table:table-cell office:value-type="float" office:value="464.023789737205" calcext:value-type="float">
            <text:p>464.023789737205</text:p>
          </table:table-cell>
          <table:table-cell office:value-type="float" office:value="60.17" calcext:value-type="float">
            <text:p>60.17</text:p>
          </table:table-cell>
        </table:table-row>
        <table:table-row table:style-name="ro1">
          <table:table-cell office:value-type="float" office:value="80426" calcext:value-type="float">
            <text:p>80426</text:p>
          </table:table-cell>
          <table:table-cell office:value-type="string" calcext:value-type="string">
            <text:p>Manchurian mixed forests</text:p>
          </table:table-cell>
          <table:table-cell office:value-type="string" calcext:value-type="string">
            <text:p>teow</text:p>
          </table:table-cell>
          <table:table-cell office:value-type="float" office:value="504562.476616054" calcext:value-type="float">
            <text:p>504562.476616054</text:p>
          </table:table-cell>
          <table:table-cell office:value-type="float" office:value="504562.437443905" calcext:value-type="float">
            <text:p>504562.437443905</text:p>
          </table:table-cell>
          <table:table-cell office:value-type="float" office:value="100" calcext:value-type="float">
            <text:p>100</text:p>
          </table:table-cell>
          <table:table-cell office:value-type="float" office:value="18791.998156043" calcext:value-type="float">
            <text:p>18791.998156043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80427" calcext:value-type="float">
            <text:p>80427</text:p>
          </table:table-cell>
          <table:table-cell office:value-type="string" calcext:value-type="string">
            <text:p>Nihonkai evergreen forests</text:p>
          </table:table-cell>
          <table:table-cell office:value-type="string" calcext:value-type="string">
            <text:p>teow</text:p>
          </table:table-cell>
          <table:table-cell office:value-type="float" office:value="21282.3310744511" calcext:value-type="float">
            <text:p>21282.3310744511</text:p>
          </table:table-cell>
          <table:table-cell office:value-type="float" office:value="21282.3363240779" calcext:value-type="float">
            <text:p>21282.3363240779</text:p>
          </table:table-cell>
          <table:table-cell office:value-type="float" office:value="100" calcext:value-type="float">
            <text:p>100</text:p>
          </table:table-cell>
          <table:table-cell office:value-type="float" office:value="4371.13671224201" calcext:value-type="float">
            <text:p>4371.13671224201</text:p>
          </table:table-cell>
          <table:table-cell office:value-type="float" office:value="20.54" calcext:value-type="float">
            <text:p>20.54</text:p>
          </table:table-cell>
        </table:table-row>
        <table:table-row table:style-name="ro1">
          <table:table-cell office:value-type="float" office:value="80428" calcext:value-type="float">
            <text:p>80428</text:p>
          </table:table-cell>
          <table:table-cell office:value-type="string" calcext:value-type="string">
            <text:p>Nihonkai montane deciduous forests</text:p>
          </table:table-cell>
          <table:table-cell office:value-type="string" calcext:value-type="string">
            <text:p>teow</text:p>
          </table:table-cell>
          <table:table-cell office:value-type="float" office:value="81938.6721575341" calcext:value-type="float">
            <text:p>81938.6721575341</text:p>
          </table:table-cell>
          <table:table-cell office:value-type="float" office:value="81938.6940642929" calcext:value-type="float">
            <text:p>81938.6940642929</text:p>
          </table:table-cell>
          <table:table-cell office:value-type="float" office:value="100" calcext:value-type="float">
            <text:p>100</text:p>
          </table:table-cell>
          <table:table-cell office:value-type="float" office:value="25523.0327435312" calcext:value-type="float">
            <text:p>25523.0327435312</text:p>
          </table:table-cell>
          <table:table-cell office:value-type="float" office:value="31.15" calcext:value-type="float">
            <text:p>31.15</text:p>
          </table:table-cell>
        </table:table-row>
        <table:table-row table:style-name="ro1">
          <table:table-cell office:value-type="float" office:value="80429" calcext:value-type="float">
            <text:p>80429</text:p>
          </table:table-cell>
          <table:table-cell office:value-type="string" calcext:value-type="string">
            <text:p>North Atlantic moist mixed forests</text:p>
          </table:table-cell>
          <table:table-cell office:value-type="string" calcext:value-type="string">
            <text:p>teow</text:p>
          </table:table-cell>
          <table:table-cell office:value-type="float" office:value="36809.9650795674" calcext:value-type="float">
            <text:p>36809.9650795674</text:p>
          </table:table-cell>
          <table:table-cell office:value-type="float" office:value="36809.9388459222" calcext:value-type="float">
            <text:p>36809.9388459222</text:p>
          </table:table-cell>
          <table:table-cell office:value-type="float" office:value="100" calcext:value-type="float">
            <text:p>100</text:p>
          </table:table-cell>
          <table:table-cell office:value-type="float" office:value="12330.8511672472" calcext:value-type="float">
            <text:p>12330.8511672472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80430" calcext:value-type="float">
            <text:p>80430</text:p>
          </table:table-cell>
          <table:table-cell office:value-type="string" calcext:value-type="string">
            <text:p>Northeast China Plain deciduous forests</text:p>
          </table:table-cell>
          <table:table-cell office:value-type="string" calcext:value-type="string">
            <text:p>teow</text:p>
          </table:table-cell>
          <table:table-cell office:value-type="float" office:value="232219.888360814" calcext:value-type="float">
            <text:p>232219.888360814</text:p>
          </table:table-cell>
          <table:table-cell office:value-type="float" office:value="232219.888785491" calcext:value-type="float">
            <text:p>232219.888785491</text:p>
          </table:table-cell>
          <table:table-cell office:value-type="float" office:value="100" calcext:value-type="float">
            <text:p>100</text:p>
          </table:table-cell>
          <table:table-cell office:value-type="float" office:value="860.487226230161" calcext:value-type="float">
            <text:p>860.487226230161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80431" calcext:value-type="float">
            <text:p>80431</text:p>
          </table:table-cell>
          <table:table-cell office:value-type="string" calcext:value-type="string">
            <text:p>Pannonian mixed forests</text:p>
          </table:table-cell>
          <table:table-cell office:value-type="string" calcext:value-type="string">
            <text:p>teow</text:p>
          </table:table-cell>
          <table:table-cell office:value-type="float" office:value="307716.232626117" calcext:value-type="float">
            <text:p>307716.232626117</text:p>
          </table:table-cell>
          <table:table-cell office:value-type="float" office:value="307715.411658246" calcext:value-type="float">
            <text:p>307715.411658246</text:p>
          </table:table-cell>
          <table:table-cell office:value-type="float" office:value="100" calcext:value-type="float">
            <text:p>100</text:p>
          </table:table-cell>
          <table:table-cell office:value-type="float" office:value="65548.7671101149" calcext:value-type="float">
            <text:p>65548.7671101149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80432" calcext:value-type="float">
            <text:p>80432</text:p>
          </table:table-cell>
          <table:table-cell office:value-type="string" calcext:value-type="string">
            <text:p>Po Basin mixed forests</text:p>
          </table:table-cell>
          <table:table-cell office:value-type="string" calcext:value-type="string">
            <text:p>teow</text:p>
          </table:table-cell>
          <table:table-cell office:value-type="float" office:value="42232.5768107878" calcext:value-type="float">
            <text:p>42232.5768107878</text:p>
          </table:table-cell>
          <table:table-cell office:value-type="float" office:value="42232.5724075564" calcext:value-type="float">
            <text:p>42232.5724075564</text:p>
          </table:table-cell>
          <table:table-cell office:value-type="float" office:value="100" calcext:value-type="float">
            <text:p>100</text:p>
          </table:table-cell>
          <table:table-cell office:value-type="float" office:value="3394.18245473808" calcext:value-type="float">
            <text:p>3394.18245473808</text:p>
          </table:table-cell>
          <table:table-cell office:value-type="float" office:value="8.04" calcext:value-type="float">
            <text:p>8.04</text:p>
          </table:table-cell>
        </table:table-row>
        <table:table-row table:style-name="ro1">
          <table:table-cell office:value-type="float" office:value="80433" calcext:value-type="float">
            <text:p>80433</text:p>
          </table:table-cell>
          <table:table-cell office:value-type="string" calcext:value-type="string">
            <text:p>Pyrenees conifer and mixed forests</text:p>
          </table:table-cell>
          <table:table-cell office:value-type="string" calcext:value-type="string">
            <text:p>teow</text:p>
          </table:table-cell>
          <table:table-cell office:value-type="float" office:value="25930.1756463055" calcext:value-type="float">
            <text:p>25930.1756463055</text:p>
          </table:table-cell>
          <table:table-cell office:value-type="float" office:value="25930.2561238896" calcext:value-type="float">
            <text:p>25930.2561238896</text:p>
          </table:table-cell>
          <table:table-cell office:value-type="float" office:value="100" calcext:value-type="float">
            <text:p>100</text:p>
          </table:table-cell>
          <table:table-cell office:value-type="float" office:value="14893.6222969407" calcext:value-type="float">
            <text:p>14893.6222969407</text:p>
          </table:table-cell>
          <table:table-cell office:value-type="float" office:value="57.44" calcext:value-type="float">
            <text:p>57.44</text:p>
          </table:table-cell>
        </table:table-row>
        <table:table-row table:style-name="ro1">
          <table:table-cell office:value-type="float" office:value="80434" calcext:value-type="float">
            <text:p>80434</text:p>
          </table:table-cell>
          <table:table-cell office:value-type="string" calcext:value-type="string">
            <text:p>Qin Ling Mountains deciduous forests</text:p>
          </table:table-cell>
          <table:table-cell office:value-type="string" calcext:value-type="string">
            <text:p>teow</text:p>
          </table:table-cell>
          <table:table-cell office:value-type="float" office:value="123278.547597434" calcext:value-type="float">
            <text:p>123278.547597434</text:p>
          </table:table-cell>
          <table:table-cell office:value-type="float" office:value="123278.547597591" calcext:value-type="float">
            <text:p>123278.5475975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0435" calcext:value-type="float">
            <text:p>80435</text:p>
          </table:table-cell>
          <table:table-cell office:value-type="string" calcext:value-type="string">
            <text:p>Rodope montane mixed forests</text:p>
          </table:table-cell>
          <table:table-cell office:value-type="string" calcext:value-type="string">
            <text:p>teow</text:p>
          </table:table-cell>
          <table:table-cell office:value-type="float" office:value="31685.6928678204" calcext:value-type="float">
            <text:p>31685.6928678204</text:p>
          </table:table-cell>
          <table:table-cell office:value-type="float" office:value="31685.6889315761" calcext:value-type="float">
            <text:p>31685.6889315761</text:p>
          </table:table-cell>
          <table:table-cell office:value-type="float" office:value="100" calcext:value-type="float">
            <text:p>100</text:p>
          </table:table-cell>
          <table:table-cell office:value-type="float" office:value="18401.1466392422" calcext:value-type="float">
            <text:p>18401.1466392422</text:p>
          </table:table-cell>
          <table:table-cell office:value-type="float" office:value="58.07" calcext:value-type="float">
            <text:p>58.07</text:p>
          </table:table-cell>
        </table:table-row>
        <table:table-row table:style-name="ro1">
          <table:table-cell office:value-type="float" office:value="80436" calcext:value-type="float">
            <text:p>80436</text:p>
          </table:table-cell>
          <table:table-cell office:value-type="string" calcext:value-type="string">
            <text:p>Sarmatic mixed forests</text:p>
          </table:table-cell>
          <table:table-cell office:value-type="string" calcext:value-type="string">
            <text:p>teow</text:p>
          </table:table-cell>
          <table:table-cell office:value-type="float" office:value="847073.063763717" calcext:value-type="float">
            <text:p>847073.063763717</text:p>
          </table:table-cell>
          <table:table-cell office:value-type="float" office:value="847073.753434007" calcext:value-type="float">
            <text:p>847073.753434007</text:p>
          </table:table-cell>
          <table:table-cell office:value-type="float" office:value="100" calcext:value-type="float">
            <text:p>100</text:p>
          </table:table-cell>
          <table:table-cell office:value-type="float" office:value="84527.8085534079" calcext:value-type="float">
            <text:p>84527.8085534079</text:p>
          </table:table-cell>
          <table:table-cell office:value-type="float" office:value="9.98" calcext:value-type="float">
            <text:p>9.98</text:p>
          </table:table-cell>
        </table:table-row>
        <table:table-row table:style-name="ro1">
          <table:table-cell office:value-type="float" office:value="80437" calcext:value-type="float">
            <text:p>80437</text:p>
          </table:table-cell>
          <table:table-cell office:value-type="string" calcext:value-type="string">
            <text:p>Sichuan Basin evergreen broadleaf forests</text:p>
          </table:table-cell>
          <table:table-cell office:value-type="string" calcext:value-type="string">
            <text:p>teow</text:p>
          </table:table-cell>
          <table:table-cell office:value-type="float" office:value="98008.751671037" calcext:value-type="float">
            <text:p>98008.751671037</text:p>
          </table:table-cell>
          <table:table-cell office:value-type="float" office:value="98008.7516708958" calcext:value-type="float">
            <text:p>98008.7516708958</text:p>
          </table:table-cell>
          <table:table-cell office:value-type="float" office:value="100" calcext:value-type="float">
            <text:p>100</text:p>
          </table:table-cell>
          <table:table-cell office:value-type="float" office:value="257.852858514348" calcext:value-type="float">
            <text:p>257.852858514348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80438" calcext:value-type="float">
            <text:p>80438</text:p>
          </table:table-cell>
          <table:table-cell office:value-type="string" calcext:value-type="string">
            <text:p>South Sakhalin-Kurile mixed forests</text:p>
          </table:table-cell>
          <table:table-cell office:value-type="string" calcext:value-type="string">
            <text:p>teow</text:p>
          </table:table-cell>
          <table:table-cell office:value-type="float" office:value="11011.9359240133" calcext:value-type="float">
            <text:p>11011.9359240133</text:p>
          </table:table-cell>
          <table:table-cell office:value-type="float" office:value="11011.9359467636" calcext:value-type="float">
            <text:p>11011.9359467636</text:p>
          </table:table-cell>
          <table:table-cell office:value-type="float" office:value="100" calcext:value-type="float">
            <text:p>100</text:p>
          </table:table-cell>
          <table:table-cell office:value-type="float" office:value="2666.89815700033" calcext:value-type="float">
            <text:p>2666.89815700033</text:p>
          </table:table-cell>
          <table:table-cell office:value-type="float" office:value="24.22" calcext:value-type="float">
            <text:p>24.22</text:p>
          </table:table-cell>
        </table:table-row>
        <table:table-row table:style-name="ro1">
          <table:table-cell office:value-type="float" office:value="80439" calcext:value-type="float">
            <text:p>80439</text:p>
          </table:table-cell>
          <table:table-cell office:value-type="string" calcext:value-type="string">
            <text:p>Southern Korea evergreen forests</text:p>
          </table:table-cell>
          <table:table-cell office:value-type="string" calcext:value-type="string">
            <text:p>teow</text:p>
          </table:table-cell>
          <table:table-cell office:value-type="float" office:value="13676.2656293868" calcext:value-type="float">
            <text:p>13676.2656293868</text:p>
          </table:table-cell>
          <table:table-cell office:value-type="float" office:value="13676.261303543" calcext:value-type="float">
            <text:p>13676.261303543</text:p>
          </table:table-cell>
          <table:table-cell office:value-type="float" office:value="100" calcext:value-type="float">
            <text:p>100</text:p>
          </table:table-cell>
          <table:table-cell office:value-type="float" office:value="2610.34537336792" calcext:value-type="float">
            <text:p>2610.34537336792</text:p>
          </table:table-cell>
          <table:table-cell office:value-type="float" office:value="19.09" calcext:value-type="float">
            <text:p>19.09</text:p>
          </table:table-cell>
        </table:table-row>
        <table:table-row table:style-name="ro1">
          <table:table-cell office:value-type="float" office:value="80440" calcext:value-type="float">
            <text:p>80440</text:p>
          </table:table-cell>
          <table:table-cell office:value-type="string" calcext:value-type="string">
            <text:p>Taiheiyo evergreen forests</text:p>
          </table:table-cell>
          <table:table-cell office:value-type="string" calcext:value-type="string">
            <text:p>teow</text:p>
          </table:table-cell>
          <table:table-cell office:value-type="float" office:value="133648.69713584" calcext:value-type="float">
            <text:p>133648.69713584</text:p>
          </table:table-cell>
          <table:table-cell office:value-type="float" office:value="133648.686876955" calcext:value-type="float">
            <text:p>133648.686876955</text:p>
          </table:table-cell>
          <table:table-cell office:value-type="float" office:value="100" calcext:value-type="float">
            <text:p>100</text:p>
          </table:table-cell>
          <table:table-cell office:value-type="float" office:value="38084.1649356505" calcext:value-type="float">
            <text:p>38084.164935650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80441" calcext:value-type="float">
            <text:p>80441</text:p>
          </table:table-cell>
          <table:table-cell office:value-type="string" calcext:value-type="string">
            <text:p>Taiheiyo montane deciduous forests</text:p>
          </table:table-cell>
          <table:table-cell office:value-type="string" calcext:value-type="string">
            <text:p>teow</text:p>
          </table:table-cell>
          <table:table-cell office:value-type="float" office:value="41838.0798150021" calcext:value-type="float">
            <text:p>41838.0798150021</text:p>
          </table:table-cell>
          <table:table-cell office:value-type="float" office:value="41838.0895211541" calcext:value-type="float">
            <text:p>41838.0895211541</text:p>
          </table:table-cell>
          <table:table-cell office:value-type="float" office:value="100" calcext:value-type="float">
            <text:p>100</text:p>
          </table:table-cell>
          <table:table-cell office:value-type="float" office:value="12181.5344070303" calcext:value-type="float">
            <text:p>12181.5344070303</text:p>
          </table:table-cell>
          <table:table-cell office:value-type="float" office:value="29.12" calcext:value-type="float">
            <text:p>29.12</text:p>
          </table:table-cell>
        </table:table-row>
        <table:table-row table:style-name="ro1">
          <table:table-cell office:value-type="float" office:value="80442" calcext:value-type="float">
            <text:p>80442</text:p>
          </table:table-cell>
          <table:table-cell office:value-type="string" calcext:value-type="string">
            <text:p>Tarim Basin deciduous forests and steppe</text:p>
          </table:table-cell>
          <table:table-cell office:value-type="string" calcext:value-type="string">
            <text:p>teow</text:p>
          </table:table-cell>
          <table:table-cell office:value-type="float" office:value="54532.4945267822" calcext:value-type="float">
            <text:p>54532.4945267822</text:p>
          </table:table-cell>
          <table:table-cell office:value-type="float" office:value="54532.4945266315" calcext:value-type="float">
            <text:p>54532.49452663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0443" calcext:value-type="float">
            <text:p>80443</text:p>
          </table:table-cell>
          <table:table-cell office:value-type="string" calcext:value-type="string">
            <text:p>Ussuri broadleaf and mixed forests</text:p>
          </table:table-cell>
          <table:table-cell office:value-type="string" calcext:value-type="string">
            <text:p>teow</text:p>
          </table:table-cell>
          <table:table-cell office:value-type="float" office:value="197288.166985498" calcext:value-type="float">
            <text:p>197288.166985498</text:p>
          </table:table-cell>
          <table:table-cell office:value-type="float" office:value="197288.170910221" calcext:value-type="float">
            <text:p>197288.170910221</text:p>
          </table:table-cell>
          <table:table-cell office:value-type="float" office:value="100" calcext:value-type="float">
            <text:p>100</text:p>
          </table:table-cell>
          <table:table-cell office:value-type="float" office:value="17410.5792960588" calcext:value-type="float">
            <text:p>17410.5792960588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float" office:value="80444" calcext:value-type="float">
            <text:p>80444</text:p>
          </table:table-cell>
          <table:table-cell office:value-type="string" calcext:value-type="string">
            <text:p>Western Siberian hemiboreal forests</text:p>
          </table:table-cell>
          <table:table-cell office:value-type="string" calcext:value-type="string">
            <text:p>teow</text:p>
          </table:table-cell>
          <table:table-cell office:value-type="float" office:value="224490.247059123" calcext:value-type="float">
            <text:p>224490.247059123</text:p>
          </table:table-cell>
          <table:table-cell office:value-type="float" office:value="224490.080491729" calcext:value-type="float">
            <text:p>224490.080491729</text:p>
          </table:table-cell>
          <table:table-cell office:value-type="float" office:value="100" calcext:value-type="float">
            <text:p>100</text:p>
          </table:table-cell>
          <table:table-cell office:value-type="float" office:value="14888.6747002484" calcext:value-type="float">
            <text:p>14888.6747002484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 office:value-type="float" office:value="80445" calcext:value-type="float">
            <text:p>80445</text:p>
          </table:table-cell>
          <table:table-cell office:value-type="string" calcext:value-type="string">
            <text:p>Western European broadleaf forests</text:p>
          </table:table-cell>
          <table:table-cell office:value-type="string" calcext:value-type="string">
            <text:p>teow</text:p>
          </table:table-cell>
          <table:table-cell office:value-type="float" office:value="493836.704785712" calcext:value-type="float">
            <text:p>493836.704785712</text:p>
          </table:table-cell>
          <table:table-cell office:value-type="float" office:value="493836.456232284" calcext:value-type="float">
            <text:p>493836.456232284</text:p>
          </table:table-cell>
          <table:table-cell office:value-type="float" office:value="100" calcext:value-type="float">
            <text:p>100</text:p>
          </table:table-cell>
          <table:table-cell office:value-type="float" office:value="150250.173123567" calcext:value-type="float">
            <text:p>150250.173123567</text:p>
          </table:table-cell>
          <table:table-cell office:value-type="float" office:value="30.43" calcext:value-type="float">
            <text:p>30.43</text:p>
          </table:table-cell>
        </table:table-row>
        <table:table-row table:style-name="ro1">
          <table:table-cell office:value-type="float" office:value="80446" calcext:value-type="float">
            <text:p>80446</text:p>
          </table:table-cell>
          <table:table-cell office:value-type="string" calcext:value-type="string">
            <text:p>Zagros Mountains forest steppe</text:p>
          </table:table-cell>
          <table:table-cell office:value-type="string" calcext:value-type="string">
            <text:p>teow</text:p>
          </table:table-cell>
          <table:table-cell office:value-type="float" office:value="397566.219378605" calcext:value-type="float">
            <text:p>397566.219378605</text:p>
          </table:table-cell>
          <table:table-cell office:value-type="float" office:value="397566.268733419" calcext:value-type="float">
            <text:p>397566.268733419</text:p>
          </table:table-cell>
          <table:table-cell office:value-type="float" office:value="100" calcext:value-type="float">
            <text:p>100</text:p>
          </table:table-cell>
          <table:table-cell office:value-type="float" office:value="20317.8104543587" calcext:value-type="float">
            <text:p>20317.8104543587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office:value-type="float" office:value="80501" calcext:value-type="float">
            <text:p>80501</text:p>
          </table:table-cell>
          <table:table-cell office:value-type="string" calcext:value-type="string">
            <text:p>Alps conifer and mixed forests</text:p>
          </table:table-cell>
          <table:table-cell office:value-type="string" calcext:value-type="string">
            <text:p>teow</text:p>
          </table:table-cell>
          <table:table-cell office:value-type="float" office:value="149871.217813551" calcext:value-type="float">
            <text:p>149871.217813551</text:p>
          </table:table-cell>
          <table:table-cell office:value-type="float" office:value="149871.071769859" calcext:value-type="float">
            <text:p>149871.071769859</text:p>
          </table:table-cell>
          <table:table-cell office:value-type="float" office:value="100" calcext:value-type="float">
            <text:p>100</text:p>
          </table:table-cell>
          <table:table-cell office:value-type="float" office:value="48411.8487542161" calcext:value-type="float">
            <text:p>48411.8487542161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80502" calcext:value-type="float">
            <text:p>80502</text:p>
          </table:table-cell>
          <table:table-cell office:value-type="string" calcext:value-type="string">
            <text:p>Altai montane forest and forest steppe</text:p>
          </table:table-cell>
          <table:table-cell office:value-type="string" calcext:value-type="string">
            <text:p>teow</text:p>
          </table:table-cell>
          <table:table-cell office:value-type="float" office:value="142874.894011373" calcext:value-type="float">
            <text:p>142874.894011373</text:p>
          </table:table-cell>
          <table:table-cell office:value-type="float" office:value="142874.881043286" calcext:value-type="float">
            <text:p>142874.881043286</text:p>
          </table:table-cell>
          <table:table-cell office:value-type="float" office:value="100" calcext:value-type="float">
            <text:p>100</text:p>
          </table:table-cell>
          <table:table-cell office:value-type="float" office:value="17501.301372118" calcext:value-type="float">
            <text:p>17501.301372118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office:value-type="float" office:value="80503" calcext:value-type="float">
            <text:p>80503</text:p>
          </table:table-cell>
          <table:table-cell office:value-type="string" calcext:value-type="string">
            <text:p>Caledon conifer forests</text:p>
          </table:table-cell>
          <table:table-cell office:value-type="string" calcext:value-type="string">
            <text:p>teow</text:p>
          </table:table-cell>
          <table:table-cell office:value-type="float" office:value="21728.6877465875" calcext:value-type="float">
            <text:p>21728.6877465875</text:p>
          </table:table-cell>
          <table:table-cell office:value-type="float" office:value="21728.6794926456" calcext:value-type="float">
            <text:p>21728.6794926456</text:p>
          </table:table-cell>
          <table:table-cell office:value-type="float" office:value="100" calcext:value-type="float">
            <text:p>100</text:p>
          </table:table-cell>
          <table:table-cell office:value-type="float" office:value="9911.6730078365" calcext:value-type="float">
            <text:p>9911.6730078365</text:p>
          </table:table-cell>
          <table:table-cell office:value-type="float" office:value="45.62" calcext:value-type="float">
            <text:p>45.62</text:p>
          </table:table-cell>
        </table:table-row>
        <table:table-row table:style-name="ro1">
          <table:table-cell office:value-type="float" office:value="80504" calcext:value-type="float">
            <text:p>80504</text:p>
          </table:table-cell>
          <table:table-cell office:value-type="string" calcext:value-type="string">
            <text:p>Carpathian montane forests</text:p>
          </table:table-cell>
          <table:table-cell office:value-type="string" calcext:value-type="string">
            <text:p>teow</text:p>
          </table:table-cell>
          <table:table-cell office:value-type="float" office:value="125335.162050954" calcext:value-type="float">
            <text:p>125335.162050954</text:p>
          </table:table-cell>
          <table:table-cell office:value-type="float" office:value="125335.202380667" calcext:value-type="float">
            <text:p>125335.202380667</text:p>
          </table:table-cell>
          <table:table-cell office:value-type="float" office:value="100" calcext:value-type="float">
            <text:p>100</text:p>
          </table:table-cell>
          <table:table-cell office:value-type="float" office:value="49045.5256028289" calcext:value-type="float">
            <text:p>49045.5256028289</text:p>
          </table:table-cell>
          <table:table-cell office:value-type="float" office:value="39.13" calcext:value-type="float">
            <text:p>39.13</text:p>
          </table:table-cell>
        </table:table-row>
        <table:table-row table:style-name="ro1">
          <table:table-cell office:value-type="float" office:value="80505" calcext:value-type="float">
            <text:p>80505</text:p>
          </table:table-cell>
          <table:table-cell office:value-type="string" calcext:value-type="string">
            <text:p>Da Hinggan-Dzhagdy Mountains conifer forests</text:p>
          </table:table-cell>
          <table:table-cell office:value-type="string" calcext:value-type="string">
            <text:p>teow</text:p>
          </table:table-cell>
          <table:table-cell office:value-type="float" office:value="249274.322048352" calcext:value-type="float">
            <text:p>249274.322048352</text:p>
          </table:table-cell>
          <table:table-cell office:value-type="float" office:value="249274.323800269" calcext:value-type="float">
            <text:p>249274.323800269</text:p>
          </table:table-cell>
          <table:table-cell office:value-type="float" office:value="100" calcext:value-type="float">
            <text:p>100</text:p>
          </table:table-cell>
          <table:table-cell office:value-type="float" office:value="7927.5417233524" calcext:value-type="float">
            <text:p>7927.5417233524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80506" calcext:value-type="float">
            <text:p>80506</text:p>
          </table:table-cell>
          <table:table-cell office:value-type="string" calcext:value-type="string">
            <text:p>East Afghan montane conifer forests</text:p>
          </table:table-cell>
          <table:table-cell office:value-type="string" calcext:value-type="string">
            <text:p>teow</text:p>
          </table:table-cell>
          <table:table-cell office:value-type="float" office:value="20071.1689108105" calcext:value-type="float">
            <text:p>20071.1689108105</text:p>
          </table:table-cell>
          <table:table-cell office:value-type="float" office:value="20071.1689107989" calcext:value-type="float">
            <text:p>20071.1689107989</text:p>
          </table:table-cell>
          <table:table-cell office:value-type="float" office:value="100" calcext:value-type="float">
            <text:p>100</text:p>
          </table:table-cell>
          <table:table-cell office:value-type="float" office:value="900.732806777193" calcext:value-type="float">
            <text:p>900.732806777193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float" office:value="80507" calcext:value-type="float">
            <text:p>80507</text:p>
          </table:table-cell>
          <table:table-cell office:value-type="string" calcext:value-type="string">
            <text:p>Elburz Range forest steppe</text:p>
          </table:table-cell>
          <table:table-cell office:value-type="string" calcext:value-type="string">
            <text:p>teow</text:p>
          </table:table-cell>
          <table:table-cell office:value-type="float" office:value="63287.5033272795" calcext:value-type="float">
            <text:p>63287.5033272795</text:p>
          </table:table-cell>
          <table:table-cell office:value-type="float" office:value="63287.5056230287" calcext:value-type="float">
            <text:p>63287.5056230287</text:p>
          </table:table-cell>
          <table:table-cell office:value-type="float" office:value="100" calcext:value-type="float">
            <text:p>100</text:p>
          </table:table-cell>
          <table:table-cell office:value-type="float" office:value="6116.21298808994" calcext:value-type="float">
            <text:p>6116.21298808994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80508" calcext:value-type="float">
            <text:p>80508</text:p>
          </table:table-cell>
          <table:table-cell office:value-type="string" calcext:value-type="string">
            <text:p>Helanshan montane conifer forests</text:p>
          </table:table-cell>
          <table:table-cell office:value-type="string" calcext:value-type="string">
            <text:p>teow</text:p>
          </table:table-cell>
          <table:table-cell office:value-type="float" office:value="24703.9434804251" calcext:value-type="float">
            <text:p>24703.9434804251</text:p>
          </table:table-cell>
          <table:table-cell office:value-type="float" office:value="24703.9434804696" calcext:value-type="float">
            <text:p>24703.943480469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0509" calcext:value-type="float">
            <text:p>80509</text:p>
          </table:table-cell>
          <table:table-cell office:value-type="string" calcext:value-type="string">
            <text:p>Hengduan Mountains subalpine conifer forests</text:p>
          </table:table-cell>
          <table:table-cell office:value-type="string" calcext:value-type="string">
            <text:p>teow</text:p>
          </table:table-cell>
          <table:table-cell office:value-type="float" office:value="99290.7919080373" calcext:value-type="float">
            <text:p>99290.7919080373</text:p>
          </table:table-cell>
          <table:table-cell office:value-type="float" office:value="99290.7934398399" calcext:value-type="float">
            <text:p>99290.7934398399</text:p>
          </table:table-cell>
          <table:table-cell office:value-type="float" office:value="100" calcext:value-type="float">
            <text:p>100</text:p>
          </table:table-cell>
          <table:table-cell office:value-type="float" office:value="6996.67825277717" calcext:value-type="float">
            <text:p>6996.67825277717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80510" calcext:value-type="float">
            <text:p>80510</text:p>
          </table:table-cell>
          <table:table-cell office:value-type="string" calcext:value-type="string">
            <text:p>Hokkaido montane conifer forests</text:p>
          </table:table-cell>
          <table:table-cell office:value-type="string" calcext:value-type="string">
            <text:p>teow</text:p>
          </table:table-cell>
          <table:table-cell office:value-type="float" office:value="45411.0209238526" calcext:value-type="float">
            <text:p>45411.0209238526</text:p>
          </table:table-cell>
          <table:table-cell office:value-type="float" office:value="45411.01706769" calcext:value-type="float">
            <text:p>45411.01706769</text:p>
          </table:table-cell>
          <table:table-cell office:value-type="float" office:value="100" calcext:value-type="float">
            <text:p>100</text:p>
          </table:table-cell>
          <table:table-cell office:value-type="float" office:value="11785.9444069913" calcext:value-type="float">
            <text:p>11785.9444069913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80511" calcext:value-type="float">
            <text:p>80511</text:p>
          </table:table-cell>
          <table:table-cell office:value-type="string" calcext:value-type="string">
            <text:p>Honshu alpine conifer forests</text:p>
          </table:table-cell>
          <table:table-cell office:value-type="string" calcext:value-type="string">
            <text:p>teow</text:p>
          </table:table-cell>
          <table:table-cell office:value-type="float" office:value="11488.4572858801" calcext:value-type="float">
            <text:p>11488.4572858801</text:p>
          </table:table-cell>
          <table:table-cell office:value-type="float" office:value="11488.4532245527" calcext:value-type="float">
            <text:p>11488.4532245527</text:p>
          </table:table-cell>
          <table:table-cell office:value-type="float" office:value="100" calcext:value-type="float">
            <text:p>100</text:p>
          </table:table-cell>
          <table:table-cell office:value-type="float" office:value="5698.68353115295" calcext:value-type="float">
            <text:p>5698.68353115295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float" office:value="80512" calcext:value-type="float">
            <text:p>80512</text:p>
          </table:table-cell>
          <table:table-cell office:value-type="string" calcext:value-type="string">
            <text:p>Khangai Mountains conifer forests</text:p>
          </table:table-cell>
          <table:table-cell office:value-type="string" calcext:value-type="string">
            <text:p>teow</text:p>
          </table:table-cell>
          <table:table-cell office:value-type="float" office:value="2901.89904219958" calcext:value-type="float">
            <text:p>2901.89904219958</text:p>
          </table:table-cell>
          <table:table-cell office:value-type="float" office:value="2901.89904216108" calcext:value-type="float">
            <text:p>2901.89904216108</text:p>
          </table:table-cell>
          <table:table-cell office:value-type="float" office:value="100" calcext:value-type="float">
            <text:p>100</text:p>
          </table:table-cell>
          <table:table-cell office:value-type="float" office:value="1263.35888251669" calcext:value-type="float">
            <text:p>1263.35888251669</text:p>
          </table:table-cell>
          <table:table-cell office:value-type="float" office:value="43.54" calcext:value-type="float">
            <text:p>43.54</text:p>
          </table:table-cell>
        </table:table-row>
        <table:table-row table:style-name="ro1">
          <table:table-cell office:value-type="float" office:value="80513" calcext:value-type="float">
            <text:p>80513</text:p>
          </table:table-cell>
          <table:table-cell office:value-type="string" calcext:value-type="string">
            <text:p>Mediterranean conifer and mixed forests</text:p>
          </table:table-cell>
          <table:table-cell office:value-type="string" calcext:value-type="string">
            <text:p>teow</text:p>
          </table:table-cell>
          <table:table-cell office:value-type="float" office:value="23036.5357076766" calcext:value-type="float">
            <text:p>23036.5357076766</text:p>
          </table:table-cell>
          <table:table-cell office:value-type="float" office:value="23036.5505253996" calcext:value-type="float">
            <text:p>23036.5505253996</text:p>
          </table:table-cell>
          <table:table-cell office:value-type="float" office:value="100" calcext:value-type="float">
            <text:p>100</text:p>
          </table:table-cell>
          <table:table-cell office:value-type="float" office:value="4515.44515592284" calcext:value-type="float">
            <text:p>4515.44515592284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80514" calcext:value-type="float">
            <text:p>80514</text:p>
          </table:table-cell>
          <table:table-cell office:value-type="string" calcext:value-type="string">
            <text:p>Northeastern Himalayan subalpine conifer forests</text:p>
          </table:table-cell>
          <table:table-cell office:value-type="string" calcext:value-type="string">
            <text:p>teow</text:p>
          </table:table-cell>
          <table:table-cell office:value-type="float" office:value="46220.5252165917" calcext:value-type="float">
            <text:p>46220.5252165917</text:p>
          </table:table-cell>
          <table:table-cell office:value-type="float" office:value="46220.525725231" calcext:value-type="float">
            <text:p>46220.525725231</text:p>
          </table:table-cell>
          <table:table-cell office:value-type="float" office:value="100" calcext:value-type="float">
            <text:p>100</text:p>
          </table:table-cell>
          <table:table-cell office:value-type="float" office:value="65.4999299748031" calcext:value-type="float">
            <text:p>65.499929974803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80515" calcext:value-type="float">
            <text:p>80515</text:p>
          </table:table-cell>
          <table:table-cell office:value-type="string" calcext:value-type="string">
            <text:p>Northern Anatolian conifer and deciduous forests</text:p>
          </table:table-cell>
          <table:table-cell office:value-type="string" calcext:value-type="string">
            <text:p>teow</text:p>
          </table:table-cell>
          <table:table-cell office:value-type="float" office:value="101409.852868868" calcext:value-type="float">
            <text:p>101409.852868868</text:p>
          </table:table-cell>
          <table:table-cell office:value-type="float" office:value="101409.852868918" calcext:value-type="float">
            <text:p>101409.8528689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0516" calcext:value-type="float">
            <text:p>80516</text:p>
          </table:table-cell>
          <table:table-cell office:value-type="string" calcext:value-type="string">
            <text:p>Nujiang Langcang Gorge alpine conifer and mixed forests</text:p>
          </table:table-cell>
          <table:table-cell office:value-type="string" calcext:value-type="string">
            <text:p>teow</text:p>
          </table:table-cell>
          <table:table-cell office:value-type="float" office:value="82699.0010082056" calcext:value-type="float">
            <text:p>82699.0010082056</text:p>
          </table:table-cell>
          <table:table-cell office:value-type="float" office:value="82695.9746129382" calcext:value-type="float">
            <text:p>82695.9746129382</text:p>
          </table:table-cell>
          <table:table-cell office:value-type="float" office:value="100" calcext:value-type="float">
            <text:p>100</text:p>
          </table:table-cell>
          <table:table-cell office:value-type="float" office:value="13150.6867109175" calcext:value-type="float">
            <text:p>13150.6867109175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80517" calcext:value-type="float">
            <text:p>80517</text:p>
          </table:table-cell>
          <table:table-cell office:value-type="string" calcext:value-type="string">
            <text:p>Qilian Mountains conifer forests</text:p>
          </table:table-cell>
          <table:table-cell office:value-type="string" calcext:value-type="string">
            <text:p>teow</text:p>
          </table:table-cell>
          <table:table-cell office:value-type="float" office:value="16653.1658651017" calcext:value-type="float">
            <text:p>16653.1658651017</text:p>
          </table:table-cell>
          <table:table-cell office:value-type="float" office:value="16653.1658650654" calcext:value-type="float">
            <text:p>16653.1658650654</text:p>
          </table:table-cell>
          <table:table-cell office:value-type="float" office:value="100" calcext:value-type="float">
            <text:p>100</text:p>
          </table:table-cell>
          <table:table-cell office:value-type="float" office:value="2.31942810288033" calcext:value-type="float">
            <text:p>2.3194281028803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0518" calcext:value-type="float">
            <text:p>80518</text:p>
          </table:table-cell>
          <table:table-cell office:value-type="string" calcext:value-type="string">
            <text:p>Qionglai-Minshan conifer forests</text:p>
          </table:table-cell>
          <table:table-cell office:value-type="string" calcext:value-type="string">
            <text:p>teow</text:p>
          </table:table-cell>
          <table:table-cell office:value-type="float" office:value="80133.8294955777" calcext:value-type="float">
            <text:p>80133.8294955777</text:p>
          </table:table-cell>
          <table:table-cell office:value-type="float" office:value="80133.8312825975" calcext:value-type="float">
            <text:p>80133.8312825975</text:p>
          </table:table-cell>
          <table:table-cell office:value-type="float" office:value="100" calcext:value-type="float">
            <text:p>100</text:p>
          </table:table-cell>
          <table:table-cell office:value-type="float" office:value="6333.44064079518" calcext:value-type="float">
            <text:p>6333.44064079518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80519" calcext:value-type="float">
            <text:p>80519</text:p>
          </table:table-cell>
          <table:table-cell office:value-type="string" calcext:value-type="string">
            <text:p>Sayan montane conifer forests</text:p>
          </table:table-cell>
          <table:table-cell office:value-type="string" calcext:value-type="string">
            <text:p>teow</text:p>
          </table:table-cell>
          <table:table-cell office:value-type="float" office:value="358832.406685683" calcext:value-type="float">
            <text:p>358832.406685683</text:p>
          </table:table-cell>
          <table:table-cell office:value-type="float" office:value="358830.981657067" calcext:value-type="float">
            <text:p>358830.981657067</text:p>
          </table:table-cell>
          <table:table-cell office:value-type="float" office:value="100" calcext:value-type="float">
            <text:p>100</text:p>
          </table:table-cell>
          <table:table-cell office:value-type="float" office:value="66066.4903254179" calcext:value-type="float">
            <text:p>66066.4903254179</text:p>
          </table:table-cell>
          <table:table-cell office:value-type="float" office:value="18.41" calcext:value-type="float">
            <text:p>18.41</text:p>
          </table:table-cell>
        </table:table-row>
        <table:table-row table:style-name="ro1">
          <table:table-cell office:value-type="float" office:value="80520" calcext:value-type="float">
            <text:p>80520</text:p>
          </table:table-cell>
          <table:table-cell office:value-type="string" calcext:value-type="string">
            <text:p>Scandinavian coastal conifer forests</text:p>
          </table:table-cell>
          <table:table-cell office:value-type="string" calcext:value-type="string">
            <text:p>teow</text:p>
          </table:table-cell>
          <table:table-cell office:value-type="float" office:value="16989.3238473429" calcext:value-type="float">
            <text:p>16989.3238473429</text:p>
          </table:table-cell>
          <table:table-cell office:value-type="float" office:value="16989.3224771012" calcext:value-type="float">
            <text:p>16989.3224771012</text:p>
          </table:table-cell>
          <table:table-cell office:value-type="float" office:value="100" calcext:value-type="float">
            <text:p>100</text:p>
          </table:table-cell>
          <table:table-cell office:value-type="float" office:value="905.113103781943" calcext:value-type="float">
            <text:p>905.113103781943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80521" calcext:value-type="float">
            <text:p>80521</text:p>
          </table:table-cell>
          <table:table-cell office:value-type="string" calcext:value-type="string">
            <text:p>Tian Shan montane conifer forests</text:p>
          </table:table-cell>
          <table:table-cell office:value-type="string" calcext:value-type="string">
            <text:p>teow</text:p>
          </table:table-cell>
          <table:table-cell office:value-type="float" office:value="27568.0361580287" calcext:value-type="float">
            <text:p>27568.0361580287</text:p>
          </table:table-cell>
          <table:table-cell office:value-type="float" office:value="27568.0332635972" calcext:value-type="float">
            <text:p>27568.0332635972</text:p>
          </table:table-cell>
          <table:table-cell office:value-type="float" office:value="100" calcext:value-type="float">
            <text:p>100</text:p>
          </table:table-cell>
          <table:table-cell office:value-type="float" office:value="2653.68856732284" calcext:value-type="float">
            <text:p>2653.68856732284</text:p>
          </table:table-cell>
          <table:table-cell office:value-type="float" office:value="9.63" calcext:value-type="float">
            <text:p>9.63</text:p>
          </table:table-cell>
        </table:table-row>
        <table:table-row table:style-name="ro1">
          <table:table-cell office:value-type="float" office:value="80601" calcext:value-type="float">
            <text:p>80601</text:p>
          </table:table-cell>
          <table:table-cell office:value-type="string" calcext:value-type="string">
            <text:p>East Siberian taiga</text:p>
          </table:table-cell>
          <table:table-cell office:value-type="string" calcext:value-type="string">
            <text:p>teow</text:p>
          </table:table-cell>
          <table:table-cell office:value-type="float" office:value="3922533.52971429" calcext:value-type="float">
            <text:p>3922533.52971429</text:p>
          </table:table-cell>
          <table:table-cell office:value-type="float" office:value="3922523.1891373" calcext:value-type="float">
            <text:p>3922523.1891373</text:p>
          </table:table-cell>
          <table:table-cell office:value-type="float" office:value="100" calcext:value-type="float">
            <text:p>100</text:p>
          </table:table-cell>
          <table:table-cell office:value-type="float" office:value="284888.623999792" calcext:value-type="float">
            <text:p>284888.623999792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float" office:value="80602" calcext:value-type="float">
            <text:p>80602</text:p>
          </table:table-cell>
          <table:table-cell office:value-type="string" calcext:value-type="string">
            <text:p>Iceland boreal birch forests and alpine tundra</text:p>
          </table:table-cell>
          <table:table-cell office:value-type="string" calcext:value-type="string">
            <text:p>teow</text:p>
          </table:table-cell>
          <table:table-cell office:value-type="float" office:value="90921.5276690256" calcext:value-type="float">
            <text:p>90921.5276690256</text:p>
          </table:table-cell>
          <table:table-cell office:value-type="float" office:value="90919.3640935053" calcext:value-type="float">
            <text:p>90919.3640935053</text:p>
          </table:table-cell>
          <table:table-cell office:value-type="float" office:value="100" calcext:value-type="float">
            <text:p>100</text:p>
          </table:table-cell>
          <table:table-cell office:value-type="float" office:value="11863.6461195492" calcext:value-type="float">
            <text:p>11863.6461195492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1">
          <table:table-cell office:value-type="float" office:value="80603" calcext:value-type="float">
            <text:p>80603</text:p>
          </table:table-cell>
          <table:table-cell office:value-type="string" calcext:value-type="string">
            <text:p>Kamchatka-Kurile meadows and sparse forests</text:p>
          </table:table-cell>
          <table:table-cell office:value-type="string" calcext:value-type="string">
            <text:p>teow</text:p>
          </table:table-cell>
          <table:table-cell office:value-type="float" office:value="140452.087836966" calcext:value-type="float">
            <text:p>140452.087836966</text:p>
          </table:table-cell>
          <table:table-cell office:value-type="float" office:value="140452.104257218" calcext:value-type="float">
            <text:p>140452.104257218</text:p>
          </table:table-cell>
          <table:table-cell office:value-type="float" office:value="100" calcext:value-type="float">
            <text:p>100</text:p>
          </table:table-cell>
          <table:table-cell office:value-type="float" office:value="27002.7918941798" calcext:value-type="float">
            <text:p>27002.7918941798</text:p>
          </table:table-cell>
          <table:table-cell office:value-type="float" office:value="19.23" calcext:value-type="float">
            <text:p>19.23</text:p>
          </table:table-cell>
        </table:table-row>
        <table:table-row table:style-name="ro1">
          <table:table-cell office:value-type="float" office:value="80604" calcext:value-type="float">
            <text:p>80604</text:p>
          </table:table-cell>
          <table:table-cell office:value-type="string" calcext:value-type="string">
            <text:p>Kamchatka-Kurile taiga</text:p>
          </table:table-cell>
          <table:table-cell office:value-type="string" calcext:value-type="string">
            <text:p>teow</text:p>
          </table:table-cell>
          <table:table-cell office:value-type="float" office:value="15294.1066732066" calcext:value-type="float">
            <text:p>15294.1066732066</text:p>
          </table:table-cell>
          <table:table-cell office:value-type="float" office:value="15294.1064947113" calcext:value-type="float">
            <text:p>15294.1064947113</text:p>
          </table:table-cell>
          <table:table-cell office:value-type="float" office:value="100" calcext:value-type="float">
            <text:p>100</text:p>
          </table:table-cell>
          <table:table-cell office:value-type="float" office:value="2728.44606866999" calcext:value-type="float">
            <text:p>2728.44606866999</text:p>
          </table:table-cell>
          <table:table-cell office:value-type="float" office:value="17.84" calcext:value-type="float">
            <text:p>17.84</text:p>
          </table:table-cell>
        </table:table-row>
        <table:table-row table:style-name="ro1">
          <table:table-cell office:value-type="float" office:value="80605" calcext:value-type="float">
            <text:p>80605</text:p>
          </table:table-cell>
          <table:table-cell office:value-type="string" calcext:value-type="string">
            <text:p>Northeast Siberian taiga</text:p>
          </table:table-cell>
          <table:table-cell office:value-type="string" calcext:value-type="string">
            <text:p>teow</text:p>
          </table:table-cell>
          <table:table-cell office:value-type="float" office:value="1131205.77705787" calcext:value-type="float">
            <text:p>1131205.77705787</text:p>
          </table:table-cell>
          <table:table-cell office:value-type="float" office:value="1131205.6508037" calcext:value-type="float">
            <text:p>1131205.6508037</text:p>
          </table:table-cell>
          <table:table-cell office:value-type="float" office:value="100" calcext:value-type="float">
            <text:p>100</text:p>
          </table:table-cell>
          <table:table-cell office:value-type="float" office:value="121129.933119483" calcext:value-type="float">
            <text:p>121129.933119483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float" office:value="80606" calcext:value-type="float">
            <text:p>80606</text:p>
          </table:table-cell>
          <table:table-cell office:value-type="string" calcext:value-type="string">
            <text:p>Okhotsk-Manchurian taiga</text:p>
          </table:table-cell>
          <table:table-cell office:value-type="string" calcext:value-type="string">
            <text:p>teow</text:p>
          </table:table-cell>
          <table:table-cell office:value-type="float" office:value="400520.530305497" calcext:value-type="float">
            <text:p>400520.530305497</text:p>
          </table:table-cell>
          <table:table-cell office:value-type="float" office:value="400520.50439494" calcext:value-type="float">
            <text:p>400520.50439494</text:p>
          </table:table-cell>
          <table:table-cell office:value-type="float" office:value="100" calcext:value-type="float">
            <text:p>100</text:p>
          </table:table-cell>
          <table:table-cell office:value-type="float" office:value="32533.5928886824" calcext:value-type="float">
            <text:p>32533.592888682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float" office:value="80607" calcext:value-type="float">
            <text:p>80607</text:p>
          </table:table-cell>
          <table:table-cell office:value-type="string" calcext:value-type="string">
            <text:p>Sakhalin Island taiga</text:p>
          </table:table-cell>
          <table:table-cell office:value-type="string" calcext:value-type="string">
            <text:p>teow</text:p>
          </table:table-cell>
          <table:table-cell office:value-type="float" office:value="65116.8718237915" calcext:value-type="float">
            <text:p>65116.8718237915</text:p>
          </table:table-cell>
          <table:table-cell office:value-type="float" office:value="65116.8756033138" calcext:value-type="float">
            <text:p>65116.8756033138</text:p>
          </table:table-cell>
          <table:table-cell office:value-type="float" office:value="100" calcext:value-type="float">
            <text:p>100</text:p>
          </table:table-cell>
          <table:table-cell office:value-type="float" office:value="3479.88913385531" calcext:value-type="float">
            <text:p>3479.88913385531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float" office:value="80608" calcext:value-type="float">
            <text:p>80608</text:p>
          </table:table-cell>
          <table:table-cell office:value-type="string" calcext:value-type="string">
            <text:p>Scandinavian and Russian taiga</text:p>
          </table:table-cell>
          <table:table-cell office:value-type="string" calcext:value-type="string">
            <text:p>teow</text:p>
          </table:table-cell>
          <table:table-cell office:value-type="float" office:value="2164549.80002371" calcext:value-type="float">
            <text:p>2164549.80002371</text:p>
          </table:table-cell>
          <table:table-cell office:value-type="float" office:value="2164534.46759613" calcext:value-type="float">
            <text:p>2164534.46759613</text:p>
          </table:table-cell>
          <table:table-cell office:value-type="float" office:value="100" calcext:value-type="float">
            <text:p>100</text:p>
          </table:table-cell>
          <table:table-cell office:value-type="float" office:value="171723.781866069" calcext:value-type="float">
            <text:p>171723.781866069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 office:value-type="float" office:value="80609" calcext:value-type="float">
            <text:p>80609</text:p>
          </table:table-cell>
          <table:table-cell office:value-type="string" calcext:value-type="string">
            <text:p>Trans-Baikal conifer forests</text:p>
          </table:table-cell>
          <table:table-cell office:value-type="string" calcext:value-type="string">
            <text:p>teow</text:p>
          </table:table-cell>
          <table:table-cell office:value-type="float" office:value="201183.566653461" calcext:value-type="float">
            <text:p>201183.566653461</text:p>
          </table:table-cell>
          <table:table-cell office:value-type="float" office:value="201182.525465078" calcext:value-type="float">
            <text:p>201182.525465078</text:p>
          </table:table-cell>
          <table:table-cell office:value-type="float" office:value="100" calcext:value-type="float">
            <text:p>100</text:p>
          </table:table-cell>
          <table:table-cell office:value-type="float" office:value="36830.70663619" calcext:value-type="float">
            <text:p>36830.70663619</text:p>
          </table:table-cell>
          <table:table-cell office:value-type="float" office:value="18.31" calcext:value-type="float">
            <text:p>18.31</text:p>
          </table:table-cell>
        </table:table-row>
        <table:table-row table:style-name="ro1">
          <table:table-cell office:value-type="float" office:value="80610" calcext:value-type="float">
            <text:p>80610</text:p>
          </table:table-cell>
          <table:table-cell office:value-type="string" calcext:value-type="string">
            <text:p>Ural montane forests and tundra</text:p>
          </table:table-cell>
          <table:table-cell office:value-type="string" calcext:value-type="string">
            <text:p>teow</text:p>
          </table:table-cell>
          <table:table-cell office:value-type="float" office:value="175548.421522251" calcext:value-type="float">
            <text:p>175548.421522251</text:p>
          </table:table-cell>
          <table:table-cell office:value-type="float" office:value="175548.404003771" calcext:value-type="float">
            <text:p>175548.404003771</text:p>
          </table:table-cell>
          <table:table-cell office:value-type="float" office:value="100" calcext:value-type="float">
            <text:p>100</text:p>
          </table:table-cell>
          <table:table-cell office:value-type="float" office:value="35618.1191491993" calcext:value-type="float">
            <text:p>35618.1191491993</text:p>
          </table:table-cell>
          <table:table-cell office:value-type="float" office:value="20.29" calcext:value-type="float">
            <text:p>20.29</text:p>
          </table:table-cell>
        </table:table-row>
        <table:table-row table:style-name="ro1">
          <table:table-cell office:value-type="float" office:value="80611" calcext:value-type="float">
            <text:p>80611</text:p>
          </table:table-cell>
          <table:table-cell office:value-type="string" calcext:value-type="string">
            <text:p>West Siberian taiga</text:p>
          </table:table-cell>
          <table:table-cell office:value-type="string" calcext:value-type="string">
            <text:p>teow</text:p>
          </table:table-cell>
          <table:table-cell office:value-type="float" office:value="1680018.04259192" calcext:value-type="float">
            <text:p>1680018.04259192</text:p>
          </table:table-cell>
          <table:table-cell office:value-type="float" office:value="1680009.40664046" calcext:value-type="float">
            <text:p>1680009.40664046</text:p>
          </table:table-cell>
          <table:table-cell office:value-type="float" office:value="100" calcext:value-type="float">
            <text:p>100</text:p>
          </table:table-cell>
          <table:table-cell office:value-type="float" office:value="145946.387895299" calcext:value-type="float">
            <text:p>145946.387895299</text:p>
          </table:table-cell>
          <table:table-cell office:value-type="float" office:value="8.69" calcext:value-type="float">
            <text:p>8.69</text:p>
          </table:table-cell>
        </table:table-row>
        <table:table-row table:style-name="ro1">
          <table:table-cell office:value-type="float" office:value="80801" calcext:value-type="float">
            <text:p>80801</text:p>
          </table:table-cell>
          <table:table-cell office:value-type="string" calcext:value-type="string">
            <text:p>Alai-Western Tian Shan steppe</text:p>
          </table:table-cell>
          <table:table-cell office:value-type="string" calcext:value-type="string">
            <text:p>teow</text:p>
          </table:table-cell>
          <table:table-cell office:value-type="float" office:value="127683.180381812" calcext:value-type="float">
            <text:p>127683.180381812</text:p>
          </table:table-cell>
          <table:table-cell office:value-type="float" office:value="127683.184735893" calcext:value-type="float">
            <text:p>127683.184735893</text:p>
          </table:table-cell>
          <table:table-cell office:value-type="float" office:value="100" calcext:value-type="float">
            <text:p>100</text:p>
          </table:table-cell>
          <table:table-cell office:value-type="float" office:value="6718.57226384019" calcext:value-type="float">
            <text:p>6718.57226384019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float" office:value="80802" calcext:value-type="float">
            <text:p>80802</text:p>
          </table:table-cell>
          <table:table-cell office:value-type="string" calcext:value-type="string">
            <text:p>Altai steppe and semi-desert</text:p>
          </table:table-cell>
          <table:table-cell office:value-type="string" calcext:value-type="string">
            <text:p>teow</text:p>
          </table:table-cell>
          <table:table-cell office:value-type="float" office:value="83191.8661321582" calcext:value-type="float">
            <text:p>83191.8661321582</text:p>
          </table:table-cell>
          <table:table-cell office:value-type="float" office:value="83191.8723100868" calcext:value-type="float">
            <text:p>83191.8723100868</text:p>
          </table:table-cell>
          <table:table-cell office:value-type="float" office:value="100" calcext:value-type="float">
            <text:p>100</text:p>
          </table:table-cell>
          <table:table-cell office:value-type="float" office:value="2439.97148841189" calcext:value-type="float">
            <text:p>2439.97148841189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80803" calcext:value-type="float">
            <text:p>80803</text:p>
          </table:table-cell>
          <table:table-cell office:value-type="string" calcext:value-type="string">
            <text:p>Central Anatolian steppe</text:p>
          </table:table-cell>
          <table:table-cell office:value-type="string" calcext:value-type="string">
            <text:p>teow</text:p>
          </table:table-cell>
          <table:table-cell office:value-type="float" office:value="24934.2767195406" calcext:value-type="float">
            <text:p>24934.2767195406</text:p>
          </table:table-cell>
          <table:table-cell office:value-type="float" office:value="24934.2767195742" calcext:value-type="float">
            <text:p>24934.2767195742</text:p>
          </table:table-cell>
          <table:table-cell office:value-type="float" office:value="100" calcext:value-type="float">
            <text:p>100</text:p>
          </table:table-cell>
          <table:table-cell office:value-type="float" office:value="1.26759096031274" calcext:value-type="float">
            <text:p>1.2675909603127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0804" calcext:value-type="float">
            <text:p>80804</text:p>
          </table:table-cell>
          <table:table-cell office:value-type="string" calcext:value-type="string">
            <text:p>Daurian forest steppe</text:p>
          </table:table-cell>
          <table:table-cell office:value-type="string" calcext:value-type="string">
            <text:p>teow</text:p>
          </table:table-cell>
          <table:table-cell office:value-type="float" office:value="209634.690924502" calcext:value-type="float">
            <text:p>209634.690924502</text:p>
          </table:table-cell>
          <table:table-cell office:value-type="float" office:value="209634.688354972" calcext:value-type="float">
            <text:p>209634.688354972</text:p>
          </table:table-cell>
          <table:table-cell office:value-type="float" office:value="100" calcext:value-type="float">
            <text:p>100</text:p>
          </table:table-cell>
          <table:table-cell office:value-type="float" office:value="10827.6980052444" calcext:value-type="float">
            <text:p>10827.6980052444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float" office:value="80805" calcext:value-type="float">
            <text:p>80805</text:p>
          </table:table-cell>
          <table:table-cell office:value-type="string" calcext:value-type="string">
            <text:p>Eastern Anatolian montane steppe</text:p>
          </table:table-cell>
          <table:table-cell office:value-type="string" calcext:value-type="string">
            <text:p>teow</text:p>
          </table:table-cell>
          <table:table-cell office:value-type="float" office:value="168381.749336238" calcext:value-type="float">
            <text:p>168381.749336238</text:p>
          </table:table-cell>
          <table:table-cell office:value-type="float" office:value="168381.74826502" calcext:value-type="float">
            <text:p>168381.74826502</text:p>
          </table:table-cell>
          <table:table-cell office:value-type="float" office:value="100" calcext:value-type="float">
            <text:p>100</text:p>
          </table:table-cell>
          <table:table-cell office:value-type="float" office:value="8550.63435480908" calcext:value-type="float">
            <text:p>8550.63435480908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float" office:value="80806" calcext:value-type="float">
            <text:p>80806</text:p>
          </table:table-cell>
          <table:table-cell office:value-type="string" calcext:value-type="string">
            <text:p>Emin Valley steppe</text:p>
          </table:table-cell>
          <table:table-cell office:value-type="string" calcext:value-type="string">
            <text:p>teow</text:p>
          </table:table-cell>
          <table:table-cell office:value-type="float" office:value="65134.6798504408" calcext:value-type="float">
            <text:p>65134.6798504408</text:p>
          </table:table-cell>
          <table:table-cell office:value-type="float" office:value="65134.6803825403" calcext:value-type="float">
            <text:p>65134.6803825403</text:p>
          </table:table-cell>
          <table:table-cell office:value-type="float" office:value="100" calcext:value-type="float">
            <text:p>100</text:p>
          </table:table-cell>
          <table:table-cell office:value-type="float" office:value="7913.18931633515" calcext:value-type="float">
            <text:p>7913.18931633515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80807" calcext:value-type="float">
            <text:p>80807</text:p>
          </table:table-cell>
          <table:table-cell office:value-type="string" calcext:value-type="string">
            <text:p>Faroe Islands boreal grasslands</text:p>
          </table:table-cell>
          <table:table-cell office:value-type="string" calcext:value-type="string">
            <text:p>teow</text:p>
          </table:table-cell>
          <table:table-cell office:value-type="float" office:value="1232.86441290389" calcext:value-type="float">
            <text:p>1232.86441290389</text:p>
          </table:table-cell>
          <table:table-cell office:value-type="float" office:value="1232.86441923212" calcext:value-type="float">
            <text:p>1232.864419232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0808" calcext:value-type="float">
            <text:p>80808</text:p>
          </table:table-cell>
          <table:table-cell office:value-type="string" calcext:value-type="string">
            <text:p>Gissaro-Alai open woodlands</text:p>
          </table:table-cell>
          <table:table-cell office:value-type="string" calcext:value-type="string">
            <text:p>teow</text:p>
          </table:table-cell>
          <table:table-cell office:value-type="float" office:value="168202.220734202" calcext:value-type="float">
            <text:p>168202.220734202</text:p>
          </table:table-cell>
          <table:table-cell office:value-type="float" office:value="168202.182454638" calcext:value-type="float">
            <text:p>168202.182454638</text:p>
          </table:table-cell>
          <table:table-cell office:value-type="float" office:value="100" calcext:value-type="float">
            <text:p>100</text:p>
          </table:table-cell>
          <table:table-cell office:value-type="float" office:value="14650.4017170032" calcext:value-type="float">
            <text:p>14650.4017170032</text:p>
          </table:table-cell>
          <table:table-cell office:value-type="float" office:value="8.71" calcext:value-type="float">
            <text:p>8.71</text:p>
          </table:table-cell>
        </table:table-row>
        <table:table-row table:style-name="ro1">
          <table:table-cell office:value-type="float" office:value="80809" calcext:value-type="float">
            <text:p>80809</text:p>
          </table:table-cell>
          <table:table-cell office:value-type="string" calcext:value-type="string">
            <text:p>Kazakh forest steppe</text:p>
          </table:table-cell>
          <table:table-cell office:value-type="string" calcext:value-type="string">
            <text:p>teow</text:p>
          </table:table-cell>
          <table:table-cell office:value-type="float" office:value="422318.892700528" calcext:value-type="float">
            <text:p>422318.892700528</text:p>
          </table:table-cell>
          <table:table-cell office:value-type="float" office:value="422318.624657302" calcext:value-type="float">
            <text:p>422318.624657302</text:p>
          </table:table-cell>
          <table:table-cell office:value-type="float" office:value="100" calcext:value-type="float">
            <text:p>100</text:p>
          </table:table-cell>
          <table:table-cell office:value-type="float" office:value="50182.8868180544" calcext:value-type="float">
            <text:p>50182.8868180544</text:p>
          </table:table-cell>
          <table:table-cell office:value-type="float" office:value="11.88" calcext:value-type="float">
            <text:p>11.88</text:p>
          </table:table-cell>
        </table:table-row>
        <table:table-row table:style-name="ro1">
          <table:table-cell office:value-type="float" office:value="80810" calcext:value-type="float">
            <text:p>80810</text:p>
          </table:table-cell>
          <table:table-cell office:value-type="string" calcext:value-type="string">
            <text:p>Kazakh steppe</text:p>
          </table:table-cell>
          <table:table-cell office:value-type="string" calcext:value-type="string">
            <text:p>teow</text:p>
          </table:table-cell>
          <table:table-cell office:value-type="float" office:value="807558.397878343" calcext:value-type="float">
            <text:p>807558.397878343</text:p>
          </table:table-cell>
          <table:table-cell office:value-type="float" office:value="807558.400455737" calcext:value-type="float">
            <text:p>807558.400455737</text:p>
          </table:table-cell>
          <table:table-cell office:value-type="float" office:value="100" calcext:value-type="float">
            <text:p>100</text:p>
          </table:table-cell>
          <table:table-cell office:value-type="float" office:value="18151.3265193886" calcext:value-type="float">
            <text:p>18151.3265193886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80811" calcext:value-type="float">
            <text:p>80811</text:p>
          </table:table-cell>
          <table:table-cell office:value-type="string" calcext:value-type="string">
            <text:p>Kazakh upland</text:p>
          </table:table-cell>
          <table:table-cell office:value-type="string" calcext:value-type="string">
            <text:p>teow</text:p>
          </table:table-cell>
          <table:table-cell office:value-type="float" office:value="72199.3632894558" calcext:value-type="float">
            <text:p>72199.3632894558</text:p>
          </table:table-cell>
          <table:table-cell office:value-type="float" office:value="72199.3642020787" calcext:value-type="float">
            <text:p>72199.3642020787</text:p>
          </table:table-cell>
          <table:table-cell office:value-type="float" office:value="100" calcext:value-type="float">
            <text:p>100</text:p>
          </table:table-cell>
          <table:table-cell office:value-type="float" office:value="2107.60748221715" calcext:value-type="float">
            <text:p>2107.60748221715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80812" calcext:value-type="float">
            <text:p>80812</text:p>
          </table:table-cell>
          <table:table-cell office:value-type="string" calcext:value-type="string">
            <text:p>Middle East steppe</text:p>
          </table:table-cell>
          <table:table-cell office:value-type="string" calcext:value-type="string">
            <text:p>teow</text:p>
          </table:table-cell>
          <table:table-cell office:value-type="float" office:value="132289.745430482" calcext:value-type="float">
            <text:p>132289.745430482</text:p>
          </table:table-cell>
          <table:table-cell office:value-type="float" office:value="132289.748360026" calcext:value-type="float">
            <text:p>132289.748360026</text:p>
          </table:table-cell>
          <table:table-cell office:value-type="float" office:value="100" calcext:value-type="float">
            <text:p>100</text:p>
          </table:table-cell>
          <table:table-cell office:value-type="float" office:value="1188.95342040576" calcext:value-type="float">
            <text:p>1188.9534204057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80813" calcext:value-type="float">
            <text:p>80813</text:p>
          </table:table-cell>
          <table:table-cell office:value-type="string" calcext:value-type="string">
            <text:p>Mongolian-Manchurian grassland</text:p>
          </table:table-cell>
          <table:table-cell office:value-type="string" calcext:value-type="string">
            <text:p>teow</text:p>
          </table:table-cell>
          <table:table-cell office:value-type="float" office:value="889460.027424641" calcext:value-type="float">
            <text:p>889460.027424641</text:p>
          </table:table-cell>
          <table:table-cell office:value-type="float" office:value="889460.064520184" calcext:value-type="float">
            <text:p>889460.064520184</text:p>
          </table:table-cell>
          <table:table-cell office:value-type="float" office:value="100" calcext:value-type="float">
            <text:p>100</text:p>
          </table:table-cell>
          <table:table-cell office:value-type="float" office:value="39688.9289595624" calcext:value-type="float">
            <text:p>39688.9289595624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float" office:value="80814" calcext:value-type="float">
            <text:p>80814</text:p>
          </table:table-cell>
          <table:table-cell office:value-type="string" calcext:value-type="string">
            <text:p>Pontic steppe</text:p>
          </table:table-cell>
          <table:table-cell office:value-type="string" calcext:value-type="string">
            <text:p>teow</text:p>
          </table:table-cell>
          <table:table-cell office:value-type="float" office:value="994438.706810176" calcext:value-type="float">
            <text:p>994438.706810176</text:p>
          </table:table-cell>
          <table:table-cell office:value-type="float" office:value="994438.677429664" calcext:value-type="float">
            <text:p>994438.677429664</text:p>
          </table:table-cell>
          <table:table-cell office:value-type="float" office:value="100" calcext:value-type="float">
            <text:p>100</text:p>
          </table:table-cell>
          <table:table-cell office:value-type="float" office:value="47343.1607540851" calcext:value-type="float">
            <text:p>47343.1607540851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80815" calcext:value-type="float">
            <text:p>80815</text:p>
          </table:table-cell>
          <table:table-cell office:value-type="string" calcext:value-type="string">
            <text:p>Sayan Intermontane steppe</text:p>
          </table:table-cell>
          <table:table-cell office:value-type="string" calcext:value-type="string">
            <text:p>teow</text:p>
          </table:table-cell>
          <table:table-cell office:value-type="float" office:value="34058.8479852146" calcext:value-type="float">
            <text:p>34058.8479852146</text:p>
          </table:table-cell>
          <table:table-cell office:value-type="float" office:value="34058.8350689257" calcext:value-type="float">
            <text:p>34058.8350689257</text:p>
          </table:table-cell>
          <table:table-cell office:value-type="float" office:value="100" calcext:value-type="float">
            <text:p>100</text:p>
          </table:table-cell>
          <table:table-cell office:value-type="float" office:value="3391.72686863964" calcext:value-type="float">
            <text:p>3391.72686863964</text:p>
          </table:table-cell>
          <table:table-cell office:value-type="float" office:value="9.96" calcext:value-type="float">
            <text:p>9.96</text:p>
          </table:table-cell>
        </table:table-row>
        <table:table-row table:style-name="ro1">
          <table:table-cell office:value-type="float" office:value="80816" calcext:value-type="float">
            <text:p>80816</text:p>
          </table:table-cell>
          <table:table-cell office:value-type="string" calcext:value-type="string">
            <text:p>Selenge-Orkhon forest steppe</text:p>
          </table:table-cell>
          <table:table-cell office:value-type="string" calcext:value-type="string">
            <text:p>teow</text:p>
          </table:table-cell>
          <table:table-cell office:value-type="float" office:value="228369.818368631" calcext:value-type="float">
            <text:p>228369.818368631</text:p>
          </table:table-cell>
          <table:table-cell office:value-type="float" office:value="228369.808704704" calcext:value-type="float">
            <text:p>228369.808704704</text:p>
          </table:table-cell>
          <table:table-cell office:value-type="float" office:value="100" calcext:value-type="float">
            <text:p>100</text:p>
          </table:table-cell>
          <table:table-cell office:value-type="float" office:value="12143.9616216045" calcext:value-type="float">
            <text:p>12143.9616216045</text:p>
          </table:table-cell>
          <table:table-cell office:value-type="float" office:value="5.32" calcext:value-type="float">
            <text:p>5.32</text:p>
          </table:table-cell>
        </table:table-row>
        <table:table-row table:style-name="ro1">
          <table:table-cell office:value-type="float" office:value="80817" calcext:value-type="float">
            <text:p>80817</text:p>
          </table:table-cell>
          <table:table-cell office:value-type="string" calcext:value-type="string">
            <text:p>South Siberian forest steppe</text:p>
          </table:table-cell>
          <table:table-cell office:value-type="string" calcext:value-type="string">
            <text:p>teow</text:p>
          </table:table-cell>
          <table:table-cell office:value-type="float" office:value="162599.056555704" calcext:value-type="float">
            <text:p>162599.056555704</text:p>
          </table:table-cell>
          <table:table-cell office:value-type="float" office:value="162599.059675062" calcext:value-type="float">
            <text:p>162599.059675062</text:p>
          </table:table-cell>
          <table:table-cell office:value-type="float" office:value="100" calcext:value-type="float">
            <text:p>100</text:p>
          </table:table-cell>
          <table:table-cell office:value-type="float" office:value="8995.81435935698" calcext:value-type="float">
            <text:p>8995.81435935698</text:p>
          </table:table-cell>
          <table:table-cell office:value-type="float" office:value="5.53" calcext:value-type="float">
            <text:p>5.53</text:p>
          </table:table-cell>
        </table:table-row>
        <table:table-row table:style-name="ro1">
          <table:table-cell office:value-type="float" office:value="80818" calcext:value-type="float">
            <text:p>80818</text:p>
          </table:table-cell>
          <table:table-cell office:value-type="string" calcext:value-type="string">
            <text:p>Tian Shan foothill arid steppe</text:p>
          </table:table-cell>
          <table:table-cell office:value-type="string" calcext:value-type="string">
            <text:p>teow</text:p>
          </table:table-cell>
          <table:table-cell office:value-type="float" office:value="129231.206507336" calcext:value-type="float">
            <text:p>129231.206507336</text:p>
          </table:table-cell>
          <table:table-cell office:value-type="float" office:value="129231.218202237" calcext:value-type="float">
            <text:p>129231.218202237</text:p>
          </table:table-cell>
          <table:table-cell office:value-type="float" office:value="100" calcext:value-type="float">
            <text:p>100</text:p>
          </table:table-cell>
          <table:table-cell office:value-type="float" office:value="9807.80291278604" calcext:value-type="float">
            <text:p>9807.80291278604</text:p>
          </table:table-cell>
          <table:table-cell office:value-type="float" office:value="7.59" calcext:value-type="float">
            <text:p>7.59</text:p>
          </table:table-cell>
        </table:table-row>
        <table:table-row table:style-name="ro1">
          <table:table-cell office:value-type="float" office:value="80901" calcext:value-type="float">
            <text:p>80901</text:p>
          </table:table-cell>
          <table:table-cell office:value-type="string" calcext:value-type="string">
            <text:p>Amur meadow steppe</text:p>
          </table:table-cell>
          <table:table-cell office:value-type="string" calcext:value-type="string">
            <text:p>teow</text:p>
          </table:table-cell>
          <table:table-cell office:value-type="float" office:value="123620.343307548" calcext:value-type="float">
            <text:p>123620.343307548</text:p>
          </table:table-cell>
          <table:table-cell office:value-type="float" office:value="123620.335006149" calcext:value-type="float">
            <text:p>123620.335006149</text:p>
          </table:table-cell>
          <table:table-cell office:value-type="float" office:value="100" calcext:value-type="float">
            <text:p>100</text:p>
          </table:table-cell>
          <table:table-cell office:value-type="float" office:value="11053.9492860972" calcext:value-type="float">
            <text:p>11053.9492860972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office:value-type="float" office:value="80902" calcext:value-type="float">
            <text:p>80902</text:p>
          </table:table-cell>
          <table:table-cell office:value-type="string" calcext:value-type="string">
            <text:p>Bohai Sea saline meadow</text:p>
          </table:table-cell>
          <table:table-cell office:value-type="string" calcext:value-type="string">
            <text:p>teow</text:p>
          </table:table-cell>
          <table:table-cell office:value-type="float" office:value="11508.4693324473" calcext:value-type="float">
            <text:p>11508.4693324473</text:p>
          </table:table-cell>
          <table:table-cell office:value-type="float" office:value="11508.4693319906" calcext:value-type="float">
            <text:p>11508.4693319906</text:p>
          </table:table-cell>
          <table:table-cell office:value-type="float" office:value="100" calcext:value-type="float">
            <text:p>100</text:p>
          </table:table-cell>
          <table:table-cell office:value-type="float" office:value="153.152048413753" calcext:value-type="float">
            <text:p>153.152048413753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80903" calcext:value-type="float">
            <text:p>80903</text:p>
          </table:table-cell>
          <table:table-cell office:value-type="string" calcext:value-type="string">
            <text:p>Nenjiang River grassland</text:p>
          </table:table-cell>
          <table:table-cell office:value-type="string" calcext:value-type="string">
            <text:p>teow</text:p>
          </table:table-cell>
          <table:table-cell office:value-type="float" office:value="23259.8122003051" calcext:value-type="float">
            <text:p>23259.8122003051</text:p>
          </table:table-cell>
          <table:table-cell office:value-type="float" office:value="23259.8122003418" calcext:value-type="float">
            <text:p>23259.8122003418</text:p>
          </table:table-cell>
          <table:table-cell office:value-type="float" office:value="100" calcext:value-type="float">
            <text:p>100</text:p>
          </table:table-cell>
          <table:table-cell office:value-type="float" office:value="335.236156066946" calcext:value-type="float">
            <text:p>335.23615606694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80904" calcext:value-type="float">
            <text:p>80904</text:p>
          </table:table-cell>
          <table:table-cell office:value-type="string" calcext:value-type="string">
            <text:p>Nile Delta flooded savanna</text:p>
          </table:table-cell>
          <table:table-cell office:value-type="string" calcext:value-type="string">
            <text:p>teow</text:p>
          </table:table-cell>
          <table:table-cell office:value-type="float" office:value="50696.0437207584" calcext:value-type="float">
            <text:p>50696.0437207584</text:p>
          </table:table-cell>
          <table:table-cell office:value-type="float" office:value="50696.0437230529" calcext:value-type="float">
            <text:p>50696.0437230529</text:p>
          </table:table-cell>
          <table:table-cell office:value-type="float" office:value="100" calcext:value-type="float">
            <text:p>100</text:p>
          </table:table-cell>
          <table:table-cell office:value-type="float" office:value="272.449103418255" calcext:value-type="float">
            <text:p>272.449103418255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80905" calcext:value-type="float">
            <text:p>80905</text:p>
          </table:table-cell>
          <table:table-cell office:value-type="string" calcext:value-type="string">
            <text:p>Saharan halophytics</text:p>
          </table:table-cell>
          <table:table-cell office:value-type="string" calcext:value-type="string">
            <text:p>teow</text:p>
          </table:table-cell>
          <table:table-cell office:value-type="float" office:value="53844.1532928655" calcext:value-type="float">
            <text:p>53844.1532928655</text:p>
          </table:table-cell>
          <table:table-cell office:value-type="float" office:value="53844.1361642465" calcext:value-type="float">
            <text:p>53844.1361642465</text:p>
          </table:table-cell>
          <table:table-cell office:value-type="float" office:value="100" calcext:value-type="float">
            <text:p>100</text:p>
          </table:table-cell>
          <table:table-cell office:value-type="float" office:value="13418.4048957787" calcext:value-type="float">
            <text:p>13418.4048957787</text:p>
          </table:table-cell>
          <table:table-cell office:value-type="float" office:value="24.92" calcext:value-type="float">
            <text:p>24.92</text:p>
          </table:table-cell>
        </table:table-row>
        <table:table-row table:style-name="ro1">
          <table:table-cell office:value-type="float" office:value="80906" calcext:value-type="float">
            <text:p>80906</text:p>
          </table:table-cell>
          <table:table-cell office:value-type="string" calcext:value-type="string">
            <text:p>Tigris-Euphrates alluvial salt marsh</text:p>
          </table:table-cell>
          <table:table-cell office:value-type="string" calcext:value-type="string">
            <text:p>teow</text:p>
          </table:table-cell>
          <table:table-cell office:value-type="float" office:value="35573.0103283412" calcext:value-type="float">
            <text:p>35573.0103283412</text:p>
          </table:table-cell>
          <table:table-cell office:value-type="float" office:value="35572.9936518199" calcext:value-type="float">
            <text:p>35572.9936518199</text:p>
          </table:table-cell>
          <table:table-cell office:value-type="float" office:value="100" calcext:value-type="float">
            <text:p>100</text:p>
          </table:table-cell>
          <table:table-cell office:value-type="float" office:value="4340.67688895589" calcext:value-type="float">
            <text:p>4340.67688895589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80907" calcext:value-type="float">
            <text:p>80907</text:p>
          </table:table-cell>
          <table:table-cell office:value-type="string" calcext:value-type="string">
            <text:p>Suiphun-Khanka meadows and forest meadows</text:p>
          </table:table-cell>
          <table:table-cell office:value-type="string" calcext:value-type="string">
            <text:p>teow</text:p>
          </table:table-cell>
          <table:table-cell office:value-type="float" office:value="33818.1110205428" calcext:value-type="float">
            <text:p>33818.1110205428</text:p>
          </table:table-cell>
          <table:table-cell office:value-type="float" office:value="33818.0971485957" calcext:value-type="float">
            <text:p>33818.0971485957</text:p>
          </table:table-cell>
          <table:table-cell office:value-type="float" office:value="100" calcext:value-type="float">
            <text:p>100</text:p>
          </table:table-cell>
          <table:table-cell office:value-type="float" office:value="5438.21661062325" calcext:value-type="float">
            <text:p>5438.21661062325</text:p>
          </table:table-cell>
          <table:table-cell office:value-type="float" office:value="16.08" calcext:value-type="float">
            <text:p>16.08</text:p>
          </table:table-cell>
        </table:table-row>
        <table:table-row table:style-name="ro1">
          <table:table-cell office:value-type="float" office:value="80908" calcext:value-type="float">
            <text:p>80908</text:p>
          </table:table-cell>
          <table:table-cell office:value-type="string" calcext:value-type="string">
            <text:p>Yellow Sea saline meadow</text:p>
          </table:table-cell>
          <table:table-cell office:value-type="string" calcext:value-type="string">
            <text:p>teow</text:p>
          </table:table-cell>
          <table:table-cell office:value-type="float" office:value="5102.77623813346" calcext:value-type="float">
            <text:p>5102.77623813346</text:p>
          </table:table-cell>
          <table:table-cell office:value-type="float" office:value="5102.77669918433" calcext:value-type="float">
            <text:p>5102.77669918433</text:p>
          </table:table-cell>
          <table:table-cell office:value-type="float" office:value="100" calcext:value-type="float">
            <text:p>100</text:p>
          </table:table-cell>
          <table:table-cell office:value-type="float" office:value="1919.116534379" calcext:value-type="float">
            <text:p>1919.116534379</text:p>
          </table:table-cell>
          <table:table-cell office:value-type="float" office:value="37.61" calcext:value-type="float">
            <text:p>37.61</text:p>
          </table:table-cell>
        </table:table-row>
        <table:table-row table:style-name="ro1">
          <table:table-cell office:value-type="float" office:value="81001" calcext:value-type="float">
            <text:p>81001</text:p>
          </table:table-cell>
          <table:table-cell office:value-type="string" calcext:value-type="string">
            <text:p>Altai alpine meadow and tundra</text:p>
          </table:table-cell>
          <table:table-cell office:value-type="string" calcext:value-type="string">
            <text:p>teow</text:p>
          </table:table-cell>
          <table:table-cell office:value-type="float" office:value="90435.0958675196" calcext:value-type="float">
            <text:p>90435.0958675196</text:p>
          </table:table-cell>
          <table:table-cell office:value-type="float" office:value="90435.0890675891" calcext:value-type="float">
            <text:p>90435.0890675891</text:p>
          </table:table-cell>
          <table:table-cell office:value-type="float" office:value="100" calcext:value-type="float">
            <text:p>100</text:p>
          </table:table-cell>
          <table:table-cell office:value-type="float" office:value="22471.5240118718" calcext:value-type="float">
            <text:p>22471.5240118718</text:p>
          </table:table-cell>
          <table:table-cell office:value-type="float" office:value="24.85" calcext:value-type="float">
            <text:p>24.85</text:p>
          </table:table-cell>
        </table:table-row>
        <table:table-row table:style-name="ro1">
          <table:table-cell office:value-type="float" office:value="81002" calcext:value-type="float">
            <text:p>81002</text:p>
          </table:table-cell>
          <table:table-cell office:value-type="string" calcext:value-type="string">
            <text:p>Central Tibetan Plateau alpine steppe</text:p>
          </table:table-cell>
          <table:table-cell office:value-type="string" calcext:value-type="string">
            <text:p>teow</text:p>
          </table:table-cell>
          <table:table-cell office:value-type="float" office:value="629191.75879471" calcext:value-type="float">
            <text:p>629191.75879471</text:p>
          </table:table-cell>
          <table:table-cell office:value-type="float" office:value="629191.75377765" calcext:value-type="float">
            <text:p>629191.75377765</text:p>
          </table:table-cell>
          <table:table-cell office:value-type="float" office:value="100" calcext:value-type="float">
            <text:p>100</text:p>
          </table:table-cell>
          <table:table-cell office:value-type="float" office:value="31744.6969223185" calcext:value-type="float">
            <text:p>31744.6969223185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float" office:value="81003" calcext:value-type="float">
            <text:p>81003</text:p>
          </table:table-cell>
          <table:table-cell office:value-type="string" calcext:value-type="string">
            <text:p>Eastern Himalayan alpine shrub and meadows</text:p>
          </table:table-cell>
          <table:table-cell office:value-type="string" calcext:value-type="string">
            <text:p>teow</text:p>
          </table:table-cell>
          <table:table-cell office:value-type="float" office:value="121013.620454561" calcext:value-type="float">
            <text:p>121013.620454561</text:p>
          </table:table-cell>
          <table:table-cell office:value-type="float" office:value="121013.595241706" calcext:value-type="float">
            <text:p>121013.595241706</text:p>
          </table:table-cell>
          <table:table-cell office:value-type="float" office:value="100" calcext:value-type="float">
            <text:p>100</text:p>
          </table:table-cell>
          <table:table-cell office:value-type="float" office:value="19083.9037414844" calcext:value-type="float">
            <text:p>19083.9037414844</text:p>
          </table:table-cell>
          <table:table-cell office:value-type="float" office:value="15.77" calcext:value-type="float">
            <text:p>15.77</text:p>
          </table:table-cell>
        </table:table-row>
        <table:table-row table:style-name="ro1">
          <table:table-cell office:value-type="float" office:value="81004" calcext:value-type="float">
            <text:p>81004</text:p>
          </table:table-cell>
          <table:table-cell office:value-type="string" calcext:value-type="string">
            <text:p>Ghorat-Hazarajat alpine meadow</text:p>
          </table:table-cell>
          <table:table-cell office:value-type="string" calcext:value-type="string">
            <text:p>teow</text:p>
          </table:table-cell>
          <table:table-cell office:value-type="float" office:value="66481.9772306578" calcext:value-type="float">
            <text:p>66481.9772306578</text:p>
          </table:table-cell>
          <table:table-cell office:value-type="float" office:value="66481.9819716039" calcext:value-type="float">
            <text:p>66481.9819716039</text:p>
          </table:table-cell>
          <table:table-cell office:value-type="float" office:value="100" calcext:value-type="float">
            <text:p>100</text:p>
          </table:table-cell>
          <table:table-cell office:value-type="float" office:value="477.112261055358" calcext:value-type="float">
            <text:p>477.11226105535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81005" calcext:value-type="float">
            <text:p>81005</text:p>
          </table:table-cell>
          <table:table-cell office:value-type="string" calcext:value-type="string">
            <text:p>Hindu Kush alpine meadow</text:p>
          </table:table-cell>
          <table:table-cell office:value-type="string" calcext:value-type="string">
            <text:p>teow</text:p>
          </table:table-cell>
          <table:table-cell office:value-type="float" office:value="28268.4991035846" calcext:value-type="float">
            <text:p>28268.4991035846</text:p>
          </table:table-cell>
          <table:table-cell office:value-type="float" office:value="28268.4991035828" calcext:value-type="float">
            <text:p>28268.49910358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1006" calcext:value-type="float">
            <text:p>81006</text:p>
          </table:table-cell>
          <table:table-cell office:value-type="string" calcext:value-type="string">
            <text:p>Karakoram-West Tibetan Plateau alpine steppe</text:p>
          </table:table-cell>
          <table:table-cell office:value-type="string" calcext:value-type="string">
            <text:p>teow</text:p>
          </table:table-cell>
          <table:table-cell office:value-type="float" office:value="143264.871814125" calcext:value-type="float">
            <text:p>143264.871814125</text:p>
          </table:table-cell>
          <table:table-cell office:value-type="float" office:value="143264.844327895" calcext:value-type="float">
            <text:p>143264.844327895</text:p>
          </table:table-cell>
          <table:table-cell office:value-type="float" office:value="100" calcext:value-type="float">
            <text:p>100</text:p>
          </table:table-cell>
          <table:table-cell office:value-type="float" office:value="21521.4100976916" calcext:value-type="float">
            <text:p>21521.4100976916</text:p>
          </table:table-cell>
          <table:table-cell office:value-type="float" office:value="15.02" calcext:value-type="float">
            <text:p>15.02</text:p>
          </table:table-cell>
        </table:table-row>
        <table:table-row table:style-name="ro1">
          <table:table-cell office:value-type="float" office:value="81007" calcext:value-type="float">
            <text:p>81007</text:p>
          </table:table-cell>
          <table:table-cell office:value-type="string" calcext:value-type="string">
            <text:p>Khangai Mountains alpine meadow</text:p>
          </table:table-cell>
          <table:table-cell office:value-type="string" calcext:value-type="string">
            <text:p>teow</text:p>
          </table:table-cell>
          <table:table-cell office:value-type="float" office:value="37167.6283563236" calcext:value-type="float">
            <text:p>37167.6283563236</text:p>
          </table:table-cell>
          <table:table-cell office:value-type="float" office:value="37167.6435909857" calcext:value-type="float">
            <text:p>37167.6435909857</text:p>
          </table:table-cell>
          <table:table-cell office:value-type="float" office:value="100" calcext:value-type="float">
            <text:p>100</text:p>
          </table:table-cell>
          <table:table-cell office:value-type="float" office:value="12675.4891948295" calcext:value-type="float">
            <text:p>12675.4891948295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81008" calcext:value-type="float">
            <text:p>81008</text:p>
          </table:table-cell>
          <table:table-cell office:value-type="string" calcext:value-type="string">
            <text:p>Kopet Dag woodlands and forest steppe</text:p>
          </table:table-cell>
          <table:table-cell office:value-type="string" calcext:value-type="string">
            <text:p>teow</text:p>
          </table:table-cell>
          <table:table-cell office:value-type="float" office:value="58318.4234126262" calcext:value-type="float">
            <text:p>58318.4234126262</text:p>
          </table:table-cell>
          <table:table-cell office:value-type="float" office:value="58318.4228762748" calcext:value-type="float">
            <text:p>58318.4228762748</text:p>
          </table:table-cell>
          <table:table-cell office:value-type="float" office:value="100" calcext:value-type="float">
            <text:p>100</text:p>
          </table:table-cell>
          <table:table-cell office:value-type="float" office:value="2652.95320616091" calcext:value-type="float">
            <text:p>2652.95320616091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81009" calcext:value-type="float">
            <text:p>81009</text:p>
          </table:table-cell>
          <table:table-cell office:value-type="string" calcext:value-type="string">
            <text:p>Kuh Rud and Eastern Iran montane woodlands</text:p>
          </table:table-cell>
          <table:table-cell office:value-type="string" calcext:value-type="string">
            <text:p>teow</text:p>
          </table:table-cell>
          <table:table-cell office:value-type="float" office:value="126223.928130001" calcext:value-type="float">
            <text:p>126223.928130001</text:p>
          </table:table-cell>
          <table:table-cell office:value-type="float" office:value="126223.927185111" calcext:value-type="float">
            <text:p>126223.927185111</text:p>
          </table:table-cell>
          <table:table-cell office:value-type="float" office:value="100" calcext:value-type="float">
            <text:p>100</text:p>
          </table:table-cell>
          <table:table-cell office:value-type="float" office:value="2142.51491169002" calcext:value-type="float">
            <text:p>2142.51491169002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81010" calcext:value-type="float">
            <text:p>81010</text:p>
          </table:table-cell>
          <table:table-cell office:value-type="string" calcext:value-type="string">
            <text:p>Mediterranean High Atlas juniper steppe</text:p>
          </table:table-cell>
          <table:table-cell office:value-type="string" calcext:value-type="string">
            <text:p>teow</text:p>
          </table:table-cell>
          <table:table-cell office:value-type="float" office:value="6327.64639237285" calcext:value-type="float">
            <text:p>6327.64639237285</text:p>
          </table:table-cell>
          <table:table-cell office:value-type="float" office:value="6327.64610347592" calcext:value-type="float">
            <text:p>6327.64610347592</text:p>
          </table:table-cell>
          <table:table-cell office:value-type="float" office:value="100" calcext:value-type="float">
            <text:p>100</text:p>
          </table:table-cell>
          <table:table-cell office:value-type="float" office:value="1681.49950411392" calcext:value-type="float">
            <text:p>1681.49950411392</text:p>
          </table:table-cell>
          <table:table-cell office:value-type="float" office:value="26.57" calcext:value-type="float">
            <text:p>26.57</text:p>
          </table:table-cell>
        </table:table-row>
        <table:table-row table:style-name="ro1">
          <table:table-cell office:value-type="float" office:value="81011" calcext:value-type="float">
            <text:p>81011</text:p>
          </table:table-cell>
          <table:table-cell office:value-type="string" calcext:value-type="string">
            <text:p>North Tibetan Plateau-Kunlun Mountains alpine desert</text:p>
          </table:table-cell>
          <table:table-cell office:value-type="string" calcext:value-type="string">
            <text:p>teow</text:p>
          </table:table-cell>
          <table:table-cell office:value-type="float" office:value="374493.574876754" calcext:value-type="float">
            <text:p>374493.574876754</text:p>
          </table:table-cell>
          <table:table-cell office:value-type="float" office:value="374493.581469682" calcext:value-type="float">
            <text:p>374493.581469682</text:p>
          </table:table-cell>
          <table:table-cell office:value-type="float" office:value="100" calcext:value-type="float">
            <text:p>100</text:p>
          </table:table-cell>
          <table:table-cell office:value-type="float" office:value="19916.1130975773" calcext:value-type="float">
            <text:p>19916.1130975773</text:p>
          </table:table-cell>
          <table:table-cell office:value-type="float" office:value="5.32" calcext:value-type="float">
            <text:p>5.32</text:p>
          </table:table-cell>
        </table:table-row>
        <table:table-row table:style-name="ro1">
          <table:table-cell office:value-type="float" office:value="81012" calcext:value-type="float">
            <text:p>81012</text:p>
          </table:table-cell>
          <table:table-cell office:value-type="string" calcext:value-type="string">
            <text:p>Northwestern Himalayan alpine shrub and meadows</text:p>
          </table:table-cell>
          <table:table-cell office:value-type="string" calcext:value-type="string">
            <text:p>teow</text:p>
          </table:table-cell>
          <table:table-cell office:value-type="float" office:value="49389.9474920473" calcext:value-type="float">
            <text:p>49389.9474920473</text:p>
          </table:table-cell>
          <table:table-cell office:value-type="float" office:value="49389.9534476826" calcext:value-type="float">
            <text:p>49389.9534476826</text:p>
          </table:table-cell>
          <table:table-cell office:value-type="float" office:value="100" calcext:value-type="float">
            <text:p>100</text:p>
          </table:table-cell>
          <table:table-cell office:value-type="float" office:value="5721.50932778993" calcext:value-type="float">
            <text:p>5721.50932778993</text:p>
          </table:table-cell>
          <table:table-cell office:value-type="float" office:value="11.58" calcext:value-type="float">
            <text:p>11.58</text:p>
          </table:table-cell>
        </table:table-row>
        <table:table-row table:style-name="ro1">
          <table:table-cell office:value-type="float" office:value="81013" calcext:value-type="float">
            <text:p>81013</text:p>
          </table:table-cell>
          <table:table-cell office:value-type="string" calcext:value-type="string">
            <text:p>Ordos Plateau steppe</text:p>
          </table:table-cell>
          <table:table-cell office:value-type="string" calcext:value-type="string">
            <text:p>teow</text:p>
          </table:table-cell>
          <table:table-cell office:value-type="float" office:value="215604.371672475" calcext:value-type="float">
            <text:p>215604.371672475</text:p>
          </table:table-cell>
          <table:table-cell office:value-type="float" office:value="215604.371672144" calcext:value-type="float">
            <text:p>215604.371672144</text:p>
          </table:table-cell>
          <table:table-cell office:value-type="float" office:value="100" calcext:value-type="float">
            <text:p>100</text:p>
          </table:table-cell>
          <table:table-cell office:value-type="float" office:value="76.3445405115136" calcext:value-type="float">
            <text:p>76.344540511513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81014" calcext:value-type="float">
            <text:p>81014</text:p>
          </table:table-cell>
          <table:table-cell office:value-type="string" calcext:value-type="string">
            <text:p>Pamir alpine desert and tundra</text:p>
          </table:table-cell>
          <table:table-cell office:value-type="string" calcext:value-type="string">
            <text:p>teow</text:p>
          </table:table-cell>
          <table:table-cell office:value-type="float" office:value="118039.621986687" calcext:value-type="float">
            <text:p>118039.621986687</text:p>
          </table:table-cell>
          <table:table-cell office:value-type="float" office:value="118039.637869281" calcext:value-type="float">
            <text:p>118039.637869281</text:p>
          </table:table-cell>
          <table:table-cell office:value-type="float" office:value="100" calcext:value-type="float">
            <text:p>100</text:p>
          </table:table-cell>
          <table:table-cell office:value-type="float" office:value="20158.4335145556" calcext:value-type="float">
            <text:p>20158.4335145556</text:p>
          </table:table-cell>
          <table:table-cell office:value-type="float" office:value="17.08" calcext:value-type="float">
            <text:p>17.08</text:p>
          </table:table-cell>
        </table:table-row>
        <table:table-row table:style-name="ro1">
          <table:table-cell office:value-type="float" office:value="81015" calcext:value-type="float">
            <text:p>81015</text:p>
          </table:table-cell>
          <table:table-cell office:value-type="string" calcext:value-type="string">
            <text:p>Qilian Mountains subalpine meadows</text:p>
          </table:table-cell>
          <table:table-cell office:value-type="string" calcext:value-type="string">
            <text:p>teow</text:p>
          </table:table-cell>
          <table:table-cell office:value-type="float" office:value="73285.1789131674" calcext:value-type="float">
            <text:p>73285.1789131674</text:p>
          </table:table-cell>
          <table:table-cell office:value-type="float" office:value="73285.1691211768" calcext:value-type="float">
            <text:p>73285.1691211768</text:p>
          </table:table-cell>
          <table:table-cell office:value-type="float" office:value="100" calcext:value-type="float">
            <text:p>100</text:p>
          </table:table-cell>
          <table:table-cell office:value-type="float" office:value="298.36432996523" calcext:value-type="float">
            <text:p>298.36432996523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81016" calcext:value-type="float">
            <text:p>81016</text:p>
          </table:table-cell>
          <table:table-cell office:value-type="string" calcext:value-type="string">
            <text:p>Sayan Alpine meadows and tundra</text:p>
          </table:table-cell>
          <table:table-cell office:value-type="string" calcext:value-type="string">
            <text:p>teow</text:p>
          </table:table-cell>
          <table:table-cell office:value-type="float" office:value="81211.8715889395" calcext:value-type="float">
            <text:p>81211.8715889395</text:p>
          </table:table-cell>
          <table:table-cell office:value-type="float" office:value="81211.8713564304" calcext:value-type="float">
            <text:p>81211.8713564304</text:p>
          </table:table-cell>
          <table:table-cell office:value-type="float" office:value="100" calcext:value-type="float">
            <text:p>100</text:p>
          </table:table-cell>
          <table:table-cell office:value-type="float" office:value="20204.40685734" calcext:value-type="float">
            <text:p>20204.40685734</text:p>
          </table:table-cell>
          <table:table-cell office:value-type="float" office:value="24.88" calcext:value-type="float">
            <text:p>24.88</text:p>
          </table:table-cell>
        </table:table-row>
        <table:table-row table:style-name="ro1">
          <table:table-cell office:value-type="float" office:value="81017" calcext:value-type="float">
            <text:p>81017</text:p>
          </table:table-cell>
          <table:table-cell office:value-type="string" calcext:value-type="string">
            <text:p>Southeast Tibet shrublands and meadows</text:p>
          </table:table-cell>
          <table:table-cell office:value-type="string" calcext:value-type="string">
            <text:p>teow</text:p>
          </table:table-cell>
          <table:table-cell office:value-type="float" office:value="460543.294987422" calcext:value-type="float">
            <text:p>460543.294987422</text:p>
          </table:table-cell>
          <table:table-cell office:value-type="float" office:value="460541.997791509" calcext:value-type="float">
            <text:p>460541.997791509</text:p>
          </table:table-cell>
          <table:table-cell office:value-type="float" office:value="100" calcext:value-type="float">
            <text:p>100</text:p>
          </table:table-cell>
          <table:table-cell office:value-type="float" office:value="15953.2356605058" calcext:value-type="float">
            <text:p>15953.2356605058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81018" calcext:value-type="float">
            <text:p>81018</text:p>
          </table:table-cell>
          <table:table-cell office:value-type="string" calcext:value-type="string">
            <text:p>Sulaiman Range alpine meadows</text:p>
          </table:table-cell>
          <table:table-cell office:value-type="string" calcext:value-type="string">
            <text:p>teow</text:p>
          </table:table-cell>
          <table:table-cell office:value-type="float" office:value="23849.4423324571" calcext:value-type="float">
            <text:p>23849.4423324571</text:p>
          </table:table-cell>
          <table:table-cell office:value-type="float" office:value="23849.4304706247" calcext:value-type="float">
            <text:p>23849.4304706247</text:p>
          </table:table-cell>
          <table:table-cell office:value-type="float" office:value="100" calcext:value-type="float">
            <text:p>100</text:p>
          </table:table-cell>
          <table:table-cell office:value-type="float" office:value="174.537196424089" calcext:value-type="float">
            <text:p>174.53719642408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81019" calcext:value-type="float">
            <text:p>81019</text:p>
          </table:table-cell>
          <table:table-cell office:value-type="string" calcext:value-type="string">
            <text:p>Tian Shan montane steppe and meadows</text:p>
          </table:table-cell>
          <table:table-cell office:value-type="string" calcext:value-type="string">
            <text:p>teow</text:p>
          </table:table-cell>
          <table:table-cell office:value-type="float" office:value="280611.295902811" calcext:value-type="float">
            <text:p>280611.295902811</text:p>
          </table:table-cell>
          <table:table-cell office:value-type="float" office:value="280611.316210725" calcext:value-type="float">
            <text:p>280611.316210725</text:p>
          </table:table-cell>
          <table:table-cell office:value-type="float" office:value="100" calcext:value-type="float">
            <text:p>100</text:p>
          </table:table-cell>
          <table:table-cell office:value-type="float" office:value="17185.665535665" calcext:value-type="float">
            <text:p>17185.665535665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 office:value-type="float" office:value="81020" calcext:value-type="float">
            <text:p>81020</text:p>
          </table:table-cell>
          <table:table-cell office:value-type="string" calcext:value-type="string">
            <text:p>Tibetan Plateau alpine shrublands and meadows</text:p>
          </table:table-cell>
          <table:table-cell office:value-type="string" calcext:value-type="string">
            <text:p>teow</text:p>
          </table:table-cell>
          <table:table-cell office:value-type="float" office:value="271999.573011004" calcext:value-type="float">
            <text:p>271999.573011004</text:p>
          </table:table-cell>
          <table:table-cell office:value-type="float" office:value="271999.568529053" calcext:value-type="float">
            <text:p>271999.568529053</text:p>
          </table:table-cell>
          <table:table-cell office:value-type="float" office:value="100" calcext:value-type="float">
            <text:p>100</text:p>
          </table:table-cell>
          <table:table-cell office:value-type="float" office:value="12934.4073653908" calcext:value-type="float">
            <text:p>12934.4073653908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81021" calcext:value-type="float">
            <text:p>81021</text:p>
          </table:table-cell>
          <table:table-cell office:value-type="string" calcext:value-type="string">
            <text:p>Western Himalayan alpine shrub and Meadows</text:p>
          </table:table-cell>
          <table:table-cell office:value-type="string" calcext:value-type="string">
            <text:p>teow</text:p>
          </table:table-cell>
          <table:table-cell office:value-type="float" office:value="70090.3913330027" calcext:value-type="float">
            <text:p>70090.3913330027</text:p>
          </table:table-cell>
          <table:table-cell office:value-type="float" office:value="70090.0095212656" calcext:value-type="float">
            <text:p>70090.0095212656</text:p>
          </table:table-cell>
          <table:table-cell office:value-type="float" office:value="100" calcext:value-type="float">
            <text:p>100</text:p>
          </table:table-cell>
          <table:table-cell office:value-type="float" office:value="11434.3577657065" calcext:value-type="float">
            <text:p>11434.3577657065</text:p>
          </table:table-cell>
          <table:table-cell office:value-type="float" office:value="16.31" calcext:value-type="float">
            <text:p>16.31</text:p>
          </table:table-cell>
        </table:table-row>
        <table:table-row table:style-name="ro1">
          <table:table-cell office:value-type="float" office:value="81022" calcext:value-type="float">
            <text:p>81022</text:p>
          </table:table-cell>
          <table:table-cell office:value-type="string" calcext:value-type="string">
            <text:p>Yarlung Tsangpo arid steppe</text:p>
          </table:table-cell>
          <table:table-cell office:value-type="string" calcext:value-type="string">
            <text:p>teow</text:p>
          </table:table-cell>
          <table:table-cell office:value-type="float" office:value="59380.8890933856" calcext:value-type="float">
            <text:p>59380.8890933856</text:p>
          </table:table-cell>
          <table:table-cell office:value-type="float" office:value="59380.8890934669" calcext:value-type="float">
            <text:p>59380.8890934669</text:p>
          </table:table-cell>
          <table:table-cell office:value-type="float" office:value="100" calcext:value-type="float">
            <text:p>100</text:p>
          </table:table-cell>
          <table:table-cell office:value-type="float" office:value="2.15080969139864" calcext:value-type="float">
            <text:p>2.15080969139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01" calcext:value-type="float">
            <text:p>81101</text:p>
          </table:table-cell>
          <table:table-cell office:value-type="string" calcext:value-type="string">
            <text:p>Arctic desert</text:p>
          </table:table-cell>
          <table:table-cell office:value-type="string" calcext:value-type="string">
            <text:p>teow</text:p>
          </table:table-cell>
          <table:table-cell office:value-type="float" office:value="148495.799166387" calcext:value-type="float">
            <text:p>148495.799166387</text:p>
          </table:table-cell>
          <table:table-cell office:value-type="float" office:value="148496.009079397" calcext:value-type="float">
            <text:p>148496.009079397</text:p>
          </table:table-cell>
          <table:table-cell office:value-type="float" office:value="100" calcext:value-type="float">
            <text:p>100</text:p>
          </table:table-cell>
          <table:table-cell office:value-type="float" office:value="53426.0180407786" calcext:value-type="float">
            <text:p>53426.0180407786</text:p>
          </table:table-cell>
          <table:table-cell office:value-type="float" office:value="35.98" calcext:value-type="float">
            <text:p>35.98</text:p>
          </table:table-cell>
        </table:table-row>
        <table:table-row table:style-name="ro1">
          <table:table-cell office:value-type="float" office:value="81102" calcext:value-type="float">
            <text:p>81102</text:p>
          </table:table-cell>
          <table:table-cell office:value-type="string" calcext:value-type="string">
            <text:p>Bering tundra</text:p>
          </table:table-cell>
          <table:table-cell office:value-type="string" calcext:value-type="string">
            <text:p>teow</text:p>
          </table:table-cell>
          <table:table-cell office:value-type="float" office:value="473754.447060699" calcext:value-type="float">
            <text:p>473754.447060699</text:p>
          </table:table-cell>
          <table:table-cell office:value-type="float" office:value="473752.422136913" calcext:value-type="float">
            <text:p>473752.422136913</text:p>
          </table:table-cell>
          <table:table-cell office:value-type="float" office:value="100" calcext:value-type="float">
            <text:p>100</text:p>
          </table:table-cell>
          <table:table-cell office:value-type="float" office:value="43456.0538252176" calcext:value-type="float">
            <text:p>43456.0538252176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float" office:value="81103" calcext:value-type="float">
            <text:p>81103</text:p>
          </table:table-cell>
          <table:table-cell office:value-type="string" calcext:value-type="string">
            <text:p>Cherskii-Kolyma mountain tundra</text:p>
          </table:table-cell>
          <table:table-cell office:value-type="string" calcext:value-type="string">
            <text:p>teow</text:p>
          </table:table-cell>
          <table:table-cell office:value-type="float" office:value="560242.165388029" calcext:value-type="float">
            <text:p>560242.165388029</text:p>
          </table:table-cell>
          <table:table-cell office:value-type="float" office:value="560242.161578916" calcext:value-type="float">
            <text:p>560242.161578916</text:p>
          </table:table-cell>
          <table:table-cell office:value-type="float" office:value="100" calcext:value-type="float">
            <text:p>100</text:p>
          </table:table-cell>
          <table:table-cell office:value-type="float" office:value="74802.650594388" calcext:value-type="float">
            <text:p>74802.650594388</text:p>
          </table:table-cell>
          <table:table-cell office:value-type="float" office:value="13.35" calcext:value-type="float">
            <text:p>13.35</text:p>
          </table:table-cell>
        </table:table-row>
        <table:table-row table:style-name="ro1">
          <table:table-cell office:value-type="float" office:value="81104" calcext:value-type="float">
            <text:p>81104</text:p>
          </table:table-cell>
          <table:table-cell office:value-type="string" calcext:value-type="string">
            <text:p>Chukchi Peninsula tundra</text:p>
          </table:table-cell>
          <table:table-cell office:value-type="string" calcext:value-type="string">
            <text:p>teow</text:p>
          </table:table-cell>
          <table:table-cell office:value-type="float" office:value="296083.101548682" calcext:value-type="float">
            <text:p>296083.101548682</text:p>
          </table:table-cell>
          <table:table-cell office:value-type="float" office:value="296083.101984237" calcext:value-type="float">
            <text:p>296083.101984237</text:p>
          </table:table-cell>
          <table:table-cell office:value-type="float" office:value="100" calcext:value-type="float">
            <text:p>100</text:p>
          </table:table-cell>
          <table:table-cell office:value-type="float" office:value="30486.1728329005" calcext:value-type="float">
            <text:p>30486.1728329005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81105" calcext:value-type="float">
            <text:p>81105</text:p>
          </table:table-cell>
          <table:table-cell office:value-type="string" calcext:value-type="string">
            <text:p>Kamchatka Mountain tundra and forest tundra</text:p>
          </table:table-cell>
          <table:table-cell office:value-type="string" calcext:value-type="string">
            <text:p>teow</text:p>
          </table:table-cell>
          <table:table-cell office:value-type="float" office:value="118664.047605273" calcext:value-type="float">
            <text:p>118664.047605273</text:p>
          </table:table-cell>
          <table:table-cell office:value-type="float" office:value="118664.049828072" calcext:value-type="float">
            <text:p>118664.049828072</text:p>
          </table:table-cell>
          <table:table-cell office:value-type="float" office:value="100" calcext:value-type="float">
            <text:p>100</text:p>
          </table:table-cell>
          <table:table-cell office:value-type="float" office:value="25191.8957509243" calcext:value-type="float">
            <text:p>25191.8957509243</text:p>
          </table:table-cell>
          <table:table-cell office:value-type="float" office:value="21.23" calcext:value-type="float">
            <text:p>21.23</text:p>
          </table:table-cell>
        </table:table-row>
        <table:table-row table:style-name="ro1">
          <table:table-cell office:value-type="float" office:value="81106" calcext:value-type="float">
            <text:p>81106</text:p>
          </table:table-cell>
          <table:table-cell office:value-type="string" calcext:value-type="string">
            <text:p>Kola Peninsula tundra</text:p>
          </table:table-cell>
          <table:table-cell office:value-type="string" calcext:value-type="string">
            <text:p>teow</text:p>
          </table:table-cell>
          <table:table-cell office:value-type="float" office:value="56224.0820311565" calcext:value-type="float">
            <text:p>56224.0820311565</text:p>
          </table:table-cell>
          <table:table-cell office:value-type="float" office:value="56224.0837351715" calcext:value-type="float">
            <text:p>56224.0837351715</text:p>
          </table:table-cell>
          <table:table-cell office:value-type="float" office:value="100" calcext:value-type="float">
            <text:p>100</text:p>
          </table:table-cell>
          <table:table-cell office:value-type="float" office:value="4588.5876321317" calcext:value-type="float">
            <text:p>4588.5876321317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81107" calcext:value-type="float">
            <text:p>81107</text:p>
          </table:table-cell>
          <table:table-cell office:value-type="string" calcext:value-type="string">
            <text:p>Northeast Siberian coastal tundra</text:p>
          </table:table-cell>
          <table:table-cell office:value-type="string" calcext:value-type="string">
            <text:p>teow</text:p>
          </table:table-cell>
          <table:table-cell office:value-type="float" office:value="221233.649487266" calcext:value-type="float">
            <text:p>221233.649487266</text:p>
          </table:table-cell>
          <table:table-cell office:value-type="float" office:value="221233.598341929" calcext:value-type="float">
            <text:p>221233.598341929</text:p>
          </table:table-cell>
          <table:table-cell office:value-type="float" office:value="100" calcext:value-type="float">
            <text:p>100</text:p>
          </table:table-cell>
          <table:table-cell office:value-type="float" office:value="51218.0512184615" calcext:value-type="float">
            <text:p>51218.0512184615</text:p>
          </table:table-cell>
          <table:table-cell office:value-type="float" office:value="23.15" calcext:value-type="float">
            <text:p>23.15</text:p>
          </table:table-cell>
        </table:table-row>
        <table:table-row table:style-name="ro1">
          <table:table-cell office:value-type="float" office:value="81108" calcext:value-type="float">
            <text:p>81108</text:p>
          </table:table-cell>
          <table:table-cell office:value-type="string" calcext:value-type="string">
            <text:p>Northwest Russian-Novaya Zemlya tundra</text:p>
          </table:table-cell>
          <table:table-cell office:value-type="string" calcext:value-type="string">
            <text:p>teow</text:p>
          </table:table-cell>
          <table:table-cell office:value-type="float" office:value="273955.000745423" calcext:value-type="float">
            <text:p>273955.000745423</text:p>
          </table:table-cell>
          <table:table-cell office:value-type="float" office:value="273954.998479665" calcext:value-type="float">
            <text:p>273954.998479665</text:p>
          </table:table-cell>
          <table:table-cell office:value-type="float" office:value="100" calcext:value-type="float">
            <text:p>100</text:p>
          </table:table-cell>
          <table:table-cell office:value-type="float" office:value="18806.1990565647" calcext:value-type="float">
            <text:p>18806.1990565647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float" office:value="81109" calcext:value-type="float">
            <text:p>81109</text:p>
          </table:table-cell>
          <table:table-cell office:value-type="string" calcext:value-type="string">
            <text:p>Novosibirsk Islands arctic desert</text:p>
          </table:table-cell>
          <table:table-cell office:value-type="string" calcext:value-type="string">
            <text:p>teow</text:p>
          </table:table-cell>
          <table:table-cell office:value-type="float" office:value="35145.0447467193" calcext:value-type="float">
            <text:p>35145.0447467193</text:p>
          </table:table-cell>
          <table:table-cell office:value-type="float" office:value="35145.0462707635" calcext:value-type="float">
            <text:p>35145.0462707635</text:p>
          </table:table-cell>
          <table:table-cell office:value-type="float" office:value="100" calcext:value-type="float">
            <text:p>100</text:p>
          </table:table-cell>
          <table:table-cell office:value-type="float" office:value="35145.0462707635" calcext:value-type="float">
            <text:p>35145.04627076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110" calcext:value-type="float">
            <text:p>81110</text:p>
          </table:table-cell>
          <table:table-cell office:value-type="string" calcext:value-type="string">
            <text:p>Scandinavian Montane Birch forest and grasslands</text:p>
          </table:table-cell>
          <table:table-cell office:value-type="string" calcext:value-type="string">
            <text:p>teow</text:p>
          </table:table-cell>
          <table:table-cell office:value-type="float" office:value="238025.838681478" calcext:value-type="float">
            <text:p>238025.838681478</text:p>
          </table:table-cell>
          <table:table-cell office:value-type="float" office:value="238022.183626133" calcext:value-type="float">
            <text:p>238022.183626133</text:p>
          </table:table-cell>
          <table:table-cell office:value-type="float" office:value="100" calcext:value-type="float">
            <text:p>100</text:p>
          </table:table-cell>
          <table:table-cell office:value-type="float" office:value="71151.2782830341" calcext:value-type="float">
            <text:p>71151.2782830341</text:p>
          </table:table-cell>
          <table:table-cell office:value-type="float" office:value="29.89" calcext:value-type="float">
            <text:p>29.89</text:p>
          </table:table-cell>
        </table:table-row>
        <table:table-row table:style-name="ro1">
          <table:table-cell office:value-type="float" office:value="81111" calcext:value-type="float">
            <text:p>81111</text:p>
          </table:table-cell>
          <table:table-cell office:value-type="string" calcext:value-type="string">
            <text:p>Taimyr-Central Siberian tundra</text:p>
          </table:table-cell>
          <table:table-cell office:value-type="string" calcext:value-type="string">
            <text:p>teow</text:p>
          </table:table-cell>
          <table:table-cell office:value-type="float" office:value="953482.172384979" calcext:value-type="float">
            <text:p>953482.172384979</text:p>
          </table:table-cell>
          <table:table-cell office:value-type="float" office:value="953479.357142506" calcext:value-type="float">
            <text:p>953479.357142506</text:p>
          </table:table-cell>
          <table:table-cell office:value-type="float" office:value="100" calcext:value-type="float">
            <text:p>100</text:p>
          </table:table-cell>
          <table:table-cell office:value-type="float" office:value="129060.044657397" calcext:value-type="float">
            <text:p>129060.044657397</text:p>
          </table:table-cell>
          <table:table-cell office:value-type="float" office:value="13.54" calcext:value-type="float">
            <text:p>13.54</text:p>
          </table:table-cell>
        </table:table-row>
        <table:table-row table:style-name="ro1">
          <table:table-cell office:value-type="float" office:value="81112" calcext:value-type="float">
            <text:p>81112</text:p>
          </table:table-cell>
          <table:table-cell office:value-type="string" calcext:value-type="string">
            <text:p>Trans-Baikal Bald Mountain tundra</text:p>
          </table:table-cell>
          <table:table-cell office:value-type="string" calcext:value-type="string">
            <text:p>teow</text:p>
          </table:table-cell>
          <table:table-cell office:value-type="float" office:value="218608.283879492" calcext:value-type="float">
            <text:p>218608.283879492</text:p>
          </table:table-cell>
          <table:table-cell office:value-type="float" office:value="218608.250243961" calcext:value-type="float">
            <text:p>218608.250243961</text:p>
          </table:table-cell>
          <table:table-cell office:value-type="float" office:value="100" calcext:value-type="float">
            <text:p>100</text:p>
          </table:table-cell>
          <table:table-cell office:value-type="float" office:value="16793.2338131008" calcext:value-type="float">
            <text:p>16793.2338131008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81113" calcext:value-type="float">
            <text:p>81113</text:p>
          </table:table-cell>
          <table:table-cell office:value-type="string" calcext:value-type="string">
            <text:p>Wrangel Island arctic desert</text:p>
          </table:table-cell>
          <table:table-cell office:value-type="string" calcext:value-type="string">
            <text:p>teow</text:p>
          </table:table-cell>
          <table:table-cell office:value-type="float" office:value="7385.53685098145" calcext:value-type="float">
            <text:p>7385.53685098145</text:p>
          </table:table-cell>
          <table:table-cell office:value-type="float" office:value="7385.53684644544" calcext:value-type="float">
            <text:p>7385.53684644544</text:p>
          </table:table-cell>
          <table:table-cell office:value-type="float" office:value="100" calcext:value-type="float">
            <text:p>100</text:p>
          </table:table-cell>
          <table:table-cell office:value-type="float" office:value="7384.86191736487" calcext:value-type="float">
            <text:p>7384.86191736487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81114" calcext:value-type="float">
            <text:p>81114</text:p>
          </table:table-cell>
          <table:table-cell office:value-type="string" calcext:value-type="string">
            <text:p>Yamal-Gydan tundra</text:p>
          </table:table-cell>
          <table:table-cell office:value-type="string" calcext:value-type="string">
            <text:p>teow</text:p>
          </table:table-cell>
          <table:table-cell office:value-type="float" office:value="407966.90610697" calcext:value-type="float">
            <text:p>407966.90610697</text:p>
          </table:table-cell>
          <table:table-cell office:value-type="float" office:value="407966.91501944" calcext:value-type="float">
            <text:p>407966.91501944</text:p>
          </table:table-cell>
          <table:table-cell office:value-type="float" office:value="100" calcext:value-type="float">
            <text:p>100</text:p>
          </table:table-cell>
          <table:table-cell office:value-type="float" office:value="30712.6292799035" calcext:value-type="float">
            <text:p>30712.6292799035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81201" calcext:value-type="float">
            <text:p>81201</text:p>
          </table:table-cell>
          <table:table-cell office:value-type="string" calcext:value-type="string">
            <text:p>Aegean and Western Turkey sclerophyllous and mixed forests</text:p>
          </table:table-cell>
          <table:table-cell office:value-type="string" calcext:value-type="string">
            <text:p>teow</text:p>
          </table:table-cell>
          <table:table-cell office:value-type="float" office:value="129495.059566275" calcext:value-type="float">
            <text:p>129495.059566275</text:p>
          </table:table-cell>
          <table:table-cell office:value-type="float" office:value="129495.026363711" calcext:value-type="float">
            <text:p>129495.026363711</text:p>
          </table:table-cell>
          <table:table-cell office:value-type="float" office:value="100" calcext:value-type="float">
            <text:p>100</text:p>
          </table:table-cell>
          <table:table-cell office:value-type="float" office:value="24493.7918572258" calcext:value-type="float">
            <text:p>24493.7918572258</text:p>
          </table:table-cell>
          <table:table-cell office:value-type="float" office:value="18.91" calcext:value-type="float">
            <text:p>18.91</text:p>
          </table:table-cell>
        </table:table-row>
        <table:table-row table:style-name="ro1">
          <table:table-cell office:value-type="float" office:value="81202" calcext:value-type="float">
            <text:p>81202</text:p>
          </table:table-cell>
          <table:table-cell office:value-type="string" calcext:value-type="string">
            <text:p>Anatolian conifer and deciduous mixed forests</text:p>
          </table:table-cell>
          <table:table-cell office:value-type="string" calcext:value-type="string">
            <text:p>teow</text:p>
          </table:table-cell>
          <table:table-cell office:value-type="float" office:value="86137.484551721" calcext:value-type="float">
            <text:p>86137.484551721</text:p>
          </table:table-cell>
          <table:table-cell office:value-type="float" office:value="86137.4845535912" calcext:value-type="float">
            <text:p>86137.4845535912</text:p>
          </table:table-cell>
          <table:table-cell office:value-type="float" office:value="100" calcext:value-type="float">
            <text:p>100</text:p>
          </table:table-cell>
          <table:table-cell office:value-type="float" office:value="667.345489105485" calcext:value-type="float">
            <text:p>667.345489105485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81203" calcext:value-type="float">
            <text:p>81203</text:p>
          </table:table-cell>
          <table:table-cell office:value-type="string" calcext:value-type="string">
            <text:p>Canary Islands dry woodlands and forests</text:p>
          </table:table-cell>
          <table:table-cell office:value-type="string" calcext:value-type="string">
            <text:p>teow</text:p>
          </table:table-cell>
          <table:table-cell office:value-type="float" office:value="4748.09651182963" calcext:value-type="float">
            <text:p>4748.09651182963</text:p>
          </table:table-cell>
          <table:table-cell office:value-type="float" office:value="4748.09544216835" calcext:value-type="float">
            <text:p>4748.09544216835</text:p>
          </table:table-cell>
          <table:table-cell office:value-type="float" office:value="100" calcext:value-type="float">
            <text:p>100</text:p>
          </table:table-cell>
          <table:table-cell office:value-type="float" office:value="2444.96202057378" calcext:value-type="float">
            <text:p>2444.96202057378</text:p>
          </table:table-cell>
          <table:table-cell office:value-type="float" office:value="51.49" calcext:value-type="float">
            <text:p>51.49</text:p>
          </table:table-cell>
        </table:table-row>
        <table:table-row table:style-name="ro1">
          <table:table-cell office:value-type="float" office:value="81204" calcext:value-type="float">
            <text:p>81204</text:p>
          </table:table-cell>
          <table:table-cell office:value-type="string" calcext:value-type="string">
            <text:p>Corsican montane broadleaf and mixed forests</text:p>
          </table:table-cell>
          <table:table-cell office:value-type="string" calcext:value-type="string">
            <text:p>teow</text:p>
          </table:table-cell>
          <table:table-cell office:value-type="float" office:value="3633.66202154195" calcext:value-type="float">
            <text:p>3633.66202154195</text:p>
          </table:table-cell>
          <table:table-cell office:value-type="float" office:value="3633.66118426984" calcext:value-type="float">
            <text:p>3633.66118426984</text:p>
          </table:table-cell>
          <table:table-cell office:value-type="float" office:value="100" calcext:value-type="float">
            <text:p>100</text:p>
          </table:table-cell>
          <table:table-cell office:value-type="float" office:value="2828.76493451861" calcext:value-type="float">
            <text:p>2828.76493451861</text:p>
          </table:table-cell>
          <table:table-cell office:value-type="float" office:value="77.85" calcext:value-type="float">
            <text:p>77.85</text:p>
          </table:table-cell>
        </table:table-row>
        <table:table-row table:style-name="ro1">
          <table:table-cell office:value-type="float" office:value="81205" calcext:value-type="float">
            <text:p>81205</text:p>
          </table:table-cell>
          <table:table-cell office:value-type="string" calcext:value-type="string">
            <text:p>Crete Mediterranean forests</text:p>
          </table:table-cell>
          <table:table-cell office:value-type="string" calcext:value-type="string">
            <text:p>teow</text:p>
          </table:table-cell>
          <table:table-cell office:value-type="float" office:value="7841.35593404521" calcext:value-type="float">
            <text:p>7841.35593404521</text:p>
          </table:table-cell>
          <table:table-cell office:value-type="float" office:value="7841.35567659968" calcext:value-type="float">
            <text:p>7841.35567659968</text:p>
          </table:table-cell>
          <table:table-cell office:value-type="float" office:value="100" calcext:value-type="float">
            <text:p>100</text:p>
          </table:table-cell>
          <table:table-cell office:value-type="float" office:value="2764.94662737782" calcext:value-type="float">
            <text:p>2764.94662737782</text:p>
          </table:table-cell>
          <table:table-cell office:value-type="float" office:value="35.26" calcext:value-type="float">
            <text:p>35.26</text:p>
          </table:table-cell>
        </table:table-row>
        <table:table-row table:style-name="ro1">
          <table:table-cell office:value-type="float" office:value="81206" calcext:value-type="float">
            <text:p>81206</text:p>
          </table:table-cell>
          <table:table-cell office:value-type="string" calcext:value-type="string">
            <text:p>Cyprus Mediterranean forests</text:p>
          </table:table-cell>
          <table:table-cell office:value-type="string" calcext:value-type="string">
            <text:p>teow</text:p>
          </table:table-cell>
          <table:table-cell office:value-type="float" office:value="9137.21477484493" calcext:value-type="float">
            <text:p>9137.21477484493</text:p>
          </table:table-cell>
          <table:table-cell office:value-type="float" office:value="9137.26261715133" calcext:value-type="float">
            <text:p>9137.26261715133</text:p>
          </table:table-cell>
          <table:table-cell office:value-type="float" office:value="100" calcext:value-type="float">
            <text:p>100</text:p>
          </table:table-cell>
          <table:table-cell office:value-type="float" office:value="3460.80230713031" calcext:value-type="float">
            <text:p>3460.80230713031</text:p>
          </table:table-cell>
          <table:table-cell office:value-type="float" office:value="37.88" calcext:value-type="float">
            <text:p>37.88</text:p>
          </table:table-cell>
        </table:table-row>
        <table:table-row table:style-name="ro1">
          <table:table-cell office:value-type="float" office:value="81207" calcext:value-type="float">
            <text:p>81207</text:p>
          </table:table-cell>
          <table:table-cell office:value-type="string" calcext:value-type="string">
            <text:p>Eastern Mediterranean conifer-sclerophyllous-broadleaf forests</text:p>
          </table:table-cell>
          <table:table-cell office:value-type="string" calcext:value-type="string">
            <text:p>teow</text:p>
          </table:table-cell>
          <table:table-cell office:value-type="float" office:value="143736.664372577" calcext:value-type="float">
            <text:p>143736.664372577</text:p>
          </table:table-cell>
          <table:table-cell office:value-type="float" office:value="143736.663473177" calcext:value-type="float">
            <text:p>143736.663473177</text:p>
          </table:table-cell>
          <table:table-cell office:value-type="float" office:value="100" calcext:value-type="float">
            <text:p>100</text:p>
          </table:table-cell>
          <table:table-cell office:value-type="float" office:value="1747.63740096589" calcext:value-type="float">
            <text:p>1747.63740096589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81208" calcext:value-type="float">
            <text:p>81208</text:p>
          </table:table-cell>
          <table:table-cell office:value-type="string" calcext:value-type="string">
            <text:p>Iberian conifer forests</text:p>
          </table:table-cell>
          <table:table-cell office:value-type="string" calcext:value-type="string">
            <text:p>teow</text:p>
          </table:table-cell>
          <table:table-cell office:value-type="float" office:value="34461.0009587959" calcext:value-type="float">
            <text:p>34461.0009587959</text:p>
          </table:table-cell>
          <table:table-cell office:value-type="float" office:value="34461.0082954041" calcext:value-type="float">
            <text:p>34461.0082954041</text:p>
          </table:table-cell>
          <table:table-cell office:value-type="float" office:value="100" calcext:value-type="float">
            <text:p>100</text:p>
          </table:table-cell>
          <table:table-cell office:value-type="float" office:value="15231.161733581" calcext:value-type="float">
            <text:p>15231.161733581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float" office:value="81209" calcext:value-type="float">
            <text:p>81209</text:p>
          </table:table-cell>
          <table:table-cell office:value-type="string" calcext:value-type="string">
            <text:p>Iberian sclerophyllous and semi-deciduous forests</text:p>
          </table:table-cell>
          <table:table-cell office:value-type="string" calcext:value-type="string">
            <text:p>teow</text:p>
          </table:table-cell>
          <table:table-cell office:value-type="float" office:value="297906.898048854" calcext:value-type="float">
            <text:p>297906.898048854</text:p>
          </table:table-cell>
          <table:table-cell office:value-type="float" office:value="297906.727787065" calcext:value-type="float">
            <text:p>297906.727787065</text:p>
          </table:table-cell>
          <table:table-cell office:value-type="float" office:value="100" calcext:value-type="float">
            <text:p>100</text:p>
          </table:table-cell>
          <table:table-cell office:value-type="float" office:value="74656.7493711076" calcext:value-type="float">
            <text:p>74656.7493711076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81210" calcext:value-type="float">
            <text:p>81210</text:p>
          </table:table-cell>
          <table:table-cell office:value-type="string" calcext:value-type="string">
            <text:p>Illyrian deciduous forests</text:p>
          </table:table-cell>
          <table:table-cell office:value-type="string" calcext:value-type="string">
            <text:p>teow</text:p>
          </table:table-cell>
          <table:table-cell office:value-type="float" office:value="39606.4455208962" calcext:value-type="float">
            <text:p>39606.4455208962</text:p>
          </table:table-cell>
          <table:table-cell office:value-type="float" office:value="39606.4454959247" calcext:value-type="float">
            <text:p>39606.4454959247</text:p>
          </table:table-cell>
          <table:table-cell office:value-type="float" office:value="100" calcext:value-type="float">
            <text:p>100</text:p>
          </table:table-cell>
          <table:table-cell office:value-type="float" office:value="9338.4773358812" calcext:value-type="float">
            <text:p>9338.4773358812</text:p>
          </table:table-cell>
          <table:table-cell office:value-type="float" office:value="23.58" calcext:value-type="float">
            <text:p>23.58</text:p>
          </table:table-cell>
        </table:table-row>
        <table:table-row table:style-name="ro1">
          <table:table-cell office:value-type="float" office:value="81211" calcext:value-type="float">
            <text:p>81211</text:p>
          </table:table-cell>
          <table:table-cell office:value-type="string" calcext:value-type="string">
            <text:p>Italian sclerophyllous and semi-deciduous forests</text:p>
          </table:table-cell>
          <table:table-cell office:value-type="string" calcext:value-type="string">
            <text:p>teow</text:p>
          </table:table-cell>
          <table:table-cell office:value-type="float" office:value="101176.105630179" calcext:value-type="float">
            <text:p>101176.105630179</text:p>
          </table:table-cell>
          <table:table-cell office:value-type="float" office:value="101181.217822965" calcext:value-type="float">
            <text:p>101181.217822965</text:p>
          </table:table-cell>
          <table:table-cell office:value-type="float" office:value="100.01" calcext:value-type="float">
            <text:p>100.01</text:p>
          </table:table-cell>
          <table:table-cell office:value-type="float" office:value="18230.8793278314" calcext:value-type="float">
            <text:p>18230.8793278314</text:p>
          </table:table-cell>
          <table:table-cell office:value-type="float" office:value="18.02" calcext:value-type="float">
            <text:p>18.02</text:p>
          </table:table-cell>
        </table:table-row>
        <table:table-row table:style-name="ro1">
          <table:table-cell office:value-type="float" office:value="81212" calcext:value-type="float">
            <text:p>81212</text:p>
          </table:table-cell>
          <table:table-cell office:value-type="string" calcext:value-type="string">
            <text:p>Mediterranean acacia-argania dry woodlands and succulent thickets</text:p>
          </table:table-cell>
          <table:table-cell office:value-type="string" calcext:value-type="string">
            <text:p>teow</text:p>
          </table:table-cell>
          <table:table-cell office:value-type="float" office:value="99804.9833514817" calcext:value-type="float">
            <text:p>99804.9833514817</text:p>
          </table:table-cell>
          <table:table-cell office:value-type="float" office:value="99804.9765935972" calcext:value-type="float">
            <text:p>99804.9765935972</text:p>
          </table:table-cell>
          <table:table-cell office:value-type="float" office:value="100" calcext:value-type="float">
            <text:p>100</text:p>
          </table:table-cell>
          <table:table-cell office:value-type="float" office:value="17902.2531489718" calcext:value-type="float">
            <text:p>17902.2531489718</text:p>
          </table:table-cell>
          <table:table-cell office:value-type="float" office:value="17.94" calcext:value-type="float">
            <text:p>17.94</text:p>
          </table:table-cell>
        </table:table-row>
        <table:table-row table:style-name="ro1">
          <table:table-cell office:value-type="float" office:value="81213" calcext:value-type="float">
            <text:p>81213</text:p>
          </table:table-cell>
          <table:table-cell office:value-type="string" calcext:value-type="string">
            <text:p>Mediterranean dry woodlands and steppe</text:p>
          </table:table-cell>
          <table:table-cell office:value-type="string" calcext:value-type="string">
            <text:p>teow</text:p>
          </table:table-cell>
          <table:table-cell office:value-type="float" office:value="291841.361083849" calcext:value-type="float">
            <text:p>291841.361083849</text:p>
          </table:table-cell>
          <table:table-cell office:value-type="float" office:value="291841.271149336" calcext:value-type="float">
            <text:p>291841.271149336</text:p>
          </table:table-cell>
          <table:table-cell office:value-type="float" office:value="100" calcext:value-type="float">
            <text:p>100</text:p>
          </table:table-cell>
          <table:table-cell office:value-type="float" office:value="54400.6031272161" calcext:value-type="float">
            <text:p>54400.6031272161</text:p>
          </table:table-cell>
          <table:table-cell office:value-type="float" office:value="18.64" calcext:value-type="float">
            <text:p>18.64</text:p>
          </table:table-cell>
        </table:table-row>
        <table:table-row table:style-name="ro1">
          <table:table-cell office:value-type="float" office:value="81214" calcext:value-type="float">
            <text:p>81214</text:p>
          </table:table-cell>
          <table:table-cell office:value-type="string" calcext:value-type="string">
            <text:p>Mediterranean woodlands and forests</text:p>
          </table:table-cell>
          <table:table-cell office:value-type="string" calcext:value-type="string">
            <text:p>teow</text:p>
          </table:table-cell>
          <table:table-cell office:value-type="float" office:value="357386.243150509" calcext:value-type="float">
            <text:p>357386.243150509</text:p>
          </table:table-cell>
          <table:table-cell office:value-type="float" office:value="357386.753781824" calcext:value-type="float">
            <text:p>357386.753781824</text:p>
          </table:table-cell>
          <table:table-cell office:value-type="float" office:value="100" calcext:value-type="float">
            <text:p>100</text:p>
          </table:table-cell>
          <table:table-cell office:value-type="float" office:value="28950.1908048847" calcext:value-type="float">
            <text:p>28950.1908048847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81215" calcext:value-type="float">
            <text:p>81215</text:p>
          </table:table-cell>
          <table:table-cell office:value-type="string" calcext:value-type="string">
            <text:p>Northeastern Spain and Southern France Mediterranean forests</text:p>
          </table:table-cell>
          <table:table-cell office:value-type="string" calcext:value-type="string">
            <text:p>teow</text:p>
          </table:table-cell>
          <table:table-cell office:value-type="float" office:value="89982.522593289" calcext:value-type="float">
            <text:p>89982.522593289</text:p>
          </table:table-cell>
          <table:table-cell office:value-type="float" office:value="89982.510766873" calcext:value-type="float">
            <text:p>89982.510766873</text:p>
          </table:table-cell>
          <table:table-cell office:value-type="float" office:value="100" calcext:value-type="float">
            <text:p>100</text:p>
          </table:table-cell>
          <table:table-cell office:value-type="float" office:value="36767.1645878195" calcext:value-type="float">
            <text:p>36767.1645878195</text:p>
          </table:table-cell>
          <table:table-cell office:value-type="float" office:value="40.86" calcext:value-type="float">
            <text:p>40.86</text:p>
          </table:table-cell>
        </table:table-row>
        <table:table-row table:style-name="ro1">
          <table:table-cell office:value-type="float" office:value="81216" calcext:value-type="float">
            <text:p>81216</text:p>
          </table:table-cell>
          <table:table-cell office:value-type="string" calcext:value-type="string">
            <text:p>Northwest Iberian montane forests</text:p>
          </table:table-cell>
          <table:table-cell office:value-type="string" calcext:value-type="string">
            <text:p>teow</text:p>
          </table:table-cell>
          <table:table-cell office:value-type="float" office:value="57405.8149303892" calcext:value-type="float">
            <text:p>57405.8149303892</text:p>
          </table:table-cell>
          <table:table-cell office:value-type="float" office:value="57405.8196049611" calcext:value-type="float">
            <text:p>57405.8196049611</text:p>
          </table:table-cell>
          <table:table-cell office:value-type="float" office:value="100" calcext:value-type="float">
            <text:p>100</text:p>
          </table:table-cell>
          <table:table-cell office:value-type="float" office:value="15697.501416665" calcext:value-type="float">
            <text:p>15697.501416665</text:p>
          </table:table-cell>
          <table:table-cell office:value-type="float" office:value="27.34" calcext:value-type="float">
            <text:p>27.34</text:p>
          </table:table-cell>
        </table:table-row>
        <table:table-row table:style-name="ro1">
          <table:table-cell office:value-type="float" office:value="81217" calcext:value-type="float">
            <text:p>81217</text:p>
          </table:table-cell>
          <table:table-cell office:value-type="string" calcext:value-type="string">
            <text:p>Pindus Mountains mixed forests</text:p>
          </table:table-cell>
          <table:table-cell office:value-type="string" calcext:value-type="string">
            <text:p>teow</text:p>
          </table:table-cell>
          <table:table-cell office:value-type="float" office:value="39583.8779885859" calcext:value-type="float">
            <text:p>39583.8779885859</text:p>
          </table:table-cell>
          <table:table-cell office:value-type="float" office:value="39583.8686693459" calcext:value-type="float">
            <text:p>39583.8686693459</text:p>
          </table:table-cell>
          <table:table-cell office:value-type="float" office:value="100" calcext:value-type="float">
            <text:p>100</text:p>
          </table:table-cell>
          <table:table-cell office:value-type="float" office:value="13317.3218643929" calcext:value-type="float">
            <text:p>13317.3218643929</text:p>
          </table:table-cell>
          <table:table-cell office:value-type="float" office:value="33.64" calcext:value-type="float">
            <text:p>33.64</text:p>
          </table:table-cell>
        </table:table-row>
        <table:table-row table:style-name="ro1">
          <table:table-cell office:value-type="float" office:value="81218" calcext:value-type="float">
            <text:p>81218</text:p>
          </table:table-cell>
          <table:table-cell office:value-type="string" calcext:value-type="string">
            <text:p>South Appenine mixed montane forests</text:p>
          </table:table-cell>
          <table:table-cell office:value-type="string" calcext:value-type="string">
            <text:p>teow</text:p>
          </table:table-cell>
          <table:table-cell office:value-type="float" office:value="13094.7746031955" calcext:value-type="float">
            <text:p>13094.7746031955</text:p>
          </table:table-cell>
          <table:table-cell office:value-type="float" office:value="13094.7757285373" calcext:value-type="float">
            <text:p>13094.7757285373</text:p>
          </table:table-cell>
          <table:table-cell office:value-type="float" office:value="100" calcext:value-type="float">
            <text:p>100</text:p>
          </table:table-cell>
          <table:table-cell office:value-type="float" office:value="6008.45744514622" calcext:value-type="float">
            <text:p>6008.45744514622</text:p>
          </table:table-cell>
          <table:table-cell office:value-type="float" office:value="45.88" calcext:value-type="float">
            <text:p>45.88</text:p>
          </table:table-cell>
        </table:table-row>
        <table:table-row table:style-name="ro1">
          <table:table-cell office:value-type="float" office:value="81219" calcext:value-type="float">
            <text:p>81219</text:p>
          </table:table-cell>
          <table:table-cell office:value-type="string" calcext:value-type="string">
            <text:p>Southeastern Iberian shrubs and woodlands</text:p>
          </table:table-cell>
          <table:table-cell office:value-type="string" calcext:value-type="string">
            <text:p>teow</text:p>
          </table:table-cell>
          <table:table-cell office:value-type="float" office:value="2729.68475194381" calcext:value-type="float">
            <text:p>2729.68475194381</text:p>
          </table:table-cell>
          <table:table-cell office:value-type="float" office:value="2729.68030807367" calcext:value-type="float">
            <text:p>2729.68030807367</text:p>
          </table:table-cell>
          <table:table-cell office:value-type="float" office:value="100" calcext:value-type="float">
            <text:p>100</text:p>
          </table:table-cell>
          <table:table-cell office:value-type="float" office:value="988.43950404689" calcext:value-type="float">
            <text:p>988.43950404689</text:p>
          </table:table-cell>
          <table:table-cell office:value-type="float" office:value="36.21" calcext:value-type="float">
            <text:p>36.21</text:p>
          </table:table-cell>
        </table:table-row>
        <table:table-row table:style-name="ro1">
          <table:table-cell office:value-type="float" office:value="81220" calcext:value-type="float">
            <text:p>81220</text:p>
          </table:table-cell>
          <table:table-cell office:value-type="string" calcext:value-type="string">
            <text:p>Southern Anatolian montane conifer and deciduous forests</text:p>
          </table:table-cell>
          <table:table-cell office:value-type="string" calcext:value-type="string">
            <text:p>teow</text:p>
          </table:table-cell>
          <table:table-cell office:value-type="float" office:value="76451.3865796053" calcext:value-type="float">
            <text:p>76451.3865796053</text:p>
          </table:table-cell>
          <table:table-cell office:value-type="float" office:value="76451.3861317372" calcext:value-type="float">
            <text:p>76451.3861317372</text:p>
          </table:table-cell>
          <table:table-cell office:value-type="float" office:value="100" calcext:value-type="float">
            <text:p>100</text:p>
          </table:table-cell>
          <table:table-cell office:value-type="float" office:value="216.954801318327" calcext:value-type="float">
            <text:p>216.95480131832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81221" calcext:value-type="float">
            <text:p>81221</text:p>
          </table:table-cell>
          <table:table-cell office:value-type="string" calcext:value-type="string">
            <text:p>Southwest Iberian Mediterranean sclerophyllous and mixed forests</text:p>
          </table:table-cell>
          <table:table-cell office:value-type="string" calcext:value-type="string">
            <text:p>teow</text:p>
          </table:table-cell>
          <table:table-cell office:value-type="float" office:value="70612.54352298" calcext:value-type="float">
            <text:p>70612.54352298</text:p>
          </table:table-cell>
          <table:table-cell office:value-type="float" office:value="70612.5780108877" calcext:value-type="float">
            <text:p>70612.5780108877</text:p>
          </table:table-cell>
          <table:table-cell office:value-type="float" office:value="100" calcext:value-type="float">
            <text:p>100</text:p>
          </table:table-cell>
          <table:table-cell office:value-type="float" office:value="15196.1523422967" calcext:value-type="float">
            <text:p>15196.152342296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81222" calcext:value-type="float">
            <text:p>81222</text:p>
          </table:table-cell>
          <table:table-cell office:value-type="string" calcext:value-type="string">
            <text:p>Tyrrhenian-Adriatic Sclerophyllous and mixed forests</text:p>
          </table:table-cell>
          <table:table-cell office:value-type="string" calcext:value-type="string">
            <text:p>teow</text:p>
          </table:table-cell>
          <table:table-cell office:value-type="float" office:value="81331.2839771368" calcext:value-type="float">
            <text:p>81331.2839771368</text:p>
          </table:table-cell>
          <table:table-cell office:value-type="float" office:value="81331.2759188453" calcext:value-type="float">
            <text:p>81331.2759188453</text:p>
          </table:table-cell>
          <table:table-cell office:value-type="float" office:value="100" calcext:value-type="float">
            <text:p>100</text:p>
          </table:table-cell>
          <table:table-cell office:value-type="float" office:value="17194.5598383243" calcext:value-type="float">
            <text:p>17194.5598383243</text:p>
          </table:table-cell>
          <table:table-cell office:value-type="float" office:value="21.14" calcext:value-type="float">
            <text:p>21.14</text:p>
          </table:table-cell>
        </table:table-row>
        <table:table-row table:style-name="ro1">
          <table:table-cell office:value-type="float" office:value="81301" calcext:value-type="float">
            <text:p>81301</text:p>
          </table:table-cell>
          <table:table-cell office:value-type="string" calcext:value-type="string">
            <text:p>Afghan Mountains semi-desert</text:p>
          </table:table-cell>
          <table:table-cell office:value-type="string" calcext:value-type="string">
            <text:p>teow</text:p>
          </table:table-cell>
          <table:table-cell office:value-type="float" office:value="13682.4701888872" calcext:value-type="float">
            <text:p>13682.4701888872</text:p>
          </table:table-cell>
          <table:table-cell office:value-type="float" office:value="13682.4701888673" calcext:value-type="float">
            <text:p>13682.4701888673</text:p>
          </table:table-cell>
          <table:table-cell office:value-type="float" office:value="100" calcext:value-type="float">
            <text:p>100</text:p>
          </table:table-cell>
          <table:table-cell office:value-type="float" office:value="194.031042661662" calcext:value-type="float">
            <text:p>194.031042661662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81302" calcext:value-type="float">
            <text:p>81302</text:p>
          </table:table-cell>
          <table:table-cell office:value-type="string" calcext:value-type="string">
            <text:p>Alashan Plateau semi-desert</text:p>
          </table:table-cell>
          <table:table-cell office:value-type="string" calcext:value-type="string">
            <text:p>teow</text:p>
          </table:table-cell>
          <table:table-cell office:value-type="float" office:value="674351.633762969" calcext:value-type="float">
            <text:p>674351.633762969</text:p>
          </table:table-cell>
          <table:table-cell office:value-type="float" office:value="674351.640338575" calcext:value-type="float">
            <text:p>674351.640338575</text:p>
          </table:table-cell>
          <table:table-cell office:value-type="float" office:value="100" calcext:value-type="float">
            <text:p>100</text:p>
          </table:table-cell>
          <table:table-cell office:value-type="float" office:value="82176.2065277484" calcext:value-type="float">
            <text:p>82176.2065277484</text:p>
          </table:table-cell>
          <table:table-cell office:value-type="float" office:value="12.19" calcext:value-type="float">
            <text:p>12.19</text:p>
          </table:table-cell>
        </table:table-row>
        <table:table-row table:style-name="ro1">
          <table:table-cell office:value-type="float" office:value="81303" calcext:value-type="float">
            <text:p>81303</text:p>
          </table:table-cell>
          <table:table-cell office:value-type="string" calcext:value-type="string">
            <text:p>Arabian Desert and East Sahero-Arabian xeric shrublands</text:p>
          </table:table-cell>
          <table:table-cell office:value-type="string" calcext:value-type="string">
            <text:p>teow</text:p>
          </table:table-cell>
          <table:table-cell office:value-type="float" office:value="1847249.38674219" calcext:value-type="float">
            <text:p>1847249.38674219</text:p>
          </table:table-cell>
          <table:table-cell office:value-type="float" office:value="1847240.40251286" calcext:value-type="float">
            <text:p>1847240.40251286</text:p>
          </table:table-cell>
          <table:table-cell office:value-type="float" office:value="100" calcext:value-type="float">
            <text:p>100</text:p>
          </table:table-cell>
          <table:table-cell office:value-type="float" office:value="78605.9275977794" calcext:value-type="float">
            <text:p>78605.9275977794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81304" calcext:value-type="float">
            <text:p>81304</text:p>
          </table:table-cell>
          <table:table-cell office:value-type="string" calcext:value-type="string">
            <text:p>Atlantic coastal desert</text:p>
          </table:table-cell>
          <table:table-cell office:value-type="string" calcext:value-type="string">
            <text:p>teow</text:p>
          </table:table-cell>
          <table:table-cell office:value-type="float" office:value="39683.0677113889" calcext:value-type="float">
            <text:p>39683.0677113889</text:p>
          </table:table-cell>
          <table:table-cell office:value-type="float" office:value="39683.0743698917" calcext:value-type="float">
            <text:p>39683.0743698917</text:p>
          </table:table-cell>
          <table:table-cell office:value-type="float" office:value="100" calcext:value-type="float">
            <text:p>100</text:p>
          </table:table-cell>
          <table:table-cell office:value-type="float" office:value="7093.77118373439" calcext:value-type="float">
            <text:p>7093.77118373439</text:p>
          </table:table-cell>
          <table:table-cell office:value-type="float" office:value="17.88" calcext:value-type="float">
            <text:p>17.88</text:p>
          </table:table-cell>
        </table:table-row>
        <table:table-row table:style-name="ro1">
          <table:table-cell office:value-type="float" office:value="81305" calcext:value-type="float">
            <text:p>81305</text:p>
          </table:table-cell>
          <table:table-cell office:value-type="string" calcext:value-type="string">
            <text:p>Azerbaijan shrub desert and steppe</text:p>
          </table:table-cell>
          <table:table-cell office:value-type="string" calcext:value-type="string">
            <text:p>teow</text:p>
          </table:table-cell>
          <table:table-cell office:value-type="float" office:value="64089.7244379208" calcext:value-type="float">
            <text:p>64089.7244379208</text:p>
          </table:table-cell>
          <table:table-cell office:value-type="float" office:value="64089.7318988133" calcext:value-type="float">
            <text:p>64089.7318988133</text:p>
          </table:table-cell>
          <table:table-cell office:value-type="float" office:value="100" calcext:value-type="float">
            <text:p>100</text:p>
          </table:table-cell>
          <table:table-cell office:value-type="float" office:value="3689.70811633031" calcext:value-type="float">
            <text:p>3689.70811633031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81306" calcext:value-type="float">
            <text:p>81306</text:p>
          </table:table-cell>
          <table:table-cell office:value-type="string" calcext:value-type="string">
            <text:p>Badghyz and Karabil semi-desert</text:p>
          </table:table-cell>
          <table:table-cell office:value-type="string" calcext:value-type="string">
            <text:p>teow</text:p>
          </table:table-cell>
          <table:table-cell office:value-type="float" office:value="133646.403518239" calcext:value-type="float">
            <text:p>133646.403518239</text:p>
          </table:table-cell>
          <table:table-cell office:value-type="float" office:value="133646.407919176" calcext:value-type="float">
            <text:p>133646.407919176</text:p>
          </table:table-cell>
          <table:table-cell office:value-type="float" office:value="100" calcext:value-type="float">
            <text:p>100</text:p>
          </table:table-cell>
          <table:table-cell office:value-type="float" office:value="3389.74837901714" calcext:value-type="float">
            <text:p>3389.74837901714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81307" calcext:value-type="float">
            <text:p>81307</text:p>
          </table:table-cell>
          <table:table-cell office:value-type="string" calcext:value-type="string">
            <text:p>Baluchistan xeric woodlands</text:p>
          </table:table-cell>
          <table:table-cell office:value-type="string" calcext:value-type="string">
            <text:p>teow</text:p>
          </table:table-cell>
          <table:table-cell office:value-type="float" office:value="288420.296268209" calcext:value-type="float">
            <text:p>288420.296268209</text:p>
          </table:table-cell>
          <table:table-cell office:value-type="float" office:value="288420.281161135" calcext:value-type="float">
            <text:p>288420.281161135</text:p>
          </table:table-cell>
          <table:table-cell office:value-type="float" office:value="100" calcext:value-type="float">
            <text:p>100</text:p>
          </table:table-cell>
          <table:table-cell office:value-type="float" office:value="9077.28278696716" calcext:value-type="float">
            <text:p>9077.28278696716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81308" calcext:value-type="float">
            <text:p>81308</text:p>
          </table:table-cell>
          <table:table-cell office:value-type="string" calcext:value-type="string">
            <text:p>Caspian lowland desert</text:p>
          </table:table-cell>
          <table:table-cell office:value-type="string" calcext:value-type="string">
            <text:p>teow</text:p>
          </table:table-cell>
          <table:table-cell office:value-type="float" office:value="267975.326413529" calcext:value-type="float">
            <text:p>267975.326413529</text:p>
          </table:table-cell>
          <table:table-cell office:value-type="float" office:value="267975.315407337" calcext:value-type="float">
            <text:p>267975.315407337</text:p>
          </table:table-cell>
          <table:table-cell office:value-type="float" office:value="100" calcext:value-type="float">
            <text:p>100</text:p>
          </table:table-cell>
          <table:table-cell office:value-type="float" office:value="19553.5991080946" calcext:value-type="float">
            <text:p>19553.5991080946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81309" calcext:value-type="float">
            <text:p>81309</text:p>
          </table:table-cell>
          <table:table-cell office:value-type="string" calcext:value-type="string">
            <text:p>Central Afghan Mountains xeric woodlands</text:p>
          </table:table-cell>
          <table:table-cell office:value-type="string" calcext:value-type="string">
            <text:p>teow</text:p>
          </table:table-cell>
          <table:table-cell office:value-type="float" office:value="139333.471511622" calcext:value-type="float">
            <text:p>139333.471511622</text:p>
          </table:table-cell>
          <table:table-cell office:value-type="float" office:value="139333.471513383" calcext:value-type="float">
            <text:p>139333.47151338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1310" calcext:value-type="float">
            <text:p>81310</text:p>
          </table:table-cell>
          <table:table-cell office:value-type="string" calcext:value-type="string">
            <text:p>Central Asian northern desert</text:p>
          </table:table-cell>
          <table:table-cell office:value-type="string" calcext:value-type="string">
            <text:p>teow</text:p>
          </table:table-cell>
          <table:table-cell office:value-type="float" office:value="663852.812371191" calcext:value-type="float">
            <text:p>663852.812371191</text:p>
          </table:table-cell>
          <table:table-cell office:value-type="float" office:value="663852.810667549" calcext:value-type="float">
            <text:p>663852.810667549</text:p>
          </table:table-cell>
          <table:table-cell office:value-type="float" office:value="100" calcext:value-type="float">
            <text:p>100</text:p>
          </table:table-cell>
          <table:table-cell office:value-type="float" office:value="14420.2975022311" calcext:value-type="float">
            <text:p>14420.2975022311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81311" calcext:value-type="float">
            <text:p>81311</text:p>
          </table:table-cell>
          <table:table-cell office:value-type="string" calcext:value-type="string">
            <text:p>Central Asian riparian woodlands</text:p>
          </table:table-cell>
          <table:table-cell office:value-type="string" calcext:value-type="string">
            <text:p>teow</text:p>
          </table:table-cell>
          <table:table-cell office:value-type="float" office:value="88800.1485446972" calcext:value-type="float">
            <text:p>88800.1485446972</text:p>
          </table:table-cell>
          <table:table-cell office:value-type="float" office:value="88800.0869077821" calcext:value-type="float">
            <text:p>88800.0869077821</text:p>
          </table:table-cell>
          <table:table-cell office:value-type="float" office:value="100" calcext:value-type="float">
            <text:p>100</text:p>
          </table:table-cell>
          <table:table-cell office:value-type="float" office:value="10853.6218385191" calcext:value-type="float">
            <text:p>10853.6218385191</text:p>
          </table:table-cell>
          <table:table-cell office:value-type="float" office:value="12.22" calcext:value-type="float">
            <text:p>12.22</text:p>
          </table:table-cell>
        </table:table-row>
        <table:table-row table:style-name="ro1">
          <table:table-cell office:value-type="float" office:value="81312" calcext:value-type="float">
            <text:p>81312</text:p>
          </table:table-cell>
          <table:table-cell office:value-type="string" calcext:value-type="string">
            <text:p>Central Asian southern desert</text:p>
          </table:table-cell>
          <table:table-cell office:value-type="string" calcext:value-type="string">
            <text:p>teow</text:p>
          </table:table-cell>
          <table:table-cell office:value-type="float" office:value="567375.696837607" calcext:value-type="float">
            <text:p>567375.696837607</text:p>
          </table:table-cell>
          <table:table-cell office:value-type="float" office:value="567375.714640291" calcext:value-type="float">
            <text:p>567375.714640291</text:p>
          </table:table-cell>
          <table:table-cell office:value-type="float" office:value="100" calcext:value-type="float">
            <text:p>100</text:p>
          </table:table-cell>
          <table:table-cell office:value-type="float" office:value="9803.28603550494" calcext:value-type="float">
            <text:p>9803.28603550494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81313" calcext:value-type="float">
            <text:p>81313</text:p>
          </table:table-cell>
          <table:table-cell office:value-type="string" calcext:value-type="string">
            <text:p>Central Persian desert basins</text:p>
          </table:table-cell>
          <table:table-cell office:value-type="string" calcext:value-type="string">
            <text:p>teow</text:p>
          </table:table-cell>
          <table:table-cell office:value-type="float" office:value="580655.322365362" calcext:value-type="float">
            <text:p>580655.322365362</text:p>
          </table:table-cell>
          <table:table-cell office:value-type="float" office:value="580640.390767785" calcext:value-type="float">
            <text:p>580640.390767785</text:p>
          </table:table-cell>
          <table:table-cell office:value-type="float" office:value="100" calcext:value-type="float">
            <text:p>100</text:p>
          </table:table-cell>
          <table:table-cell office:value-type="float" office:value="70348.9696388438" calcext:value-type="float">
            <text:p>70348.9696388438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float" office:value="81314" calcext:value-type="float">
            <text:p>81314</text:p>
          </table:table-cell>
          <table:table-cell office:value-type="string" calcext:value-type="string">
            <text:p>Eastern Gobi desert steppe</text:p>
          </table:table-cell>
          <table:table-cell office:value-type="string" calcext:value-type="string">
            <text:p>teow</text:p>
          </table:table-cell>
          <table:table-cell office:value-type="float" office:value="282367.595550652" calcext:value-type="float">
            <text:p>282367.595550652</text:p>
          </table:table-cell>
          <table:table-cell office:value-type="float" office:value="282367.581220025" calcext:value-type="float">
            <text:p>282367.581220025</text:p>
          </table:table-cell>
          <table:table-cell office:value-type="float" office:value="100" calcext:value-type="float">
            <text:p>100</text:p>
          </table:table-cell>
          <table:table-cell office:value-type="float" office:value="9440.73178233704" calcext:value-type="float">
            <text:p>9440.73178233704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81315" calcext:value-type="float">
            <text:p>81315</text:p>
          </table:table-cell>
          <table:table-cell office:value-type="string" calcext:value-type="string">
            <text:p>Gobi Lakes Valley desert steppe</text:p>
          </table:table-cell>
          <table:table-cell office:value-type="string" calcext:value-type="string">
            <text:p>teow</text:p>
          </table:table-cell>
          <table:table-cell office:value-type="float" office:value="139713.048020974" calcext:value-type="float">
            <text:p>139713.048020974</text:p>
          </table:table-cell>
          <table:table-cell office:value-type="float" office:value="139717.419447555" calcext:value-type="float">
            <text:p>139717.419447555</text:p>
          </table:table-cell>
          <table:table-cell office:value-type="float" office:value="100" calcext:value-type="float">
            <text:p>100</text:p>
          </table:table-cell>
          <table:table-cell office:value-type="float" office:value="5978.96143057963" calcext:value-type="float">
            <text:p>5978.96143057963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81316" calcext:value-type="float">
            <text:p>81316</text:p>
          </table:table-cell>
          <table:table-cell office:value-type="string" calcext:value-type="string">
            <text:p>Great Lakes Basin desert steppe</text:p>
          </table:table-cell>
          <table:table-cell office:value-type="string" calcext:value-type="string">
            <text:p>teow</text:p>
          </table:table-cell>
          <table:table-cell office:value-type="float" office:value="157705.828370346" calcext:value-type="float">
            <text:p>157705.828370346</text:p>
          </table:table-cell>
          <table:table-cell office:value-type="float" office:value="157705.837917684" calcext:value-type="float">
            <text:p>157705.837917684</text:p>
          </table:table-cell>
          <table:table-cell office:value-type="float" office:value="100" calcext:value-type="float">
            <text:p>100</text:p>
          </table:table-cell>
          <table:table-cell office:value-type="float" office:value="32236.1983921413" calcext:value-type="float">
            <text:p>32236.1983921413</text:p>
          </table:table-cell>
          <table:table-cell office:value-type="float" office:value="20.44" calcext:value-type="float">
            <text:p>20.44</text:p>
          </table:table-cell>
        </table:table-row>
        <table:table-row table:style-name="ro1">
          <table:table-cell office:value-type="float" office:value="81317" calcext:value-type="float">
            <text:p>81317</text:p>
          </table:table-cell>
          <table:table-cell office:value-type="string" calcext:value-type="string">
            <text:p>Junggar Basin semi-desert</text:p>
          </table:table-cell>
          <table:table-cell office:value-type="string" calcext:value-type="string">
            <text:p>teow</text:p>
          </table:table-cell>
          <table:table-cell office:value-type="float" office:value="304940.811466529" calcext:value-type="float">
            <text:p>304940.811466529</text:p>
          </table:table-cell>
          <table:table-cell office:value-type="float" office:value="304940.824139442" calcext:value-type="float">
            <text:p>304940.824139442</text:p>
          </table:table-cell>
          <table:table-cell office:value-type="float" office:value="100" calcext:value-type="float">
            <text:p>100</text:p>
          </table:table-cell>
          <table:table-cell office:value-type="float" office:value="11491.5737966114" calcext:value-type="float">
            <text:p>11491.5737966114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81318" calcext:value-type="float">
            <text:p>81318</text:p>
          </table:table-cell>
          <table:table-cell office:value-type="string" calcext:value-type="string">
            <text:p>Kazakh semi-desert</text:p>
          </table:table-cell>
          <table:table-cell office:value-type="string" calcext:value-type="string">
            <text:p>teow</text:p>
          </table:table-cell>
          <table:table-cell office:value-type="float" office:value="680441.664383014" calcext:value-type="float">
            <text:p>680441.664383014</text:p>
          </table:table-cell>
          <table:table-cell office:value-type="float" office:value="680441.669154151" calcext:value-type="float">
            <text:p>680441.669154151</text:p>
          </table:table-cell>
          <table:table-cell office:value-type="float" office:value="100" calcext:value-type="float">
            <text:p>100</text:p>
          </table:table-cell>
          <table:table-cell office:value-type="float" office:value="7608.65773086423" calcext:value-type="float">
            <text:p>7608.65773086423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81319" calcext:value-type="float">
            <text:p>81319</text:p>
          </table:table-cell>
          <table:table-cell office:value-type="string" calcext:value-type="string">
            <text:p>Kopet Dag semi-desert</text:p>
          </table:table-cell>
          <table:table-cell office:value-type="string" calcext:value-type="string">
            <text:p>teow</text:p>
          </table:table-cell>
          <table:table-cell office:value-type="float" office:value="26285.3033243417" calcext:value-type="float">
            <text:p>26285.3033243417</text:p>
          </table:table-cell>
          <table:table-cell office:value-type="float" office:value="26285.293570749" calcext:value-type="float">
            <text:p>26285.2935707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1320" calcext:value-type="float">
            <text:p>81320</text:p>
          </table:table-cell>
          <table:table-cell office:value-type="string" calcext:value-type="string">
            <text:p>Mesopotamian shrub desert</text:p>
          </table:table-cell>
          <table:table-cell office:value-type="string" calcext:value-type="string">
            <text:p>teow</text:p>
          </table:table-cell>
          <table:table-cell office:value-type="float" office:value="210908.129040582" calcext:value-type="float">
            <text:p>210908.129040582</text:p>
          </table:table-cell>
          <table:table-cell office:value-type="float" office:value="210908.165057689" calcext:value-type="float">
            <text:p>210908.165057689</text:p>
          </table:table-cell>
          <table:table-cell office:value-type="float" office:value="100" calcext:value-type="float">
            <text:p>100</text:p>
          </table:table-cell>
          <table:table-cell office:value-type="float" office:value="1781.1367230478" calcext:value-type="float">
            <text:p>1781.1367230478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81321" calcext:value-type="float">
            <text:p>81321</text:p>
          </table:table-cell>
          <table:table-cell office:value-type="string" calcext:value-type="string">
            <text:p>North Saharan steppe and woodlands</text:p>
          </table:table-cell>
          <table:table-cell office:value-type="string" calcext:value-type="string">
            <text:p>teow</text:p>
          </table:table-cell>
          <table:table-cell office:value-type="float" office:value="1673404.26188043" calcext:value-type="float">
            <text:p>1673404.26188043</text:p>
          </table:table-cell>
          <table:table-cell office:value-type="float" office:value="1673393.19184485" calcext:value-type="float">
            <text:p>1673393.19184485</text:p>
          </table:table-cell>
          <table:table-cell office:value-type="float" office:value="100" calcext:value-type="float">
            <text:p>100</text:p>
          </table:table-cell>
          <table:table-cell office:value-type="float" office:value="64504.8950745816" calcext:value-type="float">
            <text:p>64504.8950745816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81322" calcext:value-type="float">
            <text:p>81322</text:p>
          </table:table-cell>
          <table:table-cell office:value-type="string" calcext:value-type="string">
            <text:p>Paropamisus xeric woodlands</text:p>
          </table:table-cell>
          <table:table-cell office:value-type="string" calcext:value-type="string">
            <text:p>teow</text:p>
          </table:table-cell>
          <table:table-cell office:value-type="float" office:value="92608.9895088759" calcext:value-type="float">
            <text:p>92608.9895088759</text:p>
          </table:table-cell>
          <table:table-cell office:value-type="float" office:value="92608.9884659453" calcext:value-type="float">
            <text:p>92608.9884659453</text:p>
          </table:table-cell>
          <table:table-cell office:value-type="float" office:value="100" calcext:value-type="float">
            <text:p>100</text:p>
          </table:table-cell>
          <table:table-cell office:value-type="float" office:value="451.216477638585" calcext:value-type="float">
            <text:p>451.21647763858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81323" calcext:value-type="float">
            <text:p>81323</text:p>
          </table:table-cell>
          <table:table-cell office:value-type="string" calcext:value-type="string">
            <text:p>Persian Gulf desert and semi-desert</text:p>
          </table:table-cell>
          <table:table-cell office:value-type="string" calcext:value-type="string">
            <text:p>teow</text:p>
          </table:table-cell>
          <table:table-cell office:value-type="float" office:value="71856.0847235727" calcext:value-type="float">
            <text:p>71856.0847235727</text:p>
          </table:table-cell>
          <table:table-cell office:value-type="float" office:value="71856.0701627779" calcext:value-type="float">
            <text:p>71856.0701627779</text:p>
          </table:table-cell>
          <table:table-cell office:value-type="float" office:value="100" calcext:value-type="float">
            <text:p>100</text:p>
          </table:table-cell>
          <table:table-cell office:value-type="float" office:value="2720.8711749736" calcext:value-type="float">
            <text:p>2720.8711749736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81324" calcext:value-type="float">
            <text:p>81324</text:p>
          </table:table-cell>
          <table:table-cell office:value-type="string" calcext:value-type="string">
            <text:p>Qaidam Basin semi-desert</text:p>
          </table:table-cell>
          <table:table-cell office:value-type="string" calcext:value-type="string">
            <text:p>teow</text:p>
          </table:table-cell>
          <table:table-cell office:value-type="float" office:value="192144.470069188" calcext:value-type="float">
            <text:p>192144.470069188</text:p>
          </table:table-cell>
          <table:table-cell office:value-type="float" office:value="192144.470069335" calcext:value-type="float">
            <text:p>192144.4700693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1325" calcext:value-type="float">
            <text:p>81325</text:p>
          </table:table-cell>
          <table:table-cell office:value-type="string" calcext:value-type="string">
            <text:p>Red Sea Nubo-Sindian tropical desert and semi-desert</text:p>
          </table:table-cell>
          <table:table-cell office:value-type="string" calcext:value-type="string">
            <text:p>teow</text:p>
          </table:table-cell>
          <table:table-cell office:value-type="float" office:value="649157.989752183" calcext:value-type="float">
            <text:p>649157.989752183</text:p>
          </table:table-cell>
          <table:table-cell office:value-type="float" office:value="649155.596751808" calcext:value-type="float">
            <text:p>649155.596751808</text:p>
          </table:table-cell>
          <table:table-cell office:value-type="float" office:value="100" calcext:value-type="float">
            <text:p>100</text:p>
          </table:table-cell>
          <table:table-cell office:value-type="float" office:value="38156.7847691991" calcext:value-type="float">
            <text:p>38156.7847691991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81326" calcext:value-type="float">
            <text:p>81326</text:p>
          </table:table-cell>
          <table:table-cell office:value-type="string" calcext:value-type="string">
            <text:p>Registan-North Pakistan sandy desert</text:p>
          </table:table-cell>
          <table:table-cell office:value-type="string" calcext:value-type="string">
            <text:p>teow</text:p>
          </table:table-cell>
          <table:table-cell office:value-type="float" office:value="276998.942251405" calcext:value-type="float">
            <text:p>276998.942251405</text:p>
          </table:table-cell>
          <table:table-cell office:value-type="float" office:value="276998.971621638" calcext:value-type="float">
            <text:p>276998.971621638</text:p>
          </table:table-cell>
          <table:table-cell office:value-type="float" office:value="100" calcext:value-type="float">
            <text:p>100</text:p>
          </table:table-cell>
          <table:table-cell office:value-type="float" office:value="3987.58268431333" calcext:value-type="float">
            <text:p>3987.58268431333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81327" calcext:value-type="float">
            <text:p>81327</text:p>
          </table:table-cell>
          <table:table-cell office:value-type="string" calcext:value-type="string">
            <text:p>Sahara desert</text:p>
          </table:table-cell>
          <table:table-cell office:value-type="string" calcext:value-type="string">
            <text:p>teow</text:p>
          </table:table-cell>
          <table:table-cell office:value-type="float" office:value="4629415.47654288" calcext:value-type="float">
            <text:p>4629415.47654288</text:p>
          </table:table-cell>
          <table:table-cell office:value-type="float" office:value="4629417.54197623" calcext:value-type="float">
            <text:p>4629417.54197623</text:p>
          </table:table-cell>
          <table:table-cell office:value-type="float" office:value="100" calcext:value-type="float">
            <text:p>100</text:p>
          </table:table-cell>
          <table:table-cell office:value-type="float" office:value="172791.294508617" calcext:value-type="float">
            <text:p>172791.294508617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81328" calcext:value-type="float">
            <text:p>81328</text:p>
          </table:table-cell>
          <table:table-cell office:value-type="string" calcext:value-type="string">
            <text:p>South Iran Nubo-Sindian desert and semi-desert</text:p>
          </table:table-cell>
          <table:table-cell office:value-type="string" calcext:value-type="string">
            <text:p>teow</text:p>
          </table:table-cell>
          <table:table-cell office:value-type="float" office:value="349051.255756479" calcext:value-type="float">
            <text:p>349051.255756479</text:p>
          </table:table-cell>
          <table:table-cell office:value-type="float" office:value="349049.982256044" calcext:value-type="float">
            <text:p>349049.982256044</text:p>
          </table:table-cell>
          <table:table-cell office:value-type="float" office:value="100" calcext:value-type="float">
            <text:p>100</text:p>
          </table:table-cell>
          <table:table-cell office:value-type="float" office:value="26121.1916255883" calcext:value-type="float">
            <text:p>26121.1916255883</text:p>
          </table:table-cell>
          <table:table-cell office:value-type="float" office:value="7.48" calcext:value-type="float">
            <text:p>7.48</text:p>
          </table:table-cell>
        </table:table-row>
        <table:table-row table:style-name="ro1">
          <table:table-cell office:value-type="float" office:value="81329" calcext:value-type="float">
            <text:p>81329</text:p>
          </table:table-cell>
          <table:table-cell office:value-type="string" calcext:value-type="string">
            <text:p>South Saharan steppe and woodlands</text:p>
          </table:table-cell>
          <table:table-cell office:value-type="string" calcext:value-type="string">
            <text:p>teow</text:p>
          </table:table-cell>
          <table:table-cell office:value-type="float" office:value="1098255.02808363" calcext:value-type="float">
            <text:p>1098255.02808363</text:p>
          </table:table-cell>
          <table:table-cell office:value-type="float" office:value="1098255.03774287" calcext:value-type="float">
            <text:p>1098255.03774287</text:p>
          </table:table-cell>
          <table:table-cell office:value-type="float" office:value="100" calcext:value-type="float">
            <text:p>100</text:p>
          </table:table-cell>
          <table:table-cell office:value-type="float" office:value="124471.100362004" calcext:value-type="float">
            <text:p>124471.100362004</text:p>
          </table:table-cell>
          <table:table-cell office:value-type="float" office:value="11.33" calcext:value-type="float">
            <text:p>11.33</text:p>
          </table:table-cell>
        </table:table-row>
        <table:table-row table:style-name="ro1">
          <table:table-cell office:value-type="float" office:value="81330" calcext:value-type="float">
            <text:p>81330</text:p>
          </table:table-cell>
          <table:table-cell office:value-type="string" calcext:value-type="string">
            <text:p>Taklimakan desert</text:p>
          </table:table-cell>
          <table:table-cell office:value-type="string" calcext:value-type="string">
            <text:p>teow</text:p>
          </table:table-cell>
          <table:table-cell office:value-type="float" office:value="742657.015167728" calcext:value-type="float">
            <text:p>742657.015167728</text:p>
          </table:table-cell>
          <table:table-cell office:value-type="float" office:value="742657.015167212" calcext:value-type="float">
            <text:p>742657.015167212</text:p>
          </table:table-cell>
          <table:table-cell office:value-type="float" office:value="100" calcext:value-type="float">
            <text:p>100</text:p>
          </table:table-cell>
          <table:table-cell office:value-type="float" office:value="329.478422248406" calcext:value-type="float">
            <text:p>329.47842224840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81331" calcext:value-type="float">
            <text:p>81331</text:p>
          </table:table-cell>
          <table:table-cell office:value-type="string" calcext:value-type="string">
            <text:p>Tibesti-Jebel Uweinat montane xeric woodlands</text:p>
          </table:table-cell>
          <table:table-cell office:value-type="string" calcext:value-type="string">
            <text:p>teow</text:p>
          </table:table-cell>
          <table:table-cell office:value-type="float" office:value="82009.3160627312" calcext:value-type="float">
            <text:p>82009.3160627312</text:p>
          </table:table-cell>
          <table:table-cell office:value-type="float" office:value="82009.3161677655" calcext:value-type="float">
            <text:p>82009.3161677655</text:p>
          </table:table-cell>
          <table:table-cell office:value-type="float" office:value="100" calcext:value-type="float">
            <text:p>100</text:p>
          </table:table-cell>
          <table:table-cell office:value-type="float" office:value="238.066783936553" calcext:value-type="float">
            <text:p>238.06678393655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81332" calcext:value-type="float">
            <text:p>81332</text:p>
          </table:table-cell>
          <table:table-cell office:value-type="string" calcext:value-type="string">
            <text:p>West Saharan montane xeric woodlands</text:p>
          </table:table-cell>
          <table:table-cell office:value-type="string" calcext:value-type="string">
            <text:p>teow</text:p>
          </table:table-cell>
          <table:table-cell office:value-type="float" office:value="257450.334341897" calcext:value-type="float">
            <text:p>257450.334341897</text:p>
          </table:table-cell>
          <table:table-cell office:value-type="float" office:value="257450.344695302" calcext:value-type="float">
            <text:p>257450.344695302</text:p>
          </table:table-cell>
          <table:table-cell office:value-type="float" office:value="100" calcext:value-type="float">
            <text:p>100</text:p>
          </table:table-cell>
          <table:table-cell office:value-type="float" office:value="107426.323009575" calcext:value-type="float">
            <text:p>107426.323009575</text:p>
          </table:table-cell>
          <table:table-cell office:value-type="float" office:value="41.73" calcext:value-type="float">
            <text:p>41.73</text:p>
          </table:table-cell>
        </table:table-row>
        <table:table-row table:style-name="ro1">
          <table:table-cell office:value-type="float" office:value="81333" calcext:value-type="float">
            <text:p>81333</text:p>
          </table:table-cell>
          <table:table-cell office:value-type="string" calcext:value-type="string">
            <text:p>Red Sea coastal desert</text:p>
          </table:table-cell>
          <table:table-cell office:value-type="string" calcext:value-type="string">
            <text:p>teow</text:p>
          </table:table-cell>
          <table:table-cell office:value-type="float" office:value="58941.5150688543" calcext:value-type="float">
            <text:p>58941.5150688543</text:p>
          </table:table-cell>
          <table:table-cell office:value-type="float" office:value="58941.4495386352" calcext:value-type="float">
            <text:p>58941.4495386352</text:p>
          </table:table-cell>
          <table:table-cell office:value-type="float" office:value="100" calcext:value-type="float">
            <text:p>100</text:p>
          </table:table-cell>
          <table:table-cell office:value-type="float" office:value="15590.3008091693" calcext:value-type="float">
            <text:p>15590.3008091693</text:p>
          </table:table-cell>
          <table:table-cell office:value-type="float" office:value="26.45" calcext:value-type="float">
            <text:p>26.45</text:p>
          </table:table-cell>
        </table:table-row>
        <table:table-row table:style-name="ro1">
          <table:table-cell office:value-type="float" office:value="100001" calcext:value-type="float">
            <text:p>100001</text:p>
          </table:table-cell>
          <table:table-cell office:value-type="string" calcext:value-type="string">
            <text:p>unassigned_land</text:p>
          </table:table-cell>
          <table:table-cell office:value-type="string" calcext:value-type="string">
            <text:p>eeow</text:p>
          </table:table-cell>
          <table:table-cell office:value-type="float" office:value="599232.080967727" calcext:value-type="float">
            <text:p>599232.080967727</text:p>
          </table:table-cell>
          <table:table-cell office:value-type="float" office:value="599201.214988752" calcext:value-type="float">
            <text:p>599201.214988752</text:p>
          </table:table-cell>
          <table:table-cell office:value-type="float" office:value="99.99" calcext:value-type="float">
            <text:p>99.99</text:p>
          </table:table-cell>
          <table:table-cell office:value-type="float" office:value="143250.278673249" calcext:value-type="float">
            <text:p>143250.278673249</text:p>
          </table:table-cell>
          <table:table-cell office:value-type="float" office:value="23.91" calcext:value-type="float">
            <text:p>23.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784" meta:object-count="0"/>
    <meta:generator>LibreOffice/6.4.4.2$Linux_X86_64 LibreOffice_project/40$Build-2</meta:generator>
  </office:meta>
</office:document-meta>
</file>